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umber of Indicators</text:p>
          </table:table-cell>
          <table:table-cell table:number-columns-repeated="51" table:style-name="ce3" office:value-type="float" office:value="2" calcext:value-type="float">
            <text:p>2</text:p>
          </table:table-cell>
          <table:table-cell table:number-columns-repeated="51" table:style-name="ce3" office:value-type="float" office:value="3" calcext:value-type="float">
            <text:p>3</text:p>
          </table:table-cell>
          <table:table-cell table:number-columns-repeated="51" table:style-name="ce3" office:value-type="float" office:value="4" calcext:value-type="float">
            <text:p>4</text:p>
          </table:table-cell>
          <table:table-cell table:number-columns-repeated="51" table:style-name="ce3" office:value-type="float" office:value="5" calcext:value-type="float">
            <text:p>5</text:p>
          </table:table-cell>
          <table:table-cell table:number-columns-repeated="51" table:style-name="ce3" office:value-type="float" office:value="6" calcext:value-type="float">
            <text:p>6</text:p>
          </table:table-cell>
          <table:table-cell table:number-columns-repeated="51" table:style-name="ce3" office:value-type="float" office:value="7" calcext:value-type="float">
            <text:p>7</text:p>
          </table:table-cell>
          <table:table-cell table:number-columns-repeated="51" table:style-name="ce3" office:value-type="float" office:value="8" calcext:value-type="float">
            <text:p>8</text:p>
          </table:table-cell>
          <table:table-cell table:number-columns-repeated="51" table:style-name="ce3" office:value-type="float" office:value="9" calcext:value-type="float">
            <text:p>9</text:p>
          </table:table-cell>
          <table:table-cell table:number-columns-repeated="51" table:style-name="ce3" office:value-type="float" office:value="10" calcext:value-type="float">
            <text:p>10</text:p>
          </table:table-cell>
          <table:table-cell table:number-columns-repeated="51" table:style-name="ce3" office:value-type="float" office:value="11" calcext:value-type="float">
            <text:p>11</text:p>
          </table:table-cell>
          <table:table-cell table:number-columns-repeated="51" table:style-name="ce3" office:value-type="float" office:value="12" calcext:value-type="float">
            <text:p>12</text:p>
          </table:table-cell>
          <table:table-cell table:number-columns-repeated="51" table:style-name="ce3" office:value-type="float" office:value="13" calcext:value-type="float">
            <text:p>13</text:p>
          </table:table-cell>
          <table:table-cell table:number-columns-repeated="51" table:style-name="ce3" office:value-type="float" office:value="14" calcext:value-type="float">
            <text:p>14</text:p>
          </table:table-cell>
          <table:table-cell table:number-columns-repeated="51" table:style-name="ce3" office:value-type="float" office:value="15" calcext:value-type="float">
            <text:p>15</text:p>
          </table:table-cell>
          <table:table-cell table:style-name="ce3" table:number-columns-repeated="309"/>
        </table:table-row>
        <table:table-row table:style-name="ro1">
          <table:table-cell table:style-name="ce1" office:value-type="string" calcext:value-type="string">
            <text:p>Orness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09"/>
        </table:table-row>
        <table:table-row table:style-name="ro1">
          <table:table-cell table:style-name="ce1"/>
          <table:table-cell table:style-name="ce3" table:formula="of:=[.B1]&amp;&quot;-&quot;&amp;[.B2]" office:value-type="string" office:string-value="2-0.5" calcext:value-type="string">
            <text:p>2-0.5</text:p>
          </table:table-cell>
          <table:table-cell table:style-name="ce3" table:formula="of:=[.C1]&amp;&quot;-&quot;&amp;[.C2]" office:value-type="string" office:string-value="2-0.51" calcext:value-type="string">
            <text:p>2-0.51</text:p>
          </table:table-cell>
          <table:table-cell table:style-name="ce3" table:formula="of:=[.D1]&amp;&quot;-&quot;&amp;[.D2]" office:value-type="string" office:string-value="2-0.52" calcext:value-type="string">
            <text:p>2-0.52</text:p>
          </table:table-cell>
          <table:table-cell table:style-name="ce3" table:formula="of:=[.E1]&amp;&quot;-&quot;&amp;[.E2]" office:value-type="string" office:string-value="2-0.53" calcext:value-type="string">
            <text:p>2-0.53</text:p>
          </table:table-cell>
          <table:table-cell table:style-name="ce3" table:formula="of:=[.F1]&amp;&quot;-&quot;&amp;[.F2]" office:value-type="string" office:string-value="2-0.54" calcext:value-type="string">
            <text:p>2-0.54</text:p>
          </table:table-cell>
          <table:table-cell table:style-name="ce3" table:formula="of:=[.G1]&amp;&quot;-&quot;&amp;[.G2]" office:value-type="string" office:string-value="2-0.55" calcext:value-type="string">
            <text:p>2-0.55</text:p>
          </table:table-cell>
          <table:table-cell table:style-name="ce3" table:formula="of:=[.H1]&amp;&quot;-&quot;&amp;[.H2]" office:value-type="string" office:string-value="2-0.56" calcext:value-type="string">
            <text:p>2-0.56</text:p>
          </table:table-cell>
          <table:table-cell table:style-name="ce3" table:formula="of:=[.I1]&amp;&quot;-&quot;&amp;[.I2]" office:value-type="string" office:string-value="2-0.57" calcext:value-type="string">
            <text:p>2-0.57</text:p>
          </table:table-cell>
          <table:table-cell table:style-name="ce3" table:formula="of:=[.J1]&amp;&quot;-&quot;&amp;[.J2]" office:value-type="string" office:string-value="2-0.58" calcext:value-type="string">
            <text:p>2-0.58</text:p>
          </table:table-cell>
          <table:table-cell table:style-name="ce3" table:formula="of:=[.K1]&amp;&quot;-&quot;&amp;[.K2]" office:value-type="string" office:string-value="2-0.59" calcext:value-type="string">
            <text:p>2-0.59</text:p>
          </table:table-cell>
          <table:table-cell table:style-name="ce3" table:formula="of:=[.L1]&amp;&quot;-&quot;&amp;[.L2]" office:value-type="string" office:string-value="2-0.6" calcext:value-type="string">
            <text:p>2-0.6</text:p>
          </table:table-cell>
          <table:table-cell table:style-name="ce3" table:formula="of:=[.M1]&amp;&quot;-&quot;&amp;[.M2]" office:value-type="string" office:string-value="2-0.61" calcext:value-type="string">
            <text:p>2-0.61</text:p>
          </table:table-cell>
          <table:table-cell table:style-name="ce3" table:formula="of:=[.N1]&amp;&quot;-&quot;&amp;[.N2]" office:value-type="string" office:string-value="2-0.62" calcext:value-type="string">
            <text:p>2-0.62</text:p>
          </table:table-cell>
          <table:table-cell table:style-name="ce3" table:formula="of:=[.O1]&amp;&quot;-&quot;&amp;[.O2]" office:value-type="string" office:string-value="2-0.63" calcext:value-type="string">
            <text:p>2-0.63</text:p>
          </table:table-cell>
          <table:table-cell table:style-name="ce3" table:formula="of:=[.P1]&amp;&quot;-&quot;&amp;[.P2]" office:value-type="string" office:string-value="2-0.64" calcext:value-type="string">
            <text:p>2-0.64</text:p>
          </table:table-cell>
          <table:table-cell table:style-name="ce3" table:formula="of:=[.Q1]&amp;&quot;-&quot;&amp;[.Q2]" office:value-type="string" office:string-value="2-0.65" calcext:value-type="string">
            <text:p>2-0.65</text:p>
          </table:table-cell>
          <table:table-cell table:style-name="ce3" table:formula="of:=[.R1]&amp;&quot;-&quot;&amp;[.R2]" office:value-type="string" office:string-value="2-0.66" calcext:value-type="string">
            <text:p>2-0.66</text:p>
          </table:table-cell>
          <table:table-cell table:style-name="ce3" table:formula="of:=[.S1]&amp;&quot;-&quot;&amp;[.S2]" office:value-type="string" office:string-value="2-0.67" calcext:value-type="string">
            <text:p>2-0.67</text:p>
          </table:table-cell>
          <table:table-cell table:style-name="ce3" table:formula="of:=[.T1]&amp;&quot;-&quot;&amp;[.T2]" office:value-type="string" office:string-value="2-0.68" calcext:value-type="string">
            <text:p>2-0.68</text:p>
          </table:table-cell>
          <table:table-cell table:style-name="ce3" table:formula="of:=[.U1]&amp;&quot;-&quot;&amp;[.U2]" office:value-type="string" office:string-value="2-0.69" calcext:value-type="string">
            <text:p>2-0.69</text:p>
          </table:table-cell>
          <table:table-cell table:style-name="ce3" table:formula="of:=[.V1]&amp;&quot;-&quot;&amp;[.V2]" office:value-type="string" office:string-value="2-0.7" calcext:value-type="string">
            <text:p>2-0.7</text:p>
          </table:table-cell>
          <table:table-cell table:style-name="ce3" table:formula="of:=[.W1]&amp;&quot;-&quot;&amp;[.W2]" office:value-type="string" office:string-value="2-0.71" calcext:value-type="string">
            <text:p>2-0.71</text:p>
          </table:table-cell>
          <table:table-cell table:style-name="ce3" table:formula="of:=[.X1]&amp;&quot;-&quot;&amp;[.X2]" office:value-type="string" office:string-value="2-0.72" calcext:value-type="string">
            <text:p>2-0.72</text:p>
          </table:table-cell>
          <table:table-cell table:style-name="ce3" table:formula="of:=[.Y1]&amp;&quot;-&quot;&amp;[.Y2]" office:value-type="string" office:string-value="2-0.73" calcext:value-type="string">
            <text:p>2-0.73</text:p>
          </table:table-cell>
          <table:table-cell table:style-name="ce3" table:formula="of:=[.Z1]&amp;&quot;-&quot;&amp;[.Z2]" office:value-type="string" office:string-value="2-0.74" calcext:value-type="string">
            <text:p>2-0.74</text:p>
          </table:table-cell>
          <table:table-cell table:style-name="ce3" table:formula="of:=[.AA1]&amp;&quot;-&quot;&amp;[.AA2]" office:value-type="string" office:string-value="2-0.75" calcext:value-type="string">
            <text:p>2-0.75</text:p>
          </table:table-cell>
          <table:table-cell table:style-name="ce3" table:formula="of:=[.AB1]&amp;&quot;-&quot;&amp;[.AB2]" office:value-type="string" office:string-value="2-0.76" calcext:value-type="string">
            <text:p>2-0.76</text:p>
          </table:table-cell>
          <table:table-cell table:style-name="ce3" table:formula="of:=[.AC1]&amp;&quot;-&quot;&amp;[.AC2]" office:value-type="string" office:string-value="2-0.77" calcext:value-type="string">
            <text:p>2-0.77</text:p>
          </table:table-cell>
          <table:table-cell table:style-name="ce3" table:formula="of:=[.AD1]&amp;&quot;-&quot;&amp;[.AD2]" office:value-type="string" office:string-value="2-0.78" calcext:value-type="string">
            <text:p>2-0.78</text:p>
          </table:table-cell>
          <table:table-cell table:style-name="ce3" table:formula="of:=[.AE1]&amp;&quot;-&quot;&amp;[.AE2]" office:value-type="string" office:string-value="2-0.79" calcext:value-type="string">
            <text:p>2-0.79</text:p>
          </table:table-cell>
          <table:table-cell table:style-name="ce3" table:formula="of:=[.AF1]&amp;&quot;-&quot;&amp;[.AF2]" office:value-type="string" office:string-value="2-0.8" calcext:value-type="string">
            <text:p>2-0.8</text:p>
          </table:table-cell>
          <table:table-cell table:style-name="ce3" table:formula="of:=[.AG1]&amp;&quot;-&quot;&amp;[.AG2]" office:value-type="string" office:string-value="2-0.81" calcext:value-type="string">
            <text:p>2-0.81</text:p>
          </table:table-cell>
          <table:table-cell table:style-name="ce3" table:formula="of:=[.AH1]&amp;&quot;-&quot;&amp;[.AH2]" office:value-type="string" office:string-value="2-0.82" calcext:value-type="string">
            <text:p>2-0.82</text:p>
          </table:table-cell>
          <table:table-cell table:style-name="ce3" table:formula="of:=[.AI1]&amp;&quot;-&quot;&amp;[.AI2]" office:value-type="string" office:string-value="2-0.83" calcext:value-type="string">
            <text:p>2-0.83</text:p>
          </table:table-cell>
          <table:table-cell table:style-name="ce3" table:formula="of:=[.AJ1]&amp;&quot;-&quot;&amp;[.AJ2]" office:value-type="string" office:string-value="2-0.84" calcext:value-type="string">
            <text:p>2-0.84</text:p>
          </table:table-cell>
          <table:table-cell table:style-name="ce3" table:formula="of:=[.AK1]&amp;&quot;-&quot;&amp;[.AK2]" office:value-type="string" office:string-value="2-0.85" calcext:value-type="string">
            <text:p>2-0.85</text:p>
          </table:table-cell>
          <table:table-cell table:style-name="ce3" table:formula="of:=[.AL1]&amp;&quot;-&quot;&amp;[.AL2]" office:value-type="string" office:string-value="2-0.86" calcext:value-type="string">
            <text:p>2-0.86</text:p>
          </table:table-cell>
          <table:table-cell table:style-name="ce3" table:formula="of:=[.AM1]&amp;&quot;-&quot;&amp;[.AM2]" office:value-type="string" office:string-value="2-0.87" calcext:value-type="string">
            <text:p>2-0.87</text:p>
          </table:table-cell>
          <table:table-cell table:style-name="ce3" table:formula="of:=[.AN1]&amp;&quot;-&quot;&amp;[.AN2]" office:value-type="string" office:string-value="2-0.88" calcext:value-type="string">
            <text:p>2-0.88</text:p>
          </table:table-cell>
          <table:table-cell table:style-name="ce3" table:formula="of:=[.AO1]&amp;&quot;-&quot;&amp;[.AO2]" office:value-type="string" office:string-value="2-0.89" calcext:value-type="string">
            <text:p>2-0.89</text:p>
          </table:table-cell>
          <table:table-cell table:style-name="ce3" table:formula="of:=[.AP1]&amp;&quot;-&quot;&amp;[.AP2]" office:value-type="string" office:string-value="2-0.9" calcext:value-type="string">
            <text:p>2-0.9</text:p>
          </table:table-cell>
          <table:table-cell table:style-name="ce3" table:formula="of:=[.AQ1]&amp;&quot;-&quot;&amp;[.AQ2]" office:value-type="string" office:string-value="2-0.91" calcext:value-type="string">
            <text:p>2-0.91</text:p>
          </table:table-cell>
          <table:table-cell table:style-name="ce3" table:formula="of:=[.AR1]&amp;&quot;-&quot;&amp;[.AR2]" office:value-type="string" office:string-value="2-0.92" calcext:value-type="string">
            <text:p>2-0.92</text:p>
          </table:table-cell>
          <table:table-cell table:style-name="ce3" table:formula="of:=[.AS1]&amp;&quot;-&quot;&amp;[.AS2]" office:value-type="string" office:string-value="2-0.93" calcext:value-type="string">
            <text:p>2-0.93</text:p>
          </table:table-cell>
          <table:table-cell table:style-name="ce3" table:formula="of:=[.AT1]&amp;&quot;-&quot;&amp;[.AT2]" office:value-type="string" office:string-value="2-0.94" calcext:value-type="string">
            <text:p>2-0.94</text:p>
          </table:table-cell>
          <table:table-cell table:style-name="ce3" table:formula="of:=[.AU1]&amp;&quot;-&quot;&amp;[.AU2]" office:value-type="string" office:string-value="2-0.95" calcext:value-type="string">
            <text:p>2-0.95</text:p>
          </table:table-cell>
          <table:table-cell table:style-name="ce3" table:formula="of:=[.AV1]&amp;&quot;-&quot;&amp;[.AV2]" office:value-type="string" office:string-value="2-0.96" calcext:value-type="string">
            <text:p>2-0.96</text:p>
          </table:table-cell>
          <table:table-cell table:style-name="ce3" table:formula="of:=[.AW1]&amp;&quot;-&quot;&amp;[.AW2]" office:value-type="string" office:string-value="2-0.97" calcext:value-type="string">
            <text:p>2-0.97</text:p>
          </table:table-cell>
          <table:table-cell table:style-name="ce3" table:formula="of:=[.AX1]&amp;&quot;-&quot;&amp;[.AX2]" office:value-type="string" office:string-value="2-0.98" calcext:value-type="string">
            <text:p>2-0.98</text:p>
          </table:table-cell>
          <table:table-cell table:style-name="ce3" table:formula="of:=[.AY1]&amp;&quot;-&quot;&amp;[.AY2]" office:value-type="string" office:string-value="2-0.99" calcext:value-type="string">
            <text:p>2-0.99</text:p>
          </table:table-cell>
          <table:table-cell table:style-name="ce3" table:formula="of:=[.AZ1]&amp;&quot;-&quot;&amp;[.AZ2]" office:value-type="string" office:string-value="2-1" calcext:value-type="string">
            <text:p>2-1</text:p>
          </table:table-cell>
          <table:table-cell table:style-name="ce3" table:formula="of:=[.BA1]&amp;&quot;-&quot;&amp;[.BA2]" office:value-type="string" office:string-value="3-0.5" calcext:value-type="string">
            <text:p>3-0.5</text:p>
          </table:table-cell>
          <table:table-cell table:style-name="ce3" table:formula="of:=[.BB1]&amp;&quot;-&quot;&amp;[.BB2]" office:value-type="string" office:string-value="3-0.51" calcext:value-type="string">
            <text:p>3-0.51</text:p>
          </table:table-cell>
          <table:table-cell table:style-name="ce3" table:formula="of:=[.BC1]&amp;&quot;-&quot;&amp;[.BC2]" office:value-type="string" office:string-value="3-0.52" calcext:value-type="string">
            <text:p>3-0.52</text:p>
          </table:table-cell>
          <table:table-cell table:style-name="ce3" table:formula="of:=[.BD1]&amp;&quot;-&quot;&amp;[.BD2]" office:value-type="string" office:string-value="3-0.53" calcext:value-type="string">
            <text:p>3-0.53</text:p>
          </table:table-cell>
          <table:table-cell table:style-name="ce3" table:formula="of:=[.BE1]&amp;&quot;-&quot;&amp;[.BE2]" office:value-type="string" office:string-value="3-0.54" calcext:value-type="string">
            <text:p>3-0.54</text:p>
          </table:table-cell>
          <table:table-cell table:style-name="ce3" table:formula="of:=[.BF1]&amp;&quot;-&quot;&amp;[.BF2]" office:value-type="string" office:string-value="3-0.55" calcext:value-type="string">
            <text:p>3-0.55</text:p>
          </table:table-cell>
          <table:table-cell table:style-name="ce3" table:formula="of:=[.BG1]&amp;&quot;-&quot;&amp;[.BG2]" office:value-type="string" office:string-value="3-0.56" calcext:value-type="string">
            <text:p>3-0.56</text:p>
          </table:table-cell>
          <table:table-cell table:style-name="ce3" table:formula="of:=[.BH1]&amp;&quot;-&quot;&amp;[.BH2]" office:value-type="string" office:string-value="3-0.57" calcext:value-type="string">
            <text:p>3-0.57</text:p>
          </table:table-cell>
          <table:table-cell table:style-name="ce3" table:formula="of:=[.BI1]&amp;&quot;-&quot;&amp;[.BI2]" office:value-type="string" office:string-value="3-0.58" calcext:value-type="string">
            <text:p>3-0.58</text:p>
          </table:table-cell>
          <table:table-cell table:style-name="ce3" table:formula="of:=[.BJ1]&amp;&quot;-&quot;&amp;[.BJ2]" office:value-type="string" office:string-value="3-0.59" calcext:value-type="string">
            <text:p>3-0.59</text:p>
          </table:table-cell>
          <table:table-cell table:style-name="ce3" table:formula="of:=[.BK1]&amp;&quot;-&quot;&amp;[.BK2]" office:value-type="string" office:string-value="3-0.6" calcext:value-type="string">
            <text:p>3-0.6</text:p>
          </table:table-cell>
          <table:table-cell table:style-name="ce3" table:formula="of:=[.BL1]&amp;&quot;-&quot;&amp;[.BL2]" office:value-type="string" office:string-value="3-0.61" calcext:value-type="string">
            <text:p>3-0.61</text:p>
          </table:table-cell>
          <table:table-cell table:style-name="ce3" table:formula="of:=[.BM1]&amp;&quot;-&quot;&amp;[.BM2]" office:value-type="string" office:string-value="3-0.62" calcext:value-type="string">
            <text:p>3-0.62</text:p>
          </table:table-cell>
          <table:table-cell table:style-name="ce3" table:formula="of:=[.BN1]&amp;&quot;-&quot;&amp;[.BN2]" office:value-type="string" office:string-value="3-0.63" calcext:value-type="string">
            <text:p>3-0.63</text:p>
          </table:table-cell>
          <table:table-cell table:style-name="ce3" table:formula="of:=[.BO1]&amp;&quot;-&quot;&amp;[.BO2]" office:value-type="string" office:string-value="3-0.64" calcext:value-type="string">
            <text:p>3-0.64</text:p>
          </table:table-cell>
          <table:table-cell table:style-name="ce3" table:formula="of:=[.BP1]&amp;&quot;-&quot;&amp;[.BP2]" office:value-type="string" office:string-value="3-0.65" calcext:value-type="string">
            <text:p>3-0.65</text:p>
          </table:table-cell>
          <table:table-cell table:style-name="ce3" table:formula="of:=[.BQ1]&amp;&quot;-&quot;&amp;[.BQ2]" office:value-type="string" office:string-value="3-0.66" calcext:value-type="string">
            <text:p>3-0.66</text:p>
          </table:table-cell>
          <table:table-cell table:style-name="ce3" table:formula="of:=[.BR1]&amp;&quot;-&quot;&amp;[.BR2]" office:value-type="string" office:string-value="3-0.67" calcext:value-type="string">
            <text:p>3-0.67</text:p>
          </table:table-cell>
          <table:table-cell table:style-name="ce3" table:formula="of:=[.BS1]&amp;&quot;-&quot;&amp;[.BS2]" office:value-type="string" office:string-value="3-0.68" calcext:value-type="string">
            <text:p>3-0.68</text:p>
          </table:table-cell>
          <table:table-cell table:style-name="ce3" table:formula="of:=[.BT1]&amp;&quot;-&quot;&amp;[.BT2]" office:value-type="string" office:string-value="3-0.69" calcext:value-type="string">
            <text:p>3-0.69</text:p>
          </table:table-cell>
          <table:table-cell table:style-name="ce3" table:formula="of:=[.BU1]&amp;&quot;-&quot;&amp;[.BU2]" office:value-type="string" office:string-value="3-0.7" calcext:value-type="string">
            <text:p>3-0.7</text:p>
          </table:table-cell>
          <table:table-cell table:style-name="ce3" table:formula="of:=[.BV1]&amp;&quot;-&quot;&amp;[.BV2]" office:value-type="string" office:string-value="3-0.71" calcext:value-type="string">
            <text:p>3-0.71</text:p>
          </table:table-cell>
          <table:table-cell table:style-name="ce3" table:formula="of:=[.BW1]&amp;&quot;-&quot;&amp;[.BW2]" office:value-type="string" office:string-value="3-0.72" calcext:value-type="string">
            <text:p>3-0.72</text:p>
          </table:table-cell>
          <table:table-cell table:style-name="ce3" table:formula="of:=[.BX1]&amp;&quot;-&quot;&amp;[.BX2]" office:value-type="string" office:string-value="3-0.73" calcext:value-type="string">
            <text:p>3-0.73</text:p>
          </table:table-cell>
          <table:table-cell table:style-name="ce3" table:formula="of:=[.BY1]&amp;&quot;-&quot;&amp;[.BY2]" office:value-type="string" office:string-value="3-0.74" calcext:value-type="string">
            <text:p>3-0.74</text:p>
          </table:table-cell>
          <table:table-cell table:style-name="ce3" table:formula="of:=[.BZ1]&amp;&quot;-&quot;&amp;[.BZ2]" office:value-type="string" office:string-value="3-0.75" calcext:value-type="string">
            <text:p>3-0.75</text:p>
          </table:table-cell>
          <table:table-cell table:style-name="ce3" table:formula="of:=[.CA1]&amp;&quot;-&quot;&amp;[.CA2]" office:value-type="string" office:string-value="3-0.76" calcext:value-type="string">
            <text:p>3-0.76</text:p>
          </table:table-cell>
          <table:table-cell table:style-name="ce3" table:formula="of:=[.CB1]&amp;&quot;-&quot;&amp;[.CB2]" office:value-type="string" office:string-value="3-0.77" calcext:value-type="string">
            <text:p>3-0.77</text:p>
          </table:table-cell>
          <table:table-cell table:style-name="ce3" table:formula="of:=[.CC1]&amp;&quot;-&quot;&amp;[.CC2]" office:value-type="string" office:string-value="3-0.78" calcext:value-type="string">
            <text:p>3-0.78</text:p>
          </table:table-cell>
          <table:table-cell table:style-name="ce3" table:formula="of:=[.CD1]&amp;&quot;-&quot;&amp;[.CD2]" office:value-type="string" office:string-value="3-0.79" calcext:value-type="string">
            <text:p>3-0.79</text:p>
          </table:table-cell>
          <table:table-cell table:style-name="ce3" table:formula="of:=[.CE1]&amp;&quot;-&quot;&amp;[.CE2]" office:value-type="string" office:string-value="3-0.8" calcext:value-type="string">
            <text:p>3-0.8</text:p>
          </table:table-cell>
          <table:table-cell table:style-name="ce3" table:formula="of:=[.CF1]&amp;&quot;-&quot;&amp;[.CF2]" office:value-type="string" office:string-value="3-0.81" calcext:value-type="string">
            <text:p>3-0.81</text:p>
          </table:table-cell>
          <table:table-cell table:style-name="ce3" table:formula="of:=[.CG1]&amp;&quot;-&quot;&amp;[.CG2]" office:value-type="string" office:string-value="3-0.82" calcext:value-type="string">
            <text:p>3-0.82</text:p>
          </table:table-cell>
          <table:table-cell table:style-name="ce3" table:formula="of:=[.CH1]&amp;&quot;-&quot;&amp;[.CH2]" office:value-type="string" office:string-value="3-0.83" calcext:value-type="string">
            <text:p>3-0.83</text:p>
          </table:table-cell>
          <table:table-cell table:style-name="ce3" table:formula="of:=[.CI1]&amp;&quot;-&quot;&amp;[.CI2]" office:value-type="string" office:string-value="3-0.84" calcext:value-type="string">
            <text:p>3-0.84</text:p>
          </table:table-cell>
          <table:table-cell table:style-name="ce3" table:formula="of:=[.CJ1]&amp;&quot;-&quot;&amp;[.CJ2]" office:value-type="string" office:string-value="3-0.85" calcext:value-type="string">
            <text:p>3-0.85</text:p>
          </table:table-cell>
          <table:table-cell table:style-name="ce3" table:formula="of:=[.CK1]&amp;&quot;-&quot;&amp;[.CK2]" office:value-type="string" office:string-value="3-0.86" calcext:value-type="string">
            <text:p>3-0.86</text:p>
          </table:table-cell>
          <table:table-cell table:style-name="ce3" table:formula="of:=[.CL1]&amp;&quot;-&quot;&amp;[.CL2]" office:value-type="string" office:string-value="3-0.87" calcext:value-type="string">
            <text:p>3-0.87</text:p>
          </table:table-cell>
          <table:table-cell table:style-name="ce3" table:formula="of:=[.CM1]&amp;&quot;-&quot;&amp;[.CM2]" office:value-type="string" office:string-value="3-0.88" calcext:value-type="string">
            <text:p>3-0.88</text:p>
          </table:table-cell>
          <table:table-cell table:style-name="ce3" table:formula="of:=[.CN1]&amp;&quot;-&quot;&amp;[.CN2]" office:value-type="string" office:string-value="3-0.89" calcext:value-type="string">
            <text:p>3-0.89</text:p>
          </table:table-cell>
          <table:table-cell table:style-name="ce3" table:formula="of:=[.CO1]&amp;&quot;-&quot;&amp;[.CO2]" office:value-type="string" office:string-value="3-0.9" calcext:value-type="string">
            <text:p>3-0.9</text:p>
          </table:table-cell>
          <table:table-cell table:style-name="ce3" table:formula="of:=[.CP1]&amp;&quot;-&quot;&amp;[.CP2]" office:value-type="string" office:string-value="3-0.91" calcext:value-type="string">
            <text:p>3-0.91</text:p>
          </table:table-cell>
          <table:table-cell table:style-name="ce3" table:formula="of:=[.CQ1]&amp;&quot;-&quot;&amp;[.CQ2]" office:value-type="string" office:string-value="3-0.92" calcext:value-type="string">
            <text:p>3-0.92</text:p>
          </table:table-cell>
          <table:table-cell table:style-name="ce3" table:formula="of:=[.CR1]&amp;&quot;-&quot;&amp;[.CR2]" office:value-type="string" office:string-value="3-0.93" calcext:value-type="string">
            <text:p>3-0.93</text:p>
          </table:table-cell>
          <table:table-cell table:style-name="ce3" table:formula="of:=[.CS1]&amp;&quot;-&quot;&amp;[.CS2]" office:value-type="string" office:string-value="3-0.94" calcext:value-type="string">
            <text:p>3-0.94</text:p>
          </table:table-cell>
          <table:table-cell table:style-name="ce3" table:formula="of:=[.CT1]&amp;&quot;-&quot;&amp;[.CT2]" office:value-type="string" office:string-value="3-0.95" calcext:value-type="string">
            <text:p>3-0.95</text:p>
          </table:table-cell>
          <table:table-cell table:style-name="ce3" table:formula="of:=[.CU1]&amp;&quot;-&quot;&amp;[.CU2]" office:value-type="string" office:string-value="3-0.96" calcext:value-type="string">
            <text:p>3-0.96</text:p>
          </table:table-cell>
          <table:table-cell table:style-name="ce3" table:formula="of:=[.CV1]&amp;&quot;-&quot;&amp;[.CV2]" office:value-type="string" office:string-value="3-0.97" calcext:value-type="string">
            <text:p>3-0.97</text:p>
          </table:table-cell>
          <table:table-cell table:style-name="ce3" table:formula="of:=[.CW1]&amp;&quot;-&quot;&amp;[.CW2]" office:value-type="string" office:string-value="3-0.98" calcext:value-type="string">
            <text:p>3-0.98</text:p>
          </table:table-cell>
          <table:table-cell table:style-name="ce3" table:formula="of:=[.CX1]&amp;&quot;-&quot;&amp;[.CX2]" office:value-type="string" office:string-value="3-0.99" calcext:value-type="string">
            <text:p>3-0.99</text:p>
          </table:table-cell>
          <table:table-cell table:style-name="ce3" table:formula="of:=[.CY1]&amp;&quot;-&quot;&amp;[.CY2]" office:value-type="string" office:string-value="3-1" calcext:value-type="string">
            <text:p>3-1</text:p>
          </table:table-cell>
          <table:table-cell table:style-name="ce3" table:formula="of:=[.CZ1]&amp;&quot;-&quot;&amp;[.CZ2]" office:value-type="string" office:string-value="4-0.5" calcext:value-type="string">
            <text:p>4-0.5</text:p>
          </table:table-cell>
          <table:table-cell table:style-name="ce3" table:formula="of:=[.DA1]&amp;&quot;-&quot;&amp;[.DA2]" office:value-type="string" office:string-value="4-0.51" calcext:value-type="string">
            <text:p>4-0.51</text:p>
          </table:table-cell>
          <table:table-cell table:style-name="ce3" table:formula="of:=[.DB1]&amp;&quot;-&quot;&amp;[.DB2]" office:value-type="string" office:string-value="4-0.52" calcext:value-type="string">
            <text:p>4-0.52</text:p>
          </table:table-cell>
          <table:table-cell table:style-name="ce3" table:formula="of:=[.DC1]&amp;&quot;-&quot;&amp;[.DC2]" office:value-type="string" office:string-value="4-0.53" calcext:value-type="string">
            <text:p>4-0.53</text:p>
          </table:table-cell>
          <table:table-cell table:style-name="ce3" table:formula="of:=[.DD1]&amp;&quot;-&quot;&amp;[.DD2]" office:value-type="string" office:string-value="4-0.54" calcext:value-type="string">
            <text:p>4-0.54</text:p>
          </table:table-cell>
          <table:table-cell table:style-name="ce3" table:formula="of:=[.DE1]&amp;&quot;-&quot;&amp;[.DE2]" office:value-type="string" office:string-value="4-0.55" calcext:value-type="string">
            <text:p>4-0.55</text:p>
          </table:table-cell>
          <table:table-cell table:style-name="ce3" table:formula="of:=[.DF1]&amp;&quot;-&quot;&amp;[.DF2]" office:value-type="string" office:string-value="4-0.56" calcext:value-type="string">
            <text:p>4-0.56</text:p>
          </table:table-cell>
          <table:table-cell table:style-name="ce3" table:formula="of:=[.DG1]&amp;&quot;-&quot;&amp;[.DG2]" office:value-type="string" office:string-value="4-0.57" calcext:value-type="string">
            <text:p>4-0.57</text:p>
          </table:table-cell>
          <table:table-cell table:style-name="ce3" table:formula="of:=[.DH1]&amp;&quot;-&quot;&amp;[.DH2]" office:value-type="string" office:string-value="4-0.58" calcext:value-type="string">
            <text:p>4-0.58</text:p>
          </table:table-cell>
          <table:table-cell table:style-name="ce3" table:formula="of:=[.DI1]&amp;&quot;-&quot;&amp;[.DI2]" office:value-type="string" office:string-value="4-0.59" calcext:value-type="string">
            <text:p>4-0.59</text:p>
          </table:table-cell>
          <table:table-cell table:style-name="ce3" table:formula="of:=[.DJ1]&amp;&quot;-&quot;&amp;[.DJ2]" office:value-type="string" office:string-value="4-0.6" calcext:value-type="string">
            <text:p>4-0.6</text:p>
          </table:table-cell>
          <table:table-cell table:style-name="ce3" table:formula="of:=[.DK1]&amp;&quot;-&quot;&amp;[.DK2]" office:value-type="string" office:string-value="4-0.61" calcext:value-type="string">
            <text:p>4-0.61</text:p>
          </table:table-cell>
          <table:table-cell table:style-name="ce3" table:formula="of:=[.DL1]&amp;&quot;-&quot;&amp;[.DL2]" office:value-type="string" office:string-value="4-0.62" calcext:value-type="string">
            <text:p>4-0.62</text:p>
          </table:table-cell>
          <table:table-cell table:style-name="ce3" table:formula="of:=[.DM1]&amp;&quot;-&quot;&amp;[.DM2]" office:value-type="string" office:string-value="4-0.63" calcext:value-type="string">
            <text:p>4-0.63</text:p>
          </table:table-cell>
          <table:table-cell table:style-name="ce3" table:formula="of:=[.DN1]&amp;&quot;-&quot;&amp;[.DN2]" office:value-type="string" office:string-value="4-0.64" calcext:value-type="string">
            <text:p>4-0.64</text:p>
          </table:table-cell>
          <table:table-cell table:style-name="ce3" table:formula="of:=[.DO1]&amp;&quot;-&quot;&amp;[.DO2]" office:value-type="string" office:string-value="4-0.65" calcext:value-type="string">
            <text:p>4-0.65</text:p>
          </table:table-cell>
          <table:table-cell table:style-name="ce3" table:formula="of:=[.DP1]&amp;&quot;-&quot;&amp;[.DP2]" office:value-type="string" office:string-value="4-0.66" calcext:value-type="string">
            <text:p>4-0.66</text:p>
          </table:table-cell>
          <table:table-cell table:style-name="ce3" table:formula="of:=[.DQ1]&amp;&quot;-&quot;&amp;[.DQ2]" office:value-type="string" office:string-value="4-0.67" calcext:value-type="string">
            <text:p>4-0.67</text:p>
          </table:table-cell>
          <table:table-cell table:style-name="ce3" table:formula="of:=[.DR1]&amp;&quot;-&quot;&amp;[.DR2]" office:value-type="string" office:string-value="4-0.68" calcext:value-type="string">
            <text:p>4-0.68</text:p>
          </table:table-cell>
          <table:table-cell table:style-name="ce3" table:formula="of:=[.DS1]&amp;&quot;-&quot;&amp;[.DS2]" office:value-type="string" office:string-value="4-0.69" calcext:value-type="string">
            <text:p>4-0.69</text:p>
          </table:table-cell>
          <table:table-cell table:style-name="ce3" table:formula="of:=[.DT1]&amp;&quot;-&quot;&amp;[.DT2]" office:value-type="string" office:string-value="4-0.7" calcext:value-type="string">
            <text:p>4-0.7</text:p>
          </table:table-cell>
          <table:table-cell table:style-name="ce3" table:formula="of:=[.DU1]&amp;&quot;-&quot;&amp;[.DU2]" office:value-type="string" office:string-value="4-0.71" calcext:value-type="string">
            <text:p>4-0.71</text:p>
          </table:table-cell>
          <table:table-cell table:style-name="ce3" table:formula="of:=[.DV1]&amp;&quot;-&quot;&amp;[.DV2]" office:value-type="string" office:string-value="4-0.72" calcext:value-type="string">
            <text:p>4-0.72</text:p>
          </table:table-cell>
          <table:table-cell table:style-name="ce3" table:formula="of:=[.DW1]&amp;&quot;-&quot;&amp;[.DW2]" office:value-type="string" office:string-value="4-0.73" calcext:value-type="string">
            <text:p>4-0.73</text:p>
          </table:table-cell>
          <table:table-cell table:style-name="ce3" table:formula="of:=[.DX1]&amp;&quot;-&quot;&amp;[.DX2]" office:value-type="string" office:string-value="4-0.74" calcext:value-type="string">
            <text:p>4-0.74</text:p>
          </table:table-cell>
          <table:table-cell table:style-name="ce3" table:formula="of:=[.DY1]&amp;&quot;-&quot;&amp;[.DY2]" office:value-type="string" office:string-value="4-0.75" calcext:value-type="string">
            <text:p>4-0.75</text:p>
          </table:table-cell>
          <table:table-cell table:style-name="ce3" table:formula="of:=[.DZ1]&amp;&quot;-&quot;&amp;[.DZ2]" office:value-type="string" office:string-value="4-0.76" calcext:value-type="string">
            <text:p>4-0.76</text:p>
          </table:table-cell>
          <table:table-cell table:style-name="ce3" table:formula="of:=[.EA1]&amp;&quot;-&quot;&amp;[.EA2]" office:value-type="string" office:string-value="4-0.77" calcext:value-type="string">
            <text:p>4-0.77</text:p>
          </table:table-cell>
          <table:table-cell table:style-name="ce3" table:formula="of:=[.EB1]&amp;&quot;-&quot;&amp;[.EB2]" office:value-type="string" office:string-value="4-0.78" calcext:value-type="string">
            <text:p>4-0.78</text:p>
          </table:table-cell>
          <table:table-cell table:style-name="ce3" table:formula="of:=[.EC1]&amp;&quot;-&quot;&amp;[.EC2]" office:value-type="string" office:string-value="4-0.79" calcext:value-type="string">
            <text:p>4-0.79</text:p>
          </table:table-cell>
          <table:table-cell table:style-name="ce3" table:formula="of:=[.ED1]&amp;&quot;-&quot;&amp;[.ED2]" office:value-type="string" office:string-value="4-0.8" calcext:value-type="string">
            <text:p>4-0.8</text:p>
          </table:table-cell>
          <table:table-cell table:style-name="ce3" table:formula="of:=[.EE1]&amp;&quot;-&quot;&amp;[.EE2]" office:value-type="string" office:string-value="4-0.81" calcext:value-type="string">
            <text:p>4-0.81</text:p>
          </table:table-cell>
          <table:table-cell table:style-name="ce3" table:formula="of:=[.EF1]&amp;&quot;-&quot;&amp;[.EF2]" office:value-type="string" office:string-value="4-0.82" calcext:value-type="string">
            <text:p>4-0.82</text:p>
          </table:table-cell>
          <table:table-cell table:style-name="ce3" table:formula="of:=[.EG1]&amp;&quot;-&quot;&amp;[.EG2]" office:value-type="string" office:string-value="4-0.83" calcext:value-type="string">
            <text:p>4-0.83</text:p>
          </table:table-cell>
          <table:table-cell table:style-name="ce3" table:formula="of:=[.EH1]&amp;&quot;-&quot;&amp;[.EH2]" office:value-type="string" office:string-value="4-0.84" calcext:value-type="string">
            <text:p>4-0.84</text:p>
          </table:table-cell>
          <table:table-cell table:style-name="ce3" table:formula="of:=[.EI1]&amp;&quot;-&quot;&amp;[.EI2]" office:value-type="string" office:string-value="4-0.85" calcext:value-type="string">
            <text:p>4-0.85</text:p>
          </table:table-cell>
          <table:table-cell table:style-name="ce3" table:formula="of:=[.EJ1]&amp;&quot;-&quot;&amp;[.EJ2]" office:value-type="string" office:string-value="4-0.86" calcext:value-type="string">
            <text:p>4-0.86</text:p>
          </table:table-cell>
          <table:table-cell table:style-name="ce3" table:formula="of:=[.EK1]&amp;&quot;-&quot;&amp;[.EK2]" office:value-type="string" office:string-value="4-0.87" calcext:value-type="string">
            <text:p>4-0.87</text:p>
          </table:table-cell>
          <table:table-cell table:style-name="ce3" table:formula="of:=[.EL1]&amp;&quot;-&quot;&amp;[.EL2]" office:value-type="string" office:string-value="4-0.88" calcext:value-type="string">
            <text:p>4-0.88</text:p>
          </table:table-cell>
          <table:table-cell table:style-name="ce3" table:formula="of:=[.EM1]&amp;&quot;-&quot;&amp;[.EM2]" office:value-type="string" office:string-value="4-0.89" calcext:value-type="string">
            <text:p>4-0.89</text:p>
          </table:table-cell>
          <table:table-cell table:style-name="ce3" table:formula="of:=[.EN1]&amp;&quot;-&quot;&amp;[.EN2]" office:value-type="string" office:string-value="4-0.9" calcext:value-type="string">
            <text:p>4-0.9</text:p>
          </table:table-cell>
          <table:table-cell table:style-name="ce3" table:formula="of:=[.EO1]&amp;&quot;-&quot;&amp;[.EO2]" office:value-type="string" office:string-value="4-0.91" calcext:value-type="string">
            <text:p>4-0.91</text:p>
          </table:table-cell>
          <table:table-cell table:style-name="ce3" table:formula="of:=[.EP1]&amp;&quot;-&quot;&amp;[.EP2]" office:value-type="string" office:string-value="4-0.92" calcext:value-type="string">
            <text:p>4-0.92</text:p>
          </table:table-cell>
          <table:table-cell table:style-name="ce3" table:formula="of:=[.EQ1]&amp;&quot;-&quot;&amp;[.EQ2]" office:value-type="string" office:string-value="4-0.93" calcext:value-type="string">
            <text:p>4-0.93</text:p>
          </table:table-cell>
          <table:table-cell table:style-name="ce3" table:formula="of:=[.ER1]&amp;&quot;-&quot;&amp;[.ER2]" office:value-type="string" office:string-value="4-0.94" calcext:value-type="string">
            <text:p>4-0.94</text:p>
          </table:table-cell>
          <table:table-cell table:style-name="ce3" table:formula="of:=[.ES1]&amp;&quot;-&quot;&amp;[.ES2]" office:value-type="string" office:string-value="4-0.95" calcext:value-type="string">
            <text:p>4-0.95</text:p>
          </table:table-cell>
          <table:table-cell table:style-name="ce3" table:formula="of:=[.ET1]&amp;&quot;-&quot;&amp;[.ET2]" office:value-type="string" office:string-value="4-0.96" calcext:value-type="string">
            <text:p>4-0.96</text:p>
          </table:table-cell>
          <table:table-cell table:style-name="ce3" table:formula="of:=[.EU1]&amp;&quot;-&quot;&amp;[.EU2]" office:value-type="string" office:string-value="4-0.97" calcext:value-type="string">
            <text:p>4-0.97</text:p>
          </table:table-cell>
          <table:table-cell table:style-name="ce3" table:formula="of:=[.EV1]&amp;&quot;-&quot;&amp;[.EV2]" office:value-type="string" office:string-value="4-0.98" calcext:value-type="string">
            <text:p>4-0.98</text:p>
          </table:table-cell>
          <table:table-cell table:style-name="ce3" table:formula="of:=[.EW1]&amp;&quot;-&quot;&amp;[.EW2]" office:value-type="string" office:string-value="4-0.99" calcext:value-type="string">
            <text:p>4-0.99</text:p>
          </table:table-cell>
          <table:table-cell table:style-name="ce3" table:formula="of:=[.EX1]&amp;&quot;-&quot;&amp;[.EX2]" office:value-type="string" office:string-value="4-1" calcext:value-type="string">
            <text:p>4-1</text:p>
          </table:table-cell>
          <table:table-cell table:style-name="ce3" table:formula="of:=[.EY1]&amp;&quot;-&quot;&amp;[.EY2]" office:value-type="string" office:string-value="5-0.5" calcext:value-type="string">
            <text:p>5-0.5</text:p>
          </table:table-cell>
          <table:table-cell table:style-name="ce3" table:formula="of:=[.EZ1]&amp;&quot;-&quot;&amp;[.EZ2]" office:value-type="string" office:string-value="5-0.51" calcext:value-type="string">
            <text:p>5-0.51</text:p>
          </table:table-cell>
          <table:table-cell table:style-name="ce3" table:formula="of:=[.FA1]&amp;&quot;-&quot;&amp;[.FA2]" office:value-type="string" office:string-value="5-0.52" calcext:value-type="string">
            <text:p>5-0.52</text:p>
          </table:table-cell>
          <table:table-cell table:style-name="ce3" table:formula="of:=[.FB1]&amp;&quot;-&quot;&amp;[.FB2]" office:value-type="string" office:string-value="5-0.53" calcext:value-type="string">
            <text:p>5-0.53</text:p>
          </table:table-cell>
          <table:table-cell table:style-name="ce3" table:formula="of:=[.FC1]&amp;&quot;-&quot;&amp;[.FC2]" office:value-type="string" office:string-value="5-0.54" calcext:value-type="string">
            <text:p>5-0.54</text:p>
          </table:table-cell>
          <table:table-cell table:style-name="ce3" table:formula="of:=[.FD1]&amp;&quot;-&quot;&amp;[.FD2]" office:value-type="string" office:string-value="5-0.55" calcext:value-type="string">
            <text:p>5-0.55</text:p>
          </table:table-cell>
          <table:table-cell table:style-name="ce3" table:formula="of:=[.FE1]&amp;&quot;-&quot;&amp;[.FE2]" office:value-type="string" office:string-value="5-0.56" calcext:value-type="string">
            <text:p>5-0.56</text:p>
          </table:table-cell>
          <table:table-cell table:style-name="ce3" table:formula="of:=[.FF1]&amp;&quot;-&quot;&amp;[.FF2]" office:value-type="string" office:string-value="5-0.57" calcext:value-type="string">
            <text:p>5-0.57</text:p>
          </table:table-cell>
          <table:table-cell table:style-name="ce3" table:formula="of:=[.FG1]&amp;&quot;-&quot;&amp;[.FG2]" office:value-type="string" office:string-value="5-0.58" calcext:value-type="string">
            <text:p>5-0.58</text:p>
          </table:table-cell>
          <table:table-cell table:style-name="ce3" table:formula="of:=[.FH1]&amp;&quot;-&quot;&amp;[.FH2]" office:value-type="string" office:string-value="5-0.59" calcext:value-type="string">
            <text:p>5-0.59</text:p>
          </table:table-cell>
          <table:table-cell table:style-name="ce3" table:formula="of:=[.FI1]&amp;&quot;-&quot;&amp;[.FI2]" office:value-type="string" office:string-value="5-0.6" calcext:value-type="string">
            <text:p>5-0.6</text:p>
          </table:table-cell>
          <table:table-cell table:style-name="ce3" table:formula="of:=[.FJ1]&amp;&quot;-&quot;&amp;[.FJ2]" office:value-type="string" office:string-value="5-0.61" calcext:value-type="string">
            <text:p>5-0.61</text:p>
          </table:table-cell>
          <table:table-cell table:style-name="ce3" table:formula="of:=[.FK1]&amp;&quot;-&quot;&amp;[.FK2]" office:value-type="string" office:string-value="5-0.62" calcext:value-type="string">
            <text:p>5-0.62</text:p>
          </table:table-cell>
          <table:table-cell table:style-name="ce3" table:formula="of:=[.FL1]&amp;&quot;-&quot;&amp;[.FL2]" office:value-type="string" office:string-value="5-0.63" calcext:value-type="string">
            <text:p>5-0.63</text:p>
          </table:table-cell>
          <table:table-cell table:style-name="ce3" table:formula="of:=[.FM1]&amp;&quot;-&quot;&amp;[.FM2]" office:value-type="string" office:string-value="5-0.64" calcext:value-type="string">
            <text:p>5-0.64</text:p>
          </table:table-cell>
          <table:table-cell table:style-name="ce3" table:formula="of:=[.FN1]&amp;&quot;-&quot;&amp;[.FN2]" office:value-type="string" office:string-value="5-0.65" calcext:value-type="string">
            <text:p>5-0.65</text:p>
          </table:table-cell>
          <table:table-cell table:style-name="ce3" table:formula="of:=[.FO1]&amp;&quot;-&quot;&amp;[.FO2]" office:value-type="string" office:string-value="5-0.66" calcext:value-type="string">
            <text:p>5-0.66</text:p>
          </table:table-cell>
          <table:table-cell table:style-name="ce3" table:formula="of:=[.FP1]&amp;&quot;-&quot;&amp;[.FP2]" office:value-type="string" office:string-value="5-0.67" calcext:value-type="string">
            <text:p>5-0.67</text:p>
          </table:table-cell>
          <table:table-cell table:style-name="ce3" table:formula="of:=[.FQ1]&amp;&quot;-&quot;&amp;[.FQ2]" office:value-type="string" office:string-value="5-0.68" calcext:value-type="string">
            <text:p>5-0.68</text:p>
          </table:table-cell>
          <table:table-cell table:style-name="ce3" table:formula="of:=[.FR1]&amp;&quot;-&quot;&amp;[.FR2]" office:value-type="string" office:string-value="5-0.69" calcext:value-type="string">
            <text:p>5-0.69</text:p>
          </table:table-cell>
          <table:table-cell table:style-name="ce3" table:formula="of:=[.FS1]&amp;&quot;-&quot;&amp;[.FS2]" office:value-type="string" office:string-value="5-0.7" calcext:value-type="string">
            <text:p>5-0.7</text:p>
          </table:table-cell>
          <table:table-cell table:style-name="ce3" table:formula="of:=[.FT1]&amp;&quot;-&quot;&amp;[.FT2]" office:value-type="string" office:string-value="5-0.71" calcext:value-type="string">
            <text:p>5-0.71</text:p>
          </table:table-cell>
          <table:table-cell table:style-name="ce3" table:formula="of:=[.FU1]&amp;&quot;-&quot;&amp;[.FU2]" office:value-type="string" office:string-value="5-0.72" calcext:value-type="string">
            <text:p>5-0.72</text:p>
          </table:table-cell>
          <table:table-cell table:style-name="ce3" table:formula="of:=[.FV1]&amp;&quot;-&quot;&amp;[.FV2]" office:value-type="string" office:string-value="5-0.73" calcext:value-type="string">
            <text:p>5-0.73</text:p>
          </table:table-cell>
          <table:table-cell table:style-name="ce3" table:formula="of:=[.FW1]&amp;&quot;-&quot;&amp;[.FW2]" office:value-type="string" office:string-value="5-0.74" calcext:value-type="string">
            <text:p>5-0.74</text:p>
          </table:table-cell>
          <table:table-cell table:style-name="ce3" table:formula="of:=[.FX1]&amp;&quot;-&quot;&amp;[.FX2]" office:value-type="string" office:string-value="5-0.75" calcext:value-type="string">
            <text:p>5-0.75</text:p>
          </table:table-cell>
          <table:table-cell table:style-name="ce3" table:formula="of:=[.FY1]&amp;&quot;-&quot;&amp;[.FY2]" office:value-type="string" office:string-value="5-0.76" calcext:value-type="string">
            <text:p>5-0.76</text:p>
          </table:table-cell>
          <table:table-cell table:style-name="ce3" table:formula="of:=[.FZ1]&amp;&quot;-&quot;&amp;[.FZ2]" office:value-type="string" office:string-value="5-0.77" calcext:value-type="string">
            <text:p>5-0.77</text:p>
          </table:table-cell>
          <table:table-cell table:style-name="ce3" table:formula="of:=[.GA1]&amp;&quot;-&quot;&amp;[.GA2]" office:value-type="string" office:string-value="5-0.78" calcext:value-type="string">
            <text:p>5-0.78</text:p>
          </table:table-cell>
          <table:table-cell table:style-name="ce3" table:formula="of:=[.GB1]&amp;&quot;-&quot;&amp;[.GB2]" office:value-type="string" office:string-value="5-0.79" calcext:value-type="string">
            <text:p>5-0.79</text:p>
          </table:table-cell>
          <table:table-cell table:style-name="ce3" table:formula="of:=[.GC1]&amp;&quot;-&quot;&amp;[.GC2]" office:value-type="string" office:string-value="5-0.8" calcext:value-type="string">
            <text:p>5-0.8</text:p>
          </table:table-cell>
          <table:table-cell table:style-name="ce3" table:formula="of:=[.GD1]&amp;&quot;-&quot;&amp;[.GD2]" office:value-type="string" office:string-value="5-0.81" calcext:value-type="string">
            <text:p>5-0.81</text:p>
          </table:table-cell>
          <table:table-cell table:style-name="ce3" table:formula="of:=[.GE1]&amp;&quot;-&quot;&amp;[.GE2]" office:value-type="string" office:string-value="5-0.82" calcext:value-type="string">
            <text:p>5-0.82</text:p>
          </table:table-cell>
          <table:table-cell table:style-name="ce3" table:formula="of:=[.GF1]&amp;&quot;-&quot;&amp;[.GF2]" office:value-type="string" office:string-value="5-0.83" calcext:value-type="string">
            <text:p>5-0.83</text:p>
          </table:table-cell>
          <table:table-cell table:style-name="ce3" table:formula="of:=[.GG1]&amp;&quot;-&quot;&amp;[.GG2]" office:value-type="string" office:string-value="5-0.84" calcext:value-type="string">
            <text:p>5-0.84</text:p>
          </table:table-cell>
          <table:table-cell table:style-name="ce3" table:formula="of:=[.GH1]&amp;&quot;-&quot;&amp;[.GH2]" office:value-type="string" office:string-value="5-0.85" calcext:value-type="string">
            <text:p>5-0.85</text:p>
          </table:table-cell>
          <table:table-cell table:style-name="ce3" table:formula="of:=[.GI1]&amp;&quot;-&quot;&amp;[.GI2]" office:value-type="string" office:string-value="5-0.86" calcext:value-type="string">
            <text:p>5-0.86</text:p>
          </table:table-cell>
          <table:table-cell table:style-name="ce3" table:formula="of:=[.GJ1]&amp;&quot;-&quot;&amp;[.GJ2]" office:value-type="string" office:string-value="5-0.87" calcext:value-type="string">
            <text:p>5-0.87</text:p>
          </table:table-cell>
          <table:table-cell table:style-name="ce3" table:formula="of:=[.GK1]&amp;&quot;-&quot;&amp;[.GK2]" office:value-type="string" office:string-value="5-0.88" calcext:value-type="string">
            <text:p>5-0.88</text:p>
          </table:table-cell>
          <table:table-cell table:style-name="ce3" table:formula="of:=[.GL1]&amp;&quot;-&quot;&amp;[.GL2]" office:value-type="string" office:string-value="5-0.89" calcext:value-type="string">
            <text:p>5-0.89</text:p>
          </table:table-cell>
          <table:table-cell table:style-name="ce3" table:formula="of:=[.GM1]&amp;&quot;-&quot;&amp;[.GM2]" office:value-type="string" office:string-value="5-0.9" calcext:value-type="string">
            <text:p>5-0.9</text:p>
          </table:table-cell>
          <table:table-cell table:style-name="ce3" table:formula="of:=[.GN1]&amp;&quot;-&quot;&amp;[.GN2]" office:value-type="string" office:string-value="5-0.91" calcext:value-type="string">
            <text:p>5-0.91</text:p>
          </table:table-cell>
          <table:table-cell table:style-name="ce3" table:formula="of:=[.GO1]&amp;&quot;-&quot;&amp;[.GO2]" office:value-type="string" office:string-value="5-0.92" calcext:value-type="string">
            <text:p>5-0.92</text:p>
          </table:table-cell>
          <table:table-cell table:style-name="ce3" table:formula="of:=[.GP1]&amp;&quot;-&quot;&amp;[.GP2]" office:value-type="string" office:string-value="5-0.93" calcext:value-type="string">
            <text:p>5-0.93</text:p>
          </table:table-cell>
          <table:table-cell table:style-name="ce3" table:formula="of:=[.GQ1]&amp;&quot;-&quot;&amp;[.GQ2]" office:value-type="string" office:string-value="5-0.94" calcext:value-type="string">
            <text:p>5-0.94</text:p>
          </table:table-cell>
          <table:table-cell table:style-name="ce3" table:formula="of:=[.GR1]&amp;&quot;-&quot;&amp;[.GR2]" office:value-type="string" office:string-value="5-0.95" calcext:value-type="string">
            <text:p>5-0.95</text:p>
          </table:table-cell>
          <table:table-cell table:style-name="ce3" table:formula="of:=[.GS1]&amp;&quot;-&quot;&amp;[.GS2]" office:value-type="string" office:string-value="5-0.96" calcext:value-type="string">
            <text:p>5-0.96</text:p>
          </table:table-cell>
          <table:table-cell table:style-name="ce3" table:formula="of:=[.GT1]&amp;&quot;-&quot;&amp;[.GT2]" office:value-type="string" office:string-value="5-0.97" calcext:value-type="string">
            <text:p>5-0.97</text:p>
          </table:table-cell>
          <table:table-cell table:style-name="ce3" table:formula="of:=[.GU1]&amp;&quot;-&quot;&amp;[.GU2]" office:value-type="string" office:string-value="5-0.98" calcext:value-type="string">
            <text:p>5-0.98</text:p>
          </table:table-cell>
          <table:table-cell table:style-name="ce3" table:formula="of:=[.GV1]&amp;&quot;-&quot;&amp;[.GV2]" office:value-type="string" office:string-value="5-0.99" calcext:value-type="string">
            <text:p>5-0.99</text:p>
          </table:table-cell>
          <table:table-cell table:style-name="ce3" table:formula="of:=[.GW1]&amp;&quot;-&quot;&amp;[.GW2]" office:value-type="string" office:string-value="5-1" calcext:value-type="string">
            <text:p>5-1</text:p>
          </table:table-cell>
          <table:table-cell table:style-name="ce3" table:formula="of:=[.GX1]&amp;&quot;-&quot;&amp;[.GX2]" office:value-type="string" office:string-value="6-0.5" calcext:value-type="string">
            <text:p>6-0.5</text:p>
          </table:table-cell>
          <table:table-cell table:style-name="ce3" table:formula="of:=[.GY1]&amp;&quot;-&quot;&amp;[.GY2]" office:value-type="string" office:string-value="6-0.51" calcext:value-type="string">
            <text:p>6-0.51</text:p>
          </table:table-cell>
          <table:table-cell table:style-name="ce3" table:formula="of:=[.GZ1]&amp;&quot;-&quot;&amp;[.GZ2]" office:value-type="string" office:string-value="6-0.52" calcext:value-type="string">
            <text:p>6-0.52</text:p>
          </table:table-cell>
          <table:table-cell table:style-name="ce3" table:formula="of:=[.HA1]&amp;&quot;-&quot;&amp;[.HA2]" office:value-type="string" office:string-value="6-0.53" calcext:value-type="string">
            <text:p>6-0.53</text:p>
          </table:table-cell>
          <table:table-cell table:style-name="ce3" table:formula="of:=[.HB1]&amp;&quot;-&quot;&amp;[.HB2]" office:value-type="string" office:string-value="6-0.54" calcext:value-type="string">
            <text:p>6-0.54</text:p>
          </table:table-cell>
          <table:table-cell table:style-name="ce3" table:formula="of:=[.HC1]&amp;&quot;-&quot;&amp;[.HC2]" office:value-type="string" office:string-value="6-0.55" calcext:value-type="string">
            <text:p>6-0.55</text:p>
          </table:table-cell>
          <table:table-cell table:style-name="ce3" table:formula="of:=[.HD1]&amp;&quot;-&quot;&amp;[.HD2]" office:value-type="string" office:string-value="6-0.56" calcext:value-type="string">
            <text:p>6-0.56</text:p>
          </table:table-cell>
          <table:table-cell table:style-name="ce3" table:formula="of:=[.HE1]&amp;&quot;-&quot;&amp;[.HE2]" office:value-type="string" office:string-value="6-0.57" calcext:value-type="string">
            <text:p>6-0.57</text:p>
          </table:table-cell>
          <table:table-cell table:style-name="ce3" table:formula="of:=[.HF1]&amp;&quot;-&quot;&amp;[.HF2]" office:value-type="string" office:string-value="6-0.58" calcext:value-type="string">
            <text:p>6-0.58</text:p>
          </table:table-cell>
          <table:table-cell table:style-name="ce3" table:formula="of:=[.HG1]&amp;&quot;-&quot;&amp;[.HG2]" office:value-type="string" office:string-value="6-0.59" calcext:value-type="string">
            <text:p>6-0.59</text:p>
          </table:table-cell>
          <table:table-cell table:style-name="ce3" table:formula="of:=[.HH1]&amp;&quot;-&quot;&amp;[.HH2]" office:value-type="string" office:string-value="6-0.6" calcext:value-type="string">
            <text:p>6-0.6</text:p>
          </table:table-cell>
          <table:table-cell table:style-name="ce3" table:formula="of:=[.HI1]&amp;&quot;-&quot;&amp;[.HI2]" office:value-type="string" office:string-value="6-0.61" calcext:value-type="string">
            <text:p>6-0.61</text:p>
          </table:table-cell>
          <table:table-cell table:style-name="ce3" table:formula="of:=[.HJ1]&amp;&quot;-&quot;&amp;[.HJ2]" office:value-type="string" office:string-value="6-0.62" calcext:value-type="string">
            <text:p>6-0.62</text:p>
          </table:table-cell>
          <table:table-cell table:style-name="ce3" table:formula="of:=[.HK1]&amp;&quot;-&quot;&amp;[.HK2]" office:value-type="string" office:string-value="6-0.63" calcext:value-type="string">
            <text:p>6-0.63</text:p>
          </table:table-cell>
          <table:table-cell table:style-name="ce3" table:formula="of:=[.HL1]&amp;&quot;-&quot;&amp;[.HL2]" office:value-type="string" office:string-value="6-0.64" calcext:value-type="string">
            <text:p>6-0.64</text:p>
          </table:table-cell>
          <table:table-cell table:style-name="ce3" table:formula="of:=[.HM1]&amp;&quot;-&quot;&amp;[.HM2]" office:value-type="string" office:string-value="6-0.65" calcext:value-type="string">
            <text:p>6-0.65</text:p>
          </table:table-cell>
          <table:table-cell table:style-name="ce3" table:formula="of:=[.HN1]&amp;&quot;-&quot;&amp;[.HN2]" office:value-type="string" office:string-value="6-0.66" calcext:value-type="string">
            <text:p>6-0.66</text:p>
          </table:table-cell>
          <table:table-cell table:style-name="ce3" table:formula="of:=[.HO1]&amp;&quot;-&quot;&amp;[.HO2]" office:value-type="string" office:string-value="6-0.67" calcext:value-type="string">
            <text:p>6-0.67</text:p>
          </table:table-cell>
          <table:table-cell table:style-name="ce3" table:formula="of:=[.HP1]&amp;&quot;-&quot;&amp;[.HP2]" office:value-type="string" office:string-value="6-0.68" calcext:value-type="string">
            <text:p>6-0.68</text:p>
          </table:table-cell>
          <table:table-cell table:style-name="ce3" table:formula="of:=[.HQ1]&amp;&quot;-&quot;&amp;[.HQ2]" office:value-type="string" office:string-value="6-0.69" calcext:value-type="string">
            <text:p>6-0.69</text:p>
          </table:table-cell>
          <table:table-cell table:style-name="ce3" table:formula="of:=[.HR1]&amp;&quot;-&quot;&amp;[.HR2]" office:value-type="string" office:string-value="6-0.7" calcext:value-type="string">
            <text:p>6-0.7</text:p>
          </table:table-cell>
          <table:table-cell table:style-name="ce3" table:formula="of:=[.HS1]&amp;&quot;-&quot;&amp;[.HS2]" office:value-type="string" office:string-value="6-0.71" calcext:value-type="string">
            <text:p>6-0.71</text:p>
          </table:table-cell>
          <table:table-cell table:style-name="ce3" table:formula="of:=[.HT1]&amp;&quot;-&quot;&amp;[.HT2]" office:value-type="string" office:string-value="6-0.72" calcext:value-type="string">
            <text:p>6-0.72</text:p>
          </table:table-cell>
          <table:table-cell table:style-name="ce3" table:formula="of:=[.HU1]&amp;&quot;-&quot;&amp;[.HU2]" office:value-type="string" office:string-value="6-0.73" calcext:value-type="string">
            <text:p>6-0.73</text:p>
          </table:table-cell>
          <table:table-cell table:style-name="ce3" table:formula="of:=[.HV1]&amp;&quot;-&quot;&amp;[.HV2]" office:value-type="string" office:string-value="6-0.74" calcext:value-type="string">
            <text:p>6-0.74</text:p>
          </table:table-cell>
          <table:table-cell table:style-name="ce3" table:formula="of:=[.HW1]&amp;&quot;-&quot;&amp;[.HW2]" office:value-type="string" office:string-value="6-0.75" calcext:value-type="string">
            <text:p>6-0.75</text:p>
          </table:table-cell>
          <table:table-cell table:style-name="ce3" table:formula="of:=[.HX1]&amp;&quot;-&quot;&amp;[.HX2]" office:value-type="string" office:string-value="6-0.76" calcext:value-type="string">
            <text:p>6-0.76</text:p>
          </table:table-cell>
          <table:table-cell table:style-name="ce3" table:formula="of:=[.HY1]&amp;&quot;-&quot;&amp;[.HY2]" office:value-type="string" office:string-value="6-0.77" calcext:value-type="string">
            <text:p>6-0.77</text:p>
          </table:table-cell>
          <table:table-cell table:style-name="ce3" table:formula="of:=[.HZ1]&amp;&quot;-&quot;&amp;[.HZ2]" office:value-type="string" office:string-value="6-0.78" calcext:value-type="string">
            <text:p>6-0.78</text:p>
          </table:table-cell>
          <table:table-cell table:style-name="ce3" table:formula="of:=[.IA1]&amp;&quot;-&quot;&amp;[.IA2]" office:value-type="string" office:string-value="6-0.79" calcext:value-type="string">
            <text:p>6-0.79</text:p>
          </table:table-cell>
          <table:table-cell table:style-name="ce3" table:formula="of:=[.IB1]&amp;&quot;-&quot;&amp;[.IB2]" office:value-type="string" office:string-value="6-0.8" calcext:value-type="string">
            <text:p>6-0.8</text:p>
          </table:table-cell>
          <table:table-cell table:style-name="ce3" table:formula="of:=[.IC1]&amp;&quot;-&quot;&amp;[.IC2]" office:value-type="string" office:string-value="6-0.81" calcext:value-type="string">
            <text:p>6-0.81</text:p>
          </table:table-cell>
          <table:table-cell table:style-name="ce3" table:formula="of:=[.ID1]&amp;&quot;-&quot;&amp;[.ID2]" office:value-type="string" office:string-value="6-0.82" calcext:value-type="string">
            <text:p>6-0.82</text:p>
          </table:table-cell>
          <table:table-cell table:style-name="ce3" table:formula="of:=[.IE1]&amp;&quot;-&quot;&amp;[.IE2]" office:value-type="string" office:string-value="6-0.83" calcext:value-type="string">
            <text:p>6-0.83</text:p>
          </table:table-cell>
          <table:table-cell table:style-name="ce3" table:formula="of:=[.IF1]&amp;&quot;-&quot;&amp;[.IF2]" office:value-type="string" office:string-value="6-0.84" calcext:value-type="string">
            <text:p>6-0.84</text:p>
          </table:table-cell>
          <table:table-cell table:style-name="ce3" table:formula="of:=[.IG1]&amp;&quot;-&quot;&amp;[.IG2]" office:value-type="string" office:string-value="6-0.85" calcext:value-type="string">
            <text:p>6-0.85</text:p>
          </table:table-cell>
          <table:table-cell table:style-name="ce3" table:formula="of:=[.IH1]&amp;&quot;-&quot;&amp;[.IH2]" office:value-type="string" office:string-value="6-0.86" calcext:value-type="string">
            <text:p>6-0.86</text:p>
          </table:table-cell>
          <table:table-cell table:style-name="ce3" table:formula="of:=[.II1]&amp;&quot;-&quot;&amp;[.II2]" office:value-type="string" office:string-value="6-0.87" calcext:value-type="string">
            <text:p>6-0.87</text:p>
          </table:table-cell>
          <table:table-cell table:style-name="ce3" table:formula="of:=[.IJ1]&amp;&quot;-&quot;&amp;[.IJ2]" office:value-type="string" office:string-value="6-0.88" calcext:value-type="string">
            <text:p>6-0.88</text:p>
          </table:table-cell>
          <table:table-cell table:style-name="ce3" table:formula="of:=[.IK1]&amp;&quot;-&quot;&amp;[.IK2]" office:value-type="string" office:string-value="6-0.89" calcext:value-type="string">
            <text:p>6-0.89</text:p>
          </table:table-cell>
          <table:table-cell table:style-name="ce3" table:formula="of:=[.IL1]&amp;&quot;-&quot;&amp;[.IL2]" office:value-type="string" office:string-value="6-0.9" calcext:value-type="string">
            <text:p>6-0.9</text:p>
          </table:table-cell>
          <table:table-cell table:style-name="ce3" table:formula="of:=[.IM1]&amp;&quot;-&quot;&amp;[.IM2]" office:value-type="string" office:string-value="6-0.91" calcext:value-type="string">
            <text:p>6-0.91</text:p>
          </table:table-cell>
          <table:table-cell table:style-name="ce3" table:formula="of:=[.IN1]&amp;&quot;-&quot;&amp;[.IN2]" office:value-type="string" office:string-value="6-0.92" calcext:value-type="string">
            <text:p>6-0.92</text:p>
          </table:table-cell>
          <table:table-cell table:style-name="ce3" table:formula="of:=[.IO1]&amp;&quot;-&quot;&amp;[.IO2]" office:value-type="string" office:string-value="6-0.93" calcext:value-type="string">
            <text:p>6-0.93</text:p>
          </table:table-cell>
          <table:table-cell table:style-name="ce3" table:formula="of:=[.IP1]&amp;&quot;-&quot;&amp;[.IP2]" office:value-type="string" office:string-value="6-0.94" calcext:value-type="string">
            <text:p>6-0.94</text:p>
          </table:table-cell>
          <table:table-cell table:style-name="ce3" table:formula="of:=[.IQ1]&amp;&quot;-&quot;&amp;[.IQ2]" office:value-type="string" office:string-value="6-0.95" calcext:value-type="string">
            <text:p>6-0.95</text:p>
          </table:table-cell>
          <table:table-cell table:style-name="ce3" table:formula="of:=[.IR1]&amp;&quot;-&quot;&amp;[.IR2]" office:value-type="string" office:string-value="6-0.96" calcext:value-type="string">
            <text:p>6-0.96</text:p>
          </table:table-cell>
          <table:table-cell table:style-name="ce3" table:formula="of:=[.IS1]&amp;&quot;-&quot;&amp;[.IS2]" office:value-type="string" office:string-value="6-0.97" calcext:value-type="string">
            <text:p>6-0.97</text:p>
          </table:table-cell>
          <table:table-cell table:style-name="ce3" table:formula="of:=[.IT1]&amp;&quot;-&quot;&amp;[.IT2]" office:value-type="string" office:string-value="6-0.98" calcext:value-type="string">
            <text:p>6-0.98</text:p>
          </table:table-cell>
          <table:table-cell table:style-name="ce3" table:formula="of:=[.IU1]&amp;&quot;-&quot;&amp;[.IU2]" office:value-type="string" office:string-value="6-0.99" calcext:value-type="string">
            <text:p>6-0.99</text:p>
          </table:table-cell>
          <table:table-cell table:style-name="ce3" table:formula="of:=[.IV1]&amp;&quot;-&quot;&amp;[.IV2]" office:value-type="string" office:string-value="6-1" calcext:value-type="string">
            <text:p>6-1</text:p>
          </table:table-cell>
          <table:table-cell table:style-name="ce3" table:formula="of:=[.IW1]&amp;&quot;-&quot;&amp;[.IW2]" office:value-type="string" office:string-value="7-0.5" calcext:value-type="string">
            <text:p>7-0.5</text:p>
          </table:table-cell>
          <table:table-cell table:style-name="ce3" table:formula="of:=[.IX1]&amp;&quot;-&quot;&amp;[.IX2]" office:value-type="string" office:string-value="7-0.51" calcext:value-type="string">
            <text:p>7-0.51</text:p>
          </table:table-cell>
          <table:table-cell table:style-name="ce3" table:formula="of:=[.IY1]&amp;&quot;-&quot;&amp;[.IY2]" office:value-type="string" office:string-value="7-0.52" calcext:value-type="string">
            <text:p>7-0.52</text:p>
          </table:table-cell>
          <table:table-cell table:style-name="ce3" table:formula="of:=[.IZ1]&amp;&quot;-&quot;&amp;[.IZ2]" office:value-type="string" office:string-value="7-0.53" calcext:value-type="string">
            <text:p>7-0.53</text:p>
          </table:table-cell>
          <table:table-cell table:style-name="ce3" table:formula="of:=[.JA1]&amp;&quot;-&quot;&amp;[.JA2]" office:value-type="string" office:string-value="7-0.54" calcext:value-type="string">
            <text:p>7-0.54</text:p>
          </table:table-cell>
          <table:table-cell table:style-name="ce3" table:formula="of:=[.JB1]&amp;&quot;-&quot;&amp;[.JB2]" office:value-type="string" office:string-value="7-0.55" calcext:value-type="string">
            <text:p>7-0.55</text:p>
          </table:table-cell>
          <table:table-cell table:style-name="ce3" table:formula="of:=[.JC1]&amp;&quot;-&quot;&amp;[.JC2]" office:value-type="string" office:string-value="7-0.56" calcext:value-type="string">
            <text:p>7-0.56</text:p>
          </table:table-cell>
          <table:table-cell table:style-name="ce3" table:formula="of:=[.JD1]&amp;&quot;-&quot;&amp;[.JD2]" office:value-type="string" office:string-value="7-0.57" calcext:value-type="string">
            <text:p>7-0.57</text:p>
          </table:table-cell>
          <table:table-cell table:style-name="ce3" table:formula="of:=[.JE1]&amp;&quot;-&quot;&amp;[.JE2]" office:value-type="string" office:string-value="7-0.58" calcext:value-type="string">
            <text:p>7-0.58</text:p>
          </table:table-cell>
          <table:table-cell table:style-name="ce3" table:formula="of:=[.JF1]&amp;&quot;-&quot;&amp;[.JF2]" office:value-type="string" office:string-value="7-0.59" calcext:value-type="string">
            <text:p>7-0.59</text:p>
          </table:table-cell>
          <table:table-cell table:style-name="ce3" table:formula="of:=[.JG1]&amp;&quot;-&quot;&amp;[.JG2]" office:value-type="string" office:string-value="7-0.6" calcext:value-type="string">
            <text:p>7-0.6</text:p>
          </table:table-cell>
          <table:table-cell table:style-name="ce3" table:formula="of:=[.JH1]&amp;&quot;-&quot;&amp;[.JH2]" office:value-type="string" office:string-value="7-0.61" calcext:value-type="string">
            <text:p>7-0.61</text:p>
          </table:table-cell>
          <table:table-cell table:style-name="ce3" table:formula="of:=[.JI1]&amp;&quot;-&quot;&amp;[.JI2]" office:value-type="string" office:string-value="7-0.62" calcext:value-type="string">
            <text:p>7-0.62</text:p>
          </table:table-cell>
          <table:table-cell table:style-name="ce3" table:formula="of:=[.JJ1]&amp;&quot;-&quot;&amp;[.JJ2]" office:value-type="string" office:string-value="7-0.63" calcext:value-type="string">
            <text:p>7-0.63</text:p>
          </table:table-cell>
          <table:table-cell table:style-name="ce3" table:formula="of:=[.JK1]&amp;&quot;-&quot;&amp;[.JK2]" office:value-type="string" office:string-value="7-0.64" calcext:value-type="string">
            <text:p>7-0.64</text:p>
          </table:table-cell>
          <table:table-cell table:style-name="ce3" table:formula="of:=[.JL1]&amp;&quot;-&quot;&amp;[.JL2]" office:value-type="string" office:string-value="7-0.65" calcext:value-type="string">
            <text:p>7-0.65</text:p>
          </table:table-cell>
          <table:table-cell table:style-name="ce3" table:formula="of:=[.JM1]&amp;&quot;-&quot;&amp;[.JM2]" office:value-type="string" office:string-value="7-0.66" calcext:value-type="string">
            <text:p>7-0.66</text:p>
          </table:table-cell>
          <table:table-cell table:style-name="ce3" table:formula="of:=[.JN1]&amp;&quot;-&quot;&amp;[.JN2]" office:value-type="string" office:string-value="7-0.67" calcext:value-type="string">
            <text:p>7-0.67</text:p>
          </table:table-cell>
          <table:table-cell table:style-name="ce3" table:formula="of:=[.JO1]&amp;&quot;-&quot;&amp;[.JO2]" office:value-type="string" office:string-value="7-0.68" calcext:value-type="string">
            <text:p>7-0.68</text:p>
          </table:table-cell>
          <table:table-cell table:style-name="ce3" table:formula="of:=[.JP1]&amp;&quot;-&quot;&amp;[.JP2]" office:value-type="string" office:string-value="7-0.69" calcext:value-type="string">
            <text:p>7-0.69</text:p>
          </table:table-cell>
          <table:table-cell table:style-name="ce3" table:formula="of:=[.JQ1]&amp;&quot;-&quot;&amp;[.JQ2]" office:value-type="string" office:string-value="7-0.7" calcext:value-type="string">
            <text:p>7-0.7</text:p>
          </table:table-cell>
          <table:table-cell table:style-name="ce3" table:formula="of:=[.JR1]&amp;&quot;-&quot;&amp;[.JR2]" office:value-type="string" office:string-value="7-0.71" calcext:value-type="string">
            <text:p>7-0.71</text:p>
          </table:table-cell>
          <table:table-cell table:style-name="ce3" table:formula="of:=[.JS1]&amp;&quot;-&quot;&amp;[.JS2]" office:value-type="string" office:string-value="7-0.72" calcext:value-type="string">
            <text:p>7-0.72</text:p>
          </table:table-cell>
          <table:table-cell table:style-name="ce3" table:formula="of:=[.JT1]&amp;&quot;-&quot;&amp;[.JT2]" office:value-type="string" office:string-value="7-0.73" calcext:value-type="string">
            <text:p>7-0.73</text:p>
          </table:table-cell>
          <table:table-cell table:style-name="ce3" table:formula="of:=[.JU1]&amp;&quot;-&quot;&amp;[.JU2]" office:value-type="string" office:string-value="7-0.74" calcext:value-type="string">
            <text:p>7-0.74</text:p>
          </table:table-cell>
          <table:table-cell table:style-name="ce3" table:formula="of:=[.JV1]&amp;&quot;-&quot;&amp;[.JV2]" office:value-type="string" office:string-value="7-0.75" calcext:value-type="string">
            <text:p>7-0.75</text:p>
          </table:table-cell>
          <table:table-cell table:style-name="ce3" table:formula="of:=[.JW1]&amp;&quot;-&quot;&amp;[.JW2]" office:value-type="string" office:string-value="7-0.76" calcext:value-type="string">
            <text:p>7-0.76</text:p>
          </table:table-cell>
          <table:table-cell table:style-name="ce3" table:formula="of:=[.JX1]&amp;&quot;-&quot;&amp;[.JX2]" office:value-type="string" office:string-value="7-0.77" calcext:value-type="string">
            <text:p>7-0.77</text:p>
          </table:table-cell>
          <table:table-cell table:style-name="ce3" table:formula="of:=[.JY1]&amp;&quot;-&quot;&amp;[.JY2]" office:value-type="string" office:string-value="7-0.78" calcext:value-type="string">
            <text:p>7-0.78</text:p>
          </table:table-cell>
          <table:table-cell table:style-name="ce3" table:formula="of:=[.JZ1]&amp;&quot;-&quot;&amp;[.JZ2]" office:value-type="string" office:string-value="7-0.79" calcext:value-type="string">
            <text:p>7-0.79</text:p>
          </table:table-cell>
          <table:table-cell table:style-name="ce3" table:formula="of:=[.KA1]&amp;&quot;-&quot;&amp;[.KA2]" office:value-type="string" office:string-value="7-0.8" calcext:value-type="string">
            <text:p>7-0.8</text:p>
          </table:table-cell>
          <table:table-cell table:style-name="ce3" table:formula="of:=[.KB1]&amp;&quot;-&quot;&amp;[.KB2]" office:value-type="string" office:string-value="7-0.81" calcext:value-type="string">
            <text:p>7-0.81</text:p>
          </table:table-cell>
          <table:table-cell table:style-name="ce3" table:formula="of:=[.KC1]&amp;&quot;-&quot;&amp;[.KC2]" office:value-type="string" office:string-value="7-0.82" calcext:value-type="string">
            <text:p>7-0.82</text:p>
          </table:table-cell>
          <table:table-cell table:style-name="ce3" table:formula="of:=[.KD1]&amp;&quot;-&quot;&amp;[.KD2]" office:value-type="string" office:string-value="7-0.83" calcext:value-type="string">
            <text:p>7-0.83</text:p>
          </table:table-cell>
          <table:table-cell table:style-name="ce3" table:formula="of:=[.KE1]&amp;&quot;-&quot;&amp;[.KE2]" office:value-type="string" office:string-value="7-0.84" calcext:value-type="string">
            <text:p>7-0.84</text:p>
          </table:table-cell>
          <table:table-cell table:style-name="ce3" table:formula="of:=[.KF1]&amp;&quot;-&quot;&amp;[.KF2]" office:value-type="string" office:string-value="7-0.85" calcext:value-type="string">
            <text:p>7-0.85</text:p>
          </table:table-cell>
          <table:table-cell table:style-name="ce3" table:formula="of:=[.KG1]&amp;&quot;-&quot;&amp;[.KG2]" office:value-type="string" office:string-value="7-0.86" calcext:value-type="string">
            <text:p>7-0.86</text:p>
          </table:table-cell>
          <table:table-cell table:style-name="ce3" table:formula="of:=[.KH1]&amp;&quot;-&quot;&amp;[.KH2]" office:value-type="string" office:string-value="7-0.87" calcext:value-type="string">
            <text:p>7-0.87</text:p>
          </table:table-cell>
          <table:table-cell table:style-name="ce3" table:formula="of:=[.KI1]&amp;&quot;-&quot;&amp;[.KI2]" office:value-type="string" office:string-value="7-0.88" calcext:value-type="string">
            <text:p>7-0.88</text:p>
          </table:table-cell>
          <table:table-cell table:style-name="ce3" table:formula="of:=[.KJ1]&amp;&quot;-&quot;&amp;[.KJ2]" office:value-type="string" office:string-value="7-0.89" calcext:value-type="string">
            <text:p>7-0.89</text:p>
          </table:table-cell>
          <table:table-cell table:style-name="ce3" table:formula="of:=[.KK1]&amp;&quot;-&quot;&amp;[.KK2]" office:value-type="string" office:string-value="7-0.9" calcext:value-type="string">
            <text:p>7-0.9</text:p>
          </table:table-cell>
          <table:table-cell table:style-name="ce3" table:formula="of:=[.KL1]&amp;&quot;-&quot;&amp;[.KL2]" office:value-type="string" office:string-value="7-0.91" calcext:value-type="string">
            <text:p>7-0.91</text:p>
          </table:table-cell>
          <table:table-cell table:style-name="ce3" table:formula="of:=[.KM1]&amp;&quot;-&quot;&amp;[.KM2]" office:value-type="string" office:string-value="7-0.92" calcext:value-type="string">
            <text:p>7-0.92</text:p>
          </table:table-cell>
          <table:table-cell table:style-name="ce3" table:formula="of:=[.KN1]&amp;&quot;-&quot;&amp;[.KN2]" office:value-type="string" office:string-value="7-0.93" calcext:value-type="string">
            <text:p>7-0.93</text:p>
          </table:table-cell>
          <table:table-cell table:style-name="ce3" table:formula="of:=[.KO1]&amp;&quot;-&quot;&amp;[.KO2]" office:value-type="string" office:string-value="7-0.94" calcext:value-type="string">
            <text:p>7-0.94</text:p>
          </table:table-cell>
          <table:table-cell table:style-name="ce3" table:formula="of:=[.KP1]&amp;&quot;-&quot;&amp;[.KP2]" office:value-type="string" office:string-value="7-0.95" calcext:value-type="string">
            <text:p>7-0.95</text:p>
          </table:table-cell>
          <table:table-cell table:style-name="ce3" table:formula="of:=[.KQ1]&amp;&quot;-&quot;&amp;[.KQ2]" office:value-type="string" office:string-value="7-0.96" calcext:value-type="string">
            <text:p>7-0.96</text:p>
          </table:table-cell>
          <table:table-cell table:style-name="ce3" table:formula="of:=[.KR1]&amp;&quot;-&quot;&amp;[.KR2]" office:value-type="string" office:string-value="7-0.97" calcext:value-type="string">
            <text:p>7-0.97</text:p>
          </table:table-cell>
          <table:table-cell table:style-name="ce3" table:formula="of:=[.KS1]&amp;&quot;-&quot;&amp;[.KS2]" office:value-type="string" office:string-value="7-0.98" calcext:value-type="string">
            <text:p>7-0.98</text:p>
          </table:table-cell>
          <table:table-cell table:style-name="ce3" table:formula="of:=[.KT1]&amp;&quot;-&quot;&amp;[.KT2]" office:value-type="string" office:string-value="7-0.99" calcext:value-type="string">
            <text:p>7-0.99</text:p>
          </table:table-cell>
          <table:table-cell table:style-name="ce3" table:formula="of:=[.KU1]&amp;&quot;-&quot;&amp;[.KU2]" office:value-type="string" office:string-value="7-1" calcext:value-type="string">
            <text:p>7-1</text:p>
          </table:table-cell>
          <table:table-cell table:style-name="ce3" table:formula="of:=[.KV1]&amp;&quot;-&quot;&amp;[.KV2]" office:value-type="string" office:string-value="8-0.5" calcext:value-type="string">
            <text:p>8-0.5</text:p>
          </table:table-cell>
          <table:table-cell table:style-name="ce3" table:formula="of:=[.KW1]&amp;&quot;-&quot;&amp;[.KW2]" office:value-type="string" office:string-value="8-0.51" calcext:value-type="string">
            <text:p>8-0.51</text:p>
          </table:table-cell>
          <table:table-cell table:style-name="ce3" table:formula="of:=[.KX1]&amp;&quot;-&quot;&amp;[.KX2]" office:value-type="string" office:string-value="8-0.52" calcext:value-type="string">
            <text:p>8-0.52</text:p>
          </table:table-cell>
          <table:table-cell table:style-name="ce3" table:formula="of:=[.KY1]&amp;&quot;-&quot;&amp;[.KY2]" office:value-type="string" office:string-value="8-0.53" calcext:value-type="string">
            <text:p>8-0.53</text:p>
          </table:table-cell>
          <table:table-cell table:style-name="ce3" table:formula="of:=[.KZ1]&amp;&quot;-&quot;&amp;[.KZ2]" office:value-type="string" office:string-value="8-0.54" calcext:value-type="string">
            <text:p>8-0.54</text:p>
          </table:table-cell>
          <table:table-cell table:style-name="ce3" table:formula="of:=[.LA1]&amp;&quot;-&quot;&amp;[.LA2]" office:value-type="string" office:string-value="8-0.55" calcext:value-type="string">
            <text:p>8-0.55</text:p>
          </table:table-cell>
          <table:table-cell table:style-name="ce3" table:formula="of:=[.LB1]&amp;&quot;-&quot;&amp;[.LB2]" office:value-type="string" office:string-value="8-0.56" calcext:value-type="string">
            <text:p>8-0.56</text:p>
          </table:table-cell>
          <table:table-cell table:style-name="ce3" table:formula="of:=[.LC1]&amp;&quot;-&quot;&amp;[.LC2]" office:value-type="string" office:string-value="8-0.57" calcext:value-type="string">
            <text:p>8-0.57</text:p>
          </table:table-cell>
          <table:table-cell table:style-name="ce3" table:formula="of:=[.LD1]&amp;&quot;-&quot;&amp;[.LD2]" office:value-type="string" office:string-value="8-0.58" calcext:value-type="string">
            <text:p>8-0.58</text:p>
          </table:table-cell>
          <table:table-cell table:style-name="ce3" table:formula="of:=[.LE1]&amp;&quot;-&quot;&amp;[.LE2]" office:value-type="string" office:string-value="8-0.59" calcext:value-type="string">
            <text:p>8-0.59</text:p>
          </table:table-cell>
          <table:table-cell table:style-name="ce3" table:formula="of:=[.LF1]&amp;&quot;-&quot;&amp;[.LF2]" office:value-type="string" office:string-value="8-0.6" calcext:value-type="string">
            <text:p>8-0.6</text:p>
          </table:table-cell>
          <table:table-cell table:style-name="ce3" table:formula="of:=[.LG1]&amp;&quot;-&quot;&amp;[.LG2]" office:value-type="string" office:string-value="8-0.61" calcext:value-type="string">
            <text:p>8-0.61</text:p>
          </table:table-cell>
          <table:table-cell table:style-name="ce3" table:formula="of:=[.LH1]&amp;&quot;-&quot;&amp;[.LH2]" office:value-type="string" office:string-value="8-0.62" calcext:value-type="string">
            <text:p>8-0.62</text:p>
          </table:table-cell>
          <table:table-cell table:style-name="ce3" table:formula="of:=[.LI1]&amp;&quot;-&quot;&amp;[.LI2]" office:value-type="string" office:string-value="8-0.63" calcext:value-type="string">
            <text:p>8-0.63</text:p>
          </table:table-cell>
          <table:table-cell table:style-name="ce3" table:formula="of:=[.LJ1]&amp;&quot;-&quot;&amp;[.LJ2]" office:value-type="string" office:string-value="8-0.64" calcext:value-type="string">
            <text:p>8-0.64</text:p>
          </table:table-cell>
          <table:table-cell table:style-name="ce3" table:formula="of:=[.LK1]&amp;&quot;-&quot;&amp;[.LK2]" office:value-type="string" office:string-value="8-0.65" calcext:value-type="string">
            <text:p>8-0.65</text:p>
          </table:table-cell>
          <table:table-cell table:style-name="ce3" table:formula="of:=[.LL1]&amp;&quot;-&quot;&amp;[.LL2]" office:value-type="string" office:string-value="8-0.66" calcext:value-type="string">
            <text:p>8-0.66</text:p>
          </table:table-cell>
          <table:table-cell table:style-name="ce3" table:formula="of:=[.LM1]&amp;&quot;-&quot;&amp;[.LM2]" office:value-type="string" office:string-value="8-0.67" calcext:value-type="string">
            <text:p>8-0.67</text:p>
          </table:table-cell>
          <table:table-cell table:style-name="ce3" table:formula="of:=[.LN1]&amp;&quot;-&quot;&amp;[.LN2]" office:value-type="string" office:string-value="8-0.68" calcext:value-type="string">
            <text:p>8-0.68</text:p>
          </table:table-cell>
          <table:table-cell table:style-name="ce3" table:formula="of:=[.LO1]&amp;&quot;-&quot;&amp;[.LO2]" office:value-type="string" office:string-value="8-0.69" calcext:value-type="string">
            <text:p>8-0.69</text:p>
          </table:table-cell>
          <table:table-cell table:style-name="ce3" table:formula="of:=[.LP1]&amp;&quot;-&quot;&amp;[.LP2]" office:value-type="string" office:string-value="8-0.7" calcext:value-type="string">
            <text:p>8-0.7</text:p>
          </table:table-cell>
          <table:table-cell table:style-name="ce3" table:formula="of:=[.LQ1]&amp;&quot;-&quot;&amp;[.LQ2]" office:value-type="string" office:string-value="8-0.71" calcext:value-type="string">
            <text:p>8-0.71</text:p>
          </table:table-cell>
          <table:table-cell table:style-name="ce3" table:formula="of:=[.LR1]&amp;&quot;-&quot;&amp;[.LR2]" office:value-type="string" office:string-value="8-0.72" calcext:value-type="string">
            <text:p>8-0.72</text:p>
          </table:table-cell>
          <table:table-cell table:style-name="ce3" table:formula="of:=[.LS1]&amp;&quot;-&quot;&amp;[.LS2]" office:value-type="string" office:string-value="8-0.73" calcext:value-type="string">
            <text:p>8-0.73</text:p>
          </table:table-cell>
          <table:table-cell table:style-name="ce3" table:formula="of:=[.LT1]&amp;&quot;-&quot;&amp;[.LT2]" office:value-type="string" office:string-value="8-0.74" calcext:value-type="string">
            <text:p>8-0.74</text:p>
          </table:table-cell>
          <table:table-cell table:style-name="ce3" table:formula="of:=[.LU1]&amp;&quot;-&quot;&amp;[.LU2]" office:value-type="string" office:string-value="8-0.75" calcext:value-type="string">
            <text:p>8-0.75</text:p>
          </table:table-cell>
          <table:table-cell table:style-name="ce3" table:formula="of:=[.LV1]&amp;&quot;-&quot;&amp;[.LV2]" office:value-type="string" office:string-value="8-0.76" calcext:value-type="string">
            <text:p>8-0.76</text:p>
          </table:table-cell>
          <table:table-cell table:style-name="ce3" table:formula="of:=[.LW1]&amp;&quot;-&quot;&amp;[.LW2]" office:value-type="string" office:string-value="8-0.77" calcext:value-type="string">
            <text:p>8-0.77</text:p>
          </table:table-cell>
          <table:table-cell table:style-name="ce3" table:formula="of:=[.LX1]&amp;&quot;-&quot;&amp;[.LX2]" office:value-type="string" office:string-value="8-0.78" calcext:value-type="string">
            <text:p>8-0.78</text:p>
          </table:table-cell>
          <table:table-cell table:style-name="ce3" table:formula="of:=[.LY1]&amp;&quot;-&quot;&amp;[.LY2]" office:value-type="string" office:string-value="8-0.79" calcext:value-type="string">
            <text:p>8-0.79</text:p>
          </table:table-cell>
          <table:table-cell table:style-name="ce3" table:formula="of:=[.LZ1]&amp;&quot;-&quot;&amp;[.LZ2]" office:value-type="string" office:string-value="8-0.8" calcext:value-type="string">
            <text:p>8-0.8</text:p>
          </table:table-cell>
          <table:table-cell table:style-name="ce3" table:formula="of:=[.MA1]&amp;&quot;-&quot;&amp;[.MA2]" office:value-type="string" office:string-value="8-0.81" calcext:value-type="string">
            <text:p>8-0.81</text:p>
          </table:table-cell>
          <table:table-cell table:style-name="ce3" table:formula="of:=[.MB1]&amp;&quot;-&quot;&amp;[.MB2]" office:value-type="string" office:string-value="8-0.82" calcext:value-type="string">
            <text:p>8-0.82</text:p>
          </table:table-cell>
          <table:table-cell table:style-name="ce3" table:formula="of:=[.MC1]&amp;&quot;-&quot;&amp;[.MC2]" office:value-type="string" office:string-value="8-0.83" calcext:value-type="string">
            <text:p>8-0.83</text:p>
          </table:table-cell>
          <table:table-cell table:style-name="ce3" table:formula="of:=[.MD1]&amp;&quot;-&quot;&amp;[.MD2]" office:value-type="string" office:string-value="8-0.84" calcext:value-type="string">
            <text:p>8-0.84</text:p>
          </table:table-cell>
          <table:table-cell table:style-name="ce3" table:formula="of:=[.ME1]&amp;&quot;-&quot;&amp;[.ME2]" office:value-type="string" office:string-value="8-0.85" calcext:value-type="string">
            <text:p>8-0.85</text:p>
          </table:table-cell>
          <table:table-cell table:style-name="ce3" table:formula="of:=[.MF1]&amp;&quot;-&quot;&amp;[.MF2]" office:value-type="string" office:string-value="8-0.86" calcext:value-type="string">
            <text:p>8-0.86</text:p>
          </table:table-cell>
          <table:table-cell table:style-name="ce3" table:formula="of:=[.MG1]&amp;&quot;-&quot;&amp;[.MG2]" office:value-type="string" office:string-value="8-0.87" calcext:value-type="string">
            <text:p>8-0.87</text:p>
          </table:table-cell>
          <table:table-cell table:style-name="ce3" table:formula="of:=[.MH1]&amp;&quot;-&quot;&amp;[.MH2]" office:value-type="string" office:string-value="8-0.88" calcext:value-type="string">
            <text:p>8-0.88</text:p>
          </table:table-cell>
          <table:table-cell table:style-name="ce3" table:formula="of:=[.MI1]&amp;&quot;-&quot;&amp;[.MI2]" office:value-type="string" office:string-value="8-0.89" calcext:value-type="string">
            <text:p>8-0.89</text:p>
          </table:table-cell>
          <table:table-cell table:style-name="ce3" table:formula="of:=[.MJ1]&amp;&quot;-&quot;&amp;[.MJ2]" office:value-type="string" office:string-value="8-0.9" calcext:value-type="string">
            <text:p>8-0.9</text:p>
          </table:table-cell>
          <table:table-cell table:style-name="ce3" table:formula="of:=[.MK1]&amp;&quot;-&quot;&amp;[.MK2]" office:value-type="string" office:string-value="8-0.91" calcext:value-type="string">
            <text:p>8-0.91</text:p>
          </table:table-cell>
          <table:table-cell table:style-name="ce3" table:formula="of:=[.ML1]&amp;&quot;-&quot;&amp;[.ML2]" office:value-type="string" office:string-value="8-0.92" calcext:value-type="string">
            <text:p>8-0.92</text:p>
          </table:table-cell>
          <table:table-cell table:style-name="ce3" table:formula="of:=[.MM1]&amp;&quot;-&quot;&amp;[.MM2]" office:value-type="string" office:string-value="8-0.93" calcext:value-type="string">
            <text:p>8-0.93</text:p>
          </table:table-cell>
          <table:table-cell table:style-name="ce3" table:formula="of:=[.MN1]&amp;&quot;-&quot;&amp;[.MN2]" office:value-type="string" office:string-value="8-0.94" calcext:value-type="string">
            <text:p>8-0.94</text:p>
          </table:table-cell>
          <table:table-cell table:style-name="ce3" table:formula="of:=[.MO1]&amp;&quot;-&quot;&amp;[.MO2]" office:value-type="string" office:string-value="8-0.95" calcext:value-type="string">
            <text:p>8-0.95</text:p>
          </table:table-cell>
          <table:table-cell table:style-name="ce3" table:formula="of:=[.MP1]&amp;&quot;-&quot;&amp;[.MP2]" office:value-type="string" office:string-value="8-0.96" calcext:value-type="string">
            <text:p>8-0.96</text:p>
          </table:table-cell>
          <table:table-cell table:style-name="ce3" table:formula="of:=[.MQ1]&amp;&quot;-&quot;&amp;[.MQ2]" office:value-type="string" office:string-value="8-0.97" calcext:value-type="string">
            <text:p>8-0.97</text:p>
          </table:table-cell>
          <table:table-cell table:style-name="ce3" table:formula="of:=[.MR1]&amp;&quot;-&quot;&amp;[.MR2]" office:value-type="string" office:string-value="8-0.98" calcext:value-type="string">
            <text:p>8-0.98</text:p>
          </table:table-cell>
          <table:table-cell table:style-name="ce3" table:formula="of:=[.MS1]&amp;&quot;-&quot;&amp;[.MS2]" office:value-type="string" office:string-value="8-0.99" calcext:value-type="string">
            <text:p>8-0.99</text:p>
          </table:table-cell>
          <table:table-cell table:style-name="ce3" table:formula="of:=[.MT1]&amp;&quot;-&quot;&amp;[.MT2]" office:value-type="string" office:string-value="8-1" calcext:value-type="string">
            <text:p>8-1</text:p>
          </table:table-cell>
          <table:table-cell table:style-name="ce3" table:formula="of:=[.MU1]&amp;&quot;-&quot;&amp;[.MU2]" office:value-type="string" office:string-value="9-0.5" calcext:value-type="string">
            <text:p>9-0.5</text:p>
          </table:table-cell>
          <table:table-cell table:style-name="ce3" table:formula="of:=[.MV1]&amp;&quot;-&quot;&amp;[.MV2]" office:value-type="string" office:string-value="9-0.51" calcext:value-type="string">
            <text:p>9-0.51</text:p>
          </table:table-cell>
          <table:table-cell table:style-name="ce3" table:formula="of:=[.MW1]&amp;&quot;-&quot;&amp;[.MW2]" office:value-type="string" office:string-value="9-0.52" calcext:value-type="string">
            <text:p>9-0.52</text:p>
          </table:table-cell>
          <table:table-cell table:style-name="ce3" table:formula="of:=[.MX1]&amp;&quot;-&quot;&amp;[.MX2]" office:value-type="string" office:string-value="9-0.53" calcext:value-type="string">
            <text:p>9-0.53</text:p>
          </table:table-cell>
          <table:table-cell table:style-name="ce3" table:formula="of:=[.MY1]&amp;&quot;-&quot;&amp;[.MY2]" office:value-type="string" office:string-value="9-0.54" calcext:value-type="string">
            <text:p>9-0.54</text:p>
          </table:table-cell>
          <table:table-cell table:style-name="ce3" table:formula="of:=[.MZ1]&amp;&quot;-&quot;&amp;[.MZ2]" office:value-type="string" office:string-value="9-0.55" calcext:value-type="string">
            <text:p>9-0.55</text:p>
          </table:table-cell>
          <table:table-cell table:style-name="ce3" table:formula="of:=[.NA1]&amp;&quot;-&quot;&amp;[.NA2]" office:value-type="string" office:string-value="9-0.56" calcext:value-type="string">
            <text:p>9-0.56</text:p>
          </table:table-cell>
          <table:table-cell table:style-name="ce3" table:formula="of:=[.NB1]&amp;&quot;-&quot;&amp;[.NB2]" office:value-type="string" office:string-value="9-0.57" calcext:value-type="string">
            <text:p>9-0.57</text:p>
          </table:table-cell>
          <table:table-cell table:style-name="ce3" table:formula="of:=[.NC1]&amp;&quot;-&quot;&amp;[.NC2]" office:value-type="string" office:string-value="9-0.58" calcext:value-type="string">
            <text:p>9-0.58</text:p>
          </table:table-cell>
          <table:table-cell table:style-name="ce3" table:formula="of:=[.ND1]&amp;&quot;-&quot;&amp;[.ND2]" office:value-type="string" office:string-value="9-0.59" calcext:value-type="string">
            <text:p>9-0.59</text:p>
          </table:table-cell>
          <table:table-cell table:style-name="ce3" table:formula="of:=[.NE1]&amp;&quot;-&quot;&amp;[.NE2]" office:value-type="string" office:string-value="9-0.6" calcext:value-type="string">
            <text:p>9-0.6</text:p>
          </table:table-cell>
          <table:table-cell table:style-name="ce3" table:formula="of:=[.NF1]&amp;&quot;-&quot;&amp;[.NF2]" office:value-type="string" office:string-value="9-0.61" calcext:value-type="string">
            <text:p>9-0.61</text:p>
          </table:table-cell>
          <table:table-cell table:style-name="ce3" table:formula="of:=[.NG1]&amp;&quot;-&quot;&amp;[.NG2]" office:value-type="string" office:string-value="9-0.62" calcext:value-type="string">
            <text:p>9-0.62</text:p>
          </table:table-cell>
          <table:table-cell table:style-name="ce3" table:formula="of:=[.NH1]&amp;&quot;-&quot;&amp;[.NH2]" office:value-type="string" office:string-value="9-0.63" calcext:value-type="string">
            <text:p>9-0.63</text:p>
          </table:table-cell>
          <table:table-cell table:style-name="ce3" table:formula="of:=[.NI1]&amp;&quot;-&quot;&amp;[.NI2]" office:value-type="string" office:string-value="9-0.64" calcext:value-type="string">
            <text:p>9-0.64</text:p>
          </table:table-cell>
          <table:table-cell table:style-name="ce3" table:formula="of:=[.NJ1]&amp;&quot;-&quot;&amp;[.NJ2]" office:value-type="string" office:string-value="9-0.65" calcext:value-type="string">
            <text:p>9-0.65</text:p>
          </table:table-cell>
          <table:table-cell table:style-name="ce3" table:formula="of:=[.NK1]&amp;&quot;-&quot;&amp;[.NK2]" office:value-type="string" office:string-value="9-0.66" calcext:value-type="string">
            <text:p>9-0.66</text:p>
          </table:table-cell>
          <table:table-cell table:style-name="ce3" table:formula="of:=[.NL1]&amp;&quot;-&quot;&amp;[.NL2]" office:value-type="string" office:string-value="9-0.67" calcext:value-type="string">
            <text:p>9-0.67</text:p>
          </table:table-cell>
          <table:table-cell table:style-name="ce3" table:formula="of:=[.NM1]&amp;&quot;-&quot;&amp;[.NM2]" office:value-type="string" office:string-value="9-0.68" calcext:value-type="string">
            <text:p>9-0.68</text:p>
          </table:table-cell>
          <table:table-cell table:style-name="ce3" table:formula="of:=[.NN1]&amp;&quot;-&quot;&amp;[.NN2]" office:value-type="string" office:string-value="9-0.69" calcext:value-type="string">
            <text:p>9-0.69</text:p>
          </table:table-cell>
          <table:table-cell table:style-name="ce3" table:formula="of:=[.NO1]&amp;&quot;-&quot;&amp;[.NO2]" office:value-type="string" office:string-value="9-0.7" calcext:value-type="string">
            <text:p>9-0.7</text:p>
          </table:table-cell>
          <table:table-cell table:style-name="ce3" table:formula="of:=[.NP1]&amp;&quot;-&quot;&amp;[.NP2]" office:value-type="string" office:string-value="9-0.71" calcext:value-type="string">
            <text:p>9-0.71</text:p>
          </table:table-cell>
          <table:table-cell table:style-name="ce3" table:formula="of:=[.NQ1]&amp;&quot;-&quot;&amp;[.NQ2]" office:value-type="string" office:string-value="9-0.72" calcext:value-type="string">
            <text:p>9-0.72</text:p>
          </table:table-cell>
          <table:table-cell table:style-name="ce3" table:formula="of:=[.NR1]&amp;&quot;-&quot;&amp;[.NR2]" office:value-type="string" office:string-value="9-0.73" calcext:value-type="string">
            <text:p>9-0.73</text:p>
          </table:table-cell>
          <table:table-cell table:style-name="ce3" table:formula="of:=[.NS1]&amp;&quot;-&quot;&amp;[.NS2]" office:value-type="string" office:string-value="9-0.74" calcext:value-type="string">
            <text:p>9-0.74</text:p>
          </table:table-cell>
          <table:table-cell table:style-name="ce3" table:formula="of:=[.NT1]&amp;&quot;-&quot;&amp;[.NT2]" office:value-type="string" office:string-value="9-0.75" calcext:value-type="string">
            <text:p>9-0.75</text:p>
          </table:table-cell>
          <table:table-cell table:style-name="ce3" table:formula="of:=[.NU1]&amp;&quot;-&quot;&amp;[.NU2]" office:value-type="string" office:string-value="9-0.76" calcext:value-type="string">
            <text:p>9-0.76</text:p>
          </table:table-cell>
          <table:table-cell table:style-name="ce3" table:formula="of:=[.NV1]&amp;&quot;-&quot;&amp;[.NV2]" office:value-type="string" office:string-value="9-0.77" calcext:value-type="string">
            <text:p>9-0.77</text:p>
          </table:table-cell>
          <table:table-cell table:style-name="ce3" table:formula="of:=[.NW1]&amp;&quot;-&quot;&amp;[.NW2]" office:value-type="string" office:string-value="9-0.78" calcext:value-type="string">
            <text:p>9-0.78</text:p>
          </table:table-cell>
          <table:table-cell table:style-name="ce3" table:formula="of:=[.NX1]&amp;&quot;-&quot;&amp;[.NX2]" office:value-type="string" office:string-value="9-0.79" calcext:value-type="string">
            <text:p>9-0.79</text:p>
          </table:table-cell>
          <table:table-cell table:style-name="ce3" table:formula="of:=[.NY1]&amp;&quot;-&quot;&amp;[.NY2]" office:value-type="string" office:string-value="9-0.8" calcext:value-type="string">
            <text:p>9-0.8</text:p>
          </table:table-cell>
          <table:table-cell table:style-name="ce3" table:formula="of:=[.NZ1]&amp;&quot;-&quot;&amp;[.NZ2]" office:value-type="string" office:string-value="9-0.81" calcext:value-type="string">
            <text:p>9-0.81</text:p>
          </table:table-cell>
          <table:table-cell table:style-name="ce3" table:formula="of:=[.OA1]&amp;&quot;-&quot;&amp;[.OA2]" office:value-type="string" office:string-value="9-0.82" calcext:value-type="string">
            <text:p>9-0.82</text:p>
          </table:table-cell>
          <table:table-cell table:style-name="ce3" table:formula="of:=[.OB1]&amp;&quot;-&quot;&amp;[.OB2]" office:value-type="string" office:string-value="9-0.83" calcext:value-type="string">
            <text:p>9-0.83</text:p>
          </table:table-cell>
          <table:table-cell table:style-name="ce3" table:formula="of:=[.OC1]&amp;&quot;-&quot;&amp;[.OC2]" office:value-type="string" office:string-value="9-0.84" calcext:value-type="string">
            <text:p>9-0.84</text:p>
          </table:table-cell>
          <table:table-cell table:style-name="ce3" table:formula="of:=[.OD1]&amp;&quot;-&quot;&amp;[.OD2]" office:value-type="string" office:string-value="9-0.85" calcext:value-type="string">
            <text:p>9-0.85</text:p>
          </table:table-cell>
          <table:table-cell table:style-name="ce3" table:formula="of:=[.OE1]&amp;&quot;-&quot;&amp;[.OE2]" office:value-type="string" office:string-value="9-0.86" calcext:value-type="string">
            <text:p>9-0.86</text:p>
          </table:table-cell>
          <table:table-cell table:style-name="ce3" table:formula="of:=[.OF1]&amp;&quot;-&quot;&amp;[.OF2]" office:value-type="string" office:string-value="9-0.87" calcext:value-type="string">
            <text:p>9-0.87</text:p>
          </table:table-cell>
          <table:table-cell table:style-name="ce3" table:formula="of:=[.OG1]&amp;&quot;-&quot;&amp;[.OG2]" office:value-type="string" office:string-value="9-0.88" calcext:value-type="string">
            <text:p>9-0.88</text:p>
          </table:table-cell>
          <table:table-cell table:style-name="ce3" table:formula="of:=[.OH1]&amp;&quot;-&quot;&amp;[.OH2]" office:value-type="string" office:string-value="9-0.89" calcext:value-type="string">
            <text:p>9-0.89</text:p>
          </table:table-cell>
          <table:table-cell table:style-name="ce3" table:formula="of:=[.OI1]&amp;&quot;-&quot;&amp;[.OI2]" office:value-type="string" office:string-value="9-0.9" calcext:value-type="string">
            <text:p>9-0.9</text:p>
          </table:table-cell>
          <table:table-cell table:style-name="ce3" table:formula="of:=[.OJ1]&amp;&quot;-&quot;&amp;[.OJ2]" office:value-type="string" office:string-value="9-0.91" calcext:value-type="string">
            <text:p>9-0.91</text:p>
          </table:table-cell>
          <table:table-cell table:style-name="ce3" table:formula="of:=[.OK1]&amp;&quot;-&quot;&amp;[.OK2]" office:value-type="string" office:string-value="9-0.92" calcext:value-type="string">
            <text:p>9-0.92</text:p>
          </table:table-cell>
          <table:table-cell table:style-name="ce3" table:formula="of:=[.OL1]&amp;&quot;-&quot;&amp;[.OL2]" office:value-type="string" office:string-value="9-0.93" calcext:value-type="string">
            <text:p>9-0.93</text:p>
          </table:table-cell>
          <table:table-cell table:style-name="ce3" table:formula="of:=[.OM1]&amp;&quot;-&quot;&amp;[.OM2]" office:value-type="string" office:string-value="9-0.94" calcext:value-type="string">
            <text:p>9-0.94</text:p>
          </table:table-cell>
          <table:table-cell table:style-name="ce3" table:formula="of:=[.ON1]&amp;&quot;-&quot;&amp;[.ON2]" office:value-type="string" office:string-value="9-0.95" calcext:value-type="string">
            <text:p>9-0.95</text:p>
          </table:table-cell>
          <table:table-cell table:style-name="ce3" table:formula="of:=[.OO1]&amp;&quot;-&quot;&amp;[.OO2]" office:value-type="string" office:string-value="9-0.96" calcext:value-type="string">
            <text:p>9-0.96</text:p>
          </table:table-cell>
          <table:table-cell table:style-name="ce3" table:formula="of:=[.OP1]&amp;&quot;-&quot;&amp;[.OP2]" office:value-type="string" office:string-value="9-0.97" calcext:value-type="string">
            <text:p>9-0.97</text:p>
          </table:table-cell>
          <table:table-cell table:style-name="ce3" table:formula="of:=[.OQ1]&amp;&quot;-&quot;&amp;[.OQ2]" office:value-type="string" office:string-value="9-0.98" calcext:value-type="string">
            <text:p>9-0.98</text:p>
          </table:table-cell>
          <table:table-cell table:style-name="ce3" table:formula="of:=[.OR1]&amp;&quot;-&quot;&amp;[.OR2]" office:value-type="string" office:string-value="9-0.99" calcext:value-type="string">
            <text:p>9-0.99</text:p>
          </table:table-cell>
          <table:table-cell table:style-name="ce3" table:formula="of:=[.OS1]&amp;&quot;-&quot;&amp;[.OS2]" office:value-type="string" office:string-value="9-1" calcext:value-type="string">
            <text:p>9-1</text:p>
          </table:table-cell>
          <table:table-cell table:style-name="ce3" table:formula="of:=[.OT1]&amp;&quot;-&quot;&amp;[.OT2]" office:value-type="string" office:string-value="10-0.5" calcext:value-type="string">
            <text:p>10-0.5</text:p>
          </table:table-cell>
          <table:table-cell table:style-name="ce3" table:formula="of:=[.OU1]&amp;&quot;-&quot;&amp;[.OU2]" office:value-type="string" office:string-value="10-0.51" calcext:value-type="string">
            <text:p>10-0.51</text:p>
          </table:table-cell>
          <table:table-cell table:style-name="ce3" table:formula="of:=[.OV1]&amp;&quot;-&quot;&amp;[.OV2]" office:value-type="string" office:string-value="10-0.52" calcext:value-type="string">
            <text:p>10-0.52</text:p>
          </table:table-cell>
          <table:table-cell table:style-name="ce3" table:formula="of:=[.OW1]&amp;&quot;-&quot;&amp;[.OW2]" office:value-type="string" office:string-value="10-0.53" calcext:value-type="string">
            <text:p>10-0.53</text:p>
          </table:table-cell>
          <table:table-cell table:style-name="ce3" table:formula="of:=[.OX1]&amp;&quot;-&quot;&amp;[.OX2]" office:value-type="string" office:string-value="10-0.54" calcext:value-type="string">
            <text:p>10-0.54</text:p>
          </table:table-cell>
          <table:table-cell table:style-name="ce3" table:formula="of:=[.OY1]&amp;&quot;-&quot;&amp;[.OY2]" office:value-type="string" office:string-value="10-0.55" calcext:value-type="string">
            <text:p>10-0.55</text:p>
          </table:table-cell>
          <table:table-cell table:style-name="ce3" table:formula="of:=[.OZ1]&amp;&quot;-&quot;&amp;[.OZ2]" office:value-type="string" office:string-value="10-0.56" calcext:value-type="string">
            <text:p>10-0.56</text:p>
          </table:table-cell>
          <table:table-cell table:style-name="ce3" table:formula="of:=[.PA1]&amp;&quot;-&quot;&amp;[.PA2]" office:value-type="string" office:string-value="10-0.57" calcext:value-type="string">
            <text:p>10-0.57</text:p>
          </table:table-cell>
          <table:table-cell table:style-name="ce3" table:formula="of:=[.PB1]&amp;&quot;-&quot;&amp;[.PB2]" office:value-type="string" office:string-value="10-0.58" calcext:value-type="string">
            <text:p>10-0.58</text:p>
          </table:table-cell>
          <table:table-cell table:style-name="ce3" table:formula="of:=[.PC1]&amp;&quot;-&quot;&amp;[.PC2]" office:value-type="string" office:string-value="10-0.59" calcext:value-type="string">
            <text:p>10-0.59</text:p>
          </table:table-cell>
          <table:table-cell table:style-name="ce3" table:formula="of:=[.PD1]&amp;&quot;-&quot;&amp;[.PD2]" office:value-type="string" office:string-value="10-0.6" calcext:value-type="string">
            <text:p>10-0.6</text:p>
          </table:table-cell>
          <table:table-cell table:style-name="ce3" table:formula="of:=[.PE1]&amp;&quot;-&quot;&amp;[.PE2]" office:value-type="string" office:string-value="10-0.61" calcext:value-type="string">
            <text:p>10-0.61</text:p>
          </table:table-cell>
          <table:table-cell table:style-name="ce3" table:formula="of:=[.PF1]&amp;&quot;-&quot;&amp;[.PF2]" office:value-type="string" office:string-value="10-0.62" calcext:value-type="string">
            <text:p>10-0.62</text:p>
          </table:table-cell>
          <table:table-cell table:style-name="ce3" table:formula="of:=[.PG1]&amp;&quot;-&quot;&amp;[.PG2]" office:value-type="string" office:string-value="10-0.63" calcext:value-type="string">
            <text:p>10-0.63</text:p>
          </table:table-cell>
          <table:table-cell table:style-name="ce3" table:formula="of:=[.PH1]&amp;&quot;-&quot;&amp;[.PH2]" office:value-type="string" office:string-value="10-0.64" calcext:value-type="string">
            <text:p>10-0.64</text:p>
          </table:table-cell>
          <table:table-cell table:style-name="ce3" table:formula="of:=[.PI1]&amp;&quot;-&quot;&amp;[.PI2]" office:value-type="string" office:string-value="10-0.65" calcext:value-type="string">
            <text:p>10-0.65</text:p>
          </table:table-cell>
          <table:table-cell table:style-name="ce3" table:formula="of:=[.PJ1]&amp;&quot;-&quot;&amp;[.PJ2]" office:value-type="string" office:string-value="10-0.66" calcext:value-type="string">
            <text:p>10-0.66</text:p>
          </table:table-cell>
          <table:table-cell table:style-name="ce3" table:formula="of:=[.PK1]&amp;&quot;-&quot;&amp;[.PK2]" office:value-type="string" office:string-value="10-0.67" calcext:value-type="string">
            <text:p>10-0.67</text:p>
          </table:table-cell>
          <table:table-cell table:style-name="ce3" table:formula="of:=[.PL1]&amp;&quot;-&quot;&amp;[.PL2]" office:value-type="string" office:string-value="10-0.68" calcext:value-type="string">
            <text:p>10-0.68</text:p>
          </table:table-cell>
          <table:table-cell table:style-name="ce3" table:formula="of:=[.PM1]&amp;&quot;-&quot;&amp;[.PM2]" office:value-type="string" office:string-value="10-0.69" calcext:value-type="string">
            <text:p>10-0.69</text:p>
          </table:table-cell>
          <table:table-cell table:style-name="ce3" table:formula="of:=[.PN1]&amp;&quot;-&quot;&amp;[.PN2]" office:value-type="string" office:string-value="10-0.7" calcext:value-type="string">
            <text:p>10-0.7</text:p>
          </table:table-cell>
          <table:table-cell table:style-name="ce3" table:formula="of:=[.PO1]&amp;&quot;-&quot;&amp;[.PO2]" office:value-type="string" office:string-value="10-0.71" calcext:value-type="string">
            <text:p>10-0.71</text:p>
          </table:table-cell>
          <table:table-cell table:style-name="ce3" table:formula="of:=[.PP1]&amp;&quot;-&quot;&amp;[.PP2]" office:value-type="string" office:string-value="10-0.72" calcext:value-type="string">
            <text:p>10-0.72</text:p>
          </table:table-cell>
          <table:table-cell table:style-name="ce3" table:formula="of:=[.PQ1]&amp;&quot;-&quot;&amp;[.PQ2]" office:value-type="string" office:string-value="10-0.73" calcext:value-type="string">
            <text:p>10-0.73</text:p>
          </table:table-cell>
          <table:table-cell table:style-name="ce3" table:formula="of:=[.PR1]&amp;&quot;-&quot;&amp;[.PR2]" office:value-type="string" office:string-value="10-0.74" calcext:value-type="string">
            <text:p>10-0.74</text:p>
          </table:table-cell>
          <table:table-cell table:style-name="ce3" table:formula="of:=[.PS1]&amp;&quot;-&quot;&amp;[.PS2]" office:value-type="string" office:string-value="10-0.75" calcext:value-type="string">
            <text:p>10-0.75</text:p>
          </table:table-cell>
          <table:table-cell table:style-name="ce3" table:formula="of:=[.PT1]&amp;&quot;-&quot;&amp;[.PT2]" office:value-type="string" office:string-value="10-0.76" calcext:value-type="string">
            <text:p>10-0.76</text:p>
          </table:table-cell>
          <table:table-cell table:style-name="ce3" table:formula="of:=[.PU1]&amp;&quot;-&quot;&amp;[.PU2]" office:value-type="string" office:string-value="10-0.77" calcext:value-type="string">
            <text:p>10-0.77</text:p>
          </table:table-cell>
          <table:table-cell table:style-name="ce3" table:formula="of:=[.PV1]&amp;&quot;-&quot;&amp;[.PV2]" office:value-type="string" office:string-value="10-0.78" calcext:value-type="string">
            <text:p>10-0.78</text:p>
          </table:table-cell>
          <table:table-cell table:style-name="ce3" table:formula="of:=[.PW1]&amp;&quot;-&quot;&amp;[.PW2]" office:value-type="string" office:string-value="10-0.79" calcext:value-type="string">
            <text:p>10-0.79</text:p>
          </table:table-cell>
          <table:table-cell table:style-name="ce3" table:formula="of:=[.PX1]&amp;&quot;-&quot;&amp;[.PX2]" office:value-type="string" office:string-value="10-0.8" calcext:value-type="string">
            <text:p>10-0.8</text:p>
          </table:table-cell>
          <table:table-cell table:style-name="ce3" table:formula="of:=[.PY1]&amp;&quot;-&quot;&amp;[.PY2]" office:value-type="string" office:string-value="10-0.81" calcext:value-type="string">
            <text:p>10-0.81</text:p>
          </table:table-cell>
          <table:table-cell table:style-name="ce3" table:formula="of:=[.PZ1]&amp;&quot;-&quot;&amp;[.PZ2]" office:value-type="string" office:string-value="10-0.82" calcext:value-type="string">
            <text:p>10-0.82</text:p>
          </table:table-cell>
          <table:table-cell table:style-name="ce3" table:formula="of:=[.QA1]&amp;&quot;-&quot;&amp;[.QA2]" office:value-type="string" office:string-value="10-0.83" calcext:value-type="string">
            <text:p>10-0.83</text:p>
          </table:table-cell>
          <table:table-cell table:style-name="ce3" table:formula="of:=[.QB1]&amp;&quot;-&quot;&amp;[.QB2]" office:value-type="string" office:string-value="10-0.84" calcext:value-type="string">
            <text:p>10-0.84</text:p>
          </table:table-cell>
          <table:table-cell table:style-name="ce3" table:formula="of:=[.QC1]&amp;&quot;-&quot;&amp;[.QC2]" office:value-type="string" office:string-value="10-0.85" calcext:value-type="string">
            <text:p>10-0.85</text:p>
          </table:table-cell>
          <table:table-cell table:style-name="ce3" table:formula="of:=[.QD1]&amp;&quot;-&quot;&amp;[.QD2]" office:value-type="string" office:string-value="10-0.86" calcext:value-type="string">
            <text:p>10-0.86</text:p>
          </table:table-cell>
          <table:table-cell table:style-name="ce3" table:formula="of:=[.QE1]&amp;&quot;-&quot;&amp;[.QE2]" office:value-type="string" office:string-value="10-0.87" calcext:value-type="string">
            <text:p>10-0.87</text:p>
          </table:table-cell>
          <table:table-cell table:style-name="ce3" table:formula="of:=[.QF1]&amp;&quot;-&quot;&amp;[.QF2]" office:value-type="string" office:string-value="10-0.88" calcext:value-type="string">
            <text:p>10-0.88</text:p>
          </table:table-cell>
          <table:table-cell table:style-name="ce3" table:formula="of:=[.QG1]&amp;&quot;-&quot;&amp;[.QG2]" office:value-type="string" office:string-value="10-0.89" calcext:value-type="string">
            <text:p>10-0.89</text:p>
          </table:table-cell>
          <table:table-cell table:style-name="ce3" table:formula="of:=[.QH1]&amp;&quot;-&quot;&amp;[.QH2]" office:value-type="string" office:string-value="10-0.9" calcext:value-type="string">
            <text:p>10-0.9</text:p>
          </table:table-cell>
          <table:table-cell table:style-name="ce3" table:formula="of:=[.QI1]&amp;&quot;-&quot;&amp;[.QI2]" office:value-type="string" office:string-value="10-0.91" calcext:value-type="string">
            <text:p>10-0.91</text:p>
          </table:table-cell>
          <table:table-cell table:style-name="ce3" table:formula="of:=[.QJ1]&amp;&quot;-&quot;&amp;[.QJ2]" office:value-type="string" office:string-value="10-0.92" calcext:value-type="string">
            <text:p>10-0.92</text:p>
          </table:table-cell>
          <table:table-cell table:style-name="ce3" table:formula="of:=[.QK1]&amp;&quot;-&quot;&amp;[.QK2]" office:value-type="string" office:string-value="10-0.93" calcext:value-type="string">
            <text:p>10-0.93</text:p>
          </table:table-cell>
          <table:table-cell table:style-name="ce3" table:formula="of:=[.QL1]&amp;&quot;-&quot;&amp;[.QL2]" office:value-type="string" office:string-value="10-0.94" calcext:value-type="string">
            <text:p>10-0.94</text:p>
          </table:table-cell>
          <table:table-cell table:style-name="ce3" table:formula="of:=[.QM1]&amp;&quot;-&quot;&amp;[.QM2]" office:value-type="string" office:string-value="10-0.95" calcext:value-type="string">
            <text:p>10-0.95</text:p>
          </table:table-cell>
          <table:table-cell table:style-name="ce3" table:formula="of:=[.QN1]&amp;&quot;-&quot;&amp;[.QN2]" office:value-type="string" office:string-value="10-0.96" calcext:value-type="string">
            <text:p>10-0.96</text:p>
          </table:table-cell>
          <table:table-cell table:style-name="ce3" table:formula="of:=[.QO1]&amp;&quot;-&quot;&amp;[.QO2]" office:value-type="string" office:string-value="10-0.97" calcext:value-type="string">
            <text:p>10-0.97</text:p>
          </table:table-cell>
          <table:table-cell table:style-name="ce3" table:formula="of:=[.QP1]&amp;&quot;-&quot;&amp;[.QP2]" office:value-type="string" office:string-value="10-0.98" calcext:value-type="string">
            <text:p>10-0.98</text:p>
          </table:table-cell>
          <table:table-cell table:style-name="ce3" table:formula="of:=[.QQ1]&amp;&quot;-&quot;&amp;[.QQ2]" office:value-type="string" office:string-value="10-0.99" calcext:value-type="string">
            <text:p>10-0.99</text:p>
          </table:table-cell>
          <table:table-cell table:style-name="ce3" table:formula="of:=[.QR1]&amp;&quot;-&quot;&amp;[.QR2]" office:value-type="string" office:string-value="10-1" calcext:value-type="string">
            <text:p>10-1</text:p>
          </table:table-cell>
          <table:table-cell table:style-name="ce3" table:formula="of:=[.QS1]&amp;&quot;-&quot;&amp;[.QS2]" office:value-type="string" office:string-value="11-0.5" calcext:value-type="string">
            <text:p>11-0.5</text:p>
          </table:table-cell>
          <table:table-cell table:style-name="ce3" table:formula="of:=[.QT1]&amp;&quot;-&quot;&amp;[.QT2]" office:value-type="string" office:string-value="11-0.51" calcext:value-type="string">
            <text:p>11-0.51</text:p>
          </table:table-cell>
          <table:table-cell table:style-name="ce3" table:formula="of:=[.QU1]&amp;&quot;-&quot;&amp;[.QU2]" office:value-type="string" office:string-value="11-0.52" calcext:value-type="string">
            <text:p>11-0.52</text:p>
          </table:table-cell>
          <table:table-cell table:style-name="ce3" table:formula="of:=[.QV1]&amp;&quot;-&quot;&amp;[.QV2]" office:value-type="string" office:string-value="11-0.53" calcext:value-type="string">
            <text:p>11-0.53</text:p>
          </table:table-cell>
          <table:table-cell table:style-name="ce3" table:formula="of:=[.QW1]&amp;&quot;-&quot;&amp;[.QW2]" office:value-type="string" office:string-value="11-0.54" calcext:value-type="string">
            <text:p>11-0.54</text:p>
          </table:table-cell>
          <table:table-cell table:style-name="ce3" table:formula="of:=[.QX1]&amp;&quot;-&quot;&amp;[.QX2]" office:value-type="string" office:string-value="11-0.55" calcext:value-type="string">
            <text:p>11-0.55</text:p>
          </table:table-cell>
          <table:table-cell table:style-name="ce3" table:formula="of:=[.QY1]&amp;&quot;-&quot;&amp;[.QY2]" office:value-type="string" office:string-value="11-0.56" calcext:value-type="string">
            <text:p>11-0.56</text:p>
          </table:table-cell>
          <table:table-cell table:style-name="ce3" table:formula="of:=[.QZ1]&amp;&quot;-&quot;&amp;[.QZ2]" office:value-type="string" office:string-value="11-0.57" calcext:value-type="string">
            <text:p>11-0.57</text:p>
          </table:table-cell>
          <table:table-cell table:style-name="ce3" table:formula="of:=[.RA1]&amp;&quot;-&quot;&amp;[.RA2]" office:value-type="string" office:string-value="11-0.58" calcext:value-type="string">
            <text:p>11-0.58</text:p>
          </table:table-cell>
          <table:table-cell table:style-name="ce3" table:formula="of:=[.RB1]&amp;&quot;-&quot;&amp;[.RB2]" office:value-type="string" office:string-value="11-0.59" calcext:value-type="string">
            <text:p>11-0.59</text:p>
          </table:table-cell>
          <table:table-cell table:style-name="ce3" table:formula="of:=[.RC1]&amp;&quot;-&quot;&amp;[.RC2]" office:value-type="string" office:string-value="11-0.6" calcext:value-type="string">
            <text:p>11-0.6</text:p>
          </table:table-cell>
          <table:table-cell table:style-name="ce3" table:formula="of:=[.RD1]&amp;&quot;-&quot;&amp;[.RD2]" office:value-type="string" office:string-value="11-0.61" calcext:value-type="string">
            <text:p>11-0.61</text:p>
          </table:table-cell>
          <table:table-cell table:style-name="ce3" table:formula="of:=[.RE1]&amp;&quot;-&quot;&amp;[.RE2]" office:value-type="string" office:string-value="11-0.62" calcext:value-type="string">
            <text:p>11-0.62</text:p>
          </table:table-cell>
          <table:table-cell table:style-name="ce3" table:formula="of:=[.RF1]&amp;&quot;-&quot;&amp;[.RF2]" office:value-type="string" office:string-value="11-0.63" calcext:value-type="string">
            <text:p>11-0.63</text:p>
          </table:table-cell>
          <table:table-cell table:style-name="ce3" table:formula="of:=[.RG1]&amp;&quot;-&quot;&amp;[.RG2]" office:value-type="string" office:string-value="11-0.64" calcext:value-type="string">
            <text:p>11-0.64</text:p>
          </table:table-cell>
          <table:table-cell table:style-name="ce3" table:formula="of:=[.RH1]&amp;&quot;-&quot;&amp;[.RH2]" office:value-type="string" office:string-value="11-0.65" calcext:value-type="string">
            <text:p>11-0.65</text:p>
          </table:table-cell>
          <table:table-cell table:style-name="ce3" table:formula="of:=[.RI1]&amp;&quot;-&quot;&amp;[.RI2]" office:value-type="string" office:string-value="11-0.66" calcext:value-type="string">
            <text:p>11-0.66</text:p>
          </table:table-cell>
          <table:table-cell table:style-name="ce3" table:formula="of:=[.RJ1]&amp;&quot;-&quot;&amp;[.RJ2]" office:value-type="string" office:string-value="11-0.67" calcext:value-type="string">
            <text:p>11-0.67</text:p>
          </table:table-cell>
          <table:table-cell table:style-name="ce3" table:formula="of:=[.RK1]&amp;&quot;-&quot;&amp;[.RK2]" office:value-type="string" office:string-value="11-0.68" calcext:value-type="string">
            <text:p>11-0.68</text:p>
          </table:table-cell>
          <table:table-cell table:style-name="ce3" table:formula="of:=[.RL1]&amp;&quot;-&quot;&amp;[.RL2]" office:value-type="string" office:string-value="11-0.69" calcext:value-type="string">
            <text:p>11-0.69</text:p>
          </table:table-cell>
          <table:table-cell table:style-name="ce3" table:formula="of:=[.RM1]&amp;&quot;-&quot;&amp;[.RM2]" office:value-type="string" office:string-value="11-0.7" calcext:value-type="string">
            <text:p>11-0.7</text:p>
          </table:table-cell>
          <table:table-cell table:style-name="ce3" table:formula="of:=[.RN1]&amp;&quot;-&quot;&amp;[.RN2]" office:value-type="string" office:string-value="11-0.71" calcext:value-type="string">
            <text:p>11-0.71</text:p>
          </table:table-cell>
          <table:table-cell table:style-name="ce3" table:formula="of:=[.RO1]&amp;&quot;-&quot;&amp;[.RO2]" office:value-type="string" office:string-value="11-0.72" calcext:value-type="string">
            <text:p>11-0.72</text:p>
          </table:table-cell>
          <table:table-cell table:style-name="ce3" table:formula="of:=[.RP1]&amp;&quot;-&quot;&amp;[.RP2]" office:value-type="string" office:string-value="11-0.73" calcext:value-type="string">
            <text:p>11-0.73</text:p>
          </table:table-cell>
          <table:table-cell table:style-name="ce3" table:formula="of:=[.RQ1]&amp;&quot;-&quot;&amp;[.RQ2]" office:value-type="string" office:string-value="11-0.74" calcext:value-type="string">
            <text:p>11-0.74</text:p>
          </table:table-cell>
          <table:table-cell table:style-name="ce3" table:formula="of:=[.RR1]&amp;&quot;-&quot;&amp;[.RR2]" office:value-type="string" office:string-value="11-0.75" calcext:value-type="string">
            <text:p>11-0.75</text:p>
          </table:table-cell>
          <table:table-cell table:style-name="ce3" table:formula="of:=[.RS1]&amp;&quot;-&quot;&amp;[.RS2]" office:value-type="string" office:string-value="11-0.76" calcext:value-type="string">
            <text:p>11-0.76</text:p>
          </table:table-cell>
          <table:table-cell table:style-name="ce3" table:formula="of:=[.RT1]&amp;&quot;-&quot;&amp;[.RT2]" office:value-type="string" office:string-value="11-0.77" calcext:value-type="string">
            <text:p>11-0.77</text:p>
          </table:table-cell>
          <table:table-cell table:style-name="ce3" table:formula="of:=[.RU1]&amp;&quot;-&quot;&amp;[.RU2]" office:value-type="string" office:string-value="11-0.78" calcext:value-type="string">
            <text:p>11-0.78</text:p>
          </table:table-cell>
          <table:table-cell table:style-name="ce3" table:formula="of:=[.RV1]&amp;&quot;-&quot;&amp;[.RV2]" office:value-type="string" office:string-value="11-0.79" calcext:value-type="string">
            <text:p>11-0.79</text:p>
          </table:table-cell>
          <table:table-cell table:style-name="ce3" table:formula="of:=[.RW1]&amp;&quot;-&quot;&amp;[.RW2]" office:value-type="string" office:string-value="11-0.8" calcext:value-type="string">
            <text:p>11-0.8</text:p>
          </table:table-cell>
          <table:table-cell table:style-name="ce3" table:formula="of:=[.RX1]&amp;&quot;-&quot;&amp;[.RX2]" office:value-type="string" office:string-value="11-0.81" calcext:value-type="string">
            <text:p>11-0.81</text:p>
          </table:table-cell>
          <table:table-cell table:style-name="ce3" table:formula="of:=[.RY1]&amp;&quot;-&quot;&amp;[.RY2]" office:value-type="string" office:string-value="11-0.82" calcext:value-type="string">
            <text:p>11-0.82</text:p>
          </table:table-cell>
          <table:table-cell table:style-name="ce3" table:formula="of:=[.RZ1]&amp;&quot;-&quot;&amp;[.RZ2]" office:value-type="string" office:string-value="11-0.83" calcext:value-type="string">
            <text:p>11-0.83</text:p>
          </table:table-cell>
          <table:table-cell table:style-name="ce3" table:formula="of:=[.SA1]&amp;&quot;-&quot;&amp;[.SA2]" office:value-type="string" office:string-value="11-0.84" calcext:value-type="string">
            <text:p>11-0.84</text:p>
          </table:table-cell>
          <table:table-cell table:style-name="ce3" table:formula="of:=[.SB1]&amp;&quot;-&quot;&amp;[.SB2]" office:value-type="string" office:string-value="11-0.85" calcext:value-type="string">
            <text:p>11-0.85</text:p>
          </table:table-cell>
          <table:table-cell table:style-name="ce3" table:formula="of:=[.SC1]&amp;&quot;-&quot;&amp;[.SC2]" office:value-type="string" office:string-value="11-0.86" calcext:value-type="string">
            <text:p>11-0.86</text:p>
          </table:table-cell>
          <table:table-cell table:style-name="ce3" table:formula="of:=[.SD1]&amp;&quot;-&quot;&amp;[.SD2]" office:value-type="string" office:string-value="11-0.87" calcext:value-type="string">
            <text:p>11-0.87</text:p>
          </table:table-cell>
          <table:table-cell table:style-name="ce3" table:formula="of:=[.SE1]&amp;&quot;-&quot;&amp;[.SE2]" office:value-type="string" office:string-value="11-0.88" calcext:value-type="string">
            <text:p>11-0.88</text:p>
          </table:table-cell>
          <table:table-cell table:style-name="ce3" table:formula="of:=[.SF1]&amp;&quot;-&quot;&amp;[.SF2]" office:value-type="string" office:string-value="11-0.89" calcext:value-type="string">
            <text:p>11-0.89</text:p>
          </table:table-cell>
          <table:table-cell table:style-name="ce3" table:formula="of:=[.SG1]&amp;&quot;-&quot;&amp;[.SG2]" office:value-type="string" office:string-value="11-0.9" calcext:value-type="string">
            <text:p>11-0.9</text:p>
          </table:table-cell>
          <table:table-cell table:style-name="ce3" table:formula="of:=[.SH1]&amp;&quot;-&quot;&amp;[.SH2]" office:value-type="string" office:string-value="11-0.91" calcext:value-type="string">
            <text:p>11-0.91</text:p>
          </table:table-cell>
          <table:table-cell table:style-name="ce3" table:formula="of:=[.SI1]&amp;&quot;-&quot;&amp;[.SI2]" office:value-type="string" office:string-value="11-0.92" calcext:value-type="string">
            <text:p>11-0.92</text:p>
          </table:table-cell>
          <table:table-cell table:style-name="ce3" table:formula="of:=[.SJ1]&amp;&quot;-&quot;&amp;[.SJ2]" office:value-type="string" office:string-value="11-0.93" calcext:value-type="string">
            <text:p>11-0.93</text:p>
          </table:table-cell>
          <table:table-cell table:style-name="ce3" table:formula="of:=[.SK1]&amp;&quot;-&quot;&amp;[.SK2]" office:value-type="string" office:string-value="11-0.94" calcext:value-type="string">
            <text:p>11-0.94</text:p>
          </table:table-cell>
          <table:table-cell table:style-name="ce3" table:formula="of:=[.SL1]&amp;&quot;-&quot;&amp;[.SL2]" office:value-type="string" office:string-value="11-0.95" calcext:value-type="string">
            <text:p>11-0.95</text:p>
          </table:table-cell>
          <table:table-cell table:style-name="ce3" table:formula="of:=[.SM1]&amp;&quot;-&quot;&amp;[.SM2]" office:value-type="string" office:string-value="11-0.96" calcext:value-type="string">
            <text:p>11-0.96</text:p>
          </table:table-cell>
          <table:table-cell table:style-name="ce3" table:formula="of:=[.SN1]&amp;&quot;-&quot;&amp;[.SN2]" office:value-type="string" office:string-value="11-0.97" calcext:value-type="string">
            <text:p>11-0.97</text:p>
          </table:table-cell>
          <table:table-cell table:style-name="ce3" table:formula="of:=[.SO1]&amp;&quot;-&quot;&amp;[.SO2]" office:value-type="string" office:string-value="11-0.98" calcext:value-type="string">
            <text:p>11-0.98</text:p>
          </table:table-cell>
          <table:table-cell table:style-name="ce3" table:formula="of:=[.SP1]&amp;&quot;-&quot;&amp;[.SP2]" office:value-type="string" office:string-value="11-0.99" calcext:value-type="string">
            <text:p>11-0.99</text:p>
          </table:table-cell>
          <table:table-cell table:style-name="ce3" table:formula="of:=[.SQ1]&amp;&quot;-&quot;&amp;[.SQ2]" office:value-type="string" office:string-value="11-1" calcext:value-type="string">
            <text:p>11-1</text:p>
          </table:table-cell>
          <table:table-cell table:style-name="ce3" table:formula="of:=[.SR1]&amp;&quot;-&quot;&amp;[.SR2]" office:value-type="string" office:string-value="12-0.5" calcext:value-type="string">
            <text:p>12-0.5</text:p>
          </table:table-cell>
          <table:table-cell table:style-name="ce3" table:formula="of:=[.SS1]&amp;&quot;-&quot;&amp;[.SS2]" office:value-type="string" office:string-value="12-0.51" calcext:value-type="string">
            <text:p>12-0.51</text:p>
          </table:table-cell>
          <table:table-cell table:style-name="ce3" table:formula="of:=[.ST1]&amp;&quot;-&quot;&amp;[.ST2]" office:value-type="string" office:string-value="12-0.52" calcext:value-type="string">
            <text:p>12-0.52</text:p>
          </table:table-cell>
          <table:table-cell table:style-name="ce3" table:formula="of:=[.SU1]&amp;&quot;-&quot;&amp;[.SU2]" office:value-type="string" office:string-value="12-0.53" calcext:value-type="string">
            <text:p>12-0.53</text:p>
          </table:table-cell>
          <table:table-cell table:style-name="ce3" table:formula="of:=[.SV1]&amp;&quot;-&quot;&amp;[.SV2]" office:value-type="string" office:string-value="12-0.54" calcext:value-type="string">
            <text:p>12-0.54</text:p>
          </table:table-cell>
          <table:table-cell table:style-name="ce3" table:formula="of:=[.SW1]&amp;&quot;-&quot;&amp;[.SW2]" office:value-type="string" office:string-value="12-0.55" calcext:value-type="string">
            <text:p>12-0.55</text:p>
          </table:table-cell>
          <table:table-cell table:style-name="ce3" table:formula="of:=[.SX1]&amp;&quot;-&quot;&amp;[.SX2]" office:value-type="string" office:string-value="12-0.56" calcext:value-type="string">
            <text:p>12-0.56</text:p>
          </table:table-cell>
          <table:table-cell table:style-name="ce3" table:formula="of:=[.SY1]&amp;&quot;-&quot;&amp;[.SY2]" office:value-type="string" office:string-value="12-0.57" calcext:value-type="string">
            <text:p>12-0.57</text:p>
          </table:table-cell>
          <table:table-cell table:style-name="ce3" table:formula="of:=[.SZ1]&amp;&quot;-&quot;&amp;[.SZ2]" office:value-type="string" office:string-value="12-0.58" calcext:value-type="string">
            <text:p>12-0.58</text:p>
          </table:table-cell>
          <table:table-cell table:style-name="ce3" table:formula="of:=[.TA1]&amp;&quot;-&quot;&amp;[.TA2]" office:value-type="string" office:string-value="12-0.59" calcext:value-type="string">
            <text:p>12-0.59</text:p>
          </table:table-cell>
          <table:table-cell table:style-name="ce3" table:formula="of:=[.TB1]&amp;&quot;-&quot;&amp;[.TB2]" office:value-type="string" office:string-value="12-0.6" calcext:value-type="string">
            <text:p>12-0.6</text:p>
          </table:table-cell>
          <table:table-cell table:style-name="ce3" table:formula="of:=[.TC1]&amp;&quot;-&quot;&amp;[.TC2]" office:value-type="string" office:string-value="12-0.61" calcext:value-type="string">
            <text:p>12-0.61</text:p>
          </table:table-cell>
          <table:table-cell table:style-name="ce3" table:formula="of:=[.TD1]&amp;&quot;-&quot;&amp;[.TD2]" office:value-type="string" office:string-value="12-0.62" calcext:value-type="string">
            <text:p>12-0.62</text:p>
          </table:table-cell>
          <table:table-cell table:style-name="ce3" table:formula="of:=[.TE1]&amp;&quot;-&quot;&amp;[.TE2]" office:value-type="string" office:string-value="12-0.63" calcext:value-type="string">
            <text:p>12-0.63</text:p>
          </table:table-cell>
          <table:table-cell table:style-name="ce3" table:formula="of:=[.TF1]&amp;&quot;-&quot;&amp;[.TF2]" office:value-type="string" office:string-value="12-0.64" calcext:value-type="string">
            <text:p>12-0.64</text:p>
          </table:table-cell>
          <table:table-cell table:style-name="ce3" table:formula="of:=[.TG1]&amp;&quot;-&quot;&amp;[.TG2]" office:value-type="string" office:string-value="12-0.65" calcext:value-type="string">
            <text:p>12-0.65</text:p>
          </table:table-cell>
          <table:table-cell table:style-name="ce3" table:formula="of:=[.TH1]&amp;&quot;-&quot;&amp;[.TH2]" office:value-type="string" office:string-value="12-0.66" calcext:value-type="string">
            <text:p>12-0.66</text:p>
          </table:table-cell>
          <table:table-cell table:style-name="ce3" table:formula="of:=[.TI1]&amp;&quot;-&quot;&amp;[.TI2]" office:value-type="string" office:string-value="12-0.67" calcext:value-type="string">
            <text:p>12-0.67</text:p>
          </table:table-cell>
          <table:table-cell table:style-name="ce3" table:formula="of:=[.TJ1]&amp;&quot;-&quot;&amp;[.TJ2]" office:value-type="string" office:string-value="12-0.68" calcext:value-type="string">
            <text:p>12-0.68</text:p>
          </table:table-cell>
          <table:table-cell table:style-name="ce3" table:formula="of:=[.TK1]&amp;&quot;-&quot;&amp;[.TK2]" office:value-type="string" office:string-value="12-0.69" calcext:value-type="string">
            <text:p>12-0.69</text:p>
          </table:table-cell>
          <table:table-cell table:style-name="ce3" table:formula="of:=[.TL1]&amp;&quot;-&quot;&amp;[.TL2]" office:value-type="string" office:string-value="12-0.7" calcext:value-type="string">
            <text:p>12-0.7</text:p>
          </table:table-cell>
          <table:table-cell table:style-name="ce3" table:formula="of:=[.TM1]&amp;&quot;-&quot;&amp;[.TM2]" office:value-type="string" office:string-value="12-0.71" calcext:value-type="string">
            <text:p>12-0.71</text:p>
          </table:table-cell>
          <table:table-cell table:style-name="ce3" table:formula="of:=[.TN1]&amp;&quot;-&quot;&amp;[.TN2]" office:value-type="string" office:string-value="12-0.72" calcext:value-type="string">
            <text:p>12-0.72</text:p>
          </table:table-cell>
          <table:table-cell table:style-name="ce3" table:formula="of:=[.TO1]&amp;&quot;-&quot;&amp;[.TO2]" office:value-type="string" office:string-value="12-0.73" calcext:value-type="string">
            <text:p>12-0.73</text:p>
          </table:table-cell>
          <table:table-cell table:style-name="ce3" table:formula="of:=[.TP1]&amp;&quot;-&quot;&amp;[.TP2]" office:value-type="string" office:string-value="12-0.74" calcext:value-type="string">
            <text:p>12-0.74</text:p>
          </table:table-cell>
          <table:table-cell table:style-name="ce3" table:formula="of:=[.TQ1]&amp;&quot;-&quot;&amp;[.TQ2]" office:value-type="string" office:string-value="12-0.75" calcext:value-type="string">
            <text:p>12-0.75</text:p>
          </table:table-cell>
          <table:table-cell table:style-name="ce3" table:formula="of:=[.TR1]&amp;&quot;-&quot;&amp;[.TR2]" office:value-type="string" office:string-value="12-0.76" calcext:value-type="string">
            <text:p>12-0.76</text:p>
          </table:table-cell>
          <table:table-cell table:style-name="ce3" table:formula="of:=[.TS1]&amp;&quot;-&quot;&amp;[.TS2]" office:value-type="string" office:string-value="12-0.77" calcext:value-type="string">
            <text:p>12-0.77</text:p>
          </table:table-cell>
          <table:table-cell table:style-name="ce3" table:formula="of:=[.TT1]&amp;&quot;-&quot;&amp;[.TT2]" office:value-type="string" office:string-value="12-0.78" calcext:value-type="string">
            <text:p>12-0.78</text:p>
          </table:table-cell>
          <table:table-cell table:style-name="ce3" table:formula="of:=[.TU1]&amp;&quot;-&quot;&amp;[.TU2]" office:value-type="string" office:string-value="12-0.79" calcext:value-type="string">
            <text:p>12-0.79</text:p>
          </table:table-cell>
          <table:table-cell table:style-name="ce3" table:formula="of:=[.TV1]&amp;&quot;-&quot;&amp;[.TV2]" office:value-type="string" office:string-value="12-0.8" calcext:value-type="string">
            <text:p>12-0.8</text:p>
          </table:table-cell>
          <table:table-cell table:style-name="ce3" table:formula="of:=[.TW1]&amp;&quot;-&quot;&amp;[.TW2]" office:value-type="string" office:string-value="12-0.81" calcext:value-type="string">
            <text:p>12-0.81</text:p>
          </table:table-cell>
          <table:table-cell table:style-name="ce3" table:formula="of:=[.TX1]&amp;&quot;-&quot;&amp;[.TX2]" office:value-type="string" office:string-value="12-0.82" calcext:value-type="string">
            <text:p>12-0.82</text:p>
          </table:table-cell>
          <table:table-cell table:style-name="ce3" table:formula="of:=[.TY1]&amp;&quot;-&quot;&amp;[.TY2]" office:value-type="string" office:string-value="12-0.83" calcext:value-type="string">
            <text:p>12-0.83</text:p>
          </table:table-cell>
          <table:table-cell table:style-name="ce3" table:formula="of:=[.TZ1]&amp;&quot;-&quot;&amp;[.TZ2]" office:value-type="string" office:string-value="12-0.84" calcext:value-type="string">
            <text:p>12-0.84</text:p>
          </table:table-cell>
          <table:table-cell table:style-name="ce3" table:formula="of:=[.UA1]&amp;&quot;-&quot;&amp;[.UA2]" office:value-type="string" office:string-value="12-0.85" calcext:value-type="string">
            <text:p>12-0.85</text:p>
          </table:table-cell>
          <table:table-cell table:style-name="ce3" table:formula="of:=[.UB1]&amp;&quot;-&quot;&amp;[.UB2]" office:value-type="string" office:string-value="12-0.86" calcext:value-type="string">
            <text:p>12-0.86</text:p>
          </table:table-cell>
          <table:table-cell table:style-name="ce3" table:formula="of:=[.UC1]&amp;&quot;-&quot;&amp;[.UC2]" office:value-type="string" office:string-value="12-0.87" calcext:value-type="string">
            <text:p>12-0.87</text:p>
          </table:table-cell>
          <table:table-cell table:style-name="ce3" table:formula="of:=[.UD1]&amp;&quot;-&quot;&amp;[.UD2]" office:value-type="string" office:string-value="12-0.88" calcext:value-type="string">
            <text:p>12-0.88</text:p>
          </table:table-cell>
          <table:table-cell table:style-name="ce3" table:formula="of:=[.UE1]&amp;&quot;-&quot;&amp;[.UE2]" office:value-type="string" office:string-value="12-0.89" calcext:value-type="string">
            <text:p>12-0.89</text:p>
          </table:table-cell>
          <table:table-cell table:style-name="ce3" table:formula="of:=[.UF1]&amp;&quot;-&quot;&amp;[.UF2]" office:value-type="string" office:string-value="12-0.9" calcext:value-type="string">
            <text:p>12-0.9</text:p>
          </table:table-cell>
          <table:table-cell table:style-name="ce3" table:formula="of:=[.UG1]&amp;&quot;-&quot;&amp;[.UG2]" office:value-type="string" office:string-value="12-0.91" calcext:value-type="string">
            <text:p>12-0.91</text:p>
          </table:table-cell>
          <table:table-cell table:style-name="ce3" table:formula="of:=[.UH1]&amp;&quot;-&quot;&amp;[.UH2]" office:value-type="string" office:string-value="12-0.92" calcext:value-type="string">
            <text:p>12-0.92</text:p>
          </table:table-cell>
          <table:table-cell table:style-name="ce3" table:formula="of:=[.UI1]&amp;&quot;-&quot;&amp;[.UI2]" office:value-type="string" office:string-value="12-0.93" calcext:value-type="string">
            <text:p>12-0.93</text:p>
          </table:table-cell>
          <table:table-cell table:style-name="ce3" table:formula="of:=[.UJ1]&amp;&quot;-&quot;&amp;[.UJ2]" office:value-type="string" office:string-value="12-0.94" calcext:value-type="string">
            <text:p>12-0.94</text:p>
          </table:table-cell>
          <table:table-cell table:style-name="ce3" table:formula="of:=[.UK1]&amp;&quot;-&quot;&amp;[.UK2]" office:value-type="string" office:string-value="12-0.95" calcext:value-type="string">
            <text:p>12-0.95</text:p>
          </table:table-cell>
          <table:table-cell table:style-name="ce3" table:formula="of:=[.UL1]&amp;&quot;-&quot;&amp;[.UL2]" office:value-type="string" office:string-value="12-0.96" calcext:value-type="string">
            <text:p>12-0.96</text:p>
          </table:table-cell>
          <table:table-cell table:style-name="ce3" table:formula="of:=[.UM1]&amp;&quot;-&quot;&amp;[.UM2]" office:value-type="string" office:string-value="12-0.97" calcext:value-type="string">
            <text:p>12-0.97</text:p>
          </table:table-cell>
          <table:table-cell table:style-name="ce3" table:formula="of:=[.UN1]&amp;&quot;-&quot;&amp;[.UN2]" office:value-type="string" office:string-value="12-0.98" calcext:value-type="string">
            <text:p>12-0.98</text:p>
          </table:table-cell>
          <table:table-cell table:style-name="ce3" table:formula="of:=[.UO1]&amp;&quot;-&quot;&amp;[.UO2]" office:value-type="string" office:string-value="12-0.99" calcext:value-type="string">
            <text:p>12-0.99</text:p>
          </table:table-cell>
          <table:table-cell table:style-name="ce3" table:formula="of:=[.UP1]&amp;&quot;-&quot;&amp;[.UP2]" office:value-type="string" office:string-value="12-1" calcext:value-type="string">
            <text:p>12-1</text:p>
          </table:table-cell>
          <table:table-cell table:style-name="ce3" table:formula="of:=[.UQ1]&amp;&quot;-&quot;&amp;[.UQ2]" office:value-type="string" office:string-value="13-0.5" calcext:value-type="string">
            <text:p>13-0.5</text:p>
          </table:table-cell>
          <table:table-cell table:style-name="ce3" table:formula="of:=[.UR1]&amp;&quot;-&quot;&amp;[.UR2]" office:value-type="string" office:string-value="13-0.51" calcext:value-type="string">
            <text:p>13-0.51</text:p>
          </table:table-cell>
          <table:table-cell table:style-name="ce3" table:formula="of:=[.US1]&amp;&quot;-&quot;&amp;[.US2]" office:value-type="string" office:string-value="13-0.52" calcext:value-type="string">
            <text:p>13-0.52</text:p>
          </table:table-cell>
          <table:table-cell table:style-name="ce3" table:formula="of:=[.UT1]&amp;&quot;-&quot;&amp;[.UT2]" office:value-type="string" office:string-value="13-0.53" calcext:value-type="string">
            <text:p>13-0.53</text:p>
          </table:table-cell>
          <table:table-cell table:style-name="ce3" table:formula="of:=[.UU1]&amp;&quot;-&quot;&amp;[.UU2]" office:value-type="string" office:string-value="13-0.54" calcext:value-type="string">
            <text:p>13-0.54</text:p>
          </table:table-cell>
          <table:table-cell table:style-name="ce3" table:formula="of:=[.UV1]&amp;&quot;-&quot;&amp;[.UV2]" office:value-type="string" office:string-value="13-0.55" calcext:value-type="string">
            <text:p>13-0.55</text:p>
          </table:table-cell>
          <table:table-cell table:style-name="ce3" table:formula="of:=[.UW1]&amp;&quot;-&quot;&amp;[.UW2]" office:value-type="string" office:string-value="13-0.56" calcext:value-type="string">
            <text:p>13-0.56</text:p>
          </table:table-cell>
          <table:table-cell table:style-name="ce3" table:formula="of:=[.UX1]&amp;&quot;-&quot;&amp;[.UX2]" office:value-type="string" office:string-value="13-0.57" calcext:value-type="string">
            <text:p>13-0.57</text:p>
          </table:table-cell>
          <table:table-cell table:style-name="ce3" table:formula="of:=[.UY1]&amp;&quot;-&quot;&amp;[.UY2]" office:value-type="string" office:string-value="13-0.58" calcext:value-type="string">
            <text:p>13-0.58</text:p>
          </table:table-cell>
          <table:table-cell table:style-name="ce3" table:formula="of:=[.UZ1]&amp;&quot;-&quot;&amp;[.UZ2]" office:value-type="string" office:string-value="13-0.59" calcext:value-type="string">
            <text:p>13-0.59</text:p>
          </table:table-cell>
          <table:table-cell table:style-name="ce3" table:formula="of:=[.VA1]&amp;&quot;-&quot;&amp;[.VA2]" office:value-type="string" office:string-value="13-0.6" calcext:value-type="string">
            <text:p>13-0.6</text:p>
          </table:table-cell>
          <table:table-cell table:style-name="ce3" table:formula="of:=[.VB1]&amp;&quot;-&quot;&amp;[.VB2]" office:value-type="string" office:string-value="13-0.61" calcext:value-type="string">
            <text:p>13-0.61</text:p>
          </table:table-cell>
          <table:table-cell table:style-name="ce3" table:formula="of:=[.VC1]&amp;&quot;-&quot;&amp;[.VC2]" office:value-type="string" office:string-value="13-0.62" calcext:value-type="string">
            <text:p>13-0.62</text:p>
          </table:table-cell>
          <table:table-cell table:style-name="ce3" table:formula="of:=[.VD1]&amp;&quot;-&quot;&amp;[.VD2]" office:value-type="string" office:string-value="13-0.63" calcext:value-type="string">
            <text:p>13-0.63</text:p>
          </table:table-cell>
          <table:table-cell table:style-name="ce3" table:formula="of:=[.VE1]&amp;&quot;-&quot;&amp;[.VE2]" office:value-type="string" office:string-value="13-0.64" calcext:value-type="string">
            <text:p>13-0.64</text:p>
          </table:table-cell>
          <table:table-cell table:style-name="ce3" table:formula="of:=[.VF1]&amp;&quot;-&quot;&amp;[.VF2]" office:value-type="string" office:string-value="13-0.65" calcext:value-type="string">
            <text:p>13-0.65</text:p>
          </table:table-cell>
          <table:table-cell table:style-name="ce3" table:formula="of:=[.VG1]&amp;&quot;-&quot;&amp;[.VG2]" office:value-type="string" office:string-value="13-0.66" calcext:value-type="string">
            <text:p>13-0.66</text:p>
          </table:table-cell>
          <table:table-cell table:style-name="ce3" table:formula="of:=[.VH1]&amp;&quot;-&quot;&amp;[.VH2]" office:value-type="string" office:string-value="13-0.67" calcext:value-type="string">
            <text:p>13-0.67</text:p>
          </table:table-cell>
          <table:table-cell table:style-name="ce3" table:formula="of:=[.VI1]&amp;&quot;-&quot;&amp;[.VI2]" office:value-type="string" office:string-value="13-0.68" calcext:value-type="string">
            <text:p>13-0.68</text:p>
          </table:table-cell>
          <table:table-cell table:style-name="ce3" table:formula="of:=[.VJ1]&amp;&quot;-&quot;&amp;[.VJ2]" office:value-type="string" office:string-value="13-0.69" calcext:value-type="string">
            <text:p>13-0.69</text:p>
          </table:table-cell>
          <table:table-cell table:style-name="ce3" table:formula="of:=[.VK1]&amp;&quot;-&quot;&amp;[.VK2]" office:value-type="string" office:string-value="13-0.7" calcext:value-type="string">
            <text:p>13-0.7</text:p>
          </table:table-cell>
          <table:table-cell table:style-name="ce3" table:formula="of:=[.VL1]&amp;&quot;-&quot;&amp;[.VL2]" office:value-type="string" office:string-value="13-0.71" calcext:value-type="string">
            <text:p>13-0.71</text:p>
          </table:table-cell>
          <table:table-cell table:style-name="ce3" table:formula="of:=[.VM1]&amp;&quot;-&quot;&amp;[.VM2]" office:value-type="string" office:string-value="13-0.72" calcext:value-type="string">
            <text:p>13-0.72</text:p>
          </table:table-cell>
          <table:table-cell table:style-name="ce3" table:formula="of:=[.VN1]&amp;&quot;-&quot;&amp;[.VN2]" office:value-type="string" office:string-value="13-0.73" calcext:value-type="string">
            <text:p>13-0.73</text:p>
          </table:table-cell>
          <table:table-cell table:style-name="ce3" table:formula="of:=[.VO1]&amp;&quot;-&quot;&amp;[.VO2]" office:value-type="string" office:string-value="13-0.74" calcext:value-type="string">
            <text:p>13-0.74</text:p>
          </table:table-cell>
          <table:table-cell table:style-name="ce3" table:formula="of:=[.VP1]&amp;&quot;-&quot;&amp;[.VP2]" office:value-type="string" office:string-value="13-0.75" calcext:value-type="string">
            <text:p>13-0.75</text:p>
          </table:table-cell>
          <table:table-cell table:style-name="ce3" table:formula="of:=[.VQ1]&amp;&quot;-&quot;&amp;[.VQ2]" office:value-type="string" office:string-value="13-0.76" calcext:value-type="string">
            <text:p>13-0.76</text:p>
          </table:table-cell>
          <table:table-cell table:style-name="ce3" table:formula="of:=[.VR1]&amp;&quot;-&quot;&amp;[.VR2]" office:value-type="string" office:string-value="13-0.77" calcext:value-type="string">
            <text:p>13-0.77</text:p>
          </table:table-cell>
          <table:table-cell table:style-name="ce3" table:formula="of:=[.VS1]&amp;&quot;-&quot;&amp;[.VS2]" office:value-type="string" office:string-value="13-0.78" calcext:value-type="string">
            <text:p>13-0.78</text:p>
          </table:table-cell>
          <table:table-cell table:style-name="ce3" table:formula="of:=[.VT1]&amp;&quot;-&quot;&amp;[.VT2]" office:value-type="string" office:string-value="13-0.79" calcext:value-type="string">
            <text:p>13-0.79</text:p>
          </table:table-cell>
          <table:table-cell table:style-name="ce3" table:formula="of:=[.VU1]&amp;&quot;-&quot;&amp;[.VU2]" office:value-type="string" office:string-value="13-0.8" calcext:value-type="string">
            <text:p>13-0.8</text:p>
          </table:table-cell>
          <table:table-cell table:style-name="ce3" table:formula="of:=[.VV1]&amp;&quot;-&quot;&amp;[.VV2]" office:value-type="string" office:string-value="13-0.81" calcext:value-type="string">
            <text:p>13-0.81</text:p>
          </table:table-cell>
          <table:table-cell table:style-name="ce3" table:formula="of:=[.VW1]&amp;&quot;-&quot;&amp;[.VW2]" office:value-type="string" office:string-value="13-0.82" calcext:value-type="string">
            <text:p>13-0.82</text:p>
          </table:table-cell>
          <table:table-cell table:style-name="ce3" table:formula="of:=[.VX1]&amp;&quot;-&quot;&amp;[.VX2]" office:value-type="string" office:string-value="13-0.83" calcext:value-type="string">
            <text:p>13-0.83</text:p>
          </table:table-cell>
          <table:table-cell table:style-name="ce3" table:formula="of:=[.VY1]&amp;&quot;-&quot;&amp;[.VY2]" office:value-type="string" office:string-value="13-0.84" calcext:value-type="string">
            <text:p>13-0.84</text:p>
          </table:table-cell>
          <table:table-cell table:style-name="ce3" table:formula="of:=[.VZ1]&amp;&quot;-&quot;&amp;[.VZ2]" office:value-type="string" office:string-value="13-0.85" calcext:value-type="string">
            <text:p>13-0.85</text:p>
          </table:table-cell>
          <table:table-cell table:style-name="ce3" table:formula="of:=[.WA1]&amp;&quot;-&quot;&amp;[.WA2]" office:value-type="string" office:string-value="13-0.86" calcext:value-type="string">
            <text:p>13-0.86</text:p>
          </table:table-cell>
          <table:table-cell table:style-name="ce3" table:formula="of:=[.WB1]&amp;&quot;-&quot;&amp;[.WB2]" office:value-type="string" office:string-value="13-0.87" calcext:value-type="string">
            <text:p>13-0.87</text:p>
          </table:table-cell>
          <table:table-cell table:style-name="ce3" table:formula="of:=[.WC1]&amp;&quot;-&quot;&amp;[.WC2]" office:value-type="string" office:string-value="13-0.88" calcext:value-type="string">
            <text:p>13-0.88</text:p>
          </table:table-cell>
          <table:table-cell table:style-name="ce3" table:formula="of:=[.WD1]&amp;&quot;-&quot;&amp;[.WD2]" office:value-type="string" office:string-value="13-0.89" calcext:value-type="string">
            <text:p>13-0.89</text:p>
          </table:table-cell>
          <table:table-cell table:style-name="ce3" table:formula="of:=[.WE1]&amp;&quot;-&quot;&amp;[.WE2]" office:value-type="string" office:string-value="13-0.9" calcext:value-type="string">
            <text:p>13-0.9</text:p>
          </table:table-cell>
          <table:table-cell table:style-name="ce3" table:formula="of:=[.WF1]&amp;&quot;-&quot;&amp;[.WF2]" office:value-type="string" office:string-value="13-0.91" calcext:value-type="string">
            <text:p>13-0.91</text:p>
          </table:table-cell>
          <table:table-cell table:style-name="ce3" table:formula="of:=[.WG1]&amp;&quot;-&quot;&amp;[.WG2]" office:value-type="string" office:string-value="13-0.92" calcext:value-type="string">
            <text:p>13-0.92</text:p>
          </table:table-cell>
          <table:table-cell table:style-name="ce3" table:formula="of:=[.WH1]&amp;&quot;-&quot;&amp;[.WH2]" office:value-type="string" office:string-value="13-0.93" calcext:value-type="string">
            <text:p>13-0.93</text:p>
          </table:table-cell>
          <table:table-cell table:style-name="ce3" table:formula="of:=[.WI1]&amp;&quot;-&quot;&amp;[.WI2]" office:value-type="string" office:string-value="13-0.94" calcext:value-type="string">
            <text:p>13-0.94</text:p>
          </table:table-cell>
          <table:table-cell table:style-name="ce3" table:formula="of:=[.WJ1]&amp;&quot;-&quot;&amp;[.WJ2]" office:value-type="string" office:string-value="13-0.95" calcext:value-type="string">
            <text:p>13-0.95</text:p>
          </table:table-cell>
          <table:table-cell table:style-name="ce3" table:formula="of:=[.WK1]&amp;&quot;-&quot;&amp;[.WK2]" office:value-type="string" office:string-value="13-0.96" calcext:value-type="string">
            <text:p>13-0.96</text:p>
          </table:table-cell>
          <table:table-cell table:style-name="ce3" table:formula="of:=[.WL1]&amp;&quot;-&quot;&amp;[.WL2]" office:value-type="string" office:string-value="13-0.97" calcext:value-type="string">
            <text:p>13-0.97</text:p>
          </table:table-cell>
          <table:table-cell table:style-name="ce3" table:formula="of:=[.WM1]&amp;&quot;-&quot;&amp;[.WM2]" office:value-type="string" office:string-value="13-0.98" calcext:value-type="string">
            <text:p>13-0.98</text:p>
          </table:table-cell>
          <table:table-cell table:style-name="ce3" table:formula="of:=[.WN1]&amp;&quot;-&quot;&amp;[.WN2]" office:value-type="string" office:string-value="13-0.99" calcext:value-type="string">
            <text:p>13-0.99</text:p>
          </table:table-cell>
          <table:table-cell table:style-name="ce3" table:formula="of:=[.WO1]&amp;&quot;-&quot;&amp;[.WO2]" office:value-type="string" office:string-value="13-1" calcext:value-type="string">
            <text:p>13-1</text:p>
          </table:table-cell>
          <table:table-cell table:style-name="ce3" table:formula="of:=[.WP1]&amp;&quot;-&quot;&amp;[.WP2]" office:value-type="string" office:string-value="14-0.5" calcext:value-type="string">
            <text:p>14-0.5</text:p>
          </table:table-cell>
          <table:table-cell table:style-name="ce3" table:formula="of:=[.WQ1]&amp;&quot;-&quot;&amp;[.WQ2]" office:value-type="string" office:string-value="14-0.51" calcext:value-type="string">
            <text:p>14-0.51</text:p>
          </table:table-cell>
          <table:table-cell table:style-name="ce3" table:formula="of:=[.WR1]&amp;&quot;-&quot;&amp;[.WR2]" office:value-type="string" office:string-value="14-0.52" calcext:value-type="string">
            <text:p>14-0.52</text:p>
          </table:table-cell>
          <table:table-cell table:style-name="ce3" table:formula="of:=[.WS1]&amp;&quot;-&quot;&amp;[.WS2]" office:value-type="string" office:string-value="14-0.53" calcext:value-type="string">
            <text:p>14-0.53</text:p>
          </table:table-cell>
          <table:table-cell table:style-name="ce3" table:formula="of:=[.WT1]&amp;&quot;-&quot;&amp;[.WT2]" office:value-type="string" office:string-value="14-0.54" calcext:value-type="string">
            <text:p>14-0.54</text:p>
          </table:table-cell>
          <table:table-cell table:style-name="ce3" table:formula="of:=[.WU1]&amp;&quot;-&quot;&amp;[.WU2]" office:value-type="string" office:string-value="14-0.55" calcext:value-type="string">
            <text:p>14-0.55</text:p>
          </table:table-cell>
          <table:table-cell table:style-name="ce3" table:formula="of:=[.WV1]&amp;&quot;-&quot;&amp;[.WV2]" office:value-type="string" office:string-value="14-0.56" calcext:value-type="string">
            <text:p>14-0.56</text:p>
          </table:table-cell>
          <table:table-cell table:style-name="ce3" table:formula="of:=[.WW1]&amp;&quot;-&quot;&amp;[.WW2]" office:value-type="string" office:string-value="14-0.57" calcext:value-type="string">
            <text:p>14-0.57</text:p>
          </table:table-cell>
          <table:table-cell table:style-name="ce3" table:formula="of:=[.WX1]&amp;&quot;-&quot;&amp;[.WX2]" office:value-type="string" office:string-value="14-0.58" calcext:value-type="string">
            <text:p>14-0.58</text:p>
          </table:table-cell>
          <table:table-cell table:style-name="ce3" table:formula="of:=[.WY1]&amp;&quot;-&quot;&amp;[.WY2]" office:value-type="string" office:string-value="14-0.59" calcext:value-type="string">
            <text:p>14-0.59</text:p>
          </table:table-cell>
          <table:table-cell table:style-name="ce3" table:formula="of:=[.WZ1]&amp;&quot;-&quot;&amp;[.WZ2]" office:value-type="string" office:string-value="14-0.6" calcext:value-type="string">
            <text:p>14-0.6</text:p>
          </table:table-cell>
          <table:table-cell table:style-name="ce3" table:formula="of:=[.XA1]&amp;&quot;-&quot;&amp;[.XA2]" office:value-type="string" office:string-value="14-0.61" calcext:value-type="string">
            <text:p>14-0.61</text:p>
          </table:table-cell>
          <table:table-cell table:style-name="ce3" table:formula="of:=[.XB1]&amp;&quot;-&quot;&amp;[.XB2]" office:value-type="string" office:string-value="14-0.62" calcext:value-type="string">
            <text:p>14-0.62</text:p>
          </table:table-cell>
          <table:table-cell table:style-name="ce3" table:formula="of:=[.XC1]&amp;&quot;-&quot;&amp;[.XC2]" office:value-type="string" office:string-value="14-0.63" calcext:value-type="string">
            <text:p>14-0.63</text:p>
          </table:table-cell>
          <table:table-cell table:style-name="ce3" table:formula="of:=[.XD1]&amp;&quot;-&quot;&amp;[.XD2]" office:value-type="string" office:string-value="14-0.64" calcext:value-type="string">
            <text:p>14-0.64</text:p>
          </table:table-cell>
          <table:table-cell table:style-name="ce3" table:formula="of:=[.XE1]&amp;&quot;-&quot;&amp;[.XE2]" office:value-type="string" office:string-value="14-0.65" calcext:value-type="string">
            <text:p>14-0.65</text:p>
          </table:table-cell>
          <table:table-cell table:style-name="ce3" table:formula="of:=[.XF1]&amp;&quot;-&quot;&amp;[.XF2]" office:value-type="string" office:string-value="14-0.66" calcext:value-type="string">
            <text:p>14-0.66</text:p>
          </table:table-cell>
          <table:table-cell table:style-name="ce3" table:formula="of:=[.XG1]&amp;&quot;-&quot;&amp;[.XG2]" office:value-type="string" office:string-value="14-0.67" calcext:value-type="string">
            <text:p>14-0.67</text:p>
          </table:table-cell>
          <table:table-cell table:style-name="ce3" table:formula="of:=[.XH1]&amp;&quot;-&quot;&amp;[.XH2]" office:value-type="string" office:string-value="14-0.68" calcext:value-type="string">
            <text:p>14-0.68</text:p>
          </table:table-cell>
          <table:table-cell table:style-name="ce3" table:formula="of:=[.XI1]&amp;&quot;-&quot;&amp;[.XI2]" office:value-type="string" office:string-value="14-0.69" calcext:value-type="string">
            <text:p>14-0.69</text:p>
          </table:table-cell>
          <table:table-cell table:style-name="ce3" table:formula="of:=[.XJ1]&amp;&quot;-&quot;&amp;[.XJ2]" office:value-type="string" office:string-value="14-0.7" calcext:value-type="string">
            <text:p>14-0.7</text:p>
          </table:table-cell>
          <table:table-cell table:style-name="ce3" table:formula="of:=[.XK1]&amp;&quot;-&quot;&amp;[.XK2]" office:value-type="string" office:string-value="14-0.71" calcext:value-type="string">
            <text:p>14-0.71</text:p>
          </table:table-cell>
          <table:table-cell table:style-name="ce3" table:formula="of:=[.XL1]&amp;&quot;-&quot;&amp;[.XL2]" office:value-type="string" office:string-value="14-0.72" calcext:value-type="string">
            <text:p>14-0.72</text:p>
          </table:table-cell>
          <table:table-cell table:style-name="ce3" table:formula="of:=[.XM1]&amp;&quot;-&quot;&amp;[.XM2]" office:value-type="string" office:string-value="14-0.73" calcext:value-type="string">
            <text:p>14-0.73</text:p>
          </table:table-cell>
          <table:table-cell table:style-name="ce3" table:formula="of:=[.XN1]&amp;&quot;-&quot;&amp;[.XN2]" office:value-type="string" office:string-value="14-0.74" calcext:value-type="string">
            <text:p>14-0.74</text:p>
          </table:table-cell>
          <table:table-cell table:style-name="ce3" table:formula="of:=[.XO1]&amp;&quot;-&quot;&amp;[.XO2]" office:value-type="string" office:string-value="14-0.75" calcext:value-type="string">
            <text:p>14-0.75</text:p>
          </table:table-cell>
          <table:table-cell table:style-name="ce3" table:formula="of:=[.XP1]&amp;&quot;-&quot;&amp;[.XP2]" office:value-type="string" office:string-value="14-0.76" calcext:value-type="string">
            <text:p>14-0.76</text:p>
          </table:table-cell>
          <table:table-cell table:style-name="ce3" table:formula="of:=[.XQ1]&amp;&quot;-&quot;&amp;[.XQ2]" office:value-type="string" office:string-value="14-0.77" calcext:value-type="string">
            <text:p>14-0.77</text:p>
          </table:table-cell>
          <table:table-cell table:style-name="ce3" table:formula="of:=[.XR1]&amp;&quot;-&quot;&amp;[.XR2]" office:value-type="string" office:string-value="14-0.78" calcext:value-type="string">
            <text:p>14-0.78</text:p>
          </table:table-cell>
          <table:table-cell table:style-name="ce3" table:formula="of:=[.XS1]&amp;&quot;-&quot;&amp;[.XS2]" office:value-type="string" office:string-value="14-0.79" calcext:value-type="string">
            <text:p>14-0.79</text:p>
          </table:table-cell>
          <table:table-cell table:style-name="ce3" table:formula="of:=[.XT1]&amp;&quot;-&quot;&amp;[.XT2]" office:value-type="string" office:string-value="14-0.8" calcext:value-type="string">
            <text:p>14-0.8</text:p>
          </table:table-cell>
          <table:table-cell table:style-name="ce3" table:formula="of:=[.XU1]&amp;&quot;-&quot;&amp;[.XU2]" office:value-type="string" office:string-value="14-0.81" calcext:value-type="string">
            <text:p>14-0.81</text:p>
          </table:table-cell>
          <table:table-cell table:style-name="ce3" table:formula="of:=[.XV1]&amp;&quot;-&quot;&amp;[.XV2]" office:value-type="string" office:string-value="14-0.82" calcext:value-type="string">
            <text:p>14-0.82</text:p>
          </table:table-cell>
          <table:table-cell table:style-name="ce3" table:formula="of:=[.XW1]&amp;&quot;-&quot;&amp;[.XW2]" office:value-type="string" office:string-value="14-0.83" calcext:value-type="string">
            <text:p>14-0.83</text:p>
          </table:table-cell>
          <table:table-cell table:style-name="ce3" table:formula="of:=[.XX1]&amp;&quot;-&quot;&amp;[.XX2]" office:value-type="string" office:string-value="14-0.84" calcext:value-type="string">
            <text:p>14-0.84</text:p>
          </table:table-cell>
          <table:table-cell table:style-name="ce3" table:formula="of:=[.XY1]&amp;&quot;-&quot;&amp;[.XY2]" office:value-type="string" office:string-value="14-0.85" calcext:value-type="string">
            <text:p>14-0.85</text:p>
          </table:table-cell>
          <table:table-cell table:style-name="ce3" table:formula="of:=[.XZ1]&amp;&quot;-&quot;&amp;[.XZ2]" office:value-type="string" office:string-value="14-0.86" calcext:value-type="string">
            <text:p>14-0.86</text:p>
          </table:table-cell>
          <table:table-cell table:style-name="ce3" table:formula="of:=[.YA1]&amp;&quot;-&quot;&amp;[.YA2]" office:value-type="string" office:string-value="14-0.87" calcext:value-type="string">
            <text:p>14-0.87</text:p>
          </table:table-cell>
          <table:table-cell table:style-name="ce3" table:formula="of:=[.YB1]&amp;&quot;-&quot;&amp;[.YB2]" office:value-type="string" office:string-value="14-0.88" calcext:value-type="string">
            <text:p>14-0.88</text:p>
          </table:table-cell>
          <table:table-cell table:style-name="ce3" table:formula="of:=[.YC1]&amp;&quot;-&quot;&amp;[.YC2]" office:value-type="string" office:string-value="14-0.89" calcext:value-type="string">
            <text:p>14-0.89</text:p>
          </table:table-cell>
          <table:table-cell table:style-name="ce3" table:formula="of:=[.YD1]&amp;&quot;-&quot;&amp;[.YD2]" office:value-type="string" office:string-value="14-0.9" calcext:value-type="string">
            <text:p>14-0.9</text:p>
          </table:table-cell>
          <table:table-cell table:style-name="ce3" table:formula="of:=[.YE1]&amp;&quot;-&quot;&amp;[.YE2]" office:value-type="string" office:string-value="14-0.91" calcext:value-type="string">
            <text:p>14-0.91</text:p>
          </table:table-cell>
          <table:table-cell table:style-name="ce3" table:formula="of:=[.YF1]&amp;&quot;-&quot;&amp;[.YF2]" office:value-type="string" office:string-value="14-0.92" calcext:value-type="string">
            <text:p>14-0.92</text:p>
          </table:table-cell>
          <table:table-cell table:style-name="ce3" table:formula="of:=[.YG1]&amp;&quot;-&quot;&amp;[.YG2]" office:value-type="string" office:string-value="14-0.93" calcext:value-type="string">
            <text:p>14-0.93</text:p>
          </table:table-cell>
          <table:table-cell table:style-name="ce3" table:formula="of:=[.YH1]&amp;&quot;-&quot;&amp;[.YH2]" office:value-type="string" office:string-value="14-0.94" calcext:value-type="string">
            <text:p>14-0.94</text:p>
          </table:table-cell>
          <table:table-cell table:style-name="ce3" table:formula="of:=[.YI1]&amp;&quot;-&quot;&amp;[.YI2]" office:value-type="string" office:string-value="14-0.95" calcext:value-type="string">
            <text:p>14-0.95</text:p>
          </table:table-cell>
          <table:table-cell table:style-name="ce3" table:formula="of:=[.YJ1]&amp;&quot;-&quot;&amp;[.YJ2]" office:value-type="string" office:string-value="14-0.96" calcext:value-type="string">
            <text:p>14-0.96</text:p>
          </table:table-cell>
          <table:table-cell table:style-name="ce3" table:formula="of:=[.YK1]&amp;&quot;-&quot;&amp;[.YK2]" office:value-type="string" office:string-value="14-0.97" calcext:value-type="string">
            <text:p>14-0.97</text:p>
          </table:table-cell>
          <table:table-cell table:style-name="ce3" table:formula="of:=[.YL1]&amp;&quot;-&quot;&amp;[.YL2]" office:value-type="string" office:string-value="14-0.98" calcext:value-type="string">
            <text:p>14-0.98</text:p>
          </table:table-cell>
          <table:table-cell table:style-name="ce3" table:formula="of:=[.YM1]&amp;&quot;-&quot;&amp;[.YM2]" office:value-type="string" office:string-value="14-0.99" calcext:value-type="string">
            <text:p>14-0.99</text:p>
          </table:table-cell>
          <table:table-cell table:style-name="ce3" table:formula="of:=[.YN1]&amp;&quot;-&quot;&amp;[.YN2]" office:value-type="string" office:string-value="14-1" calcext:value-type="string">
            <text:p>14-1</text:p>
          </table:table-cell>
          <table:table-cell table:style-name="ce3" table:formula="of:=[.YO1]&amp;&quot;-&quot;&amp;[.YO2]" office:value-type="string" office:string-value="15-0.5" calcext:value-type="string">
            <text:p>15-0.5</text:p>
          </table:table-cell>
          <table:table-cell table:style-name="ce3" table:formula="of:=[.YP1]&amp;&quot;-&quot;&amp;[.YP2]" office:value-type="string" office:string-value="15-0.51" calcext:value-type="string">
            <text:p>15-0.51</text:p>
          </table:table-cell>
          <table:table-cell table:style-name="ce3" table:formula="of:=[.YQ1]&amp;&quot;-&quot;&amp;[.YQ2]" office:value-type="string" office:string-value="15-0.52" calcext:value-type="string">
            <text:p>15-0.52</text:p>
          </table:table-cell>
          <table:table-cell table:style-name="ce3" table:formula="of:=[.YR1]&amp;&quot;-&quot;&amp;[.YR2]" office:value-type="string" office:string-value="15-0.53" calcext:value-type="string">
            <text:p>15-0.53</text:p>
          </table:table-cell>
          <table:table-cell table:style-name="ce3" table:formula="of:=[.YS1]&amp;&quot;-&quot;&amp;[.YS2]" office:value-type="string" office:string-value="15-0.54" calcext:value-type="string">
            <text:p>15-0.54</text:p>
          </table:table-cell>
          <table:table-cell table:style-name="ce3" table:formula="of:=[.YT1]&amp;&quot;-&quot;&amp;[.YT2]" office:value-type="string" office:string-value="15-0.55" calcext:value-type="string">
            <text:p>15-0.55</text:p>
          </table:table-cell>
          <table:table-cell table:style-name="ce3" table:formula="of:=[.YU1]&amp;&quot;-&quot;&amp;[.YU2]" office:value-type="string" office:string-value="15-0.56" calcext:value-type="string">
            <text:p>15-0.56</text:p>
          </table:table-cell>
          <table:table-cell table:style-name="ce3" table:formula="of:=[.YV1]&amp;&quot;-&quot;&amp;[.YV2]" office:value-type="string" office:string-value="15-0.57" calcext:value-type="string">
            <text:p>15-0.57</text:p>
          </table:table-cell>
          <table:table-cell table:style-name="ce3" table:formula="of:=[.YW1]&amp;&quot;-&quot;&amp;[.YW2]" office:value-type="string" office:string-value="15-0.58" calcext:value-type="string">
            <text:p>15-0.58</text:p>
          </table:table-cell>
          <table:table-cell table:style-name="ce3" table:formula="of:=[.YX1]&amp;&quot;-&quot;&amp;[.YX2]" office:value-type="string" office:string-value="15-0.59" calcext:value-type="string">
            <text:p>15-0.59</text:p>
          </table:table-cell>
          <table:table-cell table:style-name="ce3" table:formula="of:=[.YY1]&amp;&quot;-&quot;&amp;[.YY2]" office:value-type="string" office:string-value="15-0.6" calcext:value-type="string">
            <text:p>15-0.6</text:p>
          </table:table-cell>
          <table:table-cell table:style-name="ce3" table:formula="of:=[.YZ1]&amp;&quot;-&quot;&amp;[.YZ2]" office:value-type="string" office:string-value="15-0.61" calcext:value-type="string">
            <text:p>15-0.61</text:p>
          </table:table-cell>
          <table:table-cell table:style-name="ce3" table:formula="of:=[.ZA1]&amp;&quot;-&quot;&amp;[.ZA2]" office:value-type="string" office:string-value="15-0.62" calcext:value-type="string">
            <text:p>15-0.62</text:p>
          </table:table-cell>
          <table:table-cell table:style-name="ce3" table:formula="of:=[.ZB1]&amp;&quot;-&quot;&amp;[.ZB2]" office:value-type="string" office:string-value="15-0.63" calcext:value-type="string">
            <text:p>15-0.63</text:p>
          </table:table-cell>
          <table:table-cell table:style-name="ce3" table:formula="of:=[.ZC1]&amp;&quot;-&quot;&amp;[.ZC2]" office:value-type="string" office:string-value="15-0.64" calcext:value-type="string">
            <text:p>15-0.64</text:p>
          </table:table-cell>
          <table:table-cell table:style-name="ce3" table:formula="of:=[.ZD1]&amp;&quot;-&quot;&amp;[.ZD2]" office:value-type="string" office:string-value="15-0.65" calcext:value-type="string">
            <text:p>15-0.65</text:p>
          </table:table-cell>
          <table:table-cell table:style-name="ce3" table:formula="of:=[.ZE1]&amp;&quot;-&quot;&amp;[.ZE2]" office:value-type="string" office:string-value="15-0.66" calcext:value-type="string">
            <text:p>15-0.66</text:p>
          </table:table-cell>
          <table:table-cell table:style-name="ce3" table:formula="of:=[.ZF1]&amp;&quot;-&quot;&amp;[.ZF2]" office:value-type="string" office:string-value="15-0.67" calcext:value-type="string">
            <text:p>15-0.67</text:p>
          </table:table-cell>
          <table:table-cell table:style-name="ce3" table:formula="of:=[.ZG1]&amp;&quot;-&quot;&amp;[.ZG2]" office:value-type="string" office:string-value="15-0.68" calcext:value-type="string">
            <text:p>15-0.68</text:p>
          </table:table-cell>
          <table:table-cell table:style-name="ce3" table:formula="of:=[.ZH1]&amp;&quot;-&quot;&amp;[.ZH2]" office:value-type="string" office:string-value="15-0.69" calcext:value-type="string">
            <text:p>15-0.69</text:p>
          </table:table-cell>
          <table:table-cell table:style-name="ce3" table:formula="of:=[.ZI1]&amp;&quot;-&quot;&amp;[.ZI2]" office:value-type="string" office:string-value="15-0.7" calcext:value-type="string">
            <text:p>15-0.7</text:p>
          </table:table-cell>
          <table:table-cell table:style-name="ce3" table:formula="of:=[.ZJ1]&amp;&quot;-&quot;&amp;[.ZJ2]" office:value-type="string" office:string-value="15-0.71" calcext:value-type="string">
            <text:p>15-0.71</text:p>
          </table:table-cell>
          <table:table-cell table:style-name="ce3" table:formula="of:=[.ZK1]&amp;&quot;-&quot;&amp;[.ZK2]" office:value-type="string" office:string-value="15-0.72" calcext:value-type="string">
            <text:p>15-0.72</text:p>
          </table:table-cell>
          <table:table-cell table:style-name="ce3" table:formula="of:=[.ZL1]&amp;&quot;-&quot;&amp;[.ZL2]" office:value-type="string" office:string-value="15-0.73" calcext:value-type="string">
            <text:p>15-0.73</text:p>
          </table:table-cell>
          <table:table-cell table:style-name="ce3" table:formula="of:=[.ZM1]&amp;&quot;-&quot;&amp;[.ZM2]" office:value-type="string" office:string-value="15-0.74" calcext:value-type="string">
            <text:p>15-0.74</text:p>
          </table:table-cell>
          <table:table-cell table:style-name="ce3" table:formula="of:=[.ZN1]&amp;&quot;-&quot;&amp;[.ZN2]" office:value-type="string" office:string-value="15-0.75" calcext:value-type="string">
            <text:p>15-0.75</text:p>
          </table:table-cell>
          <table:table-cell table:style-name="ce3" table:formula="of:=[.ZO1]&amp;&quot;-&quot;&amp;[.ZO2]" office:value-type="string" office:string-value="15-0.76" calcext:value-type="string">
            <text:p>15-0.76</text:p>
          </table:table-cell>
          <table:table-cell table:style-name="ce3" table:formula="of:=[.ZP1]&amp;&quot;-&quot;&amp;[.ZP2]" office:value-type="string" office:string-value="15-0.77" calcext:value-type="string">
            <text:p>15-0.77</text:p>
          </table:table-cell>
          <table:table-cell table:style-name="ce3" table:formula="of:=[.ZQ1]&amp;&quot;-&quot;&amp;[.ZQ2]" office:value-type="string" office:string-value="15-0.78" calcext:value-type="string">
            <text:p>15-0.78</text:p>
          </table:table-cell>
          <table:table-cell table:style-name="ce3" table:formula="of:=[.ZR1]&amp;&quot;-&quot;&amp;[.ZR2]" office:value-type="string" office:string-value="15-0.79" calcext:value-type="string">
            <text:p>15-0.79</text:p>
          </table:table-cell>
          <table:table-cell table:style-name="ce3" table:formula="of:=[.ZS1]&amp;&quot;-&quot;&amp;[.ZS2]" office:value-type="string" office:string-value="15-0.8" calcext:value-type="string">
            <text:p>15-0.8</text:p>
          </table:table-cell>
          <table:table-cell table:style-name="ce3" table:formula="of:=[.ZT1]&amp;&quot;-&quot;&amp;[.ZT2]" office:value-type="string" office:string-value="15-0.81" calcext:value-type="string">
            <text:p>15-0.81</text:p>
          </table:table-cell>
          <table:table-cell table:style-name="ce3" table:formula="of:=[.ZU1]&amp;&quot;-&quot;&amp;[.ZU2]" office:value-type="string" office:string-value="15-0.82" calcext:value-type="string">
            <text:p>15-0.82</text:p>
          </table:table-cell>
          <table:table-cell table:style-name="ce3" table:formula="of:=[.ZV1]&amp;&quot;-&quot;&amp;[.ZV2]" office:value-type="string" office:string-value="15-0.83" calcext:value-type="string">
            <text:p>15-0.83</text:p>
          </table:table-cell>
          <table:table-cell table:style-name="ce3" table:formula="of:=[.ZW1]&amp;&quot;-&quot;&amp;[.ZW2]" office:value-type="string" office:string-value="15-0.84" calcext:value-type="string">
            <text:p>15-0.84</text:p>
          </table:table-cell>
          <table:table-cell table:style-name="ce3" table:formula="of:=[.ZX1]&amp;&quot;-&quot;&amp;[.ZX2]" office:value-type="string" office:string-value="15-0.85" calcext:value-type="string">
            <text:p>15-0.85</text:p>
          </table:table-cell>
          <table:table-cell table:style-name="ce3" table:formula="of:=[.ZY1]&amp;&quot;-&quot;&amp;[.ZY2]" office:value-type="string" office:string-value="15-0.86" calcext:value-type="string">
            <text:p>15-0.86</text:p>
          </table:table-cell>
          <table:table-cell table:style-name="ce3" table:formula="of:=[.ZZ1]&amp;&quot;-&quot;&amp;[.ZZ2]" office:value-type="string" office:string-value="15-0.87" calcext:value-type="string">
            <text:p>15-0.87</text:p>
          </table:table-cell>
          <table:table-cell table:style-name="ce3" table:formula="of:=[.AAA1]&amp;&quot;-&quot;&amp;[.AAA2]" office:value-type="string" office:string-value="15-0.88" calcext:value-type="string">
            <text:p>15-0.88</text:p>
          </table:table-cell>
          <table:table-cell table:style-name="ce3" table:formula="of:=[.AAB1]&amp;&quot;-&quot;&amp;[.AAB2]" office:value-type="string" office:string-value="15-0.89" calcext:value-type="string">
            <text:p>15-0.89</text:p>
          </table:table-cell>
          <table:table-cell table:style-name="ce3" table:formula="of:=[.AAC1]&amp;&quot;-&quot;&amp;[.AAC2]" office:value-type="string" office:string-value="15-0.9" calcext:value-type="string">
            <text:p>15-0.9</text:p>
          </table:table-cell>
          <table:table-cell table:style-name="ce3" table:formula="of:=[.AAD1]&amp;&quot;-&quot;&amp;[.AAD2]" office:value-type="string" office:string-value="15-0.91" calcext:value-type="string">
            <text:p>15-0.91</text:p>
          </table:table-cell>
          <table:table-cell table:style-name="ce3" table:formula="of:=[.AAE1]&amp;&quot;-&quot;&amp;[.AAE2]" office:value-type="string" office:string-value="15-0.92" calcext:value-type="string">
            <text:p>15-0.92</text:p>
          </table:table-cell>
          <table:table-cell table:style-name="ce3" table:formula="of:=[.AAF1]&amp;&quot;-&quot;&amp;[.AAF2]" office:value-type="string" office:string-value="15-0.93" calcext:value-type="string">
            <text:p>15-0.93</text:p>
          </table:table-cell>
          <table:table-cell table:style-name="ce3" table:formula="of:=[.AAG1]&amp;&quot;-&quot;&amp;[.AAG2]" office:value-type="string" office:string-value="15-0.94" calcext:value-type="string">
            <text:p>15-0.94</text:p>
          </table:table-cell>
          <table:table-cell table:style-name="ce3" table:formula="of:=[.AAH1]&amp;&quot;-&quot;&amp;[.AAH2]" office:value-type="string" office:string-value="15-0.95" calcext:value-type="string">
            <text:p>15-0.95</text:p>
          </table:table-cell>
          <table:table-cell table:style-name="ce3" table:formula="of:=[.AAI1]&amp;&quot;-&quot;&amp;[.AAI2]" office:value-type="string" office:string-value="15-0.96" calcext:value-type="string">
            <text:p>15-0.96</text:p>
          </table:table-cell>
          <table:table-cell table:style-name="ce3" table:formula="of:=[.AAJ1]&amp;&quot;-&quot;&amp;[.AAJ2]" office:value-type="string" office:string-value="15-0.97" calcext:value-type="string">
            <text:p>15-0.97</text:p>
          </table:table-cell>
          <table:table-cell table:style-name="ce3" table:formula="of:=[.AAK1]&amp;&quot;-&quot;&amp;[.AAK2]" office:value-type="string" office:string-value="15-0.98" calcext:value-type="string">
            <text:p>15-0.98</text:p>
          </table:table-cell>
          <table:table-cell table:style-name="ce3" table:formula="of:=[.AAL1]&amp;&quot;-&quot;&amp;[.AAL2]" office:value-type="string" office:string-value="15-0.99" calcext:value-type="string">
            <text:p>15-0.99</text:p>
          </table:table-cell>
          <table:table-cell table:style-name="ce3" table:formula="of:=[.AAM1]&amp;&quot;-&quot;&amp;[.AAM2]" office:value-type="string" office:string-value="15-1" calcext:value-type="string">
            <text:p>15-1</text:p>
          </table:table-cell>
          <table:table-cell table:style-name="ce3" table:number-columns-repeated="309"/>
        </table:table-row>
        <table:table-row table:style-name="ro1">
          <table:table-cell table:style-name="ce2" office:value-type="string" calcext:value-type="string">
            <text:p>Indicator Rank</text:p>
          </table:table-cell>
          <table:table-cell table:number-columns-repeated="1023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34338334" calcext:value-type="float">
            <text:p>0.34338334</text:p>
          </table:table-cell>
          <table:table-cell office:value-type="float" office:value="0.35353339" calcext:value-type="float">
            <text:p>0.35353339</text:p>
          </table:table-cell>
          <table:table-cell office:value-type="float" office:value="0.36378364" calcext:value-type="float">
            <text:p>0.36378364</text:p>
          </table:table-cell>
          <table:table-cell office:value-type="float" office:value="0.37413429" calcext:value-type="float">
            <text:p>0.37413429</text:p>
          </table:table-cell>
          <table:table-cell office:value-type="float" office:value="0.38458569" calcext:value-type="float">
            <text:p>0.38458569</text:p>
          </table:table-cell>
          <table:table-cell office:value-type="float" office:value="0.39513822" calcext:value-type="float">
            <text:p>0.39513822</text:p>
          </table:table-cell>
          <table:table-cell office:value-type="float" office:value="0.4057924" calcext:value-type="float">
            <text:p>0.4057924</text:p>
          </table:table-cell>
          <table:table-cell office:value-type="float" office:value="0.41654884" calcext:value-type="float">
            <text:p>0.41654884</text:p>
          </table:table-cell>
          <table:table-cell office:value-type="float" office:value="0.42740824" calcext:value-type="float">
            <text:p>0.42740824</text:p>
          </table:table-cell>
          <table:table-cell office:value-type="float" office:value="0.43837141" calcext:value-type="float">
            <text:p>0.43837141</text:p>
          </table:table-cell>
          <table:table-cell office:value-type="float" office:value="0.44943926" calcext:value-type="float">
            <text:p>0.44943926</text:p>
          </table:table-cell>
          <table:table-cell office:value-type="float" office:value="0.46061282" calcext:value-type="float">
            <text:p>0.46061282</text:p>
          </table:table-cell>
          <table:table-cell office:value-type="float" office:value="0.47189324" calcext:value-type="float">
            <text:p>0.47189324</text:p>
          </table:table-cell>
          <table:table-cell office:value-type="float" office:value="0.48328179" calcext:value-type="float">
            <text:p>0.48328179</text:p>
          </table:table-cell>
          <table:table-cell office:value-type="float" office:value="0.49477987" calcext:value-type="float">
            <text:p>0.49477987</text:p>
          </table:table-cell>
          <table:table-cell office:value-type="float" office:value="0.50638901" calcext:value-type="float">
            <text:p>0.50638901</text:p>
          </table:table-cell>
          <table:table-cell office:value-type="float" office:value="0.5181109" calcext:value-type="float">
            <text:p>0.5181109</text:p>
          </table:table-cell>
          <table:table-cell office:value-type="float" office:value="0.52994737" calcext:value-type="float">
            <text:p>0.52994737</text:p>
          </table:table-cell>
          <table:table-cell office:value-type="float" office:value="0.54190044" calcext:value-type="float">
            <text:p>0.54190044</text:p>
          </table:table-cell>
          <table:table-cell office:value-type="float" office:value="0.55397228" calcext:value-type="float">
            <text:p>0.55397228</text:p>
          </table:table-cell>
          <table:table-cell office:value-type="float" office:value="0.56616528" calcext:value-type="float">
            <text:p>0.56616528</text:p>
          </table:table-cell>
          <table:table-cell office:value-type="float" office:value="0.57848202" calcext:value-type="float">
            <text:p>0.57848202</text:p>
          </table:table-cell>
          <table:table-cell office:value-type="float" office:value="0.59092531" calcext:value-type="float">
            <text:p>0.59092531</text:p>
          </table:table-cell>
          <table:table-cell office:value-type="float" office:value="0.60349821" calcext:value-type="float">
            <text:p>0.60349821</text:p>
          </table:table-cell>
          <table:table-cell office:value-type="float" office:value="0.61620406" calcext:value-type="float">
            <text:p>0.61620406</text:p>
          </table:table-cell>
          <table:table-cell office:value-type="float" office:value="0.62904648" calcext:value-type="float">
            <text:p>0.62904648</text:p>
          </table:table-cell>
          <table:table-cell office:value-type="float" office:value="0.64202941" calcext:value-type="float">
            <text:p>0.64202941</text:p>
          </table:table-cell>
          <table:table-cell office:value-type="float" office:value="0.65515719" calcext:value-type="float">
            <text:p>0.65515719</text:p>
          </table:table-cell>
          <table:table-cell office:value-type="float" office:value="0.6684345" calcext:value-type="float">
            <text:p>0.6684345</text:p>
          </table:table-cell>
          <table:table-cell office:value-type="float" office:value="0.68186654" calcext:value-type="float">
            <text:p>0.68186654</text:p>
          </table:table-cell>
          <table:table-cell office:value-type="float" office:value="0.69545895" calcext:value-type="float">
            <text:p>0.69545895</text:p>
          </table:table-cell>
          <table:table-cell office:value-type="float" office:value="0.70921797" calcext:value-type="float">
            <text:p>0.70921797</text:p>
          </table:table-cell>
          <table:table-cell office:value-type="float" office:value="0.72315047" calcext:value-type="float">
            <text:p>0.72315047</text:p>
          </table:table-cell>
          <table:table-cell office:value-type="float" office:value="0.73726404" calcext:value-type="float">
            <text:p>0.73726404</text:p>
          </table:table-cell>
          <table:table-cell office:value-type="float" office:value="0.7515671" calcext:value-type="float">
            <text:p>0.7515671</text:p>
          </table:table-cell>
          <table:table-cell office:value-type="float" office:value="0.76606906" calcext:value-type="float">
            <text:p>0.76606906</text:p>
          </table:table-cell>
          <table:table-cell office:value-type="float" office:value="0.78078041" calcext:value-type="float">
            <text:p>0.78078041</text:p>
          </table:table-cell>
          <table:table-cell office:value-type="float" office:value="0.79571293" calcext:value-type="float">
            <text:p>0.79571293</text:p>
          </table:table-cell>
          <table:table-cell office:value-type="float" office:value="0.81087995" calcext:value-type="float">
            <text:p>0.81087995</text:p>
          </table:table-cell>
          <table:table-cell office:value-type="float" office:value="0.82629658" calcext:value-type="float">
            <text:p>0.82629658</text:p>
          </table:table-cell>
          <table:table-cell office:value-type="float" office:value="0.84198011" calcext:value-type="float">
            <text:p>0.84198011</text:p>
          </table:table-cell>
          <table:table-cell office:value-type="float" office:value="0.85795044" calcext:value-type="float">
            <text:p>0.85795044</text:p>
          </table:table-cell>
          <table:table-cell office:value-type="float" office:value="0.87423066" calcext:value-type="float">
            <text:p>0.87423066</text:p>
          </table:table-cell>
          <table:table-cell office:value-type="float" office:value="0.89084781" calcext:value-type="float">
            <text:p>0.89084781</text:p>
          </table:table-cell>
          <table:table-cell office:value-type="float" office:value="0.90783393" calcext:value-type="float">
            <text:p>0.90783393</text:p>
          </table:table-cell>
          <table:table-cell office:value-type="float" office:value="0.9252274" calcext:value-type="float">
            <text:p>0.9252274</text:p>
          </table:table-cell>
          <table:table-cell office:value-type="float" office:value="0.94307489" calcext:value-type="float">
            <text:p>0.94307489</text:p>
          </table:table-cell>
          <table:table-cell office:value-type="float" office:value="0.96143408" calcext:value-type="float">
            <text:p>0.96143408</text:p>
          </table:table-cell>
          <table:table-cell office:value-type="float" office:value="0.98037776" calcext:value-type="float">
            <text:p>0.98037776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25" calcext:value-type="float">
            <text:p>0.25</text:p>
          </table:table-cell>
          <table:table-cell office:value-type="float" office:value="0.25907218" calcext:value-type="float">
            <text:p>0.25907218</text:p>
          </table:table-cell>
          <table:table-cell office:value-type="float" office:value="0.26828948" calcext:value-type="float">
            <text:p>0.26828948</text:p>
          </table:table-cell>
          <table:table-cell office:value-type="float" office:value="0.27765318" calcext:value-type="float">
            <text:p>0.27765318</text:p>
          </table:table-cell>
          <table:table-cell office:value-type="float" office:value="0.28716469" calcext:value-type="float">
            <text:p>0.28716469</text:p>
          </table:table-cell>
          <table:table-cell office:value-type="float" office:value="0.29682561" calcext:value-type="float">
            <text:p>0.29682561</text:p>
          </table:table-cell>
          <table:table-cell office:value-type="float" office:value="0.30663771" calcext:value-type="float">
            <text:p>0.30663771</text:p>
          </table:table-cell>
          <table:table-cell office:value-type="float" office:value="0.31660292" calcext:value-type="float">
            <text:p>0.31660292</text:p>
          </table:table-cell>
          <table:table-cell office:value-type="float" office:value="0.32672338" calcext:value-type="float">
            <text:p>0.32672338</text:p>
          </table:table-cell>
          <table:table-cell office:value-type="float" office:value="0.33700143" calcext:value-type="float">
            <text:p>0.33700143</text:p>
          </table:table-cell>
          <table:table-cell office:value-type="float" office:value="0.34743961" calcext:value-type="float">
            <text:p>0.34743961</text:p>
          </table:table-cell>
          <table:table-cell office:value-type="float" office:value="0.35804069" calcext:value-type="float">
            <text:p>0.35804069</text:p>
          </table:table-cell>
          <table:table-cell office:value-type="float" office:value="0.36880768" calcext:value-type="float">
            <text:p>0.36880768</text:p>
          </table:table-cell>
          <table:table-cell office:value-type="float" office:value="0.37974385" calcext:value-type="float">
            <text:p>0.37974385</text:p>
          </table:table-cell>
          <table:table-cell office:value-type="float" office:value="0.39085273" calcext:value-type="float">
            <text:p>0.39085273</text:p>
          </table:table-cell>
          <table:table-cell office:value-type="float" office:value="0.40213816" calcext:value-type="float">
            <text:p>0.40213816</text:p>
          </table:table-cell>
          <table:table-cell office:value-type="float" office:value="0.41360428" calcext:value-type="float">
            <text:p>0.41360428</text:p>
          </table:table-cell>
          <table:table-cell office:value-type="float" office:value="0.42525558" calcext:value-type="float">
            <text:p>0.42525558</text:p>
          </table:table-cell>
          <table:table-cell office:value-type="float" office:value="0.43709694" calcext:value-type="float">
            <text:p>0.43709694</text:p>
          </table:table-cell>
          <table:table-cell office:value-type="float" office:value="0.44913362" calcext:value-type="float">
            <text:p>0.44913362</text:p>
          </table:table-cell>
          <table:table-cell office:value-type="float" office:value="0.46137133" calcext:value-type="float">
            <text:p>0.46137133</text:p>
          </table:table-cell>
          <table:table-cell office:value-type="float" office:value="0.47381626" calcext:value-type="float">
            <text:p>0.47381626</text:p>
          </table:table-cell>
          <table:table-cell office:value-type="float" office:value="0.48647515" calcext:value-type="float">
            <text:p>0.48647515</text:p>
          </table:table-cell>
          <table:table-cell office:value-type="float" office:value="0.4993553" calcext:value-type="float">
            <text:p>0.4993553</text:p>
          </table:table-cell>
          <table:table-cell office:value-type="float" office:value="0.51246467" calcext:value-type="float">
            <text:p>0.51246467</text:p>
          </table:table-cell>
          <table:table-cell office:value-type="float" office:value="0.52581194" calcext:value-type="float">
            <text:p>0.52581194</text:p>
          </table:table-cell>
          <table:table-cell office:value-type="float" office:value="0.53940658" calcext:value-type="float">
            <text:p>0.53940658</text:p>
          </table:table-cell>
          <table:table-cell office:value-type="float" office:value="0.55325896" calcext:value-type="float">
            <text:p>0.55325896</text:p>
          </table:table-cell>
          <table:table-cell office:value-type="float" office:value="0.56738046" calcext:value-type="float">
            <text:p>0.56738046</text:p>
          </table:table-cell>
          <table:table-cell office:value-type="float" office:value="0.58178356" calcext:value-type="float">
            <text:p>0.58178356</text:p>
          </table:table-cell>
          <table:table-cell office:value-type="float" office:value="0.59648203" calcext:value-type="float">
            <text:p>0.59648203</text:p>
          </table:table-cell>
          <table:table-cell office:value-type="float" office:value="0.61149108" calcext:value-type="float">
            <text:p>0.61149108</text:p>
          </table:table-cell>
          <table:table-cell office:value-type="float" office:value="0.62682755" calcext:value-type="float">
            <text:p>0.62682755</text:p>
          </table:table-cell>
          <table:table-cell office:value-type="float" office:value="0.64251019" calcext:value-type="float">
            <text:p>0.64251019</text:p>
          </table:table-cell>
          <table:table-cell office:value-type="float" office:value="0.65855988" calcext:value-type="float">
            <text:p>0.65855988</text:p>
          </table:table-cell>
          <table:table-cell office:value-type="float" office:value="0.675" calcext:value-type="float">
            <text:p>0.675</text:p>
          </table:table-cell>
          <table:table-cell office:value-type="float" office:value="0.69185684" calcext:value-type="float">
            <text:p>0.69185684</text:p>
          </table:table-cell>
          <table:table-cell office:value-type="float" office:value="0.70916004" calcext:value-type="float">
            <text:p>0.70916004</text:p>
          </table:table-cell>
          <table:table-cell office:value-type="float" office:value="0.72694322" calcext:value-type="float">
            <text:p>0.72694322</text:p>
          </table:table-cell>
          <table:table-cell office:value-type="float" office:value="0.74524465" calcext:value-type="float">
            <text:p>0.74524465</text:p>
          </table:table-cell>
          <table:table-cell office:value-type="float" office:value="0.76410809" calcext:value-type="float">
            <text:p>0.76410809</text:p>
          </table:table-cell>
          <table:table-cell office:value-type="float" office:value="0.78358389" calcext:value-type="float">
            <text:p>0.78358389</text:p>
          </table:table-cell>
          <table:table-cell office:value-type="float" office:value="0.80373016" calcext:value-type="float">
            <text:p>0.80373016</text:p>
          </table:table-cell>
          <table:table-cell office:value-type="float" office:value="0.8246144" calcext:value-type="float">
            <text:p>0.8246144</text:p>
          </table:table-cell>
          <table:table-cell office:value-type="float" office:value="0.84631523" calcext:value-type="float">
            <text:p>0.84631523</text:p>
          </table:table-cell>
          <table:table-cell office:value-type="float" office:value="0.86892454" calcext:value-type="float">
            <text:p>0.86892454</text:p>
          </table:table-cell>
          <table:table-cell office:value-type="float" office:value="0.89254984" calcext:value-type="float">
            <text:p>0.89254984</text:p>
          </table:table-cell>
          <table:table-cell office:value-type="float" office:value="0.91731649" calcext:value-type="float">
            <text:p>0.91731649</text:p>
          </table:table-cell>
          <table:table-cell office:value-type="float" office:value="0.9433693" calcext:value-type="float">
            <text:p>0.9433693</text:p>
          </table:table-cell>
          <table:table-cell office:value-type="float" office:value="0.97087177" calcext:value-type="float">
            <text:p>0.97087177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2" calcext:value-type="float">
            <text:p>0.2</text:p>
          </table:table-cell>
          <table:table-cell office:value-type="float" office:value="0.20808033" calcext:value-type="float">
            <text:p>0.20808033</text:p>
          </table:table-cell>
          <table:table-cell office:value-type="float" office:value="0.21632269" calcext:value-type="float">
            <text:p>0.21632269</text:p>
          </table:table-cell>
          <table:table-cell office:value-type="float" office:value="0.22472931" calcext:value-type="float">
            <text:p>0.22472931</text:p>
          </table:table-cell>
          <table:table-cell office:value-type="float" office:value="0.23330261" calcext:value-type="float">
            <text:p>0.23330261</text:p>
          </table:table-cell>
          <table:table-cell office:value-type="float" office:value="0.24204524" calcext:value-type="float">
            <text:p>0.24204524</text:p>
          </table:table-cell>
          <table:table-cell office:value-type="float" office:value="0.2509601" calcext:value-type="float">
            <text:p>0.2509601</text:p>
          </table:table-cell>
          <table:table-cell office:value-type="float" office:value="0.26005034" calcext:value-type="float">
            <text:p>0.26005034</text:p>
          </table:table-cell>
          <table:table-cell office:value-type="float" office:value="0.26931934" calcext:value-type="float">
            <text:p>0.26931934</text:p>
          </table:table-cell>
          <table:table-cell office:value-type="float" office:value="0.27877081" calcext:value-type="float">
            <text:p>0.27877081</text:p>
          </table:table-cell>
          <table:table-cell office:value-type="float" office:value="0.28840873" calcext:value-type="float">
            <text:p>0.28840873</text:p>
          </table:table-cell>
          <table:table-cell office:value-type="float" office:value="0.29823743" calcext:value-type="float">
            <text:p>0.29823743</text:p>
          </table:table-cell>
          <table:table-cell office:value-type="float" office:value="0.30826156" calcext:value-type="float">
            <text:p>0.30826156</text:p>
          </table:table-cell>
          <table:table-cell office:value-type="float" office:value="0.3184862" calcext:value-type="float">
            <text:p>0.3184862</text:p>
          </table:table-cell>
          <table:table-cell office:value-type="float" office:value="0.32891681" calcext:value-type="float">
            <text:p>0.32891681</text:p>
          </table:table-cell>
          <table:table-cell office:value-type="float" office:value="0.33955929" calcext:value-type="float">
            <text:p>0.33955929</text:p>
          </table:table-cell>
          <table:table-cell office:value-type="float" office:value="0.35042006" calcext:value-type="float">
            <text:p>0.35042006</text:p>
          </table:table-cell>
          <table:table-cell office:value-type="float" office:value="0.36150604" calcext:value-type="float">
            <text:p>0.36150604</text:p>
          </table:table-cell>
          <table:table-cell office:value-type="float" office:value="0.37282475" calcext:value-type="float">
            <text:p>0.37282475</text:p>
          </table:table-cell>
          <table:table-cell office:value-type="float" office:value="0.38438435" calcext:value-type="float">
            <text:p>0.38438435</text:p>
          </table:table-cell>
          <table:table-cell office:value-type="float" office:value="0.39619372" calcext:value-type="float">
            <text:p>0.39619372</text:p>
          </table:table-cell>
          <table:table-cell office:value-type="float" office:value="0.40826251" calcext:value-type="float">
            <text:p>0.40826251</text:p>
          </table:table-cell>
          <table:table-cell office:value-type="float" office:value="0.42060125" calcext:value-type="float">
            <text:p>0.42060125</text:p>
          </table:table-cell>
          <table:table-cell office:value-type="float" office:value="0.43322142" calcext:value-type="float">
            <text:p>0.43322142</text:p>
          </table:table-cell>
          <table:table-cell office:value-type="float" office:value="0.4461356" calcext:value-type="float">
            <text:p>0.4461356</text:p>
          </table:table-cell>
          <table:table-cell office:value-type="float" office:value="0.45935758" calcext:value-type="float">
            <text:p>0.45935758</text:p>
          </table:table-cell>
          <table:table-cell office:value-type="float" office:value="0.47290251" calcext:value-type="float">
            <text:p>0.47290251</text:p>
          </table:table-cell>
          <table:table-cell office:value-type="float" office:value="0.48678708" calcext:value-type="float">
            <text:p>0.48678708</text:p>
          </table:table-cell>
          <table:table-cell office:value-type="float" office:value="0.50102972" calcext:value-type="float">
            <text:p>0.50102972</text:p>
          </table:table-cell>
          <table:table-cell office:value-type="float" office:value="0.51565083" calcext:value-type="float">
            <text:p>0.51565083</text:p>
          </table:table-cell>
          <table:table-cell office:value-type="float" office:value="0.53067311" calcext:value-type="float">
            <text:p>0.53067311</text:p>
          </table:table-cell>
          <table:table-cell office:value-type="float" office:value="0.54612182" calcext:value-type="float">
            <text:p>0.54612182</text:p>
          </table:table-cell>
          <table:table-cell office:value-type="float" office:value="0.56202523" calcext:value-type="float">
            <text:p>0.56202523</text:p>
          </table:table-cell>
          <table:table-cell office:value-type="float" office:value="0.57841505" calcext:value-type="float">
            <text:p>0.57841505</text:p>
          </table:table-cell>
          <table:table-cell office:value-type="float" office:value="0.59532703" calcext:value-type="float">
            <text:p>0.59532703</text:p>
          </table:table-cell>
          <table:table-cell office:value-type="float" office:value="0.61280158" calcext:value-type="float">
            <text:p>0.61280158</text:p>
          </table:table-cell>
          <table:table-cell office:value-type="float" office:value="0.63088461" calcext:value-type="float">
            <text:p>0.63088461</text:p>
          </table:table-cell>
          <table:table-cell office:value-type="float" office:value="0.64962852" calcext:value-type="float">
            <text:p>0.64962852</text:p>
          </table:table-cell>
          <table:table-cell office:value-type="float" office:value="0.66909332" calcext:value-type="float">
            <text:p>0.66909332</text:p>
          </table:table-cell>
          <table:table-cell office:value-type="float" office:value="0.68934811" calcext:value-type="float">
            <text:p>0.68934811</text:p>
          </table:table-cell>
          <table:table-cell office:value-type="float" office:value="0.71047276" calcext:value-type="float">
            <text:p>0.71047276</text:p>
          </table:table-cell>
          <table:table-cell office:value-type="float" office:value="0.73256001" calcext:value-type="float">
            <text:p>0.73256001</text:p>
          </table:table-cell>
          <table:table-cell office:value-type="float" office:value="0.75571792" calcext:value-type="float">
            <text:p>0.75571792</text:p>
          </table:table-cell>
          <table:table-cell office:value-type="float" office:value="0.78007278" calcext:value-type="float">
            <text:p>0.78007278</text:p>
          </table:table-cell>
          <table:table-cell office:value-type="float" office:value="0.80577235" calcext:value-type="float">
            <text:p>0.80577235</text:p>
          </table:table-cell>
          <table:table-cell office:value-type="float" office:value="0.83298948" calcext:value-type="float">
            <text:p>0.83298948</text:p>
          </table:table-cell>
          <table:table-cell office:value-type="float" office:value="0.86192555" calcext:value-type="float">
            <text:p>0.86192555</text:p>
          </table:table-cell>
          <table:table-cell office:value-type="float" office:value="0.89281336" calcext:value-type="float">
            <text:p>0.89281336</text:p>
          </table:table-cell>
          <table:table-cell office:value-type="float" office:value="0.92591843" calcext:value-type="float">
            <text:p>0.92591843</text:p>
          </table:table-cell>
          <table:table-cell office:value-type="float" office:value="0.96153815" calcext:value-type="float">
            <text:p>0.96153815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.17389158" calcext:value-type="float">
            <text:p>0.17389158</text:p>
          </table:table-cell>
          <table:table-cell office:value-type="float" office:value="0.18128242" calcext:value-type="float">
            <text:p>0.18128242</text:p>
          </table:table-cell>
          <table:table-cell office:value-type="float" office:value="0.18884204" calcext:value-type="float">
            <text:p>0.18884204</text:p>
          </table:table-cell>
          <table:table-cell office:value-type="float" office:value="0.19657355" calcext:value-type="float">
            <text:p>0.19657355</text:p>
          </table:table-cell>
          <table:table-cell office:value-type="float" office:value="0.20448033" calcext:value-type="float">
            <text:p>0.20448033</text:p>
          </table:table-cell>
          <table:table-cell office:value-type="float" office:value="0.21256605" calcext:value-type="float">
            <text:p>0.21256605</text:p>
          </table:table-cell>
          <table:table-cell office:value-type="float" office:value="0.22083466" calcext:value-type="float">
            <text:p>0.22083466</text:p>
          </table:table-cell>
          <table:table-cell office:value-type="float" office:value="0.22929043" calcext:value-type="float">
            <text:p>0.22929043</text:p>
          </table:table-cell>
          <table:table-cell office:value-type="float" office:value="0.237938" calcext:value-type="float">
            <text:p>0.237938</text:p>
          </table:table-cell>
          <table:table-cell office:value-type="float" office:value="0.24678238" calcext:value-type="float">
            <text:p>0.24678238</text:p>
          </table:table-cell>
          <table:table-cell office:value-type="float" office:value="0.25582896" calcext:value-type="float">
            <text:p>0.25582896</text:p>
          </table:table-cell>
          <table:table-cell office:value-type="float" office:value="0.26508361" calcext:value-type="float">
            <text:p>0.26508361</text:p>
          </table:table-cell>
          <table:table-cell office:value-type="float" office:value="0.27455265" calcext:value-type="float">
            <text:p>0.27455265</text:p>
          </table:table-cell>
          <table:table-cell office:value-type="float" office:value="0.28424292" calcext:value-type="float">
            <text:p>0.28424292</text:p>
          </table:table-cell>
          <table:table-cell office:value-type="float" office:value="0.29416185" calcext:value-type="float">
            <text:p>0.29416185</text:p>
          </table:table-cell>
          <table:table-cell office:value-type="float" office:value="0.3043175" calcext:value-type="float">
            <text:p>0.3043175</text:p>
          </table:table-cell>
          <table:table-cell office:value-type="float" office:value="0.31471861" calcext:value-type="float">
            <text:p>0.31471861</text:p>
          </table:table-cell>
          <table:table-cell office:value-type="float" office:value="0.32537468" calcext:value-type="float">
            <text:p>0.32537468</text:p>
          </table:table-cell>
          <table:table-cell office:value-type="float" office:value="0.33629607" calcext:value-type="float">
            <text:p>0.33629607</text:p>
          </table:table-cell>
          <table:table-cell office:value-type="float" office:value="0.34749407" calcext:value-type="float">
            <text:p>0.34749407</text:p>
          </table:table-cell>
          <table:table-cell office:value-type="float" office:value="0.35898102" calcext:value-type="float">
            <text:p>0.35898102</text:p>
          </table:table-cell>
          <table:table-cell office:value-type="float" office:value="0.37077043" calcext:value-type="float">
            <text:p>0.37077043</text:p>
          </table:table-cell>
          <table:table-cell office:value-type="float" office:value="0.38287712" calcext:value-type="float">
            <text:p>0.38287712</text:p>
          </table:table-cell>
          <table:table-cell office:value-type="float" office:value="0.39531741" calcext:value-type="float">
            <text:p>0.39531741</text:p>
          </table:table-cell>
          <table:table-cell office:value-type="float" office:value="0.40810927" calcext:value-type="float">
            <text:p>0.40810927</text:p>
          </table:table-cell>
          <table:table-cell office:value-type="float" office:value="0.42127255" calcext:value-type="float">
            <text:p>0.42127255</text:p>
          </table:table-cell>
          <table:table-cell office:value-type="float" office:value="0.4348293" calcext:value-type="float">
            <text:p>0.4348293</text:p>
          </table:table-cell>
          <table:table-cell office:value-type="float" office:value="0.448804" calcext:value-type="float">
            <text:p>0.448804</text:p>
          </table:table-cell>
          <table:table-cell office:value-type="float" office:value="0.46322397" calcext:value-type="float">
            <text:p>0.46322397</text:p>
          </table:table-cell>
          <table:table-cell office:value-type="float" office:value="0.4781198" calcext:value-type="float">
            <text:p>0.4781198</text:p>
          </table:table-cell>
          <table:table-cell office:value-type="float" office:value="0.49352584" calcext:value-type="float">
            <text:p>0.49352584</text:p>
          </table:table-cell>
          <table:table-cell office:value-type="float" office:value="0.50948084" calcext:value-type="float">
            <text:p>0.50948084</text:p>
          </table:table-cell>
          <table:table-cell office:value-type="float" office:value="0.52602867" calcext:value-type="float">
            <text:p>0.52602867</text:p>
          </table:table-cell>
          <table:table-cell office:value-type="float" office:value="0.54321922" calcext:value-type="float">
            <text:p>0.54321922</text:p>
          </table:table-cell>
          <table:table-cell office:value-type="float" office:value="0.56110948" calcext:value-type="float">
            <text:p>0.56110948</text:p>
          </table:table-cell>
          <table:table-cell office:value-type="float" office:value="0.5797648" calcext:value-type="float">
            <text:p>0.5797648</text:p>
          </table:table-cell>
          <table:table-cell office:value-type="float" office:value="0.59926056" calcext:value-type="float">
            <text:p>0.59926056</text:p>
          </table:table-cell>
          <table:table-cell office:value-type="float" office:value="0.61968404" calcext:value-type="float">
            <text:p>0.61968404</text:p>
          </table:table-cell>
          <table:table-cell office:value-type="float" office:value="0.6411368" calcext:value-type="float">
            <text:p>0.6411368</text:p>
          </table:table-cell>
          <table:table-cell office:value-type="float" office:value="0.6637375" calcext:value-type="float">
            <text:p>0.6637375</text:p>
          </table:table-cell>
          <table:table-cell office:value-type="float" office:value="0.68762544" calcext:value-type="float">
            <text:p>0.68762544</text:p>
          </table:table-cell>
          <table:table-cell office:value-type="float" office:value="0.71296454" calcext:value-type="float">
            <text:p>0.71296454</text:p>
          </table:table-cell>
          <table:table-cell office:value-type="float" office:value="0.73994827" calcext:value-type="float">
            <text:p>0.73994827</text:p>
          </table:table-cell>
          <table:table-cell office:value-type="float" office:value="0.76880501" calcext:value-type="float">
            <text:p>0.76880501</text:p>
          </table:table-cell>
          <table:table-cell office:value-type="float" office:value="0.79980404" calcext:value-type="float">
            <text:p>0.79980404</text:p>
          </table:table-cell>
          <table:table-cell office:value-type="float" office:value="0.83326166" calcext:value-type="float">
            <text:p>0.83326166</text:p>
          </table:table-cell>
          <table:table-cell office:value-type="float" office:value="0.86954714" calcext:value-type="float">
            <text:p>0.86954714</text:p>
          </table:table-cell>
          <table:table-cell office:value-type="float" office:value="0.90908862" calcext:value-type="float">
            <text:p>0.90908862</text:p>
          </table:table-cell>
          <table:table-cell office:value-type="float" office:value="0.95238361" calcext:value-type="float">
            <text:p>0.95238361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14936656" calcext:value-type="float">
            <text:p>0.14936656</text:p>
          </table:table-cell>
          <table:table-cell office:value-type="float" office:value="0.15603973" calcext:value-type="float">
            <text:p>0.15603973</text:p>
          </table:table-cell>
          <table:table-cell office:value-type="float" office:value="0.16287993" calcext:value-type="float">
            <text:p>0.16287993</text:p>
          </table:table-cell>
          <table:table-cell office:value-type="float" office:value="0.16989068" calcext:value-type="float">
            <text:p>0.16989068</text:p>
          </table:table-cell>
          <table:table-cell office:value-type="float" office:value="0.17707582" calcext:value-type="float">
            <text:p>0.17707582</text:p>
          </table:table-cell>
          <table:table-cell office:value-type="float" office:value="0.1844395" calcext:value-type="float">
            <text:p>0.1844395</text:p>
          </table:table-cell>
          <table:table-cell office:value-type="float" office:value="0.1919862" calcext:value-type="float">
            <text:p>0.1919862</text:p>
          </table:table-cell>
          <table:table-cell office:value-type="float" office:value="0.19972075" calcext:value-type="float">
            <text:p>0.19972075</text:p>
          </table:table-cell>
          <table:table-cell office:value-type="float" office:value="0.20764839" calcext:value-type="float">
            <text:p>0.20764839</text:p>
          </table:table-cell>
          <table:table-cell office:value-type="float" office:value="0.21577477" calcext:value-type="float">
            <text:p>0.21577477</text:p>
          </table:table-cell>
          <table:table-cell office:value-type="float" office:value="0.224106" calcext:value-type="float">
            <text:p>0.224106</text:p>
          </table:table-cell>
          <table:table-cell office:value-type="float" office:value="0.23264872" calcext:value-type="float">
            <text:p>0.23264872</text:p>
          </table:table-cell>
          <table:table-cell office:value-type="float" office:value="0.24141009" calcext:value-type="float">
            <text:p>0.24141009</text:p>
          </table:table-cell>
          <table:table-cell office:value-type="float" office:value="0.2503979" calcext:value-type="float">
            <text:p>0.2503979</text:p>
          </table:table-cell>
          <table:table-cell office:value-type="float" office:value="0.25962058" calcext:value-type="float">
            <text:p>0.25962058</text:p>
          </table:table-cell>
          <table:table-cell office:value-type="float" office:value="0.26908733" calcext:value-type="float">
            <text:p>0.26908733</text:p>
          </table:table-cell>
          <table:table-cell office:value-type="float" office:value="0.27880813" calcext:value-type="float">
            <text:p>0.27880813</text:p>
          </table:table-cell>
          <table:table-cell office:value-type="float" office:value="0.28879389" calcext:value-type="float">
            <text:p>0.28879389</text:p>
          </table:table-cell>
          <table:table-cell office:value-type="float" office:value="0.2990565" calcext:value-type="float">
            <text:p>0.2990565</text:p>
          </table:table-cell>
          <table:table-cell office:value-type="float" office:value="0.309609" calcext:value-type="float">
            <text:p>0.309609</text:p>
          </table:table-cell>
          <table:table-cell office:value-type="float" office:value="0.32046567" calcext:value-type="float">
            <text:p>0.32046567</text:p>
          </table:table-cell>
          <table:table-cell office:value-type="float" office:value="0.33164223" calcext:value-type="float">
            <text:p>0.33164223</text:p>
          </table:table-cell>
          <table:table-cell office:value-type="float" office:value="0.34315598" calcext:value-type="float">
            <text:p>0.34315598</text:p>
          </table:table-cell>
          <table:table-cell office:value-type="float" office:value="0.35502604" calcext:value-type="float">
            <text:p>0.35502604</text:p>
          </table:table-cell>
          <table:table-cell office:value-type="float" office:value="0.3672736" calcext:value-type="float">
            <text:p>0.3672736</text:p>
          </table:table-cell>
          <table:table-cell office:value-type="float" office:value="0.37992219" calcext:value-type="float">
            <text:p>0.37992219</text:p>
          </table:table-cell>
          <table:table-cell office:value-type="float" office:value="0.39299805" calcext:value-type="float">
            <text:p>0.39299805</text:p>
          </table:table-cell>
          <table:table-cell office:value-type="float" office:value="0.40653054" calcext:value-type="float">
            <text:p>0.40653054</text:p>
          </table:table-cell>
          <table:table-cell office:value-type="float" office:value="0.42055258" calcext:value-type="float">
            <text:p>0.42055258</text:p>
          </table:table-cell>
          <table:table-cell office:value-type="float" office:value="0.43510131" calcext:value-type="float">
            <text:p>0.43510131</text:p>
          </table:table-cell>
          <table:table-cell office:value-type="float" office:value="0.45021871" calcext:value-type="float">
            <text:p>0.45021871</text:p>
          </table:table-cell>
          <table:table-cell office:value-type="float" office:value="0.46595248" calcext:value-type="float">
            <text:p>0.46595248</text:p>
          </table:table-cell>
          <table:table-cell office:value-type="float" office:value="0.48235707" calcext:value-type="float">
            <text:p>0.48235707</text:p>
          </table:table-cell>
          <table:table-cell office:value-type="float" office:value="0.49949489" calcext:value-type="float">
            <text:p>0.49949489</text:p>
          </table:table-cell>
          <table:table-cell office:value-type="float" office:value="0.51743783" calcext:value-type="float">
            <text:p>0.51743783</text:p>
          </table:table-cell>
          <table:table-cell office:value-type="float" office:value="0.53626913" calcext:value-type="float">
            <text:p>0.53626913</text:p>
          </table:table-cell>
          <table:table-cell office:value-type="float" office:value="0.55608564" calcext:value-type="float">
            <text:p>0.55608564</text:p>
          </table:table-cell>
          <table:table-cell office:value-type="float" office:value="0.57700063" calcext:value-type="float">
            <text:p>0.57700063</text:p>
          </table:table-cell>
          <table:table-cell office:value-type="float" office:value="0.5991472" calcext:value-type="float">
            <text:p>0.5991472</text:p>
          </table:table-cell>
          <table:table-cell office:value-type="float" office:value="0.62268252" calcext:value-type="float">
            <text:p>0.62268252</text:p>
          </table:table-cell>
          <table:table-cell office:value-type="float" office:value="0.64779295" calcext:value-type="float">
            <text:p>0.64779295</text:p>
          </table:table-cell>
          <table:table-cell office:value-type="float" office:value="0.6747002" calcext:value-type="float">
            <text:p>0.6747002</text:p>
          </table:table-cell>
          <table:table-cell office:value-type="float" office:value="0.70366867" calcext:value-type="float">
            <text:p>0.70366867</text:p>
          </table:table-cell>
          <table:table-cell office:value-type="float" office:value="0.73501398" calcext:value-type="float">
            <text:p>0.73501398</text:p>
          </table:table-cell>
          <table:table-cell office:value-type="float" office:value="0.76911272" calcext:value-type="float">
            <text:p>0.76911272</text:p>
          </table:table-cell>
          <table:table-cell office:value-type="float" office:value="0.80641344" calcext:value-type="float">
            <text:p>0.80641344</text:p>
          </table:table-cell>
          <table:table-cell office:value-type="float" office:value="0.84744959" calcext:value-type="float">
            <text:p>0.84744959</text:p>
          </table:table-cell>
          <table:table-cell office:value-type="float" office:value="0.89285638" calcext:value-type="float">
            <text:p>0.89285638</text:p>
          </table:table-cell>
          <table:table-cell office:value-type="float" office:value="0.94340199" calcext:value-type="float">
            <text:p>0.94340199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091164" calcext:value-type="float">
            <text:p>0.13091164</text:p>
          </table:table-cell>
          <table:table-cell office:value-type="float" office:value="0.1369821" calcext:value-type="float">
            <text:p>0.1369821</text:p>
          </table:table-cell>
          <table:table-cell office:value-type="float" office:value="0.14321487" calcext:value-type="float">
            <text:p>0.14321487</text:p>
          </table:table-cell>
          <table:table-cell office:value-type="float" office:value="0.14961377" calcext:value-type="float">
            <text:p>0.14961377</text:p>
          </table:table-cell>
          <table:table-cell office:value-type="float" office:value="0.15618287" calcext:value-type="float">
            <text:p>0.15618287</text:p>
          </table:table-cell>
          <table:table-cell office:value-type="float" office:value="0.16292661" calcext:value-type="float">
            <text:p>0.16292661</text:p>
          </table:table-cell>
          <table:table-cell office:value-type="float" office:value="0.16984979" calcext:value-type="float">
            <text:p>0.16984979</text:p>
          </table:table-cell>
          <table:table-cell office:value-type="float" office:value="0.17695756" calcext:value-type="float">
            <text:p>0.17695756</text:p>
          </table:table-cell>
          <table:table-cell office:value-type="float" office:value="0.18425553" calcext:value-type="float">
            <text:p>0.18425553</text:p>
          </table:table-cell>
          <table:table-cell office:value-type="float" office:value="0.19174974" calcext:value-type="float">
            <text:p>0.19174974</text:p>
          </table:table-cell>
          <table:table-cell office:value-type="float" office:value="0.19944675" calcext:value-type="float">
            <text:p>0.19944675</text:p>
          </table:table-cell>
          <table:table-cell office:value-type="float" office:value="0.20735367" calcext:value-type="float">
            <text:p>0.20735367</text:p>
          </table:table-cell>
          <table:table-cell office:value-type="float" office:value="0.21547818" calcext:value-type="float">
            <text:p>0.21547818</text:p>
          </table:table-cell>
          <table:table-cell office:value-type="float" office:value="0.22382868" calcext:value-type="float">
            <text:p>0.22382868</text:p>
          </table:table-cell>
          <table:table-cell office:value-type="float" office:value="0.23241424" calcext:value-type="float">
            <text:p>0.23241424</text:p>
          </table:table-cell>
          <table:table-cell office:value-type="float" office:value="0.2412448" calcext:value-type="float">
            <text:p>0.2412448</text:p>
          </table:table-cell>
          <table:table-cell office:value-type="float" office:value="0.25033116" calcext:value-type="float">
            <text:p>0.25033116</text:p>
          </table:table-cell>
          <table:table-cell office:value-type="float" office:value="0.25968516" calcext:value-type="float">
            <text:p>0.25968516</text:p>
          </table:table-cell>
          <table:table-cell office:value-type="float" office:value="0.26931974" calcext:value-type="float">
            <text:p>0.26931974</text:p>
          </table:table-cell>
          <table:table-cell office:value-type="float" office:value="0.27924913" calcext:value-type="float">
            <text:p>0.27924913</text:p>
          </table:table-cell>
          <table:table-cell office:value-type="float" office:value="0.28948898" calcext:value-type="float">
            <text:p>0.28948898</text:p>
          </table:table-cell>
          <table:table-cell office:value-type="float" office:value="0.30005653" calcext:value-type="float">
            <text:p>0.30005653</text:p>
          </table:table-cell>
          <table:table-cell office:value-type="float" office:value="0.31097087" calcext:value-type="float">
            <text:p>0.31097087</text:p>
          </table:table-cell>
          <table:table-cell office:value-type="float" office:value="0.32225318" calcext:value-type="float">
            <text:p>0.32225318</text:p>
          </table:table-cell>
          <table:table-cell office:value-type="float" office:value="0.33392699" calcext:value-type="float">
            <text:p>0.33392699</text:p>
          </table:table-cell>
          <table:table-cell office:value-type="float" office:value="0.34601859" calcext:value-type="float">
            <text:p>0.34601859</text:p>
          </table:table-cell>
          <table:table-cell office:value-type="float" office:value="0.35855743" calcext:value-type="float">
            <text:p>0.35855743</text:p>
          </table:table-cell>
          <table:table-cell office:value-type="float" office:value="0.37157659" calcext:value-type="float">
            <text:p>0.37157659</text:p>
          </table:table-cell>
          <table:table-cell office:value-type="float" office:value="0.38511341" calcext:value-type="float">
            <text:p>0.38511341</text:p>
          </table:table-cell>
          <table:table-cell office:value-type="float" office:value="0.39921021" calcext:value-type="float">
            <text:p>0.39921021</text:p>
          </table:table-cell>
          <table:table-cell office:value-type="float" office:value="0.41391516" calcext:value-type="float">
            <text:p>0.41391516</text:p>
          </table:table-cell>
          <table:table-cell office:value-type="float" office:value="0.42928331" calcext:value-type="float">
            <text:p>0.42928331</text:p>
          </table:table-cell>
          <table:table-cell office:value-type="float" office:value="0.44537794" calcext:value-type="float">
            <text:p>0.44537794</text:p>
          </table:table-cell>
          <table:table-cell office:value-type="float" office:value="0.46227208" calcext:value-type="float">
            <text:p>0.46227208</text:p>
          </table:table-cell>
          <table:table-cell office:value-type="float" office:value="0.48005052" calcext:value-type="float">
            <text:p>0.48005052</text:p>
          </table:table-cell>
          <table:table-cell office:value-type="float" office:value="0.4988122" calcext:value-type="float">
            <text:p>0.4988122</text:p>
          </table:table-cell>
          <table:table-cell office:value-type="float" office:value="0.51867319" calcext:value-type="float">
            <text:p>0.51867319</text:p>
          </table:table-cell>
          <table:table-cell office:value-type="float" office:value="0.53977044" calcext:value-type="float">
            <text:p>0.53977044</text:p>
          </table:table-cell>
          <table:table-cell office:value-type="float" office:value="0.56226635" calcext:value-type="float">
            <text:p>0.56226635</text:p>
          </table:table-cell>
          <table:table-cell office:value-type="float" office:value="0.58635451" calcext:value-type="float">
            <text:p>0.58635451</text:p>
          </table:table-cell>
          <table:table-cell office:value-type="float" office:value="0.61226673" calcext:value-type="float">
            <text:p>0.61226673</text:p>
          </table:table-cell>
          <table:table-cell office:value-type="float" office:value="0.64028164" calcext:value-type="float">
            <text:p>0.64028164</text:p>
          </table:table-cell>
          <table:table-cell office:value-type="float" office:value="0.67073516" calcext:value-type="float">
            <text:p>0.67073516</text:p>
          </table:table-cell>
          <table:table-cell office:value-type="float" office:value="0.70403306" calcext:value-type="float">
            <text:p>0.70403306</text:p>
          </table:table-cell>
          <table:table-cell office:value-type="float" office:value="0.74066606" calcext:value-type="float">
            <text:p>0.74066606</text:p>
          </table:table-cell>
          <table:table-cell office:value-type="float" office:value="0.78122848" calcext:value-type="float">
            <text:p>0.78122848</text:p>
          </table:table-cell>
          <table:table-cell office:value-type="float" office:value="0.82644246" calcext:value-type="float">
            <text:p>0.82644246</text:p>
          </table:table-cell>
          <table:table-cell office:value-type="float" office:value="0.87719548" calcext:value-type="float">
            <text:p>0.87719548</text:p>
          </table:table-cell>
          <table:table-cell office:value-type="float" office:value="0.93458847" calcext:value-type="float">
            <text:p>0.93458847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11111111" calcext:value-type="float">
            <text:p>0.11111111</text:p>
          </table:table-cell>
          <table:table-cell office:value-type="float" office:value="0.11651966" calcext:value-type="float">
            <text:p>0.11651966</text:p>
          </table:table-cell>
          <table:table-cell office:value-type="float" office:value="0.12208092" calcext:value-type="float">
            <text:p>0.12208092</text:p>
          </table:table-cell>
          <table:table-cell office:value-type="float" office:value="0.12779852" calcext:value-type="float">
            <text:p>0.12779852</text:p>
          </table:table-cell>
          <table:table-cell office:value-type="float" office:value="0.13367638" calcext:value-type="float">
            <text:p>0.13367638</text:p>
          </table:table-cell>
          <table:table-cell office:value-type="float" office:value="0.13971875" calcext:value-type="float">
            <text:p>0.13971875</text:p>
          </table:table-cell>
          <table:table-cell office:value-type="float" office:value="0.1459302" calcext:value-type="float">
            <text:p>0.1459302</text:p>
          </table:table-cell>
          <table:table-cell office:value-type="float" office:value="0.15231568" calcext:value-type="float">
            <text:p>0.15231568</text:p>
          </table:table-cell>
          <table:table-cell office:value-type="float" office:value="0.15888055" calcext:value-type="float">
            <text:p>0.15888055</text:p>
          </table:table-cell>
          <table:table-cell office:value-type="float" office:value="0.16563059" calcext:value-type="float">
            <text:p>0.16563059</text:p>
          </table:table-cell>
          <table:table-cell office:value-type="float" office:value="0.17257208" calcext:value-type="float">
            <text:p>0.17257208</text:p>
          </table:table-cell>
          <table:table-cell office:value-type="float" office:value="0.17971182" calcext:value-type="float">
            <text:p>0.17971182</text:p>
          </table:table-cell>
          <table:table-cell office:value-type="float" office:value="0.18705718" calcext:value-type="float">
            <text:p>0.18705718</text:p>
          </table:table-cell>
          <table:table-cell office:value-type="float" office:value="0.19461617" calcext:value-type="float">
            <text:p>0.19461617</text:p>
          </table:table-cell>
          <table:table-cell office:value-type="float" office:value="0.20239752" calcext:value-type="float">
            <text:p>0.20239752</text:p>
          </table:table-cell>
          <table:table-cell office:value-type="float" office:value="0.2104107" calcext:value-type="float">
            <text:p>0.2104107</text:p>
          </table:table-cell>
          <table:table-cell office:value-type="float" office:value="0.21866609" calcext:value-type="float">
            <text:p>0.21866609</text:p>
          </table:table-cell>
          <table:table-cell office:value-type="float" office:value="0.22717501" calcext:value-type="float">
            <text:p>0.22717501</text:p>
          </table:table-cell>
          <table:table-cell office:value-type="float" office:value="0.23594989" calcext:value-type="float">
            <text:p>0.23594989</text:p>
          </table:table-cell>
          <table:table-cell office:value-type="float" office:value="0.24500434" calcext:value-type="float">
            <text:p>0.24500434</text:p>
          </table:table-cell>
          <table:table-cell office:value-type="float" office:value="0.25435338" calcext:value-type="float">
            <text:p>0.25435338</text:p>
          </table:table-cell>
          <table:table-cell office:value-type="float" office:value="0.26401354" calcext:value-type="float">
            <text:p>0.26401354</text:p>
          </table:table-cell>
          <table:table-cell office:value-type="float" office:value="0.27400314" calcext:value-type="float">
            <text:p>0.27400314</text:p>
          </table:table-cell>
          <table:table-cell office:value-type="float" office:value="0.28434248" calcext:value-type="float">
            <text:p>0.28434248</text:p>
          </table:table-cell>
          <table:table-cell office:value-type="float" office:value="0.29505418" calcext:value-type="float">
            <text:p>0.29505418</text:p>
          </table:table-cell>
          <table:table-cell office:value-type="float" office:value="0.30616347" calcext:value-type="float">
            <text:p>0.30616347</text:p>
          </table:table-cell>
          <table:table-cell office:value-type="float" office:value="0.31769862" calcext:value-type="float">
            <text:p>0.31769862</text:p>
          </table:table-cell>
          <table:table-cell office:value-type="float" office:value="0.32969144" calcext:value-type="float">
            <text:p>0.32969144</text:p>
          </table:table-cell>
          <table:table-cell office:value-type="float" office:value="0.34217782" calcext:value-type="float">
            <text:p>0.34217782</text:p>
          </table:table-cell>
          <table:table-cell office:value-type="float" office:value="0.35519846" calcext:value-type="float">
            <text:p>0.35519846</text:p>
          </table:table-cell>
          <table:table-cell office:value-type="float" office:value="0.36879971" calcext:value-type="float">
            <text:p>0.36879971</text:p>
          </table:table-cell>
          <table:table-cell office:value-type="float" office:value="0.38303459" calcext:value-type="float">
            <text:p>0.38303459</text:p>
          </table:table-cell>
          <table:table-cell office:value-type="float" office:value="0.39796406" calcext:value-type="float">
            <text:p>0.39796406</text:p>
          </table:table-cell>
          <table:table-cell office:value-type="float" office:value="0.41365856" calcext:value-type="float">
            <text:p>0.41365856</text:p>
          </table:table-cell>
          <table:table-cell office:value-type="float" office:value="0.43019995" calcext:value-type="float">
            <text:p>0.43019995</text:p>
          </table:table-cell>
          <table:table-cell office:value-type="float" office:value="0.44768385" calcext:value-type="float">
            <text:p>0.44768385</text:p>
          </table:table-cell>
          <table:table-cell office:value-type="float" office:value="0.46622263" calcext:value-type="float">
            <text:p>0.46622263</text:p>
          </table:table-cell>
          <table:table-cell office:value-type="float" office:value="0.48594912" calcext:value-type="float">
            <text:p>0.48594912</text:p>
          </table:table-cell>
          <table:table-cell office:value-type="float" office:value="0.50702123" calcext:value-type="float">
            <text:p>0.50702123</text:p>
          </table:table-cell>
          <table:table-cell office:value-type="float" office:value="0.52962781" calcext:value-type="float">
            <text:p>0.52962781</text:p>
          </table:table-cell>
          <table:table-cell office:value-type="float" office:value="0.55399589" calcext:value-type="float">
            <text:p>0.55399589</text:p>
          </table:table-cell>
          <table:table-cell office:value-type="float" office:value="0.58039985" calcext:value-type="float">
            <text:p>0.58039985</text:p>
          </table:table-cell>
          <table:table-cell office:value-type="float" office:value="0.60917274" calcext:value-type="float">
            <text:p>0.60917274</text:p>
          </table:table-cell>
          <table:table-cell office:value-type="float" office:value="0.64072036" calcext:value-type="float">
            <text:p>0.64072036</text:p>
          </table:table-cell>
          <table:table-cell office:value-type="float" office:value="0.67553878" calcext:value-type="float">
            <text:p>0.67553878</text:p>
          </table:table-cell>
          <table:table-cell office:value-type="float" office:value="0.71423643" calcext:value-type="float">
            <text:p>0.71423643</text:p>
          </table:table-cell>
          <table:table-cell office:value-type="float" office:value="0.757563" calcext:value-type="float">
            <text:p>0.757563</text:p>
          </table:table-cell>
          <table:table-cell office:value-type="float" office:value="0.80644969" calcext:value-type="float">
            <text:p>0.80644969</text:p>
          </table:table-cell>
          <table:table-cell office:value-type="float" office:value="0.86207403" calcext:value-type="float">
            <text:p>0.86207403</text:p>
          </table:table-cell>
          <table:table-cell office:value-type="float" office:value="0.92594025" calcext:value-type="float">
            <text:p>0.9259402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1" calcext:value-type="float">
            <text:p>0.1</text:p>
          </table:table-cell>
          <table:table-cell office:value-type="float" office:value="0.10498105" calcext:value-type="float">
            <text:p>0.10498105</text:p>
          </table:table-cell>
          <table:table-cell office:value-type="float" office:value="0.11010834" calcext:value-type="float">
            <text:p>0.11010834</text:p>
          </table:table-cell>
          <table:table-cell office:value-type="float" office:value="0.11538554" calcext:value-type="float">
            <text:p>0.11538554</text:p>
          </table:table-cell>
          <table:table-cell office:value-type="float" office:value="0.12081662" calcext:value-type="float">
            <text:p>0.12081662</text:p>
          </table:table-cell>
          <table:table-cell office:value-type="float" office:value="0.1264059" calcext:value-type="float">
            <text:p>0.1264059</text:p>
          </table:table-cell>
          <table:table-cell office:value-type="float" office:value="0.13215799" calcext:value-type="float">
            <text:p>0.13215799</text:p>
          </table:table-cell>
          <table:table-cell office:value-type="float" office:value="0.13807793" calcext:value-type="float">
            <text:p>0.13807793</text:p>
          </table:table-cell>
          <table:table-cell office:value-type="float" office:value="0.14417113" calcext:value-type="float">
            <text:p>0.14417113</text:p>
          </table:table-cell>
          <table:table-cell office:value-type="float" office:value="0.15044349" calcext:value-type="float">
            <text:p>0.15044349</text:p>
          </table:table-cell>
          <table:table-cell office:value-type="float" office:value="0.15690136" calcext:value-type="float">
            <text:p>0.15690136</text:p>
          </table:table-cell>
          <table:table-cell office:value-type="float" office:value="0.16355166" calcext:value-type="float">
            <text:p>0.16355166</text:p>
          </table:table-cell>
          <table:table-cell office:value-type="float" office:value="0.1704019" calcext:value-type="float">
            <text:p>0.1704019</text:p>
          </table:table-cell>
          <table:table-cell office:value-type="float" office:value="0.17746023" calcext:value-type="float">
            <text:p>0.17746023</text:p>
          </table:table-cell>
          <table:table-cell office:value-type="float" office:value="0.18473557" calcext:value-type="float">
            <text:p>0.18473557</text:p>
          </table:table-cell>
          <table:table-cell office:value-type="float" office:value="0.19223759" calcext:value-type="float">
            <text:p>0.19223759</text:p>
          </table:table-cell>
          <table:table-cell office:value-type="float" office:value="0.19997692" calcext:value-type="float">
            <text:p>0.19997692</text:p>
          </table:table-cell>
          <table:table-cell office:value-type="float" office:value="0.20796518" calcext:value-type="float">
            <text:p>0.20796518</text:p>
          </table:table-cell>
          <table:table-cell office:value-type="float" office:value="0.21621511" calcext:value-type="float">
            <text:p>0.21621511</text:p>
          </table:table-cell>
          <table:table-cell office:value-type="float" office:value="0.22474076" calcext:value-type="float">
            <text:p>0.22474076</text:p>
          </table:table-cell>
          <table:table-cell office:value-type="float" office:value="0.2335576" calcext:value-type="float">
            <text:p>0.2335576</text:p>
          </table:table-cell>
          <table:table-cell office:value-type="float" office:value="0.24268274" calcext:value-type="float">
            <text:p>0.24268274</text:p>
          </table:table-cell>
          <table:table-cell office:value-type="float" office:value="0.25213518" calcext:value-type="float">
            <text:p>0.25213518</text:p>
          </table:table-cell>
          <table:table-cell office:value-type="float" office:value="0.26193604" calcext:value-type="float">
            <text:p>0.26193604</text:p>
          </table:table-cell>
          <table:table-cell office:value-type="float" office:value="0.27210889" calcext:value-type="float">
            <text:p>0.27210889</text:p>
          </table:table-cell>
          <table:table-cell office:value-type="float" office:value="0.28268012" calcext:value-type="float">
            <text:p>0.28268012</text:p>
          </table:table-cell>
          <table:table-cell office:value-type="float" office:value="0.29367942" calcext:value-type="float">
            <text:p>0.29367942</text:p>
          </table:table-cell>
          <table:table-cell office:value-type="float" office:value="0.30514027" calcext:value-type="float">
            <text:p>0.30514027</text:p>
          </table:table-cell>
          <table:table-cell office:value-type="float" office:value="0.31710064" calcext:value-type="float">
            <text:p>0.31710064</text:p>
          </table:table-cell>
          <table:table-cell office:value-type="float" office:value="0.32960371" calcext:value-type="float">
            <text:p>0.32960371</text:p>
          </table:table-cell>
          <table:table-cell office:value-type="float" office:value="0.34269888" calcext:value-type="float">
            <text:p>0.34269888</text:p>
          </table:table-cell>
          <table:table-cell office:value-type="float" office:value="0.35644294" calcext:value-type="float">
            <text:p>0.35644294</text:p>
          </table:table-cell>
          <table:table-cell office:value-type="float" office:value="0.37090147" calcext:value-type="float">
            <text:p>0.37090147</text:p>
          </table:table-cell>
          <table:table-cell office:value-type="float" office:value="0.38615064" calcext:value-type="float">
            <text:p>0.38615064</text:p>
          </table:table-cell>
          <table:table-cell office:value-type="float" office:value="0.40227947" calcext:value-type="float">
            <text:p>0.40227947</text:p>
          </table:table-cell>
          <table:table-cell office:value-type="float" office:value="0.41939254" calcext:value-type="float">
            <text:p>0.41939254</text:p>
          </table:table-cell>
          <table:table-cell office:value-type="float" office:value="0.43761351" calcext:value-type="float">
            <text:p>0.43761351</text:p>
          </table:table-cell>
          <table:table-cell office:value-type="float" office:value="0.45708952" calcext:value-type="float">
            <text:p>0.45708952</text:p>
          </table:table-cell>
          <table:table-cell office:value-type="float" office:value="0.47799672" calcext:value-type="float">
            <text:p>0.47799672</text:p>
          </table:table-cell>
          <table:table-cell office:value-type="float" office:value="0.50054734" calcext:value-type="float">
            <text:p>0.50054734</text:p>
          </table:table-cell>
          <table:table-cell office:value-type="float" office:value="0.52499856" calcext:value-type="float">
            <text:p>0.52499856</text:p>
          </table:table-cell>
          <table:table-cell office:value-type="float" office:value="0.5516638" calcext:value-type="float">
            <text:p>0.5516638</text:p>
          </table:table-cell>
          <table:table-cell office:value-type="float" office:value="0.58092704" calcext:value-type="float">
            <text:p>0.58092704</text:p>
          </table:table-cell>
          <table:table-cell office:value-type="float" office:value="0.61326095" calcext:value-type="float">
            <text:p>0.61326095</text:p>
          </table:table-cell>
          <table:table-cell office:value-type="float" office:value="0.64925008" calcext:value-type="float">
            <text:p>0.64925008</text:p>
          </table:table-cell>
          <table:table-cell office:value-type="float" office:value="0.68962143" calcext:value-type="float">
            <text:p>0.68962143</text:p>
          </table:table-cell>
          <table:table-cell office:value-type="float" office:value="0.73528623" calcext:value-type="float">
            <text:p>0.73528623</text:p>
          </table:table-cell>
          <table:table-cell office:value-type="float" office:value="0.78740195" calcext:value-type="float">
            <text:p>0.78740195</text:p>
          </table:table-cell>
          <table:table-cell office:value-type="float" office:value="0.84746645" calcext:value-type="float">
            <text:p>0.84746645</text:p>
          </table:table-cell>
          <table:table-cell office:value-type="float" office:value="0.91745116" calcext:value-type="float">
            <text:p>0.91745116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09090909" calcext:value-type="float">
            <text:p>0.09090909</text:p>
          </table:table-cell>
          <table:table-cell office:value-type="float" office:value="0.09552328" calcext:value-type="float">
            <text:p>0.09552328</text:p>
          </table:table-cell>
          <table:table-cell office:value-type="float" office:value="0.10027727" calcext:value-type="float">
            <text:p>0.10027727</text:p>
          </table:table-cell>
          <table:table-cell office:value-type="float" office:value="0.10517471" calcext:value-type="float">
            <text:p>0.10517471</text:p>
          </table:table-cell>
          <table:table-cell office:value-type="float" office:value="0.1102196" calcext:value-type="float">
            <text:p>0.1102196</text:p>
          </table:table-cell>
          <table:table-cell office:value-type="float" office:value="0.11541623" calcext:value-type="float">
            <text:p>0.11541623</text:p>
          </table:table-cell>
          <table:table-cell office:value-type="float" office:value="0.12076923" calcext:value-type="float">
            <text:p>0.12076923</text:p>
          </table:table-cell>
          <table:table-cell office:value-type="float" office:value="0.12628364" calcext:value-type="float">
            <text:p>0.12628364</text:p>
          </table:table-cell>
          <table:table-cell office:value-type="float" office:value="0.13196487" calcext:value-type="float">
            <text:p>0.13196487</text:p>
          </table:table-cell>
          <table:table-cell office:value-type="float" office:value="0.13781884" calcext:value-type="float">
            <text:p>0.13781884</text:p>
          </table:table-cell>
          <table:table-cell office:value-type="float" office:value="0.14385191" calcext:value-type="float">
            <text:p>0.14385191</text:p>
          </table:table-cell>
          <table:table-cell office:value-type="float" office:value="0.15007103" calcext:value-type="float">
            <text:p>0.15007103</text:p>
          </table:table-cell>
          <table:table-cell office:value-type="float" office:value="0.15648373" calcext:value-type="float">
            <text:p>0.15648373</text:p>
          </table:table-cell>
          <table:table-cell office:value-type="float" office:value="0.16309822" calcext:value-type="float">
            <text:p>0.16309822</text:p>
          </table:table-cell>
          <table:table-cell office:value-type="float" office:value="0.16992347" calcext:value-type="float">
            <text:p>0.16992347</text:p>
          </table:table-cell>
          <table:table-cell office:value-type="float" office:value="0.17696924" calcext:value-type="float">
            <text:p>0.17696924</text:p>
          </table:table-cell>
          <table:table-cell office:value-type="float" office:value="0.18424626" calcext:value-type="float">
            <text:p>0.18424626</text:p>
          </table:table-cell>
          <table:table-cell office:value-type="float" office:value="0.19176627" calcext:value-type="float">
            <text:p>0.19176627</text:p>
          </table:table-cell>
          <table:table-cell office:value-type="float" office:value="0.19954219" calcext:value-type="float">
            <text:p>0.19954219</text:p>
          </table:table-cell>
          <table:table-cell office:value-type="float" office:value="0.20758827" calcext:value-type="float">
            <text:p>0.20758827</text:p>
          </table:table-cell>
          <table:table-cell office:value-type="float" office:value="0.21592023" calcext:value-type="float">
            <text:p>0.21592023</text:p>
          </table:table-cell>
          <table:table-cell office:value-type="float" office:value="0.22455552" calcext:value-type="float">
            <text:p>0.22455552</text:p>
          </table:table-cell>
          <table:table-cell office:value-type="float" office:value="0.23351352" calcext:value-type="float">
            <text:p>0.23351352</text:p>
          </table:table-cell>
          <table:table-cell office:value-type="float" office:value="0.24281586" calcext:value-type="float">
            <text:p>0.24281586</text:p>
          </table:table-cell>
          <table:table-cell office:value-type="float" office:value="0.25248671" calcext:value-type="float">
            <text:p>0.25248671</text:p>
          </table:table-cell>
          <table:table-cell office:value-type="float" office:value="0.26255325" calcext:value-type="float">
            <text:p>0.26255325</text:p>
          </table:table-cell>
          <table:table-cell office:value-type="float" office:value="0.27304608" calcext:value-type="float">
            <text:p>0.27304608</text:p>
          </table:table-cell>
          <table:table-cell office:value-type="float" office:value="0.28399988" calcext:value-type="float">
            <text:p>0.28399988</text:p>
          </table:table-cell>
          <table:table-cell office:value-type="float" office:value="0.29545404" calcext:value-type="float">
            <text:p>0.29545404</text:p>
          </table:table-cell>
          <table:table-cell office:value-type="float" office:value="0.30745357" calcext:value-type="float">
            <text:p>0.30745357</text:p>
          </table:table-cell>
          <table:table-cell office:value-type="float" office:value="0.32005015" calcext:value-type="float">
            <text:p>0.32005015</text:p>
          </table:table-cell>
          <table:table-cell office:value-type="float" office:value="0.33330338" calcext:value-type="float">
            <text:p>0.33330338</text:p>
          </table:table-cell>
          <table:table-cell office:value-type="float" office:value="0.34728241" calcext:value-type="float">
            <text:p>0.34728241</text:p>
          </table:table-cell>
          <table:table-cell office:value-type="float" office:value="0.36206793" calcext:value-type="float">
            <text:p>0.36206793</text:p>
          </table:table-cell>
          <table:table-cell office:value-type="float" office:value="0.37775467" calcext:value-type="float">
            <text:p>0.37775467</text:p>
          </table:table-cell>
          <table:table-cell office:value-type="float" office:value="0.3944545" calcext:value-type="float">
            <text:p>0.3944545</text:p>
          </table:table-cell>
          <table:table-cell office:value-type="float" office:value="0.41230046" calcext:value-type="float">
            <text:p>0.41230046</text:p>
          </table:table-cell>
          <table:table-cell office:value-type="float" office:value="0.43145174" calcext:value-type="float">
            <text:p>0.43145174</text:p>
          </table:table-cell>
          <table:table-cell office:value-type="float" office:value="0.45210014" calcext:value-type="float">
            <text:p>0.45210014</text:p>
          </table:table-cell>
          <table:table-cell office:value-type="float" office:value="0.47447827" calcext:value-type="float">
            <text:p>0.47447827</text:p>
          </table:table-cell>
          <table:table-cell office:value-type="float" office:value="0.49887008" calcext:value-type="float">
            <text:p>0.49887008</text:p>
          </table:table-cell>
          <table:table-cell office:value-type="float" office:value="0.52562434" calcext:value-type="float">
            <text:p>0.52562434</text:p>
          </table:table-cell>
          <table:table-cell office:value-type="float" office:value="0.55517197" calcext:value-type="float">
            <text:p>0.55517197</text:p>
          </table:table-cell>
          <table:table-cell office:value-type="float" office:value="0.58804859" calcext:value-type="float">
            <text:p>0.58804859</text:p>
          </table:table-cell>
          <table:table-cell office:value-type="float" office:value="0.62492409" calcext:value-type="float">
            <text:p>0.62492409</text:p>
          </table:table-cell>
          <table:table-cell office:value-type="float" office:value="0.66664281" calcext:value-type="float">
            <text:p>0.66664281</text:p>
          </table:table-cell>
          <table:table-cell office:value-type="float" office:value="0.71428064" calcext:value-type="float">
            <text:p>0.71428064</text:p>
          </table:table-cell>
          <table:table-cell office:value-type="float" office:value="0.76923353" calcext:value-type="float">
            <text:p>0.76923353</text:p>
          </table:table-cell>
          <table:table-cell office:value-type="float" office:value="0.83334636" calcext:value-type="float">
            <text:p>0.83334636</text:p>
          </table:table-cell>
          <table:table-cell office:value-type="float" office:value="0.90911673" calcext:value-type="float">
            <text:p>0.90911673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08333333" calcext:value-type="float">
            <text:p>0.08333333</text:p>
          </table:table-cell>
          <table:table-cell office:value-type="float" office:value="0.08762974" calcext:value-type="float">
            <text:p>0.08762974</text:p>
          </table:table-cell>
          <table:table-cell office:value-type="float" office:value="0.09205972" calcext:value-type="float">
            <text:p>0.09205972</text:p>
          </table:table-cell>
          <table:table-cell office:value-type="float" office:value="0.09662693" calcext:value-type="float">
            <text:p>0.09662693</text:p>
          </table:table-cell>
          <table:table-cell office:value-type="float" office:value="0.10133529" calcext:value-type="float">
            <text:p>0.10133529</text:p>
          </table:table-cell>
          <table:table-cell office:value-type="float" office:value="0.10618906" calcext:value-type="float">
            <text:p>0.10618906</text:p>
          </table:table-cell>
          <table:table-cell office:value-type="float" office:value="0.11119286" calcext:value-type="float">
            <text:p>0.11119286</text:p>
          </table:table-cell>
          <table:table-cell office:value-type="float" office:value="0.11635165" calcext:value-type="float">
            <text:p>0.11635165</text:p>
          </table:table-cell>
          <table:table-cell office:value-type="float" office:value="0.12167084" calcext:value-type="float">
            <text:p>0.12167084</text:p>
          </table:table-cell>
          <table:table-cell office:value-type="float" office:value="0.12715628" calcext:value-type="float">
            <text:p>0.12715628</text:p>
          </table:table-cell>
          <table:table-cell office:value-type="float" office:value="0.13281431" calcext:value-type="float">
            <text:p>0.13281431</text:p>
          </table:table-cell>
          <table:table-cell office:value-type="float" office:value="0.13865183" calcext:value-type="float">
            <text:p>0.13865183</text:p>
          </table:table-cell>
          <table:table-cell office:value-type="float" office:value="0.14467635" calcext:value-type="float">
            <text:p>0.14467635</text:p>
          </table:table-cell>
          <table:table-cell office:value-type="float" office:value="0.15089605" calcext:value-type="float">
            <text:p>0.15089605</text:p>
          </table:table-cell>
          <table:table-cell office:value-type="float" office:value="0.15731987" calcext:value-type="float">
            <text:p>0.15731987</text:p>
          </table:table-cell>
          <table:table-cell office:value-type="float" office:value="0.16395756" calcext:value-type="float">
            <text:p>0.16395756</text:p>
          </table:table-cell>
          <table:table-cell office:value-type="float" office:value="0.17081986" calcext:value-type="float">
            <text:p>0.17081986</text:p>
          </table:table-cell>
          <table:table-cell office:value-type="float" office:value="0.17791852" calcext:value-type="float">
            <text:p>0.17791852</text:p>
          </table:table-cell>
          <table:table-cell office:value-type="float" office:value="0.18526651" calcext:value-type="float">
            <text:p>0.18526651</text:p>
          </table:table-cell>
          <table:table-cell office:value-type="float" office:value="0.19287812" calcext:value-type="float">
            <text:p>0.19287812</text:p>
          </table:table-cell>
          <table:table-cell office:value-type="float" office:value="0.20076921" calcext:value-type="float">
            <text:p>0.20076921</text:p>
          </table:table-cell>
          <table:table-cell office:value-type="float" office:value="0.20895733" calcext:value-type="float">
            <text:p>0.20895733</text:p>
          </table:table-cell>
          <table:table-cell office:value-type="float" office:value="0.21746209" calcext:value-type="float">
            <text:p>0.21746209</text:p>
          </table:table-cell>
          <table:table-cell office:value-type="float" office:value="0.22630535" calcext:value-type="float">
            <text:p>0.22630535</text:p>
          </table:table-cell>
          <table:table-cell office:value-type="float" office:value="0.23551165" calcext:value-type="float">
            <text:p>0.23551165</text:p>
          </table:table-cell>
          <table:table-cell office:value-type="float" office:value="0.24510861" calcext:value-type="float">
            <text:p>0.24510861</text:p>
          </table:table-cell>
          <table:table-cell office:value-type="float" office:value="0.25512744" calcext:value-type="float">
            <text:p>0.25512744</text:p>
          </table:table-cell>
          <table:table-cell office:value-type="float" office:value="0.26560356" calcext:value-type="float">
            <text:p>0.26560356</text:p>
          </table:table-cell>
          <table:table-cell office:value-type="float" office:value="0.27657737" calcext:value-type="float">
            <text:p>0.27657737</text:p>
          </table:table-cell>
          <table:table-cell office:value-type="float" office:value="0.28809515" calcext:value-type="float">
            <text:p>0.28809515</text:p>
          </table:table-cell>
          <table:table-cell office:value-type="float" office:value="0.30021017" calcext:value-type="float">
            <text:p>0.30021017</text:p>
          </table:table-cell>
          <table:table-cell office:value-type="float" office:value="0.31298414" calcext:value-type="float">
            <text:p>0.31298414</text:p>
          </table:table-cell>
          <table:table-cell office:value-type="float" office:value="0.32648891" calcext:value-type="float">
            <text:p>0.32648891</text:p>
          </table:table-cell>
          <table:table-cell office:value-type="float" office:value="0.34080865" calcext:value-type="float">
            <text:p>0.34080865</text:p>
          </table:table-cell>
          <table:table-cell office:value-type="float" office:value="0.35604258" calcext:value-type="float">
            <text:p>0.35604258</text:p>
          </table:table-cell>
          <table:table-cell office:value-type="float" office:value="0.37230846" calcext:value-type="float">
            <text:p>0.37230846</text:p>
          </table:table-cell>
          <table:table-cell office:value-type="float" office:value="0.38974696" calcext:value-type="float">
            <text:p>0.38974696</text:p>
          </table:table-cell>
          <table:table-cell office:value-type="float" office:value="0.40852734" calcext:value-type="float">
            <text:p>0.40852734</text:p>
          </table:table-cell>
          <table:table-cell office:value-type="float" office:value="0.42885466" calcext:value-type="float">
            <text:p>0.42885466</text:p>
          </table:table-cell>
          <table:table-cell office:value-type="float" office:value="0.45097914" calcext:value-type="float">
            <text:p>0.45097914</text:p>
          </table:table-cell>
          <table:table-cell office:value-type="float" office:value="0.47520825" calcext:value-type="float">
            <text:p>0.47520825</text:p>
          </table:table-cell>
          <table:table-cell office:value-type="float" office:value="0.50192235" calcext:value-type="float">
            <text:p>0.50192235</text:p>
          </table:table-cell>
          <table:table-cell office:value-type="float" office:value="0.53159521" calcext:value-type="float">
            <text:p>0.53159521</text:p>
          </table:table-cell>
          <table:table-cell office:value-type="float" office:value="0.56482104" calcext:value-type="float">
            <text:p>0.56482104</text:p>
          </table:table-cell>
          <table:table-cell office:value-type="float" office:value="0.60235097" calcext:value-type="float">
            <text:p>0.60235097</text:p>
          </table:table-cell>
          <table:table-cell office:value-type="float" office:value="0.64514395" calcext:value-type="float">
            <text:p>0.64514395</text:p>
          </table:table-cell>
          <table:table-cell office:value-type="float" office:value="0.69444107" calcext:value-type="float">
            <text:p>0.69444107</text:p>
          </table:table-cell>
          <table:table-cell office:value-type="float" office:value="0.75188536" calcext:value-type="float">
            <text:p>0.75188536</text:p>
          </table:table-cell>
          <table:table-cell office:value-type="float" office:value="0.8196887" calcext:value-type="float">
            <text:p>0.8196887</text:p>
          </table:table-cell>
          <table:table-cell office:value-type="float" office:value="0.9009326" calcext:value-type="float">
            <text:p>0.9009326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0.08094183" calcext:value-type="float">
            <text:p>0.08094183</text:p>
          </table:table-cell>
          <table:table-cell office:value-type="float" office:value="0.08508826" calcext:value-type="float">
            <text:p>0.08508826</text:p>
          </table:table-cell>
          <table:table-cell office:value-type="float" office:value="0.08936597" calcext:value-type="float">
            <text:p>0.08936597</text:p>
          </table:table-cell>
          <table:table-cell office:value-type="float" office:value="0.09377882" calcext:value-type="float">
            <text:p>0.09377882</text:p>
          </table:table-cell>
          <table:table-cell office:value-type="float" office:value="0.09833103" calcext:value-type="float">
            <text:p>0.09833103</text:p>
          </table:table-cell>
          <table:table-cell office:value-type="float" office:value="0.10302712" calcext:value-type="float">
            <text:p>0.10302712</text:p>
          </table:table-cell>
          <table:table-cell office:value-type="float" office:value="0.10787202" calcext:value-type="float">
            <text:p>0.10787202</text:p>
          </table:table-cell>
          <table:table-cell office:value-type="float" office:value="0.11287105" calcext:value-type="float">
            <text:p>0.11287105</text:p>
          </table:table-cell>
          <table:table-cell office:value-type="float" office:value="0.11802998" calcext:value-type="float">
            <text:p>0.11802998</text:p>
          </table:table-cell>
          <table:table-cell office:value-type="float" office:value="0.12335509" calcext:value-type="float">
            <text:p>0.12335509</text:p>
          </table:table-cell>
          <table:table-cell office:value-type="float" office:value="0.12885319" calcext:value-type="float">
            <text:p>0.12885319</text:p>
          </table:table-cell>
          <table:table-cell office:value-type="float" office:value="0.13453172" calcext:value-type="float">
            <text:p>0.13453172</text:p>
          </table:table-cell>
          <table:table-cell office:value-type="float" office:value="0.14039878" calcext:value-type="float">
            <text:p>0.14039878</text:p>
          </table:table-cell>
          <table:table-cell office:value-type="float" office:value="0.14646322" calcext:value-type="float">
            <text:p>0.14646322</text:p>
          </table:table-cell>
          <table:table-cell office:value-type="float" office:value="0.15273475" calcext:value-type="float">
            <text:p>0.15273475</text:p>
          </table:table-cell>
          <table:table-cell office:value-type="float" office:value="0.159224" calcext:value-type="float">
            <text:p>0.159224</text:p>
          </table:table-cell>
          <table:table-cell office:value-type="float" office:value="0.16594268" calcext:value-type="float">
            <text:p>0.16594268</text:p>
          </table:table-cell>
          <table:table-cell office:value-type="float" office:value="0.17290371" calcext:value-type="float">
            <text:p>0.17290371</text:p>
          </table:table-cell>
          <table:table-cell office:value-type="float" office:value="0.18012135" calcext:value-type="float">
            <text:p>0.18012135</text:p>
          </table:table-cell>
          <table:table-cell office:value-type="float" office:value="0.18761141" calcext:value-type="float">
            <text:p>0.18761141</text:p>
          </table:table-cell>
          <table:table-cell office:value-type="float" office:value="0.1953915" calcext:value-type="float">
            <text:p>0.1953915</text:p>
          </table:table-cell>
          <table:table-cell office:value-type="float" office:value="0.20348123" calcext:value-type="float">
            <text:p>0.20348123</text:p>
          </table:table-cell>
          <table:table-cell office:value-type="float" office:value="0.21190257" calcext:value-type="float">
            <text:p>0.21190257</text:p>
          </table:table-cell>
          <table:table-cell office:value-type="float" office:value="0.22068021" calcext:value-type="float">
            <text:p>0.22068021</text:p>
          </table:table-cell>
          <table:table-cell office:value-type="float" office:value="0.22984199" calcext:value-type="float">
            <text:p>0.22984199</text:p>
          </table:table-cell>
          <table:table-cell office:value-type="float" office:value="0.23941944" calcext:value-type="float">
            <text:p>0.23941944</text:p>
          </table:table-cell>
          <table:table-cell office:value-type="float" office:value="0.24944843" calcext:value-type="float">
            <text:p>0.24944843</text:p>
          </table:table-cell>
          <table:table-cell office:value-type="float" office:value="0.25996999" calcext:value-type="float">
            <text:p>0.25996999</text:p>
          </table:table-cell>
          <table:table-cell office:value-type="float" office:value="0.2710312" calcext:value-type="float">
            <text:p>0.2710312</text:p>
          </table:table-cell>
          <table:table-cell office:value-type="float" office:value="0.28268649" calcext:value-type="float">
            <text:p>0.28268649</text:p>
          </table:table-cell>
          <table:table-cell office:value-type="float" office:value="0.29499905" calcext:value-type="float">
            <text:p>0.29499905</text:p>
          </table:table-cell>
          <table:table-cell office:value-type="float" office:value="0.3080427" calcext:value-type="float">
            <text:p>0.3080427</text:p>
          </table:table-cell>
          <table:table-cell office:value-type="float" office:value="0.32190423" calcext:value-type="float">
            <text:p>0.32190423</text:p>
          </table:table-cell>
          <table:table-cell office:value-type="float" office:value="0.33668638" calcext:value-type="float">
            <text:p>0.33668638</text:p>
          </table:table-cell>
          <table:table-cell office:value-type="float" office:value="0.35251152" calcext:value-type="float">
            <text:p>0.35251152</text:p>
          </table:table-cell>
          <table:table-cell office:value-type="float" office:value="0.36952652" calcext:value-type="float">
            <text:p>0.36952652</text:p>
          </table:table-cell>
          <table:table-cell office:value-type="float" office:value="0.38790895" calcext:value-type="float">
            <text:p>0.38790895</text:p>
          </table:table-cell>
          <table:table-cell office:value-type="float" office:value="0.40787499" calcext:value-type="float">
            <text:p>0.40787499</text:p>
          </table:table-cell>
          <table:table-cell office:value-type="float" office:value="0.42968995" calcext:value-type="float">
            <text:p>0.42968995</text:p>
          </table:table-cell>
          <table:table-cell office:value-type="float" office:value="0.45368175" calcext:value-type="float">
            <text:p>0.45368175</text:p>
          </table:table-cell>
          <table:table-cell office:value-type="float" office:value="0.48025882" calcext:value-type="float">
            <text:p>0.48025882</text:p>
          </table:table-cell>
          <table:table-cell office:value-type="float" office:value="0.50993363" calcext:value-type="float">
            <text:p>0.50993363</text:p>
          </table:table-cell>
          <table:table-cell office:value-type="float" office:value="0.54335446" calcext:value-type="float">
            <text:p>0.54335446</text:p>
          </table:table-cell>
          <table:table-cell office:value-type="float" office:value="0.58134907" calcext:value-type="float">
            <text:p>0.58134907</text:p>
          </table:table-cell>
          <table:table-cell office:value-type="float" office:value="0.62498708" calcext:value-type="float">
            <text:p>0.62498708</text:p>
          </table:table-cell>
          <table:table-cell office:value-type="float" office:value="0.67567375" calcext:value-type="float">
            <text:p>0.67567375</text:p>
          </table:table-cell>
          <table:table-cell office:value-type="float" office:value="0.73530236" calcext:value-type="float">
            <text:p>0.73530236</text:p>
          </table:table-cell>
          <table:table-cell office:value-type="float" office:value="0.80647316" calcext:value-type="float">
            <text:p>0.80647316</text:p>
          </table:table-cell>
          <table:table-cell office:value-type="float" office:value="0.8928959" calcext:value-type="float">
            <text:p>0.8928959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.07520282" calcext:value-type="float">
            <text:p>0.07520282</text:p>
          </table:table-cell>
          <table:table-cell office:value-type="float" office:value="0.07909921" calcext:value-type="float">
            <text:p>0.07909921</text:p>
          </table:table-cell>
          <table:table-cell office:value-type="float" office:value="0.08312126" calcext:value-type="float">
            <text:p>0.08312126</text:p>
          </table:table-cell>
          <table:table-cell office:value-type="float" office:value="0.0872728" calcext:value-type="float">
            <text:p>0.0872728</text:p>
          </table:table-cell>
          <table:table-cell office:value-type="float" office:value="0.09155793" calcext:value-type="float">
            <text:p>0.09155793</text:p>
          </table:table-cell>
          <table:table-cell office:value-type="float" office:value="0.09598111" calcext:value-type="float">
            <text:p>0.09598111</text:p>
          </table:table-cell>
          <table:table-cell office:value-type="float" office:value="0.10054718" calcext:value-type="float">
            <text:p>0.10054718</text:p>
          </table:table-cell>
          <table:table-cell office:value-type="float" office:value="0.10526138" calcext:value-type="float">
            <text:p>0.10526138</text:p>
          </table:table-cell>
          <table:table-cell office:value-type="float" office:value="0.11012937" calcext:value-type="float">
            <text:p>0.11012937</text:p>
          </table:table-cell>
          <table:table-cell office:value-type="float" office:value="0.11515733" calcext:value-type="float">
            <text:p>0.11515733</text:p>
          </table:table-cell>
          <table:table-cell office:value-type="float" office:value="0.12035198" calcext:value-type="float">
            <text:p>0.12035198</text:p>
          </table:table-cell>
          <table:table-cell office:value-type="float" office:value="0.12572063" calcext:value-type="float">
            <text:p>0.12572063</text:p>
          </table:table-cell>
          <table:table-cell office:value-type="float" office:value="0.13127129" calcext:value-type="float">
            <text:p>0.13127129</text:p>
          </table:table-cell>
          <table:table-cell office:value-type="float" office:value="0.13701268" calcext:value-type="float">
            <text:p>0.13701268</text:p>
          </table:table-cell>
          <table:table-cell office:value-type="float" office:value="0.1429544" calcext:value-type="float">
            <text:p>0.1429544</text:p>
          </table:table-cell>
          <table:table-cell office:value-type="float" office:value="0.14910697" calcext:value-type="float">
            <text:p>0.14910697</text:p>
          </table:table-cell>
          <table:table-cell office:value-type="float" office:value="0.15548197" calcext:value-type="float">
            <text:p>0.15548197</text:p>
          </table:table-cell>
          <table:table-cell office:value-type="float" office:value="0.1620922" calcext:value-type="float">
            <text:p>0.1620922</text:p>
          </table:table-cell>
          <table:table-cell office:value-type="float" office:value="0.16895182" calcext:value-type="float">
            <text:p>0.16895182</text:p>
          </table:table-cell>
          <table:table-cell office:value-type="float" office:value="0.17607656" calcext:value-type="float">
            <text:p>0.17607656</text:p>
          </table:table-cell>
          <table:table-cell office:value-type="float" office:value="0.1834839" calcext:value-type="float">
            <text:p>0.1834839</text:p>
          </table:table-cell>
          <table:table-cell office:value-type="float" office:value="0.19119342" calcext:value-type="float">
            <text:p>0.19119342</text:p>
          </table:table-cell>
          <table:table-cell office:value-type="float" office:value="0.19922705" calcext:value-type="float">
            <text:p>0.19922705</text:p>
          </table:table-cell>
          <table:table-cell office:value-type="float" office:value="0.20760945" calcext:value-type="float">
            <text:p>0.20760945</text:p>
          </table:table-cell>
          <table:table-cell office:value-type="float" office:value="0.21636853" calcext:value-type="float">
            <text:p>0.21636853</text:p>
          </table:table-cell>
          <table:table-cell office:value-type="float" office:value="0.22553593" calcext:value-type="float">
            <text:p>0.22553593</text:p>
          </table:table-cell>
          <table:table-cell office:value-type="float" office:value="0.23514775" calcext:value-type="float">
            <text:p>0.23514775</text:p>
          </table:table-cell>
          <table:table-cell office:value-type="float" office:value="0.24524531" calcext:value-type="float">
            <text:p>0.24524531</text:p>
          </table:table-cell>
          <table:table-cell office:value-type="float" office:value="0.25587623" calcext:value-type="float">
            <text:p>0.25587623</text:p>
          </table:table-cell>
          <table:table-cell office:value-type="float" office:value="0.26709563" calcext:value-type="float">
            <text:p>0.26709563</text:p>
          </table:table-cell>
          <table:table-cell office:value-type="float" office:value="0.27896772" calcext:value-type="float">
            <text:p>0.27896772</text:p>
          </table:table-cell>
          <table:table-cell office:value-type="float" office:value="0.2915677" calcext:value-type="float">
            <text:p>0.2915677</text:p>
          </table:table-cell>
          <table:table-cell office:value-type="float" office:value="0.30498432" calcext:value-type="float">
            <text:p>0.30498432</text:p>
          </table:table-cell>
          <table:table-cell office:value-type="float" office:value="0.31932294" calcext:value-type="float">
            <text:p>0.31932294</text:p>
          </table:table-cell>
          <table:table-cell office:value-type="float" office:value="0.33470955" calcext:value-type="float">
            <text:p>0.33470955</text:p>
          </table:table-cell>
          <table:table-cell office:value-type="float" office:value="0.35129596" calcext:value-type="float">
            <text:p>0.35129596</text:p>
          </table:table-cell>
          <table:table-cell office:value-type="float" office:value="0.36926649" calcext:value-type="float">
            <text:p>0.36926649</text:p>
          </table:table-cell>
          <table:table-cell office:value-type="float" office:value="0.38884662" calcext:value-type="float">
            <text:p>0.38884662</text:p>
          </table:table-cell>
          <table:table-cell office:value-type="float" office:value="0.41031441" calcext:value-type="float">
            <text:p>0.41031441</text:p>
          </table:table-cell>
          <table:table-cell office:value-type="float" office:value="0.43401552" calcext:value-type="float">
            <text:p>0.43401552</text:p>
          </table:table-cell>
          <table:table-cell office:value-type="float" office:value="0.46038305" calcext:value-type="float">
            <text:p>0.46038305</text:p>
          </table:table-cell>
          <table:table-cell office:value-type="float" office:value="0.48996426" calcext:value-type="float">
            <text:p>0.48996426</text:p>
          </table:table-cell>
          <table:table-cell office:value-type="float" office:value="0.52345695" calcext:value-type="float">
            <text:p>0.52345695</text:p>
          </table:table-cell>
          <table:table-cell office:value-type="float" office:value="0.56176058" calcext:value-type="float">
            <text:p>0.56176058</text:p>
          </table:table-cell>
          <table:table-cell office:value-type="float" office:value="0.60605077" calcext:value-type="float">
            <text:p>0.60605077</text:p>
          </table:table-cell>
          <table:table-cell office:value-type="float" office:value="0.65789511" calcext:value-type="float">
            <text:p>0.65789511</text:p>
          </table:table-cell>
          <table:table-cell office:value-type="float" office:value="0.71943611" calcext:value-type="float">
            <text:p>0.71943611</text:p>
          </table:table-cell>
          <table:table-cell office:value-type="float" office:value="0.79367735" calcext:value-type="float">
            <text:p>0.79367735</text:p>
          </table:table-cell>
          <table:table-cell office:value-type="float" office:value="0.88500245" calcext:value-type="float">
            <text:p>0.88500245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.07022406" calcext:value-type="float">
            <text:p>0.07022406</text:p>
          </table:table-cell>
          <table:table-cell office:value-type="float" office:value="0.07389842" calcext:value-type="float">
            <text:p>0.07389842</text:p>
          </table:table-cell>
          <table:table-cell office:value-type="float" office:value="0.0776932" calcext:value-type="float">
            <text:p>0.0776932</text:p>
          </table:table-cell>
          <table:table-cell office:value-type="float" office:value="0.08161212" calcext:value-type="float">
            <text:p>0.08161212</text:p>
          </table:table-cell>
          <table:table-cell office:value-type="float" office:value="0.08565923" calcext:value-type="float">
            <text:p>0.08565923</text:p>
          </table:table-cell>
          <table:table-cell office:value-type="float" office:value="0.08983888" calcext:value-type="float">
            <text:p>0.08983888</text:p>
          </table:table-cell>
          <table:table-cell office:value-type="float" office:value="0.09415582" calcext:value-type="float">
            <text:p>0.09415582</text:p>
          </table:table-cell>
          <table:table-cell office:value-type="float" office:value="0.09861516" calcext:value-type="float">
            <text:p>0.09861516</text:p>
          </table:table-cell>
          <table:table-cell office:value-type="float" office:value="0.10322248" calcext:value-type="float">
            <text:p>0.10322248</text:p>
          </table:table-cell>
          <table:table-cell office:value-type="float" office:value="0.10798385" calcext:value-type="float">
            <text:p>0.10798385</text:p>
          </table:table-cell>
          <table:table-cell office:value-type="float" office:value="0.11290584" calcext:value-type="float">
            <text:p>0.11290584</text:p>
          </table:table-cell>
          <table:table-cell office:value-type="float" office:value="0.11799565" calcext:value-type="float">
            <text:p>0.11799565</text:p>
          </table:table-cell>
          <table:table-cell office:value-type="float" office:value="0.12326115" calcext:value-type="float">
            <text:p>0.12326115</text:p>
          </table:table-cell>
          <table:table-cell office:value-type="float" office:value="0.12871093" calcext:value-type="float">
            <text:p>0.12871093</text:p>
          </table:table-cell>
          <table:table-cell office:value-type="float" office:value="0.13435443" calcext:value-type="float">
            <text:p>0.13435443</text:p>
          </table:table-cell>
          <table:table-cell office:value-type="float" office:value="0.14020202" calcext:value-type="float">
            <text:p>0.14020202</text:p>
          </table:table-cell>
          <table:table-cell office:value-type="float" office:value="0.14626513" calcext:value-type="float">
            <text:p>0.14626513</text:p>
          </table:table-cell>
          <table:table-cell office:value-type="float" office:value="0.15255641" calcext:value-type="float">
            <text:p>0.15255641</text:p>
          </table:table-cell>
          <table:table-cell office:value-type="float" office:value="0.15908985" calcext:value-type="float">
            <text:p>0.15908985</text:p>
          </table:table-cell>
          <table:table-cell office:value-type="float" office:value="0.16588101" calcext:value-type="float">
            <text:p>0.16588101</text:p>
          </table:table-cell>
          <table:table-cell office:value-type="float" office:value="0.17294724" calcext:value-type="float">
            <text:p>0.17294724</text:p>
          </table:table-cell>
          <table:table-cell office:value-type="float" office:value="0.18030795" calcext:value-type="float">
            <text:p>0.18030795</text:p>
          </table:table-cell>
          <table:table-cell office:value-type="float" office:value="0.18798493" calcext:value-type="float">
            <text:p>0.18798493</text:p>
          </table:table-cell>
          <table:table-cell office:value-type="float" office:value="0.19600276" calcext:value-type="float">
            <text:p>0.19600276</text:p>
          </table:table-cell>
          <table:table-cell office:value-type="float" office:value="0.20438924" calcext:value-type="float">
            <text:p>0.20438924</text:p>
          </table:table-cell>
          <table:table-cell office:value-type="float" office:value="0.21317598" calcext:value-type="float">
            <text:p>0.21317598</text:p>
          </table:table-cell>
          <table:table-cell office:value-type="float" office:value="0.2223991" calcext:value-type="float">
            <text:p>0.2223991</text:p>
          </table:table-cell>
          <table:table-cell office:value-type="float" office:value="0.23210004" calcext:value-type="float">
            <text:p>0.23210004</text:p>
          </table:table-cell>
          <table:table-cell office:value-type="float" office:value="0.24232664" calcext:value-type="float">
            <text:p>0.24232664</text:p>
          </table:table-cell>
          <table:table-cell office:value-type="float" office:value="0.25313443" calcext:value-type="float">
            <text:p>0.25313443</text:p>
          </table:table-cell>
          <table:table-cell office:value-type="float" office:value="0.26458821" calcext:value-type="float">
            <text:p>0.26458821</text:p>
          </table:table-cell>
          <table:table-cell office:value-type="float" office:value="0.27676415" calcext:value-type="float">
            <text:p>0.27676415</text:p>
          </table:table-cell>
          <table:table-cell office:value-type="float" office:value="0.28975232" calcext:value-type="float">
            <text:p>0.28975232</text:p>
          </table:table-cell>
          <table:table-cell office:value-type="float" office:value="0.30366004" calcext:value-type="float">
            <text:p>0.30366004</text:p>
          </table:table-cell>
          <table:table-cell office:value-type="float" office:value="0.31861606" calcext:value-type="float">
            <text:p>0.31861606</text:p>
          </table:table-cell>
          <table:table-cell office:value-type="float" office:value="0.33477605" calcext:value-type="float">
            <text:p>0.33477605</text:p>
          </table:table-cell>
          <table:table-cell office:value-type="float" office:value="0.35232977" calcext:value-type="float">
            <text:p>0.35232977</text:p>
          </table:table-cell>
          <table:table-cell office:value-type="float" office:value="0.37151035" calcext:value-type="float">
            <text:p>0.37151035</text:p>
          </table:table-cell>
          <table:table-cell office:value-type="float" office:value="0.39260662" calcext:value-type="float">
            <text:p>0.39260662</text:p>
          </table:table-cell>
          <table:table-cell office:value-type="float" office:value="0.41597942" calcext:value-type="float">
            <text:p>0.41597942</text:p>
          </table:table-cell>
          <table:table-cell office:value-type="float" office:value="0.44208349" calcext:value-type="float">
            <text:p>0.44208349</text:p>
          </table:table-cell>
          <table:table-cell office:value-type="float" office:value="0.47149712" calcext:value-type="float">
            <text:p>0.47149712</text:p>
          </table:table-cell>
          <table:table-cell office:value-type="float" office:value="0.50496322" calcext:value-type="float">
            <text:p>0.50496322</text:p>
          </table:table-cell>
          <table:table-cell office:value-type="float" office:value="0.54344792" calcext:value-type="float">
            <text:p>0.54344792</text:p>
          </table:table-cell>
          <table:table-cell office:value-type="float" office:value="0.58822766" calcext:value-type="float">
            <text:p>0.58822766</text:p>
          </table:table-cell>
          <table:table-cell office:value-type="float" office:value="0.64102751" calcext:value-type="float">
            <text:p>0.64102751</text:p>
          </table:table-cell>
          <table:table-cell office:value-type="float" office:value="0.70423961" calcext:value-type="float">
            <text:p>0.70423961</text:p>
          </table:table-cell>
          <table:table-cell office:value-type="float" office:value="0.78128101" calcext:value-type="float">
            <text:p>0.78128101</text:p>
          </table:table-cell>
          <table:table-cell office:value-type="float" office:value="0.87724785" calcext:value-type="float">
            <text:p>0.87724785</text:p>
          </table:table-cell>
          <table:table-cell office:value-type="float" office:value="0.999986" calcext:value-type="float">
            <text:p>0.999986</text:p>
          </table:table-cell>
          <table:table-cell table:number-columns-repeated="309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33323333" calcext:value-type="float">
            <text:p>0.33323333</text:p>
          </table:table-cell>
          <table:table-cell office:value-type="float" office:value="0.33293322" calcext:value-type="float">
            <text:p>0.33293322</text:p>
          </table:table-cell>
          <table:table-cell office:value-type="float" office:value="0.33243273" calcext:value-type="float">
            <text:p>0.33243273</text:p>
          </table:table-cell>
          <table:table-cell office:value-type="float" office:value="0.33173141" calcext:value-type="float">
            <text:p>0.33173141</text:p>
          </table:table-cell>
          <table:table-cell office:value-type="float" office:value="0.33082863" calcext:value-type="float">
            <text:p>0.33082863</text:p>
          </table:table-cell>
          <table:table-cell office:value-type="float" office:value="0.32972356" calcext:value-type="float">
            <text:p>0.32972356</text:p>
          </table:table-cell>
          <table:table-cell office:value-type="float" office:value="0.32841519" calcext:value-type="float">
            <text:p>0.32841519</text:p>
          </table:table-cell>
          <table:table-cell office:value-type="float" office:value="0.32690232" calcext:value-type="float">
            <text:p>0.32690232</text:p>
          </table:table-cell>
          <table:table-cell office:value-type="float" office:value="0.32518352" calcext:value-type="float">
            <text:p>0.32518352</text:p>
          </table:table-cell>
          <table:table-cell office:value-type="float" office:value="0.32325719" calcext:value-type="float">
            <text:p>0.32325719</text:p>
          </table:table-cell>
          <table:table-cell office:value-type="float" office:value="0.32112149" calcext:value-type="float">
            <text:p>0.32112149</text:p>
          </table:table-cell>
          <table:table-cell office:value-type="float" office:value="0.31877436" calcext:value-type="float">
            <text:p>0.31877436</text:p>
          </table:table-cell>
          <table:table-cell office:value-type="float" office:value="0.31621352" calcext:value-type="float">
            <text:p>0.31621352</text:p>
          </table:table-cell>
          <table:table-cell office:value-type="float" office:value="0.31343642" calcext:value-type="float">
            <text:p>0.31343642</text:p>
          </table:table-cell>
          <table:table-cell office:value-type="float" office:value="0.31044026" calcext:value-type="float">
            <text:p>0.31044026</text:p>
          </table:table-cell>
          <table:table-cell office:value-type="float" office:value="0.30722198" calcext:value-type="float">
            <text:p>0.30722198</text:p>
          </table:table-cell>
          <table:table-cell office:value-type="float" office:value="0.3037782" calcext:value-type="float">
            <text:p>0.3037782</text:p>
          </table:table-cell>
          <table:table-cell office:value-type="float" office:value="0.30010526" calcext:value-type="float">
            <text:p>0.30010526</text:p>
          </table:table-cell>
          <table:table-cell office:value-type="float" office:value="0.29619912" calcext:value-type="float">
            <text:p>0.29619912</text:p>
          </table:table-cell>
          <table:table-cell office:value-type="float" office:value="0.29205544" calcext:value-type="float">
            <text:p>0.29205544</text:p>
          </table:table-cell>
          <table:table-cell office:value-type="float" office:value="0.28766944" calcext:value-type="float">
            <text:p>0.28766944</text:p>
          </table:table-cell>
          <table:table-cell office:value-type="float" office:value="0.28303596" calcext:value-type="float">
            <text:p>0.28303596</text:p>
          </table:table-cell>
          <table:table-cell office:value-type="float" office:value="0.27814938" calcext:value-type="float">
            <text:p>0.27814938</text:p>
          </table:table-cell>
          <table:table-cell office:value-type="float" office:value="0.27300357" calcext:value-type="float">
            <text:p>0.27300357</text:p>
          </table:table-cell>
          <table:table-cell office:value-type="float" office:value="0.26759189" calcext:value-type="float">
            <text:p>0.26759189</text:p>
          </table:table-cell>
          <table:table-cell office:value-type="float" office:value="0.26190705" calcext:value-type="float">
            <text:p>0.26190705</text:p>
          </table:table-cell>
          <table:table-cell office:value-type="float" office:value="0.25594117" calcext:value-type="float">
            <text:p>0.25594117</text:p>
          </table:table-cell>
          <table:table-cell office:value-type="float" office:value="0.24968563" calcext:value-type="float">
            <text:p>0.24968563</text:p>
          </table:table-cell>
          <table:table-cell office:value-type="float" office:value="0.24313099" calcext:value-type="float">
            <text:p>0.24313099</text:p>
          </table:table-cell>
          <table:table-cell office:value-type="float" office:value="0.23626691" calcext:value-type="float">
            <text:p>0.23626691</text:p>
          </table:table-cell>
          <table:table-cell office:value-type="float" office:value="0.22908209" calcext:value-type="float">
            <text:p>0.22908209</text:p>
          </table:table-cell>
          <table:table-cell office:value-type="float" office:value="0.22156405" calcext:value-type="float">
            <text:p>0.22156405</text:p>
          </table:table-cell>
          <table:table-cell office:value-type="float" office:value="0.21369906" calcext:value-type="float">
            <text:p>0.21369906</text:p>
          </table:table-cell>
          <table:table-cell office:value-type="float" office:value="0.20547193" calcext:value-type="float">
            <text:p>0.20547193</text:p>
          </table:table-cell>
          <table:table-cell office:value-type="float" office:value="0.19686579" calcext:value-type="float">
            <text:p>0.19686579</text:p>
          </table:table-cell>
          <table:table-cell office:value-type="float" office:value="0.18786187" calcext:value-type="float">
            <text:p>0.18786187</text:p>
          </table:table-cell>
          <table:table-cell office:value-type="float" office:value="0.17843919" calcext:value-type="float">
            <text:p>0.17843919</text:p>
          </table:table-cell>
          <table:table-cell office:value-type="float" office:value="0.16857414" calcext:value-type="float">
            <text:p>0.16857414</text:p>
          </table:table-cell>
          <table:table-cell office:value-type="float" office:value="0.1582401" calcext:value-type="float">
            <text:p>0.1582401</text:p>
          </table:table-cell>
          <table:table-cell office:value-type="float" office:value="0.14740684" calcext:value-type="float">
            <text:p>0.14740684</text:p>
          </table:table-cell>
          <table:table-cell office:value-type="float" office:value="0.13603977" calcext:value-type="float">
            <text:p>0.13603977</text:p>
          </table:table-cell>
          <table:table-cell office:value-type="float" office:value="0.12409911" calcext:value-type="float">
            <text:p>0.12409911</text:p>
          </table:table-cell>
          <table:table-cell office:value-type="float" office:value="0.11153868" calcext:value-type="float">
            <text:p>0.11153868</text:p>
          </table:table-cell>
          <table:table-cell office:value-type="float" office:value="0.09830437" calcext:value-type="float">
            <text:p>0.09830437</text:p>
          </table:table-cell>
          <table:table-cell office:value-type="float" office:value="0.08433214" calcext:value-type="float">
            <text:p>0.08433214</text:p>
          </table:table-cell>
          <table:table-cell office:value-type="float" office:value="0.0695452" calcext:value-type="float">
            <text:p>0.0695452</text:p>
          </table:table-cell>
          <table:table-cell office:value-type="float" office:value="0.05385023" calcext:value-type="float">
            <text:p>0.05385023</text:p>
          </table:table-cell>
          <table:table-cell office:value-type="float" office:value="0.03713184" calcext:value-type="float">
            <text:p>0.03713184</text:p>
          </table:table-cell>
          <table:table-cell office:value-type="float" office:value="0.01924448" calcext:value-type="float">
            <text:p>0.0192444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25" calcext:value-type="float">
            <text:p>0.25</text:p>
          </table:table-cell>
          <table:table-cell office:value-type="float" office:value="0.25292748" calcext:value-type="float">
            <text:p>0.25292748</text:p>
          </table:table-cell>
          <table:table-cell office:value-type="float" office:value="0.25570775" calcext:value-type="float">
            <text:p>0.25570775</text:p>
          </table:table-cell>
          <table:table-cell office:value-type="float" office:value="0.25833747" calcext:value-type="float">
            <text:p>0.25833747</text:p>
          </table:table-cell>
          <table:table-cell office:value-type="float" office:value="0.26081312" calcext:value-type="float">
            <text:p>0.26081312</text:p>
          </table:table-cell>
          <table:table-cell office:value-type="float" office:value="0.26313097" calcext:value-type="float">
            <text:p>0.26313097</text:p>
          </table:table-cell>
          <table:table-cell office:value-type="float" office:value="0.2652871" calcext:value-type="float">
            <text:p>0.2652871</text:p>
          </table:table-cell>
          <table:table-cell office:value-type="float" office:value="0.26727736" calcext:value-type="float">
            <text:p>0.26727736</text:p>
          </table:table-cell>
          <table:table-cell office:value-type="float" office:value="0.26909735" calcext:value-type="float">
            <text:p>0.26909735</text:p>
          </table:table-cell>
          <table:table-cell office:value-type="float" office:value="0.27074243" calcext:value-type="float">
            <text:p>0.27074243</text:p>
          </table:table-cell>
          <table:table-cell office:value-type="float" office:value="0.27220766" calcext:value-type="float">
            <text:p>0.27220766</text:p>
          </table:table-cell>
          <table:table-cell office:value-type="float" office:value="0.27348776" calcext:value-type="float">
            <text:p>0.27348776</text:p>
          </table:table-cell>
          <table:table-cell office:value-type="float" office:value="0.27457717" calcext:value-type="float">
            <text:p>0.27457717</text:p>
          </table:table-cell>
          <table:table-cell office:value-type="float" office:value="0.27546993" calcext:value-type="float">
            <text:p>0.27546993</text:p>
          </table:table-cell>
          <table:table-cell office:value-type="float" office:value="0.27615966" calcext:value-type="float">
            <text:p>0.27615966</text:p>
          </table:table-cell>
          <table:table-cell office:value-type="float" office:value="0.27663958" calcext:value-type="float">
            <text:p>0.27663958</text:p>
          </table:table-cell>
          <table:table-cell office:value-type="float" office:value="0.2769024" calcext:value-type="float">
            <text:p>0.2769024</text:p>
          </table:table-cell>
          <table:table-cell office:value-type="float" office:value="0.27694033" calcext:value-type="float">
            <text:p>0.27694033</text:p>
          </table:table-cell>
          <table:table-cell office:value-type="float" office:value="0.27674498" calcext:value-type="float">
            <text:p>0.27674498</text:p>
          </table:table-cell>
          <table:table-cell office:value-type="float" office:value="0.27630733" calcext:value-type="float">
            <text:p>0.27630733</text:p>
          </table:table-cell>
          <table:table-cell office:value-type="float" office:value="0.27561767" calcext:value-type="float">
            <text:p>0.27561767</text:p>
          </table:table-cell>
          <table:table-cell office:value-type="float" office:value="0.27466549" calcext:value-type="float">
            <text:p>0.27466549</text:p>
          </table:table-cell>
          <table:table-cell office:value-type="float" office:value="0.27343944" calcext:value-type="float">
            <text:p>0.27343944</text:p>
          </table:table-cell>
          <table:table-cell office:value-type="float" office:value="0.27192719" calcext:value-type="float">
            <text:p>0.27192719</text:p>
          </table:table-cell>
          <table:table-cell office:value-type="float" office:value="0.27011535" calcext:value-type="float">
            <text:p>0.27011535</text:p>
          </table:table-cell>
          <table:table-cell office:value-type="float" office:value="0.26798934" calcext:value-type="float">
            <text:p>0.26798934</text:p>
          </table:table-cell>
          <table:table-cell office:value-type="float" office:value="0.26553322" calcext:value-type="float">
            <text:p>0.26553322</text:p>
          </table:table-cell>
          <table:table-cell office:value-type="float" office:value="0.26272954" calcext:value-type="float">
            <text:p>0.26272954</text:p>
          </table:table-cell>
          <table:table-cell office:value-type="float" office:value="0.25955914" calcext:value-type="float">
            <text:p>0.25955914</text:p>
          </table:table-cell>
          <table:table-cell office:value-type="float" office:value="0.25600091" calcext:value-type="float">
            <text:p>0.25600091</text:p>
          </table:table-cell>
          <table:table-cell office:value-type="float" office:value="0.25203152" calcext:value-type="float">
            <text:p>0.25203152</text:p>
          </table:table-cell>
          <table:table-cell office:value-type="float" office:value="0.24762512" calcext:value-type="float">
            <text:p>0.24762512</text:p>
          </table:table-cell>
          <table:table-cell office:value-type="float" office:value="0.24275293" calcext:value-type="float">
            <text:p>0.24275293</text:p>
          </table:table-cell>
          <table:table-cell office:value-type="float" office:value="0.23738281" calcext:value-type="float">
            <text:p>0.23738281</text:p>
          </table:table-cell>
          <table:table-cell office:value-type="float" office:value="0.2314787" calcext:value-type="float">
            <text:p>0.231478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1790075" calcext:value-type="float">
            <text:p>0.21790075</text:p>
          </table:table-cell>
          <table:table-cell office:value-type="float" office:value="0.21012869" calcext:value-type="float">
            <text:p>0.21012869</text:p>
          </table:table-cell>
          <table:table-cell office:value-type="float" office:value="0.20162407" calcext:value-type="float">
            <text:p>0.20162407</text:p>
          </table:table-cell>
          <table:table-cell office:value-type="float" office:value="0.19231817" calcext:value-type="float">
            <text:p>0.19231817</text:p>
          </table:table-cell>
          <table:table-cell office:value-type="float" office:value="0.18213157" calcext:value-type="float">
            <text:p>0.18213157</text:p>
          </table:table-cell>
          <table:table-cell office:value-type="float" office:value="0.17097182" calcext:value-type="float">
            <text:p>0.17097182</text:p>
          </table:table-cell>
          <table:table-cell office:value-type="float" office:value="0.15873069" calcext:value-type="float">
            <text:p>0.15873069</text:p>
          </table:table-cell>
          <table:table-cell office:value-type="float" office:value="0.14528062" calcext:value-type="float">
            <text:p>0.14528062</text:p>
          </table:table-cell>
          <table:table-cell office:value-type="float" office:value="0.13047032" calcext:value-type="float">
            <text:p>0.13047032</text:p>
          </table:table-cell>
          <table:table-cell office:value-type="float" office:value="0.11411931" calcext:value-type="float">
            <text:p>0.11411931</text:p>
          </table:table-cell>
          <table:table-cell office:value-type="float" office:value="0.09601129" calcext:value-type="float">
            <text:p>0.09601129</text:p>
          </table:table-cell>
          <table:table-cell office:value-type="float" office:value="0.07588636" calcext:value-type="float">
            <text:p>0.07588636</text:p>
          </table:table-cell>
          <table:table-cell office:value-type="float" office:value="0.05343283" calcext:value-type="float">
            <text:p>0.05343283</text:p>
          </table:table-cell>
          <table:table-cell office:value-type="float" office:value="0.02828045" calcext:value-type="float">
            <text:p>0.0282804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2" calcext:value-type="float">
            <text:p>0.2</text:p>
          </table:table-cell>
          <table:table-cell office:value-type="float" office:value="0.20395936" calcext:value-type="float">
            <text:p>0.20395936</text:p>
          </table:table-cell>
          <table:table-cell office:value-type="float" office:value="0.20783479" calcext:value-type="float">
            <text:p>0.20783479</text:p>
          </table:table-cell>
          <table:table-cell office:value-type="float" office:value="0.21162223" calcext:value-type="float">
            <text:p>0.21162223</text:p>
          </table:table-cell>
          <table:table-cell office:value-type="float" office:value="0.21531746" calcext:value-type="float">
            <text:p>0.21531746</text:p>
          </table:table-cell>
          <table:table-cell office:value-type="float" office:value="0.21891604" calcext:value-type="float">
            <text:p>0.21891604</text:p>
          </table:table-cell>
          <table:table-cell office:value-type="float" office:value="0.22241334" calcext:value-type="float">
            <text:p>0.22241334</text:p>
          </table:table-cell>
          <table:table-cell office:value-type="float" office:value="0.22580448" calcext:value-type="float">
            <text:p>0.22580448</text:p>
          </table:table-cell>
          <table:table-cell office:value-type="float" office:value="0.22908434" calcext:value-type="float">
            <text:p>0.22908434</text:p>
          </table:table-cell>
          <table:table-cell office:value-type="float" office:value="0.2322475" calcext:value-type="float">
            <text:p>0.2322475</text:p>
          </table:table-cell>
          <table:table-cell office:value-type="float" office:value="0.23528821" calcext:value-type="float">
            <text:p>0.23528821</text:p>
          </table:table-cell>
          <table:table-cell office:value-type="float" office:value="0.23820038" calcext:value-type="float">
            <text:p>0.23820038</text:p>
          </table:table-cell>
          <table:table-cell office:value-type="float" office:value="0.24097753" calcext:value-type="float">
            <text:p>0.24097753</text:p>
          </table:table-cell>
          <table:table-cell office:value-type="float" office:value="0.24361275" calcext:value-type="float">
            <text:p>0.24361275</text:p>
          </table:table-cell>
          <table:table-cell office:value-type="float" office:value="0.24609863" calcext:value-type="float">
            <text:p>0.24609863</text:p>
          </table:table-cell>
          <table:table-cell office:value-type="float" office:value="0.24842727" calcext:value-type="float">
            <text:p>0.24842727</text:p>
          </table:table-cell>
          <table:table-cell office:value-type="float" office:value="0.25059013" calcext:value-type="float">
            <text:p>0.25059013</text:p>
          </table:table-cell>
          <table:table-cell office:value-type="float" office:value="0.25257804" calcext:value-type="float">
            <text:p>0.25257804</text:p>
          </table:table-cell>
          <table:table-cell office:value-type="float" office:value="0.2543811" calcext:value-type="float">
            <text:p>0.2543811</text:p>
          </table:table-cell>
          <table:table-cell office:value-type="float" office:value="0.25598859" calcext:value-type="float">
            <text:p>0.25598859</text:p>
          </table:table-cell>
          <table:table-cell office:value-type="float" office:value="0.25738886" calcext:value-type="float">
            <text:p>0.25738886</text:p>
          </table:table-cell>
          <table:table-cell office:value-type="float" office:value="0.25856924" calcext:value-type="float">
            <text:p>0.25856924</text:p>
          </table:table-cell>
          <table:table-cell office:value-type="float" office:value="0.2595159" calcext:value-type="float">
            <text:p>0.2595159</text:p>
          </table:table-cell>
          <table:table-cell office:value-type="float" office:value="0.26021369" calcext:value-type="float">
            <text:p>0.26021369</text:p>
          </table:table-cell>
          <table:table-cell office:value-type="float" office:value="0.26064598" calcext:value-type="float">
            <text:p>0.26064598</text:p>
          </table:table-cell>
          <table:table-cell office:value-type="float" office:value="0.26079446" calcext:value-type="float">
            <text:p>0.26079446</text:p>
          </table:table-cell>
          <table:table-cell office:value-type="float" office:value="0.26063889" calcext:value-type="float">
            <text:p>0.26063889</text:p>
          </table:table-cell>
          <table:table-cell office:value-type="float" office:value="0.26015681" calcext:value-type="float">
            <text:p>0.26015681</text:p>
          </table:table-cell>
          <table:table-cell office:value-type="float" office:value="0.25932325" calcext:value-type="float">
            <text:p>0.25932325</text:p>
          </table:table-cell>
          <table:table-cell office:value-type="float" office:value="0.2581103" calcext:value-type="float">
            <text:p>0.2581103</text:p>
          </table:table-cell>
          <table:table-cell office:value-type="float" office:value="0.25648666" calcext:value-type="float">
            <text:p>0.25648666</text:p>
          </table:table-cell>
          <table:table-cell office:value-type="float" office:value="0.25441707" calcext:value-type="float">
            <text:p>0.25441707</text:p>
          </table:table-cell>
          <table:table-cell office:value-type="float" office:value="0.25186164" calcext:value-type="float">
            <text:p>0.25186164</text:p>
          </table:table-cell>
          <table:table-cell office:value-type="float" office:value="0.24877505" calcext:value-type="float">
            <text:p>0.24877505</text:p>
          </table:table-cell>
          <table:table-cell office:value-type="float" office:value="0.2451055" calcext:value-type="float">
            <text:p>0.2451055</text:p>
          </table:table-cell>
          <table:table-cell office:value-type="float" office:value="0.24079355" calcext:value-type="float">
            <text:p>0.24079355</text:p>
          </table:table-cell>
          <table:table-cell office:value-type="float" office:value="0.23577055" calcext:value-type="float">
            <text:p>0.23577055</text:p>
          </table:table-cell>
          <table:table-cell office:value-type="float" office:value="0.22995681" calcext:value-type="float">
            <text:p>0.22995681</text:p>
          </table:table-cell>
          <table:table-cell office:value-type="float" office:value="0.22325921" calcext:value-type="float">
            <text:p>0.22325921</text:p>
          </table:table-cell>
          <table:table-cell office:value-type="float" office:value="0.21556834" calcext:value-type="float">
            <text:p>0.21556834</text:p>
          </table:table-cell>
          <table:table-cell office:value-type="float" office:value="0.20675472" calcext:value-type="float">
            <text:p>0.20675472</text:p>
          </table:table-cell>
          <table:table-cell office:value-type="float" office:value="0.19666418" calcext:value-type="float">
            <text:p>0.19666418</text:p>
          </table:table-cell>
          <table:table-cell office:value-type="float" office:value="0.18511195" calcext:value-type="float">
            <text:p>0.18511195</text:p>
          </table:table-cell>
          <table:table-cell office:value-type="float" office:value="0.17187522" calcext:value-type="float">
            <text:p>0.17187522</text:p>
          </table:table-cell>
          <table:table-cell office:value-type="float" office:value="0.15668377" calcext:value-type="float">
            <text:p>0.15668377</text:p>
          </table:table-cell>
          <table:table-cell office:value-type="float" office:value="0.13920846" calcext:value-type="float">
            <text:p>0.13920846</text:p>
          </table:table-cell>
          <table:table-cell office:value-type="float" office:value="0.11904724" calcext:value-type="float">
            <text:p>0.11904724</text:p>
          </table:table-cell>
          <table:table-cell office:value-type="float" office:value="0.09570895" calcext:value-type="float">
            <text:p>0.09570895</text:p>
          </table:table-cell>
          <table:table-cell office:value-type="float" office:value="0.06859541" calcext:value-type="float">
            <text:p>0.06859541</text:p>
          </table:table-cell>
          <table:table-cell office:value-type="float" office:value="0.03698261" calcext:value-type="float">
            <text:p>0.0369826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.17093547" calcext:value-type="float">
            <text:p>0.17093547</text:p>
          </table:table-cell>
          <table:table-cell office:value-type="float" office:value="0.17516801" calcext:value-type="float">
            <text:p>0.17516801</text:p>
          </table:table-cell>
          <table:table-cell office:value-type="float" office:value="0.17936058" calcext:value-type="float">
            <text:p>0.17936058</text:p>
          </table:table-cell>
          <table:table-cell office:value-type="float" office:value="0.18350932" calcext:value-type="float">
            <text:p>0.18350932</text:p>
          </table:table-cell>
          <table:table-cell office:value-type="float" office:value="0.18761019" calcext:value-type="float">
            <text:p>0.18761019</text:p>
          </table:table-cell>
          <table:table-cell office:value-type="float" office:value="0.19165894" calcext:value-type="float">
            <text:p>0.19165894</text:p>
          </table:table-cell>
          <table:table-cell office:value-type="float" office:value="0.19565114" calcext:value-type="float">
            <text:p>0.19565114</text:p>
          </table:table-cell>
          <table:table-cell office:value-type="float" office:value="0.19958209" calcext:value-type="float">
            <text:p>0.19958209</text:p>
          </table:table-cell>
          <table:table-cell office:value-type="float" office:value="0.20344683" calcext:value-type="float">
            <text:p>0.20344683</text:p>
          </table:table-cell>
          <table:table-cell office:value-type="float" office:value="0.20724009" calcext:value-type="float">
            <text:p>0.20724009</text:p>
          </table:table-cell>
          <table:table-cell office:value-type="float" office:value="0.21095625" calcext:value-type="float">
            <text:p>0.21095625</text:p>
          </table:table-cell>
          <table:table-cell office:value-type="float" office:value="0.21458931" calcext:value-type="float">
            <text:p>0.21458931</text:p>
          </table:table-cell>
          <table:table-cell office:value-type="float" office:value="0.21813287" calcext:value-type="float">
            <text:p>0.21813287</text:p>
          </table:table-cell>
          <table:table-cell office:value-type="float" office:value="0.22158001" calcext:value-type="float">
            <text:p>0.22158001</text:p>
          </table:table-cell>
          <table:table-cell office:value-type="float" office:value="0.22492329" calcext:value-type="float">
            <text:p>0.22492329</text:p>
          </table:table-cell>
          <table:table-cell office:value-type="float" office:value="0.22815467" calcext:value-type="float">
            <text:p>0.22815467</text:p>
          </table:table-cell>
          <table:table-cell office:value-type="float" office:value="0.23126541" calcext:value-type="float">
            <text:p>0.23126541</text:p>
          </table:table-cell>
          <table:table-cell office:value-type="float" office:value="0.23424603" calcext:value-type="float">
            <text:p>0.23424603</text:p>
          </table:table-cell>
          <table:table-cell office:value-type="float" office:value="0.23708615" calcext:value-type="float">
            <text:p>0.23708615</text:p>
          </table:table-cell>
          <table:table-cell office:value-type="float" office:value="0.23977444" calcext:value-type="float">
            <text:p>0.23977444</text:p>
          </table:table-cell>
          <table:table-cell office:value-type="float" office:value="0.24229842" calcext:value-type="float">
            <text:p>0.24229842</text:p>
          </table:table-cell>
          <table:table-cell office:value-type="float" office:value="0.24464436" calcext:value-type="float">
            <text:p>0.24464436</text:p>
          </table:table-cell>
          <table:table-cell office:value-type="float" office:value="0.24679706" calcext:value-type="float">
            <text:p>0.24679706</text:p>
          </table:table-cell>
          <table:table-cell office:value-type="float" office:value="0.24873965" calcext:value-type="float">
            <text:p>0.24873965</text:p>
          </table:table-cell>
          <table:table-cell office:value-type="float" office:value="0.25045332" calcext:value-type="float">
            <text:p>0.25045332</text:p>
          </table:table-cell>
          <table:table-cell office:value-type="float" office:value="0.25191707" calcext:value-type="float">
            <text:p>0.25191707</text:p>
          </table:table-cell>
          <table:table-cell office:value-type="float" office:value="0.25310727" calcext:value-type="float">
            <text:p>0.25310727</text:p>
          </table:table-cell>
          <table:table-cell office:value-type="float" office:value="0.25399729" calcext:value-type="float">
            <text:p>0.25399729</text:p>
          </table:table-cell>
          <table:table-cell office:value-type="float" office:value="0.25455696" calcext:value-type="float">
            <text:p>0.25455696</text:p>
          </table:table-cell>
          <table:table-cell office:value-type="float" office:value="0.25475193" calcext:value-type="float">
            <text:p>0.25475193</text:p>
          </table:table-cell>
          <table:table-cell office:value-type="float" office:value="0.25454295" calcext:value-type="float">
            <text:p>0.25454295</text:p>
          </table:table-cell>
          <table:table-cell office:value-type="float" office:value="0.25388486" calcext:value-type="float">
            <text:p>0.25388486</text:p>
          </table:table-cell>
          <table:table-cell office:value-type="float" office:value="0.25272546" calcext:value-type="float">
            <text:p>0.25272546</text:p>
          </table:table-cell>
          <table:table-cell office:value-type="float" office:value="0.2510041" calcext:value-type="float">
            <text:p>0.2510041</text:p>
          </table:table-cell>
          <table:table-cell office:value-type="float" office:value="0.24864981" calcext:value-type="float">
            <text:p>0.24864981</text:p>
          </table:table-cell>
          <table:table-cell office:value-type="float" office:value="0.24557909" calcext:value-type="float">
            <text:p>0.24557909</text:p>
          </table:table-cell>
          <table:table-cell office:value-type="float" office:value="0.24169303" calcext:value-type="float">
            <text:p>0.24169303</text:p>
          </table:table-cell>
          <table:table-cell office:value-type="float" office:value="0.23687362" calcext:value-type="float">
            <text:p>0.23687362</text:p>
          </table:table-cell>
          <table:table-cell office:value-type="float" office:value="0.23097914" calcext:value-type="float">
            <text:p>0.23097914</text:p>
          </table:table-cell>
          <table:table-cell office:value-type="float" office:value="0.22383809" calcext:value-type="float">
            <text:p>0.22383809</text:p>
          </table:table-cell>
          <table:table-cell office:value-type="float" office:value="0.21524148" calcext:value-type="float">
            <text:p>0.21524148</text:p>
          </table:table-cell>
          <table:table-cell office:value-type="float" office:value="0.20493278" calcext:value-type="float">
            <text:p>0.20493278</text:p>
          </table:table-cell>
          <table:table-cell office:value-type="float" office:value="0.19259507" calcext:value-type="float">
            <text:p>0.19259507</text:p>
          </table:table-cell>
          <table:table-cell office:value-type="float" office:value="0.17783441" calcext:value-type="float">
            <text:p>0.17783441</text:p>
          </table:table-cell>
          <table:table-cell office:value-type="float" office:value="0.16015878" calcext:value-type="float">
            <text:p>0.16015878</text:p>
          </table:table-cell>
          <table:table-cell office:value-type="float" office:value="0.13895159" calcext:value-type="float">
            <text:p>0.13895159</text:p>
          </table:table-cell>
          <table:table-cell office:value-type="float" office:value="0.11343864" calcext:value-type="float">
            <text:p>0.11343864</text:p>
          </table:table-cell>
          <table:table-cell office:value-type="float" office:value="0.08264697" calcext:value-type="float">
            <text:p>0.08264697</text:p>
          </table:table-cell>
          <table:table-cell office:value-type="float" office:value="0.04534838" calcext:value-type="float">
            <text:p>0.0453483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14714237" calcext:value-type="float">
            <text:p>0.14714237</text:p>
          </table:table-cell>
          <table:table-cell office:value-type="float" office:value="0.15142465" calcext:value-type="float">
            <text:p>0.15142465</text:p>
          </table:table-cell>
          <table:table-cell office:value-type="float" office:value="0.15570094" calcext:value-type="float">
            <text:p>0.15570094</text:p>
          </table:table-cell>
          <table:table-cell office:value-type="float" office:value="0.15996808" calcext:value-type="float">
            <text:p>0.15996808</text:p>
          </table:table-cell>
          <table:table-cell office:value-type="float" office:value="0.16422276" calcext:value-type="float">
            <text:p>0.16422276</text:p>
          </table:table-cell>
          <table:table-cell office:value-type="float" office:value="0.16846153" calcext:value-type="float">
            <text:p>0.16846153</text:p>
          </table:table-cell>
          <table:table-cell office:value-type="float" office:value="0.17268073" calcext:value-type="float">
            <text:p>0.17268073</text:p>
          </table:table-cell>
          <table:table-cell office:value-type="float" office:value="0.17687653" calcext:value-type="float">
            <text:p>0.17687653</text:p>
          </table:table-cell>
          <table:table-cell office:value-type="float" office:value="0.18104483" calcext:value-type="float">
            <text:p>0.18104483</text:p>
          </table:table-cell>
          <table:table-cell office:value-type="float" office:value="0.18518129" calcext:value-type="float">
            <text:p>0.18518129</text:p>
          </table:table-cell>
          <table:table-cell office:value-type="float" office:value="0.18928128" calcext:value-type="float">
            <text:p>0.18928128</text:p>
          </table:table-cell>
          <table:table-cell office:value-type="float" office:value="0.19333978" calcext:value-type="float">
            <text:p>0.19333978</text:p>
          </table:table-cell>
          <table:table-cell office:value-type="float" office:value="0.19735143" calcext:value-type="float">
            <text:p>0.19735143</text:p>
          </table:table-cell>
          <table:table-cell office:value-type="float" office:value="0.20131044" calcext:value-type="float">
            <text:p>0.20131044</text:p>
          </table:table-cell>
          <table:table-cell office:value-type="float" office:value="0.20521049" calcext:value-type="float">
            <text:p>0.20521049</text:p>
          </table:table-cell>
          <table:table-cell office:value-type="float" office:value="0.20904475" calcext:value-type="float">
            <text:p>0.20904475</text:p>
          </table:table-cell>
          <table:table-cell office:value-type="float" office:value="0.21280572" calcext:value-type="float">
            <text:p>0.21280572</text:p>
          </table:table-cell>
          <table:table-cell office:value-type="float" office:value="0.21648519" calcext:value-type="float">
            <text:p>0.21648519</text:p>
          </table:table-cell>
          <table:table-cell office:value-type="float" office:value="0.22007413" calcext:value-type="float">
            <text:p>0.22007413</text:p>
          </table:table-cell>
          <table:table-cell office:value-type="float" office:value="0.22356254" calcext:value-type="float">
            <text:p>0.22356254</text:p>
          </table:table-cell>
          <table:table-cell office:value-type="float" office:value="0.22693937" calcext:value-type="float">
            <text:p>0.22693937</text:p>
          </table:table-cell>
          <table:table-cell office:value-type="float" office:value="0.23019229" calcext:value-type="float">
            <text:p>0.23019229</text:p>
          </table:table-cell>
          <table:table-cell office:value-type="float" office:value="0.23330753" calcext:value-type="float">
            <text:p>0.23330753</text:p>
          </table:table-cell>
          <table:table-cell office:value-type="float" office:value="0.23626965" calcext:value-type="float">
            <text:p>0.23626965</text:p>
          </table:table-cell>
          <table:table-cell office:value-type="float" office:value="0.23906123" calcext:value-type="float">
            <text:p>0.23906123</text:p>
          </table:table-cell>
          <table:table-cell office:value-type="float" office:value="0.24166256" calcext:value-type="float">
            <text:p>0.24166256</text:p>
          </table:table-cell>
          <table:table-cell office:value-type="float" office:value="0.24405125" calcext:value-type="float">
            <text:p>0.24405125</text:p>
          </table:table-cell>
          <table:table-cell office:value-type="float" office:value="0.24620169" calcext:value-type="float">
            <text:p>0.24620169</text:p>
          </table:table-cell>
          <table:table-cell office:value-type="float" office:value="0.24808449" calcext:value-type="float">
            <text:p>0.24808449</text:p>
          </table:table-cell>
          <table:table-cell office:value-type="float" office:value="0.24966574" calcext:value-type="float">
            <text:p>0.24966574</text:p>
          </table:table-cell>
          <table:table-cell office:value-type="float" office:value="0.25090606" calcext:value-type="float">
            <text:p>0.25090606</text:p>
          </table:table-cell>
          <table:table-cell office:value-type="float" office:value="0.25175949" calcext:value-type="float">
            <text:p>0.25175949</text:p>
          </table:table-cell>
          <table:table-cell office:value-type="float" office:value="0.25217206" calcext:value-type="float">
            <text:p>0.25217206</text:p>
          </table:table-cell>
          <table:table-cell office:value-type="float" office:value="0.25207998" calcext:value-type="float">
            <text:p>0.25207998</text:p>
          </table:table-cell>
          <table:table-cell office:value-type="float" office:value="0.25140733" calcext:value-type="float">
            <text:p>0.25140733</text:p>
          </table:table-cell>
          <table:table-cell office:value-type="float" office:value="0.25006314" calcext:value-type="float">
            <text:p>0.25006314</text:p>
          </table:table-cell>
          <table:table-cell office:value-type="float" office:value="0.24793755" calcext:value-type="float">
            <text:p>0.24793755</text:p>
          </table:table-cell>
          <table:table-cell office:value-type="float" office:value="0.24489695" calcext:value-type="float">
            <text:p>0.24489695</text:p>
          </table:table-cell>
          <table:table-cell office:value-type="float" office:value="0.24077747" calcext:value-type="float">
            <text:p>0.24077747</text:p>
          </table:table-cell>
          <table:table-cell office:value-type="float" office:value="0.23537657" calcext:value-type="float">
            <text:p>0.23537657</text:p>
          </table:table-cell>
          <table:table-cell office:value-type="float" office:value="0.22844185" calcext:value-type="float">
            <text:p>0.22844185</text:p>
          </table:table-cell>
          <table:table-cell office:value-type="float" office:value="0.2196563" calcext:value-type="float">
            <text:p>0.2196563</text:p>
          </table:table-cell>
          <table:table-cell office:value-type="float" office:value="0.20861876" calcext:value-type="float">
            <text:p>0.20861876</text:p>
          </table:table-cell>
          <table:table-cell office:value-type="float" office:value="0.19481808" calcext:value-type="float">
            <text:p>0.19481808</text:p>
          </table:table-cell>
          <table:table-cell office:value-type="float" office:value="0.17759905" calcext:value-type="float">
            <text:p>0.17759905</text:p>
          </table:table-cell>
          <table:table-cell office:value-type="float" office:value="0.15611743" calcext:value-type="float">
            <text:p>0.15611743</text:p>
          </table:table-cell>
          <table:table-cell office:value-type="float" office:value="0.12928016" calcext:value-type="float">
            <text:p>0.12928016</text:p>
          </table:table-cell>
          <table:table-cell office:value-type="float" office:value="0.09566399" calcext:value-type="float">
            <text:p>0.09566399</text:p>
          </table:table-cell>
          <table:table-cell office:value-type="float" office:value="0.05339342" calcext:value-type="float">
            <text:p>0.0533934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917741" calcext:value-type="float">
            <text:p>0.12917741</text:p>
          </table:table-cell>
          <table:table-cell office:value-type="float" office:value="0.13337477" calcext:value-type="float">
            <text:p>0.13337477</text:p>
          </table:table-cell>
          <table:table-cell office:value-type="float" office:value="0.13758977" calcext:value-type="float">
            <text:p>0.13758977</text:p>
          </table:table-cell>
          <table:table-cell office:value-type="float" office:value="0.14181999" calcext:value-type="float">
            <text:p>0.14181999</text:p>
          </table:table-cell>
          <table:table-cell office:value-type="float" office:value="0.14606291" calcext:value-type="float">
            <text:p>0.14606291</text:p>
          </table:table-cell>
          <table:table-cell office:value-type="float" office:value="0.15031589" calcext:value-type="float">
            <text:p>0.15031589</text:p>
          </table:table-cell>
          <table:table-cell office:value-type="float" office:value="0.15457615" calcext:value-type="float">
            <text:p>0.15457615</text:p>
          </table:table-cell>
          <table:table-cell office:value-type="float" office:value="0.15884075" calcext:value-type="float">
            <text:p>0.15884075</text:p>
          </table:table-cell>
          <table:table-cell office:value-type="float" office:value="0.16310655" calcext:value-type="float">
            <text:p>0.16310655</text:p>
          </table:table-cell>
          <table:table-cell office:value-type="float" office:value="0.16737022" calcext:value-type="float">
            <text:p>0.16737022</text:p>
          </table:table-cell>
          <table:table-cell office:value-type="float" office:value="0.17162818" calcext:value-type="float">
            <text:p>0.17162818</text:p>
          </table:table-cell>
          <table:table-cell office:value-type="float" office:value="0.17587655" calcext:value-type="float">
            <text:p>0.17587655</text:p>
          </table:table-cell>
          <table:table-cell office:value-type="float" office:value="0.18011116" calcext:value-type="float">
            <text:p>0.18011116</text:p>
          </table:table-cell>
          <table:table-cell office:value-type="float" office:value="0.18432744" calcext:value-type="float">
            <text:p>0.18432744</text:p>
          </table:table-cell>
          <table:table-cell office:value-type="float" office:value="0.18852044" calcext:value-type="float">
            <text:p>0.18852044</text:p>
          </table:table-cell>
          <table:table-cell office:value-type="float" office:value="0.19268471" calcext:value-type="float">
            <text:p>0.19268471</text:p>
          </table:table-cell>
          <table:table-cell office:value-type="float" office:value="0.19681425" calcext:value-type="float">
            <text:p>0.19681425</text:p>
          </table:table-cell>
          <table:table-cell office:value-type="float" office:value="0.20090241" calcext:value-type="float">
            <text:p>0.20090241</text:p>
          </table:table-cell>
          <table:table-cell office:value-type="float" office:value="0.20494184" calcext:value-type="float">
            <text:p>0.20494184</text:p>
          </table:table-cell>
          <table:table-cell office:value-type="float" office:value="0.20892434" calcext:value-type="float">
            <text:p>0.20892434</text:p>
          </table:table-cell>
          <table:table-cell office:value-type="float" office:value="0.21284069" calcext:value-type="float">
            <text:p>0.21284069</text:p>
          </table:table-cell>
          <table:table-cell office:value-type="float" office:value="0.21668057" calcext:value-type="float">
            <text:p>0.21668057</text:p>
          </table:table-cell>
          <table:table-cell office:value-type="float" office:value="0.22043228" calcext:value-type="float">
            <text:p>0.22043228</text:p>
          </table:table-cell>
          <table:table-cell office:value-type="float" office:value="0.22408258" calcext:value-type="float">
            <text:p>0.22408258</text:p>
          </table:table-cell>
          <table:table-cell office:value-type="float" office:value="0.22761635" calcext:value-type="float">
            <text:p>0.22761635</text:p>
          </table:table-cell>
          <table:table-cell office:value-type="float" office:value="0.23101627" calcext:value-type="float">
            <text:p>0.23101627</text:p>
          </table:table-cell>
          <table:table-cell office:value-type="float" office:value="0.23426244" calcext:value-type="float">
            <text:p>0.23426244</text:p>
          </table:table-cell>
          <table:table-cell office:value-type="float" office:value="0.23733177" calcext:value-type="float">
            <text:p>0.23733177</text:p>
          </table:table-cell>
          <table:table-cell office:value-type="float" office:value="0.24019744" calcext:value-type="float">
            <text:p>0.24019744</text:p>
          </table:table-cell>
          <table:table-cell office:value-type="float" office:value="0.24282805" calcext:value-type="float">
            <text:p>0.24282805</text:p>
          </table:table-cell>
          <table:table-cell office:value-type="float" office:value="0.2451866" calcext:value-type="float">
            <text:p>0.2451866</text:p>
          </table:table-cell>
          <table:table-cell office:value-type="float" office:value="0.24722931" calcext:value-type="float">
            <text:p>0.24722931</text:p>
          </table:table-cell>
          <table:table-cell office:value-type="float" office:value="0.24890391" calcext:value-type="float">
            <text:p>0.24890391</text:p>
          </table:table-cell>
          <table:table-cell office:value-type="float" office:value="0.25014764" calcext:value-type="float">
            <text:p>0.25014764</text:p>
          </table:table-cell>
          <table:table-cell office:value-type="float" office:value="0.25088455" calcext:value-type="float">
            <text:p>0.25088455</text:p>
          </table:table-cell>
          <table:table-cell office:value-type="float" office:value="0.25102205" calcext:value-type="float">
            <text:p>0.25102205</text:p>
          </table:table-cell>
          <table:table-cell office:value-type="float" office:value="0.25044629" calcext:value-type="float">
            <text:p>0.25044629</text:p>
          </table:table-cell>
          <table:table-cell office:value-type="float" office:value="0.24901613" calcext:value-type="float">
            <text:p>0.24901613</text:p>
          </table:table-cell>
          <table:table-cell office:value-type="float" office:value="0.24655508" calcext:value-type="float">
            <text:p>0.24655508</text:p>
          </table:table-cell>
          <table:table-cell office:value-type="float" office:value="0.24284048" calcext:value-type="float">
            <text:p>0.24284048</text:p>
          </table:table-cell>
          <table:table-cell office:value-type="float" office:value="0.23758892" calcext:value-type="float">
            <text:p>0.23758892</text:p>
          </table:table-cell>
          <table:table-cell office:value-type="float" office:value="0.23043646" calcext:value-type="float">
            <text:p>0.23043646</text:p>
          </table:table-cell>
          <table:table-cell office:value-type="float" office:value="0.2209118" calcext:value-type="float">
            <text:p>0.2209118</text:p>
          </table:table-cell>
          <table:table-cell office:value-type="float" office:value="0.20839973" calcext:value-type="float">
            <text:p>0.20839973</text:p>
          </table:table-cell>
          <table:table-cell office:value-type="float" office:value="0.19209107" calcext:value-type="float">
            <text:p>0.19209107</text:p>
          </table:table-cell>
          <table:table-cell office:value-type="float" office:value="0.17091375" calcext:value-type="float">
            <text:p>0.17091375</text:p>
          </table:table-cell>
          <table:table-cell office:value-type="float" office:value="0.14343588" calcext:value-type="float">
            <text:p>0.14343588</text:p>
          </table:table-cell>
          <table:table-cell office:value-type="float" office:value="0.10772312" calcext:value-type="float">
            <text:p>0.10772312</text:p>
          </table:table-cell>
          <table:table-cell office:value-type="float" office:value="0.06113119" calcext:value-type="float">
            <text:p>0.0611311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1111111" calcext:value-type="float">
            <text:p>0.11111111</text:p>
          </table:table-cell>
          <table:table-cell office:value-type="float" office:value="0.11512951" calcext:value-type="float">
            <text:p>0.11512951</text:p>
          </table:table-cell>
          <table:table-cell office:value-type="float" office:value="0.1191836" calcext:value-type="float">
            <text:p>0.1191836</text:p>
          </table:table-cell>
          <table:table-cell office:value-type="float" office:value="0.12327172" calcext:value-type="float">
            <text:p>0.12327172</text:p>
          </table:table-cell>
          <table:table-cell office:value-type="float" office:value="0.12739213" calcext:value-type="float">
            <text:p>0.12739213</text:p>
          </table:table-cell>
          <table:table-cell office:value-type="float" office:value="0.13154302" calcext:value-type="float">
            <text:p>0.13154302</text:p>
          </table:table-cell>
          <table:table-cell office:value-type="float" office:value="0.13572252" calcext:value-type="float">
            <text:p>0.13572252</text:p>
          </table:table-cell>
          <table:table-cell office:value-type="float" office:value="0.13992864" calcext:value-type="float">
            <text:p>0.13992864</text:p>
          </table:table-cell>
          <table:table-cell office:value-type="float" office:value="0.14415927" calcext:value-type="float">
            <text:p>0.14415927</text:p>
          </table:table-cell>
          <table:table-cell office:value-type="float" office:value="0.14841219" calcext:value-type="float">
            <text:p>0.14841219</text:p>
          </table:table-cell>
          <table:table-cell office:value-type="float" office:value="0.15268499" calcext:value-type="float">
            <text:p>0.15268499</text:p>
          </table:table-cell>
          <table:table-cell office:value-type="float" office:value="0.1569751" calcext:value-type="float">
            <text:p>0.1569751</text:p>
          </table:table-cell>
          <table:table-cell office:value-type="float" office:value="0.1612797" calcext:value-type="float">
            <text:p>0.1612797</text:p>
          </table:table-cell>
          <table:table-cell office:value-type="float" office:value="0.16559575" calcext:value-type="float">
            <text:p>0.16559575</text:p>
          </table:table-cell>
          <table:table-cell office:value-type="float" office:value="0.16991992" calcext:value-type="float">
            <text:p>0.16991992</text:p>
          </table:table-cell>
          <table:table-cell office:value-type="float" office:value="0.17424853" calcext:value-type="float">
            <text:p>0.17424853</text:p>
          </table:table-cell>
          <table:table-cell office:value-type="float" office:value="0.17857752" calcext:value-type="float">
            <text:p>0.17857752</text:p>
          </table:table-cell>
          <table:table-cell office:value-type="float" office:value="0.18290237" calcext:value-type="float">
            <text:p>0.18290237</text:p>
          </table:table-cell>
          <table:table-cell office:value-type="float" office:value="0.18721804" calcext:value-type="float">
            <text:p>0.18721804</text:p>
          </table:table-cell>
          <table:table-cell office:value-type="float" office:value="0.19151887" calcext:value-type="float">
            <text:p>0.19151887</text:p>
          </table:table-cell>
          <table:table-cell office:value-type="float" office:value="0.19579849" calcext:value-type="float">
            <text:p>0.19579849</text:p>
          </table:table-cell>
          <table:table-cell office:value-type="float" office:value="0.20004967" calcext:value-type="float">
            <text:p>0.20004967</text:p>
          </table:table-cell>
          <table:table-cell office:value-type="float" office:value="0.20426419" calcext:value-type="float">
            <text:p>0.20426419</text:p>
          </table:table-cell>
          <table:table-cell office:value-type="float" office:value="0.20843266" calcext:value-type="float">
            <text:p>0.20843266</text:p>
          </table:table-cell>
          <table:table-cell office:value-type="float" office:value="0.21254429" calcext:value-type="float">
            <text:p>0.21254429</text:p>
          </table:table-cell>
          <table:table-cell office:value-type="float" office:value="0.21658661" calcext:value-type="float">
            <text:p>0.21658661</text:p>
          </table:table-cell>
          <table:table-cell office:value-type="float" office:value="0.22054515" calcext:value-type="float">
            <text:p>0.22054515</text:p>
          </table:table-cell>
          <table:table-cell office:value-type="float" office:value="0.22440304" calcext:value-type="float">
            <text:p>0.22440304</text:p>
          </table:table-cell>
          <table:table-cell office:value-type="float" office:value="0.22814046" calcext:value-type="float">
            <text:p>0.22814046</text:p>
          </table:table-cell>
          <table:table-cell office:value-type="float" office:value="0.23173405" calcext:value-type="float">
            <text:p>0.23173405</text:p>
          </table:table-cell>
          <table:table-cell office:value-type="float" office:value="0.23515607" calcext:value-type="float">
            <text:p>0.23515607</text:p>
          </table:table-cell>
          <table:table-cell office:value-type="float" office:value="0.23837334" calcext:value-type="float">
            <text:p>0.23837334</text:p>
          </table:table-cell>
          <table:table-cell office:value-type="float" office:value="0.241346" calcext:value-type="float">
            <text:p>0.241346</text:p>
          </table:table-cell>
          <table:table-cell office:value-type="float" office:value="0.24402572" calcext:value-type="float">
            <text:p>0.24402572</text:p>
          </table:table-cell>
          <table:table-cell office:value-type="float" office:value="0.24635352" calcext:value-type="float">
            <text:p>0.24635352</text:p>
          </table:table-cell>
          <table:table-cell office:value-type="float" office:value="0.24825685" calcext:value-type="float">
            <text:p>0.24825685</text:p>
          </table:table-cell>
          <table:table-cell office:value-type="float" office:value="0.24964571" calcext:value-type="float">
            <text:p>0.24964571</text:p>
          </table:table-cell>
          <table:table-cell office:value-type="float" office:value="0.25040748" calcext:value-type="float">
            <text:p>0.25040748</text:p>
          </table:table-cell>
          <table:table-cell office:value-type="float" office:value="0.25039999" calcext:value-type="float">
            <text:p>0.25039999</text:p>
          </table:table-cell>
          <table:table-cell office:value-type="float" office:value="0.24944203" calcext:value-type="float">
            <text:p>0.24944203</text:p>
          </table:table-cell>
          <table:table-cell office:value-type="float" office:value="0.24730046" calcext:value-type="float">
            <text:p>0.24730046</text:p>
          </table:table-cell>
          <table:table-cell office:value-type="float" office:value="0.24367237" calcext:value-type="float">
            <text:p>0.24367237</text:p>
          </table:table-cell>
          <table:table-cell office:value-type="float" office:value="0.2381605" calcext:value-type="float">
            <text:p>0.2381605</text:p>
          </table:table-cell>
          <table:table-cell office:value-type="float" office:value="0.2302388" calcext:value-type="float">
            <text:p>0.2302388</text:p>
          </table:table-cell>
          <table:table-cell office:value-type="float" office:value="0.21920434" calcext:value-type="float">
            <text:p>0.21920434</text:p>
          </table:table-cell>
          <table:table-cell office:value-type="float" office:value="0.20410924" calcext:value-type="float">
            <text:p>0.20410924</text:p>
          </table:table-cell>
          <table:table-cell office:value-type="float" office:value="0.18366296" calcext:value-type="float">
            <text:p>0.18366296</text:p>
          </table:table-cell>
          <table:table-cell office:value-type="float" office:value="0.15608884" calcext:value-type="float">
            <text:p>0.15608884</text:p>
          </table:table-cell>
          <table:table-cell office:value-type="float" office:value="0.11890162" calcext:value-type="float">
            <text:p>0.11890162</text:p>
          </table:table-cell>
          <table:table-cell office:value-type="float" office:value="0.06857247" calcext:value-type="float">
            <text:p>0.0685724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" calcext:value-type="float">
            <text:p>0.1</text:p>
          </table:table-cell>
          <table:table-cell office:value-type="float" office:value="0.1038418" calcext:value-type="float">
            <text:p>0.1038418</text:p>
          </table:table-cell>
          <table:table-cell office:value-type="float" office:value="0.10773011" calcext:value-type="float">
            <text:p>0.10773011</text:p>
          </table:table-cell>
          <table:table-cell office:value-type="float" office:value="0.1116638" calcext:value-type="float">
            <text:p>0.1116638</text:p>
          </table:table-cell>
          <table:table-cell office:value-type="float" office:value="0.11564174" calcext:value-type="float">
            <text:p>0.11564174</text:p>
          </table:table-cell>
          <table:table-cell office:value-type="float" office:value="0.11966274" calcext:value-type="float">
            <text:p>0.11966274</text:p>
          </table:table-cell>
          <table:table-cell office:value-type="float" office:value="0.12372558" calcext:value-type="float">
            <text:p>0.12372558</text:p>
          </table:table-cell>
          <table:table-cell office:value-type="float" office:value="0.12782896" calcext:value-type="float">
            <text:p>0.12782896</text:p>
          </table:table-cell>
          <table:table-cell office:value-type="float" office:value="0.13197151" calcext:value-type="float">
            <text:p>0.13197151</text:p>
          </table:table-cell>
          <table:table-cell office:value-type="float" office:value="0.13615178" calcext:value-type="float">
            <text:p>0.13615178</text:p>
          </table:table-cell>
          <table:table-cell office:value-type="float" office:value="0.14036821" calcext:value-type="float">
            <text:p>0.14036821</text:p>
          </table:table-cell>
          <table:table-cell office:value-type="float" office:value="0.14461909" calcext:value-type="float">
            <text:p>0.14461909</text:p>
          </table:table-cell>
          <table:table-cell office:value-type="float" office:value="0.14890258" calcext:value-type="float">
            <text:p>0.14890258</text:p>
          </table:table-cell>
          <table:table-cell office:value-type="float" office:value="0.15321665" calcext:value-type="float">
            <text:p>0.15321665</text:p>
          </table:table-cell>
          <table:table-cell office:value-type="float" office:value="0.15755905" calcext:value-type="float">
            <text:p>0.15755905</text:p>
          </table:table-cell>
          <table:table-cell office:value-type="float" office:value="0.16192728" calcext:value-type="float">
            <text:p>0.16192728</text:p>
          </table:table-cell>
          <table:table-cell office:value-type="float" office:value="0.16631854" calcext:value-type="float">
            <text:p>0.16631854</text:p>
          </table:table-cell>
          <table:table-cell office:value-type="float" office:value="0.17072969" calcext:value-type="float">
            <text:p>0.17072969</text:p>
          </table:table-cell>
          <table:table-cell office:value-type="float" office:value="0.17515716" calcext:value-type="float">
            <text:p>0.17515716</text:p>
          </table:table-cell>
          <table:table-cell office:value-type="float" office:value="0.1795969" calcext:value-type="float">
            <text:p>0.1795969</text:p>
          </table:table-cell>
          <table:table-cell office:value-type="float" office:value="0.18404428" calcext:value-type="float">
            <text:p>0.18404428</text:p>
          </table:table-cell>
          <table:table-cell office:value-type="float" office:value="0.18849395" calcext:value-type="float">
            <text:p>0.18849395</text:p>
          </table:table-cell>
          <table:table-cell office:value-type="float" office:value="0.19293976" calcext:value-type="float">
            <text:p>0.19293976</text:p>
          </table:table-cell>
          <table:table-cell office:value-type="float" office:value="0.19737457" calcext:value-type="float">
            <text:p>0.19737457</text:p>
          </table:table-cell>
          <table:table-cell office:value-type="float" office:value="0.20179003" calcext:value-type="float">
            <text:p>0.20179003</text:p>
          </table:table-cell>
          <table:table-cell office:value-type="float" office:value="0.20617636" calcext:value-type="float">
            <text:p>0.20617636</text:p>
          </table:table-cell>
          <table:table-cell office:value-type="float" office:value="0.21052202" calcext:value-type="float">
            <text:p>0.21052202</text:p>
          </table:table-cell>
          <table:table-cell office:value-type="float" office:value="0.21481335" calcext:value-type="float">
            <text:p>0.21481335</text:p>
          </table:table-cell>
          <table:table-cell office:value-type="float" office:value="0.21903404" calcext:value-type="float">
            <text:p>0.21903404</text:p>
          </table:table-cell>
          <table:table-cell office:value-type="float" office:value="0.22316456" calcext:value-type="float">
            <text:p>0.22316456</text:p>
          </table:table-cell>
          <table:table-cell office:value-type="float" office:value="0.22718133" calcext:value-type="float">
            <text:p>0.22718133</text:p>
          </table:table-cell>
          <table:table-cell office:value-type="float" office:value="0.23105573" calcext:value-type="float">
            <text:p>0.23105573</text:p>
          </table:table-cell>
          <table:table-cell office:value-type="float" office:value="0.23475275" calcext:value-type="float">
            <text:p>0.23475275</text:p>
          </table:table-cell>
          <table:table-cell office:value-type="float" office:value="0.23822928" calcext:value-type="float">
            <text:p>0.23822928</text:p>
          </table:table-cell>
          <table:table-cell office:value-type="float" office:value="0.24143182" calcext:value-type="float">
            <text:p>0.24143182</text:p>
          </table:table-cell>
          <table:table-cell office:value-type="float" office:value="0.24429339" calcext:value-type="float">
            <text:p>0.24429339</text:p>
          </table:table-cell>
          <table:table-cell office:value-type="float" office:value="0.24672949" calcext:value-type="float">
            <text:p>0.24672949</text:p>
          </table:table-cell>
          <table:table-cell office:value-type="float" office:value="0.24863246" calcext:value-type="float">
            <text:p>0.24863246</text:p>
          </table:table-cell>
          <table:table-cell office:value-type="float" office:value="0.2498639" calcext:value-type="float">
            <text:p>0.2498639</text:p>
          </table:table-cell>
          <table:table-cell office:value-type="float" office:value="0.25024409" calcext:value-type="float">
            <text:p>0.25024409</text:p>
          </table:table-cell>
          <table:table-cell office:value-type="float" office:value="0.24953729" calcext:value-type="float">
            <text:p>0.24953729</text:p>
          </table:table-cell>
          <table:table-cell office:value-type="float" office:value="0.24743112" calcext:value-type="float">
            <text:p>0.24743112</text:p>
          </table:table-cell>
          <table:table-cell office:value-type="float" office:value="0.24350733" calcext:value-type="float">
            <text:p>0.24350733</text:p>
          </table:table-cell>
          <table:table-cell office:value-type="float" office:value="0.23720014" calcext:value-type="float">
            <text:p>0.23720014</text:p>
          </table:table-cell>
          <table:table-cell office:value-type="float" office:value="0.2277363" calcext:value-type="float">
            <text:p>0.2277363</text:p>
          </table:table-cell>
          <table:table-cell office:value-type="float" office:value="0.21404766" calcext:value-type="float">
            <text:p>0.21404766</text:p>
          </table:table-cell>
          <table:table-cell office:value-type="float" office:value="0.19464131" calcext:value-type="float">
            <text:p>0.19464131</text:p>
          </table:table-cell>
          <table:table-cell office:value-type="float" office:value="0.16740005" calcext:value-type="float">
            <text:p>0.16740005</text:p>
          </table:table-cell>
          <table:table-cell office:value-type="float" office:value="0.12926584" calcext:value-type="float">
            <text:p>0.12926584</text:p>
          </table:table-cell>
          <table:table-cell office:value-type="float" office:value="0.07573143" calcext:value-type="float">
            <text:p>0.0757314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9090909" calcext:value-type="float">
            <text:p>0.09090909</text:p>
          </table:table-cell>
          <table:table-cell office:value-type="float" office:value="0.09457262" calcext:value-type="float">
            <text:p>0.09457262</text:p>
          </table:table-cell>
          <table:table-cell office:value-type="float" office:value="0.09829004" calcext:value-type="float">
            <text:p>0.09829004</text:p>
          </table:table-cell>
          <table:table-cell office:value-type="float" office:value="0.10206071" calcext:value-type="float">
            <text:p>0.10206071</text:p>
          </table:table-cell>
          <table:table-cell office:value-type="float" office:value="0.10588398" calcext:value-type="float">
            <text:p>0.10588398</text:p>
          </table:table-cell>
          <table:table-cell office:value-type="float" office:value="0.10975919" calcext:value-type="float">
            <text:p>0.10975919</text:p>
          </table:table-cell>
          <table:table-cell office:value-type="float" office:value="0.11368565" calcext:value-type="float">
            <text:p>0.11368565</text:p>
          </table:table-cell>
          <table:table-cell office:value-type="float" office:value="0.11766267" calcext:value-type="float">
            <text:p>0.11766267</text:p>
          </table:table-cell>
          <table:table-cell office:value-type="float" office:value="0.12168951" calcext:value-type="float">
            <text:p>0.12168951</text:p>
          </table:table-cell>
          <table:table-cell office:value-type="float" office:value="0.12576536" calcext:value-type="float">
            <text:p>0.12576536</text:p>
          </table:table-cell>
          <table:table-cell office:value-type="float" office:value="0.12988938" calcext:value-type="float">
            <text:p>0.12988938</text:p>
          </table:table-cell>
          <table:table-cell office:value-type="float" office:value="0.13406063" calcext:value-type="float">
            <text:p>0.13406063</text:p>
          </table:table-cell>
          <table:table-cell office:value-type="float" office:value="0.13827808" calcext:value-type="float">
            <text:p>0.13827808</text:p>
          </table:table-cell>
          <table:table-cell office:value-type="float" office:value="0.14254059" calcext:value-type="float">
            <text:p>0.14254059</text:p>
          </table:table-cell>
          <table:table-cell office:value-type="float" office:value="0.14684685" calcext:value-type="float">
            <text:p>0.14684685</text:p>
          </table:table-cell>
          <table:table-cell office:value-type="float" office:value="0.1511954" calcext:value-type="float">
            <text:p>0.1511954</text:p>
          </table:table-cell>
          <table:table-cell office:value-type="float" office:value="0.15558455" calcext:value-type="float">
            <text:p>0.15558455</text:p>
          </table:table-cell>
          <table:table-cell office:value-type="float" office:value="0.16001238" calcext:value-type="float">
            <text:p>0.16001238</text:p>
          </table:table-cell>
          <table:table-cell office:value-type="float" office:value="0.16447664" calcext:value-type="float">
            <text:p>0.16447664</text:p>
          </table:table-cell>
          <table:table-cell office:value-type="float" office:value="0.16897471" calcext:value-type="float">
            <text:p>0.16897471</text:p>
          </table:table-cell>
          <table:table-cell office:value-type="float" office:value="0.17350355" calcext:value-type="float">
            <text:p>0.17350355</text:p>
          </table:table-cell>
          <table:table-cell office:value-type="float" office:value="0.17805954" calcext:value-type="float">
            <text:p>0.17805954</text:p>
          </table:table-cell>
          <table:table-cell office:value-type="float" office:value="0.18263843" calcext:value-type="float">
            <text:p>0.18263843</text:p>
          </table:table-cell>
          <table:table-cell office:value-type="float" office:value="0.18723516" calcext:value-type="float">
            <text:p>0.18723516</text:p>
          </table:table-cell>
          <table:table-cell office:value-type="float" office:value="0.19184371" calcext:value-type="float">
            <text:p>0.19184371</text:p>
          </table:table-cell>
          <table:table-cell office:value-type="float" office:value="0.19645684" calcext:value-type="float">
            <text:p>0.19645684</text:p>
          </table:table-cell>
          <table:table-cell office:value-type="float" office:value="0.20106586" calcext:value-type="float">
            <text:p>0.20106586</text:p>
          </table:table-cell>
          <table:table-cell office:value-type="float" office:value="0.20566022" calcext:value-type="float">
            <text:p>0.20566022</text:p>
          </table:table-cell>
          <table:table-cell office:value-type="float" office:value="0.21022712" calcext:value-type="float">
            <text:p>0.21022712</text:p>
          </table:table-cell>
          <table:table-cell office:value-type="float" office:value="0.2147509" calcext:value-type="float">
            <text:p>0.2147509</text:p>
          </table:table-cell>
          <table:table-cell office:value-type="float" office:value="0.21921228" calcext:value-type="float">
            <text:p>0.21921228</text:p>
          </table:table-cell>
          <table:table-cell office:value-type="float" office:value="0.22358743" calcext:value-type="float">
            <text:p>0.22358743</text:p>
          </table:table-cell>
          <table:table-cell office:value-type="float" office:value="0.22784663" calcext:value-type="float">
            <text:p>0.22784663</text:p>
          </table:table-cell>
          <table:table-cell office:value-type="float" office:value="0.23195261" calcext:value-type="float">
            <text:p>0.23195261</text:p>
          </table:table-cell>
          <table:table-cell office:value-type="float" office:value="0.23585826" calcext:value-type="float">
            <text:p>0.23585826</text:p>
          </table:table-cell>
          <table:table-cell office:value-type="float" office:value="0.23950351" calcext:value-type="float">
            <text:p>0.23950351</text:p>
          </table:table-cell>
          <table:table-cell office:value-type="float" office:value="0.24281117" calcext:value-type="float">
            <text:p>0.24281117</text:p>
          </table:table-cell>
          <table:table-cell office:value-type="float" office:value="0.24568106" calcext:value-type="float">
            <text:p>0.24568106</text:p>
          </table:table-cell>
          <table:table-cell office:value-type="float" office:value="0.24798199" calcext:value-type="float">
            <text:p>0.24798199</text:p>
          </table:table-cell>
          <table:table-cell office:value-type="float" office:value="0.24954033" calcext:value-type="float">
            <text:p>0.24954033</text:p>
          </table:table-cell>
          <table:table-cell office:value-type="float" office:value="0.25012399" calcext:value-type="float">
            <text:p>0.25012399</text:p>
          </table:table-cell>
          <table:table-cell office:value-type="float" office:value="0.24941928" calcext:value-type="float">
            <text:p>0.24941928</text:p>
          </table:table-cell>
          <table:table-cell office:value-type="float" office:value="0.24699772" calcext:value-type="float">
            <text:p>0.24699772</text:p>
          </table:table-cell>
          <table:table-cell office:value-type="float" office:value="0.24226752" calcext:value-type="float">
            <text:p>0.24226752</text:p>
          </table:table-cell>
          <table:table-cell office:value-type="float" office:value="0.23440205" calcext:value-type="float">
            <text:p>0.23440205</text:p>
          </table:table-cell>
          <table:table-cell office:value-type="float" office:value="0.22223269" calcext:value-type="float">
            <text:p>0.22223269</text:p>
          </table:table-cell>
          <table:table-cell office:value-type="float" office:value="0.20408434" calcext:value-type="float">
            <text:p>0.20408434</text:p>
          </table:table-cell>
          <table:table-cell office:value-type="float" office:value="0.17751297" calcext:value-type="float">
            <text:p>0.17751297</text:p>
          </table:table-cell>
          <table:table-cell office:value-type="float" office:value="0.13887854" calcext:value-type="float">
            <text:p>0.13887854</text:p>
          </table:table-cell>
          <table:table-cell office:value-type="float" office:value="0.08261984" calcext:value-type="float">
            <text:p>0.0826198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8333333" calcext:value-type="float">
            <text:p>0.08333333</text:p>
          </table:table-cell>
          <table:table-cell office:value-type="float" office:value="0.08682441" calcext:value-type="float">
            <text:p>0.08682441</text:p>
          </table:table-cell>
          <table:table-cell office:value-type="float" office:value="0.09037438" calcext:value-type="float">
            <text:p>0.09037438</text:p>
          </table:table-cell>
          <table:table-cell office:value-type="float" office:value="0.09398298" calcext:value-type="float">
            <text:p>0.09398298</text:p>
          </table:table-cell>
          <table:table-cell office:value-type="float" office:value="0.09764997" calcext:value-type="float">
            <text:p>0.09764997</text:p>
          </table:table-cell>
          <table:table-cell office:value-type="float" office:value="0.10137512" calcext:value-type="float">
            <text:p>0.10137512</text:p>
          </table:table-cell>
          <table:table-cell office:value-type="float" office:value="0.10515822" calcext:value-type="float">
            <text:p>0.10515822</text:p>
          </table:table-cell>
          <table:table-cell office:value-type="float" office:value="0.10899904" calcext:value-type="float">
            <text:p>0.10899904</text:p>
          </table:table-cell>
          <table:table-cell office:value-type="float" office:value="0.11289738" calcext:value-type="float">
            <text:p>0.11289738</text:p>
          </table:table-cell>
          <table:table-cell office:value-type="float" office:value="0.11685299" calcext:value-type="float">
            <text:p>0.11685299</text:p>
          </table:table-cell>
          <table:table-cell office:value-type="float" office:value="0.12086561" calcext:value-type="float">
            <text:p>0.12086561</text:p>
          </table:table-cell>
          <table:table-cell office:value-type="float" office:value="0.12493497" calcext:value-type="float">
            <text:p>0.12493497</text:p>
          </table:table-cell>
          <table:table-cell office:value-type="float" office:value="0.12906072" calcext:value-type="float">
            <text:p>0.12906072</text:p>
          </table:table-cell>
          <table:table-cell office:value-type="float" office:value="0.13324246" calcext:value-type="float">
            <text:p>0.13324246</text:p>
          </table:table-cell>
          <table:table-cell office:value-type="float" office:value="0.13747972" calcext:value-type="float">
            <text:p>0.13747972</text:p>
          </table:table-cell>
          <table:table-cell office:value-type="float" office:value="0.14177191" calcext:value-type="float">
            <text:p>0.14177191</text:p>
          </table:table-cell>
          <table:table-cell office:value-type="float" office:value="0.14611831" calcext:value-type="float">
            <text:p>0.14611831</text:p>
          </table:table-cell>
          <table:table-cell office:value-type="float" office:value="0.15051805" calcext:value-type="float">
            <text:p>0.15051805</text:p>
          </table:table-cell>
          <table:table-cell office:value-type="float" office:value="0.15497004" calcext:value-type="float">
            <text:p>0.15497004</text:p>
          </table:table-cell>
          <table:table-cell office:value-type="float" office:value="0.15947292" calcext:value-type="float">
            <text:p>0.15947292</text:p>
          </table:table-cell>
          <table:table-cell office:value-type="float" office:value="0.16402504" calcext:value-type="float">
            <text:p>0.16402504</text:p>
          </table:table-cell>
          <table:table-cell office:value-type="float" office:value="0.16862434" calcext:value-type="float">
            <text:p>0.16862434</text:p>
          </table:table-cell>
          <table:table-cell office:value-type="float" office:value="0.17326827" calcext:value-type="float">
            <text:p>0.17326827</text:p>
          </table:table-cell>
          <table:table-cell office:value-type="float" office:value="0.17795367" calcext:value-type="float">
            <text:p>0.17795367</text:p>
          </table:table-cell>
          <table:table-cell office:value-type="float" office:value="0.18267661" calcext:value-type="float">
            <text:p>0.18267661</text:p>
          </table:table-cell>
          <table:table-cell office:value-type="float" office:value="0.18743223" calcext:value-type="float">
            <text:p>0.18743223</text:p>
          </table:table-cell>
          <table:table-cell office:value-type="float" office:value="0.19221444" calcext:value-type="float">
            <text:p>0.19221444</text:p>
          </table:table-cell>
          <table:table-cell office:value-type="float" office:value="0.19701567" calcext:value-type="float">
            <text:p>0.19701567</text:p>
          </table:table-cell>
          <table:table-cell office:value-type="float" office:value="0.20182642" calcext:value-type="float">
            <text:p>0.20182642</text:p>
          </table:table-cell>
          <table:table-cell office:value-type="float" office:value="0.20663478" calcext:value-type="float">
            <text:p>0.20663478</text:p>
          </table:table-cell>
          <table:table-cell office:value-type="float" office:value="0.21142567" calcext:value-type="float">
            <text:p>0.21142567</text:p>
          </table:table-cell>
          <table:table-cell office:value-type="float" office:value="0.21618002" calcext:value-type="float">
            <text:p>0.21618002</text:p>
          </table:table-cell>
          <table:table-cell office:value-type="float" office:value="0.22087348" calcext:value-type="float">
            <text:p>0.22087348</text:p>
          </table:table-cell>
          <table:table-cell office:value-type="float" office:value="0.22547483" calcext:value-type="float">
            <text:p>0.22547483</text:p>
          </table:table-cell>
          <table:table-cell office:value-type="float" office:value="0.22994374" calcext:value-type="float">
            <text:p>0.22994374</text:p>
          </table:table-cell>
          <table:table-cell office:value-type="float" office:value="0.23422775" calcext:value-type="float">
            <text:p>0.23422775</text:p>
          </table:table-cell>
          <table:table-cell office:value-type="float" office:value="0.23825802" calcext:value-type="float">
            <text:p>0.23825802</text:p>
          </table:table-cell>
          <table:table-cell office:value-type="float" office:value="0.24194346" calcext:value-type="float">
            <text:p>0.24194346</text:p>
          </table:table-cell>
          <table:table-cell office:value-type="float" office:value="0.24516239" calcext:value-type="float">
            <text:p>0.24516239</text:p>
          </table:table-cell>
          <table:table-cell office:value-type="float" office:value="0.24775063" calcext:value-type="float">
            <text:p>0.24775063</text:p>
          </table:table-cell>
          <table:table-cell office:value-type="float" office:value="0.24948438" calcext:value-type="float">
            <text:p>0.24948438</text:p>
          </table:table-cell>
          <table:table-cell office:value-type="float" office:value="0.2500552" calcext:value-type="float">
            <text:p>0.2500552</text:p>
          </table:table-cell>
          <table:table-cell office:value-type="float" office:value="0.24903331" calcext:value-type="float">
            <text:p>0.24903331</text:p>
          </table:table-cell>
          <table:table-cell office:value-type="float" office:value="0.24581296" calcext:value-type="float">
            <text:p>0.24581296</text:p>
          </table:table-cell>
          <table:table-cell office:value-type="float" office:value="0.23952995" calcext:value-type="float">
            <text:p>0.23952995</text:p>
          </table:table-cell>
          <table:table-cell office:value-type="float" office:value="0.22893489" calcext:value-type="float">
            <text:p>0.22893489</text:p>
          </table:table-cell>
          <table:table-cell office:value-type="float" office:value="0.21219299" calcext:value-type="float">
            <text:p>0.21219299</text:p>
          </table:table-cell>
          <table:table-cell office:value-type="float" office:value="0.18655313" calcext:value-type="float">
            <text:p>0.18655313</text:p>
          </table:table-cell>
          <table:table-cell office:value-type="float" office:value="0.1477972" calcext:value-type="float">
            <text:p>0.1477972</text:p>
          </table:table-cell>
          <table:table-cell office:value-type="float" office:value="0.08924894" calcext:value-type="float">
            <text:p>0.0892489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0.08025086" calcext:value-type="float">
            <text:p>0.08025086</text:p>
          </table:table-cell>
          <table:table-cell office:value-type="float" office:value="0.08364084" calcext:value-type="float">
            <text:p>0.08364084</text:p>
          </table:table-cell>
          <table:table-cell office:value-type="float" office:value="0.08709307" calcext:value-type="float">
            <text:p>0.08709307</text:p>
          </table:table-cell>
          <table:table-cell office:value-type="float" office:value="0.09060764" calcext:value-type="float">
            <text:p>0.09060764</text:p>
          </table:table-cell>
          <table:table-cell office:value-type="float" office:value="0.09418469" calcext:value-type="float">
            <text:p>0.09418469</text:p>
          </table:table-cell>
          <table:table-cell office:value-type="float" office:value="0.09782437" calcext:value-type="float">
            <text:p>0.09782437</text:p>
          </table:table-cell>
          <table:table-cell office:value-type="float" office:value="0.10152687" calcext:value-type="float">
            <text:p>0.10152687</text:p>
          </table:table-cell>
          <table:table-cell office:value-type="float" office:value="0.10529241" calcext:value-type="float">
            <text:p>0.10529241</text:p>
          </table:table-cell>
          <table:table-cell office:value-type="float" office:value="0.10912122" calcext:value-type="float">
            <text:p>0.10912122</text:p>
          </table:table-cell>
          <table:table-cell office:value-type="float" office:value="0.11301355" calcext:value-type="float">
            <text:p>0.11301355</text:p>
          </table:table-cell>
          <table:table-cell office:value-type="float" office:value="0.11696963" calcext:value-type="float">
            <text:p>0.11696963</text:p>
          </table:table-cell>
          <table:table-cell office:value-type="float" office:value="0.12098972" calcext:value-type="float">
            <text:p>0.12098972</text:p>
          </table:table-cell>
          <table:table-cell office:value-type="float" office:value="0.12507406" calcext:value-type="float">
            <text:p>0.12507406</text:p>
          </table:table-cell>
          <table:table-cell office:value-type="float" office:value="0.12922286" calcext:value-type="float">
            <text:p>0.12922286</text:p>
          </table:table-cell>
          <table:table-cell office:value-type="float" office:value="0.13343629" calcext:value-type="float">
            <text:p>0.13343629</text:p>
          </table:table-cell>
          <table:table-cell office:value-type="float" office:value="0.13771445" calcext:value-type="float">
            <text:p>0.13771445</text:p>
          </table:table-cell>
          <table:table-cell office:value-type="float" office:value="0.14205736" calcext:value-type="float">
            <text:p>0.14205736</text:p>
          </table:table-cell>
          <table:table-cell office:value-type="float" office:value="0.14646495" calcext:value-type="float">
            <text:p>0.14646495</text:p>
          </table:table-cell>
          <table:table-cell office:value-type="float" office:value="0.15093696" calcext:value-type="float">
            <text:p>0.15093696</text:p>
          </table:table-cell>
          <table:table-cell office:value-type="float" office:value="0.15547294" calcext:value-type="float">
            <text:p>0.15547294</text:p>
          </table:table-cell>
          <table:table-cell office:value-type="float" office:value="0.1600722" calcext:value-type="float">
            <text:p>0.1600722</text:p>
          </table:table-cell>
          <table:table-cell office:value-type="float" office:value="0.16473369" calcext:value-type="float">
            <text:p>0.16473369</text:p>
          </table:table-cell>
          <table:table-cell office:value-type="float" office:value="0.16945594" calcext:value-type="float">
            <text:p>0.16945594</text:p>
          </table:table-cell>
          <table:table-cell office:value-type="float" office:value="0.1742369" calcext:value-type="float">
            <text:p>0.1742369</text:p>
          </table:table-cell>
          <table:table-cell office:value-type="float" office:value="0.17907383" calcext:value-type="float">
            <text:p>0.17907383</text:p>
          </table:table-cell>
          <table:table-cell office:value-type="float" office:value="0.18396305" calcext:value-type="float">
            <text:p>0.18396305</text:p>
          </table:table-cell>
          <table:table-cell office:value-type="float" office:value="0.1888997" calcext:value-type="float">
            <text:p>0.1888997</text:p>
          </table:table-cell>
          <table:table-cell office:value-type="float" office:value="0.19387734" calcext:value-type="float">
            <text:p>0.19387734</text:p>
          </table:table-cell>
          <table:table-cell office:value-type="float" office:value="0.19888757" calcext:value-type="float">
            <text:p>0.19888757</text:p>
          </table:table-cell>
          <table:table-cell office:value-type="float" office:value="0.20391931" calcext:value-type="float">
            <text:p>0.20391931</text:p>
          </table:table-cell>
          <table:table-cell office:value-type="float" office:value="0.20895804" calcext:value-type="float">
            <text:p>0.20895804</text:p>
          </table:table-cell>
          <table:table-cell office:value-type="float" office:value="0.21398464" calcext:value-type="float">
            <text:p>0.21398464</text:p>
          </table:table-cell>
          <table:table-cell office:value-type="float" office:value="0.2189739" calcext:value-type="float">
            <text:p>0.2189739</text:p>
          </table:table-cell>
          <table:table-cell office:value-type="float" office:value="0.22389234" calcext:value-type="float">
            <text:p>0.22389234</text:p>
          </table:table-cell>
          <table:table-cell office:value-type="float" office:value="0.22869531" calcext:value-type="float">
            <text:p>0.22869531</text:p>
          </table:table-cell>
          <table:table-cell office:value-type="float" office:value="0.23332289" calcext:value-type="float">
            <text:p>0.23332289</text:p>
          </table:table-cell>
          <table:table-cell office:value-type="float" office:value="0.23769395" calcext:value-type="float">
            <text:p>0.23769395</text:p>
          </table:table-cell>
          <table:table-cell office:value-type="float" office:value="0.2416978" calcext:value-type="float">
            <text:p>0.2416978</text:p>
          </table:table-cell>
          <table:table-cell office:value-type="float" office:value="0.245182" calcext:value-type="float">
            <text:p>0.245182</text:p>
          </table:table-cell>
          <table:table-cell office:value-type="float" office:value="0.24793444" calcext:value-type="float">
            <text:p>0.24793444</text:p>
          </table:table-cell>
          <table:table-cell office:value-type="float" office:value="0.24965698" calcext:value-type="float">
            <text:p>0.24965698</text:p>
          </table:table-cell>
          <table:table-cell office:value-type="float" office:value="0.24992581" calcext:value-type="float">
            <text:p>0.24992581</text:p>
          </table:table-cell>
          <table:table-cell office:value-type="float" office:value="0.24813148" calcext:value-type="float">
            <text:p>0.24813148</text:p>
          </table:table-cell>
          <table:table-cell office:value-type="float" office:value="0.24338643" calcext:value-type="float">
            <text:p>0.24338643</text:p>
          </table:table-cell>
          <table:table-cell office:value-type="float" office:value="0.23437936" calcext:value-type="float">
            <text:p>0.23437936</text:p>
          </table:table-cell>
          <table:table-cell office:value-type="float" office:value="0.21913889" calcext:value-type="float">
            <text:p>0.21913889</text:p>
          </table:table-cell>
          <table:table-cell office:value-type="float" office:value="0.19463196" calcext:value-type="float">
            <text:p>0.19463196</text:p>
          </table:table-cell>
          <table:table-cell office:value-type="float" office:value="0.15607185" calcext:value-type="float">
            <text:p>0.15607185</text:p>
          </table:table-cell>
          <table:table-cell office:value-type="float" office:value="0.09562816" calcext:value-type="float">
            <text:p>0.0956281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.07460347" calcext:value-type="float">
            <text:p>0.07460347</text:p>
          </table:table-cell>
          <table:table-cell office:value-type="float" office:value="0.07784264" calcext:value-type="float">
            <text:p>0.07784264</text:p>
          </table:table-cell>
          <table:table-cell office:value-type="float" office:value="0.08114641" calcext:value-type="float">
            <text:p>0.08114641</text:p>
          </table:table-cell>
          <table:table-cell office:value-type="float" office:value="0.08451514" calcext:value-type="float">
            <text:p>0.08451514</text:p>
          </table:table-cell>
          <table:table-cell office:value-type="float" office:value="0.08794925" calcext:value-type="float">
            <text:p>0.08794925</text:p>
          </table:table-cell>
          <table:table-cell office:value-type="float" office:value="0.09144923" calcext:value-type="float">
            <text:p>0.09144923</text:p>
          </table:table-cell>
          <table:table-cell office:value-type="float" office:value="0.09501559" calcext:value-type="float">
            <text:p>0.09501559</text:p>
          </table:table-cell>
          <table:table-cell office:value-type="float" office:value="0.09864891" calcext:value-type="float">
            <text:p>0.09864891</text:p>
          </table:table-cell>
          <table:table-cell office:value-type="float" office:value="0.1023498" calcext:value-type="float">
            <text:p>0.1023498</text:p>
          </table:table-cell>
          <table:table-cell office:value-type="float" office:value="0.10611892" calcext:value-type="float">
            <text:p>0.10611892</text:p>
          </table:table-cell>
          <table:table-cell office:value-type="float" office:value="0.10995697" calcext:value-type="float">
            <text:p>0.10995697</text:p>
          </table:table-cell>
          <table:table-cell office:value-type="float" office:value="0.1138647" calcext:value-type="float">
            <text:p>0.1138647</text:p>
          </table:table-cell>
          <table:table-cell office:value-type="float" office:value="0.11784286" calcext:value-type="float">
            <text:p>0.11784286</text:p>
          </table:table-cell>
          <table:table-cell office:value-type="float" office:value="0.12189225" calcext:value-type="float">
            <text:p>0.12189225</text:p>
          </table:table-cell>
          <table:table-cell office:value-type="float" office:value="0.12601368" calcext:value-type="float">
            <text:p>0.12601368</text:p>
          </table:table-cell>
          <table:table-cell office:value-type="float" office:value="0.13020796" calcext:value-type="float">
            <text:p>0.13020796</text:p>
          </table:table-cell>
          <table:table-cell office:value-type="float" office:value="0.13447588" calcext:value-type="float">
            <text:p>0.13447588</text:p>
          </table:table-cell>
          <table:table-cell office:value-type="float" office:value="0.1388182" calcext:value-type="float">
            <text:p>0.1388182</text:p>
          </table:table-cell>
          <table:table-cell office:value-type="float" office:value="0.14323563" calcext:value-type="float">
            <text:p>0.14323563</text:p>
          </table:table-cell>
          <table:table-cell office:value-type="float" office:value="0.14772878" calcext:value-type="float">
            <text:p>0.14772878</text:p>
          </table:table-cell>
          <table:table-cell office:value-type="float" office:value="0.15229811" calcext:value-type="float">
            <text:p>0.15229811</text:p>
          </table:table-cell>
          <table:table-cell office:value-type="float" office:value="0.1569439" calcext:value-type="float">
            <text:p>0.1569439</text:p>
          </table:table-cell>
          <table:table-cell office:value-type="float" office:value="0.16166616" calcext:value-type="float">
            <text:p>0.16166616</text:p>
          </table:table-cell>
          <table:table-cell office:value-type="float" office:value="0.16646453" calcext:value-type="float">
            <text:p>0.16646453</text:p>
          </table:table-cell>
          <table:table-cell office:value-type="float" office:value="0.17133815" calcext:value-type="float">
            <text:p>0.17133815</text:p>
          </table:table-cell>
          <table:table-cell office:value-type="float" office:value="0.17628548" calcext:value-type="float">
            <text:p>0.17628548</text:p>
          </table:table-cell>
          <table:table-cell office:value-type="float" office:value="0.18130412" calcext:value-type="float">
            <text:p>0.18130412</text:p>
          </table:table-cell>
          <table:table-cell office:value-type="float" office:value="0.18639044" calcext:value-type="float">
            <text:p>0.18639044</text:p>
          </table:table-cell>
          <table:table-cell office:value-type="float" office:value="0.19153925" calcext:value-type="float">
            <text:p>0.19153925</text:p>
          </table:table-cell>
          <table:table-cell office:value-type="float" office:value="0.19674319" calcext:value-type="float">
            <text:p>0.19674319</text:p>
          </table:table-cell>
          <table:table-cell office:value-type="float" office:value="0.20199202" calcext:value-type="float">
            <text:p>0.20199202</text:p>
          </table:table-cell>
          <table:table-cell office:value-type="float" office:value="0.2072716" calcext:value-type="float">
            <text:p>0.2072716</text:p>
          </table:table-cell>
          <table:table-cell office:value-type="float" office:value="0.21256247" calcext:value-type="float">
            <text:p>0.21256247</text:p>
          </table:table-cell>
          <table:table-cell office:value-type="float" office:value="0.21783786" calcext:value-type="float">
            <text:p>0.21783786</text:p>
          </table:table-cell>
          <table:table-cell office:value-type="float" office:value="0.22306093" calcext:value-type="float">
            <text:p>0.22306093</text:p>
          </table:table-cell>
          <table:table-cell office:value-type="float" office:value="0.22818076" calcext:value-type="float">
            <text:p>0.22818076</text:p>
          </table:table-cell>
          <table:table-cell office:value-type="float" office:value="0.23312662" calcext:value-type="float">
            <text:p>0.23312662</text:p>
          </table:table-cell>
          <table:table-cell office:value-type="float" office:value="0.23779967" calcext:value-type="float">
            <text:p>0.23779967</text:p>
          </table:table-cell>
          <table:table-cell office:value-type="float" office:value="0.24206062" calcext:value-type="float">
            <text:p>0.24206062</text:p>
          </table:table-cell>
          <table:table-cell office:value-type="float" office:value="0.2457115" calcext:value-type="float">
            <text:p>0.2457115</text:p>
          </table:table-cell>
          <table:table-cell office:value-type="float" office:value="0.2484682" calcext:value-type="float">
            <text:p>0.2484682</text:p>
          </table:table-cell>
          <table:table-cell office:value-type="float" office:value="0.24991866" calcext:value-type="float">
            <text:p>0.24991866</text:p>
          </table:table-cell>
          <table:table-cell office:value-type="float" office:value="0.24945831" calcext:value-type="float">
            <text:p>0.24945831</text:p>
          </table:table-cell>
          <table:table-cell office:value-type="float" office:value="0.24618867" calcext:value-type="float">
            <text:p>0.24618867</text:p>
          </table:table-cell>
          <table:table-cell office:value-type="float" office:value="0.23875403" calcext:value-type="float">
            <text:p>0.23875403</text:p>
          </table:table-cell>
          <table:table-cell office:value-type="float" office:value="0.22506908" calcext:value-type="float">
            <text:p>0.22506908</text:p>
          </table:table-cell>
          <table:table-cell office:value-type="float" office:value="0.20184668" calcext:value-type="float">
            <text:p>0.20184668</text:p>
          </table:table-cell>
          <table:table-cell office:value-type="float" office:value="0.16375089" calcext:value-type="float">
            <text:p>0.16375089</text:p>
          </table:table-cell>
          <table:table-cell office:value-type="float" office:value="0.10176784" calcext:value-type="float">
            <text:p>0.1017678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.06969924" calcext:value-type="float">
            <text:p>0.06969924</text:p>
          </table:table-cell>
          <table:table-cell office:value-type="float" office:value="0.07279729" calcext:value-type="float">
            <text:p>0.07279729</text:p>
          </table:table-cell>
          <table:table-cell office:value-type="float" office:value="0.07596135" calcext:value-type="float">
            <text:p>0.07596135</text:p>
          </table:table-cell>
          <table:table-cell office:value-type="float" office:value="0.07919202" calcext:value-type="float">
            <text:p>0.07919202</text:p>
          </table:table-cell>
          <table:table-cell office:value-type="float" office:value="0.08248997" calcext:value-type="float">
            <text:p>0.08248997</text:p>
          </table:table-cell>
          <table:table-cell office:value-type="float" office:value="0.08585591" calcext:value-type="float">
            <text:p>0.08585591</text:p>
          </table:table-cell>
          <table:table-cell office:value-type="float" office:value="0.08929066" calcext:value-type="float">
            <text:p>0.08929066</text:p>
          </table:table-cell>
          <table:table-cell office:value-type="float" office:value="0.09279507" calcext:value-type="float">
            <text:p>0.09279507</text:p>
          </table:table-cell>
          <table:table-cell office:value-type="float" office:value="0.09637009" calcext:value-type="float">
            <text:p>0.09637009</text:p>
          </table:table-cell>
          <table:table-cell office:value-type="float" office:value="0.10001672" calcext:value-type="float">
            <text:p>0.10001672</text:p>
          </table:table-cell>
          <table:table-cell office:value-type="float" office:value="0.10373604" calcext:value-type="float">
            <text:p>0.10373604</text:p>
          </table:table-cell>
          <table:table-cell office:value-type="float" office:value="0.10752918" calcext:value-type="float">
            <text:p>0.10752918</text:p>
          </table:table-cell>
          <table:table-cell office:value-type="float" office:value="0.11139737" calcext:value-type="float">
            <text:p>0.11139737</text:p>
          </table:table-cell>
          <table:table-cell office:value-type="float" office:value="0.11534189" calcext:value-type="float">
            <text:p>0.11534189</text:p>
          </table:table-cell>
          <table:table-cell office:value-type="float" office:value="0.11936407" calcext:value-type="float">
            <text:p>0.11936407</text:p>
          </table:table-cell>
          <table:table-cell office:value-type="float" office:value="0.12346532" calcext:value-type="float">
            <text:p>0.12346532</text:p>
          </table:table-cell>
          <table:table-cell office:value-type="float" office:value="0.12764709" calcext:value-type="float">
            <text:p>0.12764709</text:p>
          </table:table-cell>
          <table:table-cell office:value-type="float" office:value="0.13191088" calcext:value-type="float">
            <text:p>0.13191088</text:p>
          </table:table-cell>
          <table:table-cell office:value-type="float" office:value="0.13625819" calcext:value-type="float">
            <text:p>0.13625819</text:p>
          </table:table-cell>
          <table:table-cell office:value-type="float" office:value="0.14069053" calcext:value-type="float">
            <text:p>0.14069053</text:p>
          </table:table-cell>
          <table:table-cell office:value-type="float" office:value="0.14520941" calcext:value-type="float">
            <text:p>0.14520941</text:p>
          </table:table-cell>
          <table:table-cell office:value-type="float" office:value="0.14981624" calcext:value-type="float">
            <text:p>0.14981624</text:p>
          </table:table-cell>
          <table:table-cell office:value-type="float" office:value="0.15451232" calcext:value-type="float">
            <text:p>0.15451232</text:p>
          </table:table-cell>
          <table:table-cell office:value-type="float" office:value="0.15929876" calcext:value-type="float">
            <text:p>0.15929876</text:p>
          </table:table-cell>
          <table:table-cell office:value-type="float" office:value="0.16417637" calcext:value-type="float">
            <text:p>0.16417637</text:p>
          </table:table-cell>
          <table:table-cell office:value-type="float" office:value="0.16914553" calcext:value-type="float">
            <text:p>0.16914553</text:p>
          </table:table-cell>
          <table:table-cell office:value-type="float" office:value="0.17420603" calcext:value-type="float">
            <text:p>0.17420603</text:p>
          </table:table-cell>
          <table:table-cell office:value-type="float" office:value="0.17935678" calcext:value-type="float">
            <text:p>0.17935678</text:p>
          </table:table-cell>
          <table:table-cell office:value-type="float" office:value="0.18459551" calcext:value-type="float">
            <text:p>0.18459551</text:p>
          </table:table-cell>
          <table:table-cell office:value-type="float" office:value="0.18991825" calcext:value-type="float">
            <text:p>0.18991825</text:p>
          </table:table-cell>
          <table:table-cell office:value-type="float" office:value="0.19531876" calcext:value-type="float">
            <text:p>0.19531876</text:p>
          </table:table-cell>
          <table:table-cell office:value-type="float" office:value="0.20078751" calcext:value-type="float">
            <text:p>0.20078751</text:p>
          </table:table-cell>
          <table:table-cell office:value-type="float" office:value="0.20631052" calcext:value-type="float">
            <text:p>0.20631052</text:p>
          </table:table-cell>
          <table:table-cell office:value-type="float" office:value="0.21186742" calcext:value-type="float">
            <text:p>0.21186742</text:p>
          </table:table-cell>
          <table:table-cell office:value-type="float" office:value="0.21742893" calcext:value-type="float">
            <text:p>0.21742893</text:p>
          </table:table-cell>
          <table:table-cell office:value-type="float" office:value="0.22295304" calcext:value-type="float">
            <text:p>0.22295304</text:p>
          </table:table-cell>
          <table:table-cell office:value-type="float" office:value="0.22837951" calcext:value-type="float">
            <text:p>0.22837951</text:p>
          </table:table-cell>
          <table:table-cell office:value-type="float" office:value="0.23362165" calcext:value-type="float">
            <text:p>0.23362165</text:p>
          </table:table-cell>
          <table:table-cell office:value-type="float" office:value="0.23855423" calcext:value-type="float">
            <text:p>0.23855423</text:p>
          </table:table-cell>
          <table:table-cell office:value-type="float" office:value="0.242995" calcext:value-type="float">
            <text:p>0.242995</text:p>
          </table:table-cell>
          <table:table-cell office:value-type="float" office:value="0.24667661" calcext:value-type="float">
            <text:p>0.24667661</text:p>
          </table:table-cell>
          <table:table-cell office:value-type="float" office:value="0.24920318" calcext:value-type="float">
            <text:p>0.24920318</text:p>
          </table:table-cell>
          <table:table-cell office:value-type="float" office:value="0.24998207" calcext:value-type="float">
            <text:p>0.24998207</text:p>
          </table:table-cell>
          <table:table-cell office:value-type="float" office:value="0.24811458" calcext:value-type="float">
            <text:p>0.24811458</text:p>
          </table:table-cell>
          <table:table-cell office:value-type="float" office:value="0.24221645" calcext:value-type="float">
            <text:p>0.24221645</text:p>
          </table:table-cell>
          <table:table-cell office:value-type="float" office:value="0.23011107" calcext:value-type="float">
            <text:p>0.23011107</text:p>
          </table:table-cell>
          <table:table-cell office:value-type="float" office:value="0.20828492" calcext:value-type="float">
            <text:p>0.20828492</text:p>
          </table:table-cell>
          <table:table-cell office:value-type="float" office:value="0.17087803" calcext:value-type="float">
            <text:p>0.17087803</text:p>
          </table:table-cell>
          <table:table-cell office:value-type="float" office:value="0.10767823" calcext:value-type="float">
            <text:p>0.10767823</text:p>
          </table:table-cell>
          <table:table-cell office:value-type="float" office:value="0.000001" calcext:value-type="float">
            <text:p>0.000001</text:p>
          </table:table-cell>
          <table:table-cell table:number-columns-repeated="309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number-columns-repeated="51"/>
          <table:table-cell office:value-type="float" office:value="0.33333333" calcext:value-type="float">
            <text:p>0.33333333</text:p>
          </table:table-cell>
          <table:table-cell office:value-type="float" office:value="0.32338334" calcext:value-type="float">
            <text:p>0.32338334</text:p>
          </table:table-cell>
          <table:table-cell office:value-type="float" office:value="0.31353339" calcext:value-type="float">
            <text:p>0.31353339</text:p>
          </table:table-cell>
          <table:table-cell office:value-type="float" office:value="0.30378364" calcext:value-type="float">
            <text:p>0.30378364</text:p>
          </table:table-cell>
          <table:table-cell office:value-type="float" office:value="0.29413429" calcext:value-type="float">
            <text:p>0.29413429</text:p>
          </table:table-cell>
          <table:table-cell office:value-type="float" office:value="0.28458569" calcext:value-type="float">
            <text:p>0.28458569</text:p>
          </table:table-cell>
          <table:table-cell office:value-type="float" office:value="0.27513822" calcext:value-type="float">
            <text:p>0.27513822</text:p>
          </table:table-cell>
          <table:table-cell office:value-type="float" office:value="0.2657924" calcext:value-type="float">
            <text:p>0.2657924</text:p>
          </table:table-cell>
          <table:table-cell office:value-type="float" office:value="0.25654884" calcext:value-type="float">
            <text:p>0.25654884</text:p>
          </table:table-cell>
          <table:table-cell office:value-type="float" office:value="0.24740824" calcext:value-type="float">
            <text:p>0.24740824</text:p>
          </table:table-cell>
          <table:table-cell office:value-type="float" office:value="0.23837141" calcext:value-type="float">
            <text:p>0.23837141</text:p>
          </table:table-cell>
          <table:table-cell office:value-type="float" office:value="0.22943926" calcext:value-type="float">
            <text:p>0.22943926</text:p>
          </table:table-cell>
          <table:table-cell office:value-type="float" office:value="0.22061282" calcext:value-type="float">
            <text:p>0.22061282</text:p>
          </table:table-cell>
          <table:table-cell office:value-type="float" office:value="0.21189324" calcext:value-type="float">
            <text:p>0.21189324</text:p>
          </table:table-cell>
          <table:table-cell office:value-type="float" office:value="0.20328179" calcext:value-type="float">
            <text:p>0.20328179</text:p>
          </table:table-cell>
          <table:table-cell office:value-type="float" office:value="0.19477987" calcext:value-type="float">
            <text:p>0.19477987</text:p>
          </table:table-cell>
          <table:table-cell office:value-type="float" office:value="0.18638901" calcext:value-type="float">
            <text:p>0.18638901</text:p>
          </table:table-cell>
          <table:table-cell office:value-type="float" office:value="0.1781109" calcext:value-type="float">
            <text:p>0.1781109</text:p>
          </table:table-cell>
          <table:table-cell office:value-type="float" office:value="0.16994737" calcext:value-type="float">
            <text:p>0.16994737</text:p>
          </table:table-cell>
          <table:table-cell office:value-type="float" office:value="0.16190044" calcext:value-type="float">
            <text:p>0.16190044</text:p>
          </table:table-cell>
          <table:table-cell office:value-type="float" office:value="0.15397228" calcext:value-type="float">
            <text:p>0.15397228</text:p>
          </table:table-cell>
          <table:table-cell office:value-type="float" office:value="0.14616528" calcext:value-type="float">
            <text:p>0.14616528</text:p>
          </table:table-cell>
          <table:table-cell office:value-type="float" office:value="0.13848202" calcext:value-type="float">
            <text:p>0.13848202</text:p>
          </table:table-cell>
          <table:table-cell office:value-type="float" office:value="0.13092531" calcext:value-type="float">
            <text:p>0.13092531</text:p>
          </table:table-cell>
          <table:table-cell office:value-type="float" office:value="0.12349821" calcext:value-type="float">
            <text:p>0.12349821</text:p>
          </table:table-cell>
          <table:table-cell office:value-type="float" office:value="0.11620406" calcext:value-type="float">
            <text:p>0.11620406</text:p>
          </table:table-cell>
          <table:table-cell office:value-type="float" office:value="0.10904648" calcext:value-type="float">
            <text:p>0.10904648</text:p>
          </table:table-cell>
          <table:table-cell office:value-type="float" office:value="0.10202941" calcext:value-type="float">
            <text:p>0.10202941</text:p>
          </table:table-cell>
          <table:table-cell office:value-type="float" office:value="0.09515719" calcext:value-type="float">
            <text:p>0.09515719</text:p>
          </table:table-cell>
          <table:table-cell office:value-type="float" office:value="0.0884345" calcext:value-type="float">
            <text:p>0.0884345</text:p>
          </table:table-cell>
          <table:table-cell office:value-type="float" office:value="0.08186654" calcext:value-type="float">
            <text:p>0.08186654</text:p>
          </table:table-cell>
          <table:table-cell office:value-type="float" office:value="0.07545895" calcext:value-type="float">
            <text:p>0.07545895</text:p>
          </table:table-cell>
          <table:table-cell office:value-type="float" office:value="0.06921797" calcext:value-type="float">
            <text:p>0.06921797</text:p>
          </table:table-cell>
          <table:table-cell office:value-type="float" office:value="0.06315047" calcext:value-type="float">
            <text:p>0.06315047</text:p>
          </table:table-cell>
          <table:table-cell office:value-type="float" office:value="0.05726404" calcext:value-type="float">
            <text:p>0.05726404</text:p>
          </table:table-cell>
          <table:table-cell office:value-type="float" office:value="0.0515671" calcext:value-type="float">
            <text:p>0.0515671</text:p>
          </table:table-cell>
          <table:table-cell office:value-type="float" office:value="0.04606906" calcext:value-type="float">
            <text:p>0.04606906</text:p>
          </table:table-cell>
          <table:table-cell office:value-type="float" office:value="0.04078041" calcext:value-type="float">
            <text:p>0.04078041</text:p>
          </table:table-cell>
          <table:table-cell office:value-type="float" office:value="0.03571293" calcext:value-type="float">
            <text:p>0.03571293</text:p>
          </table:table-cell>
          <table:table-cell office:value-type="float" office:value="0.03087995" calcext:value-type="float">
            <text:p>0.03087995</text:p>
          </table:table-cell>
          <table:table-cell office:value-type="float" office:value="0.02629658" calcext:value-type="float">
            <text:p>0.02629658</text:p>
          </table:table-cell>
          <table:table-cell office:value-type="float" office:value="0.02198011" calcext:value-type="float">
            <text:p>0.02198011</text:p>
          </table:table-cell>
          <table:table-cell office:value-type="float" office:value="0.01795044" calcext:value-type="float">
            <text:p>0.01795044</text:p>
          </table:table-cell>
          <table:table-cell office:value-type="float" office:value="0.01423066" calcext:value-type="float">
            <text:p>0.01423066</text:p>
          </table:table-cell>
          <table:table-cell office:value-type="float" office:value="0.01084781" calcext:value-type="float">
            <text:p>0.01084781</text:p>
          </table:table-cell>
          <table:table-cell office:value-type="float" office:value="0.00783393" calcext:value-type="float">
            <text:p>0.00783393</text:p>
          </table:table-cell>
          <table:table-cell office:value-type="float" office:value="0.0052274" calcext:value-type="float">
            <text:p>0.0052274</text:p>
          </table:table-cell>
          <table:table-cell office:value-type="float" office:value="0.00307489" calcext:value-type="float">
            <text:p>0.00307489</text:p>
          </table:table-cell>
          <table:table-cell office:value-type="float" office:value="0.00143408" calcext:value-type="float">
            <text:p>0.00143408</text:p>
          </table:table-cell>
          <table:table-cell office:value-type="float" office:value="0.00037776" calcext:value-type="float">
            <text:p>0.0003777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25" calcext:value-type="float">
            <text:p>0.25</text:p>
          </table:table-cell>
          <table:table-cell office:value-type="float" office:value="0.24692851" calcext:value-type="float">
            <text:p>0.24692851</text:p>
          </table:table-cell>
          <table:table-cell office:value-type="float" office:value="0.24371605" calcext:value-type="float">
            <text:p>0.24371605</text:p>
          </table:table-cell>
          <table:table-cell office:value-type="float" office:value="0.24036552" calcext:value-type="float">
            <text:p>0.24036552</text:p>
          </table:table-cell>
          <table:table-cell office:value-type="float" office:value="0.23687969" calcext:value-type="float">
            <text:p>0.23687969</text:p>
          </table:table-cell>
          <table:table-cell office:value-type="float" office:value="0.23326122" calcext:value-type="float">
            <text:p>0.23326122</text:p>
          </table:table-cell>
          <table:table-cell office:value-type="float" office:value="0.22951268" calcext:value-type="float">
            <text:p>0.22951268</text:p>
          </table:table-cell>
          <table:table-cell office:value-type="float" office:value="0.22563653" calcext:value-type="float">
            <text:p>0.22563653</text:p>
          </table:table-cell>
          <table:table-cell office:value-type="float" office:value="0.22163515" calcext:value-type="float">
            <text:p>0.22163515</text:p>
          </table:table-cell>
          <table:table-cell office:value-type="float" office:value="0.21751084" calcext:value-type="float">
            <text:p>0.21751084</text:p>
          </table:table-cell>
          <table:table-cell office:value-type="float" office:value="0.21326585" calcext:value-type="float">
            <text:p>0.21326585</text:p>
          </table:table-cell>
          <table:table-cell office:value-type="float" office:value="0.20890239" calcext:value-type="float">
            <text:p>0.20890239</text:p>
          </table:table-cell>
          <table:table-cell office:value-type="float" office:value="0.2044226" calcext:value-type="float">
            <text:p>0.2044226</text:p>
          </table:table-cell>
          <table:table-cell office:value-type="float" office:value="0.19982859" calcext:value-type="float">
            <text:p>0.19982859</text:p>
          </table:table-cell>
          <table:table-cell office:value-type="float" office:value="0.19512249" calcext:value-type="float">
            <text:p>0.19512249</text:p>
          </table:table-cell>
          <table:table-cell office:value-type="float" office:value="0.19030638" calcext:value-type="float">
            <text:p>0.19030638</text:p>
          </table:table-cell>
          <table:table-cell office:value-type="float" office:value="0.18538236" calcext:value-type="float">
            <text:p>0.18538236</text:p>
          </table:table-cell>
          <table:table-cell office:value-type="float" office:value="0.18035259" calcext:value-type="float">
            <text:p>0.18035259</text:p>
          </table:table-cell>
          <table:table-cell office:value-type="float" office:value="0.17521922" calcext:value-type="float">
            <text:p>0.17521922</text:p>
          </table:table-cell>
          <table:table-cell office:value-type="float" office:value="0.16998447" calcext:value-type="float">
            <text:p>0.16998447</text:p>
          </table:table-cell>
          <table:table-cell office:value-type="float" office:value="0.16465067" calcext:value-type="float">
            <text:p>0.16465067</text:p>
          </table:table-cell>
          <table:table-cell office:value-type="float" office:value="0.15922023" calcext:value-type="float">
            <text:p>0.15922023</text:p>
          </table:table-cell>
          <table:table-cell office:value-type="float" office:value="0.15369568" calcext:value-type="float">
            <text:p>0.15369568</text:p>
          </table:table-cell>
          <table:table-cell office:value-type="float" office:value="0.14807973" calcext:value-type="float">
            <text:p>0.14807973</text:p>
          </table:table-cell>
          <table:table-cell office:value-type="float" office:value="0.14237529" calcext:value-type="float">
            <text:p>0.14237529</text:p>
          </table:table-cell>
          <table:table-cell office:value-type="float" office:value="0.1365855" calcext:value-type="float">
            <text:p>0.1365855</text:p>
          </table:table-cell>
          <table:table-cell office:value-type="float" office:value="0.13071382" calcext:value-type="float">
            <text:p>0.13071382</text:p>
          </table:table-cell>
          <table:table-cell office:value-type="float" office:value="0.12476402" calcext:value-type="float">
            <text:p>0.12476402</text:p>
          </table:table-cell>
          <table:table-cell office:value-type="float" office:value="0.11874034" calcext:value-type="float">
            <text:p>0.11874034</text:p>
          </table:table-cell>
          <table:table-cell office:value-type="float" office:value="0.1126475" calcext:value-type="float">
            <text:p>0.1126475</text:p>
          </table:table-cell>
          <table:table-cell office:value-type="float" office:value="0.10649087" calcext:value-type="float">
            <text:p>0.10649087</text:p>
          </table:table-cell>
          <table:table-cell office:value-type="float" office:value="0.10027653" calcext:value-type="float">
            <text:p>0.10027653</text:p>
          </table:table-cell>
          <table:table-cell office:value-type="float" office:value="0.09401148" calcext:value-type="float">
            <text:p>0.09401148</text:p>
          </table:table-cell>
          <table:table-cell office:value-type="float" office:value="0.08770382" calcext:value-type="float">
            <text:p>0.08770382</text:p>
          </table:table-cell>
          <table:table-cell office:value-type="float" office:value="0.08136297" calcext:value-type="float">
            <text:p>0.0813629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862798" calcext:value-type="float">
            <text:p>0.06862798</text:p>
          </table:table-cell>
          <table:table-cell office:value-type="float" office:value="0.06226249" calcext:value-type="float">
            <text:p>0.06226249</text:p>
          </table:table-cell>
          <table:table-cell office:value-type="float" office:value="0.0559222" calcext:value-type="float">
            <text:p>0.0559222</text:p>
          </table:table-cell>
          <table:table-cell office:value-type="float" office:value="0.04962971" calcext:value-type="float">
            <text:p>0.04962971</text:p>
          </table:table-cell>
          <table:table-cell office:value-type="float" office:value="0.04341259" calcext:value-type="float">
            <text:p>0.04341259</text:p>
          </table:table-cell>
          <table:table-cell office:value-type="float" office:value="0.0373047" calcext:value-type="float">
            <text:p>0.0373047</text:p>
          </table:table-cell>
          <table:table-cell office:value-type="float" office:value="0.03134812" calcext:value-type="float">
            <text:p>0.03134812</text:p>
          </table:table-cell>
          <table:table-cell office:value-type="float" office:value="0.02559555" calcext:value-type="float">
            <text:p>0.02559555</text:p>
          </table:table-cell>
          <table:table-cell office:value-type="float" office:value="0.02011367" calcext:value-type="float">
            <text:p>0.02011367</text:p>
          </table:table-cell>
          <table:table-cell office:value-type="float" office:value="0.01498774" calcext:value-type="float">
            <text:p>0.01498774</text:p>
          </table:table-cell>
          <table:table-cell office:value-type="float" office:value="0.0103279" calcext:value-type="float">
            <text:p>0.0103279</text:p>
          </table:table-cell>
          <table:table-cell office:value-type="float" office:value="0.00627781" calcext:value-type="float">
            <text:p>0.00627781</text:p>
          </table:table-cell>
          <table:table-cell office:value-type="float" office:value="0.00302646" calcext:value-type="float">
            <text:p>0.00302646</text:p>
          </table:table-cell>
          <table:table-cell office:value-type="float" office:value="0.00082378" calcext:value-type="float">
            <text:p>0.0008237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2" calcext:value-type="float">
            <text:p>0.2</text:p>
          </table:table-cell>
          <table:table-cell office:value-type="float" office:value="0.19992" calcext:value-type="float">
            <text:p>0.19992</text:p>
          </table:table-cell>
          <table:table-cell office:value-type="float" office:value="0.19967992" calcext:value-type="float">
            <text:p>0.19967992</text:p>
          </table:table-cell>
          <table:table-cell office:value-type="float" office:value="0.19927961" calcext:value-type="float">
            <text:p>0.19927961</text:p>
          </table:table-cell>
          <table:table-cell office:value-type="float" office:value="0.19871877" calcext:value-type="float">
            <text:p>0.19871877</text:p>
          </table:table-cell>
          <table:table-cell office:value-type="float" office:value="0.197997" calcext:value-type="float">
            <text:p>0.197997</text:p>
          </table:table-cell>
          <table:table-cell office:value-type="float" office:value="0.19711377" calcext:value-type="float">
            <text:p>0.19711377</text:p>
          </table:table-cell>
          <table:table-cell office:value-type="float" office:value="0.19606844" calcext:value-type="float">
            <text:p>0.19606844</text:p>
          </table:table-cell>
          <table:table-cell office:value-type="float" office:value="0.19486026" calcext:value-type="float">
            <text:p>0.19486026</text:p>
          </table:table-cell>
          <table:table-cell office:value-type="float" office:value="0.19348834" calcext:value-type="float">
            <text:p>0.19348834</text:p>
          </table:table-cell>
          <table:table-cell office:value-type="float" office:value="0.19195169" calcext:value-type="float">
            <text:p>0.19195169</text:p>
          </table:table-cell>
          <table:table-cell office:value-type="float" office:value="0.19024916" calcext:value-type="float">
            <text:p>0.19024916</text:p>
          </table:table-cell>
          <table:table-cell office:value-type="float" office:value="0.18837954" calcext:value-type="float">
            <text:p>0.18837954</text:p>
          </table:table-cell>
          <table:table-cell office:value-type="float" office:value="0.18634142" calcext:value-type="float">
            <text:p>0.18634142</text:p>
          </table:table-cell>
          <table:table-cell office:value-type="float" office:value="0.1841333" calcext:value-type="float">
            <text:p>0.1841333</text:p>
          </table:table-cell>
          <table:table-cell office:value-type="float" office:value="0.18175354" calcext:value-type="float">
            <text:p>0.18175354</text:p>
          </table:table-cell>
          <table:table-cell office:value-type="float" office:value="0.17920038" calcext:value-type="float">
            <text:p>0.17920038</text:p>
          </table:table-cell>
          <table:table-cell office:value-type="float" office:value="0.17647192" calcext:value-type="float">
            <text:p>0.17647192</text:p>
          </table:table-cell>
          <table:table-cell office:value-type="float" office:value="0.17356612" calcext:value-type="float">
            <text:p>0.17356612</text:p>
          </table:table-cell>
          <table:table-cell office:value-type="float" office:value="0.17048082" calcext:value-type="float">
            <text:p>0.17048082</text:p>
          </table:table-cell>
          <table:table-cell office:value-type="float" office:value="0.16721372" calcext:value-type="float">
            <text:p>0.16721372</text:p>
          </table:table-cell>
          <table:table-cell office:value-type="float" office:value="0.16376241" calcext:value-type="float">
            <text:p>0.16376241</text:p>
          </table:table-cell>
          <table:table-cell office:value-type="float" office:value="0.16012435" calcext:value-type="float">
            <text:p>0.16012435</text:p>
          </table:table-cell>
          <table:table-cell office:value-type="float" office:value="0.1562969" calcext:value-type="float">
            <text:p>0.1562969</text:p>
          </table:table-cell>
          <table:table-cell office:value-type="float" office:value="0.15227731" calcext:value-type="float">
            <text:p>0.15227731</text:p>
          </table:table-cell>
          <table:table-cell office:value-type="float" office:value="0.14806276" calcext:value-type="float">
            <text:p>0.14806276</text:p>
          </table:table-cell>
          <table:table-cell office:value-type="float" office:value="0.14365039" calcext:value-type="float">
            <text:p>0.14365039</text:p>
          </table:table-cell>
          <table:table-cell office:value-type="float" office:value="0.13903731" calcext:value-type="float">
            <text:p>0.13903731</text:p>
          </table:table-cell>
          <table:table-cell office:value-type="float" office:value="0.13422068" calcext:value-type="float">
            <text:p>0.13422068</text:p>
          </table:table-cell>
          <table:table-cell office:value-type="float" office:value="0.12919775" calcext:value-type="float">
            <text:p>0.12919775</text:p>
          </table:table-cell>
          <table:table-cell office:value-type="float" office:value="0.12396597" calcext:value-type="float">
            <text:p>0.12396597</text:p>
          </table:table-cell>
          <table:table-cell office:value-type="float" office:value="0.11852309" calcext:value-type="float">
            <text:p>0.11852309</text:p>
          </table:table-cell>
          <table:table-cell office:value-type="float" office:value="0.11286733" calcext:value-type="float">
            <text:p>0.11286733</text:p>
          </table:table-cell>
          <table:table-cell office:value-type="float" office:value="0.1069976" calcext:value-type="float">
            <text:p>0.1069976</text:p>
          </table:table-cell>
          <table:table-cell office:value-type="float" office:value="0.10091379" calcext:value-type="float">
            <text:p>0.10091379</text:p>
          </table:table-cell>
          <table:table-cell office:value-type="float" office:value="0.09461714" calcext:value-type="float">
            <text:p>0.09461714</text:p>
          </table:table-cell>
          <table:table-cell office:value-type="float" office:value="0.08811081" calcext:value-type="float">
            <text:p>0.08811081</text:p>
          </table:table-cell>
          <table:table-cell office:value-type="float" office:value="0.08140057" calcext:value-type="float">
            <text:p>0.08140057</text:p>
          </table:table-cell>
          <table:table-cell office:value-type="float" office:value="0.07449586" calcext:value-type="float">
            <text:p>0.07449586</text:p>
          </table:table-cell>
          <table:table-cell office:value-type="float" office:value="0.06741109" calcext:value-type="float">
            <text:p>0.06741109</text:p>
          </table:table-cell>
          <table:table-cell office:value-type="float" office:value="0.0601677" calcext:value-type="float">
            <text:p>0.0601677</text:p>
          </table:table-cell>
          <table:table-cell office:value-type="float" office:value="0.05279677" calcext:value-type="float">
            <text:p>0.05279677</text:p>
          </table:table-cell>
          <table:table-cell office:value-type="float" office:value="0.04534289" calcext:value-type="float">
            <text:p>0.04534289</text:p>
          </table:table-cell>
          <table:table-cell office:value-type="float" office:value="0.03786966" calcext:value-type="float">
            <text:p>0.03786966</text:p>
          </table:table-cell>
          <table:table-cell office:value-type="float" office:value="0.03046742" calcext:value-type="float">
            <text:p>0.03046742</text:p>
          </table:table-cell>
          <table:table-cell office:value-type="float" office:value="0.02326439" calcext:value-type="float">
            <text:p>0.02326439</text:p>
          </table:table-cell>
          <table:table-cell office:value-type="float" office:value="0.01644254" calcext:value-type="float">
            <text:p>0.01644254</text:p>
          </table:table-cell>
          <table:table-cell office:value-type="float" office:value="0.01025993" calcext:value-type="float">
            <text:p>0.01025993</text:p>
          </table:table-cell>
          <table:table-cell office:value-type="float" office:value="0.0050818" calcext:value-type="float">
            <text:p>0.0050818</text:p>
          </table:table-cell>
          <table:table-cell office:value-type="float" office:value="0.00142242" calcext:value-type="float">
            <text:p>0.0014224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.16802959" calcext:value-type="float">
            <text:p>0.16802959</text:p>
          </table:table-cell>
          <table:table-cell office:value-type="float" office:value="0.16925982" calcext:value-type="float">
            <text:p>0.16925982</text:p>
          </table:table-cell>
          <table:table-cell office:value-type="float" office:value="0.17035518" calcext:value-type="float">
            <text:p>0.17035518</text:p>
          </table:table-cell>
          <table:table-cell office:value-type="float" office:value="0.17131334" calcext:value-type="float">
            <text:p>0.17131334</text:p>
          </table:table-cell>
          <table:table-cell office:value-type="float" office:value="0.17213187" calcext:value-type="float">
            <text:p>0.17213187</text:p>
          </table:table-cell>
          <table:table-cell office:value-type="float" office:value="0.17280817" calcext:value-type="float">
            <text:p>0.17280817</text:p>
          </table:table-cell>
          <table:table-cell office:value-type="float" office:value="0.1733395" calcext:value-type="float">
            <text:p>0.1733395</text:p>
          </table:table-cell>
          <table:table-cell office:value-type="float" office:value="0.17372296" calcext:value-type="float">
            <text:p>0.17372296</text:p>
          </table:table-cell>
          <table:table-cell office:value-type="float" office:value="0.17395545" calcext:value-type="float">
            <text:p>0.17395545</text:p>
          </table:table-cell>
          <table:table-cell office:value-type="float" office:value="0.17403371" calcext:value-type="float">
            <text:p>0.17403371</text:p>
          </table:table-cell>
          <table:table-cell office:value-type="float" office:value="0.17395425" calcext:value-type="float">
            <text:p>0.17395425</text:p>
          </table:table-cell>
          <table:table-cell office:value-type="float" office:value="0.1737134" calcext:value-type="float">
            <text:p>0.1737134</text:p>
          </table:table-cell>
          <table:table-cell office:value-type="float" office:value="0.1733072" calcext:value-type="float">
            <text:p>0.1733072</text:p>
          </table:table-cell>
          <table:table-cell office:value-type="float" office:value="0.17273149" calcext:value-type="float">
            <text:p>0.17273149</text:p>
          </table:table-cell>
          <table:table-cell office:value-type="float" office:value="0.17198181" calcext:value-type="float">
            <text:p>0.17198181</text:p>
          </table:table-cell>
          <table:table-cell office:value-type="float" office:value="0.17105343" calcext:value-type="float">
            <text:p>0.17105343</text:p>
          </table:table-cell>
          <table:table-cell office:value-type="float" office:value="0.16994131" calcext:value-type="float">
            <text:p>0.16994131</text:p>
          </table:table-cell>
          <table:table-cell office:value-type="float" office:value="0.16864005" calcext:value-type="float">
            <text:p>0.16864005</text:p>
          </table:table-cell>
          <table:table-cell office:value-type="float" office:value="0.16714392" calcext:value-type="float">
            <text:p>0.16714392</text:p>
          </table:table-cell>
          <table:table-cell office:value-type="float" office:value="0.1654468" calcext:value-type="float">
            <text:p>0.1654468</text:p>
          </table:table-cell>
          <table:table-cell office:value-type="float" office:value="0.16354215" calcext:value-type="float">
            <text:p>0.16354215</text:p>
          </table:table-cell>
          <table:table-cell office:value-type="float" office:value="0.16142297" calcext:value-type="float">
            <text:p>0.16142297</text:p>
          </table:table-cell>
          <table:table-cell office:value-type="float" office:value="0.15908182" calcext:value-type="float">
            <text:p>0.15908182</text:p>
          </table:table-cell>
          <table:table-cell office:value-type="float" office:value="0.15651072" calcext:value-type="float">
            <text:p>0.15651072</text:p>
          </table:table-cell>
          <table:table-cell office:value-type="float" office:value="0.15370117" calcext:value-type="float">
            <text:p>0.15370117</text:p>
          </table:table-cell>
          <table:table-cell office:value-type="float" office:value="0.15064407" calcext:value-type="float">
            <text:p>0.15064407</text:p>
          </table:table-cell>
          <table:table-cell office:value-type="float" office:value="0.14732974" calcext:value-type="float">
            <text:p>0.14732974</text:p>
          </table:table-cell>
          <table:table-cell office:value-type="float" office:value="0.14374788" calcext:value-type="float">
            <text:p>0.14374788</text:p>
          </table:table-cell>
          <table:table-cell office:value-type="float" office:value="0.1398875" calcext:value-type="float">
            <text:p>0.1398875</text:p>
          </table:table-cell>
          <table:table-cell office:value-type="float" office:value="0.135737" calcext:value-type="float">
            <text:p>0.135737</text:p>
          </table:table-cell>
          <table:table-cell office:value-type="float" office:value="0.13128414" calcext:value-type="float">
            <text:p>0.13128414</text:p>
          </table:table-cell>
          <table:table-cell office:value-type="float" office:value="0.12651609" calcext:value-type="float">
            <text:p>0.12651609</text:p>
          </table:table-cell>
          <table:table-cell office:value-type="float" office:value="0.12141954" calcext:value-type="float">
            <text:p>0.12141954</text:p>
          </table:table-cell>
          <table:table-cell office:value-type="float" office:value="0.1159809" calcext:value-type="float">
            <text:p>0.1159809</text:p>
          </table:table-cell>
          <table:table-cell office:value-type="float" office:value="0.11018657" calcext:value-type="float">
            <text:p>0.11018657</text:p>
          </table:table-cell>
          <table:table-cell office:value-type="float" office:value="0.10402337" calcext:value-type="float">
            <text:p>0.10402337</text:p>
          </table:table-cell>
          <table:table-cell office:value-type="float" office:value="0.09747933" calcext:value-type="float">
            <text:p>0.09747933</text:p>
          </table:table-cell>
          <table:table-cell office:value-type="float" office:value="0.09054471" calcext:value-type="float">
            <text:p>0.09054471</text:p>
          </table:table-cell>
          <table:table-cell office:value-type="float" office:value="0.0832137" calcext:value-type="float">
            <text:p>0.0832137</text:p>
          </table:table-cell>
          <table:table-cell office:value-type="float" office:value="0.07548691" calcext:value-type="float">
            <text:p>0.07548691</text:p>
          </table:table-cell>
          <table:table-cell office:value-type="float" office:value="0.06737519" calcext:value-type="float">
            <text:p>0.06737519</text:p>
          </table:table-cell>
          <table:table-cell office:value-type="float" office:value="0.05890538" calcext:value-type="float">
            <text:p>0.05890538</text:p>
          </table:table-cell>
          <table:table-cell office:value-type="float" office:value="0.05012899" calcext:value-type="float">
            <text:p>0.05012899</text:p>
          </table:table-cell>
          <table:table-cell office:value-type="float" office:value="0.04113537" calcext:value-type="float">
            <text:p>0.04113537</text:p>
          </table:table-cell>
          <table:table-cell office:value-type="float" office:value="0.0320714" calcext:value-type="float">
            <text:p>0.0320714</text:p>
          </table:table-cell>
          <table:table-cell office:value-type="float" office:value="0.02317105" calcext:value-type="float">
            <text:p>0.02317105</text:p>
          </table:table-cell>
          <table:table-cell office:value-type="float" office:value="0.01479888" calcext:value-type="float">
            <text:p>0.01479888</text:p>
          </table:table-cell>
          <table:table-cell office:value-type="float" office:value="0.00751359" calcext:value-type="float">
            <text:p>0.00751359</text:p>
          </table:table-cell>
          <table:table-cell office:value-type="float" office:value="0.00215929" calcext:value-type="float">
            <text:p>0.0021592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14495129" calcext:value-type="float">
            <text:p>0.14495129</text:p>
          </table:table-cell>
          <table:table-cell office:value-type="float" office:value="0.14694607" calcext:value-type="float">
            <text:p>0.14694607</text:p>
          </table:table-cell>
          <table:table-cell office:value-type="float" office:value="0.14883838" calcext:value-type="float">
            <text:p>0.14883838</text:p>
          </table:table-cell>
          <table:table-cell office:value-type="float" office:value="0.15062502" calcext:value-type="float">
            <text:p>0.15062502</text:p>
          </table:table-cell>
          <table:table-cell office:value-type="float" office:value="0.15230264" calcext:value-type="float">
            <text:p>0.15230264</text:p>
          </table:table-cell>
          <table:table-cell office:value-type="float" office:value="0.15386772" calcext:value-type="float">
            <text:p>0.15386772</text:p>
          </table:table-cell>
          <table:table-cell office:value-type="float" office:value="0.15531655" calcext:value-type="float">
            <text:p>0.15531655</text:p>
          </table:table-cell>
          <table:table-cell office:value-type="float" office:value="0.15664525" calcext:value-type="float">
            <text:p>0.15664525</text:p>
          </table:table-cell>
          <table:table-cell office:value-type="float" office:value="0.15784968" calcext:value-type="float">
            <text:p>0.15784968</text:p>
          </table:table-cell>
          <table:table-cell office:value-type="float" office:value="0.15892551" calcext:value-type="float">
            <text:p>0.15892551</text:p>
          </table:table-cell>
          <table:table-cell office:value-type="float" office:value="0.1598681" calcext:value-type="float">
            <text:p>0.1598681</text:p>
          </table:table-cell>
          <table:table-cell office:value-type="float" office:value="0.16067258" calcext:value-type="float">
            <text:p>0.16067258</text:p>
          </table:table-cell>
          <table:table-cell office:value-type="float" office:value="0.16133372" calcext:value-type="float">
            <text:p>0.16133372</text:p>
          </table:table-cell>
          <table:table-cell office:value-type="float" office:value="0.16184597" calcext:value-type="float">
            <text:p>0.16184597</text:p>
          </table:table-cell>
          <table:table-cell office:value-type="float" office:value="0.16220342" calcext:value-type="float">
            <text:p>0.16220342</text:p>
          </table:table-cell>
          <table:table-cell office:value-type="float" office:value="0.16239973" calcext:value-type="float">
            <text:p>0.16239973</text:p>
          </table:table-cell>
          <table:table-cell office:value-type="float" office:value="0.1624281" calcext:value-type="float">
            <text:p>0.1624281</text:p>
          </table:table-cell>
          <table:table-cell office:value-type="float" office:value="0.16228127" calcext:value-type="float">
            <text:p>0.16228127</text:p>
          </table:table-cell>
          <table:table-cell office:value-type="float" office:value="0.16195141" calcext:value-type="float">
            <text:p>0.16195141</text:p>
          </table:table-cell>
          <table:table-cell office:value-type="float" office:value="0.16143009" calcext:value-type="float">
            <text:p>0.16143009</text:p>
          </table:table-cell>
          <table:table-cell office:value-type="float" office:value="0.16070825" calcext:value-type="float">
            <text:p>0.16070825</text:p>
          </table:table-cell>
          <table:table-cell office:value-type="float" office:value="0.15977606" calcext:value-type="float">
            <text:p>0.15977606</text:p>
          </table:table-cell>
          <table:table-cell office:value-type="float" office:value="0.15862292" calcext:value-type="float">
            <text:p>0.15862292</text:p>
          </table:table-cell>
          <table:table-cell office:value-type="float" office:value="0.15723733" calcext:value-type="float">
            <text:p>0.15723733</text:p>
          </table:table-cell>
          <table:table-cell office:value-type="float" office:value="0.1556068" calcext:value-type="float">
            <text:p>0.1556068</text:p>
          </table:table-cell>
          <table:table-cell office:value-type="float" office:value="0.15371778" calcext:value-type="float">
            <text:p>0.15371778</text:p>
          </table:table-cell>
          <table:table-cell office:value-type="float" office:value="0.15155549" calcext:value-type="float">
            <text:p>0.15155549</text:p>
          </table:table-cell>
          <table:table-cell office:value-type="float" office:value="0.14910386" calcext:value-type="float">
            <text:p>0.14910386</text:p>
          </table:table-cell>
          <table:table-cell office:value-type="float" office:value="0.14634535" calcext:value-type="float">
            <text:p>0.14634535</text:p>
          </table:table-cell>
          <table:table-cell office:value-type="float" office:value="0.14326085" calcext:value-type="float">
            <text:p>0.14326085</text:p>
          </table:table-cell>
          <table:table-cell office:value-type="float" office:value="0.13982948" calcext:value-type="float">
            <text:p>0.13982948</text:p>
          </table:table-cell>
          <table:table-cell office:value-type="float" office:value="0.13602855" calcext:value-type="float">
            <text:p>0.13602855</text:p>
          </table:table-cell>
          <table:table-cell office:value-type="float" office:value="0.13183335" calcext:value-type="float">
            <text:p>0.13183335</text:p>
          </table:table-cell>
          <table:table-cell office:value-type="float" office:value="0.12721715" calcext:value-type="float">
            <text:p>0.12721715</text:p>
          </table:table-cell>
          <table:table-cell office:value-type="float" office:value="0.12215119" calcext:value-type="float">
            <text:p>0.12215119</text:p>
          </table:table-cell>
          <table:table-cell office:value-type="float" office:value="0.11660483" calcext:value-type="float">
            <text:p>0.11660483</text:p>
          </table:table-cell>
          <table:table-cell office:value-type="float" office:value="0.11054597" calcext:value-type="float">
            <text:p>0.11054597</text:p>
          </table:table-cell>
          <table:table-cell office:value-type="float" office:value="0.10394185" calcext:value-type="float">
            <text:p>0.10394185</text:p>
          </table:table-cell>
          <table:table-cell office:value-type="float" office:value="0.09676051" calcext:value-type="float">
            <text:p>0.09676051</text:p>
          </table:table-cell>
          <table:table-cell office:value-type="float" office:value="0.08897332" calcext:value-type="float">
            <text:p>0.08897332</text:p>
          </table:table-cell>
          <table:table-cell office:value-type="float" office:value="0.0805592" calcext:value-type="float">
            <text:p>0.0805592</text:p>
          </table:table-cell>
          <table:table-cell office:value-type="float" office:value="0.0715116" calcext:value-type="float">
            <text:p>0.0715116</text:p>
          </table:table-cell>
          <table:table-cell office:value-type="float" office:value="0.06184983" calcext:value-type="float">
            <text:p>0.06184983</text:p>
          </table:table-cell>
          <table:table-cell office:value-type="float" office:value="0.05163723" calcext:value-type="float">
            <text:p>0.05163723</text:p>
          </table:table-cell>
          <table:table-cell office:value-type="float" office:value="0.04101014" calcext:value-type="float">
            <text:p>0.04101014</text:p>
          </table:table-cell>
          <table:table-cell office:value-type="float" office:value="0.03022352" calcext:value-type="float">
            <text:p>0.03022352</text:p>
          </table:table-cell>
          <table:table-cell office:value-type="float" office:value="0.01972195" calcext:value-type="float">
            <text:p>0.01972195</text:p>
          </table:table-cell>
          <table:table-cell office:value-type="float" office:value="0.0102498" calcext:value-type="float">
            <text:p>0.0102498</text:p>
          </table:table-cell>
          <table:table-cell office:value-type="float" office:value="0.00302189" calcext:value-type="float">
            <text:p>0.0030218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746614" calcext:value-type="float">
            <text:p>0.12746614</text:p>
          </table:table-cell>
          <table:table-cell office:value-type="float" office:value="0.12986244" calcext:value-type="float">
            <text:p>0.12986244</text:p>
          </table:table-cell>
          <table:table-cell office:value-type="float" office:value="0.13218561" calcext:value-type="float">
            <text:p>0.13218561</text:p>
          </table:table-cell>
          <table:table-cell office:value-type="float" office:value="0.13443222" calcext:value-type="float">
            <text:p>0.13443222</text:p>
          </table:table-cell>
          <table:table-cell office:value-type="float" office:value="0.13659868" calcext:value-type="float">
            <text:p>0.13659868</text:p>
          </table:table-cell>
          <table:table-cell office:value-type="float" office:value="0.13868125" calcext:value-type="float">
            <text:p>0.13868125</text:p>
          </table:table-cell>
          <table:table-cell office:value-type="float" office:value="0.14067598" calcext:value-type="float">
            <text:p>0.14067598</text:p>
          </table:table-cell>
          <table:table-cell office:value-type="float" office:value="0.14257872" calcext:value-type="float">
            <text:p>0.14257872</text:p>
          </table:table-cell>
          <table:table-cell office:value-type="float" office:value="0.14438507" calcext:value-type="float">
            <text:p>0.14438507</text:p>
          </table:table-cell>
          <table:table-cell office:value-type="float" office:value="0.14609038" calcext:value-type="float">
            <text:p>0.14609038</text:p>
          </table:table-cell>
          <table:table-cell office:value-type="float" office:value="0.14768971" calcext:value-type="float">
            <text:p>0.14768971</text:p>
          </table:table-cell>
          <table:table-cell office:value-type="float" office:value="0.14917779" calcext:value-type="float">
            <text:p>0.14917779</text:p>
          </table:table-cell>
          <table:table-cell office:value-type="float" office:value="0.15054901" calcext:value-type="float">
            <text:p>0.15054901</text:p>
          </table:table-cell>
          <table:table-cell office:value-type="float" office:value="0.15179737" calcext:value-type="float">
            <text:p>0.15179737</text:p>
          </table:table-cell>
          <table:table-cell office:value-type="float" office:value="0.15291643" calcext:value-type="float">
            <text:p>0.15291643</text:p>
          </table:table-cell>
          <table:table-cell office:value-type="float" office:value="0.15389926" calcext:value-type="float">
            <text:p>0.15389926</text:p>
          </table:table-cell>
          <table:table-cell office:value-type="float" office:value="0.1547384" calcext:value-type="float">
            <text:p>0.1547384</text:p>
          </table:table-cell>
          <table:table-cell office:value-type="float" office:value="0.15542581" calcext:value-type="float">
            <text:p>0.15542581</text:p>
          </table:table-cell>
          <table:table-cell office:value-type="float" office:value="0.15595277" calcext:value-type="float">
            <text:p>0.15595277</text:p>
          </table:table-cell>
          <table:table-cell office:value-type="float" office:value="0.15630981" calcext:value-type="float">
            <text:p>0.15630981</text:p>
          </table:table-cell>
          <table:table-cell office:value-type="float" office:value="0.15648665" calcext:value-type="float">
            <text:p>0.15648665</text:p>
          </table:table-cell>
          <table:table-cell office:value-type="float" office:value="0.15647208" calcext:value-type="float">
            <text:p>0.15647208</text:p>
          </table:table-cell>
          <table:table-cell office:value-type="float" office:value="0.15625383" calcext:value-type="float">
            <text:p>0.15625383</text:p>
          </table:table-cell>
          <table:table-cell office:value-type="float" office:value="0.15581848" calcext:value-type="float">
            <text:p>0.15581848</text:p>
          </table:table-cell>
          <table:table-cell office:value-type="float" office:value="0.15515128" calcext:value-type="float">
            <text:p>0.15515128</text:p>
          </table:table-cell>
          <table:table-cell office:value-type="float" office:value="0.15423598" calcext:value-type="float">
            <text:p>0.15423598</text:p>
          </table:table-cell>
          <table:table-cell office:value-type="float" office:value="0.15305467" calcext:value-type="float">
            <text:p>0.15305467</text:p>
          </table:table-cell>
          <table:table-cell office:value-type="float" office:value="0.15158751" calcext:value-type="float">
            <text:p>0.15158751</text:p>
          </table:table-cell>
          <table:table-cell office:value-type="float" office:value="0.14981252" calcext:value-type="float">
            <text:p>0.14981252</text:p>
          </table:table-cell>
          <table:table-cell office:value-type="float" office:value="0.14770529" calcext:value-type="float">
            <text:p>0.14770529</text:p>
          </table:table-cell>
          <table:table-cell office:value-type="float" office:value="0.14523863" calcext:value-type="float">
            <text:p>0.14523863</text:p>
          </table:table-cell>
          <table:table-cell office:value-type="float" office:value="0.14238227" calcext:value-type="float">
            <text:p>0.14238227</text:p>
          </table:table-cell>
          <table:table-cell office:value-type="float" office:value="0.13910243" calcext:value-type="float">
            <text:p>0.13910243</text:p>
          </table:table-cell>
          <table:table-cell office:value-type="float" office:value="0.1353615" calcext:value-type="float">
            <text:p>0.1353615</text:p>
          </table:table-cell>
          <table:table-cell office:value-type="float" office:value="0.13111757" calcext:value-type="float">
            <text:p>0.13111757</text:p>
          </table:table-cell>
          <table:table-cell office:value-type="float" office:value="0.12632424" calcext:value-type="float">
            <text:p>0.12632424</text:p>
          </table:table-cell>
          <table:table-cell office:value-type="float" office:value="0.12093037" calcext:value-type="float">
            <text:p>0.12093037</text:p>
          </table:table-cell>
          <table:table-cell office:value-type="float" office:value="0.11488038" calcext:value-type="float">
            <text:p>0.11488038</text:p>
          </table:table-cell>
          <table:table-cell office:value-type="float" office:value="0.10811496" calcext:value-type="float">
            <text:p>0.10811496</text:p>
          </table:table-cell>
          <table:table-cell office:value-type="float" office:value="0.10057311" calcext:value-type="float">
            <text:p>0.10057311</text:p>
          </table:table-cell>
          <table:table-cell office:value-type="float" office:value="0.09219592" calcext:value-type="float">
            <text:p>0.09219592</text:p>
          </table:table-cell>
          <table:table-cell office:value-type="float" office:value="0.08293375" calcext:value-type="float">
            <text:p>0.08293375</text:p>
          </table:table-cell>
          <table:table-cell office:value-type="float" office:value="0.072759" calcext:value-type="float">
            <text:p>0.072759</text:p>
          </table:table-cell>
          <table:table-cell office:value-type="float" office:value="0.06168808" calcext:value-type="float">
            <text:p>0.06168808</text:p>
          </table:table-cell>
          <table:table-cell office:value-type="float" office:value="0.04981865" calcext:value-type="float">
            <text:p>0.04981865</text:p>
          </table:table-cell>
          <table:table-cell office:value-type="float" office:value="0.03739176" calcext:value-type="float">
            <text:p>0.03739176</text:p>
          </table:table-cell>
          <table:table-cell office:value-type="float" office:value="0.02489448" calcext:value-type="float">
            <text:p>0.02489448</text:p>
          </table:table-cell>
          <table:table-cell office:value-type="float" office:value="0.01322883" calcext:value-type="float">
            <text:p>0.01322883</text:p>
          </table:table-cell>
          <table:table-cell office:value-type="float" office:value="0.00399857" calcext:value-type="float">
            <text:p>0.0039985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1111111" calcext:value-type="float">
            <text:p>0.11111111</text:p>
          </table:table-cell>
          <table:table-cell office:value-type="float" office:value="0.11375594" calcext:value-type="float">
            <text:p>0.11375594</text:p>
          </table:table-cell>
          <table:table-cell office:value-type="float" office:value="0.11635505" calcext:value-type="float">
            <text:p>0.11635505</text:p>
          </table:table-cell>
          <table:table-cell office:value-type="float" office:value="0.11890526" calcext:value-type="float">
            <text:p>0.11890526</text:p>
          </table:table-cell>
          <table:table-cell office:value-type="float" office:value="0.1214033" calcext:value-type="float">
            <text:p>0.1214033</text:p>
          </table:table-cell>
          <table:table-cell office:value-type="float" office:value="0.1238457" calcext:value-type="float">
            <text:p>0.1238457</text:p>
          </table:table-cell>
          <table:table-cell office:value-type="float" office:value="0.12622886" calcext:value-type="float">
            <text:p>0.12622886</text:p>
          </table:table-cell>
          <table:table-cell office:value-type="float" office:value="0.12854897" calcext:value-type="float">
            <text:p>0.12854897</text:p>
          </table:table-cell>
          <table:table-cell office:value-type="float" office:value="0.13080202" calcext:value-type="float">
            <text:p>0.13080202</text:p>
          </table:table-cell>
          <table:table-cell office:value-type="float" office:value="0.13298376" calcext:value-type="float">
            <text:p>0.13298376</text:p>
          </table:table-cell>
          <table:table-cell office:value-type="float" office:value="0.13508968" calcext:value-type="float">
            <text:p>0.13508968</text:p>
          </table:table-cell>
          <table:table-cell office:value-type="float" office:value="0.13711497" calcext:value-type="float">
            <text:p>0.13711497</text:p>
          </table:table-cell>
          <table:table-cell office:value-type="float" office:value="0.13905449" calcext:value-type="float">
            <text:p>0.13905449</text:p>
          </table:table-cell>
          <table:table-cell office:value-type="float" office:value="0.14090275" calcext:value-type="float">
            <text:p>0.14090275</text:p>
          </table:table-cell>
          <table:table-cell office:value-type="float" office:value="0.14265383" calcext:value-type="float">
            <text:p>0.14265383</text:p>
          </table:table-cell>
          <table:table-cell office:value-type="float" office:value="0.14430137" calcext:value-type="float">
            <text:p>0.14430137</text:p>
          </table:table-cell>
          <table:table-cell office:value-type="float" office:value="0.14583848" calcext:value-type="float">
            <text:p>0.14583848</text:p>
          </table:table-cell>
          <table:table-cell office:value-type="float" office:value="0.14725773" calcext:value-type="float">
            <text:p>0.14725773</text:p>
          </table:table-cell>
          <table:table-cell office:value-type="float" office:value="0.14855101" calcext:value-type="float">
            <text:p>0.14855101</text:p>
          </table:table-cell>
          <table:table-cell office:value-type="float" office:value="0.1497095" calcext:value-type="float">
            <text:p>0.1497095</text:p>
          </table:table-cell>
          <table:table-cell office:value-type="float" office:value="0.15072356" calcext:value-type="float">
            <text:p>0.15072356</text:p>
          </table:table-cell>
          <table:table-cell office:value-type="float" office:value="0.15158264" calcext:value-type="float">
            <text:p>0.15158264</text:p>
          </table:table-cell>
          <table:table-cell office:value-type="float" office:value="0.15227512" calcext:value-type="float">
            <text:p>0.15227512</text:p>
          </table:table-cell>
          <table:table-cell office:value-type="float" office:value="0.1527882" calcext:value-type="float">
            <text:p>0.1527882</text:p>
          </table:table-cell>
          <table:table-cell office:value-type="float" office:value="0.15310773" calcext:value-type="float">
            <text:p>0.15310773</text:p>
          </table:table-cell>
          <table:table-cell office:value-type="float" office:value="0.15321801" calcext:value-type="float">
            <text:p>0.15321801</text:p>
          </table:table-cell>
          <table:table-cell office:value-type="float" office:value="0.15310159" calcext:value-type="float">
            <text:p>0.15310159</text:p>
          </table:table-cell>
          <table:table-cell office:value-type="float" office:value="0.15273894" calcext:value-type="float">
            <text:p>0.15273894</text:p>
          </table:table-cell>
          <table:table-cell office:value-type="float" office:value="0.15210825" calcext:value-type="float">
            <text:p>0.15210825</text:p>
          </table:table-cell>
          <table:table-cell office:value-type="float" office:value="0.15118498" calcext:value-type="float">
            <text:p>0.15118498</text:p>
          </table:table-cell>
          <table:table-cell office:value-type="float" office:value="0.14994148" calcext:value-type="float">
            <text:p>0.14994148</text:p>
          </table:table-cell>
          <table:table-cell office:value-type="float" office:value="0.14834652" calcext:value-type="float">
            <text:p>0.14834652</text:p>
          </table:table-cell>
          <table:table-cell office:value-type="float" office:value="0.1463647" calcext:value-type="float">
            <text:p>0.1463647</text:p>
          </table:table-cell>
          <table:table-cell office:value-type="float" office:value="0.1439558" calcext:value-type="float">
            <text:p>0.1439558</text:p>
          </table:table-cell>
          <table:table-cell office:value-type="float" office:value="0.14107407" calcext:value-type="float">
            <text:p>0.14107407</text:p>
          </table:table-cell>
          <table:table-cell office:value-type="float" office:value="0.13766738" calcext:value-type="float">
            <text:p>0.13766738</text:p>
          </table:table-cell>
          <table:table-cell office:value-type="float" office:value="0.13367644" calcext:value-type="float">
            <text:p>0.13367644</text:p>
          </table:table-cell>
          <table:table-cell office:value-type="float" office:value="0.12903389" calcext:value-type="float">
            <text:p>0.12903389</text:p>
          </table:table-cell>
          <table:table-cell office:value-type="float" office:value="0.12366377" calcext:value-type="float">
            <text:p>0.12366377</text:p>
          </table:table-cell>
          <table:table-cell office:value-type="float" office:value="0.11748123" calcext:value-type="float">
            <text:p>0.11748123</text:p>
          </table:table-cell>
          <table:table-cell office:value-type="float" office:value="0.11039345" calcext:value-type="float">
            <text:p>0.11039345</text:p>
          </table:table-cell>
          <table:table-cell office:value-type="float" office:value="0.10230228" calcext:value-type="float">
            <text:p>0.10230228</text:p>
          </table:table-cell>
          <table:table-cell office:value-type="float" office:value="0.09311057" calcext:value-type="float">
            <text:p>0.09311057</text:p>
          </table:table-cell>
          <table:table-cell office:value-type="float" office:value="0.08273485" calcext:value-type="float">
            <text:p>0.08273485</text:p>
          </table:table-cell>
          <table:table-cell office:value-type="float" office:value="0.07112921" calcext:value-type="float">
            <text:p>0.07112921</text:p>
          </table:table-cell>
          <table:table-cell office:value-type="float" office:value="0.05832884" calcext:value-type="float">
            <text:p>0.05832884</text:p>
          </table:table-cell>
          <table:table-cell office:value-type="float" office:value="0.0445271" calcext:value-type="float">
            <text:p>0.0445271</text:p>
          </table:table-cell>
          <table:table-cell office:value-type="float" office:value="0.03021109" calcext:value-type="float">
            <text:p>0.03021109</text:p>
          </table:table-cell>
          <table:table-cell office:value-type="float" office:value="0.01639951" calcext:value-type="float">
            <text:p>0.01639951</text:p>
          </table:table-cell>
          <table:table-cell office:value-type="float" office:value="0.00507828" calcext:value-type="float">
            <text:p>0.0050782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" calcext:value-type="float">
            <text:p>0.1</text:p>
          </table:table-cell>
          <table:table-cell office:value-type="float" office:value="0.10271491" calcext:value-type="float">
            <text:p>0.10271491</text:p>
          </table:table-cell>
          <table:table-cell office:value-type="float" office:value="0.10540325" calcext:value-type="float">
            <text:p>0.10540325</text:p>
          </table:table-cell>
          <table:table-cell office:value-type="float" office:value="0.10806211" calcext:value-type="float">
            <text:p>0.10806211</text:p>
          </table:table-cell>
          <table:table-cell office:value-type="float" office:value="0.11068851" calcext:value-type="float">
            <text:p>0.11068851</text:p>
          </table:table-cell>
          <table:table-cell office:value-type="float" office:value="0.11327931" calcext:value-type="float">
            <text:p>0.11327931</text:p>
          </table:table-cell>
          <table:table-cell office:value-type="float" office:value="0.11583121" calcext:value-type="float">
            <text:p>0.11583121</text:p>
          </table:table-cell>
          <table:table-cell office:value-type="float" office:value="0.11834073" calcext:value-type="float">
            <text:p>0.11834073</text:p>
          </table:table-cell>
          <table:table-cell office:value-type="float" office:value="0.12080421" calcext:value-type="float">
            <text:p>0.12080421</text:p>
          </table:table-cell>
          <table:table-cell office:value-type="float" office:value="0.12321775" calcext:value-type="float">
            <text:p>0.12321775</text:p>
          </table:table-cell>
          <table:table-cell office:value-type="float" office:value="0.12557721" calcext:value-type="float">
            <text:p>0.12557721</text:p>
          </table:table-cell>
          <table:table-cell office:value-type="float" office:value="0.12787814" calcext:value-type="float">
            <text:p>0.12787814</text:p>
          </table:table-cell>
          <table:table-cell office:value-type="float" office:value="0.1301158" calcext:value-type="float">
            <text:p>0.1301158</text:p>
          </table:table-cell>
          <table:table-cell office:value-type="float" office:value="0.13228509" calcext:value-type="float">
            <text:p>0.13228509</text:p>
          </table:table-cell>
          <table:table-cell office:value-type="float" office:value="0.13438048" calcext:value-type="float">
            <text:p>0.13438048</text:p>
          </table:table-cell>
          <table:table-cell office:value-type="float" office:value="0.13639603" calcext:value-type="float">
            <text:p>0.13639603</text:p>
          </table:table-cell>
          <table:table-cell office:value-type="float" office:value="0.13832525" calcext:value-type="float">
            <text:p>0.13832525</text:p>
          </table:table-cell>
          <table:table-cell office:value-type="float" office:value="0.1401611" calcext:value-type="float">
            <text:p>0.1401611</text:p>
          </table:table-cell>
          <table:table-cell office:value-type="float" office:value="0.14189588" calcext:value-type="float">
            <text:p>0.14189588</text:p>
          </table:table-cell>
          <table:table-cell office:value-type="float" office:value="0.14352114" calcext:value-type="float">
            <text:p>0.14352114</text:p>
          </table:table-cell>
          <table:table-cell office:value-type="float" office:value="0.14502759" calcext:value-type="float">
            <text:p>0.14502759</text:p>
          </table:table-cell>
          <table:table-cell office:value-type="float" office:value="0.14640501" calcext:value-type="float">
            <text:p>0.14640501</text:p>
          </table:table-cell>
          <table:table-cell office:value-type="float" office:value="0.14764204" calcext:value-type="float">
            <text:p>0.14764204</text:p>
          </table:table-cell>
          <table:table-cell office:value-type="float" office:value="0.14872608" calcext:value-type="float">
            <text:p>0.14872608</text:p>
          </table:table-cell>
          <table:table-cell office:value-type="float" office:value="0.14964309" calcext:value-type="float">
            <text:p>0.14964309</text:p>
          </table:table-cell>
          <table:table-cell office:value-type="float" office:value="0.15037736" calcext:value-type="float">
            <text:p>0.15037736</text:p>
          </table:table-cell>
          <table:table-cell office:value-type="float" office:value="0.15091123" calcext:value-type="float">
            <text:p>0.15091123</text:p>
          </table:table-cell>
          <table:table-cell office:value-type="float" office:value="0.15122479" calcext:value-type="float">
            <text:p>0.15122479</text:p>
          </table:table-cell>
          <table:table-cell office:value-type="float" office:value="0.15129554" calcext:value-type="float">
            <text:p>0.15129554</text:p>
          </table:table-cell>
          <table:table-cell office:value-type="float" office:value="0.15109788" calcext:value-type="float">
            <text:p>0.15109788</text:p>
          </table:table-cell>
          <table:table-cell office:value-type="float" office:value="0.15060264" calcext:value-type="float">
            <text:p>0.15060264</text:p>
          </table:table-cell>
          <table:table-cell office:value-type="float" office:value="0.14977643" calcext:value-type="float">
            <text:p>0.14977643</text:p>
          </table:table-cell>
          <table:table-cell office:value-type="float" office:value="0.14858085" calcext:value-type="float">
            <text:p>0.14858085</text:p>
          </table:table-cell>
          <table:table-cell office:value-type="float" office:value="0.14697164" calcext:value-type="float">
            <text:p>0.14697164</text:p>
          </table:table-cell>
          <table:table-cell office:value-type="float" office:value="0.14489758" calcext:value-type="float">
            <text:p>0.14489758</text:p>
          </table:table-cell>
          <table:table-cell office:value-type="float" office:value="0.14229929" calcext:value-type="float">
            <text:p>0.14229929</text:p>
          </table:table-cell>
          <table:table-cell office:value-type="float" office:value="0.13910777" calcext:value-type="float">
            <text:p>0.13910777</text:p>
          </table:table-cell>
          <table:table-cell office:value-type="float" office:value="0.13524288" calcext:value-type="float">
            <text:p>0.13524288</text:p>
          </table:table-cell>
          <table:table-cell office:value-type="float" office:value="0.13061171" calcext:value-type="float">
            <text:p>0.13061171</text:p>
          </table:table-cell>
          <table:table-cell office:value-type="float" office:value="0.12510725" calcext:value-type="float">
            <text:p>0.12510725</text:p>
          </table:table-cell>
          <table:table-cell office:value-type="float" office:value="0.11860767" calcext:value-type="float">
            <text:p>0.11860767</text:p>
          </table:table-cell>
          <table:table-cell office:value-type="float" office:value="0.1109773" calcext:value-type="float">
            <text:p>0.1109773</text:p>
          </table:table-cell>
          <table:table-cell office:value-type="float" office:value="0.10207102" calcext:value-type="float">
            <text:p>0.10207102</text:p>
          </table:table-cell>
          <table:table-cell office:value-type="float" office:value="0.09174546" calcext:value-type="float">
            <text:p>0.09174546</text:p>
          </table:table-cell>
          <table:table-cell office:value-type="float" office:value="0.07988266" calcext:value-type="float">
            <text:p>0.07988266</text:p>
          </table:table-cell>
          <table:table-cell office:value-type="float" office:value="0.06643703" calcext:value-type="float">
            <text:p>0.06643703</text:p>
          </table:table-cell>
          <table:table-cell office:value-type="float" office:value="0.05152448" calcext:value-type="float">
            <text:p>0.05152448</text:p>
          </table:table-cell>
          <table:table-cell office:value-type="float" office:value="0.03558891" calcext:value-type="float">
            <text:p>0.03558891</text:p>
          </table:table-cell>
          <table:table-cell office:value-type="float" office:value="0.0197172" calcext:value-type="float">
            <text:p>0.0197172</text:p>
          </table:table-cell>
          <table:table-cell office:value-type="float" office:value="0.00625129" calcext:value-type="float">
            <text:p>0.0062512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9090909" calcext:value-type="float">
            <text:p>0.09090909</text:p>
          </table:table-cell>
          <table:table-cell office:value-type="float" office:value="0.09363142" calcext:value-type="float">
            <text:p>0.09363142</text:p>
          </table:table-cell>
          <table:table-cell office:value-type="float" office:value="0.0963422" calcext:value-type="float">
            <text:p>0.0963422</text:p>
          </table:table-cell>
          <table:table-cell office:value-type="float" office:value="0.09903891" calcext:value-type="float">
            <text:p>0.09903891</text:p>
          </table:table-cell>
          <table:table-cell office:value-type="float" office:value="0.10171891" calcext:value-type="float">
            <text:p>0.10171891</text:p>
          </table:table-cell>
          <table:table-cell office:value-type="float" office:value="0.10437942" calcext:value-type="float">
            <text:p>0.10437942</text:p>
          </table:table-cell>
          <table:table-cell office:value-type="float" office:value="0.10701755" calcext:value-type="float">
            <text:p>0.10701755</text:p>
          </table:table-cell>
          <table:table-cell office:value-type="float" office:value="0.10963024" calcext:value-type="float">
            <text:p>0.10963024</text:p>
          </table:table-cell>
          <table:table-cell office:value-type="float" office:value="0.11221423" calcext:value-type="float">
            <text:p>0.11221423</text:p>
          </table:table-cell>
          <table:table-cell office:value-type="float" office:value="0.11476607" calcext:value-type="float">
            <text:p>0.11476607</text:p>
          </table:table-cell>
          <table:table-cell office:value-type="float" office:value="0.11728208" calcext:value-type="float">
            <text:p>0.11728208</text:p>
          </table:table-cell>
          <table:table-cell office:value-type="float" office:value="0.11975831" calcext:value-type="float">
            <text:p>0.11975831</text:p>
          </table:table-cell>
          <table:table-cell office:value-type="float" office:value="0.12219052" calcext:value-type="float">
            <text:p>0.12219052</text:p>
          </table:table-cell>
          <table:table-cell office:value-type="float" office:value="0.12457413" calcext:value-type="float">
            <text:p>0.12457413</text:p>
          </table:table-cell>
          <table:table-cell office:value-type="float" office:value="0.12690417" calcext:value-type="float">
            <text:p>0.12690417</text:p>
          </table:table-cell>
          <table:table-cell office:value-type="float" office:value="0.12917526" calcext:value-type="float">
            <text:p>0.12917526</text:p>
          </table:table-cell>
          <table:table-cell office:value-type="float" office:value="0.13138152" calcext:value-type="float">
            <text:p>0.13138152</text:p>
          </table:table-cell>
          <table:table-cell office:value-type="float" office:value="0.1335165" calcext:value-type="float">
            <text:p>0.1335165</text:p>
          </table:table-cell>
          <table:table-cell office:value-type="float" office:value="0.13557316" calcext:value-type="float">
            <text:p>0.13557316</text:p>
          </table:table-cell>
          <table:table-cell office:value-type="float" office:value="0.13754368" calcext:value-type="float">
            <text:p>0.13754368</text:p>
          </table:table-cell>
          <table:table-cell office:value-type="float" office:value="0.13941946" calcext:value-type="float">
            <text:p>0.13941946</text:p>
          </table:table-cell>
          <table:table-cell office:value-type="float" office:value="0.14119091" calcext:value-type="float">
            <text:p>0.14119091</text:p>
          </table:table-cell>
          <table:table-cell office:value-type="float" office:value="0.14284738" calcext:value-type="float">
            <text:p>0.14284738</text:p>
          </table:table-cell>
          <table:table-cell office:value-type="float" office:value="0.14437692" calcext:value-type="float">
            <text:p>0.14437692</text:p>
          </table:table-cell>
          <table:table-cell office:value-type="float" office:value="0.14576612" calcext:value-type="float">
            <text:p>0.14576612</text:p>
          </table:table-cell>
          <table:table-cell office:value-type="float" office:value="0.14699986" calcext:value-type="float">
            <text:p>0.14699986</text:p>
          </table:table-cell>
          <table:table-cell office:value-type="float" office:value="0.14806101" calcext:value-type="float">
            <text:p>0.14806101</text:p>
          </table:table-cell>
          <table:table-cell office:value-type="float" office:value="0.14893009" calcext:value-type="float">
            <text:p>0.14893009</text:p>
          </table:table-cell>
          <table:table-cell office:value-type="float" office:value="0.14958483" calcext:value-type="float">
            <text:p>0.14958483</text:p>
          </table:table-cell>
          <table:table-cell office:value-type="float" office:value="0.14999972" calcext:value-type="float">
            <text:p>0.14999972</text:p>
          </table:table-cell>
          <table:table-cell office:value-type="float" office:value="0.1501453" calcext:value-type="float">
            <text:p>0.1501453</text:p>
          </table:table-cell>
          <table:table-cell office:value-type="float" office:value="0.14998749" calcext:value-type="float">
            <text:p>0.14998749</text:p>
          </table:table-cell>
          <table:table-cell office:value-type="float" office:value="0.14948666" calcext:value-type="float">
            <text:p>0.14948666</text:p>
          </table:table-cell>
          <table:table-cell office:value-type="float" office:value="0.14859647" calcext:value-type="float">
            <text:p>0.14859647</text:p>
          </table:table-cell>
          <table:table-cell office:value-type="float" office:value="0.14726256" calcext:value-type="float">
            <text:p>0.14726256</text:p>
          </table:table-cell>
          <table:table-cell office:value-type="float" office:value="0.14542091" calcext:value-type="float">
            <text:p>0.14542091</text:p>
          </table:table-cell>
          <table:table-cell office:value-type="float" office:value="0.14299587" calcext:value-type="float">
            <text:p>0.14299587</text:p>
          </table:table-cell>
          <table:table-cell office:value-type="float" office:value="0.13989788" calcext:value-type="float">
            <text:p>0.13989788</text:p>
          </table:table-cell>
          <table:table-cell office:value-type="float" office:value="0.13602089" calcext:value-type="float">
            <text:p>0.13602089</text:p>
          </table:table-cell>
          <table:table-cell office:value-type="float" office:value="0.13123968" calcext:value-type="float">
            <text:p>0.13123968</text:p>
          </table:table-cell>
          <table:table-cell office:value-type="float" office:value="0.12540742" calcext:value-type="float">
            <text:p>0.12540742</text:p>
          </table:table-cell>
          <table:table-cell office:value-type="float" office:value="0.11835444" calcext:value-type="float">
            <text:p>0.11835444</text:p>
          </table:table-cell>
          <table:table-cell office:value-type="float" office:value="0.10989004" calcext:value-type="float">
            <text:p>0.10989004</text:p>
          </table:table-cell>
          <table:table-cell office:value-type="float" office:value="0.09981071" calcext:value-type="float">
            <text:p>0.09981071</text:p>
          </table:table-cell>
          <table:table-cell office:value-type="float" office:value="0.08792159" calcext:value-type="float">
            <text:p>0.08792159</text:p>
          </table:table-cell>
          <table:table-cell office:value-type="float" office:value="0.0740837" calcext:value-type="float">
            <text:p>0.0740837</text:p>
          </table:table-cell>
          <table:table-cell office:value-type="float" office:value="0.058311" calcext:value-type="float">
            <text:p>0.058311</text:p>
          </table:table-cell>
          <table:table-cell office:value-type="float" office:value="0.04096396" calcext:value-type="float">
            <text:p>0.04096396</text:p>
          </table:table-cell>
          <table:table-cell office:value-type="float" office:value="0.02314434" calcext:value-type="float">
            <text:p>0.02314434</text:p>
          </table:table-cell>
          <table:table-cell office:value-type="float" office:value="0.00750843" calcext:value-type="float">
            <text:p>0.0075084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8333333" calcext:value-type="float">
            <text:p>0.08333333</text:p>
          </table:table-cell>
          <table:table-cell office:value-type="float" office:value="0.08602648" calcext:value-type="float">
            <text:p>0.08602648</text:p>
          </table:table-cell>
          <table:table-cell office:value-type="float" office:value="0.08871989" calcext:value-type="float">
            <text:p>0.08871989</text:p>
          </table:table-cell>
          <table:table-cell office:value-type="float" office:value="0.09141137" calcext:value-type="float">
            <text:p>0.09141137</text:p>
          </table:table-cell>
          <table:table-cell office:value-type="float" office:value="0.09409867" calcext:value-type="float">
            <text:p>0.09409867</text:p>
          </table:table-cell>
          <table:table-cell office:value-type="float" office:value="0.09677942" calcext:value-type="float">
            <text:p>0.09677942</text:p>
          </table:table-cell>
          <table:table-cell office:value-type="float" office:value="0.0994511" calcext:value-type="float">
            <text:p>0.0994511</text:p>
          </table:table-cell>
          <table:table-cell office:value-type="float" office:value="0.10211107" calcext:value-type="float">
            <text:p>0.10211107</text:p>
          </table:table-cell>
          <table:table-cell office:value-type="float" office:value="0.10475656" calcext:value-type="float">
            <text:p>0.10475656</text:p>
          </table:table-cell>
          <table:table-cell office:value-type="float" office:value="0.10738456" calcext:value-type="float">
            <text:p>0.10738456</text:p>
          </table:table-cell>
          <table:table-cell office:value-type="float" office:value="0.10999189" calcext:value-type="float">
            <text:p>0.10999189</text:p>
          </table:table-cell>
          <table:table-cell office:value-type="float" office:value="0.11257512" calcext:value-type="float">
            <text:p>0.11257512</text:p>
          </table:table-cell>
          <table:table-cell office:value-type="float" office:value="0.11513056" calcext:value-type="float">
            <text:p>0.11513056</text:p>
          </table:table-cell>
          <table:table-cell office:value-type="float" office:value="0.1176542" calcext:value-type="float">
            <text:p>0.1176542</text:p>
          </table:table-cell>
          <table:table-cell office:value-type="float" office:value="0.12014168" calcext:value-type="float">
            <text:p>0.12014168</text:p>
          </table:table-cell>
          <table:table-cell office:value-type="float" office:value="0.12258827" calcext:value-type="float">
            <text:p>0.12258827</text:p>
          </table:table-cell>
          <table:table-cell office:value-type="float" office:value="0.12498875" calcext:value-type="float">
            <text:p>0.12498875</text:p>
          </table:table-cell>
          <table:table-cell office:value-type="float" office:value="0.12733741" calcext:value-type="float">
            <text:p>0.12733741</text:p>
          </table:table-cell>
          <table:table-cell office:value-type="float" office:value="0.12962791" calcext:value-type="float">
            <text:p>0.12962791</text:p>
          </table:table-cell>
          <table:table-cell office:value-type="float" office:value="0.13185327" calcext:value-type="float">
            <text:p>0.13185327</text:p>
          </table:table-cell>
          <table:table-cell office:value-type="float" office:value="0.13400568" calcext:value-type="float">
            <text:p>0.13400568</text:p>
          </table:table-cell>
          <table:table-cell office:value-type="float" office:value="0.13607643" calcext:value-type="float">
            <text:p>0.13607643</text:p>
          </table:table-cell>
          <table:table-cell office:value-type="float" office:value="0.13805576" calcext:value-type="float">
            <text:p>0.13805576</text:p>
          </table:table-cell>
          <table:table-cell office:value-type="float" office:value="0.13993266" calcext:value-type="float">
            <text:p>0.13993266</text:p>
          </table:table-cell>
          <table:table-cell office:value-type="float" office:value="0.14169467" calcext:value-type="float">
            <text:p>0.14169467</text:p>
          </table:table-cell>
          <table:table-cell office:value-type="float" office:value="0.14332764" calcext:value-type="float">
            <text:p>0.14332764</text:p>
          </table:table-cell>
          <table:table-cell office:value-type="float" office:value="0.14481543" calcext:value-type="float">
            <text:p>0.14481543</text:p>
          </table:table-cell>
          <table:table-cell office:value-type="float" office:value="0.14613951" calcext:value-type="float">
            <text:p>0.14613951</text:p>
          </table:table-cell>
          <table:table-cell office:value-type="float" office:value="0.14727852" calcext:value-type="float">
            <text:p>0.14727852</text:p>
          </table:table-cell>
          <table:table-cell office:value-type="float" office:value="0.14820774" calcext:value-type="float">
            <text:p>0.14820774</text:p>
          </table:table-cell>
          <table:table-cell office:value-type="float" office:value="0.1488984" calcext:value-type="float">
            <text:p>0.1488984</text:p>
          </table:table-cell>
          <table:table-cell office:value-type="float" office:value="0.14931683" calcext:value-type="float">
            <text:p>0.14931683</text:p>
          </table:table-cell>
          <table:table-cell office:value-type="float" office:value="0.14942343" calcext:value-type="float">
            <text:p>0.14942343</text:p>
          </table:table-cell>
          <table:table-cell office:value-type="float" office:value="0.14917139" calcext:value-type="float">
            <text:p>0.14917139</text:p>
          </table:table-cell>
          <table:table-cell office:value-type="float" office:value="0.14850506" calcext:value-type="float">
            <text:p>0.14850506</text:p>
          </table:table-cell>
          <table:table-cell office:value-type="float" office:value="0.14735803" calcext:value-type="float">
            <text:p>0.14735803</text:p>
          </table:table-cell>
          <table:table-cell office:value-type="float" office:value="0.14565062" calcext:value-type="float">
            <text:p>0.14565062</text:p>
          </table:table-cell>
          <table:table-cell office:value-type="float" office:value="0.14328696" calcext:value-type="float">
            <text:p>0.14328696</text:p>
          </table:table-cell>
          <table:table-cell office:value-type="float" office:value="0.14015144" calcext:value-type="float">
            <text:p>0.14015144</text:p>
          </table:table-cell>
          <table:table-cell office:value-type="float" office:value="0.13610469" calcext:value-type="float">
            <text:p>0.13610469</text:p>
          </table:table-cell>
          <table:table-cell office:value-type="float" office:value="0.13097933" calcext:value-type="float">
            <text:p>0.13097933</text:p>
          </table:table-cell>
          <table:table-cell office:value-type="float" office:value="0.12457625" calcext:value-type="float">
            <text:p>0.12457625</text:p>
          </table:table-cell>
          <table:table-cell office:value-type="float" office:value="0.11666319" calcext:value-type="float">
            <text:p>0.11666319</text:p>
          </table:table-cell>
          <table:table-cell office:value-type="float" office:value="0.10697904" calcext:value-type="float">
            <text:p>0.10697904</text:p>
          </table:table-cell>
          <table:table-cell office:value-type="float" office:value="0.09525111" calcext:value-type="float">
            <text:p>0.09525111</text:p>
          </table:table-cell>
          <table:table-cell office:value-type="float" office:value="0.08123952" calcext:value-type="float">
            <text:p>0.08123952</text:p>
          </table:table-cell>
          <table:table-cell office:value-type="float" office:value="0.06483756" calcext:value-type="float">
            <text:p>0.06483756</text:p>
          </table:table-cell>
          <table:table-cell office:value-type="float" office:value="0.04628641" calcext:value-type="float">
            <text:p>0.04628641</text:p>
          </table:table-cell>
          <table:table-cell office:value-type="float" office:value="0.02664915" calcext:value-type="float">
            <text:p>0.02664915</text:p>
          </table:table-cell>
          <table:table-cell office:value-type="float" office:value="0.00884125" calcext:value-type="float">
            <text:p>0.0088412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0.0795658" calcext:value-type="float">
            <text:p>0.0795658</text:p>
          </table:table-cell>
          <table:table-cell office:value-type="float" office:value="0.08221805" calcext:value-type="float">
            <text:p>0.08221805</text:p>
          </table:table-cell>
          <table:table-cell office:value-type="float" office:value="0.08487798" calcext:value-type="float">
            <text:p>0.08487798</text:p>
          </table:table-cell>
          <table:table-cell office:value-type="float" office:value="0.0875437" calcext:value-type="float">
            <text:p>0.0875437</text:p>
          </table:table-cell>
          <table:table-cell office:value-type="float" office:value="0.09021319" calcext:value-type="float">
            <text:p>0.09021319</text:p>
          </table:table-cell>
          <table:table-cell office:value-type="float" office:value="0.09288435" calcext:value-type="float">
            <text:p>0.09288435</text:p>
          </table:table-cell>
          <table:table-cell office:value-type="float" office:value="0.09555495" calcext:value-type="float">
            <text:p>0.09555495</text:p>
          </table:table-cell>
          <table:table-cell office:value-type="float" office:value="0.09822264" calcext:value-type="float">
            <text:p>0.09822264</text:p>
          </table:table-cell>
          <table:table-cell office:value-type="float" office:value="0.10088489" calcext:value-type="float">
            <text:p>0.10088489</text:p>
          </table:table-cell>
          <table:table-cell office:value-type="float" office:value="0.10353899" calcext:value-type="float">
            <text:p>0.10353899</text:p>
          </table:table-cell>
          <table:table-cell office:value-type="float" office:value="0.10618203" calcext:value-type="float">
            <text:p>0.10618203</text:p>
          </table:table-cell>
          <table:table-cell office:value-type="float" office:value="0.10881086" calcext:value-type="float">
            <text:p>0.10881086</text:p>
          </table:table-cell>
          <table:table-cell office:value-type="float" office:value="0.11142206" calcext:value-type="float">
            <text:p>0.11142206</text:p>
          </table:table-cell>
          <table:table-cell office:value-type="float" office:value="0.11401189" calcext:value-type="float">
            <text:p>0.11401189</text:p>
          </table:table-cell>
          <table:table-cell office:value-type="float" office:value="0.11657624" calcext:value-type="float">
            <text:p>0.11657624</text:p>
          </table:table-cell>
          <table:table-cell office:value-type="float" office:value="0.11911061" calcext:value-type="float">
            <text:p>0.11911061</text:p>
          </table:table-cell>
          <table:table-cell office:value-type="float" office:value="0.12161003" calcext:value-type="float">
            <text:p>0.12161003</text:p>
          </table:table-cell>
          <table:table-cell office:value-type="float" office:value="0.12406895" calcext:value-type="float">
            <text:p>0.12406895</text:p>
          </table:table-cell>
          <table:table-cell office:value-type="float" office:value="0.12648121" calcext:value-type="float">
            <text:p>0.12648121</text:p>
          </table:table-cell>
          <table:table-cell office:value-type="float" office:value="0.1288399" calcext:value-type="float">
            <text:p>0.1288399</text:p>
          </table:table-cell>
          <table:table-cell office:value-type="float" office:value="0.13113729" calcext:value-type="float">
            <text:p>0.13113729</text:p>
          </table:table-cell>
          <table:table-cell office:value-type="float" office:value="0.13336459" calcext:value-type="float">
            <text:p>0.13336459</text:p>
          </table:table-cell>
          <table:table-cell office:value-type="float" office:value="0.13551187" calcext:value-type="float">
            <text:p>0.13551187</text:p>
          </table:table-cell>
          <table:table-cell office:value-type="float" office:value="0.13756783" calcext:value-type="float">
            <text:p>0.13756783</text:p>
          </table:table-cell>
          <table:table-cell office:value-type="float" office:value="0.13951949" calcext:value-type="float">
            <text:p>0.13951949</text:p>
          </table:table-cell>
          <table:table-cell office:value-type="float" office:value="0.14135195" calcext:value-type="float">
            <text:p>0.14135195</text:p>
          </table:table-cell>
          <table:table-cell office:value-type="float" office:value="0.14304798" calcext:value-type="float">
            <text:p>0.14304798</text:p>
          </table:table-cell>
          <table:table-cell office:value-type="float" office:value="0.14458755" calcext:value-type="float">
            <text:p>0.14458755</text:p>
          </table:table-cell>
          <table:table-cell office:value-type="float" office:value="0.14594727" calcext:value-type="float">
            <text:p>0.14594727</text:p>
          </table:table-cell>
          <table:table-cell office:value-type="float" office:value="0.14709965" calcext:value-type="float">
            <text:p>0.14709965</text:p>
          </table:table-cell>
          <table:table-cell office:value-type="float" office:value="0.14801221" calcext:value-type="float">
            <text:p>0.14801221</text:p>
          </table:table-cell>
          <table:table-cell office:value-type="float" office:value="0.14864637" calcext:value-type="float">
            <text:p>0.14864637</text:p>
          </table:table-cell>
          <table:table-cell office:value-type="float" office:value="0.14895601" calcext:value-type="float">
            <text:p>0.14895601</text:p>
          </table:table-cell>
          <table:table-cell office:value-type="float" office:value="0.14888567" calcext:value-type="float">
            <text:p>0.14888567</text:p>
          </table:table-cell>
          <table:table-cell office:value-type="float" office:value="0.14836833" calcext:value-type="float">
            <text:p>0.14836833</text:p>
          </table:table-cell>
          <table:table-cell office:value-type="float" office:value="0.14732249" calcext:value-type="float">
            <text:p>0.14732249</text:p>
          </table:table-cell>
          <table:table-cell office:value-type="float" office:value="0.14564864" calcext:value-type="float">
            <text:p>0.14564864</text:p>
          </table:table-cell>
          <table:table-cell office:value-type="float" office:value="0.14322483" calcext:value-type="float">
            <text:p>0.14322483</text:p>
          </table:table-cell>
          <table:table-cell office:value-type="float" office:value="0.13990137" calcext:value-type="float">
            <text:p>0.13990137</text:p>
          </table:table-cell>
          <table:table-cell office:value-type="float" office:value="0.13549473" calcext:value-type="float">
            <text:p>0.13549473</text:p>
          </table:table-cell>
          <table:table-cell office:value-type="float" office:value="0.12978129" calcext:value-type="float">
            <text:p>0.12978129</text:p>
          </table:table-cell>
          <table:table-cell office:value-type="float" office:value="0.12249223" calcext:value-type="float">
            <text:p>0.12249223</text:p>
          </table:table-cell>
          <table:table-cell office:value-type="float" office:value="0.1133132" calcext:value-type="float">
            <text:p>0.1133132</text:p>
          </table:table-cell>
          <table:table-cell office:value-type="float" office:value="0.10189567" calcext:value-type="float">
            <text:p>0.10189567</text:p>
          </table:table-cell>
          <table:table-cell office:value-type="float" office:value="0.08789571" calcext:value-type="float">
            <text:p>0.08789571</text:p>
          </table:table-cell>
          <table:table-cell office:value-type="float" office:value="0.07107255" calcext:value-type="float">
            <text:p>0.07107255</text:p>
          </table:table-cell>
          <table:table-cell office:value-type="float" office:value="0.0515184" calcext:value-type="float">
            <text:p>0.0515184</text:p>
          </table:table-cell>
          <table:table-cell office:value-type="float" office:value="0.03020364" calcext:value-type="float">
            <text:p>0.03020364</text:p>
          </table:table-cell>
          <table:table-cell office:value-type="float" office:value="0.01024167" calcext:value-type="float">
            <text:p>0.0102416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.0740089" calcext:value-type="float">
            <text:p>0.0740089</text:p>
          </table:table-cell>
          <table:table-cell office:value-type="float" office:value="0.07660604" calcext:value-type="float">
            <text:p>0.07660604</text:p>
          </table:table-cell>
          <table:table-cell office:value-type="float" office:value="0.07921847" calcext:value-type="float">
            <text:p>0.07921847</text:p>
          </table:table-cell>
          <table:table-cell office:value-type="float" office:value="0.08184461" calcext:value-type="float">
            <text:p>0.08184461</text:p>
          </table:table-cell>
          <table:table-cell office:value-type="float" office:value="0.08448281" calcext:value-type="float">
            <text:p>0.08448281</text:p>
          </table:table-cell>
          <table:table-cell office:value-type="float" office:value="0.08713133" calcext:value-type="float">
            <text:p>0.08713133</text:p>
          </table:table-cell>
          <table:table-cell office:value-type="float" office:value="0.08978832" calcext:value-type="float">
            <text:p>0.08978832</text:p>
          </table:table-cell>
          <table:table-cell office:value-type="float" office:value="0.09245183" calcext:value-type="float">
            <text:p>0.09245183</text:p>
          </table:table-cell>
          <table:table-cell office:value-type="float" office:value="0.09511978" calcext:value-type="float">
            <text:p>0.09511978</text:p>
          </table:table-cell>
          <table:table-cell office:value-type="float" office:value="0.09778991" calcext:value-type="float">
            <text:p>0.09778991</text:p>
          </table:table-cell>
          <table:table-cell office:value-type="float" office:value="0.1004598" calcext:value-type="float">
            <text:p>0.1004598</text:p>
          </table:table-cell>
          <table:table-cell office:value-type="float" office:value="0.10312682" calcext:value-type="float">
            <text:p>0.10312682</text:p>
          </table:table-cell>
          <table:table-cell office:value-type="float" office:value="0.1057881" calcext:value-type="float">
            <text:p>0.1057881</text:p>
          </table:table-cell>
          <table:table-cell office:value-type="float" office:value="0.10844048" calcext:value-type="float">
            <text:p>0.10844048</text:p>
          </table:table-cell>
          <table:table-cell office:value-type="float" office:value="0.11108052" calcext:value-type="float">
            <text:p>0.11108052</text:p>
          </table:table-cell>
          <table:table-cell office:value-type="float" office:value="0.11370437" calcext:value-type="float">
            <text:p>0.11370437</text:p>
          </table:table-cell>
          <table:table-cell office:value-type="float" office:value="0.11630778" calcext:value-type="float">
            <text:p>0.11630778</text:p>
          </table:table-cell>
          <table:table-cell office:value-type="float" office:value="0.118886" calcext:value-type="float">
            <text:p>0.118886</text:p>
          </table:table-cell>
          <table:table-cell office:value-type="float" office:value="0.12143371" calcext:value-type="float">
            <text:p>0.12143371</text:p>
          </table:table-cell>
          <table:table-cell office:value-type="float" office:value="0.1239449" calcext:value-type="float">
            <text:p>0.1239449</text:p>
          </table:table-cell>
          <table:table-cell office:value-type="float" office:value="0.1264128" calcext:value-type="float">
            <text:p>0.1264128</text:p>
          </table:table-cell>
          <table:table-cell office:value-type="float" office:value="0.12882968" calcext:value-type="float">
            <text:p>0.12882968</text:p>
          </table:table-cell>
          <table:table-cell office:value-type="float" office:value="0.13118675" calcext:value-type="float">
            <text:p>0.13118675</text:p>
          </table:table-cell>
          <table:table-cell office:value-type="float" office:value="0.13347389" calcext:value-type="float">
            <text:p>0.13347389</text:p>
          </table:table-cell>
          <table:table-cell office:value-type="float" office:value="0.13567944" calcext:value-type="float">
            <text:p>0.13567944</text:p>
          </table:table-cell>
          <table:table-cell office:value-type="float" office:value="0.13778989" calcext:value-type="float">
            <text:p>0.13778989</text:p>
          </table:table-cell>
          <table:table-cell office:value-type="float" office:value="0.13978949" calcext:value-type="float">
            <text:p>0.13978949</text:p>
          </table:table-cell>
          <table:table-cell office:value-type="float" office:value="0.14165978" calcext:value-type="float">
            <text:p>0.14165978</text:p>
          </table:table-cell>
          <table:table-cell office:value-type="float" office:value="0.14337902" calcext:value-type="float">
            <text:p>0.14337902</text:p>
          </table:table-cell>
          <table:table-cell office:value-type="float" office:value="0.14492143" calcext:value-type="float">
            <text:p>0.14492143</text:p>
          </table:table-cell>
          <table:table-cell office:value-type="float" office:value="0.14625626" calcext:value-type="float">
            <text:p>0.14625626</text:p>
          </table:table-cell>
          <table:table-cell office:value-type="float" office:value="0.14734662" calcext:value-type="float">
            <text:p>0.14734662</text:p>
          </table:table-cell>
          <table:table-cell office:value-type="float" office:value="0.14814795" calcext:value-type="float">
            <text:p>0.14814795</text:p>
          </table:table-cell>
          <table:table-cell office:value-type="float" office:value="0.1486061" calcext:value-type="float">
            <text:p>0.1486061</text:p>
          </table:table-cell>
          <table:table-cell office:value-type="float" office:value="0.1486548" calcext:value-type="float">
            <text:p>0.1486548</text:p>
          </table:table-cell>
          <table:table-cell office:value-type="float" office:value="0.14821252" calcext:value-type="float">
            <text:p>0.14821252</text:p>
          </table:table-cell>
          <table:table-cell office:value-type="float" office:value="0.14717832" calcext:value-type="float">
            <text:p>0.14717832</text:p>
          </table:table-cell>
          <table:table-cell office:value-type="float" office:value="0.14542671" calcext:value-type="float">
            <text:p>0.14542671</text:p>
          </table:table-cell>
          <table:table-cell office:value-type="float" office:value="0.14280108" calcext:value-type="float">
            <text:p>0.14280108</text:p>
          </table:table-cell>
          <table:table-cell office:value-type="float" office:value="0.13910595" calcext:value-type="float">
            <text:p>0.13910595</text:p>
          </table:table-cell>
          <table:table-cell office:value-type="float" office:value="0.134098" calcext:value-type="float">
            <text:p>0.134098</text:p>
          </table:table-cell>
          <table:table-cell office:value-type="float" office:value="0.12747733" calcext:value-type="float">
            <text:p>0.12747733</text:p>
          </table:table-cell>
          <table:table-cell office:value-type="float" office:value="0.11888169" calcext:value-type="float">
            <text:p>0.11888169</text:p>
          </table:table-cell>
          <table:table-cell office:value-type="float" office:value="0.10789091" calcext:value-type="float">
            <text:p>0.10789091</text:p>
          </table:table-cell>
          <table:table-cell office:value-type="float" office:value="0.09405728" calcext:value-type="float">
            <text:p>0.09405728</text:p>
          </table:table-cell>
          <table:table-cell office:value-type="float" office:value="0.07699721" calcext:value-type="float">
            <text:p>0.07699721</text:p>
          </table:table-cell>
          <table:table-cell office:value-type="float" office:value="0.05663058" calcext:value-type="float">
            <text:p>0.05663058</text:p>
          </table:table-cell>
          <table:table-cell office:value-type="float" office:value="0.03378496" calcext:value-type="float">
            <text:p>0.03378496</text:p>
          </table:table-cell>
          <table:table-cell office:value-type="float" office:value="0.01170245" calcext:value-type="float">
            <text:p>0.0117024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.06917834" calcext:value-type="float">
            <text:p>0.06917834</text:p>
          </table:table-cell>
          <table:table-cell office:value-type="float" office:value="0.07171257" calcext:value-type="float">
            <text:p>0.07171257</text:p>
          </table:table-cell>
          <table:table-cell office:value-type="float" office:value="0.07426811" calcext:value-type="float">
            <text:p>0.07426811</text:p>
          </table:table-cell>
          <table:table-cell office:value-type="float" office:value="0.07684369" calcext:value-type="float">
            <text:p>0.07684369</text:p>
          </table:table-cell>
          <table:table-cell office:value-type="float" office:value="0.07943796" calcext:value-type="float">
            <text:p>0.07943796</text:p>
          </table:table-cell>
          <table:table-cell office:value-type="float" office:value="0.08204953" calcext:value-type="float">
            <text:p>0.08204953</text:p>
          </table:table-cell>
          <table:table-cell office:value-type="float" office:value="0.08467689" calcext:value-type="float">
            <text:p>0.08467689</text:p>
          </table:table-cell>
          <table:table-cell office:value-type="float" office:value="0.08731849" calcext:value-type="float">
            <text:p>0.08731849</text:p>
          </table:table-cell>
          <table:table-cell office:value-type="float" office:value="0.0899726" calcext:value-type="float">
            <text:p>0.0899726</text:p>
          </table:table-cell>
          <table:table-cell office:value-type="float" office:value="0.09263742" calcext:value-type="float">
            <text:p>0.09263742</text:p>
          </table:table-cell>
          <table:table-cell office:value-type="float" office:value="0.09531098" calcext:value-type="float">
            <text:p>0.09531098</text:p>
          </table:table-cell>
          <table:table-cell office:value-type="float" office:value="0.09799111" calcext:value-type="float">
            <text:p>0.09799111</text:p>
          </table:table-cell>
          <table:table-cell office:value-type="float" office:value="0.10067548" calcext:value-type="float">
            <text:p>0.10067548</text:p>
          </table:table-cell>
          <table:table-cell office:value-type="float" office:value="0.10336147" calcext:value-type="float">
            <text:p>0.10336147</text:p>
          </table:table-cell>
          <table:table-cell office:value-type="float" office:value="0.10604623" calcext:value-type="float">
            <text:p>0.10604623</text:p>
          </table:table-cell>
          <table:table-cell office:value-type="float" office:value="0.10872658" calcext:value-type="float">
            <text:p>0.10872658</text:p>
          </table:table-cell>
          <table:table-cell office:value-type="float" office:value="0.11139894" calcext:value-type="float">
            <text:p>0.11139894</text:p>
          </table:table-cell>
          <table:table-cell office:value-type="float" office:value="0.11405932" calcext:value-type="float">
            <text:p>0.11405932</text:p>
          </table:table-cell>
          <table:table-cell office:value-type="float" office:value="0.11670319" calcext:value-type="float">
            <text:p>0.11670319</text:p>
          </table:table-cell>
          <table:table-cell office:value-type="float" office:value="0.11932546" calcext:value-type="float">
            <text:p>0.11932546</text:p>
          </table:table-cell>
          <table:table-cell office:value-type="float" office:value="0.12192027" calcext:value-type="float">
            <text:p>0.12192027</text:p>
          </table:table-cell>
          <table:table-cell office:value-type="float" office:value="0.12448096" calcext:value-type="float">
            <text:p>0.12448096</text:p>
          </table:table-cell>
          <table:table-cell office:value-type="float" office:value="0.12699985" calcext:value-type="float">
            <text:p>0.12699985</text:p>
          </table:table-cell>
          <table:table-cell office:value-type="float" office:value="0.12946805" calcext:value-type="float">
            <text:p>0.12946805</text:p>
          </table:table-cell>
          <table:table-cell office:value-type="float" office:value="0.13187524" calcext:value-type="float">
            <text:p>0.13187524</text:p>
          </table:table-cell>
          <table:table-cell office:value-type="float" office:value="0.13420935" calcext:value-type="float">
            <text:p>0.13420935</text:p>
          </table:table-cell>
          <table:table-cell office:value-type="float" office:value="0.13645622" calcext:value-type="float">
            <text:p>0.13645622</text:p>
          </table:table-cell>
          <table:table-cell office:value-type="float" office:value="0.13859909" calcext:value-type="float">
            <text:p>0.13859909</text:p>
          </table:table-cell>
          <table:table-cell office:value-type="float" office:value="0.14061805" calcext:value-type="float">
            <text:p>0.14061805</text:p>
          </table:table-cell>
          <table:table-cell office:value-type="float" office:value="0.14248928" calcext:value-type="float">
            <text:p>0.14248928</text:p>
          </table:table-cell>
          <table:table-cell office:value-type="float" office:value="0.14418411" calcext:value-type="float">
            <text:p>0.14418411</text:p>
          </table:table-cell>
          <table:table-cell office:value-type="float" office:value="0.1456678" calcext:value-type="float">
            <text:p>0.1456678</text:p>
          </table:table-cell>
          <table:table-cell office:value-type="float" office:value="0.14689797" calcext:value-type="float">
            <text:p>0.14689797</text:p>
          </table:table-cell>
          <table:table-cell office:value-type="float" office:value="0.14782255" calcext:value-type="float">
            <text:p>0.14782255</text:p>
          </table:table-cell>
          <table:table-cell office:value-type="float" office:value="0.14837714" calcext:value-type="float">
            <text:p>0.14837714</text:p>
          </table:table-cell>
          <table:table-cell office:value-type="float" office:value="0.14848153" calcext:value-type="float">
            <text:p>0.14848153</text:p>
          </table:table-cell>
          <table:table-cell office:value-type="float" office:value="0.14803517" calcext:value-type="float">
            <text:p>0.14803517</text:p>
          </table:table-cell>
          <table:table-cell office:value-type="float" office:value="0.14691132" calcext:value-type="float">
            <text:p>0.14691132</text:p>
          </table:table-cell>
          <table:table-cell office:value-type="float" office:value="0.14494947" calcext:value-type="float">
            <text:p>0.14494947</text:p>
          </table:table-cell>
          <table:table-cell office:value-type="float" office:value="0.14194589" calcext:value-type="float">
            <text:p>0.14194589</text:p>
          </table:table-cell>
          <table:table-cell office:value-type="float" office:value="0.13764221" calcext:value-type="float">
            <text:p>0.13764221</text:p>
          </table:table-cell>
          <table:table-cell office:value-type="float" office:value="0.13171284" calcext:value-type="float">
            <text:p>0.13171284</text:p>
          </table:table-cell>
          <table:table-cell office:value-type="float" office:value="0.12375364" calcext:value-type="float">
            <text:p>0.12375364</text:p>
          </table:table-cell>
          <table:table-cell office:value-type="float" office:value="0.11327828" calcext:value-type="float">
            <text:p>0.11327828</text:p>
          </table:table-cell>
          <table:table-cell office:value-type="float" office:value="0.09973827" calcext:value-type="float">
            <text:p>0.09973827</text:p>
          </table:table-cell>
          <table:table-cell office:value-type="float" office:value="0.08260349" calcext:value-type="float">
            <text:p>0.08260349</text:p>
          </table:table-cell>
          <table:table-cell office:value-type="float" office:value="0.06160206" calcext:value-type="float">
            <text:p>0.06160206</text:p>
          </table:table-cell>
          <table:table-cell office:value-type="float" office:value="0.03737362" calcext:value-type="float">
            <text:p>0.03737362</text:p>
          </table:table-cell>
          <table:table-cell office:value-type="float" office:value="0.01321702" calcext:value-type="float">
            <text:p>0.01321702</text:p>
          </table:table-cell>
          <table:table-cell office:value-type="float" office:value="0.000001" calcext:value-type="float">
            <text:p>0.000001</text:p>
          </table:table-cell>
          <table:table-cell table:number-columns-repeated="309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table:number-columns-repeated="102"/>
          <table:table-cell office:value-type="float" office:value="0.25" calcext:value-type="float">
            <text:p>0.25</text:p>
          </table:table-cell>
          <table:table-cell office:value-type="float" office:value="0.24107183" calcext:value-type="float">
            <text:p>0.24107183</text:p>
          </table:table-cell>
          <table:table-cell office:value-type="float" office:value="0.23228672" calcext:value-type="float">
            <text:p>0.23228672</text:p>
          </table:table-cell>
          <table:table-cell office:value-type="float" office:value="0.22364383" calcext:value-type="float">
            <text:p>0.22364383</text:p>
          </table:table-cell>
          <table:table-cell office:value-type="float" office:value="0.2151425" calcext:value-type="float">
            <text:p>0.2151425</text:p>
          </table:table-cell>
          <table:table-cell office:value-type="float" office:value="0.20678219" calcext:value-type="float">
            <text:p>0.20678219</text:p>
          </table:table-cell>
          <table:table-cell office:value-type="float" office:value="0.19856251" calcext:value-type="float">
            <text:p>0.19856251</text:p>
          </table:table-cell>
          <table:table-cell office:value-type="float" office:value="0.19048319" calcext:value-type="float">
            <text:p>0.19048319</text:p>
          </table:table-cell>
          <table:table-cell office:value-type="float" office:value="0.18254412" calcext:value-type="float">
            <text:p>0.18254412</text:p>
          </table:table-cell>
          <table:table-cell office:value-type="float" office:value="0.17474529" calcext:value-type="float">
            <text:p>0.17474529</text:p>
          </table:table-cell>
          <table:table-cell office:value-type="float" office:value="0.16708688" calcext:value-type="float">
            <text:p>0.16708688</text:p>
          </table:table-cell>
          <table:table-cell office:value-type="float" office:value="0.15956915" calcext:value-type="float">
            <text:p>0.15956915</text:p>
          </table:table-cell>
          <table:table-cell office:value-type="float" office:value="0.15219254" calcext:value-type="float">
            <text:p>0.15219254</text:p>
          </table:table-cell>
          <table:table-cell office:value-type="float" office:value="0.14495763" calcext:value-type="float">
            <text:p>0.14495763</text:p>
          </table:table-cell>
          <table:table-cell office:value-type="float" office:value="0.13786512" calcext:value-type="float">
            <text:p>0.13786512</text:p>
          </table:table-cell>
          <table:table-cell office:value-type="float" office:value="0.13091589" calcext:value-type="float">
            <text:p>0.13091589</text:p>
          </table:table-cell>
          <table:table-cell office:value-type="float" office:value="0.12411096" calcext:value-type="float">
            <text:p>0.12411096</text:p>
          </table:table-cell>
          <table:table-cell office:value-type="float" office:value="0.1174515" calcext:value-type="float">
            <text:p>0.1174515</text:p>
          </table:table-cell>
          <table:table-cell office:value-type="float" office:value="0.11093886" calcext:value-type="float">
            <text:p>0.11093886</text:p>
          </table:table-cell>
          <table:table-cell office:value-type="float" office:value="0.10457457" calcext:value-type="float">
            <text:p>0.10457457</text:p>
          </table:table-cell>
          <table:table-cell office:value-type="float" office:value="0.09836033" calcext:value-type="float">
            <text:p>0.09836033</text:p>
          </table:table-cell>
          <table:table-cell office:value-type="float" office:value="0.09229802" calcext:value-type="float">
            <text:p>0.09229802</text:p>
          </table:table-cell>
          <table:table-cell office:value-type="float" office:value="0.08638974" calcext:value-type="float">
            <text:p>0.08638974</text:p>
          </table:table-cell>
          <table:table-cell office:value-type="float" office:value="0.08063778" calcext:value-type="float">
            <text:p>0.08063778</text:p>
          </table:table-cell>
          <table:table-cell office:value-type="float" office:value="0.07504469" calcext:value-type="float">
            <text:p>0.07504469</text:p>
          </table:table-cell>
          <table:table-cell office:value-type="float" office:value="0.06961322" calcext:value-type="float">
            <text:p>0.06961322</text:p>
          </table:table-cell>
          <table:table-cell office:value-type="float" office:value="0.06434638" calcext:value-type="float">
            <text:p>0.06434638</text:p>
          </table:table-cell>
          <table:table-cell office:value-type="float" office:value="0.05924747" calcext:value-type="float">
            <text:p>0.05924747</text:p>
          </table:table-cell>
          <table:table-cell office:value-type="float" office:value="0.05432006" calcext:value-type="float">
            <text:p>0.05432006</text:p>
          </table:table-cell>
          <table:table-cell office:value-type="float" office:value="0.04956803" calcext:value-type="float">
            <text:p>0.04956803</text:p>
          </table:table-cell>
          <table:table-cell office:value-type="float" office:value="0.04499558" calcext:value-type="float">
            <text:p>0.04499558</text:p>
          </table:table-cell>
          <table:table-cell office:value-type="float" office:value="0.04060728" calcext:value-type="float">
            <text:p>0.04060728</text:p>
          </table:table-cell>
          <table:table-cell office:value-type="float" office:value="0.03640804" calcext:value-type="float">
            <text:p>0.03640804</text:p>
          </table:table-cell>
          <table:table-cell office:value-type="float" office:value="0.03240319" calcext:value-type="float">
            <text:p>0.03240319</text:p>
          </table:table-cell>
          <table:table-cell office:value-type="float" office:value="0.02859845" calcext:value-type="float">
            <text:p>0.0285984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161443" calcext:value-type="float">
            <text:p>0.02161443</text:p>
          </table:table-cell>
          <table:table-cell office:value-type="float" office:value="0.01844878" calcext:value-type="float">
            <text:p>0.01844878</text:p>
          </table:table-cell>
          <table:table-cell office:value-type="float" office:value="0.01551051" calcext:value-type="float">
            <text:p>0.01551051</text:p>
          </table:table-cell>
          <table:table-cell office:value-type="float" office:value="0.01280747" calcext:value-type="float">
            <text:p>0.01280747</text:p>
          </table:table-cell>
          <table:table-cell office:value-type="float" office:value="0.01034775" calcext:value-type="float">
            <text:p>0.01034775</text:p>
          </table:table-cell>
          <table:table-cell office:value-type="float" office:value="0.00813959" calcext:value-type="float">
            <text:p>0.00813959</text:p>
          </table:table-cell>
          <table:table-cell office:value-type="float" office:value="0.00619102" calcext:value-type="float">
            <text:p>0.00619102</text:p>
          </table:table-cell>
          <table:table-cell office:value-type="float" office:value="0.00450943" calcext:value-type="float">
            <text:p>0.00450943</text:p>
          </table:table-cell>
          <table:table-cell office:value-type="float" office:value="0.00310078" calcext:value-type="float">
            <text:p>0.00310078</text:p>
          </table:table-cell>
          <table:table-cell office:value-type="float" office:value="0.0019684" calcext:value-type="float">
            <text:p>0.0019684</text:p>
          </table:table-cell>
          <table:table-cell office:value-type="float" office:value="0.00111097" calcext:value-type="float">
            <text:p>0.00111097</text:p>
          </table:table-cell>
          <table:table-cell office:value-type="float" office:value="0.00051934" calcext:value-type="float">
            <text:p>0.00051934</text:p>
          </table:table-cell>
          <table:table-cell office:value-type="float" office:value="0.00017142" calcext:value-type="float">
            <text:p>0.00017142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2" calcext:value-type="float">
            <text:p>0.2</text:p>
          </table:table-cell>
          <table:table-cell office:value-type="float" office:value="0.19596063" calcext:value-type="float">
            <text:p>0.19596063</text:p>
          </table:table-cell>
          <table:table-cell office:value-type="float" office:value="0.19184503" calcext:value-type="float">
            <text:p>0.19184503</text:p>
          </table:table-cell>
          <table:table-cell office:value-type="float" office:value="0.18765686" calcext:value-type="float">
            <text:p>0.18765686</text:p>
          </table:table-cell>
          <table:table-cell office:value-type="float" office:value="0.18339967" calcext:value-type="float">
            <text:p>0.18339967</text:p>
          </table:table-cell>
          <table:table-cell office:value-type="float" office:value="0.17907692" calcext:value-type="float">
            <text:p>0.17907692</text:p>
          </table:table-cell>
          <table:table-cell office:value-type="float" office:value="0.17469203" calcext:value-type="float">
            <text:p>0.17469203</text:p>
          </table:table-cell>
          <table:table-cell office:value-type="float" office:value="0.17024831" calcext:value-type="float">
            <text:p>0.17024831</text:p>
          </table:table-cell>
          <table:table-cell office:value-type="float" office:value="0.16574908" calcext:value-type="float">
            <text:p>0.16574908</text:p>
          </table:table-cell>
          <table:table-cell office:value-type="float" office:value="0.16119759" calcext:value-type="float">
            <text:p>0.16119759</text:p>
          </table:table-cell>
          <table:table-cell office:value-type="float" office:value="0.1565971" calcext:value-type="float">
            <text:p>0.1565971</text:p>
          </table:table-cell>
          <table:table-cell office:value-type="float" office:value="0.15195084" calcext:value-type="float">
            <text:p>0.15195084</text:p>
          </table:table-cell>
          <table:table-cell office:value-type="float" office:value="0.14726208" calcext:value-type="float">
            <text:p>0.14726208</text:p>
          </table:table-cell>
          <table:table-cell office:value-type="float" office:value="0.1425341" calcext:value-type="float">
            <text:p>0.1425341</text:p>
          </table:table-cell>
          <table:table-cell office:value-type="float" office:value="0.13777026" calcext:value-type="float">
            <text:p>0.13777026</text:p>
          </table:table-cell>
          <table:table-cell office:value-type="float" office:value="0.13297394" calcext:value-type="float">
            <text:p>0.13297394</text:p>
          </table:table-cell>
          <table:table-cell office:value-type="float" office:value="0.12814862" calcext:value-type="float">
            <text:p>0.12814862</text:p>
          </table:table-cell>
          <table:table-cell office:value-type="float" office:value="0.12329789" calcext:value-type="float">
            <text:p>0.12329789</text:p>
          </table:table-cell>
          <table:table-cell office:value-type="float" office:value="0.11842546" calcext:value-type="float">
            <text:p>0.11842546</text:p>
          </table:table-cell>
          <table:table-cell office:value-type="float" office:value="0.11353517" calcext:value-type="float">
            <text:p>0.11353517</text:p>
          </table:table-cell>
          <table:table-cell office:value-type="float" office:value="0.10863107" calcext:value-type="float">
            <text:p>0.10863107</text:p>
          </table:table-cell>
          <table:table-cell office:value-type="float" office:value="0.10371739" calcext:value-type="float">
            <text:p>0.10371739</text:p>
          </table:table-cell>
          <table:table-cell office:value-type="float" office:value="0.0987986" calcext:value-type="float">
            <text:p>0.0987986</text:p>
          </table:table-cell>
          <table:table-cell office:value-type="float" office:value="0.09387946" calcext:value-type="float">
            <text:p>0.09387946</text:p>
          </table:table-cell>
          <table:table-cell office:value-type="float" office:value="0.08896503" calcext:value-type="float">
            <text:p>0.08896503</text:p>
          </table:table-cell>
          <table:table-cell office:value-type="float" office:value="0.08406076" calcext:value-type="float">
            <text:p>0.08406076</text:p>
          </table:table-cell>
          <table:table-cell office:value-type="float" office:value="0.07917251" calcext:value-type="float">
            <text:p>0.07917251</text:p>
          </table:table-cell>
          <table:table-cell office:value-type="float" office:value="0.07430662" calcext:value-type="float">
            <text:p>0.07430662</text:p>
          </table:table-cell>
          <table:table-cell office:value-type="float" office:value="0.06947002" calcext:value-type="float">
            <text:p>0.06947002</text:p>
          </table:table-cell>
          <table:table-cell office:value-type="float" office:value="0.06467026" calcext:value-type="float">
            <text:p>0.06467026</text:p>
          </table:table-cell>
          <table:table-cell office:value-type="float" office:value="0.05991564" calcext:value-type="float">
            <text:p>0.05991564</text:p>
          </table:table-cell>
          <table:table-cell office:value-type="float" office:value="0.05521533" calcext:value-type="float">
            <text:p>0.05521533</text:p>
          </table:table-cell>
          <table:table-cell office:value-type="float" office:value="0.05057949" calcext:value-type="float">
            <text:p>0.05057949</text:p>
          </table:table-cell>
          <table:table-cell office:value-type="float" office:value="0.04601944" calcext:value-type="float">
            <text:p>0.04601944</text:p>
          </table:table-cell>
          <table:table-cell office:value-type="float" office:value="0.0415478" calcext:value-type="float">
            <text:p>0.0415478</text:p>
          </table:table-cell>
          <table:table-cell office:value-type="float" office:value="0.03717875" calcext:value-type="float">
            <text:p>0.03717875</text:p>
          </table:table-cell>
          <table:table-cell office:value-type="float" office:value="0.03292826" calcext:value-type="float">
            <text:p>0.03292826</text:p>
          </table:table-cell>
          <table:table-cell office:value-type="float" office:value="0.02881434" calcext:value-type="float">
            <text:p>0.02881434</text:p>
          </table:table-cell>
          <table:table-cell office:value-type="float" office:value="0.02485735" calcext:value-type="float">
            <text:p>0.02485735</text:p>
          </table:table-cell>
          <table:table-cell office:value-type="float" office:value="0.02108035" calcext:value-type="float">
            <text:p>0.02108035</text:p>
          </table:table-cell>
          <table:table-cell office:value-type="float" office:value="0.01750941" calcext:value-type="float">
            <text:p>0.01750941</text:p>
          </table:table-cell>
          <table:table-cell office:value-type="float" office:value="0.0141739" calcext:value-type="float">
            <text:p>0.0141739</text:p>
          </table:table-cell>
          <table:table-cell office:value-type="float" office:value="0.01110667" calcext:value-type="float">
            <text:p>0.01110667</text:p>
          </table:table-cell>
          <table:table-cell office:value-type="float" office:value="0.00834391" calcext:value-type="float">
            <text:p>0.00834391</text:p>
          </table:table-cell>
          <table:table-cell office:value-type="float" office:value="0.00592444" calcext:value-type="float">
            <text:p>0.00592444</text:p>
          </table:table-cell>
          <table:table-cell office:value-type="float" office:value="0.00388792" calcext:value-type="float">
            <text:p>0.00388792</text:p>
          </table:table-cell>
          <table:table-cell office:value-type="float" office:value="0.00227101" calcext:value-type="float">
            <text:p>0.00227101</text:p>
          </table:table-cell>
          <table:table-cell office:value-type="float" office:value="0.00109986" calcext:value-type="float">
            <text:p>0.00109986</text:p>
          </table:table-cell>
          <table:table-cell office:value-type="float" office:value="0.00037648" calcext:value-type="float">
            <text:p>0.00037648</text:p>
          </table:table-cell>
          <table:table-cell office:value-type="float" office:value="0.00005471" calcext:value-type="float">
            <text:p>0.0000547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.16517312" calcext:value-type="float">
            <text:p>0.16517312</text:p>
          </table:table-cell>
          <table:table-cell office:value-type="float" office:value="0.16355092" calcext:value-type="float">
            <text:p>0.16355092</text:p>
          </table:table-cell>
          <table:table-cell office:value-type="float" office:value="0.16180192" calcext:value-type="float">
            <text:p>0.16180192</text:p>
          </table:table-cell>
          <table:table-cell office:value-type="float" office:value="0.1599279" calcext:value-type="float">
            <text:p>0.1599279</text:p>
          </table:table-cell>
          <table:table-cell office:value-type="float" office:value="0.15793055" calcext:value-type="float">
            <text:p>0.15793055</text:p>
          </table:table-cell>
          <table:table-cell office:value-type="float" office:value="0.15581148" calcext:value-type="float">
            <text:p>0.15581148</text:p>
          </table:table-cell>
          <table:table-cell office:value-type="float" office:value="0.15357223" calcext:value-type="float">
            <text:p>0.15357223</text:p>
          </table:table-cell>
          <table:table-cell office:value-type="float" office:value="0.1512143" calcext:value-type="float">
            <text:p>0.1512143</text:p>
          </table:table-cell>
          <table:table-cell office:value-type="float" office:value="0.14873911" calcext:value-type="float">
            <text:p>0.14873911</text:p>
          </table:table-cell>
          <table:table-cell office:value-type="float" office:value="0.14614804" calcext:value-type="float">
            <text:p>0.14614804</text:p>
          </table:table-cell>
          <table:table-cell office:value-type="float" office:value="0.14344247" calcext:value-type="float">
            <text:p>0.14344247</text:p>
          </table:table-cell>
          <table:table-cell office:value-type="float" office:value="0.1406237" calcext:value-type="float">
            <text:p>0.1406237</text:p>
          </table:table-cell>
          <table:table-cell office:value-type="float" office:value="0.13769307" calcext:value-type="float">
            <text:p>0.13769307</text:p>
          </table:table-cell>
          <table:table-cell office:value-type="float" office:value="0.13465188" calcext:value-type="float">
            <text:p>0.13465188</text:p>
          </table:table-cell>
          <table:table-cell office:value-type="float" office:value="0.13150147" calcext:value-type="float">
            <text:p>0.13150147</text:p>
          </table:table-cell>
          <table:table-cell office:value-type="float" office:value="0.12824316" calcext:value-type="float">
            <text:p>0.12824316</text:p>
          </table:table-cell>
          <table:table-cell office:value-type="float" office:value="0.12487837" calcext:value-type="float">
            <text:p>0.12487837</text:p>
          </table:table-cell>
          <table:table-cell office:value-type="float" office:value="0.12140853" calcext:value-type="float">
            <text:p>0.12140853</text:p>
          </table:table-cell>
          <table:table-cell office:value-type="float" office:value="0.11783519" calcext:value-type="float">
            <text:p>0.11783519</text:p>
          </table:table-cell>
          <table:table-cell office:value-type="float" office:value="0.11415998" calcext:value-type="float">
            <text:p>0.11415998</text:p>
          </table:table-cell>
          <table:table-cell office:value-type="float" office:value="0.11038468" calcext:value-type="float">
            <text:p>0.11038468</text:p>
          </table:table-cell>
          <table:table-cell office:value-type="float" office:value="0.10651125" calcext:value-type="float">
            <text:p>0.10651125</text:p>
          </table:table-cell>
          <table:table-cell office:value-type="float" office:value="0.10254184" calcext:value-type="float">
            <text:p>0.10254184</text:p>
          </table:table-cell>
          <table:table-cell office:value-type="float" office:value="0.09847889" calcext:value-type="float">
            <text:p>0.09847889</text:p>
          </table:table-cell>
          <table:table-cell office:value-type="float" office:value="0.09432515" calcext:value-type="float">
            <text:p>0.09432515</text:p>
          </table:table-cell>
          <table:table-cell office:value-type="float" office:value="0.09008375" calcext:value-type="float">
            <text:p>0.09008375</text:p>
          </table:table-cell>
          <table:table-cell office:value-type="float" office:value="0.08575832" calcext:value-type="float">
            <text:p>0.08575832</text:p>
          </table:table-cell>
          <table:table-cell office:value-type="float" office:value="0.08135304" calcext:value-type="float">
            <text:p>0.08135304</text:p>
          </table:table-cell>
          <table:table-cell office:value-type="float" office:value="0.07687283" calcext:value-type="float">
            <text:p>0.07687283</text:p>
          </table:table-cell>
          <table:table-cell office:value-type="float" office:value="0.07232343" calcext:value-type="float">
            <text:p>0.07232343</text:p>
          </table:table-cell>
          <table:table-cell office:value-type="float" office:value="0.06771166" calcext:value-type="float">
            <text:p>0.06771166</text:p>
          </table:table-cell>
          <table:table-cell office:value-type="float" office:value="0.06304559" calcext:value-type="float">
            <text:p>0.06304559</text:p>
          </table:table-cell>
          <table:table-cell office:value-type="float" office:value="0.05833486" calcext:value-type="float">
            <text:p>0.05833486</text:p>
          </table:table-cell>
          <table:table-cell office:value-type="float" office:value="0.05359104" calcext:value-type="float">
            <text:p>0.05359104</text:p>
          </table:table-cell>
          <table:table-cell office:value-type="float" office:value="0.04882803" calcext:value-type="float">
            <text:p>0.04882803</text:p>
          </table:table-cell>
          <table:table-cell office:value-type="float" office:value="0.04406264" calcext:value-type="float">
            <text:p>0.04406264</text:p>
          </table:table-cell>
          <table:table-cell office:value-type="float" office:value="0.03931524" calcext:value-type="float">
            <text:p>0.03931524</text:p>
          </table:table-cell>
          <table:table-cell office:value-type="float" office:value="0.03461063" calcext:value-type="float">
            <text:p>0.03461063</text:p>
          </table:table-cell>
          <table:table-cell office:value-type="float" office:value="0.02997898" calcext:value-type="float">
            <text:p>0.02997898</text:p>
          </table:table-cell>
          <table:table-cell office:value-type="float" office:value="0.02545712" calcext:value-type="float">
            <text:p>0.02545712</text:p>
          </table:table-cell>
          <table:table-cell office:value-type="float" office:value="0.02108988" calcext:value-type="float">
            <text:p>0.02108988</text:p>
          </table:table-cell>
          <table:table-cell office:value-type="float" office:value="0.01693162" calcext:value-type="float">
            <text:p>0.01693162</text:p>
          </table:table-cell>
          <table:table-cell office:value-type="float" office:value="0.01304766" calcext:value-type="float">
            <text:p>0.01304766</text:p>
          </table:table-cell>
          <table:table-cell office:value-type="float" office:value="0.00951514" calcext:value-type="float">
            <text:p>0.00951514</text:p>
          </table:table-cell>
          <table:table-cell office:value-type="float" office:value="0.00642222" calcext:value-type="float">
            <text:p>0.00642222</text:p>
          </table:table-cell>
          <table:table-cell office:value-type="float" office:value="0.00386392" calcext:value-type="float">
            <text:p>0.00386392</text:p>
          </table:table-cell>
          <table:table-cell office:value-type="float" office:value="0.00193062" calcext:value-type="float">
            <text:p>0.00193062</text:p>
          </table:table-cell>
          <table:table-cell office:value-type="float" office:value="0.00068307" calcext:value-type="float">
            <text:p>0.00068307</text:p>
          </table:table-cell>
          <table:table-cell office:value-type="float" office:value="0.00010282" calcext:value-type="float">
            <text:p>0.0001028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14279286" calcext:value-type="float">
            <text:p>0.14279286</text:p>
          </table:table-cell>
          <table:table-cell office:value-type="float" office:value="0.14259994" calcext:value-type="float">
            <text:p>0.14259994</text:p>
          </table:table-cell>
          <table:table-cell office:value-type="float" office:value="0.14227828" calcext:value-type="float">
            <text:p>0.14227828</text:p>
          </table:table-cell>
          <table:table-cell office:value-type="float" office:value="0.14182765" calcext:value-type="float">
            <text:p>0.14182765</text:p>
          </table:table-cell>
          <table:table-cell office:value-type="float" office:value="0.14124774" calcext:value-type="float">
            <text:p>0.14124774</text:p>
          </table:table-cell>
          <table:table-cell office:value-type="float" office:value="0.14053816" calcext:value-type="float">
            <text:p>0.14053816</text:p>
          </table:table-cell>
          <table:table-cell office:value-type="float" office:value="0.13969846" calcext:value-type="float">
            <text:p>0.13969846</text:p>
          </table:table-cell>
          <table:table-cell office:value-type="float" office:value="0.13872803" calcext:value-type="float">
            <text:p>0.13872803</text:p>
          </table:table-cell>
          <table:table-cell office:value-type="float" office:value="0.13762625" calcext:value-type="float">
            <text:p>0.13762625</text:p>
          </table:table-cell>
          <table:table-cell office:value-type="float" office:value="0.13639237" calcext:value-type="float">
            <text:p>0.13639237</text:p>
          </table:table-cell>
          <table:table-cell office:value-type="float" office:value="0.13502556" calcext:value-type="float">
            <text:p>0.13502556</text:p>
          </table:table-cell>
          <table:table-cell office:value-type="float" office:value="0.13352491" calcext:value-type="float">
            <text:p>0.13352491</text:p>
          </table:table-cell>
          <table:table-cell office:value-type="float" office:value="0.13188943" calcext:value-type="float">
            <text:p>0.13188943</text:p>
          </table:table-cell>
          <table:table-cell office:value-type="float" office:value="0.13011804" calcext:value-type="float">
            <text:p>0.13011804</text:p>
          </table:table-cell>
          <table:table-cell office:value-type="float" office:value="0.12820958" calcext:value-type="float">
            <text:p>0.12820958</text:p>
          </table:table-cell>
          <table:table-cell office:value-type="float" office:value="0.1261628" calcext:value-type="float">
            <text:p>0.1261628</text:p>
          </table:table-cell>
          <table:table-cell office:value-type="float" office:value="0.1239764" calcext:value-type="float">
            <text:p>0.1239764</text:p>
          </table:table-cell>
          <table:table-cell office:value-type="float" office:value="0.12164901" calcext:value-type="float">
            <text:p>0.12164901</text:p>
          </table:table-cell>
          <table:table-cell office:value-type="float" office:value="0.1191792" calcext:value-type="float">
            <text:p>0.1191792</text:p>
          </table:table-cell>
          <table:table-cell office:value-type="float" office:value="0.11656548" calcext:value-type="float">
            <text:p>0.11656548</text:p>
          </table:table-cell>
          <table:table-cell office:value-type="float" office:value="0.11380634" calcext:value-type="float">
            <text:p>0.11380634</text:p>
          </table:table-cell>
          <table:table-cell office:value-type="float" office:value="0.11090028" calcext:value-type="float">
            <text:p>0.11090028</text:p>
          </table:table-cell>
          <table:table-cell office:value-type="float" office:value="0.10784577" calcext:value-type="float">
            <text:p>0.10784577</text:p>
          </table:table-cell>
          <table:table-cell office:value-type="float" office:value="0.10464136" calcext:value-type="float">
            <text:p>0.10464136</text:p>
          </table:table-cell>
          <table:table-cell office:value-type="float" office:value="0.10128567" calcext:value-type="float">
            <text:p>0.10128567</text:p>
          </table:table-cell>
          <table:table-cell office:value-type="float" office:value="0.09777747" calcext:value-type="float">
            <text:p>0.09777747</text:p>
          </table:table-cell>
          <table:table-cell office:value-type="float" office:value="0.09411575" calcext:value-type="float">
            <text:p>0.09411575</text:p>
          </table:table-cell>
          <table:table-cell office:value-type="float" office:value="0.09029979" calcext:value-type="float">
            <text:p>0.09029979</text:p>
          </table:table-cell>
          <table:table-cell office:value-type="float" office:value="0.08632931" calcext:value-type="float">
            <text:p>0.08632931</text:p>
          </table:table-cell>
          <table:table-cell office:value-type="float" office:value="0.08220459" calcext:value-type="float">
            <text:p>0.08220459</text:p>
          </table:table-cell>
          <table:table-cell office:value-type="float" office:value="0.07792671" calcext:value-type="float">
            <text:p>0.07792671</text:p>
          </table:table-cell>
          <table:table-cell office:value-type="float" office:value="0.07349779" calcext:value-type="float">
            <text:p>0.07349779</text:p>
          </table:table-cell>
          <table:table-cell office:value-type="float" office:value="0.06892132" calcext:value-type="float">
            <text:p>0.06892132</text:p>
          </table:table-cell>
          <table:table-cell office:value-type="float" office:value="0.06420266" calcext:value-type="float">
            <text:p>0.06420266</text:p>
          </table:table-cell>
          <table:table-cell office:value-type="float" office:value="0.05934956" calcext:value-type="float">
            <text:p>0.05934956</text:p>
          </table:table-cell>
          <table:table-cell office:value-type="float" office:value="0.05437301" calcext:value-type="float">
            <text:p>0.05437301</text:p>
          </table:table-cell>
          <table:table-cell office:value-type="float" office:value="0.04928827" calcext:value-type="float">
            <text:p>0.04928827</text:p>
          </table:table-cell>
          <table:table-cell office:value-type="float" office:value="0.04411614" calcext:value-type="float">
            <text:p>0.04411614</text:p>
          </table:table-cell>
          <table:table-cell office:value-type="float" office:value="0.03888485" calcext:value-type="float">
            <text:p>0.03888485</text:p>
          </table:table-cell>
          <table:table-cell office:value-type="float" office:value="0.03363228" calcext:value-type="float">
            <text:p>0.03363228</text:p>
          </table:table-cell>
          <table:table-cell office:value-type="float" office:value="0.02840891" calcext:value-type="float">
            <text:p>0.02840891</text:p>
          </table:table-cell>
          <table:table-cell office:value-type="float" office:value="0.02328141" calcext:value-type="float">
            <text:p>0.02328141</text:p>
          </table:table-cell>
          <table:table-cell office:value-type="float" office:value="0.0183368" calcext:value-type="float">
            <text:p>0.0183368</text:p>
          </table:table-cell>
          <table:table-cell office:value-type="float" office:value="0.01368663" calcext:value-type="float">
            <text:p>0.01368663</text:p>
          </table:table-cell>
          <table:table-cell office:value-type="float" office:value="0.00946983" calcext:value-type="float">
            <text:p>0.00946983</text:p>
          </table:table-cell>
          <table:table-cell office:value-type="float" office:value="0.00585112" calcext:value-type="float">
            <text:p>0.00585112</text:p>
          </table:table-cell>
          <table:table-cell office:value-type="float" office:value="0.00300862" calcext:value-type="float">
            <text:p>0.00300862</text:p>
          </table:table-cell>
          <table:table-cell office:value-type="float" office:value="0.0010982" calcext:value-type="float">
            <text:p>0.0010982</text:p>
          </table:table-cell>
          <table:table-cell office:value-type="float" office:value="0.00017103" calcext:value-type="float">
            <text:p>0.0001710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577755" calcext:value-type="float">
            <text:p>0.12577755</text:p>
          </table:table-cell>
          <table:table-cell office:value-type="float" office:value="0.12644261" calcext:value-type="float">
            <text:p>0.12644261</text:p>
          </table:table-cell>
          <table:table-cell office:value-type="float" office:value="0.12699371" calcext:value-type="float">
            <text:p>0.12699371</text:p>
          </table:table-cell>
          <table:table-cell office:value-type="float" office:value="0.12742929" calcext:value-type="float">
            <text:p>0.12742929</text:p>
          </table:table-cell>
          <table:table-cell office:value-type="float" office:value="0.12774769" calcext:value-type="float">
            <text:p>0.12774769</text:p>
          </table:table-cell>
          <table:table-cell office:value-type="float" office:value="0.12794715" calcext:value-type="float">
            <text:p>0.12794715</text:p>
          </table:table-cell>
          <table:table-cell office:value-type="float" office:value="0.12802578" calcext:value-type="float">
            <text:p>0.12802578</text:p>
          </table:table-cell>
          <table:table-cell office:value-type="float" office:value="0.12798159" calcext:value-type="float">
            <text:p>0.12798159</text:p>
          </table:table-cell>
          <table:table-cell office:value-type="float" office:value="0.12781245" calcext:value-type="float">
            <text:p>0.12781245</text:p>
          </table:table-cell>
          <table:table-cell office:value-type="float" office:value="0.12751611" calcext:value-type="float">
            <text:p>0.12751611</text:p>
          </table:table-cell>
          <table:table-cell office:value-type="float" office:value="0.12709014" calcext:value-type="float">
            <text:p>0.12709014</text:p>
          </table:table-cell>
          <table:table-cell office:value-type="float" office:value="0.12653201" calcext:value-type="float">
            <text:p>0.12653201</text:p>
          </table:table-cell>
          <table:table-cell office:value-type="float" office:value="0.12583899" calcext:value-type="float">
            <text:p>0.12583899</text:p>
          </table:table-cell>
          <table:table-cell office:value-type="float" office:value="0.12500821" calcext:value-type="float">
            <text:p>0.12500821</text:p>
          </table:table-cell>
          <table:table-cell office:value-type="float" office:value="0.1240366" calcext:value-type="float">
            <text:p>0.1240366</text:p>
          </table:table-cell>
          <table:table-cell office:value-type="float" office:value="0.12292093" calcext:value-type="float">
            <text:p>0.12292093</text:p>
          </table:table-cell>
          <table:table-cell office:value-type="float" office:value="0.12165773" calcext:value-type="float">
            <text:p>0.12165773</text:p>
          </table:table-cell>
          <table:table-cell office:value-type="float" office:value="0.12024338" calcext:value-type="float">
            <text:p>0.12024338</text:p>
          </table:table-cell>
          <table:table-cell office:value-type="float" office:value="0.11867399" calcext:value-type="float">
            <text:p>0.11867399</text:p>
          </table:table-cell>
          <table:table-cell office:value-type="float" office:value="0.11694548" calcext:value-type="float">
            <text:p>0.11694548</text:p>
          </table:table-cell>
          <table:table-cell office:value-type="float" office:value="0.11505353" calcext:value-type="float">
            <text:p>0.11505353</text:p>
          </table:table-cell>
          <table:table-cell office:value-type="float" office:value="0.11299357" calcext:value-type="float">
            <text:p>0.11299357</text:p>
          </table:table-cell>
          <table:table-cell office:value-type="float" office:value="0.11076082" calcext:value-type="float">
            <text:p>0.11076082</text:p>
          </table:table-cell>
          <table:table-cell office:value-type="float" office:value="0.10835024" calcext:value-type="float">
            <text:p>0.10835024</text:p>
          </table:table-cell>
          <table:table-cell office:value-type="float" office:value="0.10575655" calcext:value-type="float">
            <text:p>0.10575655</text:p>
          </table:table-cell>
          <table:table-cell office:value-type="float" office:value="0.1029743" calcext:value-type="float">
            <text:p>0.1029743</text:p>
          </table:table-cell>
          <table:table-cell office:value-type="float" office:value="0.09999782" calcext:value-type="float">
            <text:p>0.09999782</text:p>
          </table:table-cell>
          <table:table-cell office:value-type="float" office:value="0.09682131" calcext:value-type="float">
            <text:p>0.09682131</text:p>
          </table:table-cell>
          <table:table-cell office:value-type="float" office:value="0.09343893" calcext:value-type="float">
            <text:p>0.09343893</text:p>
          </table:table-cell>
          <table:table-cell office:value-type="float" office:value="0.08984486" calcext:value-type="float">
            <text:p>0.08984486</text:p>
          </table:table-cell>
          <table:table-cell office:value-type="float" office:value="0.08603349" calcext:value-type="float">
            <text:p>0.08603349</text:p>
          </table:table-cell>
          <table:table-cell office:value-type="float" office:value="0.08199962" calcext:value-type="float">
            <text:p>0.08199962</text:p>
          </table:table-cell>
          <table:table-cell office:value-type="float" office:value="0.07773878" calcext:value-type="float">
            <text:p>0.07773878</text:p>
          </table:table-cell>
          <table:table-cell office:value-type="float" office:value="0.07324768" calcext:value-type="float">
            <text:p>0.07324768</text:p>
          </table:table-cell>
          <table:table-cell office:value-type="float" office:value="0.06852482" calcext:value-type="float">
            <text:p>0.06852482</text:p>
          </table:table-cell>
          <table:table-cell office:value-type="float" office:value="0.06357136" calcext:value-type="float">
            <text:p>0.06357136</text:p>
          </table:table-cell>
          <table:table-cell office:value-type="float" office:value="0.05839238" calcext:value-type="float">
            <text:p>0.05839238</text:p>
          </table:table-cell>
          <table:table-cell office:value-type="float" office:value="0.05299858" calcext:value-type="float">
            <text:p>0.05299858</text:p>
          </table:table-cell>
          <table:table-cell office:value-type="float" office:value="0.04740866" calcext:value-type="float">
            <text:p>0.04740866</text:p>
          </table:table-cell>
          <table:table-cell office:value-type="float" office:value="0.04165266" calcext:value-type="float">
            <text:p>0.04165266</text:p>
          </table:table-cell>
          <table:table-cell office:value-type="float" office:value="0.03577645" calcext:value-type="float">
            <text:p>0.03577645</text:p>
          </table:table-cell>
          <table:table-cell office:value-type="float" office:value="0.02984774" calcext:value-type="float">
            <text:p>0.02984774</text:p>
          </table:table-cell>
          <table:table-cell office:value-type="float" office:value="0.02396374" calcext:value-type="float">
            <text:p>0.02396374</text:p>
          </table:table-cell>
          <table:table-cell office:value-type="float" office:value="0.01826019" calcext:value-type="float">
            <text:p>0.01826019</text:p>
          </table:table-cell>
          <table:table-cell office:value-type="float" office:value="0.01292042" calcext:value-type="float">
            <text:p>0.01292042</text:p>
          </table:table-cell>
          <table:table-cell office:value-type="float" office:value="0.00818041" calcext:value-type="float">
            <text:p>0.00818041</text:p>
          </table:table-cell>
          <table:table-cell office:value-type="float" office:value="0.00432064" calcext:value-type="float">
            <text:p>0.00432064</text:p>
          </table:table-cell>
          <table:table-cell office:value-type="float" office:value="0.00162455" calcext:value-type="float">
            <text:p>0.00162455</text:p>
          </table:table-cell>
          <table:table-cell office:value-type="float" office:value="0.00026155" calcext:value-type="float">
            <text:p>0.0002615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1111111" calcext:value-type="float">
            <text:p>0.11111111</text:p>
          </table:table-cell>
          <table:table-cell office:value-type="float" office:value="0.11239876" calcext:value-type="float">
            <text:p>0.11239876</text:p>
          </table:table-cell>
          <table:table-cell office:value-type="float" office:value="0.11359362" calcext:value-type="float">
            <text:p>0.11359362</text:p>
          </table:table-cell>
          <table:table-cell office:value-type="float" office:value="0.11469348" calcext:value-type="float">
            <text:p>0.11469348</text:p>
          </table:table-cell>
          <table:table-cell office:value-type="float" office:value="0.11569601" calcext:value-type="float">
            <text:p>0.11569601</text:p>
          </table:table-cell>
          <table:table-cell office:value-type="float" office:value="0.11659879" calcext:value-type="float">
            <text:p>0.11659879</text:p>
          </table:table-cell>
          <table:table-cell office:value-type="float" office:value="0.11739927" calcext:value-type="float">
            <text:p>0.11739927</text:p>
          </table:table-cell>
          <table:table-cell office:value-type="float" office:value="0.11809475" calcext:value-type="float">
            <text:p>0.11809475</text:p>
          </table:table-cell>
          <table:table-cell office:value-type="float" office:value="0.1186824" calcext:value-type="float">
            <text:p>0.1186824</text:p>
          </table:table-cell>
          <table:table-cell office:value-type="float" office:value="0.11915922" calcext:value-type="float">
            <text:p>0.11915922</text:p>
          </table:table-cell>
          <table:table-cell office:value-type="float" office:value="0.11952203" calcext:value-type="float">
            <text:p>0.11952203</text:p>
          </table:table-cell>
          <table:table-cell office:value-type="float" office:value="0.1197675" calcext:value-type="float">
            <text:p>0.1197675</text:p>
          </table:table-cell>
          <table:table-cell office:value-type="float" office:value="0.11989203" calcext:value-type="float">
            <text:p>0.11989203</text:p>
          </table:table-cell>
          <table:table-cell office:value-type="float" office:value="0.11989187" calcext:value-type="float">
            <text:p>0.11989187</text:p>
          </table:table-cell>
          <table:table-cell office:value-type="float" office:value="0.11976297" calcext:value-type="float">
            <text:p>0.11976297</text:p>
          </table:table-cell>
          <table:table-cell office:value-type="float" office:value="0.11950106" calcext:value-type="float">
            <text:p>0.11950106</text:p>
          </table:table-cell>
          <table:table-cell office:value-type="float" office:value="0.11910157" calcext:value-type="float">
            <text:p>0.11910157</text:p>
          </table:table-cell>
          <table:table-cell office:value-type="float" office:value="0.11855964" calcext:value-type="float">
            <text:p>0.11855964</text:p>
          </table:table-cell>
          <table:table-cell office:value-type="float" office:value="0.11787007" calcext:value-type="float">
            <text:p>0.11787007</text:p>
          </table:table-cell>
          <table:table-cell office:value-type="float" office:value="0.11702729" calcext:value-type="float">
            <text:p>0.11702729</text:p>
          </table:table-cell>
          <table:table-cell office:value-type="float" office:value="0.11602537" calcext:value-type="float">
            <text:p>0.11602537</text:p>
          </table:table-cell>
          <table:table-cell office:value-type="float" office:value="0.11485796" calcext:value-type="float">
            <text:p>0.11485796</text:p>
          </table:table-cell>
          <table:table-cell office:value-type="float" office:value="0.11351824" calcext:value-type="float">
            <text:p>0.11351824</text:p>
          </table:table-cell>
          <table:table-cell office:value-type="float" office:value="0.11199892" calcext:value-type="float">
            <text:p>0.11199892</text:p>
          </table:table-cell>
          <table:table-cell office:value-type="float" office:value="0.1102922" calcext:value-type="float">
            <text:p>0.1102922</text:p>
          </table:table-cell>
          <table:table-cell office:value-type="float" office:value="0.10838971" calcext:value-type="float">
            <text:p>0.10838971</text:p>
          </table:table-cell>
          <table:table-cell office:value-type="float" office:value="0.10628253" calcext:value-type="float">
            <text:p>0.10628253</text:p>
          </table:table-cell>
          <table:table-cell office:value-type="float" office:value="0.10396109" calcext:value-type="float">
            <text:p>0.10396109</text:p>
          </table:table-cell>
          <table:table-cell office:value-type="float" office:value="0.10141524" calcext:value-type="float">
            <text:p>0.10141524</text:p>
          </table:table-cell>
          <table:table-cell office:value-type="float" office:value="0.09863418" calcext:value-type="float">
            <text:p>0.09863418</text:p>
          </table:table-cell>
          <table:table-cell office:value-type="float" office:value="0.0956065" calcext:value-type="float">
            <text:p>0.0956065</text:p>
          </table:table-cell>
          <table:table-cell office:value-type="float" office:value="0.09232027" calcext:value-type="float">
            <text:p>0.09232027</text:p>
          </table:table-cell>
          <table:table-cell office:value-type="float" office:value="0.08876313" calcext:value-type="float">
            <text:p>0.08876313</text:p>
          </table:table-cell>
          <table:table-cell office:value-type="float" office:value="0.0849225" calcext:value-type="float">
            <text:p>0.0849225</text:p>
          </table:table-cell>
          <table:table-cell office:value-type="float" office:value="0.08078591" calcext:value-type="float">
            <text:p>0.08078591</text:p>
          </table:table-cell>
          <table:table-cell office:value-type="float" office:value="0.07634153" calcext:value-type="float">
            <text:p>0.07634153</text:p>
          </table:table-cell>
          <table:table-cell office:value-type="float" office:value="0.071579" calcext:value-type="float">
            <text:p>0.071579</text:p>
          </table:table-cell>
          <table:table-cell office:value-type="float" office:value="0.06649061" calcext:value-type="float">
            <text:p>0.06649061</text:p>
          </table:table-cell>
          <table:table-cell office:value-type="float" office:value="0.06107319" calcext:value-type="float">
            <text:p>0.06107319</text:p>
          </table:table-cell>
          <table:table-cell office:value-type="float" office:value="0.05533085" calcext:value-type="float">
            <text:p>0.05533085</text:p>
          </table:table-cell>
          <table:table-cell office:value-type="float" office:value="0.04927898" calcext:value-type="float">
            <text:p>0.04927898</text:p>
          </table:table-cell>
          <table:table-cell office:value-type="float" office:value="0.04295011" calcext:value-type="float">
            <text:p>0.04295011</text:p>
          </table:table-cell>
          <table:table-cell office:value-type="float" office:value="0.03640225" calcext:value-type="float">
            <text:p>0.03640225</text:p>
          </table:table-cell>
          <table:table-cell office:value-type="float" office:value="0.02973024" calcext:value-type="float">
            <text:p>0.02973024</text:p>
          </table:table-cell>
          <table:table-cell office:value-type="float" office:value="0.02308059" calcext:value-type="float">
            <text:p>0.02308059</text:p>
          </table:table-cell>
          <table:table-cell office:value-type="float" office:value="0.01666879" calcext:value-type="float">
            <text:p>0.01666879</text:p>
          </table:table-cell>
          <table:table-cell office:value-type="float" office:value="0.01079511" calcext:value-type="float">
            <text:p>0.01079511</text:p>
          </table:table-cell>
          <table:table-cell office:value-type="float" office:value="0.00584738" calcext:value-type="float">
            <text:p>0.00584738</text:p>
          </table:table-cell>
          <table:table-cell office:value-type="float" office:value="0.0022619" calcext:value-type="float">
            <text:p>0.0022619</text:p>
          </table:table-cell>
          <table:table-cell office:value-type="float" office:value="0.00037608" calcext:value-type="float">
            <text:p>0.0003760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" calcext:value-type="float">
            <text:p>0.1</text:p>
          </table:table-cell>
          <table:table-cell office:value-type="float" office:value="0.10160026" calcext:value-type="float">
            <text:p>0.10160026</text:p>
          </table:table-cell>
          <table:table-cell office:value-type="float" office:value="0.10312664" calcext:value-type="float">
            <text:p>0.10312664</text:p>
          </table:table-cell>
          <table:table-cell office:value-type="float" office:value="0.10457659" calcext:value-type="float">
            <text:p>0.10457659</text:p>
          </table:table-cell>
          <table:table-cell office:value-type="float" office:value="0.10594743" calcext:value-type="float">
            <text:p>0.10594743</text:p>
          </table:table-cell>
          <table:table-cell office:value-type="float" office:value="0.10723639" calcext:value-type="float">
            <text:p>0.10723639</text:p>
          </table:table-cell>
          <table:table-cell office:value-type="float" office:value="0.10844052" calcext:value-type="float">
            <text:p>0.10844052</text:p>
          </table:table-cell>
          <table:table-cell office:value-type="float" office:value="0.10955677" calcext:value-type="float">
            <text:p>0.10955677</text:p>
          </table:table-cell>
          <table:table-cell office:value-type="float" office:value="0.11058188" calcext:value-type="float">
            <text:p>0.11058188</text:p>
          </table:table-cell>
          <table:table-cell office:value-type="float" office:value="0.11151242" calcext:value-type="float">
            <text:p>0.11151242</text:p>
          </table:table-cell>
          <table:table-cell office:value-type="float" office:value="0.11234477" calcext:value-type="float">
            <text:p>0.11234477</text:p>
          </table:table-cell>
          <table:table-cell office:value-type="float" office:value="0.1130751" calcext:value-type="float">
            <text:p>0.1130751</text:p>
          </table:table-cell>
          <table:table-cell office:value-type="float" office:value="0.11369932" calcext:value-type="float">
            <text:p>0.11369932</text:p>
          </table:table-cell>
          <table:table-cell office:value-type="float" office:value="0.11421307" calcext:value-type="float">
            <text:p>0.11421307</text:p>
          </table:table-cell>
          <table:table-cell office:value-type="float" office:value="0.11461172" calcext:value-type="float">
            <text:p>0.11461172</text:p>
          </table:table-cell>
          <table:table-cell office:value-type="float" office:value="0.11489032" calcext:value-type="float">
            <text:p>0.11489032</text:p>
          </table:table-cell>
          <table:table-cell office:value-type="float" office:value="0.11504355" calcext:value-type="float">
            <text:p>0.11504355</text:p>
          </table:table-cell>
          <table:table-cell office:value-type="float" office:value="0.11506571" calcext:value-type="float">
            <text:p>0.11506571</text:p>
          </table:table-cell>
          <table:table-cell office:value-type="float" office:value="0.1149507" calcext:value-type="float">
            <text:p>0.1149507</text:p>
          </table:table-cell>
          <table:table-cell office:value-type="float" office:value="0.11469193" calcext:value-type="float">
            <text:p>0.11469193</text:p>
          </table:table-cell>
          <table:table-cell office:value-type="float" office:value="0.11428229" calcext:value-type="float">
            <text:p>0.11428229</text:p>
          </table:table-cell>
          <table:table-cell office:value-type="float" office:value="0.11371413" calcext:value-type="float">
            <text:p>0.11371413</text:p>
          </table:table-cell>
          <table:table-cell office:value-type="float" office:value="0.11297915" calcext:value-type="float">
            <text:p>0.11297915</text:p>
          </table:table-cell>
          <table:table-cell office:value-type="float" office:value="0.11206838" calcext:value-type="float">
            <text:p>0.11206838</text:p>
          </table:table-cell>
          <table:table-cell office:value-type="float" office:value="0.11097207" calcext:value-type="float">
            <text:p>0.11097207</text:p>
          </table:table-cell>
          <table:table-cell office:value-type="float" office:value="0.10967966" calcext:value-type="float">
            <text:p>0.10967966</text:p>
          </table:table-cell>
          <table:table-cell office:value-type="float" office:value="0.10817965" calcext:value-type="float">
            <text:p>0.10817965</text:p>
          </table:table-cell>
          <table:table-cell office:value-type="float" office:value="0.10645958" calcext:value-type="float">
            <text:p>0.10645958</text:p>
          </table:table-cell>
          <table:table-cell office:value-type="float" office:value="0.10450585" calcext:value-type="float">
            <text:p>0.10450585</text:p>
          </table:table-cell>
          <table:table-cell office:value-type="float" office:value="0.10230374" calcext:value-type="float">
            <text:p>0.10230374</text:p>
          </table:table-cell>
          <table:table-cell office:value-type="float" office:value="0.09983724" calcext:value-type="float">
            <text:p>0.09983724</text:p>
          </table:table-cell>
          <table:table-cell office:value-type="float" office:value="0.09708904" calcext:value-type="float">
            <text:p>0.09708904</text:p>
          </table:table-cell>
          <table:table-cell office:value-type="float" office:value="0.09404051" calcext:value-type="float">
            <text:p>0.09404051</text:p>
          </table:table-cell>
          <table:table-cell office:value-type="float" office:value="0.09067173" calcext:value-type="float">
            <text:p>0.09067173</text:p>
          </table:table-cell>
          <table:table-cell office:value-type="float" office:value="0.08696165" calcext:value-type="float">
            <text:p>0.08696165</text:p>
          </table:table-cell>
          <table:table-cell office:value-type="float" office:value="0.0828884" calcext:value-type="float">
            <text:p>0.0828884</text:p>
          </table:table-cell>
          <table:table-cell office:value-type="float" office:value="0.07842991" calcext:value-type="float">
            <text:p>0.07842991</text:p>
          </table:table-cell>
          <table:table-cell office:value-type="float" office:value="0.07356495" calcext:value-type="float">
            <text:p>0.07356495</text:p>
          </table:table-cell>
          <table:table-cell office:value-type="float" office:value="0.06827484" calcext:value-type="float">
            <text:p>0.06827484</text:p>
          </table:table-cell>
          <table:table-cell office:value-type="float" office:value="0.06254623" calcext:value-type="float">
            <text:p>0.06254623</text:p>
          </table:table-cell>
          <table:table-cell office:value-type="float" office:value="0.05637546" calcext:value-type="float">
            <text:p>0.05637546</text:p>
          </table:table-cell>
          <table:table-cell office:value-type="float" office:value="0.04977531" calcext:value-type="float">
            <text:p>0.04977531</text:p>
          </table:table-cell>
          <table:table-cell office:value-type="float" office:value="0.04278513" calcext:value-type="float">
            <text:p>0.04278513</text:p>
          </table:table-cell>
          <table:table-cell office:value-type="float" office:value="0.03548577" calcext:value-type="float">
            <text:p>0.03548577</text:p>
          </table:table-cell>
          <table:table-cell office:value-type="float" office:value="0.0280203" calcext:value-type="float">
            <text:p>0.0280203</text:p>
          </table:table-cell>
          <table:table-cell office:value-type="float" office:value="0.02062101" calcext:value-type="float">
            <text:p>0.02062101</text:p>
          </table:table-cell>
          <table:table-cell office:value-type="float" office:value="0.0136393" calcext:value-type="float">
            <text:p>0.0136393</text:p>
          </table:table-cell>
          <table:table-cell office:value-type="float" office:value="0.00756613" calcext:value-type="float">
            <text:p>0.00756613</text:p>
          </table:table-cell>
          <table:table-cell office:value-type="float" office:value="0.00300751" calcext:value-type="float">
            <text:p>0.00300751</text:p>
          </table:table-cell>
          <table:table-cell office:value-type="float" office:value="0.00051602" calcext:value-type="float">
            <text:p>0.000516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9090909" calcext:value-type="float">
            <text:p>0.09090909</text:p>
          </table:table-cell>
          <table:table-cell office:value-type="float" office:value="0.09269958" calcext:value-type="float">
            <text:p>0.09269958</text:p>
          </table:table-cell>
          <table:table-cell office:value-type="float" office:value="0.09443296" calcext:value-type="float">
            <text:p>0.09443296</text:p>
          </table:table-cell>
          <table:table-cell office:value-type="float" office:value="0.09610657" calcext:value-type="float">
            <text:p>0.09610657</text:p>
          </table:table-cell>
          <table:table-cell office:value-type="float" office:value="0.09771766" calcext:value-type="float">
            <text:p>0.09771766</text:p>
          </table:table-cell>
          <table:table-cell office:value-type="float" office:value="0.09926334" calcext:value-type="float">
            <text:p>0.09926334</text:p>
          </table:table-cell>
          <table:table-cell office:value-type="float" office:value="0.10074056" calcext:value-type="float">
            <text:p>0.10074056</text:p>
          </table:table-cell>
          <table:table-cell office:value-type="float" office:value="0.10214614" calcext:value-type="float">
            <text:p>0.10214614</text:p>
          </table:table-cell>
          <table:table-cell office:value-type="float" office:value="0.10347672" calcext:value-type="float">
            <text:p>0.10347672</text:p>
          </table:table-cell>
          <table:table-cell office:value-type="float" office:value="0.10472876" calcext:value-type="float">
            <text:p>0.10472876</text:p>
          </table:table-cell>
          <table:table-cell office:value-type="float" office:value="0.10589846" calcext:value-type="float">
            <text:p>0.10589846</text:p>
          </table:table-cell>
          <table:table-cell office:value-type="float" office:value="0.10698184" calcext:value-type="float">
            <text:p>0.10698184</text:p>
          </table:table-cell>
          <table:table-cell office:value-type="float" office:value="0.10797462" calcext:value-type="float">
            <text:p>0.10797462</text:p>
          </table:table-cell>
          <table:table-cell office:value-type="float" office:value="0.10887224" calcext:value-type="float">
            <text:p>0.10887224</text:p>
          </table:table-cell>
          <table:table-cell office:value-type="float" office:value="0.10966983" calcext:value-type="float">
            <text:p>0.10966983</text:p>
          </table:table-cell>
          <table:table-cell office:value-type="float" office:value="0.11036214" calcext:value-type="float">
            <text:p>0.11036214</text:p>
          </table:table-cell>
          <table:table-cell office:value-type="float" office:value="0.11094355" calcext:value-type="float">
            <text:p>0.11094355</text:p>
          </table:table-cell>
          <table:table-cell office:value-type="float" office:value="0.11140798" calcext:value-type="float">
            <text:p>0.11140798</text:p>
          </table:table-cell>
          <table:table-cell office:value-type="float" office:value="0.11174888" calcext:value-type="float">
            <text:p>0.11174888</text:p>
          </table:table-cell>
          <table:table-cell office:value-type="float" office:value="0.11195914" calcext:value-type="float">
            <text:p>0.11195914</text:p>
          </table:table-cell>
          <table:table-cell office:value-type="float" office:value="0.11203105" calcext:value-type="float">
            <text:p>0.11203105</text:p>
          </table:table-cell>
          <table:table-cell office:value-type="float" office:value="0.11195623" calcext:value-type="float">
            <text:p>0.11195623</text:p>
          </table:table-cell>
          <table:table-cell office:value-type="float" office:value="0.11172552" calcext:value-type="float">
            <text:p>0.11172552</text:p>
          </table:table-cell>
          <table:table-cell office:value-type="float" office:value="0.11132895" calcext:value-type="float">
            <text:p>0.11132895</text:p>
          </table:table-cell>
          <table:table-cell office:value-type="float" office:value="0.11075558" calcext:value-type="float">
            <text:p>0.11075558</text:p>
          </table:table-cell>
          <table:table-cell office:value-type="float" office:value="0.10999342" calcext:value-type="float">
            <text:p>0.10999342</text:p>
          </table:table-cell>
          <table:table-cell office:value-type="float" office:value="0.10902927" calcext:value-type="float">
            <text:p>0.10902927</text:p>
          </table:table-cell>
          <table:table-cell office:value-type="float" office:value="0.10784862" calcext:value-type="float">
            <text:p>0.10784862</text:p>
          </table:table-cell>
          <table:table-cell office:value-type="float" office:value="0.10643547" calcext:value-type="float">
            <text:p>0.10643547</text:p>
          </table:table-cell>
          <table:table-cell office:value-type="float" office:value="0.10477216" calcext:value-type="float">
            <text:p>0.10477216</text:p>
          </table:table-cell>
          <table:table-cell office:value-type="float" office:value="0.10283918" calcext:value-type="float">
            <text:p>0.10283918</text:p>
          </table:table-cell>
          <table:table-cell office:value-type="float" office:value="0.100615" calcext:value-type="float">
            <text:p>0.100615</text:p>
          </table:table-cell>
          <table:table-cell office:value-type="float" office:value="0.09807589" calcext:value-type="float">
            <text:p>0.09807589</text:p>
          </table:table-cell>
          <table:table-cell office:value-type="float" office:value="0.09519578" calcext:value-type="float">
            <text:p>0.09519578</text:p>
          </table:table-cell>
          <table:table-cell office:value-type="float" office:value="0.09194616" calcext:value-type="float">
            <text:p>0.09194616</text:p>
          </table:table-cell>
          <table:table-cell office:value-type="float" office:value="0.08829616" calcext:value-type="float">
            <text:p>0.08829616</text:p>
          </table:table-cell>
          <table:table-cell office:value-type="float" office:value="0.08421285" calcext:value-type="float">
            <text:p>0.08421285</text:p>
          </table:table-cell>
          <table:table-cell office:value-type="float" office:value="0.07966189" calcext:value-type="float">
            <text:p>0.07966189</text:p>
          </table:table-cell>
          <table:table-cell office:value-type="float" office:value="0.07460898" calcext:value-type="float">
            <text:p>0.07460898</text:p>
          </table:table-cell>
          <table:table-cell office:value-type="float" office:value="0.06902233" calcext:value-type="float">
            <text:p>0.06902233</text:p>
          </table:table-cell>
          <table:table-cell office:value-type="float" office:value="0.0628769" calcext:value-type="float">
            <text:p>0.0628769</text:p>
          </table:table-cell>
          <table:table-cell office:value-type="float" office:value="0.05616155" calcext:value-type="float">
            <text:p>0.05616155</text:p>
          </table:table-cell>
          <table:table-cell office:value-type="float" office:value="0.04889042" calcext:value-type="float">
            <text:p>0.04889042</text:p>
          </table:table-cell>
          <table:table-cell office:value-type="float" office:value="0.04112057" calcext:value-type="float">
            <text:p>0.04112057</text:p>
          </table:table-cell>
          <table:table-cell office:value-type="float" office:value="0.03297841" calcext:value-type="float">
            <text:p>0.03297841</text:p>
          </table:table-cell>
          <table:table-cell office:value-type="float" office:value="0.02469661" calcext:value-type="float">
            <text:p>0.02469661</text:p>
          </table:table-cell>
          <table:table-cell office:value-type="float" office:value="0.01666062" calcext:value-type="float">
            <text:p>0.01666062</text:p>
          </table:table-cell>
          <table:table-cell office:value-type="float" office:value="0.00945309" calcext:value-type="float">
            <text:p>0.00945309</text:p>
          </table:table-cell>
          <table:table-cell office:value-type="float" office:value="0.00385704" calcext:value-type="float">
            <text:p>0.00385704</text:p>
          </table:table-cell>
          <table:table-cell office:value-type="float" office:value="0.00068236" calcext:value-type="float">
            <text:p>0.0006823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8333333" calcext:value-type="float">
            <text:p>0.08333333</text:p>
          </table:table-cell>
          <table:table-cell office:value-type="float" office:value="0.08523588" calcext:value-type="float">
            <text:p>0.08523588</text:p>
          </table:table-cell>
          <table:table-cell office:value-type="float" office:value="0.08709568" calcext:value-type="float">
            <text:p>0.08709568</text:p>
          </table:table-cell>
          <table:table-cell office:value-type="float" office:value="0.08891013" calcext:value-type="float">
            <text:p>0.08891013</text:p>
          </table:table-cell>
          <table:table-cell office:value-type="float" office:value="0.09067653" calcext:value-type="float">
            <text:p>0.09067653</text:p>
          </table:table-cell>
          <table:table-cell office:value-type="float" office:value="0.09239204" calcext:value-type="float">
            <text:p>0.09239204</text:p>
          </table:table-cell>
          <table:table-cell office:value-type="float" office:value="0.0940537" calcext:value-type="float">
            <text:p>0.0940537</text:p>
          </table:table-cell>
          <table:table-cell office:value-type="float" office:value="0.09565837" calcext:value-type="float">
            <text:p>0.09565837</text:p>
          </table:table-cell>
          <table:table-cell office:value-type="float" office:value="0.09720275" calcext:value-type="float">
            <text:p>0.09720275</text:p>
          </table:table-cell>
          <table:table-cell office:value-type="float" office:value="0.09868334" calcext:value-type="float">
            <text:p>0.09868334</text:p>
          </table:table-cell>
          <table:table-cell office:value-type="float" office:value="0.10009642" calcext:value-type="float">
            <text:p>0.10009642</text:p>
          </table:table-cell>
          <table:table-cell office:value-type="float" office:value="0.10143804" calcext:value-type="float">
            <text:p>0.10143804</text:p>
          </table:table-cell>
          <table:table-cell office:value-type="float" office:value="0.10270395" calcext:value-type="float">
            <text:p>0.10270395</text:p>
          </table:table-cell>
          <table:table-cell office:value-type="float" office:value="0.10388963" calcext:value-type="float">
            <text:p>0.10388963</text:p>
          </table:table-cell>
          <table:table-cell office:value-type="float" office:value="0.10499021" calcext:value-type="float">
            <text:p>0.10499021</text:p>
          </table:table-cell>
          <table:table-cell office:value-type="float" office:value="0.10600044" calcext:value-type="float">
            <text:p>0.10600044</text:p>
          </table:table-cell>
          <table:table-cell office:value-type="float" office:value="0.10691465" calcext:value-type="float">
            <text:p>0.10691465</text:p>
          </table:table-cell>
          <table:table-cell office:value-type="float" office:value="0.10772672" calcext:value-type="float">
            <text:p>0.10772672</text:p>
          </table:table-cell>
          <table:table-cell office:value-type="float" office:value="0.10842997" calcext:value-type="float">
            <text:p>0.10842997</text:p>
          </table:table-cell>
          <table:table-cell office:value-type="float" office:value="0.10901716" calcext:value-type="float">
            <text:p>0.10901716</text:p>
          </table:table-cell>
          <table:table-cell office:value-type="float" office:value="0.10948037" calcext:value-type="float">
            <text:p>0.10948037</text:p>
          </table:table-cell>
          <table:table-cell office:value-type="float" office:value="0.10981093" calcext:value-type="float">
            <text:p>0.10981093</text:p>
          </table:table-cell>
          <table:table-cell office:value-type="float" office:value="0.10999933" calcext:value-type="float">
            <text:p>0.10999933</text:p>
          </table:table-cell>
          <table:table-cell office:value-type="float" office:value="0.11003509" calcext:value-type="float">
            <text:p>0.11003509</text:p>
          </table:table-cell>
          <table:table-cell office:value-type="float" office:value="0.10990667" calcext:value-type="float">
            <text:p>0.10990667</text:p>
          </table:table-cell>
          <table:table-cell office:value-type="float" office:value="0.10960129" calcext:value-type="float">
            <text:p>0.10960129</text:p>
          </table:table-cell>
          <table:table-cell office:value-type="float" office:value="0.10910476" calcext:value-type="float">
            <text:p>0.10910476</text:p>
          </table:table-cell>
          <table:table-cell office:value-type="float" office:value="0.1084013" calcext:value-type="float">
            <text:p>0.1084013</text:p>
          </table:table-cell>
          <table:table-cell office:value-type="float" office:value="0.10747335" calcext:value-type="float">
            <text:p>0.10747335</text:p>
          </table:table-cell>
          <table:table-cell office:value-type="float" office:value="0.10630125" calcext:value-type="float">
            <text:p>0.10630125</text:p>
          </table:table-cell>
          <table:table-cell office:value-type="float" office:value="0.10486302" calcext:value-type="float">
            <text:p>0.10486302</text:p>
          </table:table-cell>
          <table:table-cell office:value-type="float" office:value="0.10313403" calcext:value-type="float">
            <text:p>0.10313403</text:p>
          </table:table-cell>
          <table:table-cell office:value-type="float" office:value="0.10108666" calcext:value-type="float">
            <text:p>0.10108666</text:p>
          </table:table-cell>
          <table:table-cell office:value-type="float" office:value="0.09868996" calcext:value-type="float">
            <text:p>0.09868996</text:p>
          </table:table-cell>
          <table:table-cell office:value-type="float" office:value="0.09590934" calcext:value-type="float">
            <text:p>0.09590934</text:p>
          </table:table-cell>
          <table:table-cell office:value-type="float" office:value="0.0927063" calcext:value-type="float">
            <text:p>0.0927063</text:p>
          </table:table-cell>
          <table:table-cell office:value-type="float" office:value="0.08903835" calcext:value-type="float">
            <text:p>0.08903835</text:p>
          </table:table-cell>
          <table:table-cell office:value-type="float" office:value="0.0848593" calcext:value-type="float">
            <text:p>0.0848593</text:p>
          </table:table-cell>
          <table:table-cell office:value-type="float" office:value="0.08012006" calcext:value-type="float">
            <text:p>0.08012006</text:p>
          </table:table-cell>
          <table:table-cell office:value-type="float" office:value="0.07477069" calcext:value-type="float">
            <text:p>0.07477069</text:p>
          </table:table-cell>
          <table:table-cell office:value-type="float" office:value="0.06876416" calcext:value-type="float">
            <text:p>0.06876416</text:p>
          </table:table-cell>
          <table:table-cell office:value-type="float" office:value="0.06206326" calcext:value-type="float">
            <text:p>0.06206326</text:p>
          </table:table-cell>
          <table:table-cell office:value-type="float" office:value="0.05465252" calcext:value-type="float">
            <text:p>0.05465252</text:p>
          </table:table-cell>
          <table:table-cell office:value-type="float" office:value="0.04655782" calcext:value-type="float">
            <text:p>0.04655782</text:p>
          </table:table-cell>
          <table:table-cell office:value-type="float" office:value="0.03787741" calcext:value-type="float">
            <text:p>0.03787741</text:p>
          </table:table-cell>
          <table:table-cell office:value-type="float" office:value="0.02882854" calcext:value-type="float">
            <text:p>0.02882854</text:p>
          </table:table-cell>
          <table:table-cell office:value-type="float" office:value="0.01981173" calcext:value-type="float">
            <text:p>0.01981173</text:p>
          </table:table-cell>
          <table:table-cell office:value-type="float" office:value="0.0114843" calcext:value-type="float">
            <text:p>0.0114843</text:p>
          </table:table-cell>
          <table:table-cell office:value-type="float" office:value="0.00480508" calcext:value-type="float">
            <text:p>0.00480508</text:p>
          </table:table-cell>
          <table:table-cell office:value-type="float" office:value="0.00087584" calcext:value-type="float">
            <text:p>0.0008758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0.07888658" calcext:value-type="float">
            <text:p>0.07888658</text:p>
          </table:table-cell>
          <table:table-cell office:value-type="float" office:value="0.08081945" calcext:value-type="float">
            <text:p>0.08081945</text:p>
          </table:table-cell>
          <table:table-cell office:value-type="float" office:value="0.08271923" calcext:value-type="float">
            <text:p>0.08271923</text:p>
          </table:table-cell>
          <table:table-cell office:value-type="float" office:value="0.08458336" calcext:value-type="float">
            <text:p>0.08458336</text:p>
          </table:table-cell>
          <table:table-cell office:value-type="float" office:value="0.08640915" calcext:value-type="float">
            <text:p>0.08640915</text:p>
          </table:table-cell>
          <table:table-cell office:value-type="float" office:value="0.08819378" calcext:value-type="float">
            <text:p>0.08819378</text:p>
          </table:table-cell>
          <table:table-cell office:value-type="float" office:value="0.0899343" calcext:value-type="float">
            <text:p>0.0899343</text:p>
          </table:table-cell>
          <table:table-cell office:value-type="float" office:value="0.09162755" calcext:value-type="float">
            <text:p>0.09162755</text:p>
          </table:table-cell>
          <table:table-cell office:value-type="float" office:value="0.09327022" calcext:value-type="float">
            <text:p>0.09327022</text:p>
          </table:table-cell>
          <table:table-cell office:value-type="float" office:value="0.09485874" calcext:value-type="float">
            <text:p>0.09485874</text:p>
          </table:table-cell>
          <table:table-cell office:value-type="float" office:value="0.09638933" calcext:value-type="float">
            <text:p>0.09638933</text:p>
          </table:table-cell>
          <table:table-cell office:value-type="float" office:value="0.09785793" calcext:value-type="float">
            <text:p>0.09785793</text:p>
          </table:table-cell>
          <table:table-cell office:value-type="float" office:value="0.0992602" calcext:value-type="float">
            <text:p>0.0992602</text:p>
          </table:table-cell>
          <table:table-cell office:value-type="float" office:value="0.10059141" calcext:value-type="float">
            <text:p>0.10059141</text:p>
          </table:table-cell>
          <table:table-cell office:value-type="float" office:value="0.10184651" calcext:value-type="float">
            <text:p>0.10184651</text:p>
          </table:table-cell>
          <table:table-cell office:value-type="float" office:value="0.10301997" calcext:value-type="float">
            <text:p>0.10301997</text:p>
          </table:table-cell>
          <table:table-cell office:value-type="float" office:value="0.10410582" calcext:value-type="float">
            <text:p>0.10410582</text:p>
          </table:table-cell>
          <table:table-cell office:value-type="float" office:value="0.10509752" calcext:value-type="float">
            <text:p>0.10509752</text:p>
          </table:table-cell>
          <table:table-cell office:value-type="float" office:value="0.10598793" calcext:value-type="float">
            <text:p>0.10598793</text:p>
          </table:table-cell>
          <table:table-cell office:value-type="float" office:value="0.10676919" calcext:value-type="float">
            <text:p>0.10676919</text:p>
          </table:table-cell>
          <table:table-cell office:value-type="float" office:value="0.10743269" calcext:value-type="float">
            <text:p>0.10743269</text:p>
          </table:table-cell>
          <table:table-cell office:value-type="float" office:value="0.10796888" calcext:value-type="float">
            <text:p>0.10796888</text:p>
          </table:table-cell>
          <table:table-cell office:value-type="float" office:value="0.10836721" calcext:value-type="float">
            <text:p>0.10836721</text:p>
          </table:table-cell>
          <table:table-cell office:value-type="float" office:value="0.10861595" calcext:value-type="float">
            <text:p>0.10861595</text:p>
          </table:table-cell>
          <table:table-cell office:value-type="float" office:value="0.10870202" calcext:value-type="float">
            <text:p>0.10870202</text:p>
          </table:table-cell>
          <table:table-cell office:value-type="float" office:value="0.1086108" calcext:value-type="float">
            <text:p>0.1086108</text:p>
          </table:table-cell>
          <table:table-cell office:value-type="float" office:value="0.10832588" calcext:value-type="float">
            <text:p>0.10832588</text:p>
          </table:table-cell>
          <table:table-cell office:value-type="float" office:value="0.1078288" calcext:value-type="float">
            <text:p>0.1078288</text:p>
          </table:table-cell>
          <table:table-cell office:value-type="float" office:value="0.10709873" calcext:value-type="float">
            <text:p>0.10709873</text:p>
          </table:table-cell>
          <table:table-cell office:value-type="float" office:value="0.1061121" calcext:value-type="float">
            <text:p>0.1061121</text:p>
          </table:table-cell>
          <table:table-cell office:value-type="float" office:value="0.10484217" calcext:value-type="float">
            <text:p>0.10484217</text:p>
          </table:table-cell>
          <table:table-cell office:value-type="float" office:value="0.10325854" calcext:value-type="float">
            <text:p>0.10325854</text:p>
          </table:table-cell>
          <table:table-cell office:value-type="float" office:value="0.10132665" calcext:value-type="float">
            <text:p>0.10132665</text:p>
          </table:table-cell>
          <table:table-cell office:value-type="float" office:value="0.09900716" calcext:value-type="float">
            <text:p>0.09900716</text:p>
          </table:table-cell>
          <table:table-cell office:value-type="float" office:value="0.09625541" calcext:value-type="float">
            <text:p>0.09625541</text:p>
          </table:table-cell>
          <table:table-cell office:value-type="float" office:value="0.09302095" calcext:value-type="float">
            <text:p>0.09302095</text:p>
          </table:table-cell>
          <table:table-cell office:value-type="float" office:value="0.08924723" calcext:value-type="float">
            <text:p>0.08924723</text:p>
          </table:table-cell>
          <table:table-cell office:value-type="float" office:value="0.0848719" calcext:value-type="float">
            <text:p>0.0848719</text:p>
          </table:table-cell>
          <table:table-cell office:value-type="float" office:value="0.07982802" calcext:value-type="float">
            <text:p>0.07982802</text:p>
          </table:table-cell>
          <table:table-cell office:value-type="float" office:value="0.07404708" calcext:value-type="float">
            <text:p>0.07404708</text:p>
          </table:table-cell>
          <table:table-cell office:value-type="float" office:value="0.0674653" calcext:value-type="float">
            <text:p>0.0674653</text:p>
          </table:table-cell>
          <table:table-cell office:value-type="float" office:value="0.06003521" calcext:value-type="float">
            <text:p>0.06003521</text:p>
          </table:table-cell>
          <table:table-cell office:value-type="float" office:value="0.05174628" calcext:value-type="float">
            <text:p>0.05174628</text:p>
          </table:table-cell>
          <table:table-cell office:value-type="float" office:value="0.04265944" calcext:value-type="float">
            <text:p>0.04265944</text:p>
          </table:table-cell>
          <table:table-cell office:value-type="float" office:value="0.03296219" calcext:value-type="float">
            <text:p>0.03296219</text:p>
          </table:table-cell>
          <table:table-cell office:value-type="float" office:value="0.02305071" calcext:value-type="float">
            <text:p>0.02305071</text:p>
          </table:table-cell>
          <table:table-cell office:value-type="float" office:value="0.01363674" calcext:value-type="float">
            <text:p>0.01363674</text:p>
          </table:table-cell>
          <table:table-cell office:value-type="float" office:value="0.00584513" calcext:value-type="float">
            <text:p>0.00584513</text:p>
          </table:table-cell>
          <table:table-cell office:value-type="float" office:value="0.00109687" calcext:value-type="float">
            <text:p>0.0010968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.07341907" calcext:value-type="float">
            <text:p>0.07341907</text:p>
          </table:table-cell>
          <table:table-cell office:value-type="float" office:value="0.07538908" calcext:value-type="float">
            <text:p>0.07538908</text:p>
          </table:table-cell>
          <table:table-cell office:value-type="float" office:value="0.07733634" calcext:value-type="float">
            <text:p>0.07733634</text:p>
          </table:table-cell>
          <table:table-cell office:value-type="float" office:value="0.07925847" calcext:value-type="float">
            <text:p>0.07925847</text:p>
          </table:table-cell>
          <table:table-cell office:value-type="float" office:value="0.08115299" calcext:value-type="float">
            <text:p>0.08115299</text:p>
          </table:table-cell>
          <table:table-cell office:value-type="float" office:value="0.08301729" calcext:value-type="float">
            <text:p>0.08301729</text:p>
          </table:table-cell>
          <table:table-cell office:value-type="float" office:value="0.08484861" calcext:value-type="float">
            <text:p>0.08484861</text:p>
          </table:table-cell>
          <table:table-cell office:value-type="float" office:value="0.08664404" calcext:value-type="float">
            <text:p>0.08664404</text:p>
          </table:table-cell>
          <table:table-cell office:value-type="float" office:value="0.08840048" calcext:value-type="float">
            <text:p>0.08840048</text:p>
          </table:table-cell>
          <table:table-cell office:value-type="float" office:value="0.09011462" calcext:value-type="float">
            <text:p>0.09011462</text:p>
          </table:table-cell>
          <table:table-cell office:value-type="float" office:value="0.09178291" calcext:value-type="float">
            <text:p>0.09178291</text:p>
          </table:table-cell>
          <table:table-cell office:value-type="float" office:value="0.09340157" calcext:value-type="float">
            <text:p>0.09340157</text:p>
          </table:table-cell>
          <table:table-cell office:value-type="float" office:value="0.09496648" calcext:value-type="float">
            <text:p>0.09496648</text:p>
          </table:table-cell>
          <table:table-cell office:value-type="float" office:value="0.09647322" calcext:value-type="float">
            <text:p>0.09647322</text:p>
          </table:table-cell>
          <table:table-cell office:value-type="float" office:value="0.097917" calcext:value-type="float">
            <text:p>0.097917</text:p>
          </table:table-cell>
          <table:table-cell office:value-type="float" office:value="0.09929257" calcext:value-type="float">
            <text:p>0.09929257</text:p>
          </table:table-cell>
          <table:table-cell office:value-type="float" office:value="0.10059424" calcext:value-type="float">
            <text:p>0.10059424</text:p>
          </table:table-cell>
          <table:table-cell office:value-type="float" office:value="0.10181576" calcext:value-type="float">
            <text:p>0.10181576</text:p>
          </table:table-cell>
          <table:table-cell office:value-type="float" office:value="0.10295026" calcext:value-type="float">
            <text:p>0.10295026</text:p>
          </table:table-cell>
          <table:table-cell office:value-type="float" office:value="0.10399016" calcext:value-type="float">
            <text:p>0.10399016</text:p>
          </table:table-cell>
          <table:table-cell office:value-type="float" office:value="0.10492708" calcext:value-type="float">
            <text:p>0.10492708</text:p>
          </table:table-cell>
          <table:table-cell office:value-type="float" office:value="0.10575172" calcext:value-type="float">
            <text:p>0.10575172</text:p>
          </table:table-cell>
          <table:table-cell office:value-type="float" office:value="0.10645371" calcext:value-type="float">
            <text:p>0.10645371</text:p>
          </table:table-cell>
          <table:table-cell office:value-type="float" office:value="0.10702147" calcext:value-type="float">
            <text:p>0.10702147</text:p>
          </table:table-cell>
          <table:table-cell office:value-type="float" office:value="0.10744198" calcext:value-type="float">
            <text:p>0.10744198</text:p>
          </table:table-cell>
          <table:table-cell office:value-type="float" office:value="0.10770061" calcext:value-type="float">
            <text:p>0.10770061</text:p>
          </table:table-cell>
          <table:table-cell office:value-type="float" office:value="0.10778079" calcext:value-type="float">
            <text:p>0.10778079</text:p>
          </table:table-cell>
          <table:table-cell office:value-type="float" office:value="0.10766375" calcext:value-type="float">
            <text:p>0.10766375</text:p>
          </table:table-cell>
          <table:table-cell office:value-type="float" office:value="0.1073281" calcext:value-type="float">
            <text:p>0.1073281</text:p>
          </table:table-cell>
          <table:table-cell office:value-type="float" office:value="0.10674942" calcext:value-type="float">
            <text:p>0.10674942</text:p>
          </table:table-cell>
          <table:table-cell office:value-type="float" office:value="0.1058997" calcext:value-type="float">
            <text:p>0.1058997</text:p>
          </table:table-cell>
          <table:table-cell office:value-type="float" office:value="0.10474675" calcext:value-type="float">
            <text:p>0.10474675</text:p>
          </table:table-cell>
          <table:table-cell office:value-type="float" office:value="0.10325349" calcext:value-type="float">
            <text:p>0.10325349</text:p>
          </table:table-cell>
          <table:table-cell office:value-type="float" office:value="0.1013771" calcext:value-type="float">
            <text:p>0.1013771</text:p>
          </table:table-cell>
          <table:table-cell office:value-type="float" office:value="0.09906822" calcext:value-type="float">
            <text:p>0.09906822</text:p>
          </table:table-cell>
          <table:table-cell office:value-type="float" office:value="0.09626995" calcext:value-type="float">
            <text:p>0.09626995</text:p>
          </table:table-cell>
          <table:table-cell office:value-type="float" office:value="0.09291714" calcext:value-type="float">
            <text:p>0.09291714</text:p>
          </table:table-cell>
          <table:table-cell office:value-type="float" office:value="0.0889359" calcext:value-type="float">
            <text:p>0.0889359</text:p>
          </table:table-cell>
          <table:table-cell office:value-type="float" office:value="0.08424398" calcext:value-type="float">
            <text:p>0.08424398</text:p>
          </table:table-cell>
          <table:table-cell office:value-type="float" office:value="0.07875278" calcext:value-type="float">
            <text:p>0.07875278</text:p>
          </table:table-cell>
          <table:table-cell office:value-type="float" office:value="0.07237253" calcext:value-type="float">
            <text:p>0.07237253</text:p>
          </table:table-cell>
          <table:table-cell office:value-type="float" office:value="0.06502303" calcext:value-type="float">
            <text:p>0.06502303</text:p>
          </table:table-cell>
          <table:table-cell office:value-type="float" office:value="0.05665418" calcext:value-type="float">
            <text:p>0.05665418</text:p>
          </table:table-cell>
          <table:table-cell office:value-type="float" office:value="0.04728264" calcext:value-type="float">
            <text:p>0.04728264</text:p>
          </table:table-cell>
          <table:table-cell office:value-type="float" office:value="0.03705392" calcext:value-type="float">
            <text:p>0.03705392</text:p>
          </table:table-cell>
          <table:table-cell office:value-type="float" office:value="0.02634112" calcext:value-type="float">
            <text:p>0.02634112</text:p>
          </table:table-cell>
          <table:table-cell office:value-type="float" office:value="0.01588841" calcext:value-type="float">
            <text:p>0.01588841</text:p>
          </table:table-cell>
          <table:table-cell office:value-type="float" office:value="0.00697049" calcext:value-type="float">
            <text:p>0.00697049</text:p>
          </table:table-cell>
          <table:table-cell office:value-type="float" office:value="0.00134568" calcext:value-type="float">
            <text:p>0.0013456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.06866134" calcext:value-type="float">
            <text:p>0.06866134</text:p>
          </table:table-cell>
          <table:table-cell office:value-type="float" office:value="0.07064401" calcext:value-type="float">
            <text:p>0.07064401</text:p>
          </table:table-cell>
          <table:table-cell office:value-type="float" office:value="0.07261261" calcext:value-type="float">
            <text:p>0.07261261</text:p>
          </table:table-cell>
          <table:table-cell office:value-type="float" office:value="0.07456499" calcext:value-type="float">
            <text:p>0.07456499</text:p>
          </table:table-cell>
          <table:table-cell office:value-type="float" office:value="0.07649888" calcext:value-type="float">
            <text:p>0.07649888</text:p>
          </table:table-cell>
          <table:table-cell office:value-type="float" office:value="0.07841189" calcext:value-type="float">
            <text:p>0.07841189</text:p>
          </table:table-cell>
          <table:table-cell office:value-type="float" office:value="0.08030152" calcext:value-type="float">
            <text:p>0.08030152</text:p>
          </table:table-cell>
          <table:table-cell office:value-type="float" office:value="0.0821651" calcext:value-type="float">
            <text:p>0.0821651</text:p>
          </table:table-cell>
          <table:table-cell office:value-type="float" office:value="0.0839998" calcext:value-type="float">
            <text:p>0.0839998</text:p>
          </table:table-cell>
          <table:table-cell office:value-type="float" office:value="0.08580257" calcext:value-type="float">
            <text:p>0.08580257</text:p>
          </table:table-cell>
          <table:table-cell office:value-type="float" office:value="0.08757016" calcext:value-type="float">
            <text:p>0.08757016</text:p>
          </table:table-cell>
          <table:table-cell office:value-type="float" office:value="0.08929909" calcext:value-type="float">
            <text:p>0.08929909</text:p>
          </table:table-cell>
          <table:table-cell office:value-type="float" office:value="0.09098554" calcext:value-type="float">
            <text:p>0.09098554</text:p>
          </table:table-cell>
          <table:table-cell office:value-type="float" office:value="0.09262544" calcext:value-type="float">
            <text:p>0.09262544</text:p>
          </table:table-cell>
          <table:table-cell office:value-type="float" office:value="0.09421431" calcext:value-type="float">
            <text:p>0.09421431</text:p>
          </table:table-cell>
          <table:table-cell office:value-type="float" office:value="0.09574728" calcext:value-type="float">
            <text:p>0.09574728</text:p>
          </table:table-cell>
          <table:table-cell office:value-type="float" office:value="0.09721901" calcext:value-type="float">
            <text:p>0.09721901</text:p>
          </table:table-cell>
          <table:table-cell office:value-type="float" office:value="0.09862361" calcext:value-type="float">
            <text:p>0.09862361</text:p>
          </table:table-cell>
          <table:table-cell office:value-type="float" office:value="0.09995462" calcext:value-type="float">
            <text:p>0.09995462</text:p>
          </table:table-cell>
          <table:table-cell office:value-type="float" office:value="0.10120485" calcext:value-type="float">
            <text:p>0.10120485</text:p>
          </table:table-cell>
          <table:table-cell office:value-type="float" office:value="0.10236631" calcext:value-type="float">
            <text:p>0.10236631</text:p>
          </table:table-cell>
          <table:table-cell office:value-type="float" office:value="0.1034301" calcext:value-type="float">
            <text:p>0.1034301</text:p>
          </table:table-cell>
          <table:table-cell office:value-type="float" office:value="0.10438624" calcext:value-type="float">
            <text:p>0.10438624</text:p>
          </table:table-cell>
          <table:table-cell office:value-type="float" office:value="0.10522351" calcext:value-type="float">
            <text:p>0.10522351</text:p>
          </table:table-cell>
          <table:table-cell office:value-type="float" office:value="0.10592924" calcext:value-type="float">
            <text:p>0.10592924</text:p>
          </table:table-cell>
          <table:table-cell office:value-type="float" office:value="0.10648907" calcext:value-type="float">
            <text:p>0.10648907</text:p>
          </table:table-cell>
          <table:table-cell office:value-type="float" office:value="0.10688666" calcext:value-type="float">
            <text:p>0.10688666</text:p>
          </table:table-cell>
          <table:table-cell office:value-type="float" office:value="0.10710333" calcext:value-type="float">
            <text:p>0.10710333</text:p>
          </table:table-cell>
          <table:table-cell office:value-type="float" office:value="0.10711765" calcext:value-type="float">
            <text:p>0.10711765</text:p>
          </table:table-cell>
          <table:table-cell office:value-type="float" office:value="0.10690492" calcext:value-type="float">
            <text:p>0.10690492</text:p>
          </table:table-cell>
          <table:table-cell office:value-type="float" office:value="0.10643657" calcext:value-type="float">
            <text:p>0.10643657</text:p>
          </table:table-cell>
          <table:table-cell office:value-type="float" office:value="0.10567943" calcext:value-type="float">
            <text:p>0.10567943</text:p>
          </table:table-cell>
          <table:table-cell office:value-type="float" office:value="0.10459483" calcext:value-type="float">
            <text:p>0.10459483</text:p>
          </table:table-cell>
          <table:table-cell office:value-type="float" office:value="0.10313765" calcext:value-type="float">
            <text:p>0.10313765</text:p>
          </table:table-cell>
          <table:table-cell office:value-type="float" office:value="0.10125504" calcext:value-type="float">
            <text:p>0.10125504</text:p>
          </table:table-cell>
          <table:table-cell office:value-type="float" office:value="0.09888523" calcext:value-type="float">
            <text:p>0.09888523</text:p>
          </table:table-cell>
          <table:table-cell office:value-type="float" office:value="0.09595612" calcext:value-type="float">
            <text:p>0.09595612</text:p>
          </table:table-cell>
          <table:table-cell office:value-type="float" office:value="0.09238414" calcext:value-type="float">
            <text:p>0.09238414</text:p>
          </table:table-cell>
          <table:table-cell office:value-type="float" office:value="0.08807368" calcext:value-type="float">
            <text:p>0.08807368</text:p>
          </table:table-cell>
          <table:table-cell office:value-type="float" office:value="0.0829179" calcext:value-type="float">
            <text:p>0.0829179</text:p>
          </table:table-cell>
          <table:table-cell office:value-type="float" office:value="0.07680249" calcext:value-type="float">
            <text:p>0.07680249</text:p>
          </table:table-cell>
          <table:table-cell office:value-type="float" office:value="0.06961497" calcext:value-type="float">
            <text:p>0.06961497</text:p>
          </table:table-cell>
          <table:table-cell office:value-type="float" office:value="0.06126424" calcext:value-type="float">
            <text:p>0.06126424</text:p>
          </table:table-cell>
          <table:table-cell office:value-type="float" office:value="0.05171792" calcext:value-type="float">
            <text:p>0.05171792</text:p>
          </table:table-cell>
          <table:table-cell office:value-type="float" office:value="0.04106956" calcext:value-type="float">
            <text:p>0.04106956</text:p>
          </table:table-cell>
          <table:table-cell office:value-type="float" office:value="0.02965236" calcext:value-type="float">
            <text:p>0.02965236</text:p>
          </table:table-cell>
          <table:table-cell office:value-type="float" office:value="0.01821934" calcext:value-type="float">
            <text:p>0.01821934</text:p>
          </table:table-cell>
          <table:table-cell office:value-type="float" office:value="0.00817418" calcext:value-type="float">
            <text:p>0.00817418</text:p>
          </table:table-cell>
          <table:table-cell office:value-type="float" office:value="0.00162233" calcext:value-type="float">
            <text:p>0.00162233</text:p>
          </table:table-cell>
          <table:table-cell office:value-type="float" office:value="0.000001" calcext:value-type="float">
            <text:p>0.000001</text:p>
          </table:table-cell>
          <table:table-cell table:number-columns-repeated="309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table:number-columns-repeated="153"/>
          <table:table-cell office:value-type="float" office:value="0.2" calcext:value-type="float">
            <text:p>0.2</text:p>
          </table:table-cell>
          <table:table-cell office:value-type="float" office:value="0.19207969" calcext:value-type="float">
            <text:p>0.19207969</text:p>
          </table:table-cell>
          <table:table-cell office:value-type="float" office:value="0.18431757" calcext:value-type="float">
            <text:p>0.18431757</text:p>
          </table:table-cell>
          <table:table-cell office:value-type="float" office:value="0.17671199" calcext:value-type="float">
            <text:p>0.17671199</text:p>
          </table:table-cell>
          <table:table-cell office:value-type="float" office:value="0.1692615" calcext:value-type="float">
            <text:p>0.1692615</text:p>
          </table:table-cell>
          <table:table-cell office:value-type="float" office:value="0.1619648" calcext:value-type="float">
            <text:p>0.1619648</text:p>
          </table:table-cell>
          <table:table-cell office:value-type="float" office:value="0.15482076" calcext:value-type="float">
            <text:p>0.15482076</text:p>
          </table:table-cell>
          <table:table-cell office:value-type="float" office:value="0.14782842" calcext:value-type="float">
            <text:p>0.14782842</text:p>
          </table:table-cell>
          <table:table-cell office:value-type="float" office:value="0.14098697" calcext:value-type="float">
            <text:p>0.14098697</text:p>
          </table:table-cell>
          <table:table-cell office:value-type="float" office:value="0.13429576" calcext:value-type="float">
            <text:p>0.13429576</text:p>
          </table:table-cell>
          <table:table-cell office:value-type="float" office:value="0.12775428" calcext:value-type="float">
            <text:p>0.12775428</text:p>
          </table:table-cell>
          <table:table-cell office:value-type="float" office:value="0.1213622" calcext:value-type="float">
            <text:p>0.1213622</text:p>
          </table:table-cell>
          <table:table-cell office:value-type="float" office:value="0.11511929" calcext:value-type="float">
            <text:p>0.11511929</text:p>
          </table:table-cell>
          <table:table-cell office:value-type="float" office:value="0.10902552" calcext:value-type="float">
            <text:p>0.10902552</text:p>
          </table:table-cell>
          <table:table-cell office:value-type="float" office:value="0.103081" calcext:value-type="float">
            <text:p>0.103081</text:p>
          </table:table-cell>
          <table:table-cell office:value-type="float" office:value="0.09728596" calcext:value-type="float">
            <text:p>0.09728596</text:p>
          </table:table-cell>
          <table:table-cell office:value-type="float" office:value="0.09164081" calcext:value-type="float">
            <text:p>0.09164081</text:p>
          </table:table-cell>
          <table:table-cell office:value-type="float" office:value="0.08614611" calcext:value-type="float">
            <text:p>0.08614611</text:p>
          </table:table-cell>
          <table:table-cell office:value-type="float" office:value="0.08080257" calcext:value-type="float">
            <text:p>0.08080257</text:p>
          </table:table-cell>
          <table:table-cell office:value-type="float" office:value="0.07561106" calcext:value-type="float">
            <text:p>0.07561106</text:p>
          </table:table-cell>
          <table:table-cell office:value-type="float" office:value="0.07057262" calcext:value-type="float">
            <text:p>0.07057262</text:p>
          </table:table-cell>
          <table:table-cell office:value-type="float" office:value="0.06568844" calcext:value-type="float">
            <text:p>0.06568844</text:p>
          </table:table-cell>
          <table:table-cell office:value-type="float" office:value="0.0609599" calcext:value-type="float">
            <text:p>0.0609599</text:p>
          </table:table-cell>
          <table:table-cell office:value-type="float" office:value="0.05638853" calcext:value-type="float">
            <text:p>0.05638853</text:p>
          </table:table-cell>
          <table:table-cell office:value-type="float" office:value="0.05197608" calcext:value-type="float">
            <text:p>0.05197608</text:p>
          </table:table-cell>
          <table:table-cell office:value-type="float" office:value="0.04772443" calcext:value-type="float">
            <text:p>0.04772443</text:p>
          </table:table-cell>
          <table:table-cell office:value-type="float" office:value="0.0436357" calcext:value-type="float">
            <text:p>0.0436357</text:p>
          </table:table-cell>
          <table:table-cell office:value-type="float" office:value="0.03971218" calcext:value-type="float">
            <text:p>0.03971218</text:p>
          </table:table-cell>
          <table:table-cell office:value-type="float" office:value="0.03595633" calcext:value-type="float">
            <text:p>0.03595633</text:p>
          </table:table-cell>
          <table:table-cell office:value-type="float" office:value="0.03237086" calcext:value-type="float">
            <text:p>0.03237086</text:p>
          </table:table-cell>
          <table:table-cell office:value-type="float" office:value="0.02895862" calcext:value-type="float">
            <text:p>0.02895862</text:p>
          </table:table-cell>
          <table:table-cell office:value-type="float" office:value="0.02572269" calcext:value-type="float">
            <text:p>0.02572269</text:p>
          </table:table-cell>
          <table:table-cell office:value-type="float" office:value="0.0226663" calcext:value-type="float">
            <text:p>0.0226663</text:p>
          </table:table-cell>
          <table:table-cell office:value-type="float" office:value="0.01979286" calcext:value-type="float">
            <text:p>0.01979286</text:p>
          </table:table-cell>
          <table:table-cell office:value-type="float" office:value="0.01710588" calcext:value-type="float">
            <text:p>0.01710588</text:p>
          </table:table-cell>
          <table:table-cell office:value-type="float" office:value="0.01460898" calcext:value-type="float">
            <text:p>0.01460898</text:p>
          </table:table-cell>
          <table:table-cell office:value-type="float" office:value="0.01230576" calcext:value-type="float">
            <text:p>0.01230576</text:p>
          </table:table-cell>
          <table:table-cell office:value-type="float" office:value="0.01019976" calcext:value-type="float">
            <text:p>0.01019976</text:p>
          </table:table-cell>
          <table:table-cell office:value-type="float" office:value="0.00829426" calcext:value-type="float">
            <text:p>0.00829426</text:p>
          </table:table-cell>
          <table:table-cell office:value-type="float" office:value="0.00659211" calcext:value-type="float">
            <text:p>0.00659211</text:p>
          </table:table-cell>
          <table:table-cell office:value-type="float" office:value="0.00509541" calcext:value-type="float">
            <text:p>0.00509541</text:p>
          </table:table-cell>
          <table:table-cell office:value-type="float" office:value="0.00380515" calcext:value-type="float">
            <text:p>0.00380515</text:p>
          </table:table-cell>
          <table:table-cell office:value-type="float" office:value="0.00272056" calcext:value-type="float">
            <text:p>0.00272056</text:p>
          </table:table-cell>
          <table:table-cell office:value-type="float" office:value="0.00183843" calcext:value-type="float">
            <text:p>0.00183843</text:p>
          </table:table-cell>
          <table:table-cell office:value-type="float" office:value="0.00115202" calcext:value-type="float">
            <text:p>0.00115202</text:p>
          </table:table-cell>
          <table:table-cell office:value-type="float" office:value="0.00064975" calcext:value-type="float">
            <text:p>0.00064975</text:p>
          </table:table-cell>
          <table:table-cell office:value-type="float" office:value="0.00031367" calcext:value-type="float">
            <text:p>0.00031367</text:p>
          </table:table-cell>
          <table:table-cell office:value-type="float" office:value="0.0001179" calcext:value-type="float">
            <text:p>0.0001179</text:p>
          </table:table-cell>
          <table:table-cell office:value-type="float" office:value="0.00002789" calcext:value-type="float">
            <text:p>0.00002789</text:p>
          </table:table-cell>
          <table:table-cell office:value-type="float" office:value="0.0000021" calcext:value-type="float">
            <text:p>0.000002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.16236521" calcext:value-type="float">
            <text:p>0.16236521</text:p>
          </table:table-cell>
          <table:table-cell office:value-type="float" office:value="0.15803456" calcext:value-type="float">
            <text:p>0.15803456</text:p>
          </table:table-cell>
          <table:table-cell office:value-type="float" office:value="0.1536781" calcext:value-type="float">
            <text:p>0.1536781</text:p>
          </table:table-cell>
          <table:table-cell office:value-type="float" office:value="0.14929913" calcext:value-type="float">
            <text:p>0.14929913</text:p>
          </table:table-cell>
          <table:table-cell office:value-type="float" office:value="0.14490088" calcext:value-type="float">
            <text:p>0.14490088</text:p>
          </table:table-cell>
          <table:table-cell office:value-type="float" office:value="0.14048651" calcext:value-type="float">
            <text:p>0.14048651</text:p>
          </table:table-cell>
          <table:table-cell office:value-type="float" office:value="0.13605918" calcext:value-type="float">
            <text:p>0.13605918</text:p>
          </table:table-cell>
          <table:table-cell office:value-type="float" office:value="0.13162201" calcext:value-type="float">
            <text:p>0.13162201</text:p>
          </table:table-cell>
          <table:table-cell office:value-type="float" office:value="0.12717808" calcext:value-type="float">
            <text:p>0.12717808</text:p>
          </table:table-cell>
          <table:table-cell office:value-type="float" office:value="0.12273053" calcext:value-type="float">
            <text:p>0.12273053</text:p>
          </table:table-cell>
          <table:table-cell office:value-type="float" office:value="0.11828248" calcext:value-type="float">
            <text:p>0.11828248</text:p>
          </table:table-cell>
          <table:table-cell office:value-type="float" office:value="0.11383708" calcext:value-type="float">
            <text:p>0.11383708</text:p>
          </table:table-cell>
          <table:table-cell office:value-type="float" office:value="0.10939754" calcext:value-type="float">
            <text:p>0.10939754</text:p>
          </table:table-cell>
          <table:table-cell office:value-type="float" office:value="0.10496714" calcext:value-type="float">
            <text:p>0.10496714</text:p>
          </table:table-cell>
          <table:table-cell office:value-type="float" office:value="0.10054921" calcext:value-type="float">
            <text:p>0.10054921</text:p>
          </table:table-cell>
          <table:table-cell office:value-type="float" office:value="0.0961472" calcext:value-type="float">
            <text:p>0.0961472</text:p>
          </table:table-cell>
          <table:table-cell office:value-type="float" office:value="0.09176466" calcext:value-type="float">
            <text:p>0.09176466</text:p>
          </table:table-cell>
          <table:table-cell office:value-type="float" office:value="0.08740529" calcext:value-type="float">
            <text:p>0.08740529</text:p>
          </table:table-cell>
          <table:table-cell office:value-type="float" office:value="0.0830729" calcext:value-type="float">
            <text:p>0.0830729</text:p>
          </table:table-cell>
          <table:table-cell office:value-type="float" office:value="0.07877155" calcext:value-type="float">
            <text:p>0.07877155</text:p>
          </table:table-cell>
          <table:table-cell office:value-type="float" office:value="0.07450543" calcext:value-type="float">
            <text:p>0.07450543</text:p>
          </table:table-cell>
          <table:table-cell office:value-type="float" office:value="0.070279" calcext:value-type="float">
            <text:p>0.070279</text:p>
          </table:table-cell>
          <table:table-cell office:value-type="float" office:value="0.06609699" calcext:value-type="float">
            <text:p>0.06609699</text:p>
          </table:table-cell>
          <table:table-cell office:value-type="float" office:value="0.0619644" calcext:value-type="float">
            <text:p>0.0619644</text:p>
          </table:table-cell>
          <table:table-cell office:value-type="float" office:value="0.05788658" calcext:value-type="float">
            <text:p>0.05788658</text:p>
          </table:table-cell>
          <table:table-cell office:value-type="float" office:value="0.05386925" calcext:value-type="float">
            <text:p>0.05386925</text:p>
          </table:table-cell>
          <table:table-cell office:value-type="float" office:value="0.04991856" calcext:value-type="float">
            <text:p>0.04991856</text:p>
          </table:table-cell>
          <table:table-cell office:value-type="float" office:value="0.04604115" calcext:value-type="float">
            <text:p>0.04604115</text:p>
          </table:table-cell>
          <table:table-cell office:value-type="float" office:value="0.04224417" calcext:value-type="float">
            <text:p>0.04224417</text:p>
          </table:table-cell>
          <table:table-cell office:value-type="float" office:value="0.03853539" calcext:value-type="float">
            <text:p>0.03853539</text:p>
          </table:table-cell>
          <table:table-cell office:value-type="float" office:value="0.03492325" calcext:value-type="float">
            <text:p>0.03492325</text:p>
          </table:table-cell>
          <table:table-cell office:value-type="float" office:value="0.03141692" calcext:value-type="float">
            <text:p>0.03141692</text:p>
          </table:table-cell>
          <table:table-cell office:value-type="float" office:value="0.02802643" calcext:value-type="float">
            <text:p>0.02802643</text:p>
          </table:table-cell>
          <table:table-cell office:value-type="float" office:value="0.02476269" calcext:value-type="float">
            <text:p>0.02476269</text:p>
          </table:table-cell>
          <table:table-cell office:value-type="float" office:value="0.02163763" calcext:value-type="float">
            <text:p>0.02163763</text:p>
          </table:table-cell>
          <table:table-cell office:value-type="float" office:value="0.01866423" calcext:value-type="float">
            <text:p>0.01866423</text:p>
          </table:table-cell>
          <table:table-cell office:value-type="float" office:value="0.01585658" calcext:value-type="float">
            <text:p>0.01585658</text:p>
          </table:table-cell>
          <table:table-cell office:value-type="float" office:value="0.01322988" calcext:value-type="float">
            <text:p>0.01322988</text:p>
          </table:table-cell>
          <table:table-cell office:value-type="float" office:value="0.01080038" calcext:value-type="float">
            <text:p>0.01080038</text:p>
          </table:table-cell>
          <table:table-cell office:value-type="float" office:value="0.00858513" calcext:value-type="float">
            <text:p>0.00858513</text:p>
          </table:table-cell>
          <table:table-cell office:value-type="float" office:value="0.00660158" calcext:value-type="float">
            <text:p>0.00660158</text:p>
          </table:table-cell>
          <table:table-cell office:value-type="float" office:value="0.00486678" calcext:value-type="float">
            <text:p>0.00486678</text:p>
          </table:table-cell>
          <table:table-cell office:value-type="float" office:value="0.00339607" calcext:value-type="float">
            <text:p>0.00339607</text:p>
          </table:table-cell>
          <table:table-cell office:value-type="float" office:value="0.00220097" calcext:value-type="float">
            <text:p>0.00220097</text:p>
          </table:table-cell>
          <table:table-cell office:value-type="float" office:value="0.00128603" calcext:value-type="float">
            <text:p>0.00128603</text:p>
          </table:table-cell>
          <table:table-cell office:value-type="float" office:value="0.00064433" calcext:value-type="float">
            <text:p>0.00064433</text:p>
          </table:table-cell>
          <table:table-cell office:value-type="float" office:value="0.00025186" calcext:value-type="float">
            <text:p>0.00025186</text:p>
          </table:table-cell>
          <table:table-cell office:value-type="float" office:value="0.0000621" calcext:value-type="float">
            <text:p>0.0000621</text:p>
          </table:table-cell>
          <table:table-cell office:value-type="float" office:value="0.0000049" calcext:value-type="float">
            <text:p>0.000004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14066655" calcext:value-type="float">
            <text:p>0.14066655</text:p>
          </table:table-cell>
          <table:table-cell office:value-type="float" office:value="0.13838236" calcext:value-type="float">
            <text:p>0.13838236</text:p>
          </table:table-cell>
          <table:table-cell office:value-type="float" office:value="0.13600732" calcext:value-type="float">
            <text:p>0.13600732</text:p>
          </table:table-cell>
          <table:table-cell office:value-type="float" office:value="0.13354409" calcext:value-type="float">
            <text:p>0.13354409</text:p>
          </table:table-cell>
          <table:table-cell office:value-type="float" office:value="0.13099526" calcext:value-type="float">
            <text:p>0.13099526</text:p>
          </table:table-cell>
          <table:table-cell office:value-type="float" office:value="0.12836336" calcext:value-type="float">
            <text:p>0.12836336</text:p>
          </table:table-cell>
          <table:table-cell office:value-type="float" office:value="0.12565086" calcext:value-type="float">
            <text:p>0.12565086</text:p>
          </table:table-cell>
          <table:table-cell office:value-type="float" office:value="0.12286021" calcext:value-type="float">
            <text:p>0.12286021</text:p>
          </table:table-cell>
          <table:table-cell office:value-type="float" office:value="0.11999381" calcext:value-type="float">
            <text:p>0.11999381</text:p>
          </table:table-cell>
          <table:table-cell office:value-type="float" office:value="0.11705407" calcext:value-type="float">
            <text:p>0.11705407</text:p>
          </table:table-cell>
          <table:table-cell office:value-type="float" office:value="0.1140434" calcext:value-type="float">
            <text:p>0.1140434</text:p>
          </table:table-cell>
          <table:table-cell office:value-type="float" office:value="0.11096419" calcext:value-type="float">
            <text:p>0.11096419</text:p>
          </table:table-cell>
          <table:table-cell office:value-type="float" office:value="0.10781889" calcext:value-type="float">
            <text:p>0.10781889</text:p>
          </table:table-cell>
          <table:table-cell office:value-type="float" office:value="0.10460998" calcext:value-type="float">
            <text:p>0.10460998</text:p>
          </table:table-cell>
          <table:table-cell office:value-type="float" office:value="0.10134" calcext:value-type="float">
            <text:p>0.10134</text:p>
          </table:table-cell>
          <table:table-cell office:value-type="float" office:value="0.09801157" calcext:value-type="float">
            <text:p>0.09801157</text:p>
          </table:table-cell>
          <table:table-cell office:value-type="float" office:value="0.0946274" calcext:value-type="float">
            <text:p>0.0946274</text:p>
          </table:table-cell>
          <table:table-cell office:value-type="float" office:value="0.09119033" calcext:value-type="float">
            <text:p>0.09119033</text:p>
          </table:table-cell>
          <table:table-cell office:value-type="float" office:value="0.08770335" calcext:value-type="float">
            <text:p>0.08770335</text:p>
          </table:table-cell>
          <table:table-cell office:value-type="float" office:value="0.08416963" calcext:value-type="float">
            <text:p>0.08416963</text:p>
          </table:table-cell>
          <table:table-cell office:value-type="float" office:value="0.08059253" calcext:value-type="float">
            <text:p>0.08059253</text:p>
          </table:table-cell>
          <table:table-cell office:value-type="float" office:value="0.07697569" calcext:value-type="float">
            <text:p>0.07697569</text:p>
          </table:table-cell>
          <table:table-cell office:value-type="float" office:value="0.07332301" calcext:value-type="float">
            <text:p>0.07332301</text:p>
          </table:table-cell>
          <table:table-cell office:value-type="float" office:value="0.06963877" calcext:value-type="float">
            <text:p>0.06963877</text:p>
          </table:table-cell>
          <table:table-cell office:value-type="float" office:value="0.06592763" calcext:value-type="float">
            <text:p>0.06592763</text:p>
          </table:table-cell>
          <table:table-cell office:value-type="float" office:value="0.06219472" calcext:value-type="float">
            <text:p>0.06219472</text:p>
          </table:table-cell>
          <table:table-cell office:value-type="float" office:value="0.05844575" calcext:value-type="float">
            <text:p>0.05844575</text:p>
          </table:table-cell>
          <table:table-cell office:value-type="float" office:value="0.05468706" calcext:value-type="float">
            <text:p>0.05468706</text:p>
          </table:table-cell>
          <table:table-cell office:value-type="float" office:value="0.05092577" calcext:value-type="float">
            <text:p>0.05092577</text:p>
          </table:table-cell>
          <table:table-cell office:value-type="float" office:value="0.04716987" calcext:value-type="float">
            <text:p>0.04716987</text:p>
          </table:table-cell>
          <table:table-cell office:value-type="float" office:value="0.04342841" calcext:value-type="float">
            <text:p>0.04342841</text:p>
          </table:table-cell>
          <table:table-cell office:value-type="float" office:value="0.0397117" calcext:value-type="float">
            <text:p>0.0397117</text:p>
          </table:table-cell>
          <table:table-cell office:value-type="float" office:value="0.03603147" calcext:value-type="float">
            <text:p>0.03603147</text:p>
          </table:table-cell>
          <table:table-cell office:value-type="float" office:value="0.03240114" calcext:value-type="float">
            <text:p>0.03240114</text:p>
          </table:table-cell>
          <table:table-cell office:value-type="float" office:value="0.02883615" calcext:value-type="float">
            <text:p>0.02883615</text:p>
          </table:table-cell>
          <table:table-cell office:value-type="float" office:value="0.02535422" calcext:value-type="float">
            <text:p>0.02535422</text:p>
          </table:table-cell>
          <table:table-cell office:value-type="float" office:value="0.02197577" calcext:value-type="float">
            <text:p>0.02197577</text:p>
          </table:table-cell>
          <table:table-cell office:value-type="float" office:value="0.01872426" calcext:value-type="float">
            <text:p>0.01872426</text:p>
          </table:table-cell>
          <table:table-cell office:value-type="float" office:value="0.01562654" calcext:value-type="float">
            <text:p>0.01562654</text:p>
          </table:table-cell>
          <table:table-cell office:value-type="float" office:value="0.01271314" calcext:value-type="float">
            <text:p>0.01271314</text:p>
          </table:table-cell>
          <table:table-cell office:value-type="float" office:value="0.0100183" calcext:value-type="float">
            <text:p>0.0100183</text:p>
          </table:table-cell>
          <table:table-cell office:value-type="float" office:value="0.00757953" calcext:value-type="float">
            <text:p>0.00757953</text:p>
          </table:table-cell>
          <table:table-cell office:value-type="float" office:value="0.00543637" calcext:value-type="float">
            <text:p>0.00543637</text:p>
          </table:table-cell>
          <table:table-cell office:value-type="float" office:value="0.00362769" calcext:value-type="float">
            <text:p>0.00362769</text:p>
          </table:table-cell>
          <table:table-cell office:value-type="float" office:value="0.00218672" calcext:value-type="float">
            <text:p>0.00218672</text:p>
          </table:table-cell>
          <table:table-cell office:value-type="float" office:value="0.00113275" calcext:value-type="float">
            <text:p>0.00113275</text:p>
          </table:table-cell>
          <table:table-cell office:value-type="float" office:value="0.00045897" calcext:value-type="float">
            <text:p>0.00045897</text:p>
          </table:table-cell>
          <table:table-cell office:value-type="float" office:value="0.00011767" calcext:value-type="float">
            <text:p>0.00011767</text:p>
          </table:table-cell>
          <table:table-cell office:value-type="float" office:value="0.00000968" calcext:value-type="float">
            <text:p>0.0000096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411134" calcext:value-type="float">
            <text:p>0.12411134</text:p>
          </table:table-cell>
          <table:table-cell office:value-type="float" office:value="0.12311284" calcext:value-type="float">
            <text:p>0.12311284</text:p>
          </table:table-cell>
          <table:table-cell office:value-type="float" office:value="0.12200573" calcext:value-type="float">
            <text:p>0.12200573</text:p>
          </table:table-cell>
          <table:table-cell office:value-type="float" office:value="0.12079116" calcext:value-type="float">
            <text:p>0.12079116</text:p>
          </table:table-cell>
          <table:table-cell office:value-type="float" office:value="0.11947021" calcext:value-type="float">
            <text:p>0.11947021</text:p>
          </table:table-cell>
          <table:table-cell office:value-type="float" office:value="0.11804388" calcext:value-type="float">
            <text:p>0.11804388</text:p>
          </table:table-cell>
          <table:table-cell office:value-type="float" office:value="0.11651314" calcext:value-type="float">
            <text:p>0.11651314</text:p>
          </table:table-cell>
          <table:table-cell office:value-type="float" office:value="0.11487891" calcext:value-type="float">
            <text:p>0.11487891</text:p>
          </table:table-cell>
          <table:table-cell office:value-type="float" office:value="0.11314205" calcext:value-type="float">
            <text:p>0.11314205</text:p>
          </table:table-cell>
          <table:table-cell office:value-type="float" office:value="0.1113034" calcext:value-type="float">
            <text:p>0.1113034</text:p>
          </table:table-cell>
          <table:table-cell office:value-type="float" office:value="0.10936377" calcext:value-type="float">
            <text:p>0.10936377</text:p>
          </table:table-cell>
          <table:table-cell office:value-type="float" office:value="0.10732394" calcext:value-type="float">
            <text:p>0.10732394</text:p>
          </table:table-cell>
          <table:table-cell office:value-type="float" office:value="0.10518469" calcext:value-type="float">
            <text:p>0.10518469</text:p>
          </table:table-cell>
          <table:table-cell office:value-type="float" office:value="0.10294678" calcext:value-type="float">
            <text:p>0.10294678</text:p>
          </table:table-cell>
          <table:table-cell office:value-type="float" office:value="0.10061102" calcext:value-type="float">
            <text:p>0.10061102</text:p>
          </table:table-cell>
          <table:table-cell office:value-type="float" office:value="0.09817821" calcext:value-type="float">
            <text:p>0.09817821</text:p>
          </table:table-cell>
          <table:table-cell office:value-type="float" office:value="0.09564919" calcext:value-type="float">
            <text:p>0.09564919</text:p>
          </table:table-cell>
          <table:table-cell office:value-type="float" office:value="0.09302489" calcext:value-type="float">
            <text:p>0.09302489</text:p>
          </table:table-cell>
          <table:table-cell office:value-type="float" office:value="0.09030629" calcext:value-type="float">
            <text:p>0.09030629</text:p>
          </table:table-cell>
          <table:table-cell office:value-type="float" office:value="0.08749448" calcext:value-type="float">
            <text:p>0.08749448</text:p>
          </table:table-cell>
          <table:table-cell office:value-type="float" office:value="0.08459069" calcext:value-type="float">
            <text:p>0.08459069</text:p>
          </table:table-cell>
          <table:table-cell office:value-type="float" office:value="0.08159633" calcext:value-type="float">
            <text:p>0.08159633</text:p>
          </table:table-cell>
          <table:table-cell office:value-type="float" office:value="0.07851302" calcext:value-type="float">
            <text:p>0.07851302</text:p>
          </table:table-cell>
          <table:table-cell office:value-type="float" office:value="0.07534263" calcext:value-type="float">
            <text:p>0.07534263</text:p>
          </table:table-cell>
          <table:table-cell office:value-type="float" office:value="0.07208738" calcext:value-type="float">
            <text:p>0.07208738</text:p>
          </table:table-cell>
          <table:table-cell office:value-type="float" office:value="0.06874989" calcext:value-type="float">
            <text:p>0.06874989</text:p>
          </table:table-cell>
          <table:table-cell office:value-type="float" office:value="0.06533328" calcext:value-type="float">
            <text:p>0.06533328</text:p>
          </table:table-cell>
          <table:table-cell office:value-type="float" office:value="0.06184128" calcext:value-type="float">
            <text:p>0.06184128</text:p>
          </table:table-cell>
          <table:table-cell office:value-type="float" office:value="0.0582784" calcext:value-type="float">
            <text:p>0.0582784</text:p>
          </table:table-cell>
          <table:table-cell office:value-type="float" office:value="0.05465004" calcext:value-type="float">
            <text:p>0.05465004</text:p>
          </table:table-cell>
          <table:table-cell office:value-type="float" office:value="0.05096276" calcext:value-type="float">
            <text:p>0.05096276</text:p>
          </table:table-cell>
          <table:table-cell office:value-type="float" office:value="0.04722455" calcext:value-type="float">
            <text:p>0.04722455</text:p>
          </table:table-cell>
          <table:table-cell office:value-type="float" office:value="0.0434451" calcext:value-type="float">
            <text:p>0.0434451</text:p>
          </table:table-cell>
          <table:table-cell office:value-type="float" office:value="0.03963626" calcext:value-type="float">
            <text:p>0.03963626</text:p>
          </table:table-cell>
          <table:table-cell office:value-type="float" office:value="0.03581252" calcext:value-type="float">
            <text:p>0.03581252</text:p>
          </table:table-cell>
          <table:table-cell office:value-type="float" office:value="0.03199163" calcext:value-type="float">
            <text:p>0.03199163</text:p>
          </table:table-cell>
          <table:table-cell office:value-type="float" office:value="0.02819532" calcext:value-type="float">
            <text:p>0.02819532</text:p>
          </table:table-cell>
          <table:table-cell office:value-type="float" office:value="0.02445021" calcext:value-type="float">
            <text:p>0.02445021</text:p>
          </table:table-cell>
          <table:table-cell office:value-type="float" office:value="0.0207888" calcext:value-type="float">
            <text:p>0.0207888</text:p>
          </table:table-cell>
          <table:table-cell office:value-type="float" office:value="0.01725057" calcext:value-type="float">
            <text:p>0.01725057</text:p>
          </table:table-cell>
          <table:table-cell office:value-type="float" office:value="0.01388298" calcext:value-type="float">
            <text:p>0.01388298</text:p>
          </table:table-cell>
          <table:table-cell office:value-type="float" office:value="0.01074216" calcext:value-type="float">
            <text:p>0.01074216</text:p>
          </table:table-cell>
          <table:table-cell office:value-type="float" office:value="0.00789264" calcext:value-type="float">
            <text:p>0.00789264</text:p>
          </table:table-cell>
          <table:table-cell office:value-type="float" office:value="0.00540517" calcext:value-type="float">
            <text:p>0.00540517</text:p>
          </table:table-cell>
          <table:table-cell office:value-type="float" office:value="0.0033509" calcext:value-type="float">
            <text:p>0.0033509</text:p>
          </table:table-cell>
          <table:table-cell office:value-type="float" office:value="0.00178967" calcext:value-type="float">
            <text:p>0.00178967</text:p>
          </table:table-cell>
          <table:table-cell office:value-type="float" office:value="0.00074988" calcext:value-type="float">
            <text:p>0.00074988</text:p>
          </table:table-cell>
          <table:table-cell office:value-type="float" office:value="0.0001995" calcext:value-type="float">
            <text:p>0.0001995</text:p>
          </table:table-cell>
          <table:table-cell office:value-type="float" office:value="0.00001711" calcext:value-type="float">
            <text:p>0.0000171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1111111" calcext:value-type="float">
            <text:p>0.11111111</text:p>
          </table:table-cell>
          <table:table-cell office:value-type="float" office:value="0.11105778" calcext:value-type="float">
            <text:p>0.11105778</text:p>
          </table:table-cell>
          <table:table-cell office:value-type="float" office:value="0.11089773" calcext:value-type="float">
            <text:p>0.11089773</text:p>
          </table:table-cell>
          <table:table-cell office:value-type="float" office:value="0.11063087" calcext:value-type="float">
            <text:p>0.11063087</text:p>
          </table:table-cell>
          <table:table-cell office:value-type="float" office:value="0.11025702" calcext:value-type="float">
            <text:p>0.11025702</text:p>
          </table:table-cell>
          <table:table-cell office:value-type="float" office:value="0.10977594" calcext:value-type="float">
            <text:p>0.10977594</text:p>
          </table:table-cell>
          <table:table-cell office:value-type="float" office:value="0.10918729" calcext:value-type="float">
            <text:p>0.10918729</text:p>
          </table:table-cell>
          <table:table-cell office:value-type="float" office:value="0.10849072" calcext:value-type="float">
            <text:p>0.10849072</text:p>
          </table:table-cell>
          <table:table-cell office:value-type="float" office:value="0.10768573" calcext:value-type="float">
            <text:p>0.10768573</text:p>
          </table:table-cell>
          <table:table-cell office:value-type="float" office:value="0.10677182" calcext:value-type="float">
            <text:p>0.10677182</text:p>
          </table:table-cell>
          <table:table-cell office:value-type="float" office:value="0.1057484" calcext:value-type="float">
            <text:p>0.1057484</text:p>
          </table:table-cell>
          <table:table-cell office:value-type="float" office:value="0.10461479" calcext:value-type="float">
            <text:p>0.10461479</text:p>
          </table:table-cell>
          <table:table-cell office:value-type="float" office:value="0.10337027" calcext:value-type="float">
            <text:p>0.10337027</text:p>
          </table:table-cell>
          <table:table-cell office:value-type="float" office:value="0.10201405" calcext:value-type="float">
            <text:p>0.10201405</text:p>
          </table:table-cell>
          <table:table-cell office:value-type="float" office:value="0.10054528" calcext:value-type="float">
            <text:p>0.10054528</text:p>
          </table:table-cell>
          <table:table-cell office:value-type="float" office:value="0.09896305" calcext:value-type="float">
            <text:p>0.09896305</text:p>
          </table:table-cell>
          <table:table-cell office:value-type="float" office:value="0.0972664" calcext:value-type="float">
            <text:p>0.0972664</text:p>
          </table:table-cell>
          <table:table-cell office:value-type="float" office:value="0.09545433" calcext:value-type="float">
            <text:p>0.09545433</text:p>
          </table:table-cell>
          <table:table-cell office:value-type="float" office:value="0.0935258" calcext:value-type="float">
            <text:p>0.0935258</text:p>
          </table:table-cell>
          <table:table-cell office:value-type="float" office:value="0.09147974" calcext:value-type="float">
            <text:p>0.09147974</text:p>
          </table:table-cell>
          <table:table-cell office:value-type="float" office:value="0.08931508" calcext:value-type="float">
            <text:p>0.08931508</text:p>
          </table:table-cell>
          <table:table-cell office:value-type="float" office:value="0.08703075" calcext:value-type="float">
            <text:p>0.08703075</text:p>
          </table:table-cell>
          <table:table-cell office:value-type="float" office:value="0.08462571" calcext:value-type="float">
            <text:p>0.08462571</text:p>
          </table:table-cell>
          <table:table-cell office:value-type="float" office:value="0.082099" calcext:value-type="float">
            <text:p>0.082099</text:p>
          </table:table-cell>
          <table:table-cell office:value-type="float" office:value="0.07944974" calcext:value-type="float">
            <text:p>0.07944974</text:p>
          </table:table-cell>
          <table:table-cell office:value-type="float" office:value="0.07667721" calcext:value-type="float">
            <text:p>0.07667721</text:p>
          </table:table-cell>
          <table:table-cell office:value-type="float" office:value="0.07378092" calcext:value-type="float">
            <text:p>0.07378092</text:p>
          </table:table-cell>
          <table:table-cell office:value-type="float" office:value="0.07076066" calcext:value-type="float">
            <text:p>0.07076066</text:p>
          </table:table-cell>
          <table:table-cell office:value-type="float" office:value="0.06761666" calcext:value-type="float">
            <text:p>0.06761666</text:p>
          </table:table-cell>
          <table:table-cell office:value-type="float" office:value="0.06434965" calcext:value-type="float">
            <text:p>0.06434965</text:p>
          </table:table-cell>
          <table:table-cell office:value-type="float" office:value="0.06096113" calcext:value-type="float">
            <text:p>0.06096113</text:p>
          </table:table-cell>
          <table:table-cell office:value-type="float" office:value="0.05745354" calcext:value-type="float">
            <text:p>0.05745354</text:p>
          </table:table-cell>
          <table:table-cell office:value-type="float" office:value="0.05383056" calcext:value-type="float">
            <text:p>0.05383056</text:p>
          </table:table-cell>
          <table:table-cell office:value-type="float" office:value="0.05009753" calcext:value-type="float">
            <text:p>0.05009753</text:p>
          </table:table-cell>
          <table:table-cell office:value-type="float" office:value="0.04626196" calcext:value-type="float">
            <text:p>0.04626196</text:p>
          </table:table-cell>
          <table:table-cell office:value-type="float" office:value="0.04233413" calcext:value-type="float">
            <text:p>0.04233413</text:p>
          </table:table-cell>
          <table:table-cell office:value-type="float" office:value="0.03832802" calcext:value-type="float">
            <text:p>0.03832802</text:p>
          </table:table-cell>
          <table:table-cell office:value-type="float" office:value="0.03426232" calcext:value-type="float">
            <text:p>0.03426232</text:p>
          </table:table-cell>
          <table:table-cell office:value-type="float" office:value="0.03016191" calcext:value-type="float">
            <text:p>0.03016191</text:p>
          </table:table-cell>
          <table:table-cell office:value-type="float" office:value="0.02605951" calcext:value-type="float">
            <text:p>0.02605951</text:p>
          </table:table-cell>
          <table:table-cell office:value-type="float" office:value="0.02199784" calcext:value-type="float">
            <text:p>0.02199784</text:p>
          </table:table-cell>
          <table:table-cell office:value-type="float" office:value="0.01803198" calcext:value-type="float">
            <text:p>0.01803198</text:p>
          </table:table-cell>
          <table:table-cell office:value-type="float" office:value="0.01423173" calcext:value-type="float">
            <text:p>0.01423173</text:p>
          </table:table-cell>
          <table:table-cell office:value-type="float" office:value="0.01068337" calcext:value-type="float">
            <text:p>0.01068337</text:p>
          </table:table-cell>
          <table:table-cell office:value-type="float" office:value="0.00748938" calcext:value-type="float">
            <text:p>0.00748938</text:p>
          </table:table-cell>
          <table:table-cell office:value-type="float" office:value="0.00476348" calcext:value-type="float">
            <text:p>0.00476348</text:p>
          </table:table-cell>
          <table:table-cell office:value-type="float" office:value="0.00261716" calcext:value-type="float">
            <text:p>0.00261716</text:p>
          </table:table-cell>
          <table:table-cell office:value-type="float" office:value="0.00113176" calcext:value-type="float">
            <text:p>0.00113176</text:p>
          </table:table-cell>
          <table:table-cell office:value-type="float" office:value="0.00031197" calcext:value-type="float">
            <text:p>0.00031197</text:p>
          </table:table-cell>
          <table:table-cell office:value-type="float" office:value="0.00002785" calcext:value-type="float">
            <text:p>0.0000278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" calcext:value-type="float">
            <text:p>0.1</text:p>
          </table:table-cell>
          <table:table-cell office:value-type="float" office:value="0.10049769" calcext:value-type="float">
            <text:p>0.10049769</text:p>
          </table:table-cell>
          <table:table-cell office:value-type="float" office:value="0.1008992" calcext:value-type="float">
            <text:p>0.1008992</text:p>
          </table:table-cell>
          <table:table-cell office:value-type="float" office:value="0.10120349" calcext:value-type="float">
            <text:p>0.10120349</text:p>
          </table:table-cell>
          <table:table-cell office:value-type="float" office:value="0.10140943" calcext:value-type="float">
            <text:p>0.10140943</text:p>
          </table:table-cell>
          <table:table-cell office:value-type="float" office:value="0.10151584" calcext:value-type="float">
            <text:p>0.10151584</text:p>
          </table:table-cell>
          <table:table-cell office:value-type="float" office:value="0.10152143" calcext:value-type="float">
            <text:p>0.10152143</text:p>
          </table:table-cell>
          <table:table-cell office:value-type="float" office:value="0.10142481" calcext:value-type="float">
            <text:p>0.10142481</text:p>
          </table:table-cell>
          <table:table-cell office:value-type="float" office:value="0.10122455" calcext:value-type="float">
            <text:p>0.10122455</text:p>
          </table:table-cell>
          <table:table-cell office:value-type="float" office:value="0.10091906" calcext:value-type="float">
            <text:p>0.10091906</text:p>
          </table:table-cell>
          <table:table-cell office:value-type="float" office:value="0.10050668" calcext:value-type="float">
            <text:p>0.10050668</text:p>
          </table:table-cell>
          <table:table-cell office:value-type="float" office:value="0.09998564" calcext:value-type="float">
            <text:p>0.09998564</text:p>
          </table:table-cell>
          <table:table-cell office:value-type="float" office:value="0.09935407" calcext:value-type="float">
            <text:p>0.09935407</text:p>
          </table:table-cell>
          <table:table-cell office:value-type="float" office:value="0.09860995" calcext:value-type="float">
            <text:p>0.09860995</text:p>
          </table:table-cell>
          <table:table-cell office:value-type="float" office:value="0.09775115" calcext:value-type="float">
            <text:p>0.09775115</text:p>
          </table:table-cell>
          <table:table-cell office:value-type="float" office:value="0.09677544" calcext:value-type="float">
            <text:p>0.09677544</text:p>
          </table:table-cell>
          <table:table-cell office:value-type="float" office:value="0.09568042" calcext:value-type="float">
            <text:p>0.09568042</text:p>
          </table:table-cell>
          <table:table-cell office:value-type="float" office:value="0.09446357" calcext:value-type="float">
            <text:p>0.09446357</text:p>
          </table:table-cell>
          <table:table-cell office:value-type="float" office:value="0.09312226" calcext:value-type="float">
            <text:p>0.09312226</text:p>
          </table:table-cell>
          <table:table-cell office:value-type="float" office:value="0.09165367" calcext:value-type="float">
            <text:p>0.09165367</text:p>
          </table:table-cell>
          <table:table-cell office:value-type="float" office:value="0.09005489" calcext:value-type="float">
            <text:p>0.09005489</text:p>
          </table:table-cell>
          <table:table-cell office:value-type="float" office:value="0.08832283" calcext:value-type="float">
            <text:p>0.08832283</text:p>
          </table:table-cell>
          <table:table-cell office:value-type="float" office:value="0.0864543" calcext:value-type="float">
            <text:p>0.0864543</text:p>
          </table:table-cell>
          <table:table-cell office:value-type="float" office:value="0.08444599" calcext:value-type="float">
            <text:p>0.08444599</text:p>
          </table:table-cell>
          <table:table-cell office:value-type="float" office:value="0.08229447" calcext:value-type="float">
            <text:p>0.08229447</text:p>
          </table:table-cell>
          <table:table-cell office:value-type="float" office:value="0.07999626" calcext:value-type="float">
            <text:p>0.07999626</text:p>
          </table:table-cell>
          <table:table-cell office:value-type="float" office:value="0.07754782" calcext:value-type="float">
            <text:p>0.07754782</text:p>
          </table:table-cell>
          <table:table-cell office:value-type="float" office:value="0.07494566" calcext:value-type="float">
            <text:p>0.07494566</text:p>
          </table:table-cell>
          <table:table-cell office:value-type="float" office:value="0.07218636" calcext:value-type="float">
            <text:p>0.07218636</text:p>
          </table:table-cell>
          <table:table-cell office:value-type="float" office:value="0.06926673" calcext:value-type="float">
            <text:p>0.06926673</text:p>
          </table:table-cell>
          <table:table-cell office:value-type="float" office:value="0.06618392" calcext:value-type="float">
            <text:p>0.06618392</text:p>
          </table:table-cell>
          <table:table-cell office:value-type="float" office:value="0.06293568" calcext:value-type="float">
            <text:p>0.06293568</text:p>
          </table:table-cell>
          <table:table-cell office:value-type="float" office:value="0.05952057" calcext:value-type="float">
            <text:p>0.05952057</text:p>
          </table:table-cell>
          <table:table-cell office:value-type="float" office:value="0.05593843" calcext:value-type="float">
            <text:p>0.05593843</text:p>
          </table:table-cell>
          <table:table-cell office:value-type="float" office:value="0.05219086" calcext:value-type="float">
            <text:p>0.05219086</text:p>
          </table:table-cell>
          <table:table-cell office:value-type="float" office:value="0.04828195" calcext:value-type="float">
            <text:p>0.04828195</text:p>
          </table:table-cell>
          <table:table-cell office:value-type="float" office:value="0.04421932" calcext:value-type="float">
            <text:p>0.04421932</text:p>
          </table:table-cell>
          <table:table-cell office:value-type="float" office:value="0.04001543" calcext:value-type="float">
            <text:p>0.04001543</text:p>
          </table:table-cell>
          <table:table-cell office:value-type="float" office:value="0.0356894" calcext:value-type="float">
            <text:p>0.0356894</text:p>
          </table:table-cell>
          <table:table-cell office:value-type="float" office:value="0.03126942" calcext:value-type="float">
            <text:p>0.03126942</text:p>
          </table:table-cell>
          <table:table-cell office:value-type="float" office:value="0.02679585" calcext:value-type="float">
            <text:p>0.02679585</text:p>
          </table:table-cell>
          <table:table-cell office:value-type="float" office:value="0.02232512" calcext:value-type="float">
            <text:p>0.02232512</text:p>
          </table:table-cell>
          <table:table-cell office:value-type="float" office:value="0.01793426" calcext:value-type="float">
            <text:p>0.01793426</text:p>
          </table:table-cell>
          <table:table-cell office:value-type="float" office:value="0.01372536" calcext:value-type="float">
            <text:p>0.01372536</text:p>
          </table:table-cell>
          <table:table-cell office:value-type="float" office:value="0.00982863" calcext:value-type="float">
            <text:p>0.00982863</text:p>
          </table:table-cell>
          <table:table-cell office:value-type="float" office:value="0.00640044" calcext:value-type="float">
            <text:p>0.00640044</text:p>
          </table:table-cell>
          <table:table-cell office:value-type="float" office:value="0.00361053" calcext:value-type="float">
            <text:p>0.00361053</text:p>
          </table:table-cell>
          <table:table-cell office:value-type="float" office:value="0.00160854" calcext:value-type="float">
            <text:p>0.00160854</text:p>
          </table:table-cell>
          <table:table-cell office:value-type="float" office:value="0.00045874" calcext:value-type="float">
            <text:p>0.00045874</text:p>
          </table:table-cell>
          <table:table-cell office:value-type="float" office:value="0.00004259" calcext:value-type="float">
            <text:p>0.0000425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9090909" calcext:value-type="float">
            <text:p>0.09090909</text:p>
          </table:table-cell>
          <table:table-cell office:value-type="float" office:value="0.09177701" calcext:value-type="float">
            <text:p>0.09177701</text:p>
          </table:table-cell>
          <table:table-cell office:value-type="float" office:value="0.09256155" calcext:value-type="float">
            <text:p>0.09256155</text:p>
          </table:table-cell>
          <table:table-cell office:value-type="float" office:value="0.09326106" calcext:value-type="float">
            <text:p>0.09326106</text:p>
          </table:table-cell>
          <table:table-cell office:value-type="float" office:value="0.09387382" calcext:value-type="float">
            <text:p>0.09387382</text:p>
          </table:table-cell>
          <table:table-cell office:value-type="float" office:value="0.09439802" calcext:value-type="float">
            <text:p>0.09439802</text:p>
          </table:table-cell>
          <table:table-cell office:value-type="float" office:value="0.09483174" calcext:value-type="float">
            <text:p>0.09483174</text:p>
          </table:table-cell>
          <table:table-cell office:value-type="float" office:value="0.09517297" calcext:value-type="float">
            <text:p>0.09517297</text:p>
          </table:table-cell>
          <table:table-cell office:value-type="float" office:value="0.09541958" calcext:value-type="float">
            <text:p>0.09541958</text:p>
          </table:table-cell>
          <table:table-cell office:value-type="float" office:value="0.0955693" calcext:value-type="float">
            <text:p>0.0955693</text:p>
          </table:table-cell>
          <table:table-cell office:value-type="float" office:value="0.09561976" calcext:value-type="float">
            <text:p>0.09561976</text:p>
          </table:table-cell>
          <table:table-cell office:value-type="float" office:value="0.09556843" calcext:value-type="float">
            <text:p>0.09556843</text:p>
          </table:table-cell>
          <table:table-cell office:value-type="float" office:value="0.09541263" calcext:value-type="float">
            <text:p>0.09541263</text:p>
          </table:table-cell>
          <table:table-cell office:value-type="float" office:value="0.09514949" calcext:value-type="float">
            <text:p>0.09514949</text:p>
          </table:table-cell>
          <table:table-cell office:value-type="float" office:value="0.09477601" calcext:value-type="float">
            <text:p>0.09477601</text:p>
          </table:table-cell>
          <table:table-cell office:value-type="float" office:value="0.09428897" calcext:value-type="float">
            <text:p>0.09428897</text:p>
          </table:table-cell>
          <table:table-cell office:value-type="float" office:value="0.09368496" calcext:value-type="float">
            <text:p>0.09368496</text:p>
          </table:table-cell>
          <table:table-cell office:value-type="float" office:value="0.09296034" calcext:value-type="float">
            <text:p>0.09296034</text:p>
          </table:table-cell>
          <table:table-cell office:value-type="float" office:value="0.09211125" calcext:value-type="float">
            <text:p>0.09211125</text:p>
          </table:table-cell>
          <table:table-cell office:value-type="float" office:value="0.09113359" calcext:value-type="float">
            <text:p>0.09113359</text:p>
          </table:table-cell>
          <table:table-cell office:value-type="float" office:value="0.09002299" calcext:value-type="float">
            <text:p>0.09002299</text:p>
          </table:table-cell>
          <table:table-cell office:value-type="float" office:value="0.08877481" calcext:value-type="float">
            <text:p>0.08877481</text:p>
          </table:table-cell>
          <table:table-cell office:value-type="float" office:value="0.08738412" calcext:value-type="float">
            <text:p>0.08738412</text:p>
          </table:table-cell>
          <table:table-cell office:value-type="float" office:value="0.08584569" calcext:value-type="float">
            <text:p>0.08584569</text:p>
          </table:table-cell>
          <table:table-cell office:value-type="float" office:value="0.08415398" calcext:value-type="float">
            <text:p>0.08415398</text:p>
          </table:table-cell>
          <table:table-cell office:value-type="float" office:value="0.08230315" calcext:value-type="float">
            <text:p>0.08230315</text:p>
          </table:table-cell>
          <table:table-cell office:value-type="float" office:value="0.08028704" calcext:value-type="float">
            <text:p>0.08028704</text:p>
          </table:table-cell>
          <table:table-cell office:value-type="float" office:value="0.07809923" calcext:value-type="float">
            <text:p>0.07809923</text:p>
          </table:table-cell>
          <table:table-cell office:value-type="float" office:value="0.07573301" calcext:value-type="float">
            <text:p>0.07573301</text:p>
          </table:table-cell>
          <table:table-cell office:value-type="float" office:value="0.0731815" calcext:value-type="float">
            <text:p>0.0731815</text:p>
          </table:table-cell>
          <table:table-cell office:value-type="float" office:value="0.07043774" calcext:value-type="float">
            <text:p>0.07043774</text:p>
          </table:table-cell>
          <table:table-cell office:value-type="float" office:value="0.06749481" calcext:value-type="float">
            <text:p>0.06749481</text:p>
          </table:table-cell>
          <table:table-cell office:value-type="float" office:value="0.06434608" calcext:value-type="float">
            <text:p>0.06434608</text:p>
          </table:table-cell>
          <table:table-cell office:value-type="float" office:value="0.06098555" calcext:value-type="float">
            <text:p>0.06098555</text:p>
          </table:table-cell>
          <table:table-cell office:value-type="float" office:value="0.05740832" calcext:value-type="float">
            <text:p>0.05740832</text:p>
          </table:table-cell>
          <table:table-cell office:value-type="float" office:value="0.05361136" calcext:value-type="float">
            <text:p>0.05361136</text:p>
          </table:table-cell>
          <table:table-cell office:value-type="float" office:value="0.04959446" calcext:value-type="float">
            <text:p>0.04959446</text:p>
          </table:table-cell>
          <table:table-cell office:value-type="float" office:value="0.04536178" calcext:value-type="float">
            <text:p>0.04536178</text:p>
          </table:table-cell>
          <table:table-cell office:value-type="float" office:value="0.04092386" calcext:value-type="float">
            <text:p>0.04092386</text:p>
          </table:table-cell>
          <table:table-cell office:value-type="float" office:value="0.03630062" calcext:value-type="float">
            <text:p>0.03630062</text:p>
          </table:table-cell>
          <table:table-cell office:value-type="float" office:value="0.03152528" calcext:value-type="float">
            <text:p>0.03152528</text:p>
          </table:table-cell>
          <table:table-cell office:value-type="float" office:value="0.02664978" calcext:value-type="float">
            <text:p>0.02664978</text:p>
          </table:table-cell>
          <table:table-cell office:value-type="float" office:value="0.0217515" calcext:value-type="float">
            <text:p>0.0217515</text:p>
          </table:table-cell>
          <table:table-cell office:value-type="float" office:value="0.01694108" calcext:value-type="float">
            <text:p>0.01694108</text:p>
          </table:table-cell>
          <table:table-cell office:value-type="float" office:value="0.01236983" calcext:value-type="float">
            <text:p>0.01236983</text:p>
          </table:table-cell>
          <table:table-cell office:value-type="float" office:value="0.00823289" calcext:value-type="float">
            <text:p>0.00823289</text:p>
          </table:table-cell>
          <table:table-cell office:value-type="float" office:value="0.00476027" calcext:value-type="float">
            <text:p>0.00476027</text:p>
          </table:table-cell>
          <table:table-cell office:value-type="float" office:value="0.00218145" calcext:value-type="float">
            <text:p>0.00218145</text:p>
          </table:table-cell>
          <table:table-cell office:value-type="float" office:value="0.00064278" calcext:value-type="float">
            <text:p>0.00064278</text:p>
          </table:table-cell>
          <table:table-cell office:value-type="float" office:value="0.00006201" calcext:value-type="float">
            <text:p>0.0000620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8333333" calcext:value-type="float">
            <text:p>0.08333333</text:p>
          </table:table-cell>
          <table:table-cell office:value-type="float" office:value="0.08445255" calcext:value-type="float">
            <text:p>0.08445255</text:p>
          </table:table-cell>
          <table:table-cell office:value-type="float" office:value="0.08550121" calcext:value-type="float">
            <text:p>0.08550121</text:p>
          </table:table-cell>
          <table:table-cell office:value-type="float" office:value="0.08647733" calcext:value-type="float">
            <text:p>0.08647733</text:p>
          </table:table-cell>
          <table:table-cell office:value-type="float" office:value="0.08737885" calcext:value-type="float">
            <text:p>0.08737885</text:p>
          </table:table-cell>
          <table:table-cell office:value-type="float" office:value="0.08820357" calcext:value-type="float">
            <text:p>0.08820357</text:p>
          </table:table-cell>
          <table:table-cell office:value-type="float" office:value="0.08894924" calcext:value-type="float">
            <text:p>0.08894924</text:p>
          </table:table-cell>
          <table:table-cell office:value-type="float" office:value="0.08961344" calcext:value-type="float">
            <text:p>0.08961344</text:p>
          </table:table-cell>
          <table:table-cell office:value-type="float" office:value="0.09019365" calcext:value-type="float">
            <text:p>0.09019365</text:p>
          </table:table-cell>
          <table:table-cell office:value-type="float" office:value="0.09068718" calcext:value-type="float">
            <text:p>0.09068718</text:p>
          </table:table-cell>
          <table:table-cell office:value-type="float" office:value="0.09109121" calcext:value-type="float">
            <text:p>0.09109121</text:p>
          </table:table-cell>
          <table:table-cell office:value-type="float" office:value="0.09140275" calcext:value-type="float">
            <text:p>0.09140275</text:p>
          </table:table-cell>
          <table:table-cell office:value-type="float" office:value="0.09161861" calcext:value-type="float">
            <text:p>0.09161861</text:p>
          </table:table-cell>
          <table:table-cell office:value-type="float" office:value="0.0917354" calcext:value-type="float">
            <text:p>0.0917354</text:p>
          </table:table-cell>
          <table:table-cell office:value-type="float" office:value="0.09174954" calcext:value-type="float">
            <text:p>0.09174954</text:p>
          </table:table-cell>
          <table:table-cell office:value-type="float" office:value="0.09165716" calcext:value-type="float">
            <text:p>0.09165716</text:p>
          </table:table-cell>
          <table:table-cell office:value-type="float" office:value="0.09145417" calcext:value-type="float">
            <text:p>0.09145417</text:p>
          </table:table-cell>
          <table:table-cell office:value-type="float" office:value="0.09113618" calcext:value-type="float">
            <text:p>0.09113618</text:p>
          </table:table-cell>
          <table:table-cell office:value-type="float" office:value="0.09069851" calcext:value-type="float">
            <text:p>0.09069851</text:p>
          </table:table-cell>
          <table:table-cell office:value-type="float" office:value="0.09013611" calcext:value-type="float">
            <text:p>0.09013611</text:p>
          </table:table-cell>
          <table:table-cell office:value-type="float" office:value="0.08944361" calcext:value-type="float">
            <text:p>0.08944361</text:p>
          </table:table-cell>
          <table:table-cell office:value-type="float" office:value="0.0886152" calcext:value-type="float">
            <text:p>0.0886152</text:p>
          </table:table-cell>
          <table:table-cell office:value-type="float" office:value="0.08764467" calcext:value-type="float">
            <text:p>0.08764467</text:p>
          </table:table-cell>
          <table:table-cell office:value-type="float" office:value="0.08652535" calcext:value-type="float">
            <text:p>0.08652535</text:p>
          </table:table-cell>
          <table:table-cell office:value-type="float" office:value="0.08525005" calcext:value-type="float">
            <text:p>0.08525005</text:p>
          </table:table-cell>
          <table:table-cell office:value-type="float" office:value="0.08381107" calcext:value-type="float">
            <text:p>0.08381107</text:p>
          </table:table-cell>
          <table:table-cell office:value-type="float" office:value="0.08220013" calcext:value-type="float">
            <text:p>0.08220013</text:p>
          </table:table-cell>
          <table:table-cell office:value-type="float" office:value="0.08040839" calcext:value-type="float">
            <text:p>0.08040839</text:p>
          </table:table-cell>
          <table:table-cell office:value-type="float" office:value="0.07842638" calcext:value-type="float">
            <text:p>0.07842638</text:p>
          </table:table-cell>
          <table:table-cell office:value-type="float" office:value="0.07624403" calcext:value-type="float">
            <text:p>0.07624403</text:p>
          </table:table-cell>
          <table:table-cell office:value-type="float" office:value="0.07385071" calcext:value-type="float">
            <text:p>0.07385071</text:p>
          </table:table-cell>
          <table:table-cell office:value-type="float" office:value="0.07123529" calcext:value-type="float">
            <text:p>0.07123529</text:p>
          </table:table-cell>
          <table:table-cell office:value-type="float" office:value="0.06838628" calcext:value-type="float">
            <text:p>0.06838628</text:p>
          </table:table-cell>
          <table:table-cell office:value-type="float" office:value="0.06529207" calcext:value-type="float">
            <text:p>0.06529207</text:p>
          </table:table-cell>
          <table:table-cell office:value-type="float" office:value="0.06194134" calcext:value-type="float">
            <text:p>0.06194134</text:p>
          </table:table-cell>
          <table:table-cell office:value-type="float" office:value="0.05832365" calcext:value-type="float">
            <text:p>0.05832365</text:p>
          </table:table-cell>
          <table:table-cell office:value-type="float" office:value="0.05443045" calcext:value-type="float">
            <text:p>0.05443045</text:p>
          </table:table-cell>
          <table:table-cell office:value-type="float" office:value="0.05025649" calcext:value-type="float">
            <text:p>0.05025649</text:p>
          </table:table-cell>
          <table:table-cell office:value-type="float" office:value="0.04580206" calcext:value-type="float">
            <text:p>0.04580206</text:p>
          </table:table-cell>
          <table:table-cell office:value-type="float" office:value="0.04107615" calcext:value-type="float">
            <text:p>0.04107615</text:p>
          </table:table-cell>
          <table:table-cell office:value-type="float" office:value="0.03610119" calcext:value-type="float">
            <text:p>0.03610119</text:p>
          </table:table-cell>
          <table:table-cell office:value-type="float" office:value="0.03091961" calcext:value-type="float">
            <text:p>0.03091961</text:p>
          </table:table-cell>
          <table:table-cell office:value-type="float" office:value="0.02560275" calcext:value-type="float">
            <text:p>0.02560275</text:p>
          </table:table-cell>
          <table:table-cell office:value-type="float" office:value="0.0202622" calcext:value-type="float">
            <text:p>0.0202622</text:p>
          </table:table-cell>
          <table:table-cell office:value-type="float" office:value="0.01506227" calcext:value-type="float">
            <text:p>0.01506227</text:p>
          </table:table-cell>
          <table:table-cell office:value-type="float" office:value="0.01023006" calcext:value-type="float">
            <text:p>0.01023006</text:p>
          </table:table-cell>
          <table:table-cell office:value-type="float" office:value="0.00605366" calcext:value-type="float">
            <text:p>0.00605366</text:p>
          </table:table-cell>
          <table:table-cell office:value-type="float" office:value="0.00284941" calcext:value-type="float">
            <text:p>0.00284941</text:p>
          </table:table-cell>
          <table:table-cell office:value-type="float" office:value="0.0008664" calcext:value-type="float">
            <text:p>0.0008664</text:p>
          </table:table-cell>
          <table:table-cell office:value-type="float" office:value="0.00008676" calcext:value-type="float">
            <text:p>0.0000867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0.07821316" calcext:value-type="float">
            <text:p>0.07821316</text:p>
          </table:table-cell>
          <table:table-cell office:value-type="float" office:value="0.07944465" calcext:value-type="float">
            <text:p>0.07944465</text:p>
          </table:table-cell>
          <table:table-cell office:value-type="float" office:value="0.08061538" calcext:value-type="float">
            <text:p>0.08061538</text:p>
          </table:table-cell>
          <table:table-cell office:value-type="float" office:value="0.08172312" calcext:value-type="float">
            <text:p>0.08172312</text:p>
          </table:table-cell>
          <table:table-cell office:value-type="float" office:value="0.08276552" calcext:value-type="float">
            <text:p>0.08276552</text:p>
          </table:table-cell>
          <table:table-cell office:value-type="float" office:value="0.0837401" calcext:value-type="float">
            <text:p>0.0837401</text:p>
          </table:table-cell>
          <table:table-cell office:value-type="float" office:value="0.08464427" calcext:value-type="float">
            <text:p>0.08464427</text:p>
          </table:table-cell>
          <table:table-cell office:value-type="float" office:value="0.0854753" calcext:value-type="float">
            <text:p>0.0854753</text:p>
          </table:table-cell>
          <table:table-cell office:value-type="float" office:value="0.0862303" calcext:value-type="float">
            <text:p>0.0862303</text:p>
          </table:table-cell>
          <table:table-cell office:value-type="float" office:value="0.0869062" calcext:value-type="float">
            <text:p>0.0869062</text:p>
          </table:table-cell>
          <table:table-cell office:value-type="float" office:value="0.08749977" calcext:value-type="float">
            <text:p>0.08749977</text:p>
          </table:table-cell>
          <table:table-cell office:value-type="float" office:value="0.08800753" calcext:value-type="float">
            <text:p>0.08800753</text:p>
          </table:table-cell>
          <table:table-cell office:value-type="float" office:value="0.08842581" calcext:value-type="float">
            <text:p>0.08842581</text:p>
          </table:table-cell>
          <table:table-cell office:value-type="float" office:value="0.08875068" calcext:value-type="float">
            <text:p>0.08875068</text:p>
          </table:table-cell>
          <table:table-cell office:value-type="float" office:value="0.08897792" calcext:value-type="float">
            <text:p>0.08897792</text:p>
          </table:table-cell>
          <table:table-cell office:value-type="float" office:value="0.08910302" calcext:value-type="float">
            <text:p>0.08910302</text:p>
          </table:table-cell>
          <table:table-cell office:value-type="float" office:value="0.08912113" calcext:value-type="float">
            <text:p>0.08912113</text:p>
          </table:table-cell>
          <table:table-cell office:value-type="float" office:value="0.08902703" calcext:value-type="float">
            <text:p>0.08902703</text:p>
          </table:table-cell>
          <table:table-cell office:value-type="float" office:value="0.0888151" calcext:value-type="float">
            <text:p>0.0888151</text:p>
          </table:table-cell>
          <table:table-cell office:value-type="float" office:value="0.08847927" calcext:value-type="float">
            <text:p>0.08847927</text:p>
          </table:table-cell>
          <table:table-cell office:value-type="float" office:value="0.08801298" calcext:value-type="float">
            <text:p>0.08801298</text:p>
          </table:table-cell>
          <table:table-cell office:value-type="float" office:value="0.08740911" calcext:value-type="float">
            <text:p>0.08740911</text:p>
          </table:table-cell>
          <table:table-cell office:value-type="float" office:value="0.08665996" calcext:value-type="float">
            <text:p>0.08665996</text:p>
          </table:table-cell>
          <table:table-cell office:value-type="float" office:value="0.08575715" calcext:value-type="float">
            <text:p>0.08575715</text:p>
          </table:table-cell>
          <table:table-cell office:value-type="float" office:value="0.08469161" calcext:value-type="float">
            <text:p>0.08469161</text:p>
          </table:table-cell>
          <table:table-cell office:value-type="float" office:value="0.08345343" calcext:value-type="float">
            <text:p>0.08345343</text:p>
          </table:table-cell>
          <table:table-cell office:value-type="float" office:value="0.08203188" calcext:value-type="float">
            <text:p>0.08203188</text:p>
          </table:table-cell>
          <table:table-cell office:value-type="float" office:value="0.08041529" calcext:value-type="float">
            <text:p>0.08041529</text:p>
          </table:table-cell>
          <table:table-cell office:value-type="float" office:value="0.07859097" calcext:value-type="float">
            <text:p>0.07859097</text:p>
          </table:table-cell>
          <table:table-cell office:value-type="float" office:value="0.07654524" calcext:value-type="float">
            <text:p>0.07654524</text:p>
          </table:table-cell>
          <table:table-cell office:value-type="float" office:value="0.07426334" calcext:value-type="float">
            <text:p>0.07426334</text:p>
          </table:table-cell>
          <table:table-cell office:value-type="float" office:value="0.07172948" calcext:value-type="float">
            <text:p>0.07172948</text:p>
          </table:table-cell>
          <table:table-cell office:value-type="float" office:value="0.068927" calcext:value-type="float">
            <text:p>0.068927</text:p>
          </table:table-cell>
          <table:table-cell office:value-type="float" office:value="0.06583855" calcext:value-type="float">
            <text:p>0.06583855</text:p>
          </table:table-cell>
          <table:table-cell office:value-type="float" office:value="0.06244665" calcext:value-type="float">
            <text:p>0.06244665</text:p>
          </table:table-cell>
          <table:table-cell office:value-type="float" office:value="0.0587344" calcext:value-type="float">
            <text:p>0.0587344</text:p>
          </table:table-cell>
          <table:table-cell office:value-type="float" office:value="0.05468687" calcext:value-type="float">
            <text:p>0.05468687</text:p>
          </table:table-cell>
          <table:table-cell office:value-type="float" office:value="0.05029324" calcext:value-type="float">
            <text:p>0.05029324</text:p>
          </table:table-cell>
          <table:table-cell office:value-type="float" office:value="0.04555004" calcext:value-type="float">
            <text:p>0.04555004</text:p>
          </table:table-cell>
          <table:table-cell office:value-type="float" office:value="0.0404663" calcext:value-type="float">
            <text:p>0.0404663</text:p>
          </table:table-cell>
          <table:table-cell office:value-type="float" office:value="0.03507105" calcext:value-type="float">
            <text:p>0.03507105</text:p>
          </table:table-cell>
          <table:table-cell office:value-type="float" office:value="0.02942412" calcext:value-type="float">
            <text:p>0.02942412</text:p>
          </table:table-cell>
          <table:table-cell office:value-type="float" office:value="0.02363076" calcext:value-type="float">
            <text:p>0.02363076</text:p>
          </table:table-cell>
          <table:table-cell office:value-type="float" office:value="0.01785971" calcext:value-type="float">
            <text:p>0.01785971</text:p>
          </table:table-cell>
          <table:table-cell office:value-type="float" office:value="0.01236131" calcext:value-type="float">
            <text:p>0.01236131</text:p>
          </table:table-cell>
          <table:table-cell office:value-type="float" office:value="0.00747596" calcext:value-type="float">
            <text:p>0.00747596</text:p>
          </table:table-cell>
          <table:table-cell office:value-type="float" office:value="0.0036096" calcext:value-type="float">
            <text:p>0.0036096</text:p>
          </table:table-cell>
          <table:table-cell office:value-type="float" office:value="0.00113117" calcext:value-type="float">
            <text:p>0.00113117</text:p>
          </table:table-cell>
          <table:table-cell office:value-type="float" office:value="0.00011747" calcext:value-type="float">
            <text:p>0.0001174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.07283394" calcext:value-type="float">
            <text:p>0.07283394</text:p>
          </table:table-cell>
          <table:table-cell office:value-type="float" office:value="0.07419146" calcext:value-type="float">
            <text:p>0.07419146</text:p>
          </table:table-cell>
          <table:table-cell office:value-type="float" office:value="0.07549893" calcext:value-type="float">
            <text:p>0.07549893</text:p>
          </table:table-cell>
          <table:table-cell office:value-type="float" office:value="0.07675405" calcext:value-type="float">
            <text:p>0.07675405</text:p>
          </table:table-cell>
          <table:table-cell office:value-type="float" office:value="0.07795442" calcext:value-type="float">
            <text:p>0.07795442</text:p>
          </table:table-cell>
          <table:table-cell office:value-type="float" office:value="0.07909751" calcext:value-type="float">
            <text:p>0.07909751</text:p>
          </table:table-cell>
          <table:table-cell office:value-type="float" office:value="0.08018068" calcext:value-type="float">
            <text:p>0.08018068</text:p>
          </table:table-cell>
          <table:table-cell office:value-type="float" office:value="0.08120111" calcext:value-type="float">
            <text:p>0.08120111</text:p>
          </table:table-cell>
          <table:table-cell office:value-type="float" office:value="0.08215585" calcext:value-type="float">
            <text:p>0.08215585</text:p>
          </table:table-cell>
          <table:table-cell office:value-type="float" office:value="0.08304175" calcext:value-type="float">
            <text:p>0.08304175</text:p>
          </table:table-cell>
          <table:table-cell office:value-type="float" office:value="0.08385547" calcext:value-type="float">
            <text:p>0.08385547</text:p>
          </table:table-cell>
          <table:table-cell office:value-type="float" office:value="0.08459344" calcext:value-type="float">
            <text:p>0.08459344</text:p>
          </table:table-cell>
          <table:table-cell office:value-type="float" office:value="0.08525186" calcext:value-type="float">
            <text:p>0.08525186</text:p>
          </table:table-cell>
          <table:table-cell office:value-type="float" office:value="0.08582664" calcext:value-type="float">
            <text:p>0.08582664</text:p>
          </table:table-cell>
          <table:table-cell office:value-type="float" office:value="0.08631341" calcext:value-type="float">
            <text:p>0.08631341</text:p>
          </table:table-cell>
          <table:table-cell office:value-type="float" office:value="0.08670744" calcext:value-type="float">
            <text:p>0.08670744</text:p>
          </table:table-cell>
          <table:table-cell office:value-type="float" office:value="0.08700365" calcext:value-type="float">
            <text:p>0.08700365</text:p>
          </table:table-cell>
          <table:table-cell office:value-type="float" office:value="0.08719655" calcext:value-type="float">
            <text:p>0.08719655</text:p>
          </table:table-cell>
          <table:table-cell office:value-type="float" office:value="0.08728018" calcext:value-type="float">
            <text:p>0.08728018</text:p>
          </table:table-cell>
          <table:table-cell office:value-type="float" office:value="0.08724806" calcext:value-type="float">
            <text:p>0.08724806</text:p>
          </table:table-cell>
          <table:table-cell office:value-type="float" office:value="0.08709317" calcext:value-type="float">
            <text:p>0.08709317</text:p>
          </table:table-cell>
          <table:table-cell office:value-type="float" office:value="0.08680783" calcext:value-type="float">
            <text:p>0.08680783</text:p>
          </table:table-cell>
          <table:table-cell office:value-type="float" office:value="0.08638367" calcext:value-type="float">
            <text:p>0.08638367</text:p>
          </table:table-cell>
          <table:table-cell office:value-type="float" office:value="0.0858115" calcext:value-type="float">
            <text:p>0.0858115</text:p>
          </table:table-cell>
          <table:table-cell office:value-type="float" office:value="0.08508127" calcext:value-type="float">
            <text:p>0.08508127</text:p>
          </table:table-cell>
          <table:table-cell office:value-type="float" office:value="0.08418194" calcext:value-type="float">
            <text:p>0.08418194</text:p>
          </table:table-cell>
          <table:table-cell office:value-type="float" office:value="0.08310137" calcext:value-type="float">
            <text:p>0.08310137</text:p>
          </table:table-cell>
          <table:table-cell office:value-type="float" office:value="0.08182621" calcext:value-type="float">
            <text:p>0.08182621</text:p>
          </table:table-cell>
          <table:table-cell office:value-type="float" office:value="0.08034175" calcext:value-type="float">
            <text:p>0.08034175</text:p>
          </table:table-cell>
          <table:table-cell office:value-type="float" office:value="0.07863184" calcext:value-type="float">
            <text:p>0.07863184</text:p>
          </table:table-cell>
          <table:table-cell office:value-type="float" office:value="0.07667874" calcext:value-type="float">
            <text:p>0.07667874</text:p>
          </table:table-cell>
          <table:table-cell office:value-type="float" office:value="0.07446307" calcext:value-type="float">
            <text:p>0.07446307</text:p>
          </table:table-cell>
          <table:table-cell office:value-type="float" office:value="0.07196375" calcext:value-type="float">
            <text:p>0.07196375</text:p>
          </table:table-cell>
          <table:table-cell office:value-type="float" office:value="0.06915811" calcext:value-type="float">
            <text:p>0.06915811</text:p>
          </table:table-cell>
          <table:table-cell office:value-type="float" office:value="0.06602216" calcext:value-type="float">
            <text:p>0.06602216</text:p>
          </table:table-cell>
          <table:table-cell office:value-type="float" office:value="0.06253118" calcext:value-type="float">
            <text:p>0.06253118</text:p>
          </table:table-cell>
          <table:table-cell office:value-type="float" office:value="0.05866078" calcext:value-type="float">
            <text:p>0.05866078</text:p>
          </table:table-cell>
          <table:table-cell office:value-type="float" office:value="0.05438887" calcext:value-type="float">
            <text:p>0.05438887</text:p>
          </table:table-cell>
          <table:table-cell office:value-type="float" office:value="0.04969884" calcext:value-type="float">
            <text:p>0.04969884</text:p>
          </table:table-cell>
          <table:table-cell office:value-type="float" office:value="0.04458473" calcext:value-type="float">
            <text:p>0.04458473</text:p>
          </table:table-cell>
          <table:table-cell office:value-type="float" office:value="0.03905937" calcext:value-type="float">
            <text:p>0.03905937</text:p>
          </table:table-cell>
          <table:table-cell office:value-type="float" office:value="0.03316664" calcext:value-type="float">
            <text:p>0.03316664</text:p>
          </table:table-cell>
          <table:table-cell office:value-type="float" office:value="0.02699908" calcext:value-type="float">
            <text:p>0.02699908</text:p>
          </table:table-cell>
          <table:table-cell office:value-type="float" office:value="0.02072137" calcext:value-type="float">
            <text:p>0.02072137</text:p>
          </table:table-cell>
          <table:table-cell office:value-type="float" office:value="0.01459741" calcext:value-type="float">
            <text:p>0.01459741</text:p>
          </table:table-cell>
          <table:table-cell office:value-type="float" office:value="0.00901142" calcext:value-type="float">
            <text:p>0.00901142</text:p>
          </table:table-cell>
          <table:table-cell office:value-type="float" office:value="0.00445769" calcext:value-type="float">
            <text:p>0.00445769</text:p>
          </table:table-cell>
          <table:table-cell office:value-type="float" office:value="0.00143815" calcext:value-type="float">
            <text:p>0.00143815</text:p>
          </table:table-cell>
          <table:table-cell office:value-type="float" office:value="0.00015474" calcext:value-type="float">
            <text:p>0.0001547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.0681482" calcext:value-type="float">
            <text:p>0.0681482</text:p>
          </table:table-cell>
          <table:table-cell office:value-type="float" office:value="0.06959137" calcext:value-type="float">
            <text:p>0.06959137</text:p>
          </table:table-cell>
          <table:table-cell office:value-type="float" office:value="0.07099402" calcext:value-type="float">
            <text:p>0.07099402</text:p>
          </table:table-cell>
          <table:table-cell office:value-type="float" office:value="0.07235386" calcext:value-type="float">
            <text:p>0.07235386</text:p>
          </table:table-cell>
          <table:table-cell office:value-type="float" office:value="0.07366853" calcext:value-type="float">
            <text:p>0.07366853</text:p>
          </table:table-cell>
          <table:table-cell office:value-type="float" office:value="0.07493553" calcext:value-type="float">
            <text:p>0.07493553</text:p>
          </table:table-cell>
          <table:table-cell office:value-type="float" office:value="0.07615224" calcext:value-type="float">
            <text:p>0.07615224</text:p>
          </table:table-cell>
          <table:table-cell office:value-type="float" office:value="0.07731587" calcext:value-type="float">
            <text:p>0.07731587</text:p>
          </table:table-cell>
          <table:table-cell office:value-type="float" office:value="0.0784235" calcext:value-type="float">
            <text:p>0.0784235</text:p>
          </table:table-cell>
          <table:table-cell office:value-type="float" office:value="0.079472" calcext:value-type="float">
            <text:p>0.079472</text:p>
          </table:table-cell>
          <table:table-cell office:value-type="float" office:value="0.08045804" calcext:value-type="float">
            <text:p>0.08045804</text:p>
          </table:table-cell>
          <table:table-cell office:value-type="float" office:value="0.08137807" calcext:value-type="float">
            <text:p>0.08137807</text:p>
          </table:table-cell>
          <table:table-cell office:value-type="float" office:value="0.08222827" calcext:value-type="float">
            <text:p>0.08222827</text:p>
          </table:table-cell>
          <table:table-cell office:value-type="float" office:value="0.08300456" calcext:value-type="float">
            <text:p>0.08300456</text:p>
          </table:table-cell>
          <table:table-cell office:value-type="float" office:value="0.08370252" calcext:value-type="float">
            <text:p>0.08370252</text:p>
          </table:table-cell>
          <table:table-cell office:value-type="float" office:value="0.0843174" calcext:value-type="float">
            <text:p>0.0843174</text:p>
          </table:table-cell>
          <table:table-cell office:value-type="float" office:value="0.08484403" calcext:value-type="float">
            <text:p>0.08484403</text:p>
          </table:table-cell>
          <table:table-cell office:value-type="float" office:value="0.08527683" calcext:value-type="float">
            <text:p>0.08527683</text:p>
          </table:table-cell>
          <table:table-cell office:value-type="float" office:value="0.08560971" calcext:value-type="float">
            <text:p>0.08560971</text:p>
          </table:table-cell>
          <table:table-cell office:value-type="float" office:value="0.08583601" calcext:value-type="float">
            <text:p>0.08583601</text:p>
          </table:table-cell>
          <table:table-cell office:value-type="float" office:value="0.08594848" calcext:value-type="float">
            <text:p>0.08594848</text:p>
          </table:table-cell>
          <table:table-cell office:value-type="float" office:value="0.08593914" calcext:value-type="float">
            <text:p>0.08593914</text:p>
          </table:table-cell>
          <table:table-cell office:value-type="float" office:value="0.08579922" calcext:value-type="float">
            <text:p>0.08579922</text:p>
          </table:table-cell>
          <table:table-cell office:value-type="float" office:value="0.08551907" calcext:value-type="float">
            <text:p>0.08551907</text:p>
          </table:table-cell>
          <table:table-cell office:value-type="float" office:value="0.08508803" calcext:value-type="float">
            <text:p>0.08508803</text:p>
          </table:table-cell>
          <table:table-cell office:value-type="float" office:value="0.08449427" calcext:value-type="float">
            <text:p>0.08449427</text:p>
          </table:table-cell>
          <table:table-cell office:value-type="float" office:value="0.08372471" calcext:value-type="float">
            <text:p>0.08372471</text:p>
          </table:table-cell>
          <table:table-cell office:value-type="float" office:value="0.08276478" calcext:value-type="float">
            <text:p>0.08276478</text:p>
          </table:table-cell>
          <table:table-cell office:value-type="float" office:value="0.08159828" calcext:value-type="float">
            <text:p>0.08159828</text:p>
          </table:table-cell>
          <table:table-cell office:value-type="float" office:value="0.08020717" calcext:value-type="float">
            <text:p>0.08020717</text:p>
          </table:table-cell>
          <table:table-cell office:value-type="float" office:value="0.07857137" calcext:value-type="float">
            <text:p>0.07857137</text:p>
          </table:table-cell>
          <table:table-cell office:value-type="float" office:value="0.07666856" calcext:value-type="float">
            <text:p>0.07666856</text:p>
          </table:table-cell>
          <table:table-cell office:value-type="float" office:value="0.074474" calcext:value-type="float">
            <text:p>0.074474</text:p>
          </table:table-cell>
          <table:table-cell office:value-type="float" office:value="0.07196043" calcext:value-type="float">
            <text:p>0.07196043</text:p>
          </table:table-cell>
          <table:table-cell office:value-type="float" office:value="0.06909814" calcext:value-type="float">
            <text:p>0.06909814</text:p>
          </table:table-cell>
          <table:table-cell office:value-type="float" office:value="0.06585526" calcext:value-type="float">
            <text:p>0.06585526</text:p>
          </table:table-cell>
          <table:table-cell office:value-type="float" office:value="0.06219858" calcext:value-type="float">
            <text:p>0.06219858</text:p>
          </table:table-cell>
          <table:table-cell office:value-type="float" office:value="0.05809511" calcext:value-type="float">
            <text:p>0.05809511</text:p>
          </table:table-cell>
          <table:table-cell office:value-type="float" office:value="0.05351502" calcext:value-type="float">
            <text:p>0.05351502</text:p>
          </table:table-cell>
          <table:table-cell office:value-type="float" office:value="0.04843662" calcext:value-type="float">
            <text:p>0.04843662</text:p>
          </table:table-cell>
          <table:table-cell office:value-type="float" office:value="0.04285475" calcext:value-type="float">
            <text:p>0.04285475</text:p>
          </table:table-cell>
          <table:table-cell office:value-type="float" office:value="0.03679402" calcext:value-type="float">
            <text:p>0.03679402</text:p>
          </table:table-cell>
          <table:table-cell office:value-type="float" office:value="0.03032887" calcext:value-type="float">
            <text:p>0.03032887</text:p>
          </table:table-cell>
          <table:table-cell office:value-type="float" office:value="0.02361214" calcext:value-type="float">
            <text:p>0.02361214</text:p>
          </table:table-cell>
          <table:table-cell office:value-type="float" office:value="0.01691135" calcext:value-type="float">
            <text:p>0.01691135</text:p>
          </table:table-cell>
          <table:table-cell office:value-type="float" office:value="0.01064437" calcext:value-type="float">
            <text:p>0.01064437</text:p>
          </table:table-cell>
          <table:table-cell office:value-type="float" office:value="0.00538853" calcext:value-type="float">
            <text:p>0.00538853</text:p>
          </table:table-cell>
          <table:table-cell office:value-type="float" office:value="0.00178782" calcext:value-type="float">
            <text:p>0.00178782</text:p>
          </table:table-cell>
          <table:table-cell office:value-type="float" office:value="0.00019913" calcext:value-type="float">
            <text:p>0.00019913</text:p>
          </table:table-cell>
          <table:table-cell office:value-type="float" office:value="0.000001" calcext:value-type="float">
            <text:p>0.000001</text:p>
          </table:table-cell>
          <table:table-cell table:number-columns-repeated="309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number-columns-repeated="204"/>
          <table:table-cell office:value-type="float" office:value="0.16666667" calcext:value-type="float">
            <text:p>0.16666667</text:p>
          </table:table-cell>
          <table:table-cell office:value-type="float" office:value="0.15960503" calcext:value-type="float">
            <text:p>0.15960503</text:p>
          </table:table-cell>
          <table:table-cell office:value-type="float" office:value="0.15270427" calcext:value-type="float">
            <text:p>0.15270427</text:p>
          </table:table-cell>
          <table:table-cell office:value-type="float" office:value="0.14596218" calcext:value-type="float">
            <text:p>0.14596218</text:p>
          </table:table-cell>
          <table:table-cell office:value-type="float" office:value="0.13937675" calcext:value-type="float">
            <text:p>0.13937675</text:p>
          </table:table-cell>
          <table:table-cell office:value-type="float" office:value="0.13294618" calcext:value-type="float">
            <text:p>0.13294618</text:p>
          </table:table-cell>
          <table:table-cell office:value-type="float" office:value="0.12666885" calcext:value-type="float">
            <text:p>0.12666885</text:p>
          </table:table-cell>
          <table:table-cell office:value-type="float" office:value="0.12054328" calcext:value-type="float">
            <text:p>0.12054328</text:p>
          </table:table-cell>
          <table:table-cell office:value-type="float" office:value="0.11456821" calcext:value-type="float">
            <text:p>0.11456821</text:p>
          </table:table-cell>
          <table:table-cell office:value-type="float" office:value="0.10874252" calcext:value-type="float">
            <text:p>0.10874252</text:p>
          </table:table-cell>
          <table:table-cell office:value-type="float" office:value="0.10306525" calcext:value-type="float">
            <text:p>0.10306525</text:p>
          </table:table-cell>
          <table:table-cell office:value-type="float" office:value="0.09753558" calcext:value-type="float">
            <text:p>0.09753558</text:p>
          </table:table-cell>
          <table:table-cell office:value-type="float" office:value="0.09215289" calcext:value-type="float">
            <text:p>0.09215289</text:p>
          </table:table-cell>
          <table:table-cell office:value-type="float" office:value="0.08691667" calcext:value-type="float">
            <text:p>0.08691667</text:p>
          </table:table-cell>
          <table:table-cell office:value-type="float" office:value="0.08182656" calcext:value-type="float">
            <text:p>0.08182656</text:p>
          </table:table-cell>
          <table:table-cell office:value-type="float" office:value="0.07688237" calcext:value-type="float">
            <text:p>0.07688237</text:p>
          </table:table-cell>
          <table:table-cell office:value-type="float" office:value="0.07208403" calcext:value-type="float">
            <text:p>0.07208403</text:p>
          </table:table-cell>
          <table:table-cell office:value-type="float" office:value="0.06743164" calcext:value-type="float">
            <text:p>0.06743164</text:p>
          </table:table-cell>
          <table:table-cell office:value-type="float" office:value="0.06292543" calcext:value-type="float">
            <text:p>0.06292543</text:p>
          </table:table-cell>
          <table:table-cell office:value-type="float" office:value="0.05856577" calcext:value-type="float">
            <text:p>0.05856577</text:p>
          </table:table-cell>
          <table:table-cell office:value-type="float" office:value="0.05435317" calcext:value-type="float">
            <text:p>0.05435317</text:p>
          </table:table-cell>
          <table:table-cell office:value-type="float" office:value="0.05028831" calcext:value-type="float">
            <text:p>0.05028831</text:p>
          </table:table-cell>
          <table:table-cell office:value-type="float" office:value="0.04637199" calcext:value-type="float">
            <text:p>0.04637199</text:p>
          </table:table-cell>
          <table:table-cell office:value-type="float" office:value="0.04260516" calcext:value-type="float">
            <text:p>0.04260516</text:p>
          </table:table-cell>
          <table:table-cell office:value-type="float" office:value="0.03898893" calcext:value-type="float">
            <text:p>0.03898893</text:p>
          </table:table-cell>
          <table:table-cell office:value-type="float" office:value="0.03552452" calcext:value-type="float">
            <text:p>0.03552452</text:p>
          </table:table-cell>
          <table:table-cell office:value-type="float" office:value="0.03221331" calcext:value-type="float">
            <text:p>0.03221331</text:p>
          </table:table-cell>
          <table:table-cell office:value-type="float" office:value="0.02905681" calcext:value-type="float">
            <text:p>0.02905681</text:p>
          </table:table-cell>
          <table:table-cell office:value-type="float" office:value="0.02605665" calcext:value-type="float">
            <text:p>0.02605665</text:p>
          </table:table-cell>
          <table:table-cell office:value-type="float" office:value="0.02321458" calcext:value-type="float">
            <text:p>0.02321458</text:p>
          </table:table-cell>
          <table:table-cell office:value-type="float" office:value="0.02053244" calcext:value-type="float">
            <text:p>0.02053244</text:p>
          </table:table-cell>
          <table:table-cell office:value-type="float" office:value="0.01801216" calcext:value-type="float">
            <text:p>0.01801216</text:p>
          </table:table-cell>
          <table:table-cell office:value-type="float" office:value="0.0156557" calcext:value-type="float">
            <text:p>0.0156557</text:p>
          </table:table-cell>
          <table:table-cell office:value-type="float" office:value="0.01346503" calcext:value-type="float">
            <text:p>0.01346503</text:p>
          </table:table-cell>
          <table:table-cell office:value-type="float" office:value="0.01144204" calcext:value-type="float">
            <text:p>0.01144204</text:p>
          </table:table-cell>
          <table:table-cell office:value-type="float" office:value="0.00958849" calcext:value-type="float">
            <text:p>0.00958849</text:p>
          </table:table-cell>
          <table:table-cell office:value-type="float" office:value="0.00790587" calcext:value-type="float">
            <text:p>0.00790587</text:p>
          </table:table-cell>
          <table:table-cell office:value-type="float" office:value="0.00639525" calcext:value-type="float">
            <text:p>0.00639525</text:p>
          </table:table-cell>
          <table:table-cell office:value-type="float" office:value="0.00505711" calcext:value-type="float">
            <text:p>0.00505711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289524" calcext:value-type="float">
            <text:p>0.00289524</text:p>
          </table:table-cell>
          <table:table-cell office:value-type="float" office:value="0.00206644" calcext:value-type="float">
            <text:p>0.00206644</text:p>
          </table:table-cell>
          <table:table-cell office:value-type="float" office:value="0.0013989" calcext:value-type="float">
            <text:p>0.0013989</text:p>
          </table:table-cell>
          <table:table-cell office:value-type="float" office:value="0.00088394" calcext:value-type="float">
            <text:p>0.00088394</text:p>
          </table:table-cell>
          <table:table-cell office:value-type="float" office:value="0.00050911" calcext:value-type="float">
            <text:p>0.00050911</text:p>
          </table:table-cell>
          <table:table-cell office:value-type="float" office:value="0.00025753" calcext:value-type="float">
            <text:p>0.00025753</text:p>
          </table:table-cell>
          <table:table-cell office:value-type="float" office:value="0.00010745" calcext:value-type="float">
            <text:p>0.00010745</text:p>
          </table:table-cell>
          <table:table-cell office:value-type="float" office:value="0.00003286" calcext:value-type="float">
            <text:p>0.00003286</text:p>
          </table:table-cell>
          <table:table-cell office:value-type="float" office:value="0.00000565" calcext:value-type="float">
            <text:p>0.00000565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13857191" calcext:value-type="float">
            <text:p>0.13857191</text:p>
          </table:table-cell>
          <table:table-cell office:value-type="float" office:value="0.13428952" calcext:value-type="float">
            <text:p>0.13428952</text:p>
          </table:table-cell>
          <table:table-cell office:value-type="float" office:value="0.13001276" calcext:value-type="float">
            <text:p>0.13001276</text:p>
          </table:table-cell>
          <table:table-cell office:value-type="float" office:value="0.12574434" calcext:value-type="float">
            <text:p>0.12574434</text:p>
          </table:table-cell>
          <table:table-cell office:value-type="float" office:value="0.12148696" calcext:value-type="float">
            <text:p>0.12148696</text:p>
          </table:table-cell>
          <table:table-cell office:value-type="float" office:value="0.11724325" calcext:value-type="float">
            <text:p>0.11724325</text:p>
          </table:table-cell>
          <table:table-cell office:value-type="float" office:value="0.11301584" calcext:value-type="float">
            <text:p>0.11301584</text:p>
          </table:table-cell>
          <table:table-cell office:value-type="float" office:value="0.10880736" calcext:value-type="float">
            <text:p>0.10880736</text:p>
          </table:table-cell>
          <table:table-cell office:value-type="float" office:value="0.10462041" calcext:value-type="float">
            <text:p>0.10462041</text:p>
          </table:table-cell>
          <table:table-cell office:value-type="float" office:value="0.10045765" calcext:value-type="float">
            <text:p>0.10045765</text:p>
          </table:table-cell>
          <table:table-cell office:value-type="float" office:value="0.09632174" calcext:value-type="float">
            <text:p>0.09632174</text:p>
          </table:table-cell>
          <table:table-cell office:value-type="float" office:value="0.09221539" calcext:value-type="float">
            <text:p>0.09221539</text:p>
          </table:table-cell>
          <table:table-cell office:value-type="float" office:value="0.08814136" calcext:value-type="float">
            <text:p>0.08814136</text:p>
          </table:table-cell>
          <table:table-cell office:value-type="float" office:value="0.08410247" calcext:value-type="float">
            <text:p>0.08410247</text:p>
          </table:table-cell>
          <table:table-cell office:value-type="float" office:value="0.08010163" calcext:value-type="float">
            <text:p>0.08010163</text:p>
          </table:table-cell>
          <table:table-cell office:value-type="float" office:value="0.07614184" calcext:value-type="float">
            <text:p>0.07614184</text:p>
          </table:table-cell>
          <table:table-cell office:value-type="float" office:value="0.0722262" calcext:value-type="float">
            <text:p>0.0722262</text:p>
          </table:table-cell>
          <table:table-cell office:value-type="float" office:value="0.06835794" calcext:value-type="float">
            <text:p>0.06835794</text:p>
          </table:table-cell>
          <table:table-cell office:value-type="float" office:value="0.06454044" calcext:value-type="float">
            <text:p>0.06454044</text:p>
          </table:table-cell>
          <table:table-cell office:value-type="float" office:value="0.06077723" calcext:value-type="float">
            <text:p>0.06077723</text:p>
          </table:table-cell>
          <table:table-cell office:value-type="float" office:value="0.05707201" calcext:value-type="float">
            <text:p>0.05707201</text:p>
          </table:table-cell>
          <table:table-cell office:value-type="float" office:value="0.05342869" calcext:value-type="float">
            <text:p>0.05342869</text:p>
          </table:table-cell>
          <table:table-cell office:value-type="float" office:value="0.04985141" calcext:value-type="float">
            <text:p>0.04985141</text:p>
          </table:table-cell>
          <table:table-cell office:value-type="float" office:value="0.04634457" calcext:value-type="float">
            <text:p>0.04634457</text:p>
          </table:table-cell>
          <table:table-cell office:value-type="float" office:value="0.0429128" calcext:value-type="float">
            <text:p>0.0429128</text:p>
          </table:table-cell>
          <table:table-cell office:value-type="float" office:value="0.03956109" calcext:value-type="float">
            <text:p>0.03956109</text:p>
          </table:table-cell>
          <table:table-cell office:value-type="float" office:value="0.03629473" calcext:value-type="float">
            <text:p>0.03629473</text:p>
          </table:table-cell>
          <table:table-cell office:value-type="float" office:value="0.0331194" calcext:value-type="float">
            <text:p>0.0331194</text:p>
          </table:table-cell>
          <table:table-cell office:value-type="float" office:value="0.03004117" calcext:value-type="float">
            <text:p>0.03004117</text:p>
          </table:table-cell>
          <table:table-cell office:value-type="float" office:value="0.02706657" calcext:value-type="float">
            <text:p>0.02706657</text:p>
          </table:table-cell>
          <table:table-cell office:value-type="float" office:value="0.02420258" calcext:value-type="float">
            <text:p>0.02420258</text:p>
          </table:table-cell>
          <table:table-cell office:value-type="float" office:value="0.02145669" calcext:value-type="float">
            <text:p>0.02145669</text:p>
          </table:table-cell>
          <table:table-cell office:value-type="float" office:value="0.01883694" calcext:value-type="float">
            <text:p>0.01883694</text:p>
          </table:table-cell>
          <table:table-cell office:value-type="float" office:value="0.01635188" calcext:value-type="float">
            <text:p>0.01635188</text:p>
          </table:table-cell>
          <table:table-cell office:value-type="float" office:value="0.01401061" calcext:value-type="float">
            <text:p>0.01401061</text:p>
          </table:table-cell>
          <table:table-cell office:value-type="float" office:value="0.01182271" calcext:value-type="float">
            <text:p>0.01182271</text:p>
          </table:table-cell>
          <table:table-cell office:value-type="float" office:value="0.00979817" calcext:value-type="float">
            <text:p>0.00979817</text:p>
          </table:table-cell>
          <table:table-cell office:value-type="float" office:value="0.00794716" calcext:value-type="float">
            <text:p>0.00794716</text:p>
          </table:table-cell>
          <table:table-cell office:value-type="float" office:value="0.00627979" calcext:value-type="float">
            <text:p>0.00627979</text:p>
          </table:table-cell>
          <table:table-cell office:value-type="float" office:value="0.00480562" calcext:value-type="float">
            <text:p>0.00480562</text:p>
          </table:table-cell>
          <table:table-cell office:value-type="float" office:value="0.00353292" calcext:value-type="float">
            <text:p>0.00353292</text:p>
          </table:table-cell>
          <table:table-cell office:value-type="float" office:value="0.0024676" calcext:value-type="float">
            <text:p>0.0024676</text:p>
          </table:table-cell>
          <table:table-cell office:value-type="float" office:value="0.00161174" calcext:value-type="float">
            <text:p>0.00161174</text:p>
          </table:table-cell>
          <table:table-cell office:value-type="float" office:value="0.00096153" calcext:value-type="float">
            <text:p>0.00096153</text:p>
          </table:table-cell>
          <table:table-cell office:value-type="float" office:value="0.00050494" calcext:value-type="float">
            <text:p>0.00050494</text:p>
          </table:table-cell>
          <table:table-cell office:value-type="float" office:value="0.00021929" calcext:value-type="float">
            <text:p>0.00021929</text:p>
          </table:table-cell>
          <table:table-cell office:value-type="float" office:value="0.00007002" calcext:value-type="float">
            <text:p>0.00007002</text:p>
          </table:table-cell>
          <table:table-cell office:value-type="float" office:value="0.00001261" calcext:value-type="float">
            <text:p>0.00001261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246718" calcext:value-type="float">
            <text:p>0.12246718</text:p>
          </table:table-cell>
          <table:table-cell office:value-type="float" office:value="0.11987075" calcext:value-type="float">
            <text:p>0.11987075</text:p>
          </table:table-cell>
          <table:table-cell office:value-type="float" office:value="0.11721366" calcext:value-type="float">
            <text:p>0.11721366</text:p>
          </table:table-cell>
          <table:table-cell office:value-type="float" office:value="0.11449883" calcext:value-type="float">
            <text:p>0.11449883</text:p>
          </table:table-cell>
          <table:table-cell office:value-type="float" office:value="0.11172907" calcext:value-type="float">
            <text:p>0.11172907</text:p>
          </table:table-cell>
          <table:table-cell office:value-type="float" office:value="0.10890713" calcext:value-type="float">
            <text:p>0.10890713</text:p>
          </table:table-cell>
          <table:table-cell office:value-type="float" office:value="0.10603577" calcext:value-type="float">
            <text:p>0.10603577</text:p>
          </table:table-cell>
          <table:table-cell office:value-type="float" office:value="0.10311767" calcext:value-type="float">
            <text:p>0.10311767</text:p>
          </table:table-cell>
          <table:table-cell office:value-type="float" office:value="0.10015553" calcext:value-type="float">
            <text:p>0.10015553</text:p>
          </table:table-cell>
          <table:table-cell office:value-type="float" office:value="0.09715203" calcext:value-type="float">
            <text:p>0.09715203</text:p>
          </table:table-cell>
          <table:table-cell office:value-type="float" office:value="0.09410986" calcext:value-type="float">
            <text:p>0.09410986</text:p>
          </table:table-cell>
          <table:table-cell office:value-type="float" office:value="0.09103174" calcext:value-type="float">
            <text:p>0.09103174</text:p>
          </table:table-cell>
          <table:table-cell office:value-type="float" office:value="0.08792043" calcext:value-type="float">
            <text:p>0.08792043</text:p>
          </table:table-cell>
          <table:table-cell office:value-type="float" office:value="0.08477876" calcext:value-type="float">
            <text:p>0.08477876</text:p>
          </table:table-cell>
          <table:table-cell office:value-type="float" office:value="0.0816096" calcext:value-type="float">
            <text:p>0.0816096</text:p>
          </table:table-cell>
          <table:table-cell office:value-type="float" office:value="0.07841595" calcext:value-type="float">
            <text:p>0.07841595</text:p>
          </table:table-cell>
          <table:table-cell office:value-type="float" office:value="0.07520088" calcext:value-type="float">
            <text:p>0.07520088</text:p>
          </table:table-cell>
          <table:table-cell office:value-type="float" office:value="0.07196763" calcext:value-type="float">
            <text:p>0.07196763</text:p>
          </table:table-cell>
          <table:table-cell office:value-type="float" office:value="0.06871957" calcext:value-type="float">
            <text:p>0.06871957</text:p>
          </table:table-cell>
          <table:table-cell office:value-type="float" office:value="0.06546028" calcext:value-type="float">
            <text:p>0.06546028</text:p>
          </table:table-cell>
          <table:table-cell office:value-type="float" office:value="0.06219353" calcext:value-type="float">
            <text:p>0.06219353</text:p>
          </table:table-cell>
          <table:table-cell office:value-type="float" office:value="0.05892336" calcext:value-type="float">
            <text:p>0.05892336</text:p>
          </table:table-cell>
          <table:table-cell office:value-type="float" office:value="0.0556541" calcext:value-type="float">
            <text:p>0.0556541</text:p>
          </table:table-cell>
          <table:table-cell office:value-type="float" office:value="0.05239039" calcext:value-type="float">
            <text:p>0.05239039</text:p>
          </table:table-cell>
          <table:table-cell office:value-type="float" office:value="0.04913728" calcext:value-type="float">
            <text:p>0.04913728</text:p>
          </table:table-cell>
          <table:table-cell office:value-type="float" office:value="0.04590026" calcext:value-type="float">
            <text:p>0.04590026</text:p>
          </table:table-cell>
          <table:table-cell office:value-type="float" office:value="0.0426853" calcext:value-type="float">
            <text:p>0.0426853</text:p>
          </table:table-cell>
          <table:table-cell office:value-type="float" office:value="0.03949899" calcext:value-type="float">
            <text:p>0.03949899</text:p>
          </table:table-cell>
          <table:table-cell office:value-type="float" office:value="0.03634857" calcext:value-type="float">
            <text:p>0.03634857</text:p>
          </table:table-cell>
          <table:table-cell office:value-type="float" office:value="0.03324204" calcext:value-type="float">
            <text:p>0.03324204</text:p>
          </table:table-cell>
          <table:table-cell office:value-type="float" office:value="0.03018828" calcext:value-type="float">
            <text:p>0.03018828</text:p>
          </table:table-cell>
          <table:table-cell office:value-type="float" office:value="0.02719717" calcext:value-type="float">
            <text:p>0.02719717</text:p>
          </table:table-cell>
          <table:table-cell office:value-type="float" office:value="0.02427973" calcext:value-type="float">
            <text:p>0.02427973</text:p>
          </table:table-cell>
          <table:table-cell office:value-type="float" office:value="0.02144823" calcext:value-type="float">
            <text:p>0.02144823</text:p>
          </table:table-cell>
          <table:table-cell office:value-type="float" office:value="0.01871638" calcext:value-type="float">
            <text:p>0.01871638</text:p>
          </table:table-cell>
          <table:table-cell office:value-type="float" office:value="0.01609945" calcext:value-type="float">
            <text:p>0.01609945</text:p>
          </table:table-cell>
          <table:table-cell office:value-type="float" office:value="0.01361438" calcext:value-type="float">
            <text:p>0.01361438</text:p>
          </table:table-cell>
          <table:table-cell office:value-type="float" office:value="0.01127979" calcext:value-type="float">
            <text:p>0.01127979</text:p>
          </table:table-cell>
          <table:table-cell office:value-type="float" office:value="0.00911594" calcext:value-type="float">
            <text:p>0.00911594</text:p>
          </table:table-cell>
          <table:table-cell office:value-type="float" office:value="0.00714438" calcext:value-type="float">
            <text:p>0.00714438</text:p>
          </table:table-cell>
          <table:table-cell office:value-type="float" office:value="0.00538726" calcext:value-type="float">
            <text:p>0.00538726</text:p>
          </table:table-cell>
          <table:table-cell office:value-type="float" office:value="0.00386609" calcext:value-type="float">
            <text:p>0.00386609</text:p>
          </table:table-cell>
          <table:table-cell office:value-type="float" office:value="0.0025995" calcext:value-type="float">
            <text:p>0.0025995</text:p>
          </table:table-cell>
          <table:table-cell office:value-type="float" office:value="0.00159998" calcext:value-type="float">
            <text:p>0.00159998</text:p>
          </table:table-cell>
          <table:table-cell office:value-type="float" office:value="0.00086905" calcext:value-type="float">
            <text:p>0.00086905</text:p>
          </table:table-cell>
          <table:table-cell office:value-type="float" office:value="0.00039154" calcext:value-type="float">
            <text:p>0.00039154</text:p>
          </table:table-cell>
          <table:table-cell office:value-type="float" office:value="0.00013015" calcext:value-type="float">
            <text:p>0.00013015</text:p>
          </table:table-cell>
          <table:table-cell office:value-type="float" office:value="0.0000245" calcext:value-type="float">
            <text:p>0.0000245</text:p>
          </table:table-cell>
          <table:table-cell office:value-type="float" office:value="0.00000112" calcext:value-type="float">
            <text:p>0.0000011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1111111" calcext:value-type="float">
            <text:p>0.11111111</text:p>
          </table:table-cell>
          <table:table-cell office:value-type="float" office:value="0.10973279" calcext:value-type="float">
            <text:p>0.10973279</text:p>
          </table:table-cell>
          <table:table-cell office:value-type="float" office:value="0.10826582" calcext:value-type="float">
            <text:p>0.10826582</text:p>
          </table:table-cell>
          <table:table-cell office:value-type="float" office:value="0.10671217" calcext:value-type="float">
            <text:p>0.10671217</text:p>
          </table:table-cell>
          <table:table-cell office:value-type="float" office:value="0.10507373" calcext:value-type="float">
            <text:p>0.10507373</text:p>
          </table:table-cell>
          <table:table-cell office:value-type="float" office:value="0.10335233" calcext:value-type="float">
            <text:p>0.10335233</text:p>
          </table:table-cell>
          <table:table-cell office:value-type="float" office:value="0.10154976" calcext:value-type="float">
            <text:p>0.10154976</text:p>
          </table:table-cell>
          <table:table-cell office:value-type="float" office:value="0.09966773" calcext:value-type="float">
            <text:p>0.09966773</text:p>
          </table:table-cell>
          <table:table-cell office:value-type="float" office:value="0.09770798" calcext:value-type="float">
            <text:p>0.09770798</text:p>
          </table:table-cell>
          <table:table-cell office:value-type="float" office:value="0.09567219" calcext:value-type="float">
            <text:p>0.09567219</text:p>
          </table:table-cell>
          <table:table-cell office:value-type="float" office:value="0.09356202" calcext:value-type="float">
            <text:p>0.09356202</text:p>
          </table:table-cell>
          <table:table-cell office:value-type="float" office:value="0.09137916" calcext:value-type="float">
            <text:p>0.09137916</text:p>
          </table:table-cell>
          <table:table-cell office:value-type="float" office:value="0.08912529" calcext:value-type="float">
            <text:p>0.08912529</text:p>
          </table:table-cell>
          <table:table-cell office:value-type="float" office:value="0.0868021" calcext:value-type="float">
            <text:p>0.0868021</text:p>
          </table:table-cell>
          <table:table-cell office:value-type="float" office:value="0.08441134" calcext:value-type="float">
            <text:p>0.08441134</text:p>
          </table:table-cell>
          <table:table-cell office:value-type="float" office:value="0.0819548" calcext:value-type="float">
            <text:p>0.0819548</text:p>
          </table:table-cell>
          <table:table-cell office:value-type="float" office:value="0.07943432" calcext:value-type="float">
            <text:p>0.07943432</text:p>
          </table:table-cell>
          <table:table-cell office:value-type="float" office:value="0.07685187" calcext:value-type="float">
            <text:p>0.07685187</text:p>
          </table:table-cell>
          <table:table-cell office:value-type="float" office:value="0.07420947" calcext:value-type="float">
            <text:p>0.07420947</text:p>
          </table:table-cell>
          <table:table-cell office:value-type="float" office:value="0.07150933" calcext:value-type="float">
            <text:p>0.07150933</text:p>
          </table:table-cell>
          <table:table-cell office:value-type="float" office:value="0.06875379" calcext:value-type="float">
            <text:p>0.06875379</text:p>
          </table:table-cell>
          <table:table-cell office:value-type="float" office:value="0.06594538" calcext:value-type="float">
            <text:p>0.06594538</text:p>
          </table:table-cell>
          <table:table-cell office:value-type="float" office:value="0.06308688" calcext:value-type="float">
            <text:p>0.06308688</text:p>
          </table:table-cell>
          <table:table-cell office:value-type="float" office:value="0.06018134" calcext:value-type="float">
            <text:p>0.06018134</text:p>
          </table:table-cell>
          <table:table-cell office:value-type="float" office:value="0.05723216" calcext:value-type="float">
            <text:p>0.05723216</text:p>
          </table:table-cell>
          <table:table-cell office:value-type="float" office:value="0.0542431" calcext:value-type="float">
            <text:p>0.0542431</text:p>
          </table:table-cell>
          <table:table-cell office:value-type="float" office:value="0.05121843" calcext:value-type="float">
            <text:p>0.05121843</text:p>
          </table:table-cell>
          <table:table-cell office:value-type="float" office:value="0.04816294" calcext:value-type="float">
            <text:p>0.04816294</text:p>
          </table:table-cell>
          <table:table-cell office:value-type="float" office:value="0.0450821" calcext:value-type="float">
            <text:p>0.0450821</text:p>
          </table:table-cell>
          <table:table-cell office:value-type="float" office:value="0.04198218" calcext:value-type="float">
            <text:p>0.04198218</text:p>
          </table:table-cell>
          <table:table-cell office:value-type="float" office:value="0.03887037" calcext:value-type="float">
            <text:p>0.03887037</text:p>
          </table:table-cell>
          <table:table-cell office:value-type="float" office:value="0.03575497" calcext:value-type="float">
            <text:p>0.03575497</text:p>
          </table:table-cell>
          <table:table-cell office:value-type="float" office:value="0.03264563" calcext:value-type="float">
            <text:p>0.03264563</text:p>
          </table:table-cell>
          <table:table-cell office:value-type="float" office:value="0.02955357" calcext:value-type="float">
            <text:p>0.02955357</text:p>
          </table:table-cell>
          <table:table-cell office:value-type="float" office:value="0.02649186" calcext:value-type="float">
            <text:p>0.02649186</text:p>
          </table:table-cell>
          <table:table-cell office:value-type="float" office:value="0.0234758" calcext:value-type="float">
            <text:p>0.0234758</text:p>
          </table:table-cell>
          <table:table-cell office:value-type="float" office:value="0.0205233" calcext:value-type="float">
            <text:p>0.0205233</text:p>
          </table:table-cell>
          <table:table-cell office:value-type="float" office:value="0.01765523" calcext:value-type="float">
            <text:p>0.01765523</text:p>
          </table:table-cell>
          <table:table-cell office:value-type="float" office:value="0.01489591" calcext:value-type="float">
            <text:p>0.01489591</text:p>
          </table:table-cell>
          <table:table-cell office:value-type="float" office:value="0.01227341" calcext:value-type="float">
            <text:p>0.01227341</text:p>
          </table:table-cell>
          <table:table-cell office:value-type="float" office:value="0.0098197" calcext:value-type="float">
            <text:p>0.0098197</text:p>
          </table:table-cell>
          <table:table-cell office:value-type="float" office:value="0.00757046" calcext:value-type="float">
            <text:p>0.00757046</text:p>
          </table:table-cell>
          <table:table-cell office:value-type="float" office:value="0.005564" calcext:value-type="float">
            <text:p>0.005564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0.00243021" calcext:value-type="float">
            <text:p>0.00243021</text:p>
          </table:table-cell>
          <table:table-cell office:value-type="float" office:value="0.00136127" calcext:value-type="float">
            <text:p>0.00136127</text:p>
          </table:table-cell>
          <table:table-cell office:value-type="float" office:value="0.0006345" calcext:value-type="float">
            <text:p>0.0006345</text:p>
          </table:table-cell>
          <table:table-cell office:value-type="float" office:value="0.00021905" calcext:value-type="float">
            <text:p>0.00021905</text:p>
          </table:table-cell>
          <table:table-cell office:value-type="float" office:value="0.00004303" calcext:value-type="float">
            <text:p>0.00004303</text:p>
          </table:table-cell>
          <table:table-cell office:value-type="float" office:value="0.00000206" calcext:value-type="float">
            <text:p>0.0000020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" calcext:value-type="float">
            <text:p>0.1</text:p>
          </table:table-cell>
          <table:table-cell office:value-type="float" office:value="0.0994071" calcext:value-type="float">
            <text:p>0.0994071</text:p>
          </table:table-cell>
          <table:table-cell office:value-type="float" office:value="0.09871988" calcext:value-type="float">
            <text:p>0.09871988</text:p>
          </table:table-cell>
          <table:table-cell office:value-type="float" office:value="0.09793919" calcext:value-type="float">
            <text:p>0.09793919</text:p>
          </table:table-cell>
          <table:table-cell office:value-type="float" office:value="0.09706581" calcext:value-type="float">
            <text:p>0.09706581</text:p>
          </table:table-cell>
          <table:table-cell office:value-type="float" office:value="0.09610046" calcext:value-type="float">
            <text:p>0.09610046</text:p>
          </table:table-cell>
          <table:table-cell office:value-type="float" office:value="0.0950438" calcext:value-type="float">
            <text:p>0.0950438</text:p>
          </table:table-cell>
          <table:table-cell office:value-type="float" office:value="0.09389646" calcext:value-type="float">
            <text:p>0.09389646</text:p>
          </table:table-cell>
          <table:table-cell office:value-type="float" office:value="0.09265902" calcext:value-type="float">
            <text:p>0.09265902</text:p>
          </table:table-cell>
          <table:table-cell office:value-type="float" office:value="0.09133203" calcext:value-type="float">
            <text:p>0.09133203</text:p>
          </table:table-cell>
          <table:table-cell office:value-type="float" office:value="0.089916" calcext:value-type="float">
            <text:p>0.089916</text:p>
          </table:table-cell>
          <table:table-cell office:value-type="float" office:value="0.08841142" calcext:value-type="float">
            <text:p>0.08841142</text:p>
          </table:table-cell>
          <table:table-cell office:value-type="float" office:value="0.08681874" calcext:value-type="float">
            <text:p>0.08681874</text:p>
          </table:table-cell>
          <table:table-cell office:value-type="float" office:value="0.08513843" calcext:value-type="float">
            <text:p>0.08513843</text:p>
          </table:table-cell>
          <table:table-cell office:value-type="float" office:value="0.08337094" calcext:value-type="float">
            <text:p>0.08337094</text:p>
          </table:table-cell>
          <table:table-cell office:value-type="float" office:value="0.08151675" calcext:value-type="float">
            <text:p>0.08151675</text:p>
          </table:table-cell>
          <table:table-cell office:value-type="float" office:value="0.07957632" calcext:value-type="float">
            <text:p>0.07957632</text:p>
          </table:table-cell>
          <table:table-cell office:value-type="float" office:value="0.07755018" calcext:value-type="float">
            <text:p>0.07755018</text:p>
          </table:table-cell>
          <table:table-cell office:value-type="float" office:value="0.0754389" calcext:value-type="float">
            <text:p>0.0754389</text:p>
          </table:table-cell>
          <table:table-cell office:value-type="float" office:value="0.07324313" calcext:value-type="float">
            <text:p>0.07324313</text:p>
          </table:table-cell>
          <table:table-cell office:value-type="float" office:value="0.07096359" calcext:value-type="float">
            <text:p>0.07096359</text:p>
          </table:table-cell>
          <table:table-cell office:value-type="float" office:value="0.06860116" calcext:value-type="float">
            <text:p>0.06860116</text:p>
          </table:table-cell>
          <table:table-cell office:value-type="float" office:value="0.06615686" calcext:value-type="float">
            <text:p>0.06615686</text:p>
          </table:table-cell>
          <table:table-cell office:value-type="float" office:value="0.06363191" calcext:value-type="float">
            <text:p>0.06363191</text:p>
          </table:table-cell>
          <table:table-cell office:value-type="float" office:value="0.06102779" calcext:value-type="float">
            <text:p>0.06102779</text:p>
          </table:table-cell>
          <table:table-cell office:value-type="float" office:value="0.05834629" calcext:value-type="float">
            <text:p>0.05834629</text:p>
          </table:table-cell>
          <table:table-cell office:value-type="float" office:value="0.05558961" calcext:value-type="float">
            <text:p>0.05558961</text:p>
          </table:table-cell>
          <table:table-cell office:value-type="float" office:value="0.05276041" calcext:value-type="float">
            <text:p>0.05276041</text:p>
          </table:table-cell>
          <table:table-cell office:value-type="float" office:value="0.04986199" calcext:value-type="float">
            <text:p>0.04986199</text:p>
          </table:table-cell>
          <table:table-cell office:value-type="float" office:value="0.04689838" calcext:value-type="float">
            <text:p>0.04689838</text:p>
          </table:table-cell>
          <table:table-cell office:value-type="float" office:value="0.04387453" calcext:value-type="float">
            <text:p>0.04387453</text:p>
          </table:table-cell>
          <table:table-cell office:value-type="float" office:value="0.04079657" calcext:value-type="float">
            <text:p>0.04079657</text:p>
          </table:table-cell>
          <table:table-cell office:value-type="float" office:value="0.03767205" calcext:value-type="float">
            <text:p>0.03767205</text:p>
          </table:table-cell>
          <table:table-cell office:value-type="float" office:value="0.0345103" calcext:value-type="float">
            <text:p>0.0345103</text:p>
          </table:table-cell>
          <table:table-cell office:value-type="float" office:value="0.03132283" calcext:value-type="float">
            <text:p>0.03132283</text:p>
          </table:table-cell>
          <table:table-cell office:value-type="float" office:value="0.02812392" calcext:value-type="float">
            <text:p>0.02812392</text:p>
          </table:table-cell>
          <table:table-cell office:value-type="float" office:value="0.02493116" calcext:value-type="float">
            <text:p>0.02493116</text:p>
          </table:table-cell>
          <table:table-cell office:value-type="float" office:value="0.02176627" calcext:value-type="float">
            <text:p>0.02176627</text:p>
          </table:table-cell>
          <table:table-cell office:value-type="float" office:value="0.01865597" calcext:value-type="float">
            <text:p>0.01865597</text:p>
          </table:table-cell>
          <table:table-cell office:value-type="float" office:value="0.01563286" calcext:value-type="float">
            <text:p>0.01563286</text:p>
          </table:table-cell>
          <table:table-cell office:value-type="float" office:value="0.01273634" calcext:value-type="float">
            <text:p>0.01273634</text:p>
          </table:table-cell>
          <table:table-cell office:value-type="float" office:value="0.01001322" calcext:value-type="float">
            <text:p>0.01001322</text:p>
          </table:table-cell>
          <table:table-cell office:value-type="float" office:value="0.00751751" calcext:value-type="float">
            <text:p>0.00751751</text:p>
          </table:table-cell>
          <table:table-cell office:value-type="float" office:value="0.00530876" calcext:value-type="float">
            <text:p>0.00530876</text:p>
          </table:table-cell>
          <table:table-cell office:value-type="float" office:value="0.00344757" calcext:value-type="float">
            <text:p>0.00344757</text:p>
          </table:table-cell>
          <table:table-cell office:value-type="float" office:value="0.0019866" calcext:value-type="float">
            <text:p>0.0019866</text:p>
          </table:table-cell>
          <table:table-cell office:value-type="float" office:value="0.00095576" calcext:value-type="float">
            <text:p>0.00095576</text:p>
          </table:table-cell>
          <table:table-cell office:value-type="float" office:value="0.00034197" calcext:value-type="float">
            <text:p>0.00034197</text:p>
          </table:table-cell>
          <table:table-cell office:value-type="float" office:value="0.00006997" calcext:value-type="float">
            <text:p>0.00006997</text:p>
          </table:table-cell>
          <table:table-cell office:value-type="float" office:value="0.00000352" calcext:value-type="float">
            <text:p>0.0000035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9090909" calcext:value-type="float">
            <text:p>0.09090909</text:p>
          </table:table-cell>
          <table:table-cell office:value-type="float" office:value="0.09086363" calcext:value-type="float">
            <text:p>0.09086363</text:p>
          </table:table-cell>
          <table:table-cell office:value-type="float" office:value="0.09072723" calcext:value-type="float">
            <text:p>0.09072723</text:p>
          </table:table-cell>
          <table:table-cell office:value-type="float" office:value="0.0904998" calcext:value-type="float">
            <text:p>0.0904998</text:p>
          </table:table-cell>
          <table:table-cell office:value-type="float" office:value="0.09018118" calcext:value-type="float">
            <text:p>0.09018118</text:p>
          </table:table-cell>
          <table:table-cell office:value-type="float" office:value="0.08977117" calcext:value-type="float">
            <text:p>0.08977117</text:p>
          </table:table-cell>
          <table:table-cell office:value-type="float" office:value="0.08926949" calcext:value-type="float">
            <text:p>0.08926949</text:p>
          </table:table-cell>
          <table:table-cell office:value-type="float" office:value="0.08867583" calcext:value-type="float">
            <text:p>0.08867583</text:p>
          </table:table-cell>
          <table:table-cell office:value-type="float" office:value="0.08798979" calcext:value-type="float">
            <text:p>0.08798979</text:p>
          </table:table-cell>
          <table:table-cell office:value-type="float" office:value="0.08721092" calcext:value-type="float">
            <text:p>0.08721092</text:p>
          </table:table-cell>
          <table:table-cell office:value-type="float" office:value="0.08633874" calcext:value-type="float">
            <text:p>0.08633874</text:p>
          </table:table-cell>
          <table:table-cell office:value-type="float" office:value="0.08537267" calcext:value-type="float">
            <text:p>0.08537267</text:p>
          </table:table-cell>
          <table:table-cell office:value-type="float" office:value="0.08431212" calcext:value-type="float">
            <text:p>0.08431212</text:p>
          </table:table-cell>
          <table:table-cell office:value-type="float" office:value="0.08315642" calcext:value-type="float">
            <text:p>0.08315642</text:p>
          </table:table-cell>
          <table:table-cell office:value-type="float" office:value="0.08190486" calcext:value-type="float">
            <text:p>0.08190486</text:p>
          </table:table-cell>
          <table:table-cell office:value-type="float" office:value="0.0805567" calcext:value-type="float">
            <text:p>0.0805567</text:p>
          </table:table-cell>
          <table:table-cell office:value-type="float" office:value="0.07911114" calcext:value-type="float">
            <text:p>0.07911114</text:p>
          </table:table-cell>
          <table:table-cell office:value-type="float" office:value="0.07756737" calcext:value-type="float">
            <text:p>0.07756737</text:p>
          </table:table-cell>
          <table:table-cell office:value-type="float" office:value="0.07592454" calcext:value-type="float">
            <text:p>0.07592454</text:p>
          </table:table-cell>
          <table:table-cell office:value-type="float" office:value="0.07418181" calcext:value-type="float">
            <text:p>0.07418181</text:p>
          </table:table-cell>
          <table:table-cell office:value-type="float" office:value="0.07233833" calcext:value-type="float">
            <text:p>0.07233833</text:p>
          </table:table-cell>
          <table:table-cell office:value-type="float" office:value="0.07039329" calcext:value-type="float">
            <text:p>0.07039329</text:p>
          </table:table-cell>
          <table:table-cell office:value-type="float" office:value="0.06834593" calcext:value-type="float">
            <text:p>0.06834593</text:p>
          </table:table-cell>
          <table:table-cell office:value-type="float" office:value="0.06619556" calcext:value-type="float">
            <text:p>0.06619556</text:p>
          </table:table-cell>
          <table:table-cell office:value-type="float" office:value="0.06394163" calcext:value-type="float">
            <text:p>0.06394163</text:p>
          </table:table-cell>
          <table:table-cell office:value-type="float" office:value="0.06158376" calcext:value-type="float">
            <text:p>0.06158376</text:p>
          </table:table-cell>
          <table:table-cell office:value-type="float" office:value="0.05912183" calcext:value-type="float">
            <text:p>0.05912183</text:p>
          </table:table-cell>
          <table:table-cell office:value-type="float" office:value="0.05655603" calcext:value-type="float">
            <text:p>0.05655603</text:p>
          </table:table-cell>
          <table:table-cell office:value-type="float" office:value="0.053887" calcext:value-type="float">
            <text:p>0.053887</text:p>
          </table:table-cell>
          <table:table-cell office:value-type="float" office:value="0.05111599" calcext:value-type="float">
            <text:p>0.05111599</text:p>
          </table:table-cell>
          <table:table-cell office:value-type="float" office:value="0.048245" calcext:value-type="float">
            <text:p>0.048245</text:p>
          </table:table-cell>
          <table:table-cell office:value-type="float" office:value="0.04527704" calcext:value-type="float">
            <text:p>0.04527704</text:p>
          </table:table-cell>
          <table:table-cell office:value-type="float" office:value="0.04221647" calcext:value-type="float">
            <text:p>0.04221647</text:p>
          </table:table-cell>
          <table:table-cell office:value-type="float" office:value="0.03906934" calcext:value-type="float">
            <text:p>0.03906934</text:p>
          </table:table-cell>
          <table:table-cell office:value-type="float" office:value="0.03584397" calcext:value-type="float">
            <text:p>0.03584397</text:p>
          </table:table-cell>
          <table:table-cell office:value-type="float" office:value="0.03255156" calcext:value-type="float">
            <text:p>0.03255156</text:p>
          </table:table-cell>
          <table:table-cell office:value-type="float" office:value="0.02920707" calcext:value-type="float">
            <text:p>0.02920707</text:p>
          </table:table-cell>
          <table:table-cell office:value-type="float" office:value="0.0258303" calcext:value-type="float">
            <text:p>0.0258303</text:p>
          </table:table-cell>
          <table:table-cell office:value-type="float" office:value="0.0224472" calcext:value-type="float">
            <text:p>0.0224472</text:p>
          </table:table-cell>
          <table:table-cell office:value-type="float" office:value="0.01909143" calcext:value-type="float">
            <text:p>0.01909143</text:p>
          </table:table-cell>
          <table:table-cell office:value-type="float" office:value="0.01580618" calcext:value-type="float">
            <text:p>0.01580618</text:p>
          </table:table-cell>
          <table:table-cell office:value-type="float" office:value="0.01264586" calcext:value-type="float">
            <text:p>0.01264586</text:p>
          </table:table-cell>
          <table:table-cell office:value-type="float" office:value="0.00967731" calcext:value-type="float">
            <text:p>0.00967731</text:p>
          </table:table-cell>
          <table:table-cell office:value-type="float" office:value="0.00697948" calcext:value-type="float">
            <text:p>0.00697948</text:p>
          </table:table-cell>
          <table:table-cell office:value-type="float" office:value="0.00463979" calcext:value-type="float">
            <text:p>0.00463979</text:p>
          </table:table-cell>
          <table:table-cell office:value-type="float" office:value="0.00274452" calcext:value-type="float">
            <text:p>0.00274452</text:p>
          </table:table-cell>
          <table:table-cell office:value-type="float" office:value="0.00136011" calcext:value-type="float">
            <text:p>0.00136011</text:p>
          </table:table-cell>
          <table:table-cell office:value-type="float" office:value="0.00050341" calcext:value-type="float">
            <text:p>0.00050341</text:p>
          </table:table-cell>
          <table:table-cell office:value-type="float" office:value="0.00010712" calcext:value-type="float">
            <text:p>0.00010712</text:p>
          </table:table-cell>
          <table:table-cell office:value-type="float" office:value="0.00000564" calcext:value-type="float">
            <text:p>0.0000056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8333333" calcext:value-type="float">
            <text:p>0.08333333</text:p>
          </table:table-cell>
          <table:table-cell office:value-type="float" office:value="0.08367641" calcext:value-type="float">
            <text:p>0.08367641</text:p>
          </table:table-cell>
          <table:table-cell office:value-type="float" office:value="0.08393592" calcext:value-type="float">
            <text:p>0.08393592</text:p>
          </table:table-cell>
          <table:table-cell office:value-type="float" office:value="0.0841111" calcext:value-type="float">
            <text:p>0.0841111</text:p>
          </table:table-cell>
          <table:table-cell office:value-type="float" office:value="0.08420109" calcext:value-type="float">
            <text:p>0.08420109</text:p>
          </table:table-cell>
          <table:table-cell office:value-type="float" office:value="0.08420498" calcext:value-type="float">
            <text:p>0.08420498</text:p>
          </table:table-cell>
          <table:table-cell office:value-type="float" office:value="0.08412181" calcext:value-type="float">
            <text:p>0.08412181</text:p>
          </table:table-cell>
          <table:table-cell office:value-type="float" office:value="0.0839505" calcext:value-type="float">
            <text:p>0.0839505</text:p>
          </table:table-cell>
          <table:table-cell office:value-type="float" office:value="0.08368994" calcext:value-type="float">
            <text:p>0.08368994</text:p>
          </table:table-cell>
          <table:table-cell office:value-type="float" office:value="0.08333892" calcext:value-type="float">
            <text:p>0.08333892</text:p>
          </table:table-cell>
          <table:table-cell office:value-type="float" office:value="0.08289615" calcext:value-type="float">
            <text:p>0.08289615</text:p>
          </table:table-cell>
          <table:table-cell office:value-type="float" office:value="0.08236025" calcext:value-type="float">
            <text:p>0.08236025</text:p>
          </table:table-cell>
          <table:table-cell office:value-type="float" office:value="0.08172976" calcext:value-type="float">
            <text:p>0.08172976</text:p>
          </table:table-cell>
          <table:table-cell office:value-type="float" office:value="0.08100312" calcext:value-type="float">
            <text:p>0.08100312</text:p>
          </table:table-cell>
          <table:table-cell office:value-type="float" office:value="0.08017869" calcext:value-type="float">
            <text:p>0.08017869</text:p>
          </table:table-cell>
          <table:table-cell office:value-type="float" office:value="0.07925472" calcext:value-type="float">
            <text:p>0.07925472</text:p>
          </table:table-cell>
          <table:table-cell office:value-type="float" office:value="0.07822936" calcext:value-type="float">
            <text:p>0.07822936</text:p>
          </table:table-cell>
          <table:table-cell office:value-type="float" office:value="0.07710069" calcext:value-type="float">
            <text:p>0.07710069</text:p>
          </table:table-cell>
          <table:table-cell office:value-type="float" office:value="0.07586666" calcext:value-type="float">
            <text:p>0.07586666</text:p>
          </table:table-cell>
          <table:table-cell office:value-type="float" office:value="0.07452514" calcext:value-type="float">
            <text:p>0.07452514</text:p>
          </table:table-cell>
          <table:table-cell office:value-type="float" office:value="0.07307391" calcext:value-type="float">
            <text:p>0.07307391</text:p>
          </table:table-cell>
          <table:table-cell office:value-type="float" office:value="0.07151067" calcext:value-type="float">
            <text:p>0.07151067</text:p>
          </table:table-cell>
          <table:table-cell office:value-type="float" office:value="0.06983305" calcext:value-type="float">
            <text:p>0.06983305</text:p>
          </table:table-cell>
          <table:table-cell office:value-type="float" office:value="0.06803862" calcext:value-type="float">
            <text:p>0.06803862</text:p>
          </table:table-cell>
          <table:table-cell office:value-type="float" office:value="0.06612492" calcext:value-type="float">
            <text:p>0.06612492</text:p>
          </table:table-cell>
          <table:table-cell office:value-type="float" office:value="0.06408953" calcext:value-type="float">
            <text:p>0.06408953</text:p>
          </table:table-cell>
          <table:table-cell office:value-type="float" office:value="0.06193004" calcext:value-type="float">
            <text:p>0.06193004</text:p>
          </table:table-cell>
          <table:table-cell office:value-type="float" office:value="0.0596442" calcext:value-type="float">
            <text:p>0.0596442</text:p>
          </table:table-cell>
          <table:table-cell office:value-type="float" office:value="0.05722997" calcext:value-type="float">
            <text:p>0.05722997</text:p>
          </table:table-cell>
          <table:table-cell office:value-type="float" office:value="0.05468564" calcext:value-type="float">
            <text:p>0.05468564</text:p>
          </table:table-cell>
          <table:table-cell office:value-type="float" office:value="0.05201002" calcext:value-type="float">
            <text:p>0.05201002</text:p>
          </table:table-cell>
          <table:table-cell office:value-type="float" office:value="0.04920264" calcext:value-type="float">
            <text:p>0.04920264</text:p>
          </table:table-cell>
          <table:table-cell office:value-type="float" office:value="0.0462641" calcext:value-type="float">
            <text:p>0.0462641</text:p>
          </table:table-cell>
          <table:table-cell office:value-type="float" office:value="0.04319643" calcext:value-type="float">
            <text:p>0.04319643</text:p>
          </table:table-cell>
          <table:table-cell office:value-type="float" office:value="0.04000371" calcext:value-type="float">
            <text:p>0.04000371</text:p>
          </table:table-cell>
          <table:table-cell office:value-type="float" office:value="0.03669274" calcext:value-type="float">
            <text:p>0.03669274</text:p>
          </table:table-cell>
          <table:table-cell office:value-type="float" office:value="0.03327413" calcext:value-type="float">
            <text:p>0.03327413</text:p>
          </table:table-cell>
          <table:table-cell office:value-type="float" office:value="0.02976357" calcext:value-type="float">
            <text:p>0.02976357</text:p>
          </table:table-cell>
          <table:table-cell office:value-type="float" office:value="0.02618356" calcext:value-type="float">
            <text:p>0.02618356</text:p>
          </table:table-cell>
          <table:table-cell office:value-type="float" office:value="0.02256566" calcext:value-type="float">
            <text:p>0.02256566</text:p>
          </table:table-cell>
          <table:table-cell office:value-type="float" office:value="0.01895313" calcext:value-type="float">
            <text:p>0.01895313</text:p>
          </table:table-cell>
          <table:table-cell office:value-type="float" office:value="0.01540399" calcext:value-type="float">
            <text:p>0.01540399</text:p>
          </table:table-cell>
          <table:table-cell office:value-type="float" office:value="0.01199397" calcext:value-type="float">
            <text:p>0.01199397</text:p>
          </table:table-cell>
          <table:table-cell office:value-type="float" office:value="0.00881821" calcext:value-type="float">
            <text:p>0.00881821</text:p>
          </table:table-cell>
          <table:table-cell office:value-type="float" office:value="0.00598964" calcext:value-type="float">
            <text:p>0.00598964</text:p>
          </table:table-cell>
          <table:table-cell office:value-type="float" office:value="0.00363022" calcext:value-type="float">
            <text:p>0.00363022</text:p>
          </table:table-cell>
          <table:table-cell office:value-type="float" office:value="0.00184975" calcext:value-type="float">
            <text:p>0.00184975</text:p>
          </table:table-cell>
          <table:table-cell office:value-type="float" office:value="0.00070698" calcext:value-type="float">
            <text:p>0.00070698</text:p>
          </table:table-cell>
          <table:table-cell office:value-type="float" office:value="0.00015622" calcext:value-type="float">
            <text:p>0.00015622</text:p>
          </table:table-cell>
          <table:table-cell office:value-type="float" office:value="0.0000086" calcext:value-type="float">
            <text:p>0.000008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0.07754549" calcext:value-type="float">
            <text:p>0.07754549</text:p>
          </table:table-cell>
          <table:table-cell office:value-type="float" office:value="0.07809323" calcext:value-type="float">
            <text:p>0.07809323</text:p>
          </table:table-cell>
          <table:table-cell office:value-type="float" office:value="0.07856505" calcext:value-type="float">
            <text:p>0.07856505</text:p>
          </table:table-cell>
          <table:table-cell office:value-type="float" office:value="0.07895961" calcext:value-type="float">
            <text:p>0.07895961</text:p>
          </table:table-cell>
          <table:table-cell office:value-type="float" office:value="0.07927553" calcext:value-type="float">
            <text:p>0.07927553</text:p>
          </table:table-cell>
          <table:table-cell office:value-type="float" office:value="0.07951132" calcext:value-type="float">
            <text:p>0.07951132</text:p>
          </table:table-cell>
          <table:table-cell office:value-type="float" office:value="0.0796654" calcext:value-type="float">
            <text:p>0.0796654</text:p>
          </table:table-cell>
          <table:table-cell office:value-type="float" office:value="0.07973613" calcext:value-type="float">
            <text:p>0.07973613</text:p>
          </table:table-cell>
          <table:table-cell office:value-type="float" office:value="0.07972174" calcext:value-type="float">
            <text:p>0.07972174</text:p>
          </table:table-cell>
          <table:table-cell office:value-type="float" office:value="0.07962037" calcext:value-type="float">
            <text:p>0.07962037</text:p>
          </table:table-cell>
          <table:table-cell office:value-type="float" office:value="0.07943004" calcext:value-type="float">
            <text:p>0.07943004</text:p>
          </table:table-cell>
          <table:table-cell office:value-type="float" office:value="0.07914867" calcext:value-type="float">
            <text:p>0.07914867</text:p>
          </table:table-cell>
          <table:table-cell office:value-type="float" office:value="0.07877402" calcext:value-type="float">
            <text:p>0.07877402</text:p>
          </table:table-cell>
          <table:table-cell office:value-type="float" office:value="0.07830373" calcext:value-type="float">
            <text:p>0.07830373</text:p>
          </table:table-cell>
          <table:table-cell office:value-type="float" office:value="0.07773531" calcext:value-type="float">
            <text:p>0.07773531</text:p>
          </table:table-cell>
          <table:table-cell office:value-type="float" office:value="0.0770661" calcext:value-type="float">
            <text:p>0.0770661</text:p>
          </table:table-cell>
          <table:table-cell office:value-type="float" office:value="0.07629328" calcext:value-type="float">
            <text:p>0.07629328</text:p>
          </table:table-cell>
          <table:table-cell office:value-type="float" office:value="0.07541388" calcext:value-type="float">
            <text:p>0.07541388</text:p>
          </table:table-cell>
          <table:table-cell office:value-type="float" office:value="0.07442472" calcext:value-type="float">
            <text:p>0.07442472</text:p>
          </table:table-cell>
          <table:table-cell office:value-type="float" office:value="0.07332247" calcext:value-type="float">
            <text:p>0.07332247</text:p>
          </table:table-cell>
          <table:table-cell office:value-type="float" office:value="0.0721036" calcext:value-type="float">
            <text:p>0.0721036</text:p>
          </table:table-cell>
          <table:table-cell office:value-type="float" office:value="0.07076439" calcext:value-type="float">
            <text:p>0.07076439</text:p>
          </table:table-cell>
          <table:table-cell office:value-type="float" office:value="0.06930092" calcext:value-type="float">
            <text:p>0.06930092</text:p>
          </table:table-cell>
          <table:table-cell office:value-type="float" office:value="0.06770911" calcext:value-type="float">
            <text:p>0.06770911</text:p>
          </table:table-cell>
          <table:table-cell office:value-type="float" office:value="0.06598468" calcext:value-type="float">
            <text:p>0.06598468</text:p>
          </table:table-cell>
          <table:table-cell office:value-type="float" office:value="0.06412323" calcext:value-type="float">
            <text:p>0.06412323</text:p>
          </table:table-cell>
          <table:table-cell office:value-type="float" office:value="0.06212025" calcext:value-type="float">
            <text:p>0.06212025</text:p>
          </table:table-cell>
          <table:table-cell office:value-type="float" office:value="0.05997116" calcext:value-type="float">
            <text:p>0.05997116</text:p>
          </table:table-cell>
          <table:table-cell office:value-type="float" office:value="0.05767147" calcext:value-type="float">
            <text:p>0.05767147</text:p>
          </table:table-cell>
          <table:table-cell office:value-type="float" office:value="0.05521683" calcext:value-type="float">
            <text:p>0.05521683</text:p>
          </table:table-cell>
          <table:table-cell office:value-type="float" office:value="0.05260329" calcext:value-type="float">
            <text:p>0.05260329</text:p>
          </table:table-cell>
          <table:table-cell office:value-type="float" office:value="0.04982753" calcext:value-type="float">
            <text:p>0.04982753</text:p>
          </table:table-cell>
          <table:table-cell office:value-type="float" office:value="0.04688728" calcext:value-type="float">
            <text:p>0.04688728</text:p>
          </table:table-cell>
          <table:table-cell office:value-type="float" office:value="0.04378184" calcext:value-type="float">
            <text:p>0.04378184</text:p>
          </table:table-cell>
          <table:table-cell office:value-type="float" office:value="0.04051288" calcext:value-type="float">
            <text:p>0.04051288</text:p>
          </table:table-cell>
          <table:table-cell office:value-type="float" office:value="0.03708551" calcext:value-type="float">
            <text:p>0.03708551</text:p>
          </table:table-cell>
          <table:table-cell office:value-type="float" office:value="0.03350977" calcext:value-type="float">
            <text:p>0.03350977</text:p>
          </table:table-cell>
          <table:table-cell office:value-type="float" office:value="0.02980267" calcext:value-type="float">
            <text:p>0.02980267</text:p>
          </table:table-cell>
          <table:table-cell office:value-type="float" office:value="0.02599095" calcext:value-type="float">
            <text:p>0.02599095</text:p>
          </table:table-cell>
          <table:table-cell office:value-type="float" office:value="0.0221146" calcext:value-type="float">
            <text:p>0.0221146</text:p>
          </table:table-cell>
          <table:table-cell office:value-type="float" office:value="0.01823128" calcext:value-type="float">
            <text:p>0.01823128</text:p>
          </table:table-cell>
          <table:table-cell office:value-type="float" office:value="0.01442118" calcext:value-type="float">
            <text:p>0.01442118</text:p>
          </table:table-cell>
          <table:table-cell office:value-type="float" office:value="0.01079137" calcext:value-type="float">
            <text:p>0.01079137</text:p>
          </table:table-cell>
          <table:table-cell office:value-type="float" office:value="0.00747711" calcext:value-type="float">
            <text:p>0.00747711</text:p>
          </table:table-cell>
          <table:table-cell office:value-type="float" office:value="0.00463567" calcext:value-type="float">
            <text:p>0.00463567</text:p>
          </table:table-cell>
          <table:table-cell office:value-type="float" office:value="0.00242465" calcext:value-type="float">
            <text:p>0.00242465</text:p>
          </table:table-cell>
          <table:table-cell office:value-type="float" office:value="0.00095545" calcext:value-type="float">
            <text:p>0.00095545</text:p>
          </table:table-cell>
          <table:table-cell office:value-type="float" office:value="0.00021891" calcext:value-type="float">
            <text:p>0.00021891</text:p>
          </table:table-cell>
          <table:table-cell office:value-type="float" office:value="0.00001258" calcext:value-type="float">
            <text:p>0.0000125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.07225347" calcext:value-type="float">
            <text:p>0.07225347</text:p>
          </table:table-cell>
          <table:table-cell office:value-type="float" office:value="0.07301285" calcext:value-type="float">
            <text:p>0.07301285</text:p>
          </table:table-cell>
          <table:table-cell office:value-type="float" office:value="0.07370517" calcext:value-type="float">
            <text:p>0.07370517</text:p>
          </table:table-cell>
          <table:table-cell office:value-type="float" office:value="0.07432876" calcext:value-type="float">
            <text:p>0.07432876</text:p>
          </table:table-cell>
          <table:table-cell office:value-type="float" office:value="0.07488191" calcext:value-type="float">
            <text:p>0.07488191</text:p>
          </table:table-cell>
          <table:table-cell office:value-type="float" office:value="0.07536281" calcext:value-type="float">
            <text:p>0.07536281</text:p>
          </table:table-cell>
          <table:table-cell office:value-type="float" office:value="0.07576954" calcext:value-type="float">
            <text:p>0.07576954</text:p>
          </table:table-cell>
          <table:table-cell office:value-type="float" office:value="0.0761001" calcext:value-type="float">
            <text:p>0.0761001</text:p>
          </table:table-cell>
          <table:table-cell office:value-type="float" office:value="0.07635233" calcext:value-type="float">
            <text:p>0.07635233</text:p>
          </table:table-cell>
          <table:table-cell office:value-type="float" office:value="0.07652401" calcext:value-type="float">
            <text:p>0.07652401</text:p>
          </table:table-cell>
          <table:table-cell office:value-type="float" office:value="0.07661273" calcext:value-type="float">
            <text:p>0.07661273</text:p>
          </table:table-cell>
          <table:table-cell office:value-type="float" office:value="0.07661596" calcext:value-type="float">
            <text:p>0.07661596</text:p>
          </table:table-cell>
          <table:table-cell office:value-type="float" office:value="0.076531" calcext:value-type="float">
            <text:p>0.076531</text:p>
          </table:table-cell>
          <table:table-cell office:value-type="float" office:value="0.076355" calcext:value-type="float">
            <text:p>0.076355</text:p>
          </table:table-cell>
          <table:table-cell office:value-type="float" office:value="0.07608489" calcext:value-type="float">
            <text:p>0.07608489</text:p>
          </table:table-cell>
          <table:table-cell office:value-type="float" office:value="0.07571745" calcext:value-type="float">
            <text:p>0.07571745</text:p>
          </table:table-cell>
          <table:table-cell office:value-type="float" office:value="0.0752492" calcext:value-type="float">
            <text:p>0.0752492</text:p>
          </table:table-cell>
          <table:table-cell office:value-type="float" office:value="0.07467644" calcext:value-type="float">
            <text:p>0.07467644</text:p>
          </table:table-cell>
          <table:table-cell office:value-type="float" office:value="0.07399524" calcext:value-type="float">
            <text:p>0.07399524</text:p>
          </table:table-cell>
          <table:table-cell office:value-type="float" office:value="0.0732014" calcext:value-type="float">
            <text:p>0.0732014</text:p>
          </table:table-cell>
          <table:table-cell office:value-type="float" office:value="0.0722904" calcext:value-type="float">
            <text:p>0.0722904</text:p>
          </table:table-cell>
          <table:table-cell office:value-type="float" office:value="0.07125747" calcext:value-type="float">
            <text:p>0.07125747</text:p>
          </table:table-cell>
          <table:table-cell office:value-type="float" office:value="0.07009749" calcext:value-type="float">
            <text:p>0.07009749</text:p>
          </table:table-cell>
          <table:table-cell office:value-type="float" office:value="0.06880501" calcext:value-type="float">
            <text:p>0.06880501</text:p>
          </table:table-cell>
          <table:table-cell office:value-type="float" office:value="0.06737425" calcext:value-type="float">
            <text:p>0.06737425</text:p>
          </table:table-cell>
          <table:table-cell office:value-type="float" office:value="0.06579907" calcext:value-type="float">
            <text:p>0.06579907</text:p>
          </table:table-cell>
          <table:table-cell office:value-type="float" office:value="0.064073" calcext:value-type="float">
            <text:p>0.064073</text:p>
          </table:table-cell>
          <table:table-cell office:value-type="float" office:value="0.06218925" calcext:value-type="float">
            <text:p>0.06218925</text:p>
          </table:table-cell>
          <table:table-cell office:value-type="float" office:value="0.06014079" calcext:value-type="float">
            <text:p>0.06014079</text:p>
          </table:table-cell>
          <table:table-cell office:value-type="float" office:value="0.05792037" calcext:value-type="float">
            <text:p>0.05792037</text:p>
          </table:table-cell>
          <table:table-cell office:value-type="float" office:value="0.05552074" calcext:value-type="float">
            <text:p>0.05552074</text:p>
          </table:table-cell>
          <table:table-cell office:value-type="float" office:value="0.05293481" calcext:value-type="float">
            <text:p>0.05293481</text:p>
          </table:table-cell>
          <table:table-cell office:value-type="float" office:value="0.050156" calcext:value-type="float">
            <text:p>0.050156</text:p>
          </table:table-cell>
          <table:table-cell office:value-type="float" office:value="0.04717875" calcext:value-type="float">
            <text:p>0.04717875</text:p>
          </table:table-cell>
          <table:table-cell office:value-type="float" office:value="0.04399924" calcext:value-type="float">
            <text:p>0.04399924</text:p>
          </table:table-cell>
          <table:table-cell office:value-type="float" office:value="0.0406165" calcext:value-type="float">
            <text:p>0.0406165</text:p>
          </table:table-cell>
          <table:table-cell office:value-type="float" office:value="0.03703393" calcext:value-type="float">
            <text:p>0.03703393</text:p>
          </table:table-cell>
          <table:table-cell office:value-type="float" office:value="0.03326158" calcext:value-type="float">
            <text:p>0.03326158</text:p>
          </table:table-cell>
          <table:table-cell office:value-type="float" office:value="0.0293193" calcext:value-type="float">
            <text:p>0.0293193</text:p>
          </table:table-cell>
          <table:table-cell office:value-type="float" office:value="0.02524099" calcext:value-type="float">
            <text:p>0.02524099</text:p>
          </table:table-cell>
          <table:table-cell office:value-type="float" office:value="0.0210803" calcext:value-type="float">
            <text:p>0.0210803</text:p>
          </table:table-cell>
          <table:table-cell office:value-type="float" office:value="0.01691748" calcext:value-type="float">
            <text:p>0.01691748</text:p>
          </table:table-cell>
          <table:table-cell office:value-type="float" office:value="0.01286666" calcext:value-type="float">
            <text:p>0.01286666</text:p>
          </table:table-cell>
          <table:table-cell office:value-type="float" office:value="0.00908103" calcext:value-type="float">
            <text:p>0.00908103</text:p>
          </table:table-cell>
          <table:table-cell office:value-type="float" office:value="0.00575066" calcext:value-type="float">
            <text:p>0.00575066</text:p>
          </table:table-cell>
          <table:table-cell office:value-type="float" office:value="0.00308285" calcext:value-type="float">
            <text:p>0.00308285</text:p>
          </table:table-cell>
          <table:table-cell office:value-type="float" office:value="0.00125066" calcext:value-type="float">
            <text:p>0.00125066</text:p>
          </table:table-cell>
          <table:table-cell office:value-type="float" office:value="0.00029672" calcext:value-type="float">
            <text:p>0.00029672</text:p>
          </table:table-cell>
          <table:table-cell office:value-type="float" office:value="0.00001779" calcext:value-type="float">
            <text:p>0.0000177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.06763889" calcext:value-type="float">
            <text:p>0.06763889</text:p>
          </table:table-cell>
          <table:table-cell office:value-type="float" office:value="0.06855442" calcext:value-type="float">
            <text:p>0.06855442</text:p>
          </table:table-cell>
          <table:table-cell office:value-type="float" office:value="0.0694115" calcext:value-type="float">
            <text:p>0.0694115</text:p>
          </table:table-cell>
          <table:table-cell office:value-type="float" office:value="0.0702083" calcext:value-type="float">
            <text:p>0.0702083</text:p>
          </table:table-cell>
          <table:table-cell office:value-type="float" office:value="0.07094291" calcext:value-type="float">
            <text:p>0.07094291</text:p>
          </table:table-cell>
          <table:table-cell office:value-type="float" office:value="0.0716133" calcext:value-type="float">
            <text:p>0.0716133</text:p>
          </table:table-cell>
          <table:table-cell office:value-type="float" office:value="0.07221735" calcext:value-type="float">
            <text:p>0.07221735</text:p>
          </table:table-cell>
          <table:table-cell office:value-type="float" office:value="0.07275284" calcext:value-type="float">
            <text:p>0.07275284</text:p>
          </table:table-cell>
          <table:table-cell office:value-type="float" office:value="0.07321739" calcext:value-type="float">
            <text:p>0.07321739</text:p>
          </table:table-cell>
          <table:table-cell office:value-type="float" office:value="0.0736085" calcext:value-type="float">
            <text:p>0.0736085</text:p>
          </table:table-cell>
          <table:table-cell office:value-type="float" office:value="0.07392353" calcext:value-type="float">
            <text:p>0.07392353</text:p>
          </table:table-cell>
          <table:table-cell office:value-type="float" office:value="0.07415965" calcext:value-type="float">
            <text:p>0.07415965</text:p>
          </table:table-cell>
          <table:table-cell office:value-type="float" office:value="0.07431387" calcext:value-type="float">
            <text:p>0.07431387</text:p>
          </table:table-cell>
          <table:table-cell office:value-type="float" office:value="0.07438297" calcext:value-type="float">
            <text:p>0.07438297</text:p>
          </table:table-cell>
          <table:table-cell office:value-type="float" office:value="0.07436356" calcext:value-type="float">
            <text:p>0.07436356</text:p>
          </table:table-cell>
          <table:table-cell office:value-type="float" office:value="0.07425196" calcext:value-type="float">
            <text:p>0.07425196</text:p>
          </table:table-cell>
          <table:table-cell office:value-type="float" office:value="0.07404426" calcext:value-type="float">
            <text:p>0.07404426</text:p>
          </table:table-cell>
          <table:table-cell office:value-type="float" office:value="0.07373628" calcext:value-type="float">
            <text:p>0.07373628</text:p>
          </table:table-cell>
          <table:table-cell office:value-type="float" office:value="0.07332349" calcext:value-type="float">
            <text:p>0.07332349</text:p>
          </table:table-cell>
          <table:table-cell office:value-type="float" office:value="0.07280107" calcext:value-type="float">
            <text:p>0.07280107</text:p>
          </table:table-cell>
          <table:table-cell office:value-type="float" office:value="0.07216379" calcext:value-type="float">
            <text:p>0.07216379</text:p>
          </table:table-cell>
          <table:table-cell office:value-type="float" office:value="0.07140605" calcext:value-type="float">
            <text:p>0.07140605</text:p>
          </table:table-cell>
          <table:table-cell office:value-type="float" office:value="0.0705218" calcext:value-type="float">
            <text:p>0.0705218</text:p>
          </table:table-cell>
          <table:table-cell office:value-type="float" office:value="0.06950454" calcext:value-type="float">
            <text:p>0.06950454</text:p>
          </table:table-cell>
          <table:table-cell office:value-type="float" office:value="0.06834725" calcext:value-type="float">
            <text:p>0.06834725</text:p>
          </table:table-cell>
          <table:table-cell office:value-type="float" office:value="0.0670424" calcext:value-type="float">
            <text:p>0.0670424</text:p>
          </table:table-cell>
          <table:table-cell office:value-type="float" office:value="0.06558187" calcext:value-type="float">
            <text:p>0.06558187</text:p>
          </table:table-cell>
          <table:table-cell office:value-type="float" office:value="0.06395701" calcext:value-type="float">
            <text:p>0.06395701</text:p>
          </table:table-cell>
          <table:table-cell office:value-type="float" office:value="0.06215856" calcext:value-type="float">
            <text:p>0.06215856</text:p>
          </table:table-cell>
          <table:table-cell office:value-type="float" office:value="0.06017674" calcext:value-type="float">
            <text:p>0.06017674</text:p>
          </table:table-cell>
          <table:table-cell office:value-type="float" office:value="0.05800131" calcext:value-type="float">
            <text:p>0.05800131</text:p>
          </table:table-cell>
          <table:table-cell office:value-type="float" office:value="0.05562169" calcext:value-type="float">
            <text:p>0.05562169</text:p>
          </table:table-cell>
          <table:table-cell office:value-type="float" office:value="0.05302725" calcext:value-type="float">
            <text:p>0.05302725</text:p>
          </table:table-cell>
          <table:table-cell office:value-type="float" office:value="0.05020769" calcext:value-type="float">
            <text:p>0.05020769</text:p>
          </table:table-cell>
          <table:table-cell office:value-type="float" office:value="0.04715372" calcext:value-type="float">
            <text:p>0.04715372</text:p>
          </table:table-cell>
          <table:table-cell office:value-type="float" office:value="0.04385807" calcext:value-type="float">
            <text:p>0.04385807</text:p>
          </table:table-cell>
          <table:table-cell office:value-type="float" office:value="0.040317" calcext:value-type="float">
            <text:p>0.040317</text:p>
          </table:table-cell>
          <table:table-cell office:value-type="float" office:value="0.0365327" calcext:value-type="float">
            <text:p>0.0365327</text:p>
          </table:table-cell>
          <table:table-cell office:value-type="float" office:value="0.0325166" calcext:value-type="float">
            <text:p>0.0325166</text:p>
          </table:table-cell>
          <table:table-cell office:value-type="float" office:value="0.02829432" calcext:value-type="float">
            <text:p>0.02829432</text:p>
          </table:table-cell>
          <table:table-cell office:value-type="float" office:value="0.02391237" calcext:value-type="float">
            <text:p>0.02391237</text:p>
          </table:table-cell>
          <table:table-cell office:value-type="float" office:value="0.01944696" calcext:value-type="float">
            <text:p>0.01944696</text:p>
          </table:table-cell>
          <table:table-cell office:value-type="float" office:value="0.01501431" calcext:value-type="float">
            <text:p>0.01501431</text:p>
          </table:table-cell>
          <table:table-cell office:value-type="float" office:value="0.01078027" calcext:value-type="float">
            <text:p>0.01078027</text:p>
          </table:table-cell>
          <table:table-cell office:value-type="float" office:value="0.00696364" calcext:value-type="float">
            <text:p>0.00696364</text:p>
          </table:table-cell>
          <table:table-cell office:value-type="float" office:value="0.00382103" calcext:value-type="float">
            <text:p>0.00382103</text:p>
          </table:table-cell>
          <table:table-cell office:value-type="float" office:value="0.0015937" calcext:value-type="float">
            <text:p>0.0015937</text:p>
          </table:table-cell>
          <table:table-cell office:value-type="float" office:value="0.00039102" calcext:value-type="float">
            <text:p>0.00039102</text:p>
          </table:table-cell>
          <table:table-cell office:value-type="float" office:value="0.00002444" calcext:value-type="float">
            <text:p>0.00002444</text:p>
          </table:table-cell>
          <table:table-cell office:value-type="float" office:value="0.000001" calcext:value-type="float">
            <text:p>0.000001</text:p>
          </table:table-cell>
          <table:table-cell table:number-columns-repeated="309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55"/>
          <table:table-cell office:value-type="float" office:value="0.14285714" calcext:value-type="float">
            <text:p>0.14285714</text:p>
          </table:table-cell>
          <table:table-cell office:value-type="float" office:value="0.13650846" calcext:value-type="float">
            <text:p>0.13650846</text:p>
          </table:table-cell>
          <table:table-cell office:value-type="float" office:value="0.13031773" calcext:value-type="float">
            <text:p>0.13031773</text:p>
          </table:table-cell>
          <table:table-cell office:value-type="float" office:value="0.1242824" calcext:value-type="float">
            <text:p>0.1242824</text:p>
          </table:table-cell>
          <table:table-cell office:value-type="float" office:value="0.11840015" calcext:value-type="float">
            <text:p>0.11840015</text:p>
          </table:table-cell>
          <table:table-cell office:value-type="float" office:value="0.11266882" calcext:value-type="float">
            <text:p>0.11266882</text:p>
          </table:table-cell>
          <table:table-cell office:value-type="float" office:value="0.10708648" calcext:value-type="float">
            <text:p>0.10708648</text:p>
          </table:table-cell>
          <table:table-cell office:value-type="float" office:value="0.10165136" calcext:value-type="float">
            <text:p>0.10165136</text:p>
          </table:table-cell>
          <table:table-cell office:value-type="float" office:value="0.09636188" calcext:value-type="float">
            <text:p>0.09636188</text:p>
          </table:table-cell>
          <table:table-cell office:value-type="float" office:value="0.09121663" calcext:value-type="float">
            <text:p>0.09121663</text:p>
          </table:table-cell>
          <table:table-cell office:value-type="float" office:value="0.08621434" calcext:value-type="float">
            <text:p>0.08621434</text:p>
          </table:table-cell>
          <table:table-cell office:value-type="float" office:value="0.08135392" calcext:value-type="float">
            <text:p>0.08135392</text:p>
          </table:table-cell>
          <table:table-cell office:value-type="float" office:value="0.07663443" calcext:value-type="float">
            <text:p>0.07663443</text:p>
          </table:table-cell>
          <table:table-cell office:value-type="float" office:value="0.07205508" calcext:value-type="float">
            <text:p>0.07205508</text:p>
          </table:table-cell>
          <table:table-cell office:value-type="float" office:value="0.0676152" calcext:value-type="float">
            <text:p>0.0676152</text:p>
          </table:table-cell>
          <table:table-cell office:value-type="float" office:value="0.0633143" calcext:value-type="float">
            <text:p>0.0633143</text:p>
          </table:table-cell>
          <table:table-cell office:value-type="float" office:value="0.05915199" calcext:value-type="float">
            <text:p>0.05915199</text:p>
          </table:table-cell>
          <table:table-cell office:value-type="float" office:value="0.05512805" calcext:value-type="float">
            <text:p>0.05512805</text:p>
          </table:table-cell>
          <table:table-cell office:value-type="float" office:value="0.05124237" calcext:value-type="float">
            <text:p>0.05124237</text:p>
          </table:table-cell>
          <table:table-cell office:value-type="float" office:value="0.04749498" calcext:value-type="float">
            <text:p>0.04749498</text:p>
          </table:table-cell>
          <table:table-cell office:value-type="float" office:value="0.04388603" calcext:value-type="float">
            <text:p>0.04388603</text:p>
          </table:table-cell>
          <table:table-cell office:value-type="float" office:value="0.04041582" calcext:value-type="float">
            <text:p>0.04041582</text:p>
          </table:table-cell>
          <table:table-cell office:value-type="float" office:value="0.03708476" calcext:value-type="float">
            <text:p>0.03708476</text:p>
          </table:table-cell>
          <table:table-cell office:value-type="float" office:value="0.03389336" calcext:value-type="float">
            <text:p>0.03389336</text:p>
          </table:table-cell>
          <table:table-cell office:value-type="float" office:value="0.03084228" calcext:value-type="float">
            <text:p>0.03084228</text:p>
          </table:table-cell>
          <table:table-cell office:value-type="float" office:value="0.02793227" calcext:value-type="float">
            <text:p>0.02793227</text:p>
          </table:table-cell>
          <table:table-cell office:value-type="float" office:value="0.02516419" calcext:value-type="float">
            <text:p>0.02516419</text:p>
          </table:table-cell>
          <table:table-cell office:value-type="float" office:value="0.02253898" calcext:value-type="float">
            <text:p>0.02253898</text:p>
          </table:table-cell>
          <table:table-cell office:value-type="float" office:value="0.02005766" calcext:value-type="float">
            <text:p>0.02005766</text:p>
          </table:table-cell>
          <table:table-cell office:value-type="float" office:value="0.01772133" calcext:value-type="float">
            <text:p>0.01772133</text:p>
          </table:table-cell>
          <table:table-cell office:value-type="float" office:value="0.01553108" calcext:value-type="float">
            <text:p>0.01553108</text:p>
          </table:table-cell>
          <table:table-cell office:value-type="float" office:value="0.01348805" calcext:value-type="float">
            <text:p>0.01348805</text:p>
          </table:table-cell>
          <table:table-cell office:value-type="float" office:value="0.0115933" calcext:value-type="float">
            <text:p>0.0115933</text:p>
          </table:table-cell>
          <table:table-cell office:value-type="float" office:value="0.00984779" calcext:value-type="float">
            <text:p>0.00984779</text:p>
          </table:table-cell>
          <table:table-cell office:value-type="float" office:value="0.0082523" calcext:value-type="float">
            <text:p>0.0082523</text:p>
          </table:table-cell>
          <table:table-cell office:value-type="float" office:value="0.00680733" calcext:value-type="float">
            <text:p>0.00680733</text:p>
          </table:table-cell>
          <table:table-cell office:value-type="float" office:value="0.00551295" calcext:value-type="float">
            <text:p>0.00551295</text:p>
          </table:table-cell>
          <table:table-cell office:value-type="float" office:value="0.00436863" calcext:value-type="float">
            <text:p>0.00436863</text:p>
          </table:table-cell>
          <table:table-cell office:value-type="float" office:value="0.00337302" calcext:value-type="float">
            <text:p>0.00337302</text:p>
          </table:table-cell>
          <table:table-cell office:value-type="float" office:value="0.00252364" calcext:value-type="float">
            <text:p>0.00252364</text:p>
          </table:table-cell>
          <table:table-cell office:value-type="float" office:value="0.00181654" calcext:value-type="float">
            <text:p>0.00181654</text:p>
          </table:table-cell>
          <table:table-cell office:value-type="float" office:value="0.00124587" calcext:value-type="float">
            <text:p>0.00124587</text:p>
          </table:table-cell>
          <table:table-cell office:value-type="float" office:value="0.00080336" calcext:value-type="float">
            <text:p>0.00080336</text:p>
          </table:table-cell>
          <table:table-cell office:value-type="float" office:value="0.00047784" calcext:value-type="float">
            <text:p>0.00047784</text:p>
          </table:table-cell>
          <table:table-cell office:value-type="float" office:value="0.00025486" calcext:value-type="float">
            <text:p>0.00025486</text:p>
          </table:table-cell>
          <table:table-cell office:value-type="float" office:value="0.0001166" calcext:value-type="float">
            <text:p>0.0001166</text:p>
          </table:table-cell>
          <table:table-cell office:value-type="float" office:value="0.00004245" calcext:value-type="float">
            <text:p>0.00004245</text:p>
          </table:table-cell>
          <table:table-cell office:value-type="float" office:value="0.00001068" calcext:value-type="float">
            <text:p>0.00001068</text:p>
          </table:table-cell>
          <table:table-cell office:value-type="float" office:value="0.00000135" calcext:value-type="float">
            <text:p>0.00000135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084481" calcext:value-type="float">
            <text:p>0.12084481</text:p>
          </table:table-cell>
          <table:table-cell office:value-type="float" office:value="0.11671404" calcext:value-type="float">
            <text:p>0.11671404</text:p>
          </table:table-cell>
          <table:table-cell office:value-type="float" office:value="0.11260983" calcext:value-type="float">
            <text:p>0.11260983</text:p>
          </table:table-cell>
          <table:table-cell office:value-type="float" office:value="0.1085343" calcext:value-type="float">
            <text:p>0.1085343</text:p>
          </table:table-cell>
          <table:table-cell office:value-type="float" office:value="0.10448952" calcext:value-type="float">
            <text:p>0.10448952</text:p>
          </table:table-cell>
          <table:table-cell office:value-type="float" office:value="0.10047759" calcext:value-type="float">
            <text:p>0.10047759</text:p>
          </table:table-cell>
          <table:table-cell office:value-type="float" office:value="0.09650057" calcext:value-type="float">
            <text:p>0.09650057</text:p>
          </table:table-cell>
          <table:table-cell office:value-type="float" office:value="0.09256055" calcext:value-type="float">
            <text:p>0.09256055</text:p>
          </table:table-cell>
          <table:table-cell office:value-type="float" office:value="0.08865961" calcext:value-type="float">
            <text:p>0.08865961</text:p>
          </table:table-cell>
          <table:table-cell office:value-type="float" office:value="0.08479989" calcext:value-type="float">
            <text:p>0.08479989</text:p>
          </table:table-cell>
          <table:table-cell office:value-type="float" office:value="0.08098354" calcext:value-type="float">
            <text:p>0.08098354</text:p>
          </table:table-cell>
          <table:table-cell office:value-type="float" office:value="0.07721276" calcext:value-type="float">
            <text:p>0.07721276</text:p>
          </table:table-cell>
          <table:table-cell office:value-type="float" office:value="0.07348981" calcext:value-type="float">
            <text:p>0.07348981</text:p>
          </table:table-cell>
          <table:table-cell office:value-type="float" office:value="0.06981702" calcext:value-type="float">
            <text:p>0.06981702</text:p>
          </table:table-cell>
          <table:table-cell office:value-type="float" office:value="0.0661968" calcext:value-type="float">
            <text:p>0.0661968</text:p>
          </table:table-cell>
          <table:table-cell office:value-type="float" office:value="0.06263163" calcext:value-type="float">
            <text:p>0.06263163</text:p>
          </table:table-cell>
          <table:table-cell office:value-type="float" office:value="0.0591241" calcext:value-type="float">
            <text:p>0.0591241</text:p>
          </table:table-cell>
          <table:table-cell office:value-type="float" office:value="0.05567692" calcext:value-type="float">
            <text:p>0.05567692</text:p>
          </table:table-cell>
          <table:table-cell office:value-type="float" office:value="0.05229292" calcext:value-type="float">
            <text:p>0.05229292</text:p>
          </table:table-cell>
          <table:table-cell office:value-type="float" office:value="0.04897507" calcext:value-type="float">
            <text:p>0.04897507</text:p>
          </table:table-cell>
          <table:table-cell office:value-type="float" office:value="0.04572649" calcext:value-type="float">
            <text:p>0.04572649</text:p>
          </table:table-cell>
          <table:table-cell office:value-type="float" office:value="0.04255047" calcext:value-type="float">
            <text:p>0.04255047</text:p>
          </table:table-cell>
          <table:table-cell office:value-type="float" office:value="0.03945051" calcext:value-type="float">
            <text:p>0.03945051</text:p>
          </table:table-cell>
          <table:table-cell office:value-type="float" office:value="0.03643028" calcext:value-type="float">
            <text:p>0.03643028</text:p>
          </table:table-cell>
          <table:table-cell office:value-type="float" office:value="0.0334937" calcext:value-type="float">
            <text:p>0.0334937</text:p>
          </table:table-cell>
          <table:table-cell office:value-type="float" office:value="0.0306449" calcext:value-type="float">
            <text:p>0.0306449</text:p>
          </table:table-cell>
          <table:table-cell office:value-type="float" office:value="0.02788832" calcext:value-type="float">
            <text:p>0.02788832</text:p>
          </table:table-cell>
          <table:table-cell office:value-type="float" office:value="0.02522862" calcext:value-type="float">
            <text:p>0.02522862</text:p>
          </table:table-cell>
          <table:table-cell office:value-type="float" office:value="0.02267081" calcext:value-type="float">
            <text:p>0.02267081</text:p>
          </table:table-cell>
          <table:table-cell office:value-type="float" office:value="0.02022017" calcext:value-type="float">
            <text:p>0.02022017</text:p>
          </table:table-cell>
          <table:table-cell office:value-type="float" office:value="0.01788232" calcext:value-type="float">
            <text:p>0.01788232</text:p>
          </table:table-cell>
          <table:table-cell office:value-type="float" office:value="0.01566317" calcext:value-type="float">
            <text:p>0.01566317</text:p>
          </table:table-cell>
          <table:table-cell office:value-type="float" office:value="0.01356897" calcext:value-type="float">
            <text:p>0.01356897</text:p>
          </table:table-cell>
          <table:table-cell office:value-type="float" office:value="0.0116062" calcext:value-type="float">
            <text:p>0.0116062</text:p>
          </table:table-cell>
          <table:table-cell office:value-type="float" office:value="0.00978158" calcext:value-type="float">
            <text:p>0.00978158</text:p>
          </table:table-cell>
          <table:table-cell office:value-type="float" office:value="0.00810188" calcext:value-type="float">
            <text:p>0.00810188</text:p>
          </table:table-cell>
          <table:table-cell office:value-type="float" office:value="0.00657383" calcext:value-type="float">
            <text:p>0.00657383</text:p>
          </table:table-cell>
          <table:table-cell office:value-type="float" office:value="0.00520379" calcext:value-type="float">
            <text:p>0.00520379</text:p>
          </table:table-cell>
          <table:table-cell office:value-type="float" office:value="0.00399736" calcext:value-type="float">
            <text:p>0.00399736</text:p>
          </table:table-cell>
          <table:table-cell office:value-type="float" office:value="0.00295886" calcext:value-type="float">
            <text:p>0.00295886</text:p>
          </table:table-cell>
          <table:table-cell office:value-type="float" office:value="0.00209052" calcext:value-type="float">
            <text:p>0.00209052</text:p>
          </table:table-cell>
          <table:table-cell office:value-type="float" office:value="0.0013914" calcext:value-type="float">
            <text:p>0.0013914</text:p>
          </table:table-cell>
          <table:table-cell office:value-type="float" office:value="0.00085617" calcext:value-type="float">
            <text:p>0.00085617</text:p>
          </table:table-cell>
          <table:table-cell office:value-type="float" office:value="0.00047361" calcext:value-type="float">
            <text:p>0.00047361</text:p>
          </table:table-cell>
          <table:table-cell office:value-type="float" office:value="0.00022539" calcext:value-type="float">
            <text:p>0.00022539</text:p>
          </table:table-cell>
          <table:table-cell office:value-type="float" office:value="0.00008566" calcext:value-type="float">
            <text:p>0.00008566</text:p>
          </table:table-cell>
          <table:table-cell office:value-type="float" office:value="0.00002259" calcext:value-type="float">
            <text:p>0.00002259</text:p>
          </table:table-cell>
          <table:table-cell office:value-type="float" office:value="0.00000301" calcext:value-type="float">
            <text:p>0.00000301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0.11111111" calcext:value-type="float">
            <text:p>0.11111111</text:p>
          </table:table-cell>
          <table:table-cell office:value-type="float" office:value="0.10842361" calcext:value-type="float">
            <text:p>0.10842361</text:p>
          </table:table-cell>
          <table:table-cell office:value-type="float" office:value="0.10569637" calcext:value-type="float">
            <text:p>0.10569637</text:p>
          </table:table-cell>
          <table:table-cell office:value-type="float" office:value="0.10293228" calcext:value-type="float">
            <text:p>0.10293228</text:p>
          </table:table-cell>
          <table:table-cell office:value-type="float" office:value="0.10013411" calcext:value-type="float">
            <text:p>0.10013411</text:p>
          </table:table-cell>
          <table:table-cell office:value-type="float" office:value="0.0973046" calcext:value-type="float">
            <text:p>0.0973046</text:p>
          </table:table-cell>
          <table:table-cell office:value-type="float" office:value="0.09444644" calcext:value-type="float">
            <text:p>0.09444644</text:p>
          </table:table-cell>
          <table:table-cell office:value-type="float" office:value="0.09156227" calcext:value-type="float">
            <text:p>0.09156227</text:p>
          </table:table-cell>
          <table:table-cell office:value-type="float" office:value="0.08865473" calcext:value-type="float">
            <text:p>0.08865473</text:p>
          </table:table-cell>
          <table:table-cell office:value-type="float" office:value="0.08572643" calcext:value-type="float">
            <text:p>0.08572643</text:p>
          </table:table-cell>
          <table:table-cell office:value-type="float" office:value="0.08278" calcext:value-type="float">
            <text:p>0.08278</text:p>
          </table:table-cell>
          <table:table-cell office:value-type="float" office:value="0.07981808" calcext:value-type="float">
            <text:p>0.07981808</text:p>
          </table:table-cell>
          <table:table-cell office:value-type="float" office:value="0.07684335" calcext:value-type="float">
            <text:p>0.07684335</text:p>
          </table:table-cell>
          <table:table-cell office:value-type="float" office:value="0.0738585" calcext:value-type="float">
            <text:p>0.0738585</text:p>
          </table:table-cell>
          <table:table-cell office:value-type="float" office:value="0.07086633" calcext:value-type="float">
            <text:p>0.07086633</text:p>
          </table:table-cell>
          <table:table-cell office:value-type="float" office:value="0.06786966" calcext:value-type="float">
            <text:p>0.06786966</text:p>
          </table:table-cell>
          <table:table-cell office:value-type="float" office:value="0.06487144" calcext:value-type="float">
            <text:p>0.06487144</text:p>
          </table:table-cell>
          <table:table-cell office:value-type="float" office:value="0.06187471" calcext:value-type="float">
            <text:p>0.06187471</text:p>
          </table:table-cell>
          <table:table-cell office:value-type="float" office:value="0.05888264" calcext:value-type="float">
            <text:p>0.05888264</text:p>
          </table:table-cell>
          <table:table-cell office:value-type="float" office:value="0.05589855" calcext:value-type="float">
            <text:p>0.05589855</text:p>
          </table:table-cell>
          <table:table-cell office:value-type="float" office:value="0.05292592" calcext:value-type="float">
            <text:p>0.05292592</text:p>
          </table:table-cell>
          <table:table-cell office:value-type="float" office:value="0.04996846" calcext:value-type="float">
            <text:p>0.04996846</text:p>
          </table:table-cell>
          <table:table-cell office:value-type="float" office:value="0.04703008" calcext:value-type="float">
            <text:p>0.04703008</text:p>
          </table:table-cell>
          <table:table-cell office:value-type="float" office:value="0.04411496" calcext:value-type="float">
            <text:p>0.04411496</text:p>
          </table:table-cell>
          <table:table-cell office:value-type="float" office:value="0.04122758" calcext:value-type="float">
            <text:p>0.04122758</text:p>
          </table:table-cell>
          <table:table-cell office:value-type="float" office:value="0.03837274" calcext:value-type="float">
            <text:p>0.03837274</text:p>
          </table:table-cell>
          <table:table-cell office:value-type="float" office:value="0.03555563" calcext:value-type="float">
            <text:p>0.03555563</text:p>
          </table:table-cell>
          <table:table-cell office:value-type="float" office:value="0.03278189" calcext:value-type="float">
            <text:p>0.03278189</text:p>
          </table:table-cell>
          <table:table-cell office:value-type="float" office:value="0.03005762" calcext:value-type="float">
            <text:p>0.03005762</text:p>
          </table:table-cell>
          <table:table-cell office:value-type="float" office:value="0.02738948" calcext:value-type="float">
            <text:p>0.02738948</text:p>
          </table:table-cell>
          <table:table-cell office:value-type="float" office:value="0.02478473" calcext:value-type="float">
            <text:p>0.02478473</text:p>
          </table:table-cell>
          <table:table-cell office:value-type="float" office:value="0.02225134" calcext:value-type="float">
            <text:p>0.02225134</text:p>
          </table:table-cell>
          <table:table-cell office:value-type="float" office:value="0.019798" calcext:value-type="float">
            <text:p>0.019798</text:p>
          </table:table-cell>
          <table:table-cell office:value-type="float" office:value="0.01743426" calcext:value-type="float">
            <text:p>0.01743426</text:p>
          </table:table-cell>
          <table:table-cell office:value-type="float" office:value="0.01517053" calcext:value-type="float">
            <text:p>0.01517053</text:p>
          </table:table-cell>
          <table:table-cell office:value-type="float" office:value="0.01301818" calcext:value-type="float">
            <text:p>0.01301818</text:p>
          </table:table-cell>
          <table:table-cell office:value-type="float" office:value="0.0109895" calcext:value-type="float">
            <text:p>0.0109895</text:p>
          </table:table-cell>
          <table:table-cell office:value-type="float" office:value="0.00909766" calcext:value-type="float">
            <text:p>0.00909766</text:p>
          </table:table-cell>
          <table:table-cell office:value-type="float" office:value="0.00735657" calcext:value-type="float">
            <text:p>0.00735657</text:p>
          </table:table-cell>
          <table:table-cell office:value-type="float" office:value="0.00578048" calcext:value-type="float">
            <text:p>0.00578048</text:p>
          </table:table-cell>
          <table:table-cell office:value-type="float" office:value="0.00438346" calcext:value-type="float">
            <text:p>0.00438346</text:p>
          </table:table-cell>
          <table:table-cell office:value-type="float" office:value="0.00317835" calcext:value-type="float">
            <text:p>0.00317835</text:p>
          </table:table-cell>
          <table:table-cell office:value-type="float" office:value="0.00217528" calcext:value-type="float">
            <text:p>0.00217528</text:p>
          </table:table-cell>
          <table:table-cell office:value-type="float" office:value="0.00137952" calcext:value-type="float">
            <text:p>0.00137952</text:p>
          </table:table-cell>
          <table:table-cell office:value-type="float" office:value="0.00078858" calcext:value-type="float">
            <text:p>0.00078858</text:p>
          </table:table-cell>
          <table:table-cell office:value-type="float" office:value="0.00038901" calcext:value-type="float">
            <text:p>0.00038901</text:p>
          </table:table-cell>
          <table:table-cell office:value-type="float" office:value="0.00015383" calcext:value-type="float">
            <text:p>0.00015383</text:p>
          </table:table-cell>
          <table:table-cell office:value-type="float" office:value="0.0000424" calcext:value-type="float">
            <text:p>0.0000424</text:p>
          </table:table-cell>
          <table:table-cell office:value-type="float" office:value="0.00000593" calcext:value-type="float">
            <text:p>0.00000593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0.1" calcext:value-type="float">
            <text:p>0.1</text:p>
          </table:table-cell>
          <table:table-cell office:value-type="float" office:value="0.09832833" calcext:value-type="float">
            <text:p>0.09832833</text:p>
          </table:table-cell>
          <table:table-cell office:value-type="float" office:value="0.09658763" calcext:value-type="float">
            <text:p>0.09658763</text:p>
          </table:table-cell>
          <table:table-cell office:value-type="float" office:value="0.09478018" calcext:value-type="float">
            <text:p>0.09478018</text:p>
          </table:table-cell>
          <table:table-cell office:value-type="float" office:value="0.09290823" calcext:value-type="float">
            <text:p>0.09290823</text:p>
          </table:table-cell>
          <table:table-cell office:value-type="float" office:value="0.09097395" calcext:value-type="float">
            <text:p>0.09097395</text:p>
          </table:table-cell>
          <table:table-cell office:value-type="float" office:value="0.08897947" calcext:value-type="float">
            <text:p>0.08897947</text:p>
          </table:table-cell>
          <table:table-cell office:value-type="float" office:value="0.0869269" calcext:value-type="float">
            <text:p>0.0869269</text:p>
          </table:table-cell>
          <table:table-cell office:value-type="float" office:value="0.08481831" calcext:value-type="float">
            <text:p>0.08481831</text:p>
          </table:table-cell>
          <table:table-cell office:value-type="float" office:value="0.08265575" calcext:value-type="float">
            <text:p>0.08265575</text:p>
          </table:table-cell>
          <table:table-cell office:value-type="float" office:value="0.08044129" calcext:value-type="float">
            <text:p>0.08044129</text:p>
          </table:table-cell>
          <table:table-cell office:value-type="float" office:value="0.078177" calcext:value-type="float">
            <text:p>0.078177</text:p>
          </table:table-cell>
          <table:table-cell office:value-type="float" office:value="0.07586497" calcext:value-type="float">
            <text:p>0.07586497</text:p>
          </table:table-cell>
          <table:table-cell office:value-type="float" office:value="0.07350731" calcext:value-type="float">
            <text:p>0.07350731</text:p>
          </table:table-cell>
          <table:table-cell office:value-type="float" office:value="0.07110622" calcext:value-type="float">
            <text:p>0.07110622</text:p>
          </table:table-cell>
          <table:table-cell office:value-type="float" office:value="0.06866391" calcext:value-type="float">
            <text:p>0.06866391</text:p>
          </table:table-cell>
          <table:table-cell office:value-type="float" office:value="0.06618272" calcext:value-type="float">
            <text:p>0.06618272</text:p>
          </table:table-cell>
          <table:table-cell office:value-type="float" office:value="0.06366507" calcext:value-type="float">
            <text:p>0.06366507</text:p>
          </table:table-cell>
          <table:table-cell office:value-type="float" office:value="0.06111351" calcext:value-type="float">
            <text:p>0.06111351</text:p>
          </table:table-cell>
          <table:table-cell office:value-type="float" office:value="0.05853072" calcext:value-type="float">
            <text:p>0.05853072</text:p>
          </table:table-cell>
          <table:table-cell office:value-type="float" office:value="0.05591958" calcext:value-type="float">
            <text:p>0.05591958</text:p>
          </table:table-cell>
          <table:table-cell office:value-type="float" office:value="0.05328316" calcext:value-type="float">
            <text:p>0.05328316</text:p>
          </table:table-cell>
          <table:table-cell office:value-type="float" office:value="0.05062478" calcext:value-type="float">
            <text:p>0.05062478</text:p>
          </table:table-cell>
          <table:table-cell office:value-type="float" office:value="0.04794805" calcext:value-type="float">
            <text:p>0.04794805</text:p>
          </table:table-cell>
          <table:table-cell office:value-type="float" office:value="0.04525688" calcext:value-type="float">
            <text:p>0.04525688</text:p>
          </table:table-cell>
          <table:table-cell office:value-type="float" office:value="0.04255562" calcext:value-type="float">
            <text:p>0.04255562</text:p>
          </table:table-cell>
          <table:table-cell office:value-type="float" office:value="0.03984902" calcext:value-type="float">
            <text:p>0.03984902</text:p>
          </table:table-cell>
          <table:table-cell office:value-type="float" office:value="0.0371424" calcext:value-type="float">
            <text:p>0.0371424</text:p>
          </table:table-cell>
          <table:table-cell office:value-type="float" office:value="0.03444166" calcext:value-type="float">
            <text:p>0.03444166</text:p>
          </table:table-cell>
          <table:table-cell office:value-type="float" office:value="0.03175345" calcext:value-type="float">
            <text:p>0.03175345</text:p>
          </table:table-cell>
          <table:table-cell office:value-type="float" office:value="0.02908522" calcext:value-type="float">
            <text:p>0.02908522</text:p>
          </table:table-cell>
          <table:table-cell office:value-type="float" office:value="0.02644541" calcext:value-type="float">
            <text:p>0.02644541</text:p>
          </table:table-cell>
          <table:table-cell office:value-type="float" office:value="0.02384358" calcext:value-type="float">
            <text:p>0.02384358</text:p>
          </table:table-cell>
          <table:table-cell office:value-type="float" office:value="0.02129056" calcext:value-type="float">
            <text:p>0.02129056</text:p>
          </table:table-cell>
          <table:table-cell office:value-type="float" office:value="0.01879869" calcext:value-type="float">
            <text:p>0.01879869</text:p>
          </table:table-cell>
          <table:table-cell office:value-type="float" office:value="0.016382" calcext:value-type="float">
            <text:p>0.016382</text:p>
          </table:table-cell>
          <table:table-cell office:value-type="float" office:value="0.01405636" calcext:value-type="float">
            <text:p>0.01405636</text:p>
          </table:table-cell>
          <table:table-cell office:value-type="float" office:value="0.0118397" calcext:value-type="float">
            <text:p>0.0118397</text:p>
          </table:table-cell>
          <table:table-cell office:value-type="float" office:value="0.00975206" calcext:value-type="float">
            <text:p>0.00975206</text:p>
          </table:table-cell>
          <table:table-cell office:value-type="float" office:value="0.00781551" calcext:value-type="float">
            <text:p>0.00781551</text:p>
          </table:table-cell>
          <table:table-cell office:value-type="float" office:value="0.00605372" calcext:value-type="float">
            <text:p>0.00605372</text:p>
          </table:table-cell>
          <table:table-cell office:value-type="float" office:value="0.00449111" calcext:value-type="float">
            <text:p>0.00449111</text:p>
          </table:table-cell>
          <table:table-cell office:value-type="float" office:value="0.00315111" calcext:value-type="float">
            <text:p>0.00315111</text:p>
          </table:table-cell>
          <table:table-cell office:value-type="float" office:value="0.00205335" calcext:value-type="float">
            <text:p>0.00205335</text:p>
          </table:table-cell>
          <table:table-cell office:value-type="float" office:value="0.0012093" calcext:value-type="float">
            <text:p>0.0012093</text:p>
          </table:table-cell>
          <table:table-cell office:value-type="float" office:value="0.00061661" calcext:value-type="float">
            <text:p>0.00061661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0000727" calcext:value-type="float">
            <text:p>0.0000727</text:p>
          </table:table-cell>
          <table:table-cell office:value-type="float" office:value="0.00001067" calcext:value-type="float">
            <text:p>0.00001067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0.09090909" calcext:value-type="float">
            <text:p>0.09090909</text:p>
          </table:table-cell>
          <table:table-cell office:value-type="float" office:value="0.08995934" calcext:value-type="float">
            <text:p>0.08995934</text:p>
          </table:table-cell>
          <table:table-cell office:value-type="float" office:value="0.08892927" calcext:value-type="float">
            <text:p>0.08892927</text:p>
          </table:table-cell>
          <table:table-cell office:value-type="float" office:value="0.08782029" calcext:value-type="float">
            <text:p>0.08782029</text:p>
          </table:table-cell>
          <table:table-cell office:value-type="float" office:value="0.08663379" calcext:value-type="float">
            <text:p>0.08663379</text:p>
          </table:table-cell>
          <table:table-cell office:value-type="float" office:value="0.0853711" calcext:value-type="float">
            <text:p>0.0853711</text:p>
          </table:table-cell>
          <table:table-cell office:value-type="float" office:value="0.08403349" calcext:value-type="float">
            <text:p>0.08403349</text:p>
          </table:table-cell>
          <table:table-cell office:value-type="float" office:value="0.08262222" calcext:value-type="float">
            <text:p>0.08262222</text:p>
          </table:table-cell>
          <table:table-cell office:value-type="float" office:value="0.08113851" calcext:value-type="float">
            <text:p>0.08113851</text:p>
          </table:table-cell>
          <table:table-cell office:value-type="float" office:value="0.07958355" calcext:value-type="float">
            <text:p>0.07958355</text:p>
          </table:table-cell>
          <table:table-cell office:value-type="float" office:value="0.07795854" calcext:value-type="float">
            <text:p>0.07795854</text:p>
          </table:table-cell>
          <table:table-cell office:value-type="float" office:value="0.07626465" calcext:value-type="float">
            <text:p>0.07626465</text:p>
          </table:table-cell>
          <table:table-cell office:value-type="float" office:value="0.07450307" calcext:value-type="float">
            <text:p>0.07450307</text:p>
          </table:table-cell>
          <table:table-cell office:value-type="float" office:value="0.07267501" calcext:value-type="float">
            <text:p>0.07267501</text:p>
          </table:table-cell>
          <table:table-cell office:value-type="float" office:value="0.0707817" calcext:value-type="float">
            <text:p>0.0707817</text:p>
          </table:table-cell>
          <table:table-cell office:value-type="float" office:value="0.0688244" calcext:value-type="float">
            <text:p>0.0688244</text:p>
          </table:table-cell>
          <table:table-cell office:value-type="float" office:value="0.06680446" calcext:value-type="float">
            <text:p>0.06680446</text:p>
          </table:table-cell>
          <table:table-cell office:value-type="float" office:value="0.06472326" calcext:value-type="float">
            <text:p>0.06472326</text:p>
          </table:table-cell>
          <table:table-cell office:value-type="float" office:value="0.06258232" calcext:value-type="float">
            <text:p>0.06258232</text:p>
          </table:table-cell>
          <table:table-cell office:value-type="float" office:value="0.06038323" calcext:value-type="float">
            <text:p>0.06038323</text:p>
          </table:table-cell>
          <table:table-cell office:value-type="float" office:value="0.05812775" calcext:value-type="float">
            <text:p>0.05812775</text:p>
          </table:table-cell>
          <table:table-cell office:value-type="float" office:value="0.05581781" calcext:value-type="float">
            <text:p>0.05581781</text:p>
          </table:table-cell>
          <table:table-cell office:value-type="float" office:value="0.05345554" calcext:value-type="float">
            <text:p>0.05345554</text:p>
          </table:table-cell>
          <table:table-cell office:value-type="float" office:value="0.05104335" calcext:value-type="float">
            <text:p>0.05104335</text:p>
          </table:table-cell>
          <table:table-cell office:value-type="float" office:value="0.04858394" calcext:value-type="float">
            <text:p>0.04858394</text:p>
          </table:table-cell>
          <table:table-cell office:value-type="float" office:value="0.04608037" calcext:value-type="float">
            <text:p>0.04608037</text:p>
          </table:table-cell>
          <table:table-cell office:value-type="float" office:value="0.04353617" calcext:value-type="float">
            <text:p>0.04353617</text:p>
          </table:table-cell>
          <table:table-cell office:value-type="float" office:value="0.04095539" calcext:value-type="float">
            <text:p>0.04095539</text:p>
          </table:table-cell>
          <table:table-cell office:value-type="float" office:value="0.03834271" calcext:value-type="float">
            <text:p>0.03834271</text:p>
          </table:table-cell>
          <table:table-cell office:value-type="float" office:value="0.03570362" calcext:value-type="float">
            <text:p>0.03570362</text:p>
          </table:table-cell>
          <table:table-cell office:value-type="float" office:value="0.0330445" calcext:value-type="float">
            <text:p>0.0330445</text:p>
          </table:table-cell>
          <table:table-cell office:value-type="float" office:value="0.03037286" calcext:value-type="float">
            <text:p>0.03037286</text:p>
          </table:table-cell>
          <table:table-cell office:value-type="float" office:value="0.02769757" calcext:value-type="float">
            <text:p>0.02769757</text:p>
          </table:table-cell>
          <table:table-cell office:value-type="float" office:value="0.02502911" calcext:value-type="float">
            <text:p>0.02502911</text:p>
          </table:table-cell>
          <table:table-cell office:value-type="float" office:value="0.02237986" calcext:value-type="float">
            <text:p>0.02237986</text:p>
          </table:table-cell>
          <table:table-cell office:value-type="float" office:value="0.01976454" calcext:value-type="float">
            <text:p>0.01976454</text:p>
          </table:table-cell>
          <table:table-cell office:value-type="float" office:value="0.01720057" calcext:value-type="float">
            <text:p>0.01720057</text:p>
          </table:table-cell>
          <table:table-cell office:value-type="float" office:value="0.01470852" calcext:value-type="float">
            <text:p>0.01470852</text:p>
          </table:table-cell>
          <table:table-cell office:value-type="float" office:value="0.01231254" calcext:value-type="float">
            <text:p>0.01231254</text:p>
          </table:table-cell>
          <table:table-cell office:value-type="float" office:value="0.01004067" calcext:value-type="float">
            <text:p>0.01004067</text:p>
          </table:table-cell>
          <table:table-cell office:value-type="float" office:value="0.00792492" calcext:value-type="float">
            <text:p>0.00792492</text:p>
          </table:table-cell>
          <table:table-cell office:value-type="float" office:value="0.00600071" calcext:value-type="float">
            <text:p>0.00600071</text:p>
          </table:table-cell>
          <table:table-cell office:value-type="float" office:value="0.00430546" calcext:value-type="float">
            <text:p>0.00430546</text:p>
          </table:table-cell>
          <table:table-cell office:value-type="float" office:value="0.00287545" calcext:value-type="float">
            <text:p>0.00287545</text:p>
          </table:table-cell>
          <table:table-cell office:value-type="float" office:value="0.00174033" calcext:value-type="float">
            <text:p>0.00174033</text:p>
          </table:table-cell>
          <table:table-cell office:value-type="float" office:value="0.00091492" calcext:value-type="float">
            <text:p>0.00091492</text:p>
          </table:table-cell>
          <table:table-cell office:value-type="float" office:value="0.00038861" calcext:value-type="float">
            <text:p>0.00038861</text:p>
          </table:table-cell>
          <table:table-cell office:value-type="float" office:value="0.00011617" calcext:value-type="float">
            <text:p>0.00011617</text:p>
          </table:table-cell>
          <table:table-cell office:value-type="float" office:value="0.00001785" calcext:value-type="float">
            <text:p>0.00001785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0.08333333" calcext:value-type="float">
            <text:p>0.08333333</text:p>
          </table:table-cell>
          <table:table-cell office:value-type="float" office:value="0.08290741" calcext:value-type="float">
            <text:p>0.08290741</text:p>
          </table:table-cell>
          <table:table-cell office:value-type="float" office:value="0.0823993" calcext:value-type="float">
            <text:p>0.0823993</text:p>
          </table:table-cell>
          <table:table-cell office:value-type="float" office:value="0.08180962" calcext:value-type="float">
            <text:p>0.08180962</text:p>
          </table:table-cell>
          <table:table-cell office:value-type="float" office:value="0.0811389" calcext:value-type="float">
            <text:p>0.0811389</text:p>
          </table:table-cell>
          <table:table-cell office:value-type="float" office:value="0.08038766" calcext:value-type="float">
            <text:p>0.08038766</text:p>
          </table:table-cell>
          <table:table-cell office:value-type="float" office:value="0.07955636" calcext:value-type="float">
            <text:p>0.07955636</text:p>
          </table:table-cell>
          <table:table-cell office:value-type="float" office:value="0.07864542" calcext:value-type="float">
            <text:p>0.07864542</text:p>
          </table:table-cell>
          <table:table-cell office:value-type="float" office:value="0.07765521" calcext:value-type="float">
            <text:p>0.07765521</text:p>
          </table:table-cell>
          <table:table-cell office:value-type="float" office:value="0.07658609" calcext:value-type="float">
            <text:p>0.07658609</text:p>
          </table:table-cell>
          <table:table-cell office:value-type="float" office:value="0.07543836" calcext:value-type="float">
            <text:p>0.07543836</text:p>
          </table:table-cell>
          <table:table-cell office:value-type="float" office:value="0.07421233" calcext:value-type="float">
            <text:p>0.07421233</text:p>
          </table:table-cell>
          <table:table-cell office:value-type="float" office:value="0.07290826" calcext:value-type="float">
            <text:p>0.07290826</text:p>
          </table:table-cell>
          <table:table-cell office:value-type="float" office:value="0.07152643" calcext:value-type="float">
            <text:p>0.07152643</text:p>
          </table:table-cell>
          <table:table-cell office:value-type="float" office:value="0.07006708" calcext:value-type="float">
            <text:p>0.07006708</text:p>
          </table:table-cell>
          <table:table-cell office:value-type="float" office:value="0.06853049" calcext:value-type="float">
            <text:p>0.06853049</text:p>
          </table:table-cell>
          <table:table-cell office:value-type="float" office:value="0.06691694" calcext:value-type="float">
            <text:p>0.06691694</text:p>
          </table:table-cell>
          <table:table-cell office:value-type="float" office:value="0.06522674" calcext:value-type="float">
            <text:p>0.06522674</text:p>
          </table:table-cell>
          <table:table-cell office:value-type="float" office:value="0.06346025" calcext:value-type="float">
            <text:p>0.06346025</text:p>
          </table:table-cell>
          <table:table-cell office:value-type="float" office:value="0.06161788" calcext:value-type="float">
            <text:p>0.06161788</text:p>
          </table:table-cell>
          <table:table-cell office:value-type="float" office:value="0.05970015" calcext:value-type="float">
            <text:p>0.05970015</text:p>
          </table:table-cell>
          <table:table-cell office:value-type="float" office:value="0.05770767" calcext:value-type="float">
            <text:p>0.05770767</text:p>
          </table:table-cell>
          <table:table-cell office:value-type="float" office:value="0.0556412" calcext:value-type="float">
            <text:p>0.0556412</text:p>
          </table:table-cell>
          <table:table-cell office:value-type="float" office:value="0.0535017" calcext:value-type="float">
            <text:p>0.0535017</text:p>
          </table:table-cell>
          <table:table-cell office:value-type="float" office:value="0.05129036" calcext:value-type="float">
            <text:p>0.05129036</text:p>
          </table:table-cell>
          <table:table-cell office:value-type="float" office:value="0.04900865" calcext:value-type="float">
            <text:p>0.04900865</text:p>
          </table:table-cell>
          <table:table-cell office:value-type="float" office:value="0.04665844" calcext:value-type="float">
            <text:p>0.04665844</text:p>
          </table:table-cell>
          <table:table-cell office:value-type="float" office:value="0.04424204" calcext:value-type="float">
            <text:p>0.04424204</text:p>
          </table:table-cell>
          <table:table-cell office:value-type="float" office:value="0.04176235" calcext:value-type="float">
            <text:p>0.04176235</text:p>
          </table:table-cell>
          <table:table-cell office:value-type="float" office:value="0.039223" calcext:value-type="float">
            <text:p>0.039223</text:p>
          </table:table-cell>
          <table:table-cell office:value-type="float" office:value="0.03662852" calcext:value-type="float">
            <text:p>0.03662852</text:p>
          </table:table-cell>
          <table:table-cell office:value-type="float" office:value="0.03398456" calcext:value-type="float">
            <text:p>0.03398456</text:p>
          </table:table-cell>
          <table:table-cell office:value-type="float" office:value="0.03129819" calcext:value-type="float">
            <text:p>0.03129819</text:p>
          </table:table-cell>
          <table:table-cell office:value-type="float" office:value="0.02857823" calcext:value-type="float">
            <text:p>0.02857823</text:p>
          </table:table-cell>
          <table:table-cell office:value-type="float" office:value="0.02583568" calcext:value-type="float">
            <text:p>0.02583568</text:p>
          </table:table-cell>
          <table:table-cell office:value-type="float" office:value="0.02308424" calcext:value-type="float">
            <text:p>0.02308424</text:p>
          </table:table-cell>
          <table:table-cell office:value-type="float" office:value="0.02034096" calcext:value-type="float">
            <text:p>0.02034096</text:p>
          </table:table-cell>
          <table:table-cell office:value-type="float" office:value="0.01762697" calcext:value-type="float">
            <text:p>0.01762697</text:p>
          </table:table-cell>
          <table:table-cell office:value-type="float" office:value="0.0149683" calcext:value-type="float">
            <text:p>0.0149683</text:p>
          </table:table-cell>
          <table:table-cell office:value-type="float" office:value="0.01239671" calcext:value-type="float">
            <text:p>0.01239671</text:p>
          </table:table-cell>
          <table:table-cell office:value-type="float" office:value="0.00995039" calcext:value-type="float">
            <text:p>0.00995039</text:p>
          </table:table-cell>
          <table:table-cell office:value-type="float" office:value="0.00767419" calcext:value-type="float">
            <text:p>0.00767419</text:p>
          </table:table-cell>
          <table:table-cell office:value-type="float" office:value="0.00561875" calcext:value-type="float">
            <text:p>0.00561875</text:p>
          </table:table-cell>
          <table:table-cell office:value-type="float" office:value="0.00383773" calcext:value-type="float">
            <text:p>0.00383773</text:p>
          </table:table-cell>
          <table:table-cell office:value-type="float" office:value="0.00238183" calcext:value-type="float">
            <text:p>0.00238183</text:p>
          </table:table-cell>
          <table:table-cell office:value-type="float" office:value="0.00128822" calcext:value-type="float">
            <text:p>0.00128822</text:p>
          </table:table-cell>
          <table:table-cell office:value-type="float" office:value="0.00056521" calcext:value-type="float">
            <text:p>0.00056521</text:p>
          </table:table-cell>
          <table:table-cell office:value-type="float" office:value="0.00017541" calcext:value-type="float">
            <text:p>0.00017541</text:p>
          </table:table-cell>
          <table:table-cell office:value-type="float" office:value="0.00002817" calcext:value-type="float">
            <text:p>0.00002817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0.07688351" calcext:value-type="float">
            <text:p>0.07688351</text:p>
          </table:table-cell>
          <table:table-cell office:value-type="float" office:value="0.0767648" calcext:value-type="float">
            <text:p>0.0767648</text:p>
          </table:table-cell>
          <table:table-cell office:value-type="float" office:value="0.07656686" calcext:value-type="float">
            <text:p>0.07656686</text:p>
          </table:table-cell>
          <table:table-cell office:value-type="float" office:value="0.07628955" calcext:value-type="float">
            <text:p>0.07628955</text:p>
          </table:table-cell>
          <table:table-cell office:value-type="float" office:value="0.0759327" calcext:value-type="float">
            <text:p>0.0759327</text:p>
          </table:table-cell>
          <table:table-cell office:value-type="float" office:value="0.07549608" calcext:value-type="float">
            <text:p>0.07549608</text:p>
          </table:table-cell>
          <table:table-cell office:value-type="float" office:value="0.07497939" calcext:value-type="float">
            <text:p>0.07497939</text:p>
          </table:table-cell>
          <table:table-cell office:value-type="float" office:value="0.07438231" calcext:value-type="float">
            <text:p>0.07438231</text:p>
          </table:table-cell>
          <table:table-cell office:value-type="float" office:value="0.07370444" calcext:value-type="float">
            <text:p>0.07370444</text:p>
          </table:table-cell>
          <table:table-cell office:value-type="float" office:value="0.07294535" calcext:value-type="float">
            <text:p>0.07294535</text:p>
          </table:table-cell>
          <table:table-cell office:value-type="float" office:value="0.07210456" calcext:value-type="float">
            <text:p>0.07210456</text:p>
          </table:table-cell>
          <table:table-cell office:value-type="float" office:value="0.07118154" calcext:value-type="float">
            <text:p>0.07118154</text:p>
          </table:table-cell>
          <table:table-cell office:value-type="float" office:value="0.07017573" calcext:value-type="float">
            <text:p>0.07017573</text:p>
          </table:table-cell>
          <table:table-cell office:value-type="float" office:value="0.06908651" calcext:value-type="float">
            <text:p>0.06908651</text:p>
          </table:table-cell>
          <table:table-cell office:value-type="float" office:value="0.06791324" calcext:value-type="float">
            <text:p>0.06791324</text:p>
          </table:table-cell>
          <table:table-cell office:value-type="float" office:value="0.06665525" calcext:value-type="float">
            <text:p>0.06665525</text:p>
          </table:table-cell>
          <table:table-cell office:value-type="float" office:value="0.06531184" calcext:value-type="float">
            <text:p>0.06531184</text:p>
          </table:table-cell>
          <table:table-cell office:value-type="float" office:value="0.06388231" calcext:value-type="float">
            <text:p>0.06388231</text:p>
          </table:table-cell>
          <table:table-cell office:value-type="float" office:value="0.06236596" calcext:value-type="float">
            <text:p>0.06236596</text:p>
          </table:table-cell>
          <table:table-cell office:value-type="float" office:value="0.06076209" calcext:value-type="float">
            <text:p>0.06076209</text:p>
          </table:table-cell>
          <table:table-cell office:value-type="float" office:value="0.05907003" calcext:value-type="float">
            <text:p>0.05907003</text:p>
          </table:table-cell>
          <table:table-cell office:value-type="float" office:value="0.05728921" calcext:value-type="float">
            <text:p>0.05728921</text:p>
          </table:table-cell>
          <table:table-cell office:value-type="float" office:value="0.05541911" calcext:value-type="float">
            <text:p>0.05541911</text:p>
          </table:table-cell>
          <table:table-cell office:value-type="float" office:value="0.05345937" calcext:value-type="float">
            <text:p>0.05345937</text:p>
          </table:table-cell>
          <table:table-cell office:value-type="float" office:value="0.0514098" calcext:value-type="float">
            <text:p>0.0514098</text:p>
          </table:table-cell>
          <table:table-cell office:value-type="float" office:value="0.04927046" calcext:value-type="float">
            <text:p>0.04927046</text:p>
          </table:table-cell>
          <table:table-cell office:value-type="float" office:value="0.04704177" calcext:value-type="float">
            <text:p>0.04704177</text:p>
          </table:table-cell>
          <table:table-cell office:value-type="float" office:value="0.04472458" calcext:value-type="float">
            <text:p>0.04472458</text:p>
          </table:table-cell>
          <table:table-cell office:value-type="float" office:value="0.04232036" calcext:value-type="float">
            <text:p>0.04232036</text:p>
          </table:table-cell>
          <table:table-cell office:value-type="float" office:value="0.03983133" calcext:value-type="float">
            <text:p>0.03983133</text:p>
          </table:table-cell>
          <table:table-cell office:value-type="float" office:value="0.03726073" calcext:value-type="float">
            <text:p>0.03726073</text:p>
          </table:table-cell>
          <table:table-cell office:value-type="float" office:value="0.03461315" calcext:value-type="float">
            <text:p>0.03461315</text:p>
          </table:table-cell>
          <table:table-cell office:value-type="float" office:value="0.03189486" calcext:value-type="float">
            <text:p>0.03189486</text:p>
          </table:table-cell>
          <table:table-cell office:value-type="float" office:value="0.02911439" calcext:value-type="float">
            <text:p>0.02911439</text:p>
          </table:table-cell>
          <table:table-cell office:value-type="float" office:value="0.02628313" calcext:value-type="float">
            <text:p>0.02628313</text:p>
          </table:table-cell>
          <table:table-cell office:value-type="float" office:value="0.02341617" calcext:value-type="float">
            <text:p>0.02341617</text:p>
          </table:table-cell>
          <table:table-cell office:value-type="float" office:value="0.02053335" calcext:value-type="float">
            <text:p>0.02053335</text:p>
          </table:table-cell>
          <table:table-cell office:value-type="float" office:value="0.01766041" calcext:value-type="float">
            <text:p>0.01766041</text:p>
          </table:table-cell>
          <table:table-cell office:value-type="float" office:value="0.01483049" calcext:value-type="float">
            <text:p>0.01483049</text:p>
          </table:table-cell>
          <table:table-cell office:value-type="float" office:value="0.0120855" calcext:value-type="float">
            <text:p>0.0120855</text:p>
          </table:table-cell>
          <table:table-cell office:value-type="float" office:value="0.00947732" calcext:value-type="float">
            <text:p>0.00947732</text:p>
          </table:table-cell>
          <table:table-cell office:value-type="float" office:value="0.00706803" calcext:value-type="float">
            <text:p>0.00706803</text:p>
          </table:table-cell>
          <table:table-cell office:value-type="float" office:value="0.00492805" calcext:value-type="float">
            <text:p>0.00492805</text:p>
          </table:table-cell>
          <table:table-cell office:value-type="float" office:value="0.00313035" calcext:value-type="float">
            <text:p>0.00313035</text:p>
          </table:table-cell>
          <table:table-cell office:value-type="float" office:value="0.00173845" calcext:value-type="float">
            <text:p>0.00173845</text:p>
          </table:table-cell>
          <table:table-cell office:value-type="float" office:value="0.00078638" calcext:value-type="float">
            <text:p>0.00078638</text:p>
          </table:table-cell>
          <table:table-cell office:value-type="float" office:value="0.0002529" calcext:value-type="float">
            <text:p>0.0002529</text:p>
          </table:table-cell>
          <table:table-cell office:value-type="float" office:value="0.00004236" calcext:value-type="float">
            <text:p>0.00004236</text:p>
          </table:table-cell>
          <table:table-cell office:value-type="float" office:value="0.00000135" calcext:value-type="float">
            <text:p>0.0000013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.07167762" calcext:value-type="float">
            <text:p>0.07167762</text:p>
          </table:table-cell>
          <table:table-cell office:value-type="float" office:value="0.07185298" calcext:value-type="float">
            <text:p>0.07185298</text:p>
          </table:table-cell>
          <table:table-cell office:value-type="float" office:value="0.07195403" calcext:value-type="float">
            <text:p>0.07195403</text:p>
          </table:table-cell>
          <table:table-cell office:value-type="float" office:value="0.07198011" calcext:value-type="float">
            <text:p>0.07198011</text:p>
          </table:table-cell>
          <table:table-cell office:value-type="float" office:value="0.07193051" calcext:value-type="float">
            <text:p>0.07193051</text:p>
          </table:table-cell>
          <table:table-cell office:value-type="float" office:value="0.07180445" calcext:value-type="float">
            <text:p>0.07180445</text:p>
          </table:table-cell>
          <table:table-cell office:value-type="float" office:value="0.07160109" calcext:value-type="float">
            <text:p>0.07160109</text:p>
          </table:table-cell>
          <table:table-cell office:value-type="float" office:value="0.07131952" calcext:value-type="float">
            <text:p>0.07131952</text:p>
          </table:table-cell>
          <table:table-cell office:value-type="float" office:value="0.07095878" calcext:value-type="float">
            <text:p>0.07095878</text:p>
          </table:table-cell>
          <table:table-cell office:value-type="float" office:value="0.07051783" calcext:value-type="float">
            <text:p>0.07051783</text:p>
          </table:table-cell>
          <table:table-cell office:value-type="float" office:value="0.06999555" calcext:value-type="float">
            <text:p>0.06999555</text:p>
          </table:table-cell>
          <table:table-cell office:value-type="float" office:value="0.06939077" calcext:value-type="float">
            <text:p>0.06939077</text:p>
          </table:table-cell>
          <table:table-cell office:value-type="float" office:value="0.06870224" calcext:value-type="float">
            <text:p>0.06870224</text:p>
          </table:table-cell>
          <table:table-cell office:value-type="float" office:value="0.06792862" calcext:value-type="float">
            <text:p>0.06792862</text:p>
          </table:table-cell>
          <table:table-cell office:value-type="float" office:value="0.06706851" calcext:value-type="float">
            <text:p>0.06706851</text:p>
          </table:table-cell>
          <table:table-cell office:value-type="float" office:value="0.06612042" calcext:value-type="float">
            <text:p>0.06612042</text:p>
          </table:table-cell>
          <table:table-cell office:value-type="float" office:value="0.0650828" calcext:value-type="float">
            <text:p>0.0650828</text:p>
          </table:table-cell>
          <table:table-cell office:value-type="float" office:value="0.06395403" calcext:value-type="float">
            <text:p>0.06395403</text:p>
          </table:table-cell>
          <table:table-cell office:value-type="float" office:value="0.06273241" calcext:value-type="float">
            <text:p>0.06273241</text:p>
          </table:table-cell>
          <table:table-cell office:value-type="float" office:value="0.0614162" calcext:value-type="float">
            <text:p>0.0614162</text:p>
          </table:table-cell>
          <table:table-cell office:value-type="float" office:value="0.06000358" calcext:value-type="float">
            <text:p>0.06000358</text:p>
          </table:table-cell>
          <table:table-cell office:value-type="float" office:value="0.05849273" calcext:value-type="float">
            <text:p>0.05849273</text:p>
          </table:table-cell>
          <table:table-cell office:value-type="float" office:value="0.0568818" calcext:value-type="float">
            <text:p>0.0568818</text:p>
          </table:table-cell>
          <table:table-cell office:value-type="float" office:value="0.05516894" calcext:value-type="float">
            <text:p>0.05516894</text:p>
          </table:table-cell>
          <table:table-cell office:value-type="float" office:value="0.05335239" calcext:value-type="float">
            <text:p>0.05335239</text:p>
          </table:table-cell>
          <table:table-cell office:value-type="float" office:value="0.05143048" calcext:value-type="float">
            <text:p>0.05143048</text:p>
          </table:table-cell>
          <table:table-cell office:value-type="float" office:value="0.0494017" calcext:value-type="float">
            <text:p>0.0494017</text:p>
          </table:table-cell>
          <table:table-cell office:value-type="float" office:value="0.04726485" calcext:value-type="float">
            <text:p>0.04726485</text:p>
          </table:table-cell>
          <table:table-cell office:value-type="float" office:value="0.04501911" calcext:value-type="float">
            <text:p>0.04501911</text:p>
          </table:table-cell>
          <table:table-cell office:value-type="float" office:value="0.04266426" calcext:value-type="float">
            <text:p>0.04266426</text:p>
          </table:table-cell>
          <table:table-cell office:value-type="float" office:value="0.04020088" calcext:value-type="float">
            <text:p>0.04020088</text:p>
          </table:table-cell>
          <table:table-cell office:value-type="float" office:value="0.03763065" calcext:value-type="float">
            <text:p>0.03763065</text:p>
          </table:table-cell>
          <table:table-cell office:value-type="float" office:value="0.03495682" calcext:value-type="float">
            <text:p>0.03495682</text:p>
          </table:table-cell>
          <table:table-cell office:value-type="float" office:value="0.03218471" calcext:value-type="float">
            <text:p>0.03218471</text:p>
          </table:table-cell>
          <table:table-cell office:value-type="float" office:value="0.02932247" calcext:value-type="float">
            <text:p>0.02932247</text:p>
          </table:table-cell>
          <table:table-cell office:value-type="float" office:value="0.02638204" calcext:value-type="float">
            <text:p>0.02638204</text:p>
          </table:table-cell>
          <table:table-cell office:value-type="float" office:value="0.02338039" calcext:value-type="float">
            <text:p>0.02338039</text:p>
          </table:table-cell>
          <table:table-cell office:value-type="float" office:value="0.02034117" calcext:value-type="float">
            <text:p>0.02034117</text:p>
          </table:table-cell>
          <table:table-cell office:value-type="float" office:value="0.01729661" calcext:value-type="float">
            <text:p>0.01729661</text:p>
          </table:table-cell>
          <table:table-cell office:value-type="float" office:value="0.01428981" calcext:value-type="float">
            <text:p>0.01428981</text:p>
          </table:table-cell>
          <table:table-cell office:value-type="float" office:value="0.01137701" calcext:value-type="float">
            <text:p>0.01137701</text:p>
          </table:table-cell>
          <table:table-cell office:value-type="float" office:value="0.00862919" calcext:value-type="float">
            <text:p>0.00862919</text:p>
          </table:table-cell>
          <table:table-cell office:value-type="float" office:value="0.00613173" calcext:value-type="float">
            <text:p>0.00613173</text:p>
          </table:table-cell>
          <table:table-cell office:value-type="float" office:value="0.00397972" calcext:value-type="float">
            <text:p>0.00397972</text:p>
          </table:table-cell>
          <table:table-cell office:value-type="float" office:value="0.00226547" calcext:value-type="float">
            <text:p>0.00226547</text:p>
          </table:table-cell>
          <table:table-cell office:value-type="float" office:value="0.00105466" calcext:value-type="float">
            <text:p>0.00105466</text:p>
          </table:table-cell>
          <table:table-cell office:value-type="float" office:value="0.00035089" calcext:value-type="float">
            <text:p>0.00035089</text:p>
          </table:table-cell>
          <table:table-cell office:value-type="float" office:value="0.00006122" calcext:value-type="float">
            <text:p>0.00006122</text:p>
          </table:table-cell>
          <table:table-cell office:value-type="float" office:value="0.00000205" calcext:value-type="float">
            <text:p>0.000002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.06713339" calcext:value-type="float">
            <text:p>0.06713339</text:p>
          </table:table-cell>
          <table:table-cell office:value-type="float" office:value="0.06753292" calcext:value-type="float">
            <text:p>0.06753292</text:p>
          </table:table-cell>
          <table:table-cell office:value-type="float" office:value="0.06786426" calcext:value-type="float">
            <text:p>0.06786426</text:p>
          </table:table-cell>
          <table:table-cell office:value-type="float" office:value="0.06812637" calcext:value-type="float">
            <text:p>0.06812637</text:p>
          </table:table-cell>
          <table:table-cell office:value-type="float" office:value="0.06831813" calcext:value-type="float">
            <text:p>0.06831813</text:p>
          </table:table-cell>
          <table:table-cell office:value-type="float" office:value="0.06843835" calcext:value-type="float">
            <text:p>0.06843835</text:p>
          </table:table-cell>
          <table:table-cell office:value-type="float" office:value="0.06848578" calcext:value-type="float">
            <text:p>0.06848578</text:p>
          </table:table-cell>
          <table:table-cell office:value-type="float" office:value="0.0684591" calcext:value-type="float">
            <text:p>0.0684591</text:p>
          </table:table-cell>
          <table:table-cell office:value-type="float" office:value="0.06835687" calcext:value-type="float">
            <text:p>0.06835687</text:p>
          </table:table-cell>
          <table:table-cell office:value-type="float" office:value="0.06817762" calcext:value-type="float">
            <text:p>0.06817762</text:p>
          </table:table-cell>
          <table:table-cell office:value-type="float" office:value="0.06791973" calcext:value-type="float">
            <text:p>0.06791973</text:p>
          </table:table-cell>
          <table:table-cell office:value-type="float" office:value="0.06758153" calcext:value-type="float">
            <text:p>0.06758153</text:p>
          </table:table-cell>
          <table:table-cell office:value-type="float" office:value="0.06716122" calcext:value-type="float">
            <text:p>0.06716122</text:p>
          </table:table-cell>
          <table:table-cell office:value-type="float" office:value="0.06665691" calcext:value-type="float">
            <text:p>0.06665691</text:p>
          </table:table-cell>
          <table:table-cell office:value-type="float" office:value="0.06606658" calcext:value-type="float">
            <text:p>0.06606658</text:p>
          </table:table-cell>
          <table:table-cell office:value-type="float" office:value="0.06538809" calcext:value-type="float">
            <text:p>0.06538809</text:p>
          </table:table-cell>
          <table:table-cell office:value-type="float" office:value="0.0646192" calcext:value-type="float">
            <text:p>0.0646192</text:p>
          </table:table-cell>
          <table:table-cell office:value-type="float" office:value="0.06375751" calcext:value-type="float">
            <text:p>0.06375751</text:p>
          </table:table-cell>
          <table:table-cell office:value-type="float" office:value="0.06280053" calcext:value-type="float">
            <text:p>0.06280053</text:p>
          </table:table-cell>
          <table:table-cell office:value-type="float" office:value="0.06174559" calcext:value-type="float">
            <text:p>0.06174559</text:p>
          </table:table-cell>
          <table:table-cell office:value-type="float" office:value="0.06058994" calcext:value-type="float">
            <text:p>0.06058994</text:p>
          </table:table-cell>
          <table:table-cell office:value-type="float" office:value="0.05933064" calcext:value-type="float">
            <text:p>0.05933064</text:p>
          </table:table-cell>
          <table:table-cell office:value-type="float" office:value="0.05796469" calcext:value-type="float">
            <text:p>0.05796469</text:p>
          </table:table-cell>
          <table:table-cell office:value-type="float" office:value="0.05648893" calcext:value-type="float">
            <text:p>0.05648893</text:p>
          </table:table-cell>
          <table:table-cell office:value-type="float" office:value="0.05490017" calcext:value-type="float">
            <text:p>0.05490017</text:p>
          </table:table-cell>
          <table:table-cell office:value-type="float" office:value="0.05319512" calcext:value-type="float">
            <text:p>0.05319512</text:p>
          </table:table-cell>
          <table:table-cell office:value-type="float" office:value="0.05137052" calcext:value-type="float">
            <text:p>0.05137052</text:p>
          </table:table-cell>
          <table:table-cell office:value-type="float" office:value="0.04942318" calcext:value-type="float">
            <text:p>0.04942318</text:p>
          </table:table-cell>
          <table:table-cell office:value-type="float" office:value="0.0473501" calcext:value-type="float">
            <text:p>0.0473501</text:p>
          </table:table-cell>
          <table:table-cell office:value-type="float" office:value="0.04514859" calcext:value-type="float">
            <text:p>0.04514859</text:p>
          </table:table-cell>
          <table:table-cell office:value-type="float" office:value="0.04281651" calcext:value-type="float">
            <text:p>0.04281651</text:p>
          </table:table-cell>
          <table:table-cell office:value-type="float" office:value="0.04035256" calcext:value-type="float">
            <text:p>0.04035256</text:p>
          </table:table-cell>
          <table:table-cell office:value-type="float" office:value="0.03775666" calcext:value-type="float">
            <text:p>0.03775666</text:p>
          </table:table-cell>
          <table:table-cell office:value-type="float" office:value="0.03503054" calcext:value-type="float">
            <text:p>0.03503054</text:p>
          </table:table-cell>
          <table:table-cell office:value-type="float" office:value="0.03217849" calcext:value-type="float">
            <text:p>0.03217849</text:p>
          </table:table-cell>
          <table:table-cell office:value-type="float" office:value="0.02920845" calcext:value-type="float">
            <text:p>0.02920845</text:p>
          </table:table-cell>
          <table:table-cell office:value-type="float" office:value="0.02613341" calcext:value-type="float">
            <text:p>0.02613341</text:p>
          </table:table-cell>
          <table:table-cell office:value-type="float" office:value="0.02297333" calcext:value-type="float">
            <text:p>0.02297333</text:p>
          </table:table-cell>
          <table:table-cell office:value-type="float" office:value="0.01975762" calcext:value-type="float">
            <text:p>0.01975762</text:p>
          </table:table-cell>
          <table:table-cell office:value-type="float" office:value="0.01652817" calcext:value-type="float">
            <text:p>0.01652817</text:p>
          </table:table-cell>
          <table:table-cell office:value-type="float" office:value="0.01334278" calcext:value-type="float">
            <text:p>0.01334278</text:p>
          </table:table-cell>
          <table:table-cell office:value-type="float" office:value="0.01027842" calcext:value-type="float">
            <text:p>0.01027842</text:p>
          </table:table-cell>
          <table:table-cell office:value-type="float" office:value="0.00743283" calcext:value-type="float">
            <text:p>0.00743283</text:p>
          </table:table-cell>
          <table:table-cell office:value-type="float" office:value="0.0049218" calcext:value-type="float">
            <text:p>0.0049218</text:p>
          </table:table-cell>
          <table:table-cell office:value-type="float" office:value="0.00286744" calcext:value-type="float">
            <text:p>0.00286744</text:p>
          </table:table-cell>
          <table:table-cell office:value-type="float" office:value="0.00137165" calcext:value-type="float">
            <text:p>0.00137165</text:p>
          </table:table-cell>
          <table:table-cell office:value-type="float" office:value="0.00047135" calcext:value-type="float">
            <text:p>0.00047135</text:p>
          </table:table-cell>
          <table:table-cell office:value-type="float" office:value="0.00008552" calcext:value-type="float">
            <text:p>0.00008552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1" calcext:value-type="float">
            <text:p>0.000001</text:p>
          </table:table-cell>
          <table:table-cell table:number-columns-repeated="30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06"/>
          <table:table-cell office:value-type="float" office:value="0.125" calcext:value-type="float">
            <text:p>0.125</text:p>
          </table:table-cell>
          <table:table-cell office:value-type="float" office:value="0.11924394" calcext:value-type="float">
            <text:p>0.11924394</text:p>
          </table:table-cell>
          <table:table-cell office:value-type="float" office:value="0.11364046" calcext:value-type="float">
            <text:p>0.11364046</text:p>
          </table:table-cell>
          <table:table-cell office:value-type="float" office:value="0.10818681" calcext:value-type="float">
            <text:p>0.10818681</text:p>
          </table:table-cell>
          <table:table-cell office:value-type="float" office:value="0.10288045" calcext:value-type="float">
            <text:p>0.10288045</text:p>
          </table:table-cell>
          <table:table-cell office:value-type="float" office:value="0.09771906" calcext:value-type="float">
            <text:p>0.09771906</text:p>
          </table:table-cell>
          <table:table-cell office:value-type="float" office:value="0.09270049" calcext:value-type="float">
            <text:p>0.09270049</text:p>
          </table:table-cell>
          <table:table-cell office:value-type="float" office:value="0.08782281" calcext:value-type="float">
            <text:p>0.08782281</text:p>
          </table:table-cell>
          <table:table-cell office:value-type="float" office:value="0.08308425" calcext:value-type="float">
            <text:p>0.08308425</text:p>
          </table:table-cell>
          <table:table-cell office:value-type="float" office:value="0.0784832" calcext:value-type="float">
            <text:p>0.0784832</text:p>
          </table:table-cell>
          <table:table-cell office:value-type="float" office:value="0.07401823" calcext:value-type="float">
            <text:p>0.07401823</text:p>
          </table:table-cell>
          <table:table-cell office:value-type="float" office:value="0.06968806" calcext:value-type="float">
            <text:p>0.06968806</text:p>
          </table:table-cell>
          <table:table-cell office:value-type="float" office:value="0.06549155" calcext:value-type="float">
            <text:p>0.06549155</text:p>
          </table:table-cell>
          <table:table-cell office:value-type="float" office:value="0.06142772" calcext:value-type="float">
            <text:p>0.06142772</text:p>
          </table:table-cell>
          <table:table-cell office:value-type="float" office:value="0.05749573" calcext:value-type="float">
            <text:p>0.05749573</text:p>
          </table:table-cell>
          <table:table-cell office:value-type="float" office:value="0.05369486" calcext:value-type="float">
            <text:p>0.05369486</text:p>
          </table:table-cell>
          <table:table-cell office:value-type="float" office:value="0.05002452" calcext:value-type="float">
            <text:p>0.05002452</text:p>
          </table:table-cell>
          <table:table-cell office:value-type="float" office:value="0.04648428" calcext:value-type="float">
            <text:p>0.04648428</text:p>
          </table:table-cell>
          <table:table-cell office:value-type="float" office:value="0.0430738" calcext:value-type="float">
            <text:p>0.0430738</text:p>
          </table:table-cell>
          <table:table-cell office:value-type="float" office:value="0.03979288" calcext:value-type="float">
            <text:p>0.03979288</text:p>
          </table:table-cell>
          <table:table-cell office:value-type="float" office:value="0.03664142" calcext:value-type="float">
            <text:p>0.03664142</text:p>
          </table:table-cell>
          <table:table-cell office:value-type="float" office:value="0.03361944" calcext:value-type="float">
            <text:p>0.03361944</text:p>
          </table:table-cell>
          <table:table-cell office:value-type="float" office:value="0.03072708" calcext:value-type="float">
            <text:p>0.03072708</text:p>
          </table:table-cell>
          <table:table-cell office:value-type="float" office:value="0.02796457" calcext:value-type="float">
            <text:p>0.02796457</text:p>
          </table:table-cell>
          <table:table-cell office:value-type="float" office:value="0.02533223" calcext:value-type="float">
            <text:p>0.02533223</text:p>
          </table:table-cell>
          <table:table-cell office:value-type="float" office:value="0.02283048" calcext:value-type="float">
            <text:p>0.02283048</text:p>
          </table:table-cell>
          <table:table-cell office:value-type="float" office:value="0.0204598" calcext:value-type="float">
            <text:p>0.0204598</text:p>
          </table:table-cell>
          <table:table-cell office:value-type="float" office:value="0.01822075" calcext:value-type="float">
            <text:p>0.01822075</text:p>
          </table:table-cell>
          <table:table-cell office:value-type="float" office:value="0.01611392" calcext:value-type="float">
            <text:p>0.01611392</text:p>
          </table:table-cell>
          <table:table-cell office:value-type="float" office:value="0.01413992" calcext:value-type="float">
            <text:p>0.01413992</text:p>
          </table:table-cell>
          <table:table-cell office:value-type="float" office:value="0.01229935" calcext:value-type="float">
            <text:p>0.01229935</text:p>
          </table:table-cell>
          <table:table-cell office:value-type="float" office:value="0.01059276" calcext:value-type="float">
            <text:p>0.01059276</text:p>
          </table:table-cell>
          <table:table-cell office:value-type="float" office:value="0.0090206" calcext:value-type="float">
            <text:p>0.0090206</text:p>
          </table:table-cell>
          <table:table-cell office:value-type="float" office:value="0.00758315" calcext:value-type="float">
            <text:p>0.00758315</text:p>
          </table:table-cell>
          <table:table-cell office:value-type="float" office:value="0.00628042" calcext:value-type="float">
            <text:p>0.00628042</text:p>
          </table:table-cell>
          <table:table-cell office:value-type="float" office:value="0.00511206" calcext:value-type="float">
            <text:p>0.00511206</text:p>
          </table:table-cell>
          <table:table-cell office:value-type="float" office:value="0.00407719" calcext:value-type="float">
            <text:p>0.00407719</text:p>
          </table:table-cell>
          <table:table-cell office:value-type="float" office:value="0.00317424" calcext:value-type="float">
            <text:p>0.00317424</text:p>
          </table:table-cell>
          <table:table-cell office:value-type="float" office:value="0.0024007" calcext:value-type="float">
            <text:p>0.0024007</text:p>
          </table:table-cell>
          <table:table-cell office:value-type="float" office:value="0.00175285" calcext:value-type="float">
            <text:p>0.00175285</text:p>
          </table:table-cell>
          <table:table-cell office:value-type="float" office:value="0.00122542" calcext:value-type="float">
            <text:p>0.00122542</text:p>
          </table:table-cell>
          <table:table-cell office:value-type="float" office:value="0.00081122" calcext:value-type="float">
            <text:p>0.00081122</text:p>
          </table:table-cell>
          <table:table-cell office:value-type="float" office:value="0.00050076" calcext:value-type="float">
            <text:p>0.00050076</text:p>
          </table:table-cell>
          <table:table-cell office:value-type="float" office:value="0.00028198" calcext:value-type="float">
            <text:p>0.00028198</text:p>
          </table:table-cell>
          <table:table-cell office:value-type="float" office:value="0.00014019" calcext:value-type="float">
            <text:p>0.00014019</text:p>
          </table:table-cell>
          <table:table-cell office:value-type="float" office:value="0.00005845" calcext:value-type="float">
            <text:p>0.00005845</text:p>
          </table:table-cell>
          <table:table-cell office:value-type="float" office:value="0.00001874" calcext:value-type="float">
            <text:p>0.00001874</text:p>
          </table:table-cell>
          <table:table-cell office:value-type="float" office:value="0.00000392" calcext:value-type="float">
            <text:p>0.00000392</text:p>
          </table:table-cell>
          <table:table-cell table:number-columns-repeated="3" office:value-type="float" office:value="0.000001" calcext:value-type="float">
            <text:p>0.000001</text:p>
          </table:table-cell>
          <table:table-cell office:value-type="float" office:value="0.11111111" calcext:value-type="float">
            <text:p>0.11111111</text:p>
          </table:table-cell>
          <table:table-cell office:value-type="float" office:value="0.10713005" calcext:value-type="float">
            <text:p>0.10713005</text:p>
          </table:table-cell>
          <table:table-cell office:value-type="float" office:value="0.10318791" calcext:value-type="float">
            <text:p>0.10318791</text:p>
          </table:table-cell>
          <table:table-cell office:value-type="float" office:value="0.09928628" calcext:value-type="float">
            <text:p>0.09928628</text:p>
          </table:table-cell>
          <table:table-cell office:value-type="float" office:value="0.09542671" calcext:value-type="float">
            <text:p>0.09542671</text:p>
          </table:table-cell>
          <table:table-cell office:value-type="float" office:value="0.09161076" calcext:value-type="float">
            <text:p>0.09161076</text:p>
          </table:table-cell>
          <table:table-cell office:value-type="float" office:value="0.08784" calcext:value-type="float">
            <text:p>0.08784</text:p>
          </table:table-cell>
          <table:table-cell office:value-type="float" office:value="0.08411599" calcext:value-type="float">
            <text:p>0.08411599</text:p>
          </table:table-cell>
          <table:table-cell office:value-type="float" office:value="0.08044031" calcext:value-type="float">
            <text:p>0.08044031</text:p>
          </table:table-cell>
          <table:table-cell office:value-type="float" office:value="0.0768146" calcext:value-type="float">
            <text:p>0.0768146</text:p>
          </table:table-cell>
          <table:table-cell office:value-type="float" office:value="0.07324049" calcext:value-type="float">
            <text:p>0.07324049</text:p>
          </table:table-cell>
          <table:table-cell office:value-type="float" office:value="0.06971968" calcext:value-type="float">
            <text:p>0.06971968</text:p>
          </table:table-cell>
          <table:table-cell office:value-type="float" office:value="0.06625392" calcext:value-type="float">
            <text:p>0.06625392</text:p>
          </table:table-cell>
          <table:table-cell office:value-type="float" office:value="0.06284501" calcext:value-type="float">
            <text:p>0.06284501</text:p>
          </table:table-cell>
          <table:table-cell office:value-type="float" office:value="0.05949481" calcext:value-type="float">
            <text:p>0.05949481</text:p>
          </table:table-cell>
          <table:table-cell office:value-type="float" office:value="0.05620527" calcext:value-type="float">
            <text:p>0.05620527</text:p>
          </table:table-cell>
          <table:table-cell office:value-type="float" office:value="0.05297841" calcext:value-type="float">
            <text:p>0.05297841</text:p>
          </table:table-cell>
          <table:table-cell office:value-type="float" office:value="0.04981636" calcext:value-type="float">
            <text:p>0.04981636</text:p>
          </table:table-cell>
          <table:table-cell office:value-type="float" office:value="0.04672133" calcext:value-type="float">
            <text:p>0.04672133</text:p>
          </table:table-cell>
          <table:table-cell office:value-type="float" office:value="0.04369566" calcext:value-type="float">
            <text:p>0.04369566</text:p>
          </table:table-cell>
          <table:table-cell office:value-type="float" office:value="0.04074181" calcext:value-type="float">
            <text:p>0.04074181</text:p>
          </table:table-cell>
          <table:table-cell office:value-type="float" office:value="0.03786235" calcext:value-type="float">
            <text:p>0.03786235</text:p>
          </table:table-cell>
          <table:table-cell office:value-type="float" office:value="0.03506004" calcext:value-type="float">
            <text:p>0.03506004</text:p>
          </table:table-cell>
          <table:table-cell office:value-type="float" office:value="0.03233776" calcext:value-type="float">
            <text:p>0.03233776</text:p>
          </table:table-cell>
          <table:table-cell office:value-type="float" office:value="0.02969857" calcext:value-type="float">
            <text:p>0.02969857</text:p>
          </table:table-cell>
          <table:table-cell office:value-type="float" office:value="0.0271457" calcext:value-type="float">
            <text:p>0.0271457</text:p>
          </table:table-cell>
          <table:table-cell office:value-type="float" office:value="0.02468258" calcext:value-type="float">
            <text:p>0.02468258</text:p>
          </table:table-cell>
          <table:table-cell office:value-type="float" office:value="0.02231285" calcext:value-type="float">
            <text:p>0.02231285</text:p>
          </table:table-cell>
          <table:table-cell office:value-type="float" office:value="0.02004034" calcext:value-type="float">
            <text:p>0.02004034</text:p>
          </table:table-cell>
          <table:table-cell office:value-type="float" office:value="0.01786909" calcext:value-type="float">
            <text:p>0.01786909</text:p>
          </table:table-cell>
          <table:table-cell office:value-type="float" office:value="0.01580338" calcext:value-type="float">
            <text:p>0.01580338</text:p>
          </table:table-cell>
          <table:table-cell office:value-type="float" office:value="0.01384764" calcext:value-type="float">
            <text:p>0.01384764</text:p>
          </table:table-cell>
          <table:table-cell office:value-type="float" office:value="0.01200653" calcext:value-type="float">
            <text:p>0.01200653</text:p>
          </table:table-cell>
          <table:table-cell office:value-type="float" office:value="0.01028483" calcext:value-type="float">
            <text:p>0.01028483</text:p>
          </table:table-cell>
          <table:table-cell office:value-type="float" office:value="0.00868739" calcext:value-type="float">
            <text:p>0.00868739</text:p>
          </table:table-cell>
          <table:table-cell office:value-type="float" office:value="0.00721905" calcext:value-type="float">
            <text:p>0.00721905</text:p>
          </table:table-cell>
          <table:table-cell office:value-type="float" office:value="0.00588449" calcext:value-type="float">
            <text:p>0.00588449</text:p>
          </table:table-cell>
          <table:table-cell office:value-type="float" office:value="0.00468799" calcext:value-type="float">
            <text:p>0.00468799</text:p>
          </table:table-cell>
          <table:table-cell office:value-type="float" office:value="0.00363315" calcext:value-type="float">
            <text:p>0.00363315</text:p>
          </table:table-cell>
          <table:table-cell office:value-type="float" office:value="0.00272247" calcext:value-type="float">
            <text:p>0.00272247</text:p>
          </table:table-cell>
          <table:table-cell office:value-type="float" office:value="0.00195675" calcext:value-type="float">
            <text:p>0.00195675</text:p>
          </table:table-cell>
          <table:table-cell office:value-type="float" office:value="0.00133438" calcext:value-type="float">
            <text:p>0.00133438</text:p>
          </table:table-cell>
          <table:table-cell office:value-type="float" office:value="0.00085044" calcext:value-type="float">
            <text:p>0.00085044</text:p>
          </table:table-cell>
          <table:table-cell office:value-type="float" office:value="0.00049572" calcext:value-type="float">
            <text:p>0.00049572</text:p>
          </table:table-cell>
          <table:table-cell office:value-type="float" office:value="0.00025588" calcext:value-type="float">
            <text:p>0.00025588</text:p>
          </table:table-cell>
          <table:table-cell office:value-type="float" office:value="0.00011117" calcext:value-type="float">
            <text:p>0.00011117</text:p>
          </table:table-cell>
          <table:table-cell office:value-type="float" office:value="0.00003729" calcext:value-type="float">
            <text:p>0.00003729</text:p>
          </table:table-cell>
          <table:table-cell office:value-type="float" office:value="0.00000821" calcext:value-type="float">
            <text:p>0.00000821</text:p>
          </table:table-cell>
          <table:table-cell table:number-columns-repeated="3" office:value-type="float" office:value="0.000001" calcext:value-type="float">
            <text:p>0.000001</text:p>
          </table:table-cell>
          <table:table-cell office:value-type="float" office:value="0.1" calcext:value-type="float">
            <text:p>0.1</text:p>
          </table:table-cell>
          <table:table-cell office:value-type="float" office:value="0.09726128" calcext:value-type="float">
            <text:p>0.09726128</text:p>
          </table:table-cell>
          <table:table-cell office:value-type="float" office:value="0.09450143" calcext:value-type="float">
            <text:p>0.09450143</text:p>
          </table:table-cell>
          <table:table-cell office:value-type="float" office:value="0.09172307" calcext:value-type="float">
            <text:p>0.09172307</text:p>
          </table:table-cell>
          <table:table-cell office:value-type="float" office:value="0.08892873" calcext:value-type="float">
            <text:p>0.08892873</text:p>
          </table:table-cell>
          <table:table-cell office:value-type="float" office:value="0.08612092" calcext:value-type="float">
            <text:p>0.08612092</text:p>
          </table:table-cell>
          <table:table-cell office:value-type="float" office:value="0.08330209" calcext:value-type="float">
            <text:p>0.08330209</text:p>
          </table:table-cell>
          <table:table-cell office:value-type="float" office:value="0.08047467" calcext:value-type="float">
            <text:p>0.08047467</text:p>
          </table:table-cell>
          <table:table-cell office:value-type="float" office:value="0.07764106" calcext:value-type="float">
            <text:p>0.07764106</text:p>
          </table:table-cell>
          <table:table-cell office:value-type="float" office:value="0.07480369" calcext:value-type="float">
            <text:p>0.07480369</text:p>
          </table:table-cell>
          <table:table-cell office:value-type="float" office:value="0.07196496" calcext:value-type="float">
            <text:p>0.07196496</text:p>
          </table:table-cell>
          <table:table-cell office:value-type="float" office:value="0.06912732" calcext:value-type="float">
            <text:p>0.06912732</text:p>
          </table:table-cell>
          <table:table-cell office:value-type="float" office:value="0.06629322" calcext:value-type="float">
            <text:p>0.06629322</text:p>
          </table:table-cell>
          <table:table-cell office:value-type="float" office:value="0.06346517" calcext:value-type="float">
            <text:p>0.06346517</text:p>
          </table:table-cell>
          <table:table-cell office:value-type="float" office:value="0.06064575" calcext:value-type="float">
            <text:p>0.06064575</text:p>
          </table:table-cell>
          <table:table-cell office:value-type="float" office:value="0.0578376" calcext:value-type="float">
            <text:p>0.0578376</text:p>
          </table:table-cell>
          <table:table-cell office:value-type="float" office:value="0.05504342" calcext:value-type="float">
            <text:p>0.05504342</text:p>
          </table:table-cell>
          <table:table-cell office:value-type="float" office:value="0.05226605" calcext:value-type="float">
            <text:p>0.05226605</text:p>
          </table:table-cell>
          <table:table-cell office:value-type="float" office:value="0.04950842" calcext:value-type="float">
            <text:p>0.04950842</text:p>
          </table:table-cell>
          <table:table-cell office:value-type="float" office:value="0.04677361" calcext:value-type="float">
            <text:p>0.04677361</text:p>
          </table:table-cell>
          <table:table-cell office:value-type="float" office:value="0.04406485" calcext:value-type="float">
            <text:p>0.04406485</text:p>
          </table:table-cell>
          <table:table-cell office:value-type="float" office:value="0.04138553" calcext:value-type="float">
            <text:p>0.04138553</text:p>
          </table:table-cell>
          <table:table-cell office:value-type="float" office:value="0.03873927" calcext:value-type="float">
            <text:p>0.03873927</text:p>
          </table:table-cell>
          <table:table-cell office:value-type="float" office:value="0.03612991" calcext:value-type="float">
            <text:p>0.03612991</text:p>
          </table:table-cell>
          <table:table-cell office:value-type="float" office:value="0.03356152" calcext:value-type="float">
            <text:p>0.03356152</text:p>
          </table:table-cell>
          <table:table-cell office:value-type="float" office:value="0.03103848" calcext:value-type="float">
            <text:p>0.03103848</text:p>
          </table:table-cell>
          <table:table-cell office:value-type="float" office:value="0.02856549" calcext:value-type="float">
            <text:p>0.02856549</text:p>
          </table:table-cell>
          <table:table-cell office:value-type="float" office:value="0.02614759" calcext:value-type="float">
            <text:p>0.02614759</text:p>
          </table:table-cell>
          <table:table-cell office:value-type="float" office:value="0.02379023" calcext:value-type="float">
            <text:p>0.02379023</text:p>
          </table:table-cell>
          <table:table-cell office:value-type="float" office:value="0.02149929" calcext:value-type="float">
            <text:p>0.02149929</text:p>
          </table:table-cell>
          <table:table-cell office:value-type="float" office:value="0.01928112" calcext:value-type="float">
            <text:p>0.01928112</text:p>
          </table:table-cell>
          <table:table-cell office:value-type="float" office:value="0.01714262" calcext:value-type="float">
            <text:p>0.01714262</text:p>
          </table:table-cell>
          <table:table-cell office:value-type="float" office:value="0.01509119" calcext:value-type="float">
            <text:p>0.01509119</text:p>
          </table:table-cell>
          <table:table-cell office:value-type="float" office:value="0.01313486" calcext:value-type="float">
            <text:p>0.01313486</text:p>
          </table:table-cell>
          <table:table-cell office:value-type="float" office:value="0.01128221" calcext:value-type="float">
            <text:p>0.01128221</text:p>
          </table:table-cell>
          <table:table-cell office:value-type="float" office:value="0.00954241" calcext:value-type="float">
            <text:p>0.00954241</text:p>
          </table:table-cell>
          <table:table-cell office:value-type="float" office:value="0.00792507" calcext:value-type="float">
            <text:p>0.00792507</text:p>
          </table:table-cell>
          <table:table-cell office:value-type="float" office:value="0.00644017" calcext:value-type="float">
            <text:p>0.00644017</text:p>
          </table:table-cell>
          <table:table-cell office:value-type="float" office:value="0.00509771" calcext:value-type="float">
            <text:p>0.00509771</text:p>
          </table:table-cell>
          <table:table-cell office:value-type="float" office:value="0.00390729" calcext:value-type="float">
            <text:p>0.00390729</text:p>
          </table:table-cell>
          <table:table-cell office:value-type="float" office:value="0.0028774" calcext:value-type="float">
            <text:p>0.0028774</text:p>
          </table:table-cell>
          <table:table-cell office:value-type="float" office:value="0.00201434" calcext:value-type="float">
            <text:p>0.00201434</text:p>
          </table:table-cell>
          <table:table-cell office:value-type="float" office:value="0.00132085" calcext:value-type="float">
            <text:p>0.00132085</text:p>
          </table:table-cell>
          <table:table-cell office:value-type="float" office:value="0.00079421" calcext:value-type="float">
            <text:p>0.00079421</text:p>
          </table:table-cell>
          <table:table-cell office:value-type="float" office:value="0.00042418" calcext:value-type="float">
            <text:p>0.00042418</text:p>
          </table:table-cell>
          <table:table-cell office:value-type="float" office:value="0.00019139" calcext:value-type="float">
            <text:p>0.00019139</text:p>
          </table:table-cell>
          <table:table-cell office:value-type="float" office:value="0.00006697" calcext:value-type="float">
            <text:p>0.00006697</text:p>
          </table:table-cell>
          <table:table-cell office:value-type="float" office:value="0.00001546" calcext:value-type="float">
            <text:p>0.00001546</text:p>
          </table:table-cell>
          <table:table-cell office:value-type="float" office:value="0.00000163" calcext:value-type="float">
            <text:p>0.00000163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0.09090909" calcext:value-type="float">
            <text:p>0.09090909</text:p>
          </table:table-cell>
          <table:table-cell office:value-type="float" office:value="0.08906405" calcext:value-type="float">
            <text:p>0.08906405</text:p>
          </table:table-cell>
          <table:table-cell office:value-type="float" office:value="0.08716693" calcext:value-type="float">
            <text:p>0.08716693</text:p>
          </table:table-cell>
          <table:table-cell office:value-type="float" office:value="0.08522011" calcext:value-type="float">
            <text:p>0.08522011</text:p>
          </table:table-cell>
          <table:table-cell office:value-type="float" office:value="0.08322594" calcext:value-type="float">
            <text:p>0.08322594</text:p>
          </table:table-cell>
          <table:table-cell office:value-type="float" office:value="0.0811867" calcext:value-type="float">
            <text:p>0.0811867</text:p>
          </table:table-cell>
          <table:table-cell office:value-type="float" office:value="0.07910461" calcext:value-type="float">
            <text:p>0.07910461</text:p>
          </table:table-cell>
          <table:table-cell office:value-type="float" office:value="0.07698188" calcext:value-type="float">
            <text:p>0.07698188</text:p>
          </table:table-cell>
          <table:table-cell office:value-type="float" office:value="0.07482071" calcext:value-type="float">
            <text:p>0.07482071</text:p>
          </table:table-cell>
          <table:table-cell office:value-type="float" office:value="0.07262327" calcext:value-type="float">
            <text:p>0.07262327</text:p>
          </table:table-cell>
          <table:table-cell office:value-type="float" office:value="0.07039174" calcext:value-type="float">
            <text:p>0.07039174</text:p>
          </table:table-cell>
          <table:table-cell office:value-type="float" office:value="0.06812832" calcext:value-type="float">
            <text:p>0.06812832</text:p>
          </table:table-cell>
          <table:table-cell office:value-type="float" office:value="0.06583523" calcext:value-type="float">
            <text:p>0.06583523</text:p>
          </table:table-cell>
          <table:table-cell office:value-type="float" office:value="0.06351472" calcext:value-type="float">
            <text:p>0.06351472</text:p>
          </table:table-cell>
          <table:table-cell office:value-type="float" office:value="0.06116912" calcext:value-type="float">
            <text:p>0.06116912</text:p>
          </table:table-cell>
          <table:table-cell office:value-type="float" office:value="0.0588008" calcext:value-type="float">
            <text:p>0.0588008</text:p>
          </table:table-cell>
          <table:table-cell office:value-type="float" office:value="0.05641223" calcext:value-type="float">
            <text:p>0.05641223</text:p>
          </table:table-cell>
          <table:table-cell office:value-type="float" office:value="0.05400597" calcext:value-type="float">
            <text:p>0.05400597</text:p>
          </table:table-cell>
          <table:table-cell office:value-type="float" office:value="0.05158473" calcext:value-type="float">
            <text:p>0.05158473</text:p>
          </table:table-cell>
          <table:table-cell office:value-type="float" office:value="0.04915133" calcext:value-type="float">
            <text:p>0.04915133</text:p>
          </table:table-cell>
          <table:table-cell office:value-type="float" office:value="0.04670878" calcext:value-type="float">
            <text:p>0.04670878</text:p>
          </table:table-cell>
          <table:table-cell office:value-type="float" office:value="0.04426029" calcext:value-type="float">
            <text:p>0.04426029</text:p>
          </table:table-cell>
          <table:table-cell office:value-type="float" office:value="0.0418093" calcext:value-type="float">
            <text:p>0.0418093</text:p>
          </table:table-cell>
          <table:table-cell office:value-type="float" office:value="0.0393595" calcext:value-type="float">
            <text:p>0.0393595</text:p>
          </table:table-cell>
          <table:table-cell office:value-type="float" office:value="0.03691491" calcext:value-type="float">
            <text:p>0.03691491</text:p>
          </table:table-cell>
          <table:table-cell office:value-type="float" office:value="0.03447988" calcext:value-type="float">
            <text:p>0.03447988</text:p>
          </table:table-cell>
          <table:table-cell office:value-type="float" office:value="0.0320592" calcext:value-type="float">
            <text:p>0.0320592</text:p>
          </table:table-cell>
          <table:table-cell office:value-type="float" office:value="0.02965809" calcext:value-type="float">
            <text:p>0.02965809</text:p>
          </table:table-cell>
          <table:table-cell office:value-type="float" office:value="0.02728234" calcext:value-type="float">
            <text:p>0.02728234</text:p>
          </table:table-cell>
          <table:table-cell office:value-type="float" office:value="0.02493835" calcext:value-type="float">
            <text:p>0.02493835</text:p>
          </table:table-cell>
          <table:table-cell office:value-type="float" office:value="0.0226332" calcext:value-type="float">
            <text:p>0.0226332</text:p>
          </table:table-cell>
          <table:table-cell office:value-type="float" office:value="0.0203748" calcext:value-type="float">
            <text:p>0.0203748</text:p>
          </table:table-cell>
          <table:table-cell office:value-type="float" office:value="0.01817195" calcext:value-type="float">
            <text:p>0.01817195</text:p>
          </table:table-cell>
          <table:table-cell office:value-type="float" office:value="0.01603447" calcext:value-type="float">
            <text:p>0.01603447</text:p>
          </table:table-cell>
          <table:table-cell office:value-type="float" office:value="0.01397329" calcext:value-type="float">
            <text:p>0.01397329</text:p>
          </table:table-cell>
          <table:table-cell office:value-type="float" office:value="0.01200057" calcext:value-type="float">
            <text:p>0.01200057</text:p>
          </table:table-cell>
          <table:table-cell office:value-type="float" office:value="0.01012973" calcext:value-type="float">
            <text:p>0.01012973</text:p>
          </table:table-cell>
          <table:table-cell office:value-type="float" office:value="0.00837546" calcext:value-type="float">
            <text:p>0.00837546</text:p>
          </table:table-cell>
          <table:table-cell office:value-type="float" office:value="0.00675357" calcext:value-type="float">
            <text:p>0.00675357</text:p>
          </table:table-cell>
          <table:table-cell office:value-type="float" office:value="0.00528065" calcext:value-type="float">
            <text:p>0.00528065</text:p>
          </table:table-cell>
          <table:table-cell office:value-type="float" office:value="0.0039734" calcext:value-type="float">
            <text:p>0.0039734</text:p>
          </table:table-cell>
          <table:table-cell office:value-type="float" office:value="0.00284746" calcext:value-type="float">
            <text:p>0.00284746</text:p>
          </table:table-cell>
          <table:table-cell office:value-type="float" office:value="0.00191551" calcext:value-type="float">
            <text:p>0.00191551</text:p>
          </table:table-cell>
          <table:table-cell office:value-type="float" office:value="0.00118464" calcext:value-type="float">
            <text:p>0.00118464</text:p>
          </table:table-cell>
          <table:table-cell office:value-type="float" office:value="0.00065278" calcext:value-type="float">
            <text:p>0.00065278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00011103" calcext:value-type="float">
            <text:p>0.00011103</text:p>
          </table:table-cell>
          <table:table-cell office:value-type="float" office:value="0.00002681" calcext:value-type="float">
            <text:p>0.00002681</text:p>
          </table:table-cell>
          <table:table-cell office:value-type="float" office:value="0.00000298" calcext:value-type="float">
            <text:p>0.00000298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0.08333333" calcext:value-type="float">
            <text:p>0.08333333</text:p>
          </table:table-cell>
          <table:table-cell office:value-type="float" office:value="0.08214548" calcext:value-type="float">
            <text:p>0.08214548</text:p>
          </table:table-cell>
          <table:table-cell office:value-type="float" office:value="0.08089081" calcext:value-type="float">
            <text:p>0.08089081</text:p>
          </table:table-cell>
          <table:table-cell office:value-type="float" office:value="0.0795711" calcext:value-type="float">
            <text:p>0.0795711</text:p>
          </table:table-cell>
          <table:table-cell office:value-type="float" office:value="0.07818807" calcext:value-type="float">
            <text:p>0.07818807</text:p>
          </table:table-cell>
          <table:table-cell office:value-type="float" office:value="0.07674339" calcext:value-type="float">
            <text:p>0.07674339</text:p>
          </table:table-cell>
          <table:table-cell office:value-type="float" office:value="0.07523869" calcext:value-type="float">
            <text:p>0.07523869</text:p>
          </table:table-cell>
          <table:table-cell office:value-type="float" office:value="0.07367559" calcext:value-type="float">
            <text:p>0.07367559</text:p>
          </table:table-cell>
          <table:table-cell office:value-type="float" office:value="0.07205564" calcext:value-type="float">
            <text:p>0.07205564</text:p>
          </table:table-cell>
          <table:table-cell office:value-type="float" office:value="0.07038043" calcext:value-type="float">
            <text:p>0.07038043</text:p>
          </table:table-cell>
          <table:table-cell office:value-type="float" office:value="0.06865153" calcext:value-type="float">
            <text:p>0.06865153</text:p>
          </table:table-cell>
          <table:table-cell office:value-type="float" office:value="0.06687049" calcext:value-type="float">
            <text:p>0.06687049</text:p>
          </table:table-cell>
          <table:table-cell office:value-type="float" office:value="0.06503892" calcext:value-type="float">
            <text:p>0.06503892</text:p>
          </table:table-cell>
          <table:table-cell office:value-type="float" office:value="0.06315843" calcext:value-type="float">
            <text:p>0.06315843</text:p>
          </table:table-cell>
          <table:table-cell office:value-type="float" office:value="0.06123068" calcext:value-type="float">
            <text:p>0.06123068</text:p>
          </table:table-cell>
          <table:table-cell office:value-type="float" office:value="0.0592574" calcext:value-type="float">
            <text:p>0.0592574</text:p>
          </table:table-cell>
          <table:table-cell office:value-type="float" office:value="0.05724036" calcext:value-type="float">
            <text:p>0.05724036</text:p>
          </table:table-cell>
          <table:table-cell office:value-type="float" office:value="0.05518145" calcext:value-type="float">
            <text:p>0.05518145</text:p>
          </table:table-cell>
          <table:table-cell office:value-type="float" office:value="0.05308265" calcext:value-type="float">
            <text:p>0.05308265</text:p>
          </table:table-cell>
          <table:table-cell office:value-type="float" office:value="0.05094607" calcext:value-type="float">
            <text:p>0.05094607</text:p>
          </table:table-cell>
          <table:table-cell office:value-type="float" office:value="0.04877401" calcext:value-type="float">
            <text:p>0.04877401</text:p>
          </table:table-cell>
          <table:table-cell office:value-type="float" office:value="0.04656892" calcext:value-type="float">
            <text:p>0.04656892</text:p>
          </table:table-cell>
          <table:table-cell office:value-type="float" office:value="0.0443335" calcext:value-type="float">
            <text:p>0.0443335</text:p>
          </table:table-cell>
          <table:table-cell office:value-type="float" office:value="0.0420707" calcext:value-type="float">
            <text:p>0.0420707</text:p>
          </table:table-cell>
          <table:table-cell office:value-type="float" office:value="0.0397838" calcext:value-type="float">
            <text:p>0.0397838</text:p>
          </table:table-cell>
          <table:table-cell office:value-type="float" office:value="0.03747645" calcext:value-type="float">
            <text:p>0.03747645</text:p>
          </table:table-cell>
          <table:table-cell office:value-type="float" office:value="0.03515273" calcext:value-type="float">
            <text:p>0.03515273</text:p>
          </table:table-cell>
          <table:table-cell office:value-type="float" office:value="0.03281723" calcext:value-type="float">
            <text:p>0.03281723</text:p>
          </table:table-cell>
          <table:table-cell office:value-type="float" office:value="0.03047518" calcext:value-type="float">
            <text:p>0.03047518</text:p>
          </table:table-cell>
          <table:table-cell office:value-type="float" office:value="0.0281325" calcext:value-type="float">
            <text:p>0.0281325</text:p>
          </table:table-cell>
          <table:table-cell office:value-type="float" office:value="0.02579596" calcext:value-type="float">
            <text:p>0.02579596</text:p>
          </table:table-cell>
          <table:table-cell office:value-type="float" office:value="0.02347334" calcext:value-type="float">
            <text:p>0.02347334</text:p>
          </table:table-cell>
          <table:table-cell office:value-type="float" office:value="0.02117358" calcext:value-type="float">
            <text:p>0.02117358</text:p>
          </table:table-cell>
          <table:table-cell office:value-type="float" office:value="0.01890701" calcext:value-type="float">
            <text:p>0.01890701</text:p>
          </table:table-cell>
          <table:table-cell office:value-type="float" office:value="0.01668551" calcext:value-type="float">
            <text:p>0.01668551</text:p>
          </table:table-cell>
          <table:table-cell office:value-type="float" office:value="0.01452282" calcext:value-type="float">
            <text:p>0.01452282</text:p>
          </table:table-cell>
          <table:table-cell office:value-type="float" office:value="0.01243473" calcext:value-type="float">
            <text:p>0.01243473</text:p>
          </table:table-cell>
          <table:table-cell office:value-type="float" office:value="0.01043928" calcext:value-type="float">
            <text:p>0.01043928</text:p>
          </table:table-cell>
          <table:table-cell office:value-type="float" office:value="0.00855689" calcext:value-type="float">
            <text:p>0.00855689</text:p>
          </table:table-cell>
          <table:table-cell office:value-type="float" office:value="0.00681028" calcext:value-type="float">
            <text:p>0.00681028</text:p>
          </table:table-cell>
          <table:table-cell office:value-type="float" office:value="0.00522396" calcext:value-type="float">
            <text:p>0.00522396</text:p>
          </table:table-cell>
          <table:table-cell office:value-type="float" office:value="0.00382324" calcext:value-type="float">
            <text:p>0.00382324</text:p>
          </table:table-cell>
          <table:table-cell office:value-type="float" office:value="0.00263218" calcext:value-type="float">
            <text:p>0.00263218</text:p>
          </table:table-cell>
          <table:table-cell office:value-type="float" office:value="0.0016702" calcext:value-type="float">
            <text:p>0.0016702</text:p>
          </table:table-cell>
          <table:table-cell office:value-type="float" office:value="0.00094716" calcext:value-type="float">
            <text:p>0.00094716</text:p>
          </table:table-cell>
          <table:table-cell office:value-type="float" office:value="0.00045713" calcext:value-type="float">
            <text:p>0.00045713</text:p>
          </table:table-cell>
          <table:table-cell office:value-type="float" office:value="0.0001727" calcext:value-type="float">
            <text:p>0.0001727</text:p>
          </table:table-cell>
          <table:table-cell office:value-type="float" office:value="0.00004352" calcext:value-type="float">
            <text:p>0.00004352</text:p>
          </table:table-cell>
          <table:table-cell office:value-type="float" office:value="0.00000508" calcext:value-type="float">
            <text:p>0.00000508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0.07622719" calcext:value-type="float">
            <text:p>0.07622719</text:p>
          </table:table-cell>
          <table:table-cell office:value-type="float" office:value="0.07545897" calcext:value-type="float">
            <text:p>0.07545897</text:p>
          </table:table-cell>
          <table:table-cell office:value-type="float" office:value="0.07461949" calcext:value-type="float">
            <text:p>0.07461949</text:p>
          </table:table-cell>
          <table:table-cell office:value-type="float" office:value="0.07370978" calcext:value-type="float">
            <text:p>0.07370978</text:p>
          </table:table-cell>
          <table:table-cell office:value-type="float" office:value="0.07273084" calcext:value-type="float">
            <text:p>0.07273084</text:p>
          </table:table-cell>
          <table:table-cell office:value-type="float" office:value="0.07168361" calcext:value-type="float">
            <text:p>0.07168361</text:p>
          </table:table-cell>
          <table:table-cell office:value-type="float" office:value="0.07056902" calcext:value-type="float">
            <text:p>0.07056902</text:p>
          </table:table-cell>
          <table:table-cell office:value-type="float" office:value="0.06938797" calcext:value-type="float">
            <text:p>0.06938797</text:p>
          </table:table-cell>
          <table:table-cell office:value-type="float" office:value="0.06814132" calcext:value-type="float">
            <text:p>0.06814132</text:p>
          </table:table-cell>
          <table:table-cell office:value-type="float" office:value="0.06682993" calcext:value-type="float">
            <text:p>0.06682993</text:p>
          </table:table-cell>
          <table:table-cell office:value-type="float" office:value="0.06545467" calcext:value-type="float">
            <text:p>0.06545467</text:p>
          </table:table-cell>
          <table:table-cell office:value-type="float" office:value="0.06401639" calcext:value-type="float">
            <text:p>0.06401639</text:p>
          </table:table-cell>
          <table:table-cell office:value-type="float" office:value="0.06251595" calcext:value-type="float">
            <text:p>0.06251595</text:p>
          </table:table-cell>
          <table:table-cell office:value-type="float" office:value="0.06095425" calcext:value-type="float">
            <text:p>0.06095425</text:p>
          </table:table-cell>
          <table:table-cell office:value-type="float" office:value="0.05933221" calcext:value-type="float">
            <text:p>0.05933221</text:p>
          </table:table-cell>
          <table:table-cell office:value-type="float" office:value="0.0576508" calcext:value-type="float">
            <text:p>0.0576508</text:p>
          </table:table-cell>
          <table:table-cell office:value-type="float" office:value="0.05591104" calcext:value-type="float">
            <text:p>0.05591104</text:p>
          </table:table-cell>
          <table:table-cell office:value-type="float" office:value="0.05411405" calcext:value-type="float">
            <text:p>0.05411405</text:p>
          </table:table-cell>
          <table:table-cell office:value-type="float" office:value="0.05226104" calcext:value-type="float">
            <text:p>0.05226104</text:p>
          </table:table-cell>
          <table:table-cell office:value-type="float" office:value="0.05035333" calcext:value-type="float">
            <text:p>0.05035333</text:p>
          </table:table-cell>
          <table:table-cell office:value-type="float" office:value="0.04839244" calcext:value-type="float">
            <text:p>0.04839244</text:p>
          </table:table-cell>
          <table:table-cell office:value-type="float" office:value="0.04638002" calcext:value-type="float">
            <text:p>0.04638002</text:p>
          </table:table-cell>
          <table:table-cell office:value-type="float" office:value="0.044318" calcext:value-type="float">
            <text:p>0.044318</text:p>
          </table:table-cell>
          <table:table-cell office:value-type="float" office:value="0.04220856" calcext:value-type="float">
            <text:p>0.04220856</text:p>
          </table:table-cell>
          <table:table-cell office:value-type="float" office:value="0.04005425" calcext:value-type="float">
            <text:p>0.04005425</text:p>
          </table:table-cell>
          <table:table-cell office:value-type="float" office:value="0.03785801" calcext:value-type="float">
            <text:p>0.03785801</text:p>
          </table:table-cell>
          <table:table-cell office:value-type="float" office:value="0.0356233" calcext:value-type="float">
            <text:p>0.0356233</text:p>
          </table:table-cell>
          <table:table-cell office:value-type="float" office:value="0.03335417" calcext:value-type="float">
            <text:p>0.03335417</text:p>
          </table:table-cell>
          <table:table-cell office:value-type="float" office:value="0.03105544" calcext:value-type="float">
            <text:p>0.03105544</text:p>
          </table:table-cell>
          <table:table-cell office:value-type="float" office:value="0.02873281" calcext:value-type="float">
            <text:p>0.02873281</text:p>
          </table:table-cell>
          <table:table-cell office:value-type="float" office:value="0.02639307" calcext:value-type="float">
            <text:p>0.02639307</text:p>
          </table:table-cell>
          <table:table-cell office:value-type="float" office:value="0.02404433" calcext:value-type="float">
            <text:p>0.02404433</text:p>
          </table:table-cell>
          <table:table-cell office:value-type="float" office:value="0.02169633" calcext:value-type="float">
            <text:p>0.02169633</text:p>
          </table:table-cell>
          <table:table-cell office:value-type="float" office:value="0.01936071" calcext:value-type="float">
            <text:p>0.01936071</text:p>
          </table:table-cell>
          <table:table-cell office:value-type="float" office:value="0.01705144" calcext:value-type="float">
            <text:p>0.01705144</text:p>
          </table:table-cell>
          <table:table-cell office:value-type="float" office:value="0.01478522" calcext:value-type="float">
            <text:p>0.01478522</text:p>
          </table:table-cell>
          <table:table-cell office:value-type="float" office:value="0.01258195" calcext:value-type="float">
            <text:p>0.01258195</text:p>
          </table:table-cell>
          <table:table-cell office:value-type="float" office:value="0.01046517" calcext:value-type="float">
            <text:p>0.01046517</text:p>
          </table:table-cell>
          <table:table-cell office:value-type="float" office:value="0.00846231" calcext:value-type="float">
            <text:p>0.00846231</text:p>
          </table:table-cell>
          <table:table-cell office:value-type="float" office:value="0.00660466" calcext:value-type="float">
            <text:p>0.00660466</text:p>
          </table:table-cell>
          <table:table-cell office:value-type="float" office:value="0.00492667" calcext:value-type="float">
            <text:p>0.00492667</text:p>
          </table:table-cell>
          <table:table-cell office:value-type="float" office:value="0.00346414" calcext:value-type="float">
            <text:p>0.00346414</text:p>
          </table:table-cell>
          <table:table-cell office:value-type="float" office:value="0.00225047" calcext:value-type="float">
            <text:p>0.00225047</text:p>
          </table:table-cell>
          <table:table-cell office:value-type="float" office:value="0.00131055" calcext:value-type="float">
            <text:p>0.00131055</text:p>
          </table:table-cell>
          <table:table-cell office:value-type="float" office:value="0.00065194" calcext:value-type="float">
            <text:p>0.00065194</text:p>
          </table:table-cell>
          <table:table-cell office:value-type="float" office:value="0.00025504" calcext:value-type="float">
            <text:p>0.00025504</text:p>
          </table:table-cell>
          <table:table-cell office:value-type="float" office:value="0.00006694" calcext:value-type="float">
            <text:p>0.00006694</text:p>
          </table:table-cell>
          <table:table-cell office:value-type="float" office:value="0.0000082" calcext:value-type="float">
            <text:p>0.0000082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.07110637" calcext:value-type="float">
            <text:p>0.07110637</text:p>
          </table:table-cell>
          <table:table-cell office:value-type="float" office:value="0.07071153" calcext:value-type="float">
            <text:p>0.07071153</text:p>
          </table:table-cell>
          <table:table-cell office:value-type="float" office:value="0.07024449" calcext:value-type="float">
            <text:p>0.07024449</text:p>
          </table:table-cell>
          <table:table-cell office:value-type="float" office:value="0.06970567" calcext:value-type="float">
            <text:p>0.06970567</text:p>
          </table:table-cell>
          <table:table-cell office:value-type="float" office:value="0.06909543" calcext:value-type="float">
            <text:p>0.06909543</text:p>
          </table:table-cell>
          <table:table-cell office:value-type="float" office:value="0.0684141" calcext:value-type="float">
            <text:p>0.0684141</text:p>
          </table:table-cell>
          <table:table-cell office:value-type="float" office:value="0.06766196" calcext:value-type="float">
            <text:p>0.06766196</text:p>
          </table:table-cell>
          <table:table-cell office:value-type="float" office:value="0.06683926" calcext:value-type="float">
            <text:p>0.06683926</text:p>
          </table:table-cell>
          <table:table-cell office:value-type="float" office:value="0.06594623" calcext:value-type="float">
            <text:p>0.06594623</text:p>
          </table:table-cell>
          <table:table-cell office:value-type="float" office:value="0.06498306" calcext:value-type="float">
            <text:p>0.06498306</text:p>
          </table:table-cell>
          <table:table-cell office:value-type="float" office:value="0.06394992" calcext:value-type="float">
            <text:p>0.06394992</text:p>
          </table:table-cell>
          <table:table-cell office:value-type="float" office:value="0.06284696" calcext:value-type="float">
            <text:p>0.06284696</text:p>
          </table:table-cell>
          <table:table-cell office:value-type="float" office:value="0.06167433" calcext:value-type="float">
            <text:p>0.06167433</text:p>
          </table:table-cell>
          <table:table-cell office:value-type="float" office:value="0.06043216" calcext:value-type="float">
            <text:p>0.06043216</text:p>
          </table:table-cell>
          <table:table-cell office:value-type="float" office:value="0.0591206" calcext:value-type="float">
            <text:p>0.0591206</text:p>
          </table:table-cell>
          <table:table-cell office:value-type="float" office:value="0.05773979" calcext:value-type="float">
            <text:p>0.05773979</text:p>
          </table:table-cell>
          <table:table-cell office:value-type="float" office:value="0.05628991" calcext:value-type="float">
            <text:p>0.05628991</text:p>
          </table:table-cell>
          <table:table-cell office:value-type="float" office:value="0.05477119" calcext:value-type="float">
            <text:p>0.05477119</text:p>
          </table:table-cell>
          <table:table-cell office:value-type="float" office:value="0.0531839" calcext:value-type="float">
            <text:p>0.0531839</text:p>
          </table:table-cell>
          <table:table-cell office:value-type="float" office:value="0.05152838" calcext:value-type="float">
            <text:p>0.05152838</text:p>
          </table:table-cell>
          <table:table-cell office:value-type="float" office:value="0.04980509" calcext:value-type="float">
            <text:p>0.04980509</text:p>
          </table:table-cell>
          <table:table-cell office:value-type="float" office:value="0.04801461" calcext:value-type="float">
            <text:p>0.04801461</text:p>
          </table:table-cell>
          <table:table-cell office:value-type="float" office:value="0.0461577" calcext:value-type="float">
            <text:p>0.0461577</text:p>
          </table:table-cell>
          <table:table-cell office:value-type="float" office:value="0.04423533" calcext:value-type="float">
            <text:p>0.04423533</text:p>
          </table:table-cell>
          <table:table-cell office:value-type="float" office:value="0.04224875" calcext:value-type="float">
            <text:p>0.04224875</text:p>
          </table:table-cell>
          <table:table-cell office:value-type="float" office:value="0.04019956" calcext:value-type="float">
            <text:p>0.04019956</text:p>
          </table:table-cell>
          <table:table-cell office:value-type="float" office:value="0.0380898" calcext:value-type="float">
            <text:p>0.0380898</text:p>
          </table:table-cell>
          <table:table-cell office:value-type="float" office:value="0.03592206" calcext:value-type="float">
            <text:p>0.03592206</text:p>
          </table:table-cell>
          <table:table-cell office:value-type="float" office:value="0.0336996" calcext:value-type="float">
            <text:p>0.0336996</text:p>
          </table:table-cell>
          <table:table-cell office:value-type="float" office:value="0.03142658" calcext:value-type="float">
            <text:p>0.03142658</text:p>
          </table:table-cell>
          <table:table-cell office:value-type="float" office:value="0.02910823" calcext:value-type="float">
            <text:p>0.02910823</text:p>
          </table:table-cell>
          <table:table-cell office:value-type="float" office:value="0.02675113" calcext:value-type="float">
            <text:p>0.02675113</text:p>
          </table:table-cell>
          <table:table-cell office:value-type="float" office:value="0.02436357" calcext:value-type="float">
            <text:p>0.02436357</text:p>
          </table:table-cell>
          <table:table-cell office:value-type="float" office:value="0.02195598" calcext:value-type="float">
            <text:p>0.02195598</text:p>
          </table:table-cell>
          <table:table-cell office:value-type="float" office:value="0.01954141" calcext:value-type="float">
            <text:p>0.01954141</text:p>
          </table:table-cell>
          <table:table-cell office:value-type="float" office:value="0.01713619" calcext:value-type="float">
            <text:p>0.01713619</text:p>
          </table:table-cell>
          <table:table-cell office:value-type="float" office:value="0.01476059" calcext:value-type="float">
            <text:p>0.01476059</text:p>
          </table:table-cell>
          <table:table-cell office:value-type="float" office:value="0.01243967" calcext:value-type="float">
            <text:p>0.01243967</text:p>
          </table:table-cell>
          <table:table-cell office:value-type="float" office:value="0.01020395" calcext:value-type="float">
            <text:p>0.01020395</text:p>
          </table:table-cell>
          <table:table-cell office:value-type="float" office:value="0.00808997" calcext:value-type="float">
            <text:p>0.00808997</text:p>
          </table:table-cell>
          <table:table-cell office:value-type="float" office:value="0.00614016" calcext:value-type="float">
            <text:p>0.00614016</text:p>
          </table:table-cell>
          <table:table-cell office:value-type="float" office:value="0.00440154" calcext:value-type="float">
            <text:p>0.00440154</text:p>
          </table:table-cell>
          <table:table-cell office:value-type="float" office:value="0.00292213" calcext:value-type="float">
            <text:p>0.00292213</text:p>
          </table:table-cell>
          <table:table-cell office:value-type="float" office:value="0.00174409" calcext:value-type="float">
            <text:p>0.00174409</text:p>
          </table:table-cell>
          <table:table-cell office:value-type="float" office:value="0.00089249" calcext:value-type="float">
            <text:p>0.00089249</text:p>
          </table:table-cell>
          <table:table-cell office:value-type="float" office:value="0.0003608" calcext:value-type="float">
            <text:p>0.0003608</text:p>
          </table:table-cell>
          <table:table-cell office:value-type="float" office:value="0.00009845" calcext:value-type="float">
            <text:p>0.00009845</text:p>
          </table:table-cell>
          <table:table-cell office:value-type="float" office:value="0.00001263" calcext:value-type="float">
            <text:p>0.00001263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.06663166" calcext:value-type="float">
            <text:p>0.06663166</text:p>
          </table:table-cell>
          <table:table-cell office:value-type="float" office:value="0.06652664" calcext:value-type="float">
            <text:p>0.06652664</text:p>
          </table:table-cell>
          <table:table-cell office:value-type="float" office:value="0.06635151" calcext:value-type="float">
            <text:p>0.06635151</text:p>
          </table:table-cell>
          <table:table-cell office:value-type="float" office:value="0.06610617" calcext:value-type="float">
            <text:p>0.06610617</text:p>
          </table:table-cell>
          <table:table-cell office:value-type="float" office:value="0.06579046" calcext:value-type="float">
            <text:p>0.06579046</text:p>
          </table:table-cell>
          <table:table-cell office:value-type="float" office:value="0.06540416" calcext:value-type="float">
            <text:p>0.06540416</text:p>
          </table:table-cell>
          <table:table-cell office:value-type="float" office:value="0.06494703" calcext:value-type="float">
            <text:p>0.06494703</text:p>
          </table:table-cell>
          <table:table-cell office:value-type="float" office:value="0.06441876" calcext:value-type="float">
            <text:p>0.06441876</text:p>
          </table:table-cell>
          <table:table-cell office:value-type="float" office:value="0.06381902" calcext:value-type="float">
            <text:p>0.06381902</text:p>
          </table:table-cell>
          <table:table-cell office:value-type="float" office:value="0.06314743" calcext:value-type="float">
            <text:p>0.06314743</text:p>
          </table:table-cell>
          <table:table-cell office:value-type="float" office:value="0.06240354" calcext:value-type="float">
            <text:p>0.06240354</text:p>
          </table:table-cell>
          <table:table-cell office:value-type="float" office:value="0.06158691" calcext:value-type="float">
            <text:p>0.06158691</text:p>
          </table:table-cell>
          <table:table-cell office:value-type="float" office:value="0.06069702" calcext:value-type="float">
            <text:p>0.06069702</text:p>
          </table:table-cell>
          <table:table-cell office:value-type="float" office:value="0.05973334" calcext:value-type="float">
            <text:p>0.05973334</text:p>
          </table:table-cell>
          <table:table-cell office:value-type="float" office:value="0.05869531" calcext:value-type="float">
            <text:p>0.05869531</text:p>
          </table:table-cell>
          <table:table-cell office:value-type="float" office:value="0.05758235" calcext:value-type="float">
            <text:p>0.05758235</text:p>
          </table:table-cell>
          <table:table-cell office:value-type="float" office:value="0.05639384" calcext:value-type="float">
            <text:p>0.05639384</text:p>
          </table:table-cell>
          <table:table-cell office:value-type="float" office:value="0.05512918" calcext:value-type="float">
            <text:p>0.05512918</text:p>
          </table:table-cell>
          <table:table-cell office:value-type="float" office:value="0.05378776" calcext:value-type="float">
            <text:p>0.05378776</text:p>
          </table:table-cell>
          <table:table-cell office:value-type="float" office:value="0.05236899" calcext:value-type="float">
            <text:p>0.05236899</text:p>
          </table:table-cell>
          <table:table-cell office:value-type="float" office:value="0.05087233" calcext:value-type="float">
            <text:p>0.05087233</text:p>
          </table:table-cell>
          <table:table-cell office:value-type="float" office:value="0.04929729" calcext:value-type="float">
            <text:p>0.04929729</text:p>
          </table:table-cell>
          <table:table-cell office:value-type="float" office:value="0.04764349" calcext:value-type="float">
            <text:p>0.04764349</text:p>
          </table:table-cell>
          <table:table-cell office:value-type="float" office:value="0.04591066" calcext:value-type="float">
            <text:p>0.04591066</text:p>
          </table:table-cell>
          <table:table-cell office:value-type="float" office:value="0.04409875" calcext:value-type="float">
            <text:p>0.04409875</text:p>
          </table:table-cell>
          <table:table-cell office:value-type="float" office:value="0.04220793" calcext:value-type="float">
            <text:p>0.04220793</text:p>
          </table:table-cell>
          <table:table-cell office:value-type="float" office:value="0.04023872" calcext:value-type="float">
            <text:p>0.04023872</text:p>
          </table:table-cell>
          <table:table-cell office:value-type="float" office:value="0.03819208" calcext:value-type="float">
            <text:p>0.03819208</text:p>
          </table:table-cell>
          <table:table-cell office:value-type="float" office:value="0.03606956" calcext:value-type="float">
            <text:p>0.03606956</text:p>
          </table:table-cell>
          <table:table-cell office:value-type="float" office:value="0.03387347" calcext:value-type="float">
            <text:p>0.03387347</text:p>
          </table:table-cell>
          <table:table-cell office:value-type="float" office:value="0.03160711" calcext:value-type="float">
            <text:p>0.03160711</text:p>
          </table:table-cell>
          <table:table-cell office:value-type="float" office:value="0.02927507" calcext:value-type="float">
            <text:p>0.02927507</text:p>
          </table:table-cell>
          <table:table-cell office:value-type="float" office:value="0.02688363" calcext:value-type="float">
            <text:p>0.02688363</text:p>
          </table:table-cell>
          <table:table-cell office:value-type="float" office:value="0.02444124" calcext:value-type="float">
            <text:p>0.02444124</text:p>
          </table:table-cell>
          <table:table-cell office:value-type="float" office:value="0.02195914" calcext:value-type="float">
            <text:p>0.02195914</text:p>
          </table:table-cell>
          <table:table-cell office:value-type="float" office:value="0.01945215" calcext:value-type="float">
            <text:p>0.01945215</text:p>
          </table:table-cell>
          <table:table-cell office:value-type="float" office:value="0.01693963" calcext:value-type="float">
            <text:p>0.01693963</text:p>
          </table:table-cell>
          <table:table-cell office:value-type="float" office:value="0.01444662" calcext:value-type="float">
            <text:p>0.01444662</text:p>
          </table:table-cell>
          <table:table-cell office:value-type="float" office:value="0.01200506" calcext:value-type="float">
            <text:p>0.01200506</text:p>
          </table:table-cell>
          <table:table-cell office:value-type="float" office:value="0.00965495" calcext:value-type="float">
            <text:p>0.00965495</text:p>
          </table:table-cell>
          <table:table-cell office:value-type="float" office:value="0.00744509" calcext:value-type="float">
            <text:p>0.00744509</text:p>
          </table:table-cell>
          <table:table-cell office:value-type="float" office:value="0.00543251" calcext:value-type="float">
            <text:p>0.00543251</text:p>
          </table:table-cell>
          <table:table-cell office:value-type="float" office:value="0.00367962" calcext:value-type="float">
            <text:p>0.00367962</text:p>
          </table:table-cell>
          <table:table-cell office:value-type="float" office:value="0.00224708" calcext:value-type="float">
            <text:p>0.00224708</text:p>
          </table:table-cell>
          <table:table-cell office:value-type="float" office:value="0.00118074" calcext:value-type="float">
            <text:p>0.00118074</text:p>
          </table:table-cell>
          <table:table-cell office:value-type="float" office:value="0.00049238" calcext:value-type="float">
            <text:p>0.00049238</text:p>
          </table:table-cell>
          <table:table-cell office:value-type="float" office:value="0.00013941" calcext:value-type="float">
            <text:p>0.00013941</text:p>
          </table:table-cell>
          <table:table-cell office:value-type="float" office:value="0.00001871" calcext:value-type="float">
            <text:p>0.00001871</text:p>
          </table:table-cell>
          <table:table-cell table:number-columns-repeated="2" office:value-type="float" office:value="0.000001" calcext:value-type="float">
            <text:p>0.000001</text:p>
          </table:table-cell>
          <table:table-cell table:number-columns-repeated="30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57"/>
          <table:table-cell office:value-type="float" office:value="0.11111111" calcext:value-type="float">
            <text:p>0.11111111</text:p>
          </table:table-cell>
          <table:table-cell office:value-type="float" office:value="0.10585191" calcext:value-type="float">
            <text:p>0.10585191</text:p>
          </table:table-cell>
          <table:table-cell office:value-type="float" office:value="0.10073897" calcext:value-type="float">
            <text:p>0.10073897</text:p>
          </table:table-cell>
          <table:table-cell office:value-type="float" office:value="0.09576942" calcext:value-type="float">
            <text:p>0.09576942</text:p>
          </table:table-cell>
          <table:table-cell office:value-type="float" office:value="0.09094061" calcext:value-type="float">
            <text:p>0.09094061</text:p>
          </table:table-cell>
          <table:table-cell office:value-type="float" office:value="0.0862501" calcext:value-type="float">
            <text:p>0.0862501</text:p>
          </table:table-cell>
          <table:table-cell office:value-type="float" office:value="0.08169568" calcext:value-type="float">
            <text:p>0.08169568</text:p>
          </table:table-cell>
          <table:table-cell office:value-type="float" office:value="0.07727527" calcext:value-type="float">
            <text:p>0.07727527</text:p>
          </table:table-cell>
          <table:table-cell office:value-type="float" office:value="0.07298702" calcext:value-type="float">
            <text:p>0.07298702</text:p>
          </table:table-cell>
          <table:table-cell office:value-type="float" office:value="0.06882921" calcext:value-type="float">
            <text:p>0.06882921</text:p>
          </table:table-cell>
          <table:table-cell office:value-type="float" office:value="0.0648003" calcext:value-type="float">
            <text:p>0.0648003</text:p>
          </table:table-cell>
          <table:table-cell office:value-type="float" office:value="0.06089891" calcext:value-type="float">
            <text:p>0.06089891</text:p>
          </table:table-cell>
          <table:table-cell office:value-type="float" office:value="0.05712377" calcext:value-type="float">
            <text:p>0.05712377</text:p>
          </table:table-cell>
          <table:table-cell office:value-type="float" office:value="0.0534738" calcext:value-type="float">
            <text:p>0.0534738</text:p>
          </table:table-cell>
          <table:table-cell office:value-type="float" office:value="0.04994801" calcext:value-type="float">
            <text:p>0.04994801</text:p>
          </table:table-cell>
          <table:table-cell office:value-type="float" office:value="0.04654557" calcext:value-type="float">
            <text:p>0.04654557</text:p>
          </table:table-cell>
          <table:table-cell office:value-type="float" office:value="0.04326575" calcext:value-type="float">
            <text:p>0.04326575</text:p>
          </table:table-cell>
          <table:table-cell office:value-type="float" office:value="0.04010798" calcext:value-type="float">
            <text:p>0.04010798</text:p>
          </table:table-cell>
          <table:table-cell office:value-type="float" office:value="0.03707175" calcext:value-type="float">
            <text:p>0.03707175</text:p>
          </table:table-cell>
          <table:table-cell office:value-type="float" office:value="0.03415671" calcext:value-type="float">
            <text:p>0.03415671</text:p>
          </table:table-cell>
          <table:table-cell office:value-type="float" office:value="0.0313626" calcext:value-type="float">
            <text:p>0.0313626</text:p>
          </table:table-cell>
          <table:table-cell office:value-type="float" office:value="0.02868925" calcext:value-type="float">
            <text:p>0.02868925</text:p>
          </table:table-cell>
          <table:table-cell office:value-type="float" office:value="0.0261366" calcext:value-type="float">
            <text:p>0.0261366</text:p>
          </table:table-cell>
          <table:table-cell office:value-type="float" office:value="0.02370467" calcext:value-type="float">
            <text:p>0.02370467</text:p>
          </table:table-cell>
          <table:table-cell office:value-type="float" office:value="0.02139356" calcext:value-type="float">
            <text:p>0.02139356</text:p>
          </table:table-cell>
          <table:table-cell office:value-type="float" office:value="0.01920345" calcext:value-type="float">
            <text:p>0.01920345</text:p>
          </table:table-cell>
          <table:table-cell office:value-type="float" office:value="0.01713455" calcext:value-type="float">
            <text:p>0.01713455</text:p>
          </table:table-cell>
          <table:table-cell office:value-type="float" office:value="0.01518714" calcext:value-type="float">
            <text:p>0.01518714</text:p>
          </table:table-cell>
          <table:table-cell office:value-type="float" office:value="0.01336151" calcext:value-type="float">
            <text:p>0.01336151</text:p>
          </table:table-cell>
          <table:table-cell office:value-type="float" office:value="0.01165793" calcext:value-type="float">
            <text:p>0.01165793</text:p>
          </table:table-cell>
          <table:table-cell office:value-type="float" office:value="0.01007663" calcext:value-type="float">
            <text:p>0.01007663</text:p>
          </table:table-cell>
          <table:table-cell office:value-type="float" office:value="0.00861778" calcext:value-type="float">
            <text:p>0.00861778</text:p>
          </table:table-cell>
          <table:table-cell office:value-type="float" office:value="0.00728138" calcext:value-type="float">
            <text:p>0.00728138</text:p>
          </table:table-cell>
          <table:table-cell office:value-type="float" office:value="0.00606723" calcext:value-type="float">
            <text:p>0.00606723</text:p>
          </table:table-cell>
          <table:table-cell office:value-type="float" office:value="0.00497482" calcext:value-type="float">
            <text:p>0.00497482</text:p>
          </table:table-cell>
          <table:table-cell office:value-type="float" office:value="0.00400322" calcext:value-type="float">
            <text:p>0.00400322</text:p>
          </table:table-cell>
          <table:table-cell office:value-type="float" office:value="0.00315093" calcext:value-type="float">
            <text:p>0.00315093</text:p>
          </table:table-cell>
          <table:table-cell office:value-type="float" office:value="0.0024157" calcext:value-type="float">
            <text:p>0.0024157</text:p>
          </table:table-cell>
          <table:table-cell office:value-type="float" office:value="0.00179429" calcext:value-type="float">
            <text:p>0.00179429</text:p>
          </table:table-cell>
          <table:table-cell office:value-type="float" office:value="0.00128222" calcext:value-type="float">
            <text:p>0.00128222</text:p>
          </table:table-cell>
          <table:table-cell office:value-type="float" office:value="0.00087348" calcext:value-type="float">
            <text:p>0.00087348</text:p>
          </table:table-cell>
          <table:table-cell office:value-type="float" office:value="0.00056022" calcext:value-type="float">
            <text:p>0.00056022</text:p>
          </table:table-cell>
          <table:table-cell office:value-type="float" office:value="0.00033249" calcext:value-type="float">
            <text:p>0.00033249</text:p>
          </table:table-cell>
          <table:table-cell office:value-type="float" office:value="0.00017813" calcext:value-type="float">
            <text:p>0.00017813</text:p>
          </table:table-cell>
          <table:table-cell office:value-type="float" office:value="0.00008303" calcext:value-type="float">
            <text:p>0.00008303</text:p>
          </table:table-cell>
          <table:table-cell office:value-type="float" office:value="0.00003177" calcext:value-type="float">
            <text:p>0.00003177</text:p>
          </table:table-cell>
          <table:table-cell office:value-type="float" office:value="0.00000904" calcext:value-type="float">
            <text:p>0.00000904</text:p>
          </table:table-cell>
          <table:table-cell office:value-type="float" office:value="0.00000159" calcext:value-type="float">
            <text:p>0.00000159</text:p>
          </table:table-cell>
          <table:table-cell table:number-columns-repeated="3" office:value-type="float" office:value="0.000001" calcext:value-type="float">
            <text:p>0.000001</text:p>
          </table:table-cell>
          <table:table-cell office:value-type="float" office:value="0.1" calcext:value-type="float">
            <text:p>0.1</text:p>
          </table:table-cell>
          <table:table-cell office:value-type="float" office:value="0.0962058" calcext:value-type="float">
            <text:p>0.0962058</text:p>
          </table:table-cell>
          <table:table-cell office:value-type="float" office:value="0.09246029" calcext:value-type="float">
            <text:p>0.09246029</text:p>
          </table:table-cell>
          <table:table-cell office:value-type="float" office:value="0.08876456" calcext:value-type="float">
            <text:p>0.08876456</text:p>
          </table:table-cell>
          <table:table-cell office:value-type="float" office:value="0.08511969" calcext:value-type="float">
            <text:p>0.08511969</text:p>
          </table:table-cell>
          <table:table-cell office:value-type="float" office:value="0.08152678" calcext:value-type="float">
            <text:p>0.08152678</text:p>
          </table:table-cell>
          <table:table-cell office:value-type="float" office:value="0.07798696" calcext:value-type="float">
            <text:p>0.07798696</text:p>
          </table:table-cell>
          <table:table-cell office:value-type="float" office:value="0.07450136" calcext:value-type="float">
            <text:p>0.07450136</text:p>
          </table:table-cell>
          <table:table-cell office:value-type="float" office:value="0.07107115" calcext:value-type="float">
            <text:p>0.07107115</text:p>
          </table:table-cell>
          <table:table-cell office:value-type="float" office:value="0.06769755" calcext:value-type="float">
            <text:p>0.06769755</text:p>
          </table:table-cell>
          <table:table-cell office:value-type="float" office:value="0.06438181" calcext:value-type="float">
            <text:p>0.06438181</text:p>
          </table:table-cell>
          <table:table-cell office:value-type="float" office:value="0.06112521" calcext:value-type="float">
            <text:p>0.06112521</text:p>
          </table:table-cell>
          <table:table-cell office:value-type="float" office:value="0.05792911" calcext:value-type="float">
            <text:p>0.05792911</text:p>
          </table:table-cell>
          <table:table-cell office:value-type="float" office:value="0.05479493" calcext:value-type="float">
            <text:p>0.05479493</text:p>
          </table:table-cell>
          <table:table-cell office:value-type="float" office:value="0.05172414" calcext:value-type="float">
            <text:p>0.05172414</text:p>
          </table:table-cell>
          <table:table-cell office:value-type="float" office:value="0.04871828" calcext:value-type="float">
            <text:p>0.04871828</text:p>
          </table:table-cell>
          <table:table-cell office:value-type="float" office:value="0.04577899" calcext:value-type="float">
            <text:p>0.04577899</text:p>
          </table:table-cell>
          <table:table-cell office:value-type="float" office:value="0.04290799" calcext:value-type="float">
            <text:p>0.04290799</text:p>
          </table:table-cell>
          <table:table-cell office:value-type="float" office:value="0.04010707" calcext:value-type="float">
            <text:p>0.04010707</text:p>
          </table:table-cell>
          <table:table-cell office:value-type="float" office:value="0.03737816" calcext:value-type="float">
            <text:p>0.03737816</text:p>
          </table:table-cell>
          <table:table-cell office:value-type="float" office:value="0.03472327" calcext:value-type="float">
            <text:p>0.03472327</text:p>
          </table:table-cell>
          <table:table-cell office:value-type="float" office:value="0.03214453" calcext:value-type="float">
            <text:p>0.03214453</text:p>
          </table:table-cell>
          <table:table-cell office:value-type="float" office:value="0.0296442" calcext:value-type="float">
            <text:p>0.0296442</text:p>
          </table:table-cell>
          <table:table-cell office:value-type="float" office:value="0.02722468" calcext:value-type="float">
            <text:p>0.02722468</text:p>
          </table:table-cell>
          <table:table-cell office:value-type="float" office:value="0.02488849" calcext:value-type="float">
            <text:p>0.02488849</text:p>
          </table:table-cell>
          <table:table-cell office:value-type="float" office:value="0.02263831" calcext:value-type="float">
            <text:p>0.02263831</text:p>
          </table:table-cell>
          <table:table-cell office:value-type="float" office:value="0.02047697" calcext:value-type="float">
            <text:p>0.02047697</text:p>
          </table:table-cell>
          <table:table-cell office:value-type="float" office:value="0.01840744" calcext:value-type="float">
            <text:p>0.01840744</text:p>
          </table:table-cell>
          <table:table-cell office:value-type="float" office:value="0.01643286" calcext:value-type="float">
            <text:p>0.01643286</text:p>
          </table:table-cell>
          <table:table-cell office:value-type="float" office:value="0.01455651" calcext:value-type="float">
            <text:p>0.01455651</text:p>
          </table:table-cell>
          <table:table-cell office:value-type="float" office:value="0.01278181" calcext:value-type="float">
            <text:p>0.01278181</text:p>
          </table:table-cell>
          <table:table-cell office:value-type="float" office:value="0.0111123" calcext:value-type="float">
            <text:p>0.0111123</text:p>
          </table:table-cell>
          <table:table-cell office:value-type="float" office:value="0.00955159" calcext:value-type="float">
            <text:p>0.00955159</text:p>
          </table:table-cell>
          <table:table-cell office:value-type="float" office:value="0.00810334" calcext:value-type="float">
            <text:p>0.00810334</text:p>
          </table:table-cell>
          <table:table-cell office:value-type="float" office:value="0.00677113" calcext:value-type="float">
            <text:p>0.00677113</text:p>
          </table:table-cell>
          <table:table-cell office:value-type="float" office:value="0.00555839" calcext:value-type="float">
            <text:p>0.00555839</text:p>
          </table:table-cell>
          <table:table-cell office:value-type="float" office:value="0.00446821" calcext:value-type="float">
            <text:p>0.00446821</text:p>
          </table:table-cell>
          <table:table-cell office:value-type="float" office:value="0.00350311" calcext:value-type="float">
            <text:p>0.00350311</text:p>
          </table:table-cell>
          <table:table-cell office:value-type="float" office:value="0.00266473" calcext:value-type="float">
            <text:p>0.00266473</text:p>
          </table:table-cell>
          <table:table-cell office:value-type="float" office:value="0.00195341" calcext:value-type="float">
            <text:p>0.00195341</text:p>
          </table:table-cell>
          <table:table-cell office:value-type="float" office:value="0.00136766" calcext:value-type="float">
            <text:p>0.00136766</text:p>
          </table:table-cell>
          <table:table-cell office:value-type="float" office:value="0.00090347" calcext:value-type="float">
            <text:p>0.00090347</text:p>
          </table:table-cell>
          <table:table-cell office:value-type="float" office:value="0.00055366" calcext:value-type="float">
            <text:p>0.00055366</text:p>
          </table:table-cell>
          <table:table-cell office:value-type="float" office:value="0.00030719" calcext:value-type="float">
            <text:p>0.00030719</text:p>
          </table:table-cell>
          <table:table-cell office:value-type="float" office:value="0.00014879" calcext:value-type="float">
            <text:p>0.00014879</text:p>
          </table:table-cell>
          <table:table-cell office:value-type="float" office:value="0.0000594" calcext:value-type="float">
            <text:p>0.0000594</text:p>
          </table:table-cell>
          <table:table-cell office:value-type="float" office:value="0.00001773" calcext:value-type="float">
            <text:p>0.00001773</text:p>
          </table:table-cell>
          <table:table-cell office:value-type="float" office:value="0.00000329" calcext:value-type="float">
            <text:p>0.00000329</text:p>
          </table:table-cell>
          <table:table-cell table:number-columns-repeated="3" office:value-type="float" office:value="0.000001" calcext:value-type="float">
            <text:p>0.000001</text:p>
          </table:table-cell>
          <table:table-cell office:value-type="float" office:value="0.09090909" calcext:value-type="float">
            <text:p>0.09090909</text:p>
          </table:table-cell>
          <table:table-cell office:value-type="float" office:value="0.08817767" calcext:value-type="float">
            <text:p>0.08817767</text:p>
          </table:table-cell>
          <table:table-cell office:value-type="float" office:value="0.08543952" calcext:value-type="float">
            <text:p>0.08543952</text:p>
          </table:table-cell>
          <table:table-cell office:value-type="float" office:value="0.08269693" calcext:value-type="float">
            <text:p>0.08269693</text:p>
          </table:table-cell>
          <table:table-cell office:value-type="float" office:value="0.07995215" calcext:value-type="float">
            <text:p>0.07995215</text:p>
          </table:table-cell>
          <table:table-cell office:value-type="float" office:value="0.07720739" calcext:value-type="float">
            <text:p>0.07720739</text:p>
          </table:table-cell>
          <table:table-cell office:value-type="float" office:value="0.07446481" calcext:value-type="float">
            <text:p>0.07446481</text:p>
          </table:table-cell>
          <table:table-cell office:value-type="float" office:value="0.07172658" calcext:value-type="float">
            <text:p>0.07172658</text:p>
          </table:table-cell>
          <table:table-cell office:value-type="float" office:value="0.06899484" calcext:value-type="float">
            <text:p>0.06899484</text:p>
          </table:table-cell>
          <table:table-cell office:value-type="float" office:value="0.06627172" calcext:value-type="float">
            <text:p>0.06627172</text:p>
          </table:table-cell>
          <table:table-cell office:value-type="float" office:value="0.06355939" calcext:value-type="float">
            <text:p>0.06355939</text:p>
          </table:table-cell>
          <table:table-cell office:value-type="float" office:value="0.06086002" calcext:value-type="float">
            <text:p>0.06086002</text:p>
          </table:table-cell>
          <table:table-cell office:value-type="float" office:value="0.05817582" calcext:value-type="float">
            <text:p>0.05817582</text:p>
          </table:table-cell>
          <table:table-cell office:value-type="float" office:value="0.05550904" calcext:value-type="float">
            <text:p>0.05550904</text:p>
          </table:table-cell>
          <table:table-cell office:value-type="float" office:value="0.05286199" calcext:value-type="float">
            <text:p>0.05286199</text:p>
          </table:table-cell>
          <table:table-cell office:value-type="float" office:value="0.05023704" calcext:value-type="float">
            <text:p>0.05023704</text:p>
          </table:table-cell>
          <table:table-cell office:value-type="float" office:value="0.04763663" calcext:value-type="float">
            <text:p>0.04763663</text:p>
          </table:table-cell>
          <table:table-cell office:value-type="float" office:value="0.04506332" calcext:value-type="float">
            <text:p>0.04506332</text:p>
          </table:table-cell>
          <table:table-cell office:value-type="float" office:value="0.04251974" calcext:value-type="float">
            <text:p>0.04251974</text:p>
          </table:table-cell>
          <table:table-cell office:value-type="float" office:value="0.04000868" calcext:value-type="float">
            <text:p>0.04000868</text:p>
          </table:table-cell>
          <table:table-cell office:value-type="float" office:value="0.03753302" calcext:value-type="float">
            <text:p>0.03753302</text:p>
          </table:table-cell>
          <table:table-cell office:value-type="float" office:value="0.03509585" calcext:value-type="float">
            <text:p>0.03509585</text:p>
          </table:table-cell>
          <table:table-cell office:value-type="float" office:value="0.0327004" calcext:value-type="float">
            <text:p>0.0327004</text:p>
          </table:table-cell>
          <table:table-cell office:value-type="float" office:value="0.03035009" calcext:value-type="float">
            <text:p>0.03035009</text:p>
          </table:table-cell>
          <table:table-cell office:value-type="float" office:value="0.02804857" calcext:value-type="float">
            <text:p>0.02804857</text:p>
          </table:table-cell>
          <table:table-cell office:value-type="float" office:value="0.02579975" calcext:value-type="float">
            <text:p>0.02579975</text:p>
          </table:table-cell>
          <table:table-cell office:value-type="float" office:value="0.02360777" calcext:value-type="float">
            <text:p>0.02360777</text:p>
          </table:table-cell>
          <table:table-cell office:value-type="float" office:value="0.02147708" calcext:value-type="float">
            <text:p>0.02147708</text:p>
          </table:table-cell>
          <table:table-cell office:value-type="float" office:value="0.01941246" calcext:value-type="float">
            <text:p>0.01941246</text:p>
          </table:table-cell>
          <table:table-cell office:value-type="float" office:value="0.017419" calcext:value-type="float">
            <text:p>0.017419</text:p>
          </table:table-cell>
          <table:table-cell office:value-type="float" office:value="0.01550218" calcext:value-type="float">
            <text:p>0.01550218</text:p>
          </table:table-cell>
          <table:table-cell office:value-type="float" office:value="0.01366788" calcext:value-type="float">
            <text:p>0.01366788</text:p>
          </table:table-cell>
          <table:table-cell office:value-type="float" office:value="0.01192234" calcext:value-type="float">
            <text:p>0.01192234</text:p>
          </table:table-cell>
          <table:table-cell office:value-type="float" office:value="0.01027221" calcext:value-type="float">
            <text:p>0.01027221</text:p>
          </table:table-cell>
          <table:table-cell office:value-type="float" office:value="0.00872449" calcext:value-type="float">
            <text:p>0.00872449</text:p>
          </table:table-cell>
          <table:table-cell office:value-type="float" office:value="0.00728646" calcext:value-type="float">
            <text:p>0.00728646</text:p>
          </table:table-cell>
          <table:table-cell office:value-type="float" office:value="0.00596558" calcext:value-type="float">
            <text:p>0.00596558</text:p>
          </table:table-cell>
          <table:table-cell office:value-type="float" office:value="0.00476923" calcext:value-type="float">
            <text:p>0.00476923</text:p>
          </table:table-cell>
          <table:table-cell office:value-type="float" office:value="0.00370441" calcext:value-type="float">
            <text:p>0.00370441</text:p>
          </table:table-cell>
          <table:table-cell office:value-type="float" office:value="0.00277723" calcext:value-type="float">
            <text:p>0.00277723</text:p>
          </table:table-cell>
          <table:table-cell office:value-type="float" office:value="0.00199219" calcext:value-type="float">
            <text:p>0.00199219</text:p>
          </table:table-cell>
          <table:table-cell office:value-type="float" office:value="0.00135118" calcext:value-type="float">
            <text:p>0.00135118</text:p>
          </table:table-cell>
          <table:table-cell office:value-type="float" office:value="0.00085222" calcext:value-type="float">
            <text:p>0.00085222</text:p>
          </table:table-cell>
          <table:table-cell office:value-type="float" office:value="0.00048806" calcext:value-type="float">
            <text:p>0.00048806</text:p>
          </table:table-cell>
          <table:table-cell office:value-type="float" office:value="0.00024485" calcext:value-type="float">
            <text:p>0.00024485</text:p>
          </table:table-cell>
          <table:table-cell office:value-type="float" office:value="0.00010167" calcext:value-type="float">
            <text:p>0.00010167</text:p>
          </table:table-cell>
          <table:table-cell office:value-type="float" office:value="0.00003172" calcext:value-type="float">
            <text:p>0.00003172</text:p>
          </table:table-cell>
          <table:table-cell office:value-type="float" office:value="0.00000619" calcext:value-type="float">
            <text:p>0.00000619</text:p>
          </table:table-cell>
          <table:table-cell table:number-columns-repeated="3" office:value-type="float" office:value="0.000001" calcext:value-type="float">
            <text:p>0.000001</text:p>
          </table:table-cell>
          <table:table-cell office:value-type="float" office:value="0.08333333" calcext:value-type="float">
            <text:p>0.08333333</text:p>
          </table:table-cell>
          <table:table-cell office:value-type="float" office:value="0.08139055" calcext:value-type="float">
            <text:p>0.08139055</text:p>
          </table:table-cell>
          <table:table-cell office:value-type="float" office:value="0.07940993" calcext:value-type="float">
            <text:p>0.07940993</text:p>
          </table:table-cell>
          <table:table-cell office:value-type="float" office:value="0.07739384" calcext:value-type="float">
            <text:p>0.07739384</text:p>
          </table:table-cell>
          <table:table-cell office:value-type="float" office:value="0.07534456" calcext:value-type="float">
            <text:p>0.07534456</text:p>
          </table:table-cell>
          <table:table-cell office:value-type="float" office:value="0.07326434" calcext:value-type="float">
            <text:p>0.07326434</text:p>
          </table:table-cell>
          <table:table-cell office:value-type="float" office:value="0.07115536" calcext:value-type="float">
            <text:p>0.07115536</text:p>
          </table:table-cell>
          <table:table-cell office:value-type="float" office:value="0.06901981" calcext:value-type="float">
            <text:p>0.06901981</text:p>
          </table:table-cell>
          <table:table-cell office:value-type="float" office:value="0.06685984" calcext:value-type="float">
            <text:p>0.06685984</text:p>
          </table:table-cell>
          <table:table-cell office:value-type="float" office:value="0.06467761" calcext:value-type="float">
            <text:p>0.06467761</text:p>
          </table:table-cell>
          <table:table-cell office:value-type="float" office:value="0.06247526" calcext:value-type="float">
            <text:p>0.06247526</text:p>
          </table:table-cell>
          <table:table-cell office:value-type="float" office:value="0.06025497" calcext:value-type="float">
            <text:p>0.06025497</text:p>
          </table:table-cell>
          <table:table-cell office:value-type="float" office:value="0.05801895" calcext:value-type="float">
            <text:p>0.05801895</text:p>
          </table:table-cell>
          <table:table-cell office:value-type="float" office:value="0.05576941" calcext:value-type="float">
            <text:p>0.05576941</text:p>
          </table:table-cell>
          <table:table-cell office:value-type="float" office:value="0.05350867" calcext:value-type="float">
            <text:p>0.05350867</text:p>
          </table:table-cell>
          <table:table-cell office:value-type="float" office:value="0.05123908" calcext:value-type="float">
            <text:p>0.05123908</text:p>
          </table:table-cell>
          <table:table-cell office:value-type="float" office:value="0.04896307" calcext:value-type="float">
            <text:p>0.04896307</text:p>
          </table:table-cell>
          <table:table-cell office:value-type="float" office:value="0.04668319" calcext:value-type="float">
            <text:p>0.04668319</text:p>
          </table:table-cell>
          <table:table-cell office:value-type="float" office:value="0.04440208" calcext:value-type="float">
            <text:p>0.04440208</text:p>
          </table:table-cell>
          <table:table-cell office:value-type="float" office:value="0.04212255" calcext:value-type="float">
            <text:p>0.04212255</text:p>
          </table:table-cell>
          <table:table-cell office:value-type="float" office:value="0.03984754" calcext:value-type="float">
            <text:p>0.03984754</text:p>
          </table:table-cell>
          <table:table-cell office:value-type="float" office:value="0.03758018" calcext:value-type="float">
            <text:p>0.03758018</text:p>
          </table:table-cell>
          <table:table-cell office:value-type="float" office:value="0.0353238" calcext:value-type="float">
            <text:p>0.0353238</text:p>
          </table:table-cell>
          <table:table-cell office:value-type="float" office:value="0.03308201" calcext:value-type="float">
            <text:p>0.03308201</text:p>
          </table:table-cell>
          <table:table-cell office:value-type="float" office:value="0.03085864" calcext:value-type="float">
            <text:p>0.03085864</text:p>
          </table:table-cell>
          <table:table-cell office:value-type="float" office:value="0.02865789" calcext:value-type="float">
            <text:p>0.02865789</text:p>
          </table:table-cell>
          <table:table-cell office:value-type="float" office:value="0.02648426" calcext:value-type="float">
            <text:p>0.02648426</text:p>
          </table:table-cell>
          <table:table-cell office:value-type="float" office:value="0.02434271" calcext:value-type="float">
            <text:p>0.02434271</text:p>
          </table:table-cell>
          <table:table-cell office:value-type="float" office:value="0.02223861" calcext:value-type="float">
            <text:p>0.02223861</text:p>
          </table:table-cell>
          <table:table-cell office:value-type="float" office:value="0.02017789" calcext:value-type="float">
            <text:p>0.02017789</text:p>
          </table:table-cell>
          <table:table-cell office:value-type="float" office:value="0.01816703" calcext:value-type="float">
            <text:p>0.01816703</text:p>
          </table:table-cell>
          <table:table-cell office:value-type="float" office:value="0.01621318" calcext:value-type="float">
            <text:p>0.01621318</text:p>
          </table:table-cell>
          <table:table-cell office:value-type="float" office:value="0.01432417" calcext:value-type="float">
            <text:p>0.01432417</text:p>
          </table:table-cell>
          <table:table-cell office:value-type="float" office:value="0.01250865" calcext:value-type="float">
            <text:p>0.01250865</text:p>
          </table:table-cell>
          <table:table-cell office:value-type="float" office:value="0.01077604" calcext:value-type="float">
            <text:p>0.01077604</text:p>
          </table:table-cell>
          <table:table-cell office:value-type="float" office:value="0.00913664" calcext:value-type="float">
            <text:p>0.00913664</text:p>
          </table:table-cell>
          <table:table-cell office:value-type="float" office:value="0.00760153" calcext:value-type="float">
            <text:p>0.00760153</text:p>
          </table:table-cell>
          <table:table-cell office:value-type="float" office:value="0.00618249" calcext:value-type="float">
            <text:p>0.00618249</text:p>
          </table:table-cell>
          <table:table-cell office:value-type="float" office:value="0.0048917" calcext:value-type="float">
            <text:p>0.0048917</text:p>
          </table:table-cell>
          <table:table-cell office:value-type="float" office:value="0.0037413" calcext:value-type="float">
            <text:p>0.0037413</text:p>
          </table:table-cell>
          <table:table-cell office:value-type="float" office:value="0.00274258" calcext:value-type="float">
            <text:p>0.00274258</text:p>
          </table:table-cell>
          <table:table-cell office:value-type="float" office:value="0.00190472" calcext:value-type="float">
            <text:p>0.00190472</text:p>
          </table:table-cell>
          <table:table-cell office:value-type="float" office:value="0.00123308" calcext:value-type="float">
            <text:p>0.00123308</text:p>
          </table:table-cell>
          <table:table-cell office:value-type="float" office:value="0.00072688" calcext:value-type="float">
            <text:p>0.00072688</text:p>
          </table:table-cell>
          <table:table-cell office:value-type="float" office:value="0.00037664" calcext:value-type="float">
            <text:p>0.00037664</text:p>
          </table:table-cell>
          <table:table-cell office:value-type="float" office:value="0.00016222" calcext:value-type="float">
            <text:p>0.00016222</text:p>
          </table:table-cell>
          <table:table-cell office:value-type="float" office:value="0.00005277" calcext:value-type="float">
            <text:p>0.00005277</text:p>
          </table:table-cell>
          <table:table-cell office:value-type="float" office:value="0.0000108" calcext:value-type="float">
            <text:p>0.0000108</text:p>
          </table:table-cell>
          <table:table-cell table:number-columns-repeated="3" office:value-type="float" office:value="0.000001" calcext:value-type="float">
            <text:p>0.000001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0.07557648" calcext:value-type="float">
            <text:p>0.07557648</text:p>
          </table:table-cell>
          <table:table-cell office:value-type="float" office:value="0.07417535" calcext:value-type="float">
            <text:p>0.07417535</text:p>
          </table:table-cell>
          <table:table-cell office:value-type="float" office:value="0.07272165" calcext:value-type="float">
            <text:p>0.07272165</text:p>
          </table:table-cell>
          <table:table-cell office:value-type="float" office:value="0.07121724" calcext:value-type="float">
            <text:p>0.07121724</text:p>
          </table:table-cell>
          <table:table-cell office:value-type="float" office:value="0.06966398" calcext:value-type="float">
            <text:p>0.06966398</text:p>
          </table:table-cell>
          <table:table-cell office:value-type="float" office:value="0.06806367" calcext:value-type="float">
            <text:p>0.06806367</text:p>
          </table:table-cell>
          <table:table-cell office:value-type="float" office:value="0.06641808" calcext:value-type="float">
            <text:p>0.06641808</text:p>
          </table:table-cell>
          <table:table-cell office:value-type="float" office:value="0.06472897" calcext:value-type="float">
            <text:p>0.06472897</text:p>
          </table:table-cell>
          <table:table-cell office:value-type="float" office:value="0.06299809" calcext:value-type="float">
            <text:p>0.06299809</text:p>
          </table:table-cell>
          <table:table-cell office:value-type="float" office:value="0.06122721" calcext:value-type="float">
            <text:p>0.06122721</text:p>
          </table:table-cell>
          <table:table-cell office:value-type="float" office:value="0.05941807" calcext:value-type="float">
            <text:p>0.05941807</text:p>
          </table:table-cell>
          <table:table-cell office:value-type="float" office:value="0.05757248" calcext:value-type="float">
            <text:p>0.05757248</text:p>
          </table:table-cell>
          <table:table-cell office:value-type="float" office:value="0.05569225" calcext:value-type="float">
            <text:p>0.05569225</text:p>
          </table:table-cell>
          <table:table-cell office:value-type="float" office:value="0.05377925" calcext:value-type="float">
            <text:p>0.05377925</text:p>
          </table:table-cell>
          <table:table-cell office:value-type="float" office:value="0.05183542" calcext:value-type="float">
            <text:p>0.05183542</text:p>
          </table:table-cell>
          <table:table-cell office:value-type="float" office:value="0.04986276" calcext:value-type="float">
            <text:p>0.04986276</text:p>
          </table:table-cell>
          <table:table-cell office:value-type="float" office:value="0.04786336" calcext:value-type="float">
            <text:p>0.04786336</text:p>
          </table:table-cell>
          <table:table-cell office:value-type="float" office:value="0.04583945" calcext:value-type="float">
            <text:p>0.04583945</text:p>
          </table:table-cell>
          <table:table-cell office:value-type="float" office:value="0.04379337" calcext:value-type="float">
            <text:p>0.04379337</text:p>
          </table:table-cell>
          <table:table-cell office:value-type="float" office:value="0.04172764" calcext:value-type="float">
            <text:p>0.04172764</text:p>
          </table:table-cell>
          <table:table-cell office:value-type="float" office:value="0.03964494" calcext:value-type="float">
            <text:p>0.03964494</text:p>
          </table:table-cell>
          <table:table-cell office:value-type="float" office:value="0.03754819" calcext:value-type="float">
            <text:p>0.03754819</text:p>
          </table:table-cell>
          <table:table-cell office:value-type="float" office:value="0.03544057" calcext:value-type="float">
            <text:p>0.03544057</text:p>
          </table:table-cell>
          <table:table-cell office:value-type="float" office:value="0.03332555" calcext:value-type="float">
            <text:p>0.03332555</text:p>
          </table:table-cell>
          <table:table-cell office:value-type="float" office:value="0.03120695" calcext:value-type="float">
            <text:p>0.03120695</text:p>
          </table:table-cell>
          <table:table-cell office:value-type="float" office:value="0.02908901" calcext:value-type="float">
            <text:p>0.02908901</text:p>
          </table:table-cell>
          <table:table-cell office:value-type="float" office:value="0.02697644" calcext:value-type="float">
            <text:p>0.02697644</text:p>
          </table:table-cell>
          <table:table-cell office:value-type="float" office:value="0.02487448" calcext:value-type="float">
            <text:p>0.02487448</text:p>
          </table:table-cell>
          <table:table-cell office:value-type="float" office:value="0.02278904" calcext:value-type="float">
            <text:p>0.02278904</text:p>
          </table:table-cell>
          <table:table-cell office:value-type="float" office:value="0.02072676" calcext:value-type="float">
            <text:p>0.02072676</text:p>
          </table:table-cell>
          <table:table-cell office:value-type="float" office:value="0.01869512" calcext:value-type="float">
            <text:p>0.01869512</text:p>
          </table:table-cell>
          <table:table-cell office:value-type="float" office:value="0.01670261" calcext:value-type="float">
            <text:p>0.01670261</text:p>
          </table:table-cell>
          <table:table-cell office:value-type="float" office:value="0.01475883" calcext:value-type="float">
            <text:p>0.01475883</text:p>
          </table:table-cell>
          <table:table-cell office:value-type="float" office:value="0.01287464" calcext:value-type="float">
            <text:p>0.01287464</text:p>
          </table:table-cell>
          <table:table-cell office:value-type="float" office:value="0.01106229" calcext:value-type="float">
            <text:p>0.01106229</text:p>
          </table:table-cell>
          <table:table-cell office:value-type="float" office:value="0.00933554" calcext:value-type="float">
            <text:p>0.00933554</text:p>
          </table:table-cell>
          <table:table-cell office:value-type="float" office:value="0.00770968" calcext:value-type="float">
            <text:p>0.00770968</text:p>
          </table:table-cell>
          <table:table-cell office:value-type="float" office:value="0.00620143" calcext:value-type="float">
            <text:p>0.00620143</text:p>
          </table:table-cell>
          <table:table-cell office:value-type="float" office:value="0.00482861" calcext:value-type="float">
            <text:p>0.00482861</text:p>
          </table:table-cell>
          <table:table-cell office:value-type="float" office:value="0.00360941" calcext:value-type="float">
            <text:p>0.00360941</text:p>
          </table:table-cell>
          <table:table-cell office:value-type="float" office:value="0.00256107" calcext:value-type="float">
            <text:p>0.00256107</text:p>
          </table:table-cell>
          <table:table-cell office:value-type="float" office:value="0.00169783" calcext:value-type="float">
            <text:p>0.00169783</text:p>
          </table:table-cell>
          <table:table-cell office:value-type="float" office:value="0.00102771" calcext:value-type="float">
            <text:p>0.00102771</text:p>
          </table:table-cell>
          <table:table-cell office:value-type="float" office:value="0.00054867" calcext:value-type="float">
            <text:p>0.00054867</text:p>
          </table:table-cell>
          <table:table-cell office:value-type="float" office:value="0.00024449" calcext:value-type="float">
            <text:p>0.00024449</text:p>
          </table:table-cell>
          <table:table-cell office:value-type="float" office:value="0.00008272" calcext:value-type="float">
            <text:p>0.00008272</text:p>
          </table:table-cell>
          <table:table-cell office:value-type="float" office:value="0.00001772" calcext:value-type="float">
            <text:p>0.00001772</text:p>
          </table:table-cell>
          <table:table-cell office:value-type="float" office:value="0.00000159" calcext:value-type="float">
            <text:p>0.00000159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.07053967" calcext:value-type="float">
            <text:p>0.07053967</text:p>
          </table:table-cell>
          <table:table-cell office:value-type="float" office:value="0.06958821" calcext:value-type="float">
            <text:p>0.06958821</text:p>
          </table:table-cell>
          <table:table-cell office:value-type="float" office:value="0.06857557" calcext:value-type="float">
            <text:p>0.06857557</text:p>
          </table:table-cell>
          <table:table-cell office:value-type="float" office:value="0.0675031" calcext:value-type="float">
            <text:p>0.0675031</text:p>
          </table:table-cell>
          <table:table-cell office:value-type="float" office:value="0.06637209" calcext:value-type="float">
            <text:p>0.06637209</text:p>
          </table:table-cell>
          <table:table-cell office:value-type="float" office:value="0.06518383" calcext:value-type="float">
            <text:p>0.06518383</text:p>
          </table:table-cell>
          <table:table-cell office:value-type="float" office:value="0.06393954" calcext:value-type="float">
            <text:p>0.06393954</text:p>
          </table:table-cell>
          <table:table-cell office:value-type="float" office:value="0.06264045" calcext:value-type="float">
            <text:p>0.06264045</text:p>
          </table:table-cell>
          <table:table-cell office:value-type="float" office:value="0.06128777" calcext:value-type="float">
            <text:p>0.06128777</text:p>
          </table:table-cell>
          <table:table-cell office:value-type="float" office:value="0.0598827" calcext:value-type="float">
            <text:p>0.0598827</text:p>
          </table:table-cell>
          <table:table-cell office:value-type="float" office:value="0.05842645" calcext:value-type="float">
            <text:p>0.05842645</text:p>
          </table:table-cell>
          <table:table-cell office:value-type="float" office:value="0.05692026" calcext:value-type="float">
            <text:p>0.05692026</text:p>
          </table:table-cell>
          <table:table-cell office:value-type="float" office:value="0.05536534" calcext:value-type="float">
            <text:p>0.05536534</text:p>
          </table:table-cell>
          <table:table-cell office:value-type="float" office:value="0.053763" calcext:value-type="float">
            <text:p>0.053763</text:p>
          </table:table-cell>
          <table:table-cell office:value-type="float" office:value="0.05211455" calcext:value-type="float">
            <text:p>0.05211455</text:p>
          </table:table-cell>
          <table:table-cell office:value-type="float" office:value="0.05042139" calcext:value-type="float">
            <text:p>0.05042139</text:p>
          </table:table-cell>
          <table:table-cell office:value-type="float" office:value="0.04868498" calcext:value-type="float">
            <text:p>0.04868498</text:p>
          </table:table-cell>
          <table:table-cell office:value-type="float" office:value="0.04690688" calcext:value-type="float">
            <text:p>0.04690688</text:p>
          </table:table-cell>
          <table:table-cell office:value-type="float" office:value="0.04508877" calcext:value-type="float">
            <text:p>0.04508877</text:p>
          </table:table-cell>
          <table:table-cell office:value-type="float" office:value="0.04323247" calcext:value-type="float">
            <text:p>0.04323247</text:p>
          </table:table-cell>
          <table:table-cell office:value-type="float" office:value="0.04133998" calcext:value-type="float">
            <text:p>0.04133998</text:p>
          </table:table-cell>
          <table:table-cell office:value-type="float" office:value="0.03941349" calcext:value-type="float">
            <text:p>0.03941349</text:p>
          </table:table-cell>
          <table:table-cell office:value-type="float" office:value="0.03745545" calcext:value-type="float">
            <text:p>0.03745545</text:p>
          </table:table-cell>
          <table:table-cell office:value-type="float" office:value="0.03546858" calcext:value-type="float">
            <text:p>0.03546858</text:p>
          </table:table-cell>
          <table:table-cell office:value-type="float" office:value="0.03345599" calcext:value-type="float">
            <text:p>0.03345599</text:p>
          </table:table-cell>
          <table:table-cell office:value-type="float" office:value="0.03142115" calcext:value-type="float">
            <text:p>0.03142115</text:p>
          </table:table-cell>
          <table:table-cell office:value-type="float" office:value="0.02936808" calcext:value-type="float">
            <text:p>0.02936808</text:p>
          </table:table-cell>
          <table:table-cell office:value-type="float" office:value="0.02730135" calcext:value-type="float">
            <text:p>0.02730135</text:p>
          </table:table-cell>
          <table:table-cell office:value-type="float" office:value="0.02522625" calcext:value-type="float">
            <text:p>0.02522625</text:p>
          </table:table-cell>
          <table:table-cell office:value-type="float" office:value="0.02314889" calcext:value-type="float">
            <text:p>0.02314889</text:p>
          </table:table-cell>
          <table:table-cell office:value-type="float" office:value="0.02107638" calcext:value-type="float">
            <text:p>0.02107638</text:p>
          </table:table-cell>
          <table:table-cell office:value-type="float" office:value="0.01901702" calcext:value-type="float">
            <text:p>0.01901702</text:p>
          </table:table-cell>
          <table:table-cell office:value-type="float" office:value="0.01698049" calcext:value-type="float">
            <text:p>0.01698049</text:p>
          </table:table-cell>
          <table:table-cell office:value-type="float" office:value="0.01497808" calcext:value-type="float">
            <text:p>0.01497808</text:p>
          </table:table-cell>
          <table:table-cell office:value-type="float" office:value="0.01302301" calcext:value-type="float">
            <text:p>0.01302301</text:p>
          </table:table-cell>
          <table:table-cell office:value-type="float" office:value="0.01113064" calcext:value-type="float">
            <text:p>0.01113064</text:p>
          </table:table-cell>
          <table:table-cell office:value-type="float" office:value="0.00931871" calcext:value-type="float">
            <text:p>0.00931871</text:p>
          </table:table-cell>
          <table:table-cell office:value-type="float" office:value="0.0076075" calcext:value-type="float">
            <text:p>0.0076075</text:p>
          </table:table-cell>
          <table:table-cell office:value-type="float" office:value="0.00601971" calcext:value-type="float">
            <text:p>0.00601971</text:p>
          </table:table-cell>
          <table:table-cell office:value-type="float" office:value="0.00458002" calcext:value-type="float">
            <text:p>0.00458002</text:p>
          </table:table-cell>
          <table:table-cell office:value-type="float" office:value="0.00331384" calcext:value-type="float">
            <text:p>0.00331384</text:p>
          </table:table-cell>
          <table:table-cell office:value-type="float" office:value="0.00224512" calcext:value-type="float">
            <text:p>0.00224512</text:p>
          </table:table-cell>
          <table:table-cell office:value-type="float" office:value="0.00139257" calcext:value-type="float">
            <text:p>0.00139257</text:p>
          </table:table-cell>
          <table:table-cell office:value-type="float" office:value="0.00076434" calcext:value-type="float">
            <text:p>0.00076434</text:p>
          </table:table-cell>
          <table:table-cell office:value-type="float" office:value="0.00035159" calcext:value-type="float">
            <text:p>0.00035159</text:p>
          </table:table-cell>
          <table:table-cell office:value-type="float" office:value="0.00012343" calcext:value-type="float">
            <text:p>0.00012343</text:p>
          </table:table-cell>
          <table:table-cell office:value-type="float" office:value="0.00002762" calcext:value-type="float">
            <text:p>0.00002762</text:p>
          </table:table-cell>
          <table:table-cell office:value-type="float" office:value="0.00000261" calcext:value-type="float">
            <text:p>0.00000261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.06613369" calcext:value-type="float">
            <text:p>0.06613369</text:p>
          </table:table-cell>
          <table:table-cell office:value-type="float" office:value="0.06553535" calcext:value-type="float">
            <text:p>0.06553535</text:p>
          </table:table-cell>
          <table:table-cell office:value-type="float" office:value="0.06487248" calcext:value-type="float">
            <text:p>0.06487248</text:p>
          </table:table-cell>
          <table:table-cell office:value-type="float" office:value="0.06414588" calcext:value-type="float">
            <text:p>0.06414588</text:p>
          </table:table-cell>
          <table:table-cell office:value-type="float" office:value="0.06335631" calcext:value-type="float">
            <text:p>0.06335631</text:p>
          </table:table-cell>
          <table:table-cell office:value-type="float" office:value="0.0625045" calcext:value-type="float">
            <text:p>0.0625045</text:p>
          </table:table-cell>
          <table:table-cell office:value-type="float" office:value="0.06159113" calcext:value-type="float">
            <text:p>0.06159113</text:p>
          </table:table-cell>
          <table:table-cell office:value-type="float" office:value="0.06061689" calcext:value-type="float">
            <text:p>0.06061689</text:p>
          </table:table-cell>
          <table:table-cell office:value-type="float" office:value="0.05958242" calcext:value-type="float">
            <text:p>0.05958242</text:p>
          </table:table-cell>
          <table:table-cell office:value-type="float" office:value="0.05848837" calcext:value-type="float">
            <text:p>0.05848837</text:p>
          </table:table-cell>
          <table:table-cell office:value-type="float" office:value="0.05733535" calcext:value-type="float">
            <text:p>0.05733535</text:p>
          </table:table-cell>
          <table:table-cell office:value-type="float" office:value="0.05612401" calcext:value-type="float">
            <text:p>0.05612401</text:p>
          </table:table-cell>
          <table:table-cell office:value-type="float" office:value="0.05485498" calcext:value-type="float">
            <text:p>0.05485498</text:p>
          </table:table-cell>
          <table:table-cell office:value-type="float" office:value="0.05352891" calcext:value-type="float">
            <text:p>0.05352891</text:p>
          </table:table-cell>
          <table:table-cell office:value-type="float" office:value="0.05214649" calcext:value-type="float">
            <text:p>0.05214649</text:p>
          </table:table-cell>
          <table:table-cell office:value-type="float" office:value="0.05070842" calcext:value-type="float">
            <text:p>0.05070842</text:p>
          </table:table-cell>
          <table:table-cell office:value-type="float" office:value="0.04921549" calcext:value-type="float">
            <text:p>0.04921549</text:p>
          </table:table-cell>
          <table:table-cell office:value-type="float" office:value="0.04766852" calcext:value-type="float">
            <text:p>0.04766852</text:p>
          </table:table-cell>
          <table:table-cell office:value-type="float" office:value="0.04606845" calcext:value-type="float">
            <text:p>0.04606845</text:p>
          </table:table-cell>
          <table:table-cell office:value-type="float" office:value="0.0444163" calcext:value-type="float">
            <text:p>0.0444163</text:p>
          </table:table-cell>
          <table:table-cell office:value-type="float" office:value="0.04271327" calcext:value-type="float">
            <text:p>0.04271327</text:p>
          </table:table-cell>
          <table:table-cell office:value-type="float" office:value="0.04096067" calcext:value-type="float">
            <text:p>0.04096067</text:p>
          </table:table-cell>
          <table:table-cell office:value-type="float" office:value="0.03916009" calcext:value-type="float">
            <text:p>0.03916009</text:p>
          </table:table-cell>
          <table:table-cell office:value-type="float" office:value="0.03731331" calcext:value-type="float">
            <text:p>0.03731331</text:p>
          </table:table-cell>
          <table:table-cell office:value-type="float" office:value="0.03542247" calcext:value-type="float">
            <text:p>0.03542247</text:p>
          </table:table-cell>
          <table:table-cell office:value-type="float" office:value="0.03349009" calcext:value-type="float">
            <text:p>0.03349009</text:p>
          </table:table-cell>
          <table:table-cell office:value-type="float" office:value="0.03151913" calcext:value-type="float">
            <text:p>0.03151913</text:p>
          </table:table-cell>
          <table:table-cell office:value-type="float" office:value="0.02951317" calcext:value-type="float">
            <text:p>0.02951317</text:p>
          </table:table-cell>
          <table:table-cell office:value-type="float" office:value="0.02747646" calcext:value-type="float">
            <text:p>0.02747646</text:p>
          </table:table-cell>
          <table:table-cell office:value-type="float" office:value="0.02541413" calcext:value-type="float">
            <text:p>0.02541413</text:p>
          </table:table-cell>
          <table:table-cell office:value-type="float" office:value="0.02333233" calcext:value-type="float">
            <text:p>0.02333233</text:p>
          </table:table-cell>
          <table:table-cell office:value-type="float" office:value="0.02123855" calcext:value-type="float">
            <text:p>0.02123855</text:p>
          </table:table-cell>
          <table:table-cell office:value-type="float" office:value="0.01914178" calcext:value-type="float">
            <text:p>0.01914178</text:p>
          </table:table-cell>
          <table:table-cell office:value-type="float" office:value="0.01705296" calcext:value-type="float">
            <text:p>0.01705296</text:p>
          </table:table-cell>
          <table:table-cell office:value-type="float" office:value="0.01498528" calcext:value-type="float">
            <text:p>0.01498528</text:p>
          </table:table-cell>
          <table:table-cell office:value-type="float" office:value="0.01295468" calcext:value-type="float">
            <text:p>0.01295468</text:p>
          </table:table-cell>
          <table:table-cell office:value-type="float" office:value="0.01098023" calcext:value-type="float">
            <text:p>0.01098023</text:p>
          </table:table-cell>
          <table:table-cell office:value-type="float" office:value="0.00908465" calcext:value-type="float">
            <text:p>0.00908465</text:p>
          </table:table-cell>
          <table:table-cell office:value-type="float" office:value="0.00729447" calcext:value-type="float">
            <text:p>0.00729447</text:p>
          </table:table-cell>
          <table:table-cell office:value-type="float" office:value="0.00563996" calcext:value-type="float">
            <text:p>0.00563996</text:p>
          </table:table-cell>
          <table:table-cell office:value-type="float" office:value="0.00415426" calcext:value-type="float">
            <text:p>0.00415426</text:p>
          </table:table-cell>
          <table:table-cell office:value-type="float" office:value="0.00287128" calcext:value-type="float">
            <text:p>0.00287128</text:p>
          </table:table-cell>
          <table:table-cell office:value-type="float" office:value="0.0018216" calcext:value-type="float">
            <text:p>0.0018216</text:p>
          </table:table-cell>
          <table:table-cell office:value-type="float" office:value="0.00102592" calcext:value-type="float">
            <text:p>0.00102592</text:p>
          </table:table-cell>
          <table:table-cell office:value-type="float" office:value="0.0004862" calcext:value-type="float">
            <text:p>0.0004862</text:p>
          </table:table-cell>
          <table:table-cell office:value-type="float" office:value="0.00017675" calcext:value-type="float">
            <text:p>0.00017675</text:p>
          </table:table-cell>
          <table:table-cell office:value-type="float" office:value="0.00004123" calcext:value-type="float">
            <text:p>0.00004123</text:p>
          </table:table-cell>
          <table:table-cell office:value-type="float" office:value="0.00000409" calcext:value-type="float">
            <text:p>0.00000409</text:p>
          </table:table-cell>
          <table:table-cell table:number-columns-repeated="2" office:value-type="float" office:value="0.000001" calcext:value-type="float">
            <text:p>0.000001</text:p>
          </table:table-cell>
          <table:table-cell table:number-columns-repeated="309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408"/>
          <table:table-cell office:value-type="float" office:value="0.1" calcext:value-type="float">
            <text:p>0.1</text:p>
          </table:table-cell>
          <table:table-cell office:value-type="float" office:value="0.09516178" calcext:value-type="float">
            <text:p>0.09516178</text:p>
          </table:table-cell>
          <table:table-cell office:value-type="float" office:value="0.09046324" calcext:value-type="float">
            <text:p>0.09046324</text:p>
          </table:table-cell>
          <table:table-cell office:value-type="float" office:value="0.08590147" calcext:value-type="float">
            <text:p>0.08590147</text:p>
          </table:table-cell>
          <table:table-cell office:value-type="float" office:value="0.08147379" calcext:value-type="float">
            <text:p>0.08147379</text:p>
          </table:table-cell>
          <table:table-cell office:value-type="float" office:value="0.07717772" calcext:value-type="float">
            <text:p>0.07717772</text:p>
          </table:table-cell>
          <table:table-cell office:value-type="float" office:value="0.07301096" calcext:value-type="float">
            <text:p>0.07301096</text:p>
          </table:table-cell>
          <table:table-cell office:value-type="float" office:value="0.06897142" calcext:value-type="float">
            <text:p>0.06897142</text:p>
          </table:table-cell>
          <table:table-cell office:value-type="float" office:value="0.06505718" calcext:value-type="float">
            <text:p>0.06505718</text:p>
          </table:table-cell>
          <table:table-cell office:value-type="float" office:value="0.06126648" calcext:value-type="float">
            <text:p>0.06126648</text:p>
          </table:table-cell>
          <table:table-cell office:value-type="float" office:value="0.05759771" calcext:value-type="float">
            <text:p>0.05759771</text:p>
          </table:table-cell>
          <table:table-cell office:value-type="float" office:value="0.05404942" calcext:value-type="float">
            <text:p>0.05404942</text:p>
          </table:table-cell>
          <table:table-cell office:value-type="float" office:value="0.0506203" calcext:value-type="float">
            <text:p>0.0506203</text:p>
          </table:table-cell>
          <table:table-cell office:value-type="float" office:value="0.04730917" calcext:value-type="float">
            <text:p>0.04730917</text:p>
          </table:table-cell>
          <table:table-cell office:value-type="float" office:value="0.04411498" calcext:value-type="float">
            <text:p>0.04411498</text:p>
          </table:table-cell>
          <table:table-cell office:value-type="float" office:value="0.04103682" calcext:value-type="float">
            <text:p>0.04103682</text:p>
          </table:table-cell>
          <table:table-cell office:value-type="float" office:value="0.03807387" calcext:value-type="float">
            <text:p>0.03807387</text:p>
          </table:table-cell>
          <table:table-cell office:value-type="float" office:value="0.03522545" calcext:value-type="float">
            <text:p>0.03522545</text:p>
          </table:table-cell>
          <table:table-cell office:value-type="float" office:value="0.03249098" calcext:value-type="float">
            <text:p>0.03249098</text:p>
          </table:table-cell>
          <table:table-cell office:value-type="float" office:value="0.02986998" calcext:value-type="float">
            <text:p>0.02986998</text:p>
          </table:table-cell>
          <table:table-cell office:value-type="float" office:value="0.02736207" calcext:value-type="float">
            <text:p>0.02736207</text:p>
          </table:table-cell>
          <table:table-cell office:value-type="float" office:value="0.02496695" calcext:value-type="float">
            <text:p>0.02496695</text:p>
          </table:table-cell>
          <table:table-cell office:value-type="float" office:value="0.02268444" calcext:value-type="float">
            <text:p>0.02268444</text:p>
          </table:table-cell>
          <table:table-cell office:value-type="float" office:value="0.0205144" calcext:value-type="float">
            <text:p>0.0205144</text:p>
          </table:table-cell>
          <table:table-cell office:value-type="float" office:value="0.01845676" calcext:value-type="float">
            <text:p>0.01845676</text:p>
          </table:table-cell>
          <table:table-cell office:value-type="float" office:value="0.01651154" calcext:value-type="float">
            <text:p>0.01651154</text:p>
          </table:table-cell>
          <table:table-cell office:value-type="float" office:value="0.01467877" calcext:value-type="float">
            <text:p>0.01467877</text:p>
          </table:table-cell>
          <table:table-cell office:value-type="float" office:value="0.01295851" calcext:value-type="float">
            <text:p>0.01295851</text:p>
          </table:table-cell>
          <table:table-cell office:value-type="float" office:value="0.01135083" calcext:value-type="float">
            <text:p>0.01135083</text:p>
          </table:table-cell>
          <table:table-cell office:value-type="float" office:value="0.00985577" calcext:value-type="float">
            <text:p>0.00985577</text:p>
          </table:table-cell>
          <table:table-cell office:value-type="float" office:value="0.00847329" calcext:value-type="float">
            <text:p>0.00847329</text:p>
          </table:table-cell>
          <table:table-cell office:value-type="float" office:value="0.00720328" calcext:value-type="float">
            <text:p>0.00720328</text:p>
          </table:table-cell>
          <table:table-cell office:value-type="float" office:value="0.00604544" calcext:value-type="float">
            <text:p>0.00604544</text:p>
          </table:table-cell>
          <table:table-cell office:value-type="float" office:value="0.00499922" calcext:value-type="float">
            <text:p>0.00499922</text:p>
          </table:table-cell>
          <table:table-cell office:value-type="float" office:value="0.00406376" calcext:value-type="float">
            <text:p>0.00406376</text:p>
          </table:table-cell>
          <table:table-cell office:value-type="float" office:value="0.00323772" calcext:value-type="float">
            <text:p>0.00323772</text:p>
          </table:table-cell>
          <table:table-cell office:value-type="float" office:value="0.00251921" calcext:value-type="float">
            <text:p>0.00251921</text:p>
          </table:table-cell>
          <table:table-cell office:value-type="float" office:value="0.00190551" calcext:value-type="float">
            <text:p>0.00190551</text:p>
          </table:table-cell>
          <table:table-cell office:value-type="float" office:value="0.00139294" calcext:value-type="float">
            <text:p>0.00139294</text:p>
          </table:table-cell>
          <table:table-cell office:value-type="float" office:value="0.00097659" calcext:value-type="float">
            <text:p>0.00097659</text:p>
          </table:table-cell>
          <table:table-cell office:value-type="float" office:value="0.00065006" calcext:value-type="float">
            <text:p>0.00065006</text:p>
          </table:table-cell>
          <table:table-cell office:value-type="float" office:value="0.00040522" calcext:value-type="float">
            <text:p>0.00040522</text:p>
          </table:table-cell>
          <table:table-cell office:value-type="float" office:value="0.00023208" calcext:value-type="float">
            <text:p>0.00023208</text:p>
          </table:table-cell>
          <table:table-cell office:value-type="float" office:value="0.00011882" calcext:value-type="float">
            <text:p>0.00011882</text:p>
          </table:table-cell>
          <table:table-cell office:value-type="float" office:value="0.00005219" calcext:value-type="float">
            <text:p>0.00005219</text:p>
          </table:table-cell>
          <table:table-cell office:value-type="float" office:value="0.00001844" calcext:value-type="float">
            <text:p>0.00001844</text:p>
          </table:table-cell>
          <table:table-cell office:value-type="float" office:value="0.00000469" calcext:value-type="float">
            <text:p>0.00000469</text:p>
          </table:table-cell>
          <table:table-cell table:number-columns-repeated="4" office:value-type="float" office:value="0.000001" calcext:value-type="float">
            <text:p>0.000001</text:p>
          </table:table-cell>
          <table:table-cell office:value-type="float" office:value="0.09090909" calcext:value-type="float">
            <text:p>0.09090909</text:p>
          </table:table-cell>
          <table:table-cell office:value-type="float" office:value="0.08730011" calcext:value-type="float">
            <text:p>0.08730011</text:p>
          </table:table-cell>
          <table:table-cell office:value-type="float" office:value="0.08374633" calcext:value-type="float">
            <text:p>0.08374633</text:p>
          </table:table-cell>
          <table:table-cell office:value-type="float" office:value="0.08024844" calcext:value-type="float">
            <text:p>0.08024844</text:p>
          </table:table-cell>
          <table:table-cell office:value-type="float" office:value="0.07680713" calcext:value-type="float">
            <text:p>0.07680713</text:p>
          </table:table-cell>
          <table:table-cell office:value-type="float" office:value="0.07342312" calcext:value-type="float">
            <text:p>0.07342312</text:p>
          </table:table-cell>
          <table:table-cell office:value-type="float" office:value="0.07009717" calcext:value-type="float">
            <text:p>0.07009717</text:p>
          </table:table-cell>
          <table:table-cell office:value-type="float" office:value="0.06683005" calcext:value-type="float">
            <text:p>0.06683005</text:p>
          </table:table-cell>
          <table:table-cell office:value-type="float" office:value="0.06362259" calcext:value-type="float">
            <text:p>0.06362259</text:p>
          </table:table-cell>
          <table:table-cell office:value-type="float" office:value="0.06047568" calcext:value-type="float">
            <text:p>0.06047568</text:p>
          </table:table-cell>
          <table:table-cell office:value-type="float" office:value="0.0573902" calcext:value-type="float">
            <text:p>0.0573902</text:p>
          </table:table-cell>
          <table:table-cell office:value-type="float" office:value="0.05436714" calcext:value-type="float">
            <text:p>0.05436714</text:p>
          </table:table-cell>
          <table:table-cell office:value-type="float" office:value="0.05140752" calcext:value-type="float">
            <text:p>0.05140752</text:p>
          </table:table-cell>
          <table:table-cell office:value-type="float" office:value="0.04851243" calcext:value-type="float">
            <text:p>0.04851243</text:p>
          </table:table-cell>
          <table:table-cell office:value-type="float" office:value="0.04568302" calcext:value-type="float">
            <text:p>0.04568302</text:p>
          </table:table-cell>
          <table:table-cell office:value-type="float" office:value="0.0429205" calcext:value-type="float">
            <text:p>0.0429205</text:p>
          </table:table-cell>
          <table:table-cell office:value-type="float" office:value="0.04022618" calcext:value-type="float">
            <text:p>0.04022618</text:p>
          </table:table-cell>
          <table:table-cell office:value-type="float" office:value="0.03760144" calcext:value-type="float">
            <text:p>0.03760144</text:p>
          </table:table-cell>
          <table:table-cell office:value-type="float" office:value="0.03504775" calcext:value-type="float">
            <text:p>0.03504775</text:p>
          </table:table-cell>
          <table:table-cell office:value-type="float" office:value="0.03256665" calcext:value-type="float">
            <text:p>0.03256665</text:p>
          </table:table-cell>
          <table:table-cell office:value-type="float" office:value="0.03015981" calcext:value-type="float">
            <text:p>0.03015981</text:p>
          </table:table-cell>
          <table:table-cell office:value-type="float" office:value="0.02782898" calcext:value-type="float">
            <text:p>0.02782898</text:p>
          </table:table-cell>
          <table:table-cell office:value-type="float" office:value="0.02557603" calcext:value-type="float">
            <text:p>0.02557603</text:p>
          </table:table-cell>
          <table:table-cell office:value-type="float" office:value="0.02340293" calcext:value-type="float">
            <text:p>0.02340293</text:p>
          </table:table-cell>
          <table:table-cell office:value-type="float" office:value="0.02131179" calcext:value-type="float">
            <text:p>0.02131179</text:p>
          </table:table-cell>
          <table:table-cell office:value-type="float" office:value="0.0193048" calcext:value-type="float">
            <text:p>0.0193048</text:p>
          </table:table-cell>
          <table:table-cell office:value-type="float" office:value="0.01738431" calcext:value-type="float">
            <text:p>0.01738431</text:p>
          </table:table-cell>
          <table:table-cell office:value-type="float" office:value="0.01555276" calcext:value-type="float">
            <text:p>0.01555276</text:p>
          </table:table-cell>
          <table:table-cell office:value-type="float" office:value="0.01381272" calcext:value-type="float">
            <text:p>0.01381272</text:p>
          </table:table-cell>
          <table:table-cell office:value-type="float" office:value="0.01216686" calcext:value-type="float">
            <text:p>0.01216686</text:p>
          </table:table-cell>
          <table:table-cell office:value-type="float" office:value="0.01061793" calcext:value-type="float">
            <text:p>0.01061793</text:p>
          </table:table-cell>
          <table:table-cell office:value-type="float" office:value="0.00916872" calcext:value-type="float">
            <text:p>0.00916872</text:p>
          </table:table-cell>
          <table:table-cell office:value-type="float" office:value="0.00782206" calcext:value-type="float">
            <text:p>0.00782206</text:p>
          </table:table-cell>
          <table:table-cell office:value-type="float" office:value="0.00658071" calcext:value-type="float">
            <text:p>0.00658071</text:p>
          </table:table-cell>
          <table:table-cell office:value-type="float" office:value="0.0054473" calcext:value-type="float">
            <text:p>0.0054473</text:p>
          </table:table-cell>
          <table:table-cell office:value-type="float" office:value="0.00442417" calcext:value-type="float">
            <text:p>0.00442417</text:p>
          </table:table-cell>
          <table:table-cell office:value-type="float" office:value="0.00351324" calcext:value-type="float">
            <text:p>0.00351324</text:p>
          </table:table-cell>
          <table:table-cell office:value-type="float" office:value="0.00271573" calcext:value-type="float">
            <text:p>0.00271573</text:p>
          </table:table-cell>
          <table:table-cell office:value-type="float" office:value="0.00203191" calcext:value-type="float">
            <text:p>0.00203191</text:p>
          </table:table-cell>
          <table:table-cell office:value-type="float" office:value="0.00146062" calcext:value-type="float">
            <text:p>0.00146062</text:p>
          </table:table-cell>
          <table:table-cell office:value-type="float" office:value="0.00099885" calcext:value-type="float">
            <text:p>0.00099885</text:p>
          </table:table-cell>
          <table:table-cell office:value-type="float" office:value="0.00064116" calcext:value-type="float">
            <text:p>0.00064116</text:p>
          </table:table-cell>
          <table:table-cell office:value-type="float" office:value="0.00037915" calcext:value-type="float">
            <text:p>0.00037915</text:p>
          </table:table-cell>
          <table:table-cell office:value-type="float" office:value="0.00020107" calcext:value-type="float">
            <text:p>0.00020107</text:p>
          </table:table-cell>
          <table:table-cell office:value-type="float" office:value="0.00009184" calcext:value-type="float">
            <text:p>0.00009184</text:p>
          </table:table-cell>
          <table:table-cell office:value-type="float" office:value="0.00003389" calcext:value-type="float">
            <text:p>0.00003389</text:p>
          </table:table-cell>
          <table:table-cell office:value-type="float" office:value="0.00000906" calcext:value-type="float">
            <text:p>0.00000906</text:p>
          </table:table-cell>
          <table:table-cell office:value-type="float" office:value="0.00000143" calcext:value-type="float">
            <text:p>0.00000143</text:p>
          </table:table-cell>
          <table:table-cell table:number-columns-repeated="3" office:value-type="float" office:value="0.000001" calcext:value-type="float">
            <text:p>0.000001</text:p>
          </table:table-cell>
          <table:table-cell office:value-type="float" office:value="0.08333333" calcext:value-type="float">
            <text:p>0.08333333</text:p>
          </table:table-cell>
          <table:table-cell office:value-type="float" office:value="0.08064255" calcext:value-type="float">
            <text:p>0.08064255</text:p>
          </table:table-cell>
          <table:table-cell office:value-type="float" office:value="0.07795616" calcext:value-type="float">
            <text:p>0.07795616</text:p>
          </table:table-cell>
          <table:table-cell office:value-type="float" office:value="0.07527616" calcext:value-type="float">
            <text:p>0.07527616</text:p>
          </table:table-cell>
          <table:table-cell office:value-type="float" office:value="0.07260446" calcext:value-type="float">
            <text:p>0.07260446</text:p>
          </table:table-cell>
          <table:table-cell office:value-type="float" office:value="0.069943" calcext:value-type="float">
            <text:p>0.069943</text:p>
          </table:table-cell>
          <table:table-cell office:value-type="float" office:value="0.06729363" calcext:value-type="float">
            <text:p>0.06729363</text:p>
          </table:table-cell>
          <table:table-cell office:value-type="float" office:value="0.06465824" calcext:value-type="float">
            <text:p>0.06465824</text:p>
          </table:table-cell>
          <table:table-cell office:value-type="float" office:value="0.0620387" calcext:value-type="float">
            <text:p>0.0620387</text:p>
          </table:table-cell>
          <table:table-cell office:value-type="float" office:value="0.05943687" calcext:value-type="float">
            <text:p>0.05943687</text:p>
          </table:table-cell>
          <table:table-cell office:value-type="float" office:value="0.05685465" calcext:value-type="float">
            <text:p>0.05685465</text:p>
          </table:table-cell>
          <table:table-cell office:value-type="float" office:value="0.05429394" calcext:value-type="float">
            <text:p>0.05429394</text:p>
          </table:table-cell>
          <table:table-cell office:value-type="float" office:value="0.05175667" calcext:value-type="float">
            <text:p>0.05175667</text:p>
          </table:table-cell>
          <table:table-cell office:value-type="float" office:value="0.04924485" calcext:value-type="float">
            <text:p>0.04924485</text:p>
          </table:table-cell>
          <table:table-cell office:value-type="float" office:value="0.04676051" calcext:value-type="float">
            <text:p>0.04676051</text:p>
          </table:table-cell>
          <table:table-cell office:value-type="float" office:value="0.04430574" calcext:value-type="float">
            <text:p>0.04430574</text:p>
          </table:table-cell>
          <table:table-cell office:value-type="float" office:value="0.04188272" calcext:value-type="float">
            <text:p>0.04188272</text:p>
          </table:table-cell>
          <table:table-cell office:value-type="float" office:value="0.03949371" calcext:value-type="float">
            <text:p>0.03949371</text:p>
          </table:table-cell>
          <table:table-cell office:value-type="float" office:value="0.03714105" calcext:value-type="float">
            <text:p>0.03714105</text:p>
          </table:table-cell>
          <table:table-cell office:value-type="float" office:value="0.03482721" calcext:value-type="float">
            <text:p>0.03482721</text:p>
          </table:table-cell>
          <table:table-cell office:value-type="float" office:value="0.03255476" calcext:value-type="float">
            <text:p>0.03255476</text:p>
          </table:table-cell>
          <table:table-cell office:value-type="float" office:value="0.03032644" calcext:value-type="float">
            <text:p>0.03032644</text:p>
          </table:table-cell>
          <table:table-cell office:value-type="float" office:value="0.02814511" calcext:value-type="float">
            <text:p>0.02814511</text:p>
          </table:table-cell>
          <table:table-cell office:value-type="float" office:value="0.02601381" calcext:value-type="float">
            <text:p>0.02601381</text:p>
          </table:table-cell>
          <table:table-cell office:value-type="float" office:value="0.02393577" calcext:value-type="float">
            <text:p>0.02393577</text:p>
          </table:table-cell>
          <table:table-cell office:value-type="float" office:value="0.02191441" calcext:value-type="float">
            <text:p>0.02191441</text:p>
          </table:table-cell>
          <table:table-cell office:value-type="float" office:value="0.01995339" calcext:value-type="float">
            <text:p>0.01995339</text:p>
          </table:table-cell>
          <table:table-cell office:value-type="float" office:value="0.01805659" calcext:value-type="float">
            <text:p>0.01805659</text:p>
          </table:table-cell>
          <table:table-cell office:value-type="float" office:value="0.01622815" calcext:value-type="float">
            <text:p>0.01622815</text:p>
          </table:table-cell>
          <table:table-cell office:value-type="float" office:value="0.01447249" calcext:value-type="float">
            <text:p>0.01447249</text:p>
          </table:table-cell>
          <table:table-cell office:value-type="float" office:value="0.01279429" calcext:value-type="float">
            <text:p>0.01279429</text:p>
          </table:table-cell>
          <table:table-cell office:value-type="float" office:value="0.01119854" calcext:value-type="float">
            <text:p>0.01119854</text:p>
          </table:table-cell>
          <table:table-cell office:value-type="float" office:value="0.00969047" calcext:value-type="float">
            <text:p>0.00969047</text:p>
          </table:table-cell>
          <table:table-cell office:value-type="float" office:value="0.00827557" calcext:value-type="float">
            <text:p>0.00827557</text:p>
          </table:table-cell>
          <table:table-cell office:value-type="float" office:value="0.00695951" calcext:value-type="float">
            <text:p>0.00695951</text:p>
          </table:table-cell>
          <table:table-cell office:value-type="float" office:value="0.00574807" calcext:value-type="float">
            <text:p>0.00574807</text:p>
          </table:table-cell>
          <table:table-cell office:value-type="float" office:value="0.00464693" calcext:value-type="float">
            <text:p>0.00464693</text:p>
          </table:table-cell>
          <table:table-cell office:value-type="float" office:value="0.00366147" calcext:value-type="float">
            <text:p>0.00366147</text:p>
          </table:table-cell>
          <table:table-cell office:value-type="float" office:value="0.00279643" calcext:value-type="float">
            <text:p>0.00279643</text:p>
          </table:table-cell>
          <table:table-cell office:value-type="float" office:value="0.00205533" calcext:value-type="float">
            <text:p>0.00205533</text:p>
          </table:table-cell>
          <table:table-cell office:value-type="float" office:value="0.00143985" calcext:value-type="float">
            <text:p>0.00143985</text:p>
          </table:table-cell>
          <table:table-cell office:value-type="float" office:value="0.00094892" calcext:value-type="float">
            <text:p>0.00094892</text:p>
          </table:table-cell>
          <table:table-cell office:value-type="float" office:value="0.00057766" calcext:value-type="float">
            <text:p>0.00057766</text:p>
          </table:table-cell>
          <table:table-cell office:value-type="float" office:value="0.00031634" calcext:value-type="float">
            <text:p>0.00031634</text:p>
          </table:table-cell>
          <table:table-cell office:value-type="float" office:value="0.00014978" calcext:value-type="float">
            <text:p>0.00014978</text:p>
          </table:table-cell>
          <table:table-cell office:value-type="float" office:value="0.00005756" calcext:value-type="float">
            <text:p>0.00005756</text:p>
          </table:table-cell>
          <table:table-cell office:value-type="float" office:value="0.00001612" calcext:value-type="float">
            <text:p>0.00001612</text:p>
          </table:table-cell>
          <table:table-cell office:value-type="float" office:value="0.00000268" calcext:value-type="float">
            <text:p>0.00000268</text:p>
          </table:table-cell>
          <table:table-cell table:number-columns-repeated="3" office:value-type="float" office:value="0.000001" calcext:value-type="float">
            <text:p>0.000001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0.07493131" calcext:value-type="float">
            <text:p>0.07493131</text:p>
          </table:table-cell>
          <table:table-cell office:value-type="float" office:value="0.07291357" calcext:value-type="float">
            <text:p>0.07291357</text:p>
          </table:table-cell>
          <table:table-cell office:value-type="float" office:value="0.07087207" calcext:value-type="float">
            <text:p>0.07087207</text:p>
          </table:table-cell>
          <table:table-cell office:value-type="float" office:value="0.06880899" calcext:value-type="float">
            <text:p>0.06880899</text:p>
          </table:table-cell>
          <table:table-cell office:value-type="float" office:value="0.06672645" calcext:value-type="float">
            <text:p>0.06672645</text:p>
          </table:table-cell>
          <table:table-cell office:value-type="float" office:value="0.06462653" calcext:value-type="float">
            <text:p>0.06462653</text:p>
          </table:table-cell>
          <table:table-cell office:value-type="float" office:value="0.06251129" calcext:value-type="float">
            <text:p>0.06251129</text:p>
          </table:table-cell>
          <table:table-cell office:value-type="float" office:value="0.06038279" calcext:value-type="float">
            <text:p>0.06038279</text:p>
          </table:table-cell>
          <table:table-cell office:value-type="float" office:value="0.05824307" calcext:value-type="float">
            <text:p>0.05824307</text:p>
          </table:table-cell>
          <table:table-cell office:value-type="float" office:value="0.05609419" calcext:value-type="float">
            <text:p>0.05609419</text:p>
          </table:table-cell>
          <table:table-cell office:value-type="float" office:value="0.05393821" calcext:value-type="float">
            <text:p>0.05393821</text:p>
          </table:table-cell>
          <table:table-cell office:value-type="float" office:value="0.05177722" calcext:value-type="float">
            <text:p>0.05177722</text:p>
          </table:table-cell>
          <table:table-cell office:value-type="float" office:value="0.04961337" calcext:value-type="float">
            <text:p>0.04961337</text:p>
          </table:table-cell>
          <table:table-cell office:value-type="float" office:value="0.04744884" calcext:value-type="float">
            <text:p>0.04744884</text:p>
          </table:table-cell>
          <table:table-cell office:value-type="float" office:value="0.04528587" calcext:value-type="float">
            <text:p>0.04528587</text:p>
          </table:table-cell>
          <table:table-cell office:value-type="float" office:value="0.0431268" calcext:value-type="float">
            <text:p>0.0431268</text:p>
          </table:table-cell>
          <table:table-cell office:value-type="float" office:value="0.04097404" calcext:value-type="float">
            <text:p>0.04097404</text:p>
          </table:table-cell>
          <table:table-cell office:value-type="float" office:value="0.03883013" calcext:value-type="float">
            <text:p>0.03883013</text:p>
          </table:table-cell>
          <table:table-cell office:value-type="float" office:value="0.0366977" calcext:value-type="float">
            <text:p>0.0366977</text:p>
          </table:table-cell>
          <table:table-cell office:value-type="float" office:value="0.03457955" calcext:value-type="float">
            <text:p>0.03457955</text:p>
          </table:table-cell>
          <table:table-cell office:value-type="float" office:value="0.03247865" calcext:value-type="float">
            <text:p>0.03247865</text:p>
          </table:table-cell>
          <table:table-cell office:value-type="float" office:value="0.03039815" calcext:value-type="float">
            <text:p>0.03039815</text:p>
          </table:table-cell>
          <table:table-cell office:value-type="float" office:value="0.0283414" calcext:value-type="float">
            <text:p>0.0283414</text:p>
          </table:table-cell>
          <table:table-cell office:value-type="float" office:value="0.02631201" calcext:value-type="float">
            <text:p>0.02631201</text:p>
          </table:table-cell>
          <table:table-cell office:value-type="float" office:value="0.02431387" calcext:value-type="float">
            <text:p>0.02431387</text:p>
          </table:table-cell>
          <table:table-cell office:value-type="float" office:value="0.02235117" calcext:value-type="float">
            <text:p>0.02235117</text:p>
          </table:table-cell>
          <table:table-cell office:value-type="float" office:value="0.02042843" calcext:value-type="float">
            <text:p>0.02042843</text:p>
          </table:table-cell>
          <table:table-cell office:value-type="float" office:value="0.0185506" calcext:value-type="float">
            <text:p>0.0185506</text:p>
          </table:table-cell>
          <table:table-cell office:value-type="float" office:value="0.01672301" calcext:value-type="float">
            <text:p>0.01672301</text:p>
          </table:table-cell>
          <table:table-cell office:value-type="float" office:value="0.0149515" calcext:value-type="float">
            <text:p>0.0149515</text:p>
          </table:table-cell>
          <table:table-cell office:value-type="float" office:value="0.0132424" calcext:value-type="float">
            <text:p>0.0132424</text:p>
          </table:table-cell>
          <table:table-cell office:value-type="float" office:value="0.01160262" calcext:value-type="float">
            <text:p>0.01160262</text:p>
          </table:table-cell>
          <table:table-cell office:value-type="float" office:value="0.01003963" calcext:value-type="float">
            <text:p>0.01003963</text:p>
          </table:table-cell>
          <table:table-cell office:value-type="float" office:value="0.00856148" calcext:value-type="float">
            <text:p>0.00856148</text:p>
          </table:table-cell>
          <table:table-cell office:value-type="float" office:value="0.00717677" calcext:value-type="float">
            <text:p>0.00717677</text:p>
          </table:table-cell>
          <table:table-cell office:value-type="float" office:value="0.00589456" calcext:value-type="float">
            <text:p>0.00589456</text:p>
          </table:table-cell>
          <table:table-cell office:value-type="float" office:value="0.00472416" calcext:value-type="float">
            <text:p>0.00472416</text:p>
          </table:table-cell>
          <table:table-cell office:value-type="float" office:value="0.00367483" calcext:value-type="float">
            <text:p>0.00367483</text:p>
          </table:table-cell>
          <table:table-cell office:value-type="float" office:value="0.00275522" calcext:value-type="float">
            <text:p>0.00275522</text:p>
          </table:table-cell>
          <table:table-cell office:value-type="float" office:value="0.00197252" calcext:value-type="float">
            <text:p>0.00197252</text:p>
          </table:table-cell>
          <table:table-cell office:value-type="float" office:value="0.00133135" calcext:value-type="float">
            <text:p>0.00133135</text:p>
          </table:table-cell>
          <table:table-cell office:value-type="float" office:value="0.00083213" calcext:value-type="float">
            <text:p>0.00083213</text:p>
          </table:table-cell>
          <table:table-cell office:value-type="float" office:value="0.00046932" calcext:value-type="float">
            <text:p>0.00046932</text:p>
          </table:table-cell>
          <table:table-cell office:value-type="float" office:value="0.00022971" calcext:value-type="float">
            <text:p>0.00022971</text:p>
          </table:table-cell>
          <table:table-cell office:value-type="float" office:value="0.00009169" calcext:value-type="float">
            <text:p>0.00009169</text:p>
          </table:table-cell>
          <table:table-cell office:value-type="float" office:value="0.00002683" calcext:value-type="float">
            <text:p>0.00002683</text:p>
          </table:table-cell>
          <table:table-cell office:value-type="float" office:value="0.00000469" calcext:value-type="float">
            <text:p>0.00000469</text:p>
          </table:table-cell>
          <table:table-cell table:number-columns-repeated="3" office:value-type="float" office:value="0.000001" calcext:value-type="float">
            <text:p>0.000001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.06997749" calcext:value-type="float">
            <text:p>0.06997749</text:p>
          </table:table-cell>
          <table:table-cell office:value-type="float" office:value="0.06848273" calcext:value-type="float">
            <text:p>0.06848273</text:p>
          </table:table-cell>
          <table:table-cell office:value-type="float" office:value="0.0669463" calcext:value-type="float">
            <text:p>0.0669463</text:p>
          </table:table-cell>
          <table:table-cell office:value-type="float" office:value="0.06537012" calcext:value-type="float">
            <text:p>0.06537012</text:p>
          </table:table-cell>
          <table:table-cell office:value-type="float" office:value="0.0637561" calcext:value-type="float">
            <text:p>0.0637561</text:p>
          </table:table-cell>
          <table:table-cell office:value-type="float" office:value="0.06210608" calcext:value-type="float">
            <text:p>0.06210608</text:p>
          </table:table-cell>
          <table:table-cell office:value-type="float" office:value="0.06042191" calcext:value-type="float">
            <text:p>0.06042191</text:p>
          </table:table-cell>
          <table:table-cell office:value-type="float" office:value="0.05870541" calcext:value-type="float">
            <text:p>0.05870541</text:p>
          </table:table-cell>
          <table:table-cell office:value-type="float" office:value="0.05695838" calcext:value-type="float">
            <text:p>0.05695838</text:p>
          </table:table-cell>
          <table:table-cell office:value-type="float" office:value="0.05518265" calcext:value-type="float">
            <text:p>0.05518265</text:p>
          </table:table-cell>
          <table:table-cell office:value-type="float" office:value="0.05338006" calcext:value-type="float">
            <text:p>0.05338006</text:p>
          </table:table-cell>
          <table:table-cell office:value-type="float" office:value="0.05155245" calcext:value-type="float">
            <text:p>0.05155245</text:p>
          </table:table-cell>
          <table:table-cell office:value-type="float" office:value="0.04970173" calcext:value-type="float">
            <text:p>0.04970173</text:p>
          </table:table-cell>
          <table:table-cell office:value-type="float" office:value="0.04782983" calcext:value-type="float">
            <text:p>0.04782983</text:p>
          </table:table-cell>
          <table:table-cell office:value-type="float" office:value="0.04593875" calcext:value-type="float">
            <text:p>0.04593875</text:p>
          </table:table-cell>
          <table:table-cell office:value-type="float" office:value="0.04403058" calcext:value-type="float">
            <text:p>0.04403058</text:p>
          </table:table-cell>
          <table:table-cell office:value-type="float" office:value="0.04210749" calcext:value-type="float">
            <text:p>0.04210749</text:p>
          </table:table-cell>
          <table:table-cell office:value-type="float" office:value="0.04017176" calcext:value-type="float">
            <text:p>0.04017176</text:p>
          </table:table-cell>
          <table:table-cell office:value-type="float" office:value="0.0382258" calcext:value-type="float">
            <text:p>0.0382258</text:p>
          </table:table-cell>
          <table:table-cell office:value-type="float" office:value="0.03627218" calcext:value-type="float">
            <text:p>0.03627218</text:p>
          </table:table-cell>
          <table:table-cell office:value-type="float" office:value="0.03431364" calcext:value-type="float">
            <text:p>0.03431364</text:p>
          </table:table-cell>
          <table:table-cell office:value-type="float" office:value="0.03235314" calcext:value-type="float">
            <text:p>0.03235314</text:p>
          </table:table-cell>
          <table:table-cell office:value-type="float" office:value="0.03039386" calcext:value-type="float">
            <text:p>0.03039386</text:p>
          </table:table-cell>
          <table:table-cell office:value-type="float" office:value="0.02843927" calcext:value-type="float">
            <text:p>0.02843927</text:p>
          </table:table-cell>
          <table:table-cell office:value-type="float" office:value="0.02649316" calcext:value-type="float">
            <text:p>0.02649316</text:p>
          </table:table-cell>
          <table:table-cell office:value-type="float" office:value="0.02455969" calcext:value-type="float">
            <text:p>0.02455969</text:p>
          </table:table-cell>
          <table:table-cell office:value-type="float" office:value="0.02264344" calcext:value-type="float">
            <text:p>0.02264344</text:p>
          </table:table-cell>
          <table:table-cell office:value-type="float" office:value="0.02074947" calcext:value-type="float">
            <text:p>0.02074947</text:p>
          </table:table-cell>
          <table:table-cell office:value-type="float" office:value="0.01888341" calcext:value-type="float">
            <text:p>0.01888341</text:p>
          </table:table-cell>
          <table:table-cell office:value-type="float" office:value="0.01705152" calcext:value-type="float">
            <text:p>0.01705152</text:p>
          </table:table-cell>
          <table:table-cell office:value-type="float" office:value="0.01526077" calcext:value-type="float">
            <text:p>0.01526077</text:p>
          </table:table-cell>
          <table:table-cell office:value-type="float" office:value="0.01351895" calcext:value-type="float">
            <text:p>0.01351895</text:p>
          </table:table-cell>
          <table:table-cell office:value-type="float" office:value="0.01183475" calcext:value-type="float">
            <text:p>0.01183475</text:p>
          </table:table-cell>
          <table:table-cell office:value-type="float" office:value="0.01021785" calcext:value-type="float">
            <text:p>0.01021785</text:p>
          </table:table-cell>
          <table:table-cell office:value-type="float" office:value="0.00867894" calcext:value-type="float">
            <text:p>0.00867894</text:p>
          </table:table-cell>
          <table:table-cell office:value-type="float" office:value="0.00722979" calcext:value-type="float">
            <text:p>0.00722979</text:p>
          </table:table-cell>
          <table:table-cell office:value-type="float" office:value="0.00588312" calcext:value-type="float">
            <text:p>0.00588312</text:p>
          </table:table-cell>
          <table:table-cell office:value-type="float" office:value="0.00465237" calcext:value-type="float">
            <text:p>0.00465237</text:p>
          </table:table-cell>
          <table:table-cell office:value-type="float" office:value="0.00355126" calcext:value-type="float">
            <text:p>0.00355126</text:p>
          </table:table-cell>
          <table:table-cell office:value-type="float" office:value="0.00259291" calcext:value-type="float">
            <text:p>0.00259291</text:p>
          </table:table-cell>
          <table:table-cell office:value-type="float" office:value="0.00178847" calcext:value-type="float">
            <text:p>0.00178847</text:p>
          </table:table-cell>
          <table:table-cell office:value-type="float" office:value="0.00114518" calcext:value-type="float">
            <text:p>0.00114518</text:p>
          </table:table-cell>
          <table:table-cell office:value-type="float" office:value="0.00066364" calcext:value-type="float">
            <text:p>0.00066364</text:p>
          </table:table-cell>
          <table:table-cell office:value-type="float" office:value="0.00033497" calcext:value-type="float">
            <text:p>0.00033497</text:p>
          </table:table-cell>
          <table:table-cell office:value-type="float" office:value="0.00013851" calcext:value-type="float">
            <text:p>0.00013851</text:p>
          </table:table-cell>
          <table:table-cell office:value-type="float" office:value="0.00004223" calcext:value-type="float">
            <text:p>0.00004223</text:p>
          </table:table-cell>
          <table:table-cell office:value-type="float" office:value="0.00000775" calcext:value-type="float">
            <text:p>0.00000775</text:p>
          </table:table-cell>
          <table:table-cell table:number-columns-repeated="3" office:value-type="float" office:value="0.000001" calcext:value-type="float">
            <text:p>0.000001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.06563944" calcext:value-type="float">
            <text:p>0.06563944</text:p>
          </table:table-cell>
          <table:table-cell office:value-type="float" office:value="0.06455883" calcext:value-type="float">
            <text:p>0.06455883</text:p>
          </table:table-cell>
          <table:table-cell office:value-type="float" office:value="0.06342642" calcext:value-type="float">
            <text:p>0.06342642</text:p>
          </table:table-cell>
          <table:table-cell office:value-type="float" office:value="0.06224372" calcext:value-type="float">
            <text:p>0.06224372</text:p>
          </table:table-cell>
          <table:table-cell office:value-type="float" office:value="0.06101222" calcext:value-type="float">
            <text:p>0.06101222</text:p>
          </table:table-cell>
          <table:table-cell office:value-type="float" office:value="0.05973338" calcext:value-type="float">
            <text:p>0.05973338</text:p>
          </table:table-cell>
          <table:table-cell office:value-type="float" office:value="0.05840864" calcext:value-type="float">
            <text:p>0.05840864</text:p>
          </table:table-cell>
          <table:table-cell office:value-type="float" office:value="0.0570394" calcext:value-type="float">
            <text:p>0.0570394</text:p>
          </table:table-cell>
          <table:table-cell office:value-type="float" office:value="0.05562707" calcext:value-type="float">
            <text:p>0.05562707</text:p>
          </table:table-cell>
          <table:table-cell office:value-type="float" office:value="0.05417306" calcext:value-type="float">
            <text:p>0.05417306</text:p>
          </table:table-cell>
          <table:table-cell office:value-type="float" office:value="0.05267878" calcext:value-type="float">
            <text:p>0.05267878</text:p>
          </table:table-cell>
          <table:table-cell office:value-type="float" office:value="0.05114569" calcext:value-type="float">
            <text:p>0.05114569</text:p>
          </table:table-cell>
          <table:table-cell office:value-type="float" office:value="0.04957524" calcext:value-type="float">
            <text:p>0.04957524</text:p>
          </table:table-cell>
          <table:table-cell office:value-type="float" office:value="0.04796893" calcext:value-type="float">
            <text:p>0.04796893</text:p>
          </table:table-cell>
          <table:table-cell office:value-type="float" office:value="0.04632834" calcext:value-type="float">
            <text:p>0.04632834</text:p>
          </table:table-cell>
          <table:table-cell office:value-type="float" office:value="0.04465508" calcext:value-type="float">
            <text:p>0.04465508</text:p>
          </table:table-cell>
          <table:table-cell office:value-type="float" office:value="0.04295086" calcext:value-type="float">
            <text:p>0.04295086</text:p>
          </table:table-cell>
          <table:table-cell office:value-type="float" office:value="0.04121752" calcext:value-type="float">
            <text:p>0.04121752</text:p>
          </table:table-cell>
          <table:table-cell office:value-type="float" office:value="0.03945697" calcext:value-type="float">
            <text:p>0.03945697</text:p>
          </table:table-cell>
          <table:table-cell office:value-type="float" office:value="0.0376713" calcext:value-type="float">
            <text:p>0.0376713</text:p>
          </table:table-cell>
          <table:table-cell office:value-type="float" office:value="0.03586278" calcext:value-type="float">
            <text:p>0.03586278</text:p>
          </table:table-cell>
          <table:table-cell office:value-type="float" office:value="0.03403385" calcext:value-type="float">
            <text:p>0.03403385</text:p>
          </table:table-cell>
          <table:table-cell office:value-type="float" office:value="0.03218724" calcext:value-type="float">
            <text:p>0.03218724</text:p>
          </table:table-cell>
          <table:table-cell office:value-type="float" office:value="0.03032592" calcext:value-type="float">
            <text:p>0.03032592</text:p>
          </table:table-cell>
          <table:table-cell office:value-type="float" office:value="0.02845322" calcext:value-type="float">
            <text:p>0.02845322</text:p>
          </table:table-cell>
          <table:table-cell office:value-type="float" office:value="0.02657287" calcext:value-type="float">
            <text:p>0.02657287</text:p>
          </table:table-cell>
          <table:table-cell office:value-type="float" office:value="0.02468905" calcext:value-type="float">
            <text:p>0.02468905</text:p>
          </table:table-cell>
          <table:table-cell office:value-type="float" office:value="0.02280649" calcext:value-type="float">
            <text:p>0.02280649</text:p>
          </table:table-cell>
          <table:table-cell office:value-type="float" office:value="0.02093056" calcext:value-type="float">
            <text:p>0.02093056</text:p>
          </table:table-cell>
          <table:table-cell office:value-type="float" office:value="0.01906736" calcext:value-type="float">
            <text:p>0.01906736</text:p>
          </table:table-cell>
          <table:table-cell office:value-type="float" office:value="0.01722391" calcext:value-type="float">
            <text:p>0.01722391</text:p>
          </table:table-cell>
          <table:table-cell office:value-type="float" office:value="0.01540819" calcext:value-type="float">
            <text:p>0.01540819</text:p>
          </table:table-cell>
          <table:table-cell office:value-type="float" office:value="0.0136294" calcext:value-type="float">
            <text:p>0.0136294</text:p>
          </table:table-cell>
          <table:table-cell office:value-type="float" office:value="0.01189807" calcext:value-type="float">
            <text:p>0.01189807</text:p>
          </table:table-cell>
          <table:table-cell office:value-type="float" office:value="0.01022621" calcext:value-type="float">
            <text:p>0.01022621</text:p>
          </table:table-cell>
          <table:table-cell office:value-type="float" office:value="0.00862751" calcext:value-type="float">
            <text:p>0.00862751</text:p>
          </table:table-cell>
          <table:table-cell office:value-type="float" office:value="0.00711737" calcext:value-type="float">
            <text:p>0.00711737</text:p>
          </table:table-cell>
          <table:table-cell office:value-type="float" office:value="0.00571282" calcext:value-type="float">
            <text:p>0.00571282</text:p>
          </table:table-cell>
          <table:table-cell office:value-type="float" office:value="0.00443224" calcext:value-type="float">
            <text:p>0.00443224</text:p>
          </table:table-cell>
          <table:table-cell office:value-type="float" office:value="0.00329459" calcext:value-type="float">
            <text:p>0.00329459</text:p>
          </table:table-cell>
          <table:table-cell office:value-type="float" office:value="0.00231802" calcext:value-type="float">
            <text:p>0.00231802</text:p>
          </table:table-cell>
          <table:table-cell office:value-type="float" office:value="0.00151757" calcext:value-type="float">
            <text:p>0.00151757</text:p>
          </table:table-cell>
          <table:table-cell office:value-type="float" office:value="0.00090178" calcext:value-type="float">
            <text:p>0.00090178</text:p>
          </table:table-cell>
          <table:table-cell office:value-type="float" office:value="0.00046839" calcext:value-type="float">
            <text:p>0.00046839</text:p>
          </table:table-cell>
          <table:table-cell office:value-type="float" office:value="0.0002002" calcext:value-type="float">
            <text:p>0.0002002</text:p>
          </table:table-cell>
          <table:table-cell office:value-type="float" office:value="0.00006345" calcext:value-type="float">
            <text:p>0.00006345</text:p>
          </table:table-cell>
          <table:table-cell office:value-type="float" office:value="0.00001219" calcext:value-type="float">
            <text:p>0.00001219</text:p>
          </table:table-cell>
          <table:table-cell table:number-columns-repeated="3" office:value-type="float" office:value="0.000001" calcext:value-type="float">
            <text:p>0.000001</text:p>
          </table:table-cell>
          <table:table-cell table:number-columns-repeated="309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459"/>
          <table:table-cell office:value-type="float" office:value="0.09090909" calcext:value-type="float">
            <text:p>0.09090909</text:p>
          </table:table-cell>
          <table:table-cell office:value-type="float" office:value="0.08643128" calcext:value-type="float">
            <text:p>0.08643128</text:p>
          </table:table-cell>
          <table:table-cell office:value-type="float" office:value="0.08208671" calcext:value-type="float">
            <text:p>0.08208671</text:p>
          </table:table-cell>
          <table:table-cell office:value-type="float" office:value="0.07787246" calcext:value-type="float">
            <text:p>0.07787246</text:p>
          </table:table-cell>
          <table:table-cell office:value-type="float" office:value="0.07378583" calcext:value-type="float">
            <text:p>0.07378583</text:p>
          </table:table-cell>
          <table:table-cell office:value-type="float" office:value="0.06982434" calcext:value-type="float">
            <text:p>0.06982434</text:p>
          </table:table-cell>
          <table:table-cell office:value-type="float" office:value="0.0659857" calcext:value-type="float">
            <text:p>0.0659857</text:p>
          </table:table-cell>
          <table:table-cell office:value-type="float" office:value="0.06226778" calcext:value-type="float">
            <text:p>0.06226778</text:p>
          </table:table-cell>
          <table:table-cell office:value-type="float" office:value="0.05866866" calcext:value-type="float">
            <text:p>0.05866866</text:p>
          </table:table-cell>
          <table:table-cell office:value-type="float" office:value="0.05518654" calcext:value-type="float">
            <text:p>0.05518654</text:p>
          </table:table-cell>
          <table:table-cell office:value-type="float" office:value="0.0518198" calcext:value-type="float">
            <text:p>0.0518198</text:p>
          </table:table-cell>
          <table:table-cell office:value-type="float" office:value="0.04856696" calcext:value-type="float">
            <text:p>0.04856696</text:p>
          </table:table-cell>
          <table:table-cell office:value-type="float" office:value="0.04542666" calcext:value-type="float">
            <text:p>0.04542666</text:p>
          </table:table-cell>
          <table:table-cell office:value-type="float" office:value="0.0423977" calcext:value-type="float">
            <text:p>0.0423977</text:p>
          </table:table-cell>
          <table:table-cell office:value-type="float" office:value="0.03947899" calcext:value-type="float">
            <text:p>0.03947899</text:p>
          </table:table-cell>
          <table:table-cell office:value-type="float" office:value="0.03666955" calcext:value-type="float">
            <text:p>0.03666955</text:p>
          </table:table-cell>
          <table:table-cell office:value-type="float" office:value="0.03396852" calcext:value-type="float">
            <text:p>0.03396852</text:p>
          </table:table-cell>
          <table:table-cell office:value-type="float" office:value="0.03137515" calcext:value-type="float">
            <text:p>0.03137515</text:p>
          </table:table-cell>
          <table:table-cell office:value-type="float" office:value="0.02888881" calcext:value-type="float">
            <text:p>0.02888881</text:p>
          </table:table-cell>
          <table:table-cell office:value-type="float" office:value="0.02650892" calcext:value-type="float">
            <text:p>0.02650892</text:p>
          </table:table-cell>
          <table:table-cell office:value-type="float" office:value="0.02423503" calcext:value-type="float">
            <text:p>0.02423503</text:p>
          </table:table-cell>
          <table:table-cell office:value-type="float" office:value="0.02206677" calcext:value-type="float">
            <text:p>0.02206677</text:p>
          </table:table-cell>
          <table:table-cell office:value-type="float" office:value="0.02000383" calcext:value-type="float">
            <text:p>0.02000383</text:p>
          </table:table-cell>
          <table:table-cell office:value-type="float" office:value="0.01804599" calcext:value-type="float">
            <text:p>0.01804599</text:p>
          </table:table-cell>
          <table:table-cell office:value-type="float" office:value="0.01619306" calcext:value-type="float">
            <text:p>0.01619306</text:p>
          </table:table-cell>
          <table:table-cell office:value-type="float" office:value="0.01444492" calcext:value-type="float">
            <text:p>0.01444492</text:p>
          </table:table-cell>
          <table:table-cell office:value-type="float" office:value="0.01280147" calcext:value-type="float">
            <text:p>0.01280147</text:p>
          </table:table-cell>
          <table:table-cell office:value-type="float" office:value="0.01126262" calcext:value-type="float">
            <text:p>0.01126262</text:p>
          </table:table-cell>
          <table:table-cell office:value-type="float" office:value="0.00982829" calcext:value-type="float">
            <text:p>0.00982829</text:p>
          </table:table-cell>
          <table:table-cell office:value-type="float" office:value="0.00849834" calcext:value-type="float">
            <text:p>0.00849834</text:p>
          </table:table-cell>
          <table:table-cell office:value-type="float" office:value="0.00727255" calcext:value-type="float">
            <text:p>0.00727255</text:p>
          </table:table-cell>
          <table:table-cell office:value-type="float" office:value="0.00615058" calcext:value-type="float">
            <text:p>0.00615058</text:p>
          </table:table-cell>
          <table:table-cell office:value-type="float" office:value="0.00513193" calcext:value-type="float">
            <text:p>0.00513193</text:p>
          </table:table-cell>
          <table:table-cell office:value-type="float" office:value="0.00421582" calcext:value-type="float">
            <text:p>0.00421582</text:p>
          </table:table-cell>
          <table:table-cell office:value-type="float" office:value="0.00340112" calcext:value-type="float">
            <text:p>0.00340112</text:p>
          </table:table-cell>
          <table:table-cell office:value-type="float" office:value="0.00268625" calcext:value-type="float">
            <text:p>0.00268625</text:p>
          </table:table-cell>
          <table:table-cell office:value-type="float" office:value="0.00206901" calcext:value-type="float">
            <text:p>0.00206901</text:p>
          </table:table-cell>
          <table:table-cell office:value-type="float" office:value="0.00154642" calcext:value-type="float">
            <text:p>0.00154642</text:p>
          </table:table-cell>
          <table:table-cell office:value-type="float" office:value="0.00111452" calcext:value-type="float">
            <text:p>0.00111452</text:p>
          </table:table-cell>
          <table:table-cell office:value-type="float" office:value="0.00076818" calcext:value-type="float">
            <text:p>0.00076818</text:p>
          </table:table-cell>
          <table:table-cell office:value-type="float" office:value="0.0005008" calcext:value-type="float">
            <text:p>0.0005008</text:p>
          </table:table-cell>
          <table:table-cell office:value-type="float" office:value="0.00030424" calcext:value-type="float">
            <text:p>0.00030424</text:p>
          </table:table-cell>
          <table:table-cell office:value-type="float" office:value="0.00016869" calcext:value-type="float">
            <text:p>0.00016869</text:p>
          </table:table-cell>
          <table:table-cell office:value-type="float" office:value="0.00008284" calcext:value-type="float">
            <text:p>0.00008284</text:p>
          </table:table-cell>
          <table:table-cell office:value-type="float" office:value="0.00003445" calcext:value-type="float">
            <text:p>0.00003445</text:p>
          </table:table-cell>
          <table:table-cell office:value-type="float" office:value="0.0000113" calcext:value-type="float">
            <text:p>0.0000113</text:p>
          </table:table-cell>
          <table:table-cell office:value-type="float" office:value="0.00000259" calcext:value-type="float">
            <text:p>0.00000259</text:p>
          </table:table-cell>
          <table:table-cell table:number-columns-repeated="4" office:value-type="float" office:value="0.000001" calcext:value-type="float">
            <text:p>0.000001</text:p>
          </table:table-cell>
          <table:table-cell office:value-type="float" office:value="0.08333333" calcext:value-type="float">
            <text:p>0.08333333</text:p>
          </table:table-cell>
          <table:table-cell office:value-type="float" office:value="0.07990143" calcext:value-type="float">
            <text:p>0.07990143</text:p>
          </table:table-cell>
          <table:table-cell office:value-type="float" office:value="0.07652901" calcext:value-type="float">
            <text:p>0.07652901</text:p>
          </table:table-cell>
          <table:table-cell office:value-type="float" office:value="0.07321642" calcext:value-type="float">
            <text:p>0.07321642</text:p>
          </table:table-cell>
          <table:table-cell office:value-type="float" office:value="0.06996401" calcext:value-type="float">
            <text:p>0.06996401</text:p>
          </table:table-cell>
          <table:table-cell office:value-type="float" office:value="0.06677222" calcext:value-type="float">
            <text:p>0.06677222</text:p>
          </table:table-cell>
          <table:table-cell office:value-type="float" office:value="0.06364148" calcext:value-type="float">
            <text:p>0.06364148</text:p>
          </table:table-cell>
          <table:table-cell office:value-type="float" office:value="0.0605723" calcext:value-type="float">
            <text:p>0.0605723</text:p>
          </table:table-cell>
          <table:table-cell office:value-type="float" office:value="0.0575652" calcext:value-type="float">
            <text:p>0.0575652</text:p>
          </table:table-cell>
          <table:table-cell office:value-type="float" office:value="0.05462079" calcext:value-type="float">
            <text:p>0.05462079</text:p>
          </table:table-cell>
          <table:table-cell office:value-type="float" office:value="0.0517397" calcext:value-type="float">
            <text:p>0.0517397</text:p>
          </table:table-cell>
          <table:table-cell office:value-type="float" office:value="0.04892262" calcext:value-type="float">
            <text:p>0.04892262</text:p>
          </table:table-cell>
          <table:table-cell office:value-type="float" office:value="0.04617032" calcext:value-type="float">
            <text:p>0.04617032</text:p>
          </table:table-cell>
          <table:table-cell office:value-type="float" office:value="0.04348361" calcext:value-type="float">
            <text:p>0.04348361</text:p>
          </table:table-cell>
          <table:table-cell office:value-type="float" office:value="0.04086338" calcext:value-type="float">
            <text:p>0.04086338</text:p>
          </table:table-cell>
          <table:table-cell office:value-type="float" office:value="0.03831058" calcext:value-type="float">
            <text:p>0.03831058</text:p>
          </table:table-cell>
          <table:table-cell office:value-type="float" office:value="0.03582624" calcext:value-type="float">
            <text:p>0.03582624</text:p>
          </table:table-cell>
          <table:table-cell office:value-type="float" office:value="0.03341145" calcext:value-type="float">
            <text:p>0.03341145</text:p>
          </table:table-cell>
          <table:table-cell office:value-type="float" office:value="0.0310674" calcext:value-type="float">
            <text:p>0.0310674</text:p>
          </table:table-cell>
          <table:table-cell office:value-type="float" office:value="0.02879537" calcext:value-type="float">
            <text:p>0.02879537</text:p>
          </table:table-cell>
          <table:table-cell office:value-type="float" office:value="0.02659669" calcext:value-type="float">
            <text:p>0.02659669</text:p>
          </table:table-cell>
          <table:table-cell office:value-type="float" office:value="0.02447282" calcext:value-type="float">
            <text:p>0.02447282</text:p>
          </table:table-cell>
          <table:table-cell office:value-type="float" office:value="0.02242531" calcext:value-type="float">
            <text:p>0.02242531</text:p>
          </table:table-cell>
          <table:table-cell office:value-type="float" office:value="0.02045578" calcext:value-type="float">
            <text:p>0.02045578</text:p>
          </table:table-cell>
          <table:table-cell office:value-type="float" office:value="0.01856598" calcext:value-type="float">
            <text:p>0.01856598</text:p>
          </table:table-cell>
          <table:table-cell office:value-type="float" office:value="0.01675774" calcext:value-type="float">
            <text:p>0.01675774</text:p>
          </table:table-cell>
          <table:table-cell office:value-type="float" office:value="0.015033" calcext:value-type="float">
            <text:p>0.015033</text:p>
          </table:table-cell>
          <table:table-cell office:value-type="float" office:value="0.01339376" calcext:value-type="float">
            <text:p>0.01339376</text:p>
          </table:table-cell>
          <table:table-cell office:value-type="float" office:value="0.01184215" calcext:value-type="float">
            <text:p>0.01184215</text:p>
          </table:table-cell>
          <table:table-cell office:value-type="float" office:value="0.01038032" calcext:value-type="float">
            <text:p>0.01038032</text:p>
          </table:table-cell>
          <table:table-cell office:value-type="float" office:value="0.00901049" calcext:value-type="float">
            <text:p>0.00901049</text:p>
          </table:table-cell>
          <table:table-cell office:value-type="float" office:value="0.0077349" calcext:value-type="float">
            <text:p>0.0077349</text:p>
          </table:table-cell>
          <table:table-cell office:value-type="float" office:value="0.00655571" calcext:value-type="float">
            <text:p>0.00655571</text:p>
          </table:table-cell>
          <table:table-cell office:value-type="float" office:value="0.00547501" calcext:value-type="float">
            <text:p>0.00547501</text:p>
          </table:table-cell>
          <table:table-cell office:value-type="float" office:value="0.00449468" calcext:value-type="float">
            <text:p>0.00449468</text:p>
          </table:table-cell>
          <table:table-cell office:value-type="float" office:value="0.00361624" calcext:value-type="float">
            <text:p>0.00361624</text:p>
          </table:table-cell>
          <table:table-cell office:value-type="float" office:value="0.00284073" calcext:value-type="float">
            <text:p>0.00284073</text:p>
          </table:table-cell>
          <table:table-cell office:value-type="float" office:value="0.00216845" calcext:value-type="float">
            <text:p>0.00216845</text:p>
          </table:table-cell>
          <table:table-cell office:value-type="float" office:value="0.00159863" calcext:value-type="float">
            <text:p>0.00159863</text:p>
          </table:table-cell>
          <table:table-cell office:value-type="float" office:value="0.00112912" calcext:value-type="float">
            <text:p>0.00112912</text:p>
          </table:table-cell>
          <table:table-cell office:value-type="float" office:value="0.00075592" calcext:value-type="float">
            <text:p>0.00075592</text:p>
          </table:table-cell>
          <table:table-cell office:value-type="float" office:value="0.00047275" calcext:value-type="float">
            <text:p>0.00047275</text:p>
          </table:table-cell>
          <table:table-cell office:value-type="float" office:value="0.00027061" calcext:value-type="float">
            <text:p>0.00027061</text:p>
          </table:table-cell>
          <table:table-cell office:value-type="float" office:value="0.00013767" calcext:value-type="float">
            <text:p>0.00013767</text:p>
          </table:table-cell>
          <table:table-cell office:value-type="float" office:value="0.00005956" calcext:value-type="float">
            <text:p>0.00005956</text:p>
          </table:table-cell>
          <table:table-cell office:value-type="float" office:value="0.00002043" calcext:value-type="float">
            <text:p>0.00002043</text:p>
          </table:table-cell>
          <table:table-cell office:value-type="float" office:value="0.00000493" calcext:value-type="float">
            <text:p>0.00000493</text:p>
          </table:table-cell>
          <table:table-cell table:number-columns-repeated="4" office:value-type="float" office:value="0.000001" calcext:value-type="float">
            <text:p>0.000001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0.07429166" calcext:value-type="float">
            <text:p>0.07429166</text:p>
          </table:table-cell>
          <table:table-cell office:value-type="float" office:value="0.07167325" calcext:value-type="float">
            <text:p>0.07167325</text:p>
          </table:table-cell>
          <table:table-cell office:value-type="float" office:value="0.06906954" calcext:value-type="float">
            <text:p>0.06906954</text:p>
          </table:table-cell>
          <table:table-cell office:value-type="float" office:value="0.06648218" calcext:value-type="float">
            <text:p>0.06648218</text:p>
          </table:table-cell>
          <table:table-cell office:value-type="float" office:value="0.06391278" calcext:value-type="float">
            <text:p>0.06391278</text:p>
          </table:table-cell>
          <table:table-cell office:value-type="float" office:value="0.06136296" calcext:value-type="float">
            <text:p>0.06136296</text:p>
          </table:table-cell>
          <table:table-cell office:value-type="float" office:value="0.05883431" calcext:value-type="float">
            <text:p>0.05883431</text:p>
          </table:table-cell>
          <table:table-cell office:value-type="float" office:value="0.05632844" calcext:value-type="float">
            <text:p>0.05632844</text:p>
          </table:table-cell>
          <table:table-cell office:value-type="float" office:value="0.05384696" calcext:value-type="float">
            <text:p>0.05384696</text:p>
          </table:table-cell>
          <table:table-cell office:value-type="float" office:value="0.0513915" calcext:value-type="float">
            <text:p>0.0513915</text:p>
          </table:table-cell>
          <table:table-cell office:value-type="float" office:value="0.04896372" calcext:value-type="float">
            <text:p>0.04896372</text:p>
          </table:table-cell>
          <table:table-cell office:value-type="float" office:value="0.04656531" calcext:value-type="float">
            <text:p>0.04656531</text:p>
          </table:table-cell>
          <table:table-cell office:value-type="float" office:value="0.044198" calcext:value-type="float">
            <text:p>0.044198</text:p>
          </table:table-cell>
          <table:table-cell office:value-type="float" office:value="0.04186358" calcext:value-type="float">
            <text:p>0.04186358</text:p>
          </table:table-cell>
          <table:table-cell office:value-type="float" office:value="0.03956388" calcext:value-type="float">
            <text:p>0.03956388</text:p>
          </table:table-cell>
          <table:table-cell office:value-type="float" office:value="0.03730081" calcext:value-type="float">
            <text:p>0.03730081</text:p>
          </table:table-cell>
          <table:table-cell office:value-type="float" office:value="0.03507636" calcext:value-type="float">
            <text:p>0.03507636</text:p>
          </table:table-cell>
          <table:table-cell office:value-type="float" office:value="0.0328926" calcext:value-type="float">
            <text:p>0.0328926</text:p>
          </table:table-cell>
          <table:table-cell office:value-type="float" office:value="0.03075171" calcext:value-type="float">
            <text:p>0.03075171</text:p>
          </table:table-cell>
          <table:table-cell office:value-type="float" office:value="0.02865596" calcext:value-type="float">
            <text:p>0.02865596</text:p>
          </table:table-cell>
          <table:table-cell office:value-type="float" office:value="0.02660776" calcext:value-type="float">
            <text:p>0.02660776</text:p>
          </table:table-cell>
          <table:table-cell office:value-type="float" office:value="0.02460964" calcext:value-type="float">
            <text:p>0.02460964</text:p>
          </table:table-cell>
          <table:table-cell office:value-type="float" office:value="0.02266427" calcext:value-type="float">
            <text:p>0.02266427</text:p>
          </table:table-cell>
          <table:table-cell office:value-type="float" office:value="0.02077451" calcext:value-type="float">
            <text:p>0.02077451</text:p>
          </table:table-cell>
          <table:table-cell office:value-type="float" office:value="0.01894335" calcext:value-type="float">
            <text:p>0.01894335</text:p>
          </table:table-cell>
          <table:table-cell office:value-type="float" office:value="0.017174" calcext:value-type="float">
            <text:p>0.017174</text:p>
          </table:table-cell>
          <table:table-cell office:value-type="float" office:value="0.01546983" calcext:value-type="float">
            <text:p>0.01546983</text:p>
          </table:table-cell>
          <table:table-cell office:value-type="float" office:value="0.01383444" calcext:value-type="float">
            <text:p>0.01383444</text:p>
          </table:table-cell>
          <table:table-cell office:value-type="float" office:value="0.01227164" calcext:value-type="float">
            <text:p>0.01227164</text:p>
          </table:table-cell>
          <table:table-cell office:value-type="float" office:value="0.01078544" calcext:value-type="float">
            <text:p>0.01078544</text:p>
          </table:table-cell>
          <table:table-cell office:value-type="float" office:value="0.00938005" calcext:value-type="float">
            <text:p>0.00938005</text:p>
          </table:table-cell>
          <table:table-cell office:value-type="float" office:value="0.00805987" calcext:value-type="float">
            <text:p>0.00805987</text:p>
          </table:table-cell>
          <table:table-cell office:value-type="float" office:value="0.00682941" calcext:value-type="float">
            <text:p>0.00682941</text:p>
          </table:table-cell>
          <table:table-cell office:value-type="float" office:value="0.00569328" calcext:value-type="float">
            <text:p>0.00569328</text:p>
          </table:table-cell>
          <table:table-cell office:value-type="float" office:value="0.004656" calcext:value-type="float">
            <text:p>0.004656</text:p>
          </table:table-cell>
          <table:table-cell office:value-type="float" office:value="0.00372188" calcext:value-type="float">
            <text:p>0.00372188</text:p>
          </table:table-cell>
          <table:table-cell office:value-type="float" office:value="0.00289476" calcext:value-type="float">
            <text:p>0.00289476</text:p>
          </table:table-cell>
          <table:table-cell office:value-type="float" office:value="0.00217763" calcext:value-type="float">
            <text:p>0.00217763</text:p>
          </table:table-cell>
          <table:table-cell office:value-type="float" office:value="0.00157213" calcext:value-type="float">
            <text:p>0.00157213</text:p>
          </table:table-cell>
          <table:table-cell office:value-type="float" office:value="0.00107797" calcext:value-type="float">
            <text:p>0.00107797</text:p>
          </table:table-cell>
          <table:table-cell office:value-type="float" office:value="0.00069208" calcext:value-type="float">
            <text:p>0.00069208</text:p>
          </table:table-cell>
          <table:table-cell office:value-type="float" office:value="0.00040784" calcext:value-type="float">
            <text:p>0.00040784</text:p>
          </table:table-cell>
          <table:table-cell office:value-type="float" office:value="0.00021432" calcext:value-type="float">
            <text:p>0.00021432</text:p>
          </table:table-cell>
          <table:table-cell office:value-type="float" office:value="0.00009617" calcext:value-type="float">
            <text:p>0.00009617</text:p>
          </table:table-cell>
          <table:table-cell office:value-type="float" office:value="0.00003438" calcext:value-type="float">
            <text:p>0.00003438</text:p>
          </table:table-cell>
          <table:table-cell office:value-type="float" office:value="0.0000087" calcext:value-type="float">
            <text:p>0.0000087</text:p>
          </table:table-cell>
          <table:table-cell office:value-type="float" office:value="0.00000124" calcext:value-type="float">
            <text:p>0.00000124</text:p>
          </table:table-cell>
          <table:table-cell table:number-columns-repeated="3" office:value-type="float" office:value="0.000001" calcext:value-type="float">
            <text:p>0.000001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.06941978" calcext:value-type="float">
            <text:p>0.06941978</text:p>
          </table:table-cell>
          <table:table-cell office:value-type="float" office:value="0.06739482" calcext:value-type="float">
            <text:p>0.06739482</text:p>
          </table:table-cell>
          <table:table-cell office:value-type="float" office:value="0.06535574" calcext:value-type="float">
            <text:p>0.06535574</text:p>
          </table:table-cell>
          <table:table-cell office:value-type="float" office:value="0.06330455" calcext:value-type="float">
            <text:p>0.06330455</text:p>
          </table:table-cell>
          <table:table-cell office:value-type="float" office:value="0.06124321" calcext:value-type="float">
            <text:p>0.06124321</text:p>
          </table:table-cell>
          <table:table-cell office:value-type="float" office:value="0.05917366" calcext:value-type="float">
            <text:p>0.05917366</text:p>
          </table:table-cell>
          <table:table-cell office:value-type="float" office:value="0.0570978" calcext:value-type="float">
            <text:p>0.0570978</text:p>
          </table:table-cell>
          <table:table-cell office:value-type="float" office:value="0.05501756" calcext:value-type="float">
            <text:p>0.05501756</text:p>
          </table:table-cell>
          <table:table-cell office:value-type="float" office:value="0.05293482" calcext:value-type="float">
            <text:p>0.05293482</text:p>
          </table:table-cell>
          <table:table-cell office:value-type="float" office:value="0.05085151" calcext:value-type="float">
            <text:p>0.05085151</text:p>
          </table:table-cell>
          <table:table-cell office:value-type="float" office:value="0.04876953" calcext:value-type="float">
            <text:p>0.04876953</text:p>
          </table:table-cell>
          <table:table-cell office:value-type="float" office:value="0.04669086" calcext:value-type="float">
            <text:p>0.04669086</text:p>
          </table:table-cell>
          <table:table-cell office:value-type="float" office:value="0.04461748" calcext:value-type="float">
            <text:p>0.04461748</text:p>
          </table:table-cell>
          <table:table-cell office:value-type="float" office:value="0.04255143" calcext:value-type="float">
            <text:p>0.04255143</text:p>
          </table:table-cell>
          <table:table-cell office:value-type="float" office:value="0.04049481" calcext:value-type="float">
            <text:p>0.04049481</text:p>
          </table:table-cell>
          <table:table-cell office:value-type="float" office:value="0.03844979" calcext:value-type="float">
            <text:p>0.03844979</text:p>
          </table:table-cell>
          <table:table-cell office:value-type="float" office:value="0.03641864" calcext:value-type="float">
            <text:p>0.03641864</text:p>
          </table:table-cell>
          <table:table-cell office:value-type="float" office:value="0.0344037" calcext:value-type="float">
            <text:p>0.0344037</text:p>
          </table:table-cell>
          <table:table-cell office:value-type="float" office:value="0.03240744" calcext:value-type="float">
            <text:p>0.03240744</text:p>
          </table:table-cell>
          <table:table-cell office:value-type="float" office:value="0.03043247" calcext:value-type="float">
            <text:p>0.03043247</text:p>
          </table:table-cell>
          <table:table-cell office:value-type="float" office:value="0.02848153" calcext:value-type="float">
            <text:p>0.02848153</text:p>
          </table:table-cell>
          <table:table-cell office:value-type="float" office:value="0.02655754" calcext:value-type="float">
            <text:p>0.02655754</text:p>
          </table:table-cell>
          <table:table-cell office:value-type="float" office:value="0.02466361" calcext:value-type="float">
            <text:p>0.02466361</text:p>
          </table:table-cell>
          <table:table-cell office:value-type="float" office:value="0.02280305" calcext:value-type="float">
            <text:p>0.02280305</text:p>
          </table:table-cell>
          <table:table-cell office:value-type="float" office:value="0.02097943" calcext:value-type="float">
            <text:p>0.02097943</text:p>
          </table:table-cell>
          <table:table-cell office:value-type="float" office:value="0.01919657" calcext:value-type="float">
            <text:p>0.01919657</text:p>
          </table:table-cell>
          <table:table-cell office:value-type="float" office:value="0.01745859" calcext:value-type="float">
            <text:p>0.01745859</text:p>
          </table:table-cell>
          <table:table-cell office:value-type="float" office:value="0.01576994" calcext:value-type="float">
            <text:p>0.01576994</text:p>
          </table:table-cell>
          <table:table-cell office:value-type="float" office:value="0.01413541" calcext:value-type="float">
            <text:p>0.01413541</text:p>
          </table:table-cell>
          <table:table-cell office:value-type="float" office:value="0.01256018" calcext:value-type="float">
            <text:p>0.01256018</text:p>
          </table:table-cell>
          <table:table-cell office:value-type="float" office:value="0.01104985" calcext:value-type="float">
            <text:p>0.01104985</text:p>
          </table:table-cell>
          <table:table-cell office:value-type="float" office:value="0.00961044" calcext:value-type="float">
            <text:p>0.00961044</text:p>
          </table:table-cell>
          <table:table-cell office:value-type="float" office:value="0.00824837" calcext:value-type="float">
            <text:p>0.00824837</text:p>
          </table:table-cell>
          <table:table-cell office:value-type="float" office:value="0.00697048" calcext:value-type="float">
            <text:p>0.00697048</text:p>
          </table:table-cell>
          <table:table-cell office:value-type="float" office:value="0.00578392" calcext:value-type="float">
            <text:p>0.00578392</text:p>
          </table:table-cell>
          <table:table-cell office:value-type="float" office:value="0.00469604" calcext:value-type="float">
            <text:p>0.00469604</text:p>
          </table:table-cell>
          <table:table-cell office:value-type="float" office:value="0.00371415" calcext:value-type="float">
            <text:p>0.00371415</text:p>
          </table:table-cell>
          <table:table-cell office:value-type="float" office:value="0.00284517" calcext:value-type="float">
            <text:p>0.00284517</text:p>
          </table:table-cell>
          <table:table-cell office:value-type="float" office:value="0.00209503" calcext:value-type="float">
            <text:p>0.00209503</text:p>
          </table:table-cell>
          <table:table-cell office:value-type="float" office:value="0.00146794" calcext:value-type="float">
            <text:p>0.00146794</text:p>
          </table:table-cell>
          <table:table-cell office:value-type="float" office:value="0.00096524" calcext:value-type="float">
            <text:p>0.00096524</text:p>
          </table:table-cell>
          <table:table-cell office:value-type="float" office:value="0.00058413" calcext:value-type="float">
            <text:p>0.00058413</text:p>
          </table:table-cell>
          <table:table-cell office:value-type="float" office:value="0.00031626" calcext:value-type="float">
            <text:p>0.00031626</text:p>
          </table:table-cell>
          <table:table-cell office:value-type="float" office:value="0.0001468" calcext:value-type="float">
            <text:p>0.0001468</text:p>
          </table:table-cell>
          <table:table-cell office:value-type="float" office:value="0.00005457" calcext:value-type="float">
            <text:p>0.00005457</text:p>
          </table:table-cell>
          <table:table-cell office:value-type="float" office:value="0.00001445" calcext:value-type="float">
            <text:p>0.00001445</text:p>
          </table:table-cell>
          <table:table-cell office:value-type="float" office:value="0.00000217" calcext:value-type="float">
            <text:p>0.00000217</text:p>
          </table:table-cell>
          <table:table-cell table:number-columns-repeated="3" office:value-type="float" office:value="0.000001" calcext:value-type="float">
            <text:p>0.000001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.06514888" calcext:value-type="float">
            <text:p>0.06514888</text:p>
          </table:table-cell>
          <table:table-cell office:value-type="float" office:value="0.06359687" calcext:value-type="float">
            <text:p>0.06359687</text:p>
          </table:table-cell>
          <table:table-cell office:value-type="float" office:value="0.06201259" calcext:value-type="float">
            <text:p>0.06201259</text:p>
          </table:table-cell>
          <table:table-cell office:value-type="float" office:value="0.06039796" calcext:value-type="float">
            <text:p>0.06039796</text:p>
          </table:table-cell>
          <table:table-cell office:value-type="float" office:value="0.05875486" calcext:value-type="float">
            <text:p>0.05875486</text:p>
          </table:table-cell>
          <table:table-cell office:value-type="float" office:value="0.05708513" calcext:value-type="float">
            <text:p>0.05708513</text:p>
          </table:table-cell>
          <table:table-cell office:value-type="float" office:value="0.05539059" calcext:value-type="float">
            <text:p>0.05539059</text:p>
          </table:table-cell>
          <table:table-cell office:value-type="float" office:value="0.05367304" calcext:value-type="float">
            <text:p>0.05367304</text:p>
          </table:table-cell>
          <table:table-cell office:value-type="float" office:value="0.05193428" calcext:value-type="float">
            <text:p>0.05193428</text:p>
          </table:table-cell>
          <table:table-cell office:value-type="float" office:value="0.05017613" calcext:value-type="float">
            <text:p>0.05017613</text:p>
          </table:table-cell>
          <table:table-cell office:value-type="float" office:value="0.04840041" calcext:value-type="float">
            <text:p>0.04840041</text:p>
          </table:table-cell>
          <table:table-cell office:value-type="float" office:value="0.04660896" calcext:value-type="float">
            <text:p>0.04660896</text:p>
          </table:table-cell>
          <table:table-cell office:value-type="float" office:value="0.04480367" calcext:value-type="float">
            <text:p>0.04480367</text:p>
          </table:table-cell>
          <table:table-cell office:value-type="float" office:value="0.04298646" calcext:value-type="float">
            <text:p>0.04298646</text:p>
          </table:table-cell>
          <table:table-cell office:value-type="float" office:value="0.04115933" calcext:value-type="float">
            <text:p>0.04115933</text:p>
          </table:table-cell>
          <table:table-cell office:value-type="float" office:value="0.03932435" calcext:value-type="float">
            <text:p>0.03932435</text:p>
          </table:table-cell>
          <table:table-cell office:value-type="float" office:value="0.03748366" calcext:value-type="float">
            <text:p>0.03748366</text:p>
          </table:table-cell>
          <table:table-cell office:value-type="float" office:value="0.03563953" calcext:value-type="float">
            <text:p>0.03563953</text:p>
          </table:table-cell>
          <table:table-cell office:value-type="float" office:value="0.03379433" calcext:value-type="float">
            <text:p>0.03379433</text:p>
          </table:table-cell>
          <table:table-cell office:value-type="float" office:value="0.03195059" calcext:value-type="float">
            <text:p>0.03195059</text:p>
          </table:table-cell>
          <table:table-cell office:value-type="float" office:value="0.03011099" calcext:value-type="float">
            <text:p>0.03011099</text:p>
          </table:table-cell>
          <table:table-cell office:value-type="float" office:value="0.02827842" calcext:value-type="float">
            <text:p>0.02827842</text:p>
          </table:table-cell>
          <table:table-cell office:value-type="float" office:value="0.02645598" calcext:value-type="float">
            <text:p>0.02645598</text:p>
          </table:table-cell>
          <table:table-cell office:value-type="float" office:value="0.02464701" calcext:value-type="float">
            <text:p>0.02464701</text:p>
          </table:table-cell>
          <table:table-cell office:value-type="float" office:value="0.02285515" calcext:value-type="float">
            <text:p>0.02285515</text:p>
          </table:table-cell>
          <table:table-cell office:value-type="float" office:value="0.02108438" calcext:value-type="float">
            <text:p>0.02108438</text:p>
          </table:table-cell>
          <table:table-cell office:value-type="float" office:value="0.01933903" calcext:value-type="float">
            <text:p>0.01933903</text:p>
          </table:table-cell>
          <table:table-cell office:value-type="float" office:value="0.01762386" calcext:value-type="float">
            <text:p>0.01762386</text:p>
          </table:table-cell>
          <table:table-cell office:value-type="float" office:value="0.01594413" calcext:value-type="float">
            <text:p>0.01594413</text:p>
          </table:table-cell>
          <table:table-cell office:value-type="float" office:value="0.0143056" calcext:value-type="float">
            <text:p>0.0143056</text:p>
          </table:table-cell>
          <table:table-cell office:value-type="float" office:value="0.01271467" calcext:value-type="float">
            <text:p>0.01271467</text:p>
          </table:table-cell>
          <table:table-cell office:value-type="float" office:value="0.01117837" calcext:value-type="float">
            <text:p>0.01117837</text:p>
          </table:table-cell>
          <table:table-cell office:value-type="float" office:value="0.00970446" calcext:value-type="float">
            <text:p>0.00970446</text:p>
          </table:table-cell>
          <table:table-cell office:value-type="float" office:value="0.00830143" calcext:value-type="float">
            <text:p>0.00830143</text:p>
          </table:table-cell>
          <table:table-cell office:value-type="float" office:value="0.00697854" calcext:value-type="float">
            <text:p>0.00697854</text:p>
          </table:table-cell>
          <table:table-cell office:value-type="float" office:value="0.00574572" calcext:value-type="float">
            <text:p>0.00574572</text:p>
          </table:table-cell>
          <table:table-cell office:value-type="float" office:value="0.00461346" calcext:value-type="float">
            <text:p>0.00461346</text:p>
          </table:table-cell>
          <table:table-cell office:value-type="float" office:value="0.00359247" calcext:value-type="float">
            <text:p>0.00359247</text:p>
          </table:table-cell>
          <table:table-cell office:value-type="float" office:value="0.0026931" calcext:value-type="float">
            <text:p>0.0026931</text:p>
          </table:table-cell>
          <table:table-cell office:value-type="float" office:value="0.00192454" calcext:value-type="float">
            <text:p>0.00192454</text:p>
          </table:table-cell>
          <table:table-cell office:value-type="float" office:value="0.00129342" calcext:value-type="float">
            <text:p>0.00129342</text:p>
          </table:table-cell>
          <table:table-cell office:value-type="float" office:value="0.00080209" calcext:value-type="float">
            <text:p>0.00080209</text:p>
          </table:table-cell>
          <table:table-cell office:value-type="float" office:value="0.00044643" calcext:value-type="float">
            <text:p>0.00044643</text:p>
          </table:table-cell>
          <table:table-cell office:value-type="float" office:value="0.00021385" calcext:value-type="float">
            <text:p>0.00021385</text:p>
          </table:table-cell>
          <table:table-cell office:value-type="float" office:value="0.00008244" calcext:value-type="float">
            <text:p>0.00008244</text:p>
          </table:table-cell>
          <table:table-cell office:value-type="float" office:value="0.00002278" calcext:value-type="float">
            <text:p>0.00002278</text:p>
          </table:table-cell>
          <table:table-cell office:value-type="float" office:value="0.00000361" calcext:value-type="float">
            <text:p>0.00000361</text:p>
          </table:table-cell>
          <table:table-cell table:number-columns-repeated="3" office:value-type="float" office:value="0.000001" calcext:value-type="float">
            <text:p>0.000001</text:p>
          </table:table-cell>
          <table:table-cell table:number-columns-repeated="30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10"/>
          <table:table-cell office:value-type="float" office:value="0.08333333" calcext:value-type="float">
            <text:p>0.08333333</text:p>
          </table:table-cell>
          <table:table-cell office:value-type="float" office:value="0.07916712" calcext:value-type="float">
            <text:p>0.07916712</text:p>
          </table:table-cell>
          <table:table-cell office:value-type="float" office:value="0.07512799" calcext:value-type="float">
            <text:p>0.07512799</text:p>
          </table:table-cell>
          <table:table-cell office:value-type="float" office:value="0.07121303" calcext:value-type="float">
            <text:p>0.07121303</text:p>
          </table:table-cell>
          <table:table-cell office:value-type="float" office:value="0.06741959" calcext:value-type="float">
            <text:p>0.06741959</text:p>
          </table:table-cell>
          <table:table-cell office:value-type="float" office:value="0.06374519" calcext:value-type="float">
            <text:p>0.06374519</text:p>
          </table:table-cell>
          <table:table-cell office:value-type="float" office:value="0.06018755" calcext:value-type="float">
            <text:p>0.06018755</text:p>
          </table:table-cell>
          <table:table-cell office:value-type="float" office:value="0.05674456" calcext:value-type="float">
            <text:p>0.05674456</text:p>
          </table:table-cell>
          <table:table-cell office:value-type="float" office:value="0.05341428" calcext:value-type="float">
            <text:p>0.05341428</text:p>
          </table:table-cell>
          <table:table-cell office:value-type="float" office:value="0.05019494" calcext:value-type="float">
            <text:p>0.05019494</text:p>
          </table:table-cell>
          <table:table-cell office:value-type="float" office:value="0.04708491" calcext:value-type="float">
            <text:p>0.04708491</text:p>
          </table:table-cell>
          <table:table-cell office:value-type="float" office:value="0.04408269" calcext:value-type="float">
            <text:p>0.04408269</text:p>
          </table:table-cell>
          <table:table-cell office:value-type="float" office:value="0.04118693" calcext:value-type="float">
            <text:p>0.04118693</text:p>
          </table:table-cell>
          <table:table-cell office:value-type="float" office:value="0.03839639" calcext:value-type="float">
            <text:p>0.03839639</text:p>
          </table:table-cell>
          <table:table-cell office:value-type="float" office:value="0.03570996" calcext:value-type="float">
            <text:p>0.03570996</text:p>
          </table:table-cell>
          <table:table-cell office:value-type="float" office:value="0.03312665" calcext:value-type="float">
            <text:p>0.03312665</text:p>
          </table:table-cell>
          <table:table-cell office:value-type="float" office:value="0.03064556" calcext:value-type="float">
            <text:p>0.03064556</text:p>
          </table:table-cell>
          <table:table-cell office:value-type="float" office:value="0.02826589" calcext:value-type="float">
            <text:p>0.02826589</text:p>
          </table:table-cell>
          <table:table-cell office:value-type="float" office:value="0.02598698" calcext:value-type="float">
            <text:p>0.02598698</text:p>
          </table:table-cell>
          <table:table-cell office:value-type="float" office:value="0.0238082" calcext:value-type="float">
            <text:p>0.0238082</text:p>
          </table:table-cell>
          <table:table-cell office:value-type="float" office:value="0.02172905" calcext:value-type="float">
            <text:p>0.02172905</text:p>
          </table:table-cell>
          <table:table-cell office:value-type="float" office:value="0.01974907" calcext:value-type="float">
            <text:p>0.01974907</text:p>
          </table:table-cell>
          <table:table-cell office:value-type="float" office:value="0.01786792" calcext:value-type="float">
            <text:p>0.01786792</text:p>
          </table:table-cell>
          <table:table-cell office:value-type="float" office:value="0.01608527" calcext:value-type="float">
            <text:p>0.01608527</text:p>
          </table:table-cell>
          <table:table-cell office:value-type="float" office:value="0.01440086" calcext:value-type="float">
            <text:p>0.01440086</text:p>
          </table:table-cell>
          <table:table-cell office:value-type="float" office:value="0.01281449" calcext:value-type="float">
            <text:p>0.01281449</text:p>
          </table:table-cell>
          <table:table-cell office:value-type="float" office:value="0.01132594" calcext:value-type="float">
            <text:p>0.01132594</text:p>
          </table:table-cell>
          <table:table-cell office:value-type="float" office:value="0.00993504" calcext:value-type="float">
            <text:p>0.00993504</text:p>
          </table:table-cell>
          <table:table-cell office:value-type="float" office:value="0.00864155" calcext:value-type="float">
            <text:p>0.00864155</text:p>
          </table:table-cell>
          <table:table-cell office:value-type="float" office:value="0.00744523" calcext:value-type="float">
            <text:p>0.00744523</text:p>
          </table:table-cell>
          <table:table-cell office:value-type="float" office:value="0.00634572" calcext:value-type="float">
            <text:p>0.00634572</text:p>
          </table:table-cell>
          <table:table-cell office:value-type="float" office:value="0.00534254" calcext:value-type="float">
            <text:p>0.00534254</text:p>
          </table:table-cell>
          <table:table-cell office:value-type="float" office:value="0.00443501" calcext:value-type="float">
            <text:p>0.00443501</text:p>
          </table:table-cell>
          <table:table-cell office:value-type="float" office:value="0.0036222" calcext:value-type="float">
            <text:p>0.0036222</text:p>
          </table:table-cell>
          <table:table-cell office:value-type="float" office:value="0.00290281" calcext:value-type="float">
            <text:p>0.00290281</text:p>
          </table:table-cell>
          <table:table-cell office:value-type="float" office:value="0.00227506" calcext:value-type="float">
            <text:p>0.00227506</text:p>
          </table:table-cell>
          <table:table-cell office:value-type="float" office:value="0.00173658" calcext:value-type="float">
            <text:p>0.00173658</text:p>
          </table:table-cell>
          <table:table-cell office:value-type="float" office:value="0.00128423" calcext:value-type="float">
            <text:p>0.00128423</text:p>
          </table:table-cell>
          <table:table-cell office:value-type="float" office:value="0.00091388" calcext:value-type="float">
            <text:p>0.00091388</text:p>
          </table:table-cell>
          <table:table-cell office:value-type="float" office:value="0.00062029" calcext:value-type="float">
            <text:p>0.00062029</text:p>
          </table:table-cell>
          <table:table-cell office:value-type="float" office:value="0.00039686" calcext:value-type="float">
            <text:p>0.00039686</text:p>
          </table:table-cell>
          <table:table-cell office:value-type="float" office:value="0.00023552" calcext:value-type="float">
            <text:p>0.00023552</text:p>
          </table:table-cell>
          <table:table-cell office:value-type="float" office:value="0.00012677" calcext:value-type="float">
            <text:p>0.00012677</text:p>
          </table:table-cell>
          <table:table-cell office:value-type="float" office:value="0.00005992" calcext:value-type="float">
            <text:p>0.00005992</text:p>
          </table:table-cell>
          <table:table-cell office:value-type="float" office:value="0.00002368" calcext:value-type="float">
            <text:p>0.00002368</text:p>
          </table:table-cell>
          <table:table-cell office:value-type="float" office:value="0.00000725" calcext:value-type="float">
            <text:p>0.00000725</text:p>
          </table:table-cell>
          <table:table-cell office:value-type="float" office:value="0.00000151" calcext:value-type="float">
            <text:p>0.00000151</text:p>
          </table:table-cell>
          <table:table-cell table:number-columns-repeated="4" office:value-type="float" office:value="0.000001" calcext:value-type="float">
            <text:p>0.000001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0.07365746" calcext:value-type="float">
            <text:p>0.07365746</text:p>
          </table:table-cell>
          <table:table-cell office:value-type="float" office:value="0.07045403" calcext:value-type="float">
            <text:p>0.07045403</text:p>
          </table:table-cell>
          <table:table-cell office:value-type="float" office:value="0.06731286" calcext:value-type="float">
            <text:p>0.06731286</text:p>
          </table:table-cell>
          <table:table-cell office:value-type="float" office:value="0.06423405" calcext:value-type="float">
            <text:p>0.06423405</text:p>
          </table:table-cell>
          <table:table-cell office:value-type="float" office:value="0.06121776" calcext:value-type="float">
            <text:p>0.06121776</text:p>
          </table:table-cell>
          <table:table-cell office:value-type="float" office:value="0.0582642" calcext:value-type="float">
            <text:p>0.0582642</text:p>
          </table:table-cell>
          <table:table-cell office:value-type="float" office:value="0.05537361" calcext:value-type="float">
            <text:p>0.05537361</text:p>
          </table:table-cell>
          <table:table-cell office:value-type="float" office:value="0.05254631" calcext:value-type="float">
            <text:p>0.05254631</text:p>
          </table:table-cell>
          <table:table-cell office:value-type="float" office:value="0.04978265" calcext:value-type="float">
            <text:p>0.04978265</text:p>
          </table:table-cell>
          <table:table-cell office:value-type="float" office:value="0.04708306" calcext:value-type="float">
            <text:p>0.04708306</text:p>
          </table:table-cell>
          <table:table-cell office:value-type="float" office:value="0.04444801" calcext:value-type="float">
            <text:p>0.04444801</text:p>
          </table:table-cell>
          <table:table-cell office:value-type="float" office:value="0.04187804" calcext:value-type="float">
            <text:p>0.04187804</text:p>
          </table:table-cell>
          <table:table-cell office:value-type="float" office:value="0.03937373" calcext:value-type="float">
            <text:p>0.03937373</text:p>
          </table:table-cell>
          <table:table-cell office:value-type="float" office:value="0.03693577" calcext:value-type="float">
            <text:p>0.03693577</text:p>
          </table:table-cell>
          <table:table-cell office:value-type="float" office:value="0.03456487" calcext:value-type="float">
            <text:p>0.03456487</text:p>
          </table:table-cell>
          <table:table-cell office:value-type="float" office:value="0.03226185" calcext:value-type="float">
            <text:p>0.03226185</text:p>
          </table:table-cell>
          <table:table-cell office:value-type="float" office:value="0.03002757" calcext:value-type="float">
            <text:p>0.03002757</text:p>
          </table:table-cell>
          <table:table-cell office:value-type="float" office:value="0.02786298" calcext:value-type="float">
            <text:p>0.02786298</text:p>
          </table:table-cell>
          <table:table-cell office:value-type="float" office:value="0.02576912" calcext:value-type="float">
            <text:p>0.02576912</text:p>
          </table:table-cell>
          <table:table-cell office:value-type="float" office:value="0.0237471" calcext:value-type="float">
            <text:p>0.0237471</text:p>
          </table:table-cell>
          <table:table-cell office:value-type="float" office:value="0.02179809" calcext:value-type="float">
            <text:p>0.02179809</text:p>
          </table:table-cell>
          <table:table-cell office:value-type="float" office:value="0.01992339" calcext:value-type="float">
            <text:p>0.01992339</text:p>
          </table:table-cell>
          <table:table-cell office:value-type="float" office:value="0.01812435" calcext:value-type="float">
            <text:p>0.01812435</text:p>
          </table:table-cell>
          <table:table-cell office:value-type="float" office:value="0.01640241" calcext:value-type="float">
            <text:p>0.01640241</text:p>
          </table:table-cell>
          <table:table-cell office:value-type="float" office:value="0.01475909" calcext:value-type="float">
            <text:p>0.01475909</text:p>
          </table:table-cell>
          <table:table-cell office:value-type="float" office:value="0.01319601" calcext:value-type="float">
            <text:p>0.01319601</text:p>
          </table:table-cell>
          <table:table-cell office:value-type="float" office:value="0.01171483" calcext:value-type="float">
            <text:p>0.01171483</text:p>
          </table:table-cell>
          <table:table-cell office:value-type="float" office:value="0.01031729" calcext:value-type="float">
            <text:p>0.01031729</text:p>
          </table:table-cell>
          <table:table-cell office:value-type="float" office:value="0.00900515" calcext:value-type="float">
            <text:p>0.00900515</text:p>
          </table:table-cell>
          <table:table-cell office:value-type="float" office:value="0.00778021" calcext:value-type="float">
            <text:p>0.00778021</text:p>
          </table:table-cell>
          <table:table-cell office:value-type="float" office:value="0.00664422" calcext:value-type="float">
            <text:p>0.00664422</text:p>
          </table:table-cell>
          <table:table-cell office:value-type="float" office:value="0.00559886" calcext:value-type="float">
            <text:p>0.00559886</text:p>
          </table:table-cell>
          <table:table-cell office:value-type="float" office:value="0.00464568" calcext:value-type="float">
            <text:p>0.00464568</text:p>
          </table:table-cell>
          <table:table-cell office:value-type="float" office:value="0.00378596" calcext:value-type="float">
            <text:p>0.00378596</text:p>
          </table:table-cell>
          <table:table-cell office:value-type="float" office:value="0.00302062" calcext:value-type="float">
            <text:p>0.00302062</text:p>
          </table:table-cell>
          <table:table-cell office:value-type="float" office:value="0.00235004" calcext:value-type="float">
            <text:p>0.00235004</text:p>
          </table:table-cell>
          <table:table-cell office:value-type="float" office:value="0.00177379" calcext:value-type="float">
            <text:p>0.00177379</text:p>
          </table:table-cell>
          <table:table-cell office:value-type="float" office:value="0.00129041" calcext:value-type="float">
            <text:p>0.00129041</text:p>
          </table:table-cell>
          <table:table-cell office:value-type="float" office:value="0.00089706" calcext:value-type="float">
            <text:p>0.00089706</text:p>
          </table:table-cell>
          <table:table-cell office:value-type="float" office:value="0.0005891" calcext:value-type="float">
            <text:p>0.0005891</text:p>
          </table:table-cell>
          <table:table-cell office:value-type="float" office:value="0.00035977" calcext:value-type="float">
            <text:p>0.00035977</text:p>
          </table:table-cell>
          <table:table-cell office:value-type="float" office:value="0.00019989" calcext:value-type="float">
            <text:p>0.00019989</text:p>
          </table:table-cell>
          <table:table-cell office:value-type="float" office:value="0.00009787" calcext:value-type="float">
            <text:p>0.00009787</text:p>
          </table:table-cell>
          <table:table-cell office:value-type="float" office:value="0.00004026" calcext:value-type="float">
            <text:p>0.00004026</text:p>
          </table:table-cell>
          <table:table-cell office:value-type="float" office:value="0.00001289" calcext:value-type="float">
            <text:p>0.00001289</text:p>
          </table:table-cell>
          <table:table-cell office:value-type="float" office:value="0.00000282" calcext:value-type="float">
            <text:p>0.00000282</text:p>
          </table:table-cell>
          <table:table-cell table:number-columns-repeated="4" office:value-type="float" office:value="0.000001" calcext:value-type="float">
            <text:p>0.000001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.06886653" calcext:value-type="float">
            <text:p>0.06886653</text:p>
          </table:table-cell>
          <table:table-cell office:value-type="float" office:value="0.06632419" calcext:value-type="float">
            <text:p>0.06632419</text:p>
          </table:table-cell>
          <table:table-cell office:value-type="float" office:value="0.06380297" calcext:value-type="float">
            <text:p>0.06380297</text:p>
          </table:table-cell>
          <table:table-cell office:value-type="float" office:value="0.06130424" calcext:value-type="float">
            <text:p>0.06130424</text:p>
          </table:table-cell>
          <table:table-cell office:value-type="float" office:value="0.05882936" calcext:value-type="float">
            <text:p>0.05882936</text:p>
          </table:table-cell>
          <table:table-cell office:value-type="float" office:value="0.05637968" calcext:value-type="float">
            <text:p>0.05637968</text:p>
          </table:table-cell>
          <table:table-cell office:value-type="float" office:value="0.05395657" calcext:value-type="float">
            <text:p>0.05395657</text:p>
          </table:table-cell>
          <table:table-cell office:value-type="float" office:value="0.05156138" calcext:value-type="float">
            <text:p>0.05156138</text:p>
          </table:table-cell>
          <table:table-cell office:value-type="float" office:value="0.04919549" calcext:value-type="float">
            <text:p>0.04919549</text:p>
          </table:table-cell>
          <table:table-cell office:value-type="float" office:value="0.0468603" calcext:value-type="float">
            <text:p>0.0468603</text:p>
          </table:table-cell>
          <table:table-cell office:value-type="float" office:value="0.04455723" calcext:value-type="float">
            <text:p>0.04455723</text:p>
          </table:table-cell>
          <table:table-cell office:value-type="float" office:value="0.04228773" calcext:value-type="float">
            <text:p>0.04228773</text:p>
          </table:table-cell>
          <table:table-cell office:value-type="float" office:value="0.04005332" calcext:value-type="float">
            <text:p>0.04005332</text:p>
          </table:table-cell>
          <table:table-cell office:value-type="float" office:value="0.03785554" calcext:value-type="float">
            <text:p>0.03785554</text:p>
          </table:table-cell>
          <table:table-cell office:value-type="float" office:value="0.035696" calcext:value-type="float">
            <text:p>0.035696</text:p>
          </table:table-cell>
          <table:table-cell office:value-type="float" office:value="0.03357636" calcext:value-type="float">
            <text:p>0.03357636</text:p>
          </table:table-cell>
          <table:table-cell office:value-type="float" office:value="0.03149837" calcext:value-type="float">
            <text:p>0.03149837</text:p>
          </table:table-cell>
          <table:table-cell office:value-type="float" office:value="0.02946384" calcext:value-type="float">
            <text:p>0.02946384</text:p>
          </table:table-cell>
          <table:table-cell office:value-type="float" office:value="0.0274747" calcext:value-type="float">
            <text:p>0.0274747</text:p>
          </table:table-cell>
          <table:table-cell office:value-type="float" office:value="0.02553294" calcext:value-type="float">
            <text:p>0.02553294</text:p>
          </table:table-cell>
          <table:table-cell office:value-type="float" office:value="0.02364067" calcext:value-type="float">
            <text:p>0.02364067</text:p>
          </table:table-cell>
          <table:table-cell office:value-type="float" office:value="0.02180014" calcext:value-type="float">
            <text:p>0.02180014</text:p>
          </table:table-cell>
          <table:table-cell office:value-type="float" office:value="0.0200137" calcext:value-type="float">
            <text:p>0.0200137</text:p>
          </table:table-cell>
          <table:table-cell office:value-type="float" office:value="0.01828385" calcext:value-type="float">
            <text:p>0.01828385</text:p>
          </table:table-cell>
          <table:table-cell office:value-type="float" office:value="0.01661322" calcext:value-type="float">
            <text:p>0.01661322</text:p>
          </table:table-cell>
          <table:table-cell office:value-type="float" office:value="0.0150046" calcext:value-type="float">
            <text:p>0.0150046</text:p>
          </table:table-cell>
          <table:table-cell office:value-type="float" office:value="0.01346096" calcext:value-type="float">
            <text:p>0.01346096</text:p>
          </table:table-cell>
          <table:table-cell office:value-type="float" office:value="0.01198541" calcext:value-type="float">
            <text:p>0.01198541</text:p>
          </table:table-cell>
          <table:table-cell office:value-type="float" office:value="0.01058123" calcext:value-type="float">
            <text:p>0.01058123</text:p>
          </table:table-cell>
          <table:table-cell office:value-type="float" office:value="0.00925185" calcext:value-type="float">
            <text:p>0.00925185</text:p>
          </table:table-cell>
          <table:table-cell office:value-type="float" office:value="0.00800086" calcext:value-type="float">
            <text:p>0.00800086</text:p>
          </table:table-cell>
          <table:table-cell office:value-type="float" office:value="0.00683193" calcext:value-type="float">
            <text:p>0.00683193</text:p>
          </table:table-cell>
          <table:table-cell office:value-type="float" office:value="0.0057488" calcext:value-type="float">
            <text:p>0.0057488</text:p>
          </table:table-cell>
          <table:table-cell office:value-type="float" office:value="0.00475517" calcext:value-type="float">
            <text:p>0.00475517</text:p>
          </table:table-cell>
          <table:table-cell office:value-type="float" office:value="0.00385459" calcext:value-type="float">
            <text:p>0.00385459</text:p>
          </table:table-cell>
          <table:table-cell office:value-type="float" office:value="0.00305027" calcext:value-type="float">
            <text:p>0.00305027</text:p>
          </table:table-cell>
          <table:table-cell office:value-type="float" office:value="0.00234483" calcext:value-type="float">
            <text:p>0.00234483</text:p>
          </table:table-cell>
          <table:table-cell office:value-type="float" office:value="0.00173996" calcext:value-type="float">
            <text:p>0.00173996</text:p>
          </table:table-cell>
          <table:table-cell office:value-type="float" office:value="0.00123594" calcext:value-type="float">
            <text:p>0.00123594</text:p>
          </table:table-cell>
          <table:table-cell office:value-type="float" office:value="0.00083105" calcext:value-type="float">
            <text:p>0.00083105</text:p>
          </table:table-cell>
          <table:table-cell office:value-type="float" office:value="0.00052094" calcext:value-type="float">
            <text:p>0.00052094</text:p>
          </table:table-cell>
          <table:table-cell office:value-type="float" office:value="0.00029795" calcext:value-type="float">
            <text:p>0.00029795</text:p>
          </table:table-cell>
          <table:table-cell office:value-type="float" office:value="0.00015072" calcext:value-type="float">
            <text:p>0.00015072</text:p>
          </table:table-cell>
          <table:table-cell office:value-type="float" office:value="0.00006433" calcext:value-type="float">
            <text:p>0.00006433</text:p>
          </table:table-cell>
          <table:table-cell office:value-type="float" office:value="0.0000215" calcext:value-type="float">
            <text:p>0.0000215</text:p>
          </table:table-cell>
          <table:table-cell office:value-type="float" office:value="0.00000494" calcext:value-type="float">
            <text:p>0.00000494</text:p>
          </table:table-cell>
          <table:table-cell table:number-columns-repeated="4" office:value-type="float" office:value="0.000001" calcext:value-type="float">
            <text:p>0.000001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.06466199" calcext:value-type="float">
            <text:p>0.06466199</text:p>
          </table:table-cell>
          <table:table-cell office:value-type="float" office:value="0.06264924" calcext:value-type="float">
            <text:p>0.06264924</text:p>
          </table:table-cell>
          <table:table-cell office:value-type="float" office:value="0.06063028" calcext:value-type="float">
            <text:p>0.06063028</text:p>
          </table:table-cell>
          <table:table-cell office:value-type="float" office:value="0.05860694" calcext:value-type="float">
            <text:p>0.05860694</text:p>
          </table:table-cell>
          <table:table-cell office:value-type="float" office:value="0.05658102" calcext:value-type="float">
            <text:p>0.05658102</text:p>
          </table:table-cell>
          <table:table-cell office:value-type="float" office:value="0.05455428" calcext:value-type="float">
            <text:p>0.05455428</text:p>
          </table:table-cell>
          <table:table-cell office:value-type="float" office:value="0.05252848" calcext:value-type="float">
            <text:p>0.05252848</text:p>
          </table:table-cell>
          <table:table-cell office:value-type="float" office:value="0.05050535" calcext:value-type="float">
            <text:p>0.05050535</text:p>
          </table:table-cell>
          <table:table-cell office:value-type="float" office:value="0.04848664" calcext:value-type="float">
            <text:p>0.04848664</text:p>
          </table:table-cell>
          <table:table-cell office:value-type="float" office:value="0.0464741" calcext:value-type="float">
            <text:p>0.0464741</text:p>
          </table:table-cell>
          <table:table-cell office:value-type="float" office:value="0.0444695" calcext:value-type="float">
            <text:p>0.0444695</text:p>
          </table:table-cell>
          <table:table-cell office:value-type="float" office:value="0.04247464" calcext:value-type="float">
            <text:p>0.04247464</text:p>
          </table:table-cell>
          <table:table-cell office:value-type="float" office:value="0.04049135" calcext:value-type="float">
            <text:p>0.04049135</text:p>
          </table:table-cell>
          <table:table-cell office:value-type="float" office:value="0.03852151" calcext:value-type="float">
            <text:p>0.03852151</text:p>
          </table:table-cell>
          <table:table-cell office:value-type="float" office:value="0.03656705" calcext:value-type="float">
            <text:p>0.03656705</text:p>
          </table:table-cell>
          <table:table-cell office:value-type="float" office:value="0.03462998" calcext:value-type="float">
            <text:p>0.03462998</text:p>
          </table:table-cell>
          <table:table-cell office:value-type="float" office:value="0.03271238" calcext:value-type="float">
            <text:p>0.03271238</text:p>
          </table:table-cell>
          <table:table-cell office:value-type="float" office:value="0.03081642" calcext:value-type="float">
            <text:p>0.03081642</text:p>
          </table:table-cell>
          <table:table-cell office:value-type="float" office:value="0.02894436" calcext:value-type="float">
            <text:p>0.02894436</text:p>
          </table:table-cell>
          <table:table-cell office:value-type="float" office:value="0.02709861" calcext:value-type="float">
            <text:p>0.02709861</text:p>
          </table:table-cell>
          <table:table-cell office:value-type="float" office:value="0.0252817" calcext:value-type="float">
            <text:p>0.0252817</text:p>
          </table:table-cell>
          <table:table-cell office:value-type="float" office:value="0.02349628" calcext:value-type="float">
            <text:p>0.02349628</text:p>
          </table:table-cell>
          <table:table-cell office:value-type="float" office:value="0.02174522" calcext:value-type="float">
            <text:p>0.02174522</text:p>
          </table:table-cell>
          <table:table-cell office:value-type="float" office:value="0.02003154" calcext:value-type="float">
            <text:p>0.02003154</text:p>
          </table:table-cell>
          <table:table-cell office:value-type="float" office:value="0.01835848" calcext:value-type="float">
            <text:p>0.01835848</text:p>
          </table:table-cell>
          <table:table-cell office:value-type="float" office:value="0.0167295" calcext:value-type="float">
            <text:p>0.0167295</text:p>
          </table:table-cell>
          <table:table-cell office:value-type="float" office:value="0.01514833" calcext:value-type="float">
            <text:p>0.01514833</text:p>
          </table:table-cell>
          <table:table-cell office:value-type="float" office:value="0.01361895" calcext:value-type="float">
            <text:p>0.01361895</text:p>
          </table:table-cell>
          <table:table-cell office:value-type="float" office:value="0.01214565" calcext:value-type="float">
            <text:p>0.01214565</text:p>
          </table:table-cell>
          <table:table-cell office:value-type="float" office:value="0.01073301" calcext:value-type="float">
            <text:p>0.01073301</text:p>
          </table:table-cell>
          <table:table-cell office:value-type="float" office:value="0.00938596" calcext:value-type="float">
            <text:p>0.00938596</text:p>
          </table:table-cell>
          <table:table-cell office:value-type="float" office:value="0.00810971" calcext:value-type="float">
            <text:p>0.00810971</text:p>
          </table:table-cell>
          <table:table-cell office:value-type="float" office:value="0.0069098" calcext:value-type="float">
            <text:p>0.0069098</text:p>
          </table:table-cell>
          <table:table-cell office:value-type="float" office:value="0.00579201" calcext:value-type="float">
            <text:p>0.00579201</text:p>
          </table:table-cell>
          <table:table-cell office:value-type="float" office:value="0.00476227" calcext:value-type="float">
            <text:p>0.00476227</text:p>
          </table:table-cell>
          <table:table-cell office:value-type="float" office:value="0.00382652" calcext:value-type="float">
            <text:p>0.00382652</text:p>
          </table:table-cell>
          <table:table-cell office:value-type="float" office:value="0.00299044" calcext:value-type="float">
            <text:p>0.00299044</text:p>
          </table:table-cell>
          <table:table-cell office:value-type="float" office:value="0.0022591" calcext:value-type="float">
            <text:p>0.0022591</text:p>
          </table:table-cell>
          <table:table-cell office:value-type="float" office:value="0.00163637" calcext:value-type="float">
            <text:p>0.00163637</text:p>
          </table:table-cell>
          <table:table-cell office:value-type="float" office:value="0.00112422" calcext:value-type="float">
            <text:p>0.00112422</text:p>
          </table:table-cell>
          <table:table-cell office:value-type="float" office:value="0.00072171" calcext:value-type="float">
            <text:p>0.00072171</text:p>
          </table:table-cell>
          <table:table-cell office:value-type="float" office:value="0.00042393" calcext:value-type="float">
            <text:p>0.00042393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0009763" calcext:value-type="float">
            <text:p>0.00009763</text:p>
          </table:table-cell>
          <table:table-cell office:value-type="float" office:value="0.00003395" calcext:value-type="float">
            <text:p>0.00003395</text:p>
          </table:table-cell>
          <table:table-cell office:value-type="float" office:value="0.00000818" calcext:value-type="float">
            <text:p>0.00000818</text:p>
          </table:table-cell>
          <table:table-cell office:value-type="float" office:value="0.00000107" calcext:value-type="float">
            <text:p>0.00000107</text:p>
          </table:table-cell>
          <table:table-cell table:number-columns-repeated="3" office:value-type="float" office:value="0.000001" calcext:value-type="float">
            <text:p>0.000001</text:p>
          </table:table-cell>
          <table:table-cell table:number-columns-repeated="309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61"/>
          <table:table-cell office:value-type="float" office:value="0.07692308" calcext:value-type="float">
            <text:p>0.07692308</text:p>
          </table:table-cell>
          <table:table-cell office:value-type="float" office:value="0.07302867" calcext:value-type="float">
            <text:p>0.07302867</text:p>
          </table:table-cell>
          <table:table-cell office:value-type="float" office:value="0.06925555" calcext:value-type="float">
            <text:p>0.06925555</text:p>
          </table:table-cell>
          <table:table-cell office:value-type="float" office:value="0.06560085" calcext:value-type="float">
            <text:p>0.06560085</text:p>
          </table:table-cell>
          <table:table-cell office:value-type="float" office:value="0.06206194" calcext:value-type="float">
            <text:p>0.06206194</text:p>
          </table:table-cell>
          <table:table-cell office:value-type="float" office:value="0.05863638" calcext:value-type="float">
            <text:p>0.05863638</text:p>
          </table:table-cell>
          <table:table-cell office:value-type="float" office:value="0.05532192" calcext:value-type="float">
            <text:p>0.05532192</text:p>
          </table:table-cell>
          <table:table-cell office:value-type="float" office:value="0.05211647" calcext:value-type="float">
            <text:p>0.05211647</text:p>
          </table:table-cell>
          <table:table-cell office:value-type="float" office:value="0.04901813" calcext:value-type="float">
            <text:p>0.04901813</text:p>
          </table:table-cell>
          <table:table-cell office:value-type="float" office:value="0.04602512" calcext:value-type="float">
            <text:p>0.04602512</text:p>
          </table:table-cell>
          <table:table-cell office:value-type="float" office:value="0.04313583" calcext:value-type="float">
            <text:p>0.04313583</text:p>
          </table:table-cell>
          <table:table-cell office:value-type="float" office:value="0.04034877" calcext:value-type="float">
            <text:p>0.04034877</text:p>
          </table:table-cell>
          <table:table-cell office:value-type="float" office:value="0.03766258" calcext:value-type="float">
            <text:p>0.03766258</text:p>
          </table:table-cell>
          <table:table-cell office:value-type="float" office:value="0.03507604" calcext:value-type="float">
            <text:p>0.03507604</text:p>
          </table:table-cell>
          <table:table-cell office:value-type="float" office:value="0.03258801" calcext:value-type="float">
            <text:p>0.03258801</text:p>
          </table:table-cell>
          <table:table-cell office:value-type="float" office:value="0.0301975" calcext:value-type="float">
            <text:p>0.0301975</text:p>
          </table:table-cell>
          <table:table-cell office:value-type="float" office:value="0.0279036" calcext:value-type="float">
            <text:p>0.0279036</text:p>
          </table:table-cell>
          <table:table-cell office:value-type="float" office:value="0.02570548" calcext:value-type="float">
            <text:p>0.02570548</text:p>
          </table:table-cell>
          <table:table-cell office:value-type="float" office:value="0.02360244" calcext:value-type="float">
            <text:p>0.02360244</text:p>
          </table:table-cell>
          <table:table-cell office:value-type="float" office:value="0.02159385" calcext:value-type="float">
            <text:p>0.02159385</text:p>
          </table:table-cell>
          <table:table-cell office:value-type="float" office:value="0.01967914" calcext:value-type="float">
            <text:p>0.01967914</text:p>
          </table:table-cell>
          <table:table-cell office:value-type="float" office:value="0.01785783" calcext:value-type="float">
            <text:p>0.01785783</text:p>
          </table:table-cell>
          <table:table-cell office:value-type="float" office:value="0.01612952" calcext:value-type="float">
            <text:p>0.01612952</text:p>
          </table:table-cell>
          <table:table-cell office:value-type="float" office:value="0.01449382" calcext:value-type="float">
            <text:p>0.01449382</text:p>
          </table:table-cell>
          <table:table-cell office:value-type="float" office:value="0.01295043" calcext:value-type="float">
            <text:p>0.01295043</text:p>
          </table:table-cell>
          <table:table-cell office:value-type="float" office:value="0.01149906" calcext:value-type="float">
            <text:p>0.01149906</text:p>
          </table:table-cell>
          <table:table-cell office:value-type="float" office:value="0.01013944" calcext:value-type="float">
            <text:p>0.01013944</text:p>
          </table:table-cell>
          <table:table-cell office:value-type="float" office:value="0.00887128" calcext:value-type="float">
            <text:p>0.00887128</text:p>
          </table:table-cell>
          <table:table-cell office:value-type="float" office:value="0.00769431" calcext:value-type="float">
            <text:p>0.00769431</text:p>
          </table:table-cell>
          <table:table-cell office:value-type="float" office:value="0.00660814" calcext:value-type="float">
            <text:p>0.00660814</text:p>
          </table:table-cell>
          <table:table-cell office:value-type="float" office:value="0.00561235" calcext:value-type="float">
            <text:p>0.00561235</text:p>
          </table:table-cell>
          <table:table-cell office:value-type="float" office:value="0.00470633" calcext:value-type="float">
            <text:p>0.00470633</text:p>
          </table:table-cell>
          <table:table-cell office:value-type="float" office:value="0.0038893" calcext:value-type="float">
            <text:p>0.0038893</text:p>
          </table:table-cell>
          <table:table-cell office:value-type="float" office:value="0.0031602" calcext:value-type="float">
            <text:p>0.0031602</text:p>
          </table:table-cell>
          <table:table-cell office:value-type="float" office:value="0.00251762" calcext:value-type="float">
            <text:p>0.00251762</text:p>
          </table:table-cell>
          <table:table-cell office:value-type="float" office:value="0.00195966" calcext:value-type="float">
            <text:p>0.00195966</text:p>
          </table:table-cell>
          <table:table-cell office:value-type="float" office:value="0.00148384" calcext:value-type="float">
            <text:p>0.00148384</text:p>
          </table:table-cell>
          <table:table-cell office:value-type="float" office:value="0.0010869" calcext:value-type="float">
            <text:p>0.0010869</text:p>
          </table:table-cell>
          <table:table-cell office:value-type="float" office:value="0.00076467" calcext:value-type="float">
            <text:p>0.00076467</text:p>
          </table:table-cell>
          <table:table-cell office:value-type="float" office:value="0.00051187" calcext:value-type="float">
            <text:p>0.00051187</text:p>
          </table:table-cell>
          <table:table-cell office:value-type="float" office:value="0.00032194" calcext:value-type="float">
            <text:p>0.00032194</text:p>
          </table:table-cell>
          <table:table-cell office:value-type="float" office:value="0.00018702" calcext:value-type="float">
            <text:p>0.00018702</text:p>
          </table:table-cell>
          <table:table-cell office:value-type="float" office:value="0.00009797" calcext:value-type="float">
            <text:p>0.00009797</text:p>
          </table:table-cell>
          <table:table-cell office:value-type="float" office:value="0.0000447" calcext:value-type="float">
            <text:p>0.0000447</text:p>
          </table:table-cell>
          <table:table-cell office:value-type="float" office:value="0.00001686" calcext:value-type="float">
            <text:p>0.00001686</text:p>
          </table:table-cell>
          <table:table-cell office:value-type="float" office:value="0.00000484" calcext:value-type="float">
            <text:p>0.00000484</text:p>
          </table:table-cell>
          <table:table-cell table:number-columns-repeated="5" office:value-type="float" office:value="0.000001" calcext:value-type="float">
            <text:p>0.000001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.06831768" calcext:value-type="float">
            <text:p>0.06831768</text:p>
          </table:table-cell>
          <table:table-cell office:value-type="float" office:value="0.06527057" calcext:value-type="float">
            <text:p>0.06527057</text:p>
          </table:table-cell>
          <table:table-cell office:value-type="float" office:value="0.06228709" calcext:value-type="float">
            <text:p>0.06228709</text:p>
          </table:table-cell>
          <table:table-cell office:value-type="float" office:value="0.05936714" calcext:value-type="float">
            <text:p>0.05936714</text:p>
          </table:table-cell>
          <table:table-cell office:value-type="float" office:value="0.05651065" calcext:value-type="float">
            <text:p>0.05651065</text:p>
          </table:table-cell>
          <table:table-cell office:value-type="float" office:value="0.05371764" calcext:value-type="float">
            <text:p>0.05371764</text:p>
          </table:table-cell>
          <table:table-cell office:value-type="float" office:value="0.05098816" calcext:value-type="float">
            <text:p>0.05098816</text:p>
          </table:table-cell>
          <table:table-cell office:value-type="float" office:value="0.04832232" calcext:value-type="float">
            <text:p>0.04832232</text:p>
          </table:table-cell>
          <table:table-cell office:value-type="float" office:value="0.04572031" calcext:value-type="float">
            <text:p>0.04572031</text:p>
          </table:table-cell>
          <table:table-cell office:value-type="float" office:value="0.04318235" calcext:value-type="float">
            <text:p>0.04318235</text:p>
          </table:table-cell>
          <table:table-cell office:value-type="float" office:value="0.04070874" calcext:value-type="float">
            <text:p>0.04070874</text:p>
          </table:table-cell>
          <table:table-cell office:value-type="float" office:value="0.03829984" calcext:value-type="float">
            <text:p>0.03829984</text:p>
          </table:table-cell>
          <table:table-cell office:value-type="float" office:value="0.03595606" calcext:value-type="float">
            <text:p>0.03595606</text:p>
          </table:table-cell>
          <table:table-cell office:value-type="float" office:value="0.03367788" calcext:value-type="float">
            <text:p>0.03367788</text:p>
          </table:table-cell>
          <table:table-cell office:value-type="float" office:value="0.03146587" calcext:value-type="float">
            <text:p>0.03146587</text:p>
          </table:table-cell>
          <table:table-cell office:value-type="float" office:value="0.02932063" calcext:value-type="float">
            <text:p>0.02932063</text:p>
          </table:table-cell>
          <table:table-cell office:value-type="float" office:value="0.02724284" calcext:value-type="float">
            <text:p>0.02724284</text:p>
          </table:table-cell>
          <table:table-cell office:value-type="float" office:value="0.02523328" calcext:value-type="float">
            <text:p>0.02523328</text:p>
          </table:table-cell>
          <table:table-cell office:value-type="float" office:value="0.02329277" calcext:value-type="float">
            <text:p>0.02329277</text:p>
          </table:table-cell>
          <table:table-cell office:value-type="float" office:value="0.02142221" calcext:value-type="float">
            <text:p>0.02142221</text:p>
          </table:table-cell>
          <table:table-cell office:value-type="float" office:value="0.01962259" calcext:value-type="float">
            <text:p>0.01962259</text:p>
          </table:table-cell>
          <table:table-cell office:value-type="float" office:value="0.01789497" calcext:value-type="float">
            <text:p>0.01789497</text:p>
          </table:table-cell>
          <table:table-cell office:value-type="float" office:value="0.01624046" calcext:value-type="float">
            <text:p>0.01624046</text:p>
          </table:table-cell>
          <table:table-cell office:value-type="float" office:value="0.01466028" calcext:value-type="float">
            <text:p>0.01466028</text:p>
          </table:table-cell>
          <table:table-cell office:value-type="float" office:value="0.01315569" calcext:value-type="float">
            <text:p>0.01315569</text:p>
          </table:table-cell>
          <table:table-cell office:value-type="float" office:value="0.01172804" calcext:value-type="float">
            <text:p>0.01172804</text:p>
          </table:table-cell>
          <table:table-cell office:value-type="float" office:value="0.0103787" calcext:value-type="float">
            <text:p>0.0103787</text:p>
          </table:table-cell>
          <table:table-cell office:value-type="float" office:value="0.00910911" calcext:value-type="float">
            <text:p>0.00910911</text:p>
          </table:table-cell>
          <table:table-cell office:value-type="float" office:value="0.00792071" calcext:value-type="float">
            <text:p>0.00792071</text:p>
          </table:table-cell>
          <table:table-cell office:value-type="float" office:value="0.00681494" calcext:value-type="float">
            <text:p>0.00681494</text:p>
          </table:table-cell>
          <table:table-cell office:value-type="float" office:value="0.00579318" calcext:value-type="float">
            <text:p>0.00579318</text:p>
          </table:table-cell>
          <table:table-cell office:value-type="float" office:value="0.00485673" calcext:value-type="float">
            <text:p>0.00485673</text:p>
          </table:table-cell>
          <table:table-cell office:value-type="float" office:value="0.0040067" calcext:value-type="float">
            <text:p>0.0040067</text:p>
          </table:table-cell>
          <table:table-cell office:value-type="float" office:value="0.00324391" calcext:value-type="float">
            <text:p>0.00324391</text:p>
          </table:table-cell>
          <table:table-cell office:value-type="float" office:value="0.00256882" calcext:value-type="float">
            <text:p>0.00256882</text:p>
          </table:table-cell>
          <table:table-cell office:value-type="float" office:value="0.00198127" calcext:value-type="float">
            <text:p>0.00198127</text:p>
          </table:table-cell>
          <table:table-cell office:value-type="float" office:value="0.00148035" calcext:value-type="float">
            <text:p>0.00148035</text:p>
          </table:table-cell>
          <table:table-cell office:value-type="float" office:value="0.00106408" calcext:value-type="float">
            <text:p>0.00106408</text:p>
          </table:table-cell>
          <table:table-cell office:value-type="float" office:value="0.00072913" calcext:value-type="float">
            <text:p>0.00072913</text:p>
          </table:table-cell>
          <table:table-cell office:value-type="float" office:value="0.00047049" calcext:value-type="float">
            <text:p>0.00047049</text:p>
          </table:table-cell>
          <table:table-cell office:value-type="float" office:value="0.00028115" calcext:value-type="float">
            <text:p>0.00028115</text:p>
          </table:table-cell>
          <table:table-cell office:value-type="float" office:value="0.00015198" calcext:value-type="float">
            <text:p>0.00015198</text:p>
          </table:table-cell>
          <table:table-cell office:value-type="float" office:value="0.00007183" calcext:value-type="float">
            <text:p>0.00007183</text:p>
          </table:table-cell>
          <table:table-cell office:value-type="float" office:value="0.00002819" calcext:value-type="float">
            <text:p>0.00002819</text:p>
          </table:table-cell>
          <table:table-cell office:value-type="float" office:value="0.00000847" calcext:value-type="float">
            <text:p>0.00000847</text:p>
          </table:table-cell>
          <table:table-cell office:value-type="float" office:value="0.00000169" calcext:value-type="float">
            <text:p>0.00000169</text:p>
          </table:table-cell>
          <table:table-cell table:number-columns-repeated="4" office:value-type="float" office:value="0.000001" calcext:value-type="float">
            <text:p>0.000001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.06417874" calcext:value-type="float">
            <text:p>0.06417874</text:p>
          </table:table-cell>
          <table:table-cell office:value-type="float" office:value="0.06171572" calcext:value-type="float">
            <text:p>0.06171572</text:p>
          </table:table-cell>
          <table:table-cell office:value-type="float" office:value="0.05927878" calcext:value-type="float">
            <text:p>0.05927878</text:p>
          </table:table-cell>
          <table:table-cell office:value-type="float" office:value="0.05686903" calcext:value-type="float">
            <text:p>0.05686903</text:p>
          </table:table-cell>
          <table:table-cell office:value-type="float" office:value="0.05448761" calcext:value-type="float">
            <text:p>0.05448761</text:p>
          </table:table-cell>
          <table:table-cell office:value-type="float" office:value="0.05213564" calcext:value-type="float">
            <text:p>0.05213564</text:p>
          </table:table-cell>
          <table:table-cell office:value-type="float" office:value="0.04981426" calcext:value-type="float">
            <text:p>0.04981426</text:p>
          </table:table-cell>
          <table:table-cell office:value-type="float" office:value="0.04752462" calcext:value-type="float">
            <text:p>0.04752462</text:p>
          </table:table-cell>
          <table:table-cell office:value-type="float" office:value="0.04526787" calcext:value-type="float">
            <text:p>0.04526787</text:p>
          </table:table-cell>
          <table:table-cell office:value-type="float" office:value="0.04304521" calcext:value-type="float">
            <text:p>0.04304521</text:p>
          </table:table-cell>
          <table:table-cell office:value-type="float" office:value="0.04085785" calcext:value-type="float">
            <text:p>0.04085785</text:p>
          </table:table-cell>
          <table:table-cell office:value-type="float" office:value="0.03870705" calcext:value-type="float">
            <text:p>0.03870705</text:p>
          </table:table-cell>
          <table:table-cell office:value-type="float" office:value="0.0365941" calcext:value-type="float">
            <text:p>0.0365941</text:p>
          </table:table-cell>
          <table:table-cell office:value-type="float" office:value="0.03452033" calcext:value-type="float">
            <text:p>0.03452033</text:p>
          </table:table-cell>
          <table:table-cell office:value-type="float" office:value="0.03248715" calcext:value-type="float">
            <text:p>0.03248715</text:p>
          </table:table-cell>
          <table:table-cell office:value-type="float" office:value="0.03049601" calcext:value-type="float">
            <text:p>0.03049601</text:p>
          </table:table-cell>
          <table:table-cell office:value-type="float" office:value="0.02854843" calcext:value-type="float">
            <text:p>0.02854843</text:p>
          </table:table-cell>
          <table:table-cell office:value-type="float" office:value="0.02664602" calcext:value-type="float">
            <text:p>0.02664602</text:p>
          </table:table-cell>
          <table:table-cell office:value-type="float" office:value="0.02479043" calcext:value-type="float">
            <text:p>0.02479043</text:p>
          </table:table-cell>
          <table:table-cell office:value-type="float" office:value="0.02298346" calcext:value-type="float">
            <text:p>0.02298346</text:p>
          </table:table-cell>
          <table:table-cell office:value-type="float" office:value="0.02122694" calcext:value-type="float">
            <text:p>0.02122694</text:p>
          </table:table-cell>
          <table:table-cell office:value-type="float" office:value="0.01952285" calcext:value-type="float">
            <text:p>0.01952285</text:p>
          </table:table-cell>
          <table:table-cell office:value-type="float" office:value="0.01787327" calcext:value-type="float">
            <text:p>0.01787327</text:p>
          </table:table-cell>
          <table:table-cell office:value-type="float" office:value="0.01628038" calcext:value-type="float">
            <text:p>0.01628038</text:p>
          </table:table-cell>
          <table:table-cell office:value-type="float" office:value="0.01474651" calcext:value-type="float">
            <text:p>0.01474651</text:p>
          </table:table-cell>
          <table:table-cell office:value-type="float" office:value="0.01327411" calcext:value-type="float">
            <text:p>0.01327411</text:p>
          </table:table-cell>
          <table:table-cell office:value-type="float" office:value="0.01186574" calcext:value-type="float">
            <text:p>0.01186574</text:p>
          </table:table-cell>
          <table:table-cell office:value-type="float" office:value="0.01052413" calcext:value-type="float">
            <text:p>0.01052413</text:p>
          </table:table-cell>
          <table:table-cell office:value-type="float" office:value="0.00925211" calcext:value-type="float">
            <text:p>0.00925211</text:p>
          </table:table-cell>
          <table:table-cell office:value-type="float" office:value="0.00805262" calcext:value-type="float">
            <text:p>0.00805262</text:p>
          </table:table-cell>
          <table:table-cell office:value-type="float" office:value="0.0069287" calcext:value-type="float">
            <text:p>0.0069287</text:p>
          </table:table-cell>
          <table:table-cell office:value-type="float" office:value="0.00588345" calcext:value-type="float">
            <text:p>0.00588345</text:p>
          </table:table-cell>
          <table:table-cell office:value-type="float" office:value="0.00491994" calcext:value-type="float">
            <text:p>0.00491994</text:p>
          </table:table-cell>
          <table:table-cell office:value-type="float" office:value="0.00404116" calcext:value-type="float">
            <text:p>0.00404116</text:p>
          </table:table-cell>
          <table:table-cell office:value-type="float" office:value="0.00324985" calcext:value-type="float">
            <text:p>0.00324985</text:p>
          </table:table-cell>
          <table:table-cell office:value-type="float" office:value="0.00254837" calcext:value-type="float">
            <text:p>0.00254837</text:p>
          </table:table-cell>
          <table:table-cell office:value-type="float" office:value="0.0019384" calcext:value-type="float">
            <text:p>0.0019384</text:p>
          </table:table-cell>
          <table:table-cell office:value-type="float" office:value="0.00142062" calcext:value-type="float">
            <text:p>0.00142062</text:p>
          </table:table-cell>
          <table:table-cell office:value-type="float" office:value="0.00099429" calcext:value-type="float">
            <text:p>0.00099429</text:p>
          </table:table-cell>
          <table:table-cell office:value-type="float" office:value="0.00065672" calcext:value-type="float">
            <text:p>0.00065672</text:p>
          </table:table-cell>
          <table:table-cell office:value-type="float" office:value="0.00040271" calcext:value-type="float">
            <text:p>0.00040271</text:p>
          </table:table-cell>
          <table:table-cell office:value-type="float" office:value="0.00022406" calcext:value-type="float">
            <text:p>0.00022406</text:p>
          </table:table-cell>
          <table:table-cell office:value-type="float" office:value="0.00010941" calcext:value-type="float">
            <text:p>0.00010941</text:p>
          </table:table-cell>
          <table:table-cell office:value-type="float" office:value="0.00004457" calcext:value-type="float">
            <text:p>0.00004457</text:p>
          </table:table-cell>
          <table:table-cell office:value-type="float" office:value="0.00001398" calcext:value-type="float">
            <text:p>0.00001398</text:p>
          </table:table-cell>
          <table:table-cell office:value-type="float" office:value="0.00000293" calcext:value-type="float">
            <text:p>0.00000293</text:p>
          </table:table-cell>
          <table:table-cell table:number-columns-repeated="4" office:value-type="float" office:value="0.000001" calcext:value-type="float">
            <text:p>0.000001</text:p>
          </table:table-cell>
          <table:table-cell table:number-columns-repeated="309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612"/>
          <table:table-cell office:value-type="float" office:value="0.07142857" calcext:value-type="float">
            <text:p>0.07142857</text:p>
          </table:table-cell>
          <table:table-cell office:value-type="float" office:value="0.0677732" calcext:value-type="float">
            <text:p>0.0677732</text:p>
          </table:table-cell>
          <table:table-cell office:value-type="float" office:value="0.06423369" calcext:value-type="float">
            <text:p>0.06423369</text:p>
          </table:table-cell>
          <table:table-cell office:value-type="float" office:value="0.06080723" calcext:value-type="float">
            <text:p>0.06080723</text:p>
          </table:table-cell>
          <table:table-cell office:value-type="float" office:value="0.05749125" calcext:value-type="float">
            <text:p>0.05749125</text:p>
          </table:table-cell>
          <table:table-cell office:value-type="float" office:value="0.05428333" calcext:value-type="float">
            <text:p>0.05428333</text:p>
          </table:table-cell>
          <table:table-cell office:value-type="float" office:value="0.05118128" calcext:value-type="float">
            <text:p>0.05118128</text:p>
          </table:table-cell>
          <table:table-cell office:value-type="float" office:value="0.04818304" calcext:value-type="float">
            <text:p>0.04818304</text:p>
          </table:table-cell>
          <table:table-cell office:value-type="float" office:value="0.04528673" calcext:value-type="float">
            <text:p>0.04528673</text:p>
          </table:table-cell>
          <table:table-cell office:value-type="float" office:value="0.04249061" calcext:value-type="float">
            <text:p>0.04249061</text:p>
          </table:table-cell>
          <table:table-cell office:value-type="float" office:value="0.03979307" calcext:value-type="float">
            <text:p>0.03979307</text:p>
          </table:table-cell>
          <table:table-cell office:value-type="float" office:value="0.03719266" calcext:value-type="float">
            <text:p>0.03719266</text:p>
          </table:table-cell>
          <table:table-cell office:value-type="float" office:value="0.03468802" calcext:value-type="float">
            <text:p>0.03468802</text:p>
          </table:table-cell>
          <table:table-cell office:value-type="float" office:value="0.03227792" calcext:value-type="float">
            <text:p>0.03227792</text:p>
          </table:table-cell>
          <table:table-cell office:value-type="float" office:value="0.02996127" calcext:value-type="float">
            <text:p>0.02996127</text:p>
          </table:table-cell>
          <table:table-cell office:value-type="float" office:value="0.02773703" calcext:value-type="float">
            <text:p>0.02773703</text:p>
          </table:table-cell>
          <table:table-cell office:value-type="float" office:value="0.0256043" calcext:value-type="float">
            <text:p>0.0256043</text:p>
          </table:table-cell>
          <table:table-cell office:value-type="float" office:value="0.02356225" calcext:value-type="float">
            <text:p>0.02356225</text:p>
          </table:table-cell>
          <table:table-cell office:value-type="float" office:value="0.02161016" calcext:value-type="float">
            <text:p>0.02161016</text:p>
          </table:table-cell>
          <table:table-cell office:value-type="float" office:value="0.01974737" calcext:value-type="float">
            <text:p>0.01974737</text:p>
          </table:table-cell>
          <table:table-cell office:value-type="float" office:value="0.0179733" calcext:value-type="float">
            <text:p>0.0179733</text:p>
          </table:table-cell>
          <table:table-cell office:value-type="float" office:value="0.01628744" calcext:value-type="float">
            <text:p>0.01628744</text:p>
          </table:table-cell>
          <table:table-cell office:value-type="float" office:value="0.01468934" calcext:value-type="float">
            <text:p>0.01468934</text:p>
          </table:table-cell>
          <table:table-cell office:value-type="float" office:value="0.0131786" calcext:value-type="float">
            <text:p>0.0131786</text:p>
          </table:table-cell>
          <table:table-cell office:value-type="float" office:value="0.01175484" calcext:value-type="float">
            <text:p>0.01175484</text:p>
          </table:table-cell>
          <table:table-cell office:value-type="float" office:value="0.01041774" calcext:value-type="float">
            <text:p>0.01041774</text:p>
          </table:table-cell>
          <table:table-cell office:value-type="float" office:value="0.00916698" calcext:value-type="float">
            <text:p>0.00916698</text:p>
          </table:table-cell>
          <table:table-cell office:value-type="float" office:value="0.00800221" calcext:value-type="float">
            <text:p>0.00800221</text:p>
          </table:table-cell>
          <table:table-cell office:value-type="float" office:value="0.00692307" calcext:value-type="float">
            <text:p>0.00692307</text:p>
          </table:table-cell>
          <table:table-cell office:value-type="float" office:value="0.00592914" calcext:value-type="float">
            <text:p>0.00592914</text:p>
          </table:table-cell>
          <table:table-cell office:value-type="float" office:value="0.00501989" calcext:value-type="float">
            <text:p>0.00501989</text:p>
          </table:table-cell>
          <table:table-cell office:value-type="float" office:value="0.00419467" calcext:value-type="float">
            <text:p>0.00419467</text:p>
          </table:table-cell>
          <table:table-cell office:value-type="float" office:value="0.00345259" calcext:value-type="float">
            <text:p>0.00345259</text:p>
          </table:table-cell>
          <table:table-cell office:value-type="float" office:value="0.00279251" calcext:value-type="float">
            <text:p>0.00279251</text:p>
          </table:table-cell>
          <table:table-cell office:value-type="float" office:value="0.00221295" calcext:value-type="float">
            <text:p>0.00221295</text:p>
          </table:table-cell>
          <table:table-cell office:value-type="float" office:value="0.00171194" calcext:value-type="float">
            <text:p>0.00171194</text:p>
          </table:table-cell>
          <table:table-cell office:value-type="float" office:value="0.00128691" calcext:value-type="float">
            <text:p>0.00128691</text:p>
          </table:table-cell>
          <table:table-cell office:value-type="float" office:value="0.00093458" calcext:value-type="float">
            <text:p>0.00093458</text:p>
          </table:table-cell>
          <table:table-cell office:value-type="float" office:value="0.00065074" calcext:value-type="float">
            <text:p>0.00065074</text:p>
          </table:table-cell>
          <table:table-cell office:value-type="float" office:value="0.00043014" calcext:value-type="float">
            <text:p>0.00043014</text:p>
          </table:table-cell>
          <table:table-cell office:value-type="float" office:value="0.00026636" calcext:value-type="float">
            <text:p>0.00026636</text:p>
          </table:table-cell>
          <table:table-cell office:value-type="float" office:value="0.00015174" calcext:value-type="float">
            <text:p>0.00015174</text:p>
          </table:table-cell>
          <table:table-cell office:value-type="float" office:value="0.00007752" calcext:value-type="float">
            <text:p>0.00007752</text:p>
          </table:table-cell>
          <table:table-cell office:value-type="float" office:value="0.00003423" calcext:value-type="float">
            <text:p>0.00003423</text:p>
          </table:table-cell>
          <table:table-cell office:value-type="float" office:value="0.00001236" calcext:value-type="float">
            <text:p>0.00001236</text:p>
          </table:table-cell>
          <table:table-cell office:value-type="float" office:value="0.00000334" calcext:value-type="float">
            <text:p>0.00000334</text:p>
          </table:table-cell>
          <table:table-cell table:number-columns-repeated="5" office:value-type="float" office:value="0.000001" calcext:value-type="float">
            <text:p>0.000001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.0636991" calcext:value-type="float">
            <text:p>0.0636991</text:p>
          </table:table-cell>
          <table:table-cell office:value-type="float" office:value="0.06079612" calcext:value-type="float">
            <text:p>0.06079612</text:p>
          </table:table-cell>
          <table:table-cell office:value-type="float" office:value="0.0579574" calcext:value-type="float">
            <text:p>0.0579574</text:p>
          </table:table-cell>
          <table:table-cell office:value-type="float" office:value="0.05518265" calcext:value-type="float">
            <text:p>0.05518265</text:p>
          </table:table-cell>
          <table:table-cell office:value-type="float" office:value="0.05247165" calcext:value-type="float">
            <text:p>0.05247165</text:p>
          </table:table-cell>
          <table:table-cell office:value-type="float" office:value="0.04982423" calcext:value-type="float">
            <text:p>0.04982423</text:p>
          </table:table-cell>
          <table:table-cell office:value-type="float" office:value="0.04724029" calcext:value-type="float">
            <text:p>0.04724029</text:p>
          </table:table-cell>
          <table:table-cell office:value-type="float" office:value="0.0447198" calcext:value-type="float">
            <text:p>0.0447198</text:p>
          </table:table-cell>
          <table:table-cell office:value-type="float" office:value="0.04226278" calcext:value-type="float">
            <text:p>0.04226278</text:p>
          </table:table-cell>
          <table:table-cell office:value-type="float" office:value="0.03986931" calcext:value-type="float">
            <text:p>0.03986931</text:p>
          </table:table-cell>
          <table:table-cell office:value-type="float" office:value="0.03753953" calcext:value-type="float">
            <text:p>0.03753953</text:p>
          </table:table-cell>
          <table:table-cell office:value-type="float" office:value="0.03527365" calcext:value-type="float">
            <text:p>0.03527365</text:p>
          </table:table-cell>
          <table:table-cell office:value-type="float" office:value="0.03307195" calcext:value-type="float">
            <text:p>0.03307195</text:p>
          </table:table-cell>
          <table:table-cell office:value-type="float" office:value="0.03093475" calcext:value-type="float">
            <text:p>0.03093475</text:p>
          </table:table-cell>
          <table:table-cell office:value-type="float" office:value="0.02886245" calcext:value-type="float">
            <text:p>0.02886245</text:p>
          </table:table-cell>
          <table:table-cell office:value-type="float" office:value="0.02685553" calcext:value-type="float">
            <text:p>0.02685553</text:p>
          </table:table-cell>
          <table:table-cell office:value-type="float" office:value="0.02491451" calcext:value-type="float">
            <text:p>0.02491451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02123265" calcext:value-type="float">
            <text:p>0.02123265</text:p>
          </table:table-cell>
          <table:table-cell office:value-type="float" office:value="0.01949322" calcext:value-type="float">
            <text:p>0.01949322</text:p>
          </table:table-cell>
          <table:table-cell office:value-type="float" office:value="0.01782249" calcext:value-type="float">
            <text:p>0.01782249</text:p>
          </table:table-cell>
          <table:table-cell office:value-type="float" office:value="0.01622136" calcext:value-type="float">
            <text:p>0.01622136</text:p>
          </table:table-cell>
          <table:table-cell office:value-type="float" office:value="0.01469075" calcext:value-type="float">
            <text:p>0.01469075</text:p>
          </table:table-cell>
          <table:table-cell office:value-type="float" office:value="0.01323167" calcext:value-type="float">
            <text:p>0.01323167</text:p>
          </table:table-cell>
          <table:table-cell office:value-type="float" office:value="0.01184519" calcext:value-type="float">
            <text:p>0.01184519</text:p>
          </table:table-cell>
          <table:table-cell office:value-type="float" office:value="0.0105324" calcext:value-type="float">
            <text:p>0.0105324</text:p>
          </table:table-cell>
          <table:table-cell office:value-type="float" office:value="0.00929448" calcext:value-type="float">
            <text:p>0.00929448</text:p>
          </table:table-cell>
          <table:table-cell office:value-type="float" office:value="0.00813259" calcext:value-type="float">
            <text:p>0.00813259</text:p>
          </table:table-cell>
          <table:table-cell office:value-type="float" office:value="0.00704791" calcext:value-type="float">
            <text:p>0.00704791</text:p>
          </table:table-cell>
          <table:table-cell office:value-type="float" office:value="0.00604161" calcext:value-type="float">
            <text:p>0.00604161</text:p>
          </table:table-cell>
          <table:table-cell office:value-type="float" office:value="0.00511476" calcext:value-type="float">
            <text:p>0.00511476</text:p>
          </table:table-cell>
          <table:table-cell office:value-type="float" office:value="0.00426834" calcext:value-type="float">
            <text:p>0.00426834</text:p>
          </table:table-cell>
          <table:table-cell office:value-type="float" office:value="0.00350312" calcext:value-type="float">
            <text:p>0.00350312</text:p>
          </table:table-cell>
          <table:table-cell office:value-type="float" office:value="0.00281957" calcext:value-type="float">
            <text:p>0.00281957</text:p>
          </table:table-cell>
          <table:table-cell office:value-type="float" office:value="0.00221775" calcext:value-type="float">
            <text:p>0.00221775</text:p>
          </table:table-cell>
          <table:table-cell office:value-type="float" office:value="0.00169716" calcext:value-type="float">
            <text:p>0.00169716</text:p>
          </table:table-cell>
          <table:table-cell office:value-type="float" office:value="0.00125647" calcext:value-type="float">
            <text:p>0.00125647</text:p>
          </table:table-cell>
          <table:table-cell office:value-type="float" office:value="0.00089334" calcext:value-type="float">
            <text:p>0.00089334</text:p>
          </table:table-cell>
          <table:table-cell office:value-type="float" office:value="0.00060415" calcext:value-type="float">
            <text:p>0.00060415</text:p>
          </table:table-cell>
          <table:table-cell office:value-type="float" office:value="0.00038362" calcext:value-type="float">
            <text:p>0.00038362</text:p>
          </table:table-cell>
          <table:table-cell office:value-type="float" office:value="0.0002247" calcext:value-type="float">
            <text:p>0.0002247</text:p>
          </table:table-cell>
          <table:table-cell office:value-type="float" office:value="0.00011843" calcext:value-type="float">
            <text:p>0.00011843</text:p>
          </table:table-cell>
          <table:table-cell office:value-type="float" office:value="0.00005416" calcext:value-type="float">
            <text:p>0.00005416</text:p>
          </table:table-cell>
          <table:table-cell office:value-type="float" office:value="0.00002035" calcext:value-type="float">
            <text:p>0.00002035</text:p>
          </table:table-cell>
          <table:table-cell office:value-type="float" office:value="0.00000576" calcext:value-type="float">
            <text:p>0.00000576</text:p>
          </table:table-cell>
          <table:table-cell office:value-type="float" office:value="0.00000105" calcext:value-type="float">
            <text:p>0.00000105</text:p>
          </table:table-cell>
          <table:table-cell table:number-columns-repeated="4" office:value-type="float" office:value="0.000001" calcext:value-type="float">
            <text:p>0.000001</text:p>
          </table:table-cell>
          <table:table-cell table:number-columns-repeated="309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663"/>
          <table:table-cell office:value-type="float" office:value="0.06666667" calcext:value-type="float">
            <text:p>0.06666667</text:p>
          </table:table-cell>
          <table:table-cell office:value-type="float" office:value="0.06322304" calcext:value-type="float">
            <text:p>0.06322304</text:p>
          </table:table-cell>
          <table:table-cell office:value-type="float" office:value="0.05989022" calcext:value-type="float">
            <text:p>0.05989022</text:p>
          </table:table-cell>
          <table:table-cell office:value-type="float" office:value="0.05666548" calcext:value-type="float">
            <text:p>0.05666548</text:p>
          </table:table-cell>
          <table:table-cell office:value-type="float" office:value="0.05354628" calcext:value-type="float">
            <text:p>0.05354628</text:p>
          </table:table-cell>
          <table:table-cell office:value-type="float" office:value="0.05053027" calcext:value-type="float">
            <text:p>0.05053027</text:p>
          </table:table-cell>
          <table:table-cell office:value-type="float" office:value="0.04761529" calcext:value-type="float">
            <text:p>0.04761529</text:p>
          </table:table-cell>
          <table:table-cell office:value-type="float" office:value="0.04479932" calcext:value-type="float">
            <text:p>0.04479932</text:p>
          </table:table-cell>
          <table:table-cell office:value-type="float" office:value="0.04208052" calcext:value-type="float">
            <text:p>0.04208052</text:p>
          </table:table-cell>
          <table:table-cell office:value-type="float" office:value="0.03945718" calcext:value-type="float">
            <text:p>0.03945718</text:p>
          </table:table-cell>
          <table:table-cell office:value-type="float" office:value="0.03692772" calcext:value-type="float">
            <text:p>0.03692772</text:p>
          </table:table-cell>
          <table:table-cell office:value-type="float" office:value="0.03449071" calcext:value-type="float">
            <text:p>0.03449071</text:p>
          </table:table-cell>
          <table:table-cell office:value-type="float" office:value="0.0321448" calcext:value-type="float">
            <text:p>0.0321448</text:p>
          </table:table-cell>
          <table:table-cell office:value-type="float" office:value="0.0298888" calcext:value-type="float">
            <text:p>0.0298888</text:p>
          </table:table-cell>
          <table:table-cell office:value-type="float" office:value="0.02772159" calcext:value-type="float">
            <text:p>0.02772159</text:p>
          </table:table-cell>
          <table:table-cell office:value-type="float" office:value="0.02564218" calcext:value-type="float">
            <text:p>0.02564218</text:p>
          </table:table-cell>
          <table:table-cell office:value-type="float" office:value="0.02364964" calcext:value-type="float">
            <text:p>0.02364964</text:p>
          </table:table-cell>
          <table:table-cell office:value-type="float" office:value="0.02174315" calcext:value-type="float">
            <text:p>0.02174315</text:p>
          </table:table-cell>
          <table:table-cell office:value-type="float" office:value="0.01992198" calcext:value-type="float">
            <text:p>0.01992198</text:p>
          </table:table-cell>
          <table:table-cell office:value-type="float" office:value="0.01818546" calcext:value-type="float">
            <text:p>0.01818546</text:p>
          </table:table-cell>
          <table:table-cell office:value-type="float" office:value="0.016533" calcext:value-type="float">
            <text:p>0.016533</text:p>
          </table:table-cell>
          <table:table-cell office:value-type="float" office:value="0.01496407" calcext:value-type="float">
            <text:p>0.01496407</text:p>
          </table:table-cell>
          <table:table-cell office:value-type="float" office:value="0.01347818" calcext:value-type="float">
            <text:p>0.01347818</text:p>
          </table:table-cell>
          <table:table-cell office:value-type="float" office:value="0.01207492" calcext:value-type="float">
            <text:p>0.01207492</text:p>
          </table:table-cell>
          <table:table-cell office:value-type="float" office:value="0.01075387" calcext:value-type="float">
            <text:p>0.01075387</text:p>
          </table:table-cell>
          <table:table-cell office:value-type="float" office:value="0.00951469" calcext:value-type="float">
            <text:p>0.00951469</text:p>
          </table:table-cell>
          <table:table-cell office:value-type="float" office:value="0.00835699" calcext:value-type="float">
            <text:p>0.00835699</text:p>
          </table:table-cell>
          <table:table-cell office:value-type="float" office:value="0.0072804" calcext:value-type="float">
            <text:p>0.0072804</text:p>
          </table:table-cell>
          <table:table-cell office:value-type="float" office:value="0.00628451" calcext:value-type="float">
            <text:p>0.00628451</text:p>
          </table:table-cell>
          <table:table-cell office:value-type="float" office:value="0.00536884" calcext:value-type="float">
            <text:p>0.00536884</text:p>
          </table:table-cell>
          <table:table-cell office:value-type="float" office:value="0.00453282" calcext:value-type="float">
            <text:p>0.00453282</text:p>
          </table:table-cell>
          <table:table-cell office:value-type="float" office:value="0.00377571" calcext:value-type="float">
            <text:p>0.00377571</text:p>
          </table:table-cell>
          <table:table-cell office:value-type="float" office:value="0.00309661" calcext:value-type="float">
            <text:p>0.00309661</text:p>
          </table:table-cell>
          <table:table-cell office:value-type="float" office:value="0.0024943" calcext:value-type="float">
            <text:p>0.0024943</text:p>
          </table:table-cell>
          <table:table-cell office:value-type="float" office:value="0.00196725" calcext:value-type="float">
            <text:p>0.00196725</text:p>
          </table:table-cell>
          <table:table-cell office:value-type="float" office:value="0.00151343" calcext:value-type="float">
            <text:p>0.00151343</text:p>
          </table:table-cell>
          <table:table-cell office:value-type="float" office:value="0.00113027" calcext:value-type="float">
            <text:p>0.00113027</text:p>
          </table:table-cell>
          <table:table-cell office:value-type="float" office:value="0.00081444" calcext:value-type="float">
            <text:p>0.00081444</text:p>
          </table:table-cell>
          <table:table-cell office:value-type="float" office:value="0.00056177" calcext:value-type="float">
            <text:p>0.00056177</text:p>
          </table:table-cell>
          <table:table-cell office:value-type="float" office:value="0.00036709" calcext:value-type="float">
            <text:p>0.00036709</text:p>
          </table:table-cell>
          <table:table-cell office:value-type="float" office:value="0.00022409" calcext:value-type="float">
            <text:p>0.00022409</text:p>
          </table:table-cell>
          <table:table-cell office:value-type="float" office:value="0.00012538" calcext:value-type="float">
            <text:p>0.00012538</text:p>
          </table:table-cell>
          <table:table-cell office:value-type="float" office:value="0.00006259" calcext:value-type="float">
            <text:p>0.00006259</text:p>
          </table:table-cell>
          <table:table-cell office:value-type="float" office:value="0.00002681" calcext:value-type="float">
            <text:p>0.00002681</text:p>
          </table:table-cell>
          <table:table-cell office:value-type="float" office:value="0.00000929" calcext:value-type="float">
            <text:p>0.00000929</text:p>
          </table:table-cell>
          <table:table-cell office:value-type="float" office:value="0.00000237" calcext:value-type="float">
            <text:p>0.00000237</text:p>
          </table:table-cell>
          <table:table-cell table:number-columns-repeated="5" office:value-type="float" office:value="0.000001" calcext:value-type="float">
            <text:p>0.000001</text:p>
          </table:table-cell>
          <table:table-cell table:number-columns-repeated="3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0" number:min-integer-digits="4"/>
    </number:number-style>
    <number:number-style style:name="N125">
      <number:number number:decimal-places="11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8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16:39:26.519953757</meta:creation-date>
    <dc:date>2015-09-25T16:40:28.416062942</dc:date>
    <meta:editing-duration>P0D</meta:editing-duration>
    <meta:editing-cycles>1</meta:editing-cycles>
    <meta:document-statistic meta:table-count="1" meta:cell-count="8229" meta:object-count="0"/>
    <meta:generator>LibreOffice/4.2.8.2$Linux_x86 LibreOffice_project/420m0$Build-2</meta:generator>
  </office:meta>
</office:document-meta>
</file>